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332cm"/>
    </style:style>
    <style:style style:name="Таблица1.B" style:family="table-column">
      <style:table-column-properties style:column-width="2.986cm"/>
    </style:style>
    <style:style style:name="Таблица1.C" style:family="table-column">
      <style:table-column-properties style:column-width="4.745cm"/>
    </style:style>
    <style:style style:name="Таблица1.D" style:family="table-column">
      <style:table-column-properties style:column-width="4.937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3.584cm"/>
    </style:style>
    <style:style style:name="Таблица2.B" style:family="table-column">
      <style:table-column-properties style:column-width="5.406cm"/>
    </style:style>
    <style:style style:name="Таблица2.C" style:family="table-column">
      <style:table-column-properties style:column-width="4.168cm"/>
    </style:style>
    <style:style style:name="Таблица2.D" style:family="table-column">
      <style:table-column-properties style:column-width="3.842cm"/>
    </style:style>
    <style:style style:name="Таблица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3.498cm"/>
    </style:style>
    <style:style style:name="Таблица3.B" style:family="table-column">
      <style:table-column-properties style:column-width="10.047cm"/>
    </style:style>
    <style:style style:name="Таблица3.C" style:family="table-column">
      <style:table-column-properties style:column-width="3.455cm"/>
    </style:style>
    <style:style style:name="Таблица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3.515cm"/>
    </style:style>
    <style:style style:name="Таблица4.B" style:family="table-column">
      <style:table-column-properties style:column-width="4.113cm"/>
    </style:style>
    <style:style style:name="Таблица4.C" style:family="table-column">
      <style:table-column-properties style:column-width="4.895cm"/>
    </style:style>
    <style:style style:name="Таблица4.D" style:family="table-column">
      <style:table-column-properties style:column-width="4.477cm"/>
    </style:style>
    <style:style style:name="Таблица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4.867cm"/>
    </style:style>
    <style:style style:name="Таблица5.B" style:family="table-column">
      <style:table-column-properties style:column-width="3.265cm"/>
    </style:style>
    <style:style style:name="Таблица5.C" style:family="table-column">
      <style:table-column-properties style:column-width="2.066cm"/>
    </style:style>
    <style:style style:name="Таблица5.D" style:family="table-column">
      <style:table-column-properties style:column-width="2.917cm"/>
    </style:style>
    <style:style style:name="Таблица5.E" style:family="table-column">
      <style:table-column-properties style:column-width="3.886cm"/>
    </style:style>
    <style:style style:name="Таблица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5.313cm"/>
    </style:style>
    <style:style style:name="Таблица6.B" style:family="table-column">
      <style:table-column-properties style:column-width="4.574cm"/>
    </style:style>
    <style:style style:name="Таблица6.C" style:family="table-column">
      <style:table-column-properties style:column-width="3.995cm"/>
    </style:style>
    <style:style style:name="Таблица6.D" style:family="table-column">
      <style:table-column-properties style:column-width="3.119cm"/>
    </style:style>
    <style:style style:name="Таблица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3.528cm"/>
    </style:style>
    <style:style style:name="Таблица7.B" style:family="table-column">
      <style:table-column-properties style:column-width="13.473cm"/>
    </style:style>
    <style:style style:name="Таблица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4.314cm"/>
    </style:style>
    <style:style style:name="Таблица8.B" style:family="table-column">
      <style:table-column-properties style:column-width="12.686cm"/>
    </style:style>
    <style:style style:name="Таблица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4.179cm"/>
    </style:style>
    <style:style style:name="Таблица9.B" style:family="table-column">
      <style:table-column-properties style:column-width="12.822cm"/>
    </style:style>
    <style:style style:name="Таблица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4.72cm"/>
    </style:style>
    <style:style style:name="Таблица10.B" style:family="table-column">
      <style:table-column-properties style:column-width="12.28cm"/>
    </style:style>
    <style:style style:name="Таблица1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3.981cm"/>
    </style:style>
    <style:style style:name="Таблица11.B" style:family="table-column">
      <style:table-column-properties style:column-width="13.019cm"/>
    </style:style>
    <style:style style:name="Таблица1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2" style:family="table">
      <style:table-properties style:width="13.78cm" table:align="left"/>
    </style:style>
    <style:style style:name="Таблица12.A" style:family="table-column">
      <style:table-column-properties style:column-width="6.02cm"/>
    </style:style>
    <style:style style:name="Таблица12.B" style:family="table-column">
      <style:table-column-properties style:column-width="7.759cm"/>
    </style:style>
    <style:style style:name="Таблица1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3" style:family="table">
      <style:table-properties style:width="20.324cm" table:align="left"/>
    </style:style>
    <style:style style:name="Таблица13.A" style:family="table-column">
      <style:table-column-properties style:column-width="0.639cm"/>
    </style:style>
    <style:style style:name="Таблица13.B" style:family="table-column">
      <style:table-column-properties style:column-width="2.071cm"/>
    </style:style>
    <style:style style:name="Таблица13.C" style:family="table-column">
      <style:table-column-properties style:column-width="3.29cm"/>
    </style:style>
    <style:style style:name="Таблица13.D" style:family="table-column">
      <style:table-column-properties style:column-width="3.644cm"/>
    </style:style>
    <style:style style:name="Таблица13.E" style:family="table-column">
      <style:table-column-properties style:column-width="2.293cm"/>
    </style:style>
    <style:style style:name="Таблица13.F" style:family="table-column">
      <style:table-column-properties style:column-width="2.42cm"/>
    </style:style>
    <style:style style:name="Таблица13.G" style:family="table-column">
      <style:table-column-properties style:column-width="3.161cm"/>
    </style:style>
    <style:style style:name="Таблица13.H" style:family="table-column">
      <style:table-column-properties style:column-width="2.806cm"/>
    </style:style>
    <style:style style:name="Таблица1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4" style:family="table">
      <style:table-properties style:width="17cm" table:align="left"/>
    </style:style>
    <style:style style:name="Таблица14.A" style:family="table-column">
      <style:table-column-properties style:column-width="3.515cm"/>
    </style:style>
    <style:style style:name="Таблица14.B" style:family="table-column">
      <style:table-column-properties style:column-width="13.485cm"/>
    </style:style>
    <style:style style:name="Таблица1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5" style:family="table">
      <style:table-properties style:width="17cm" table:align="left"/>
    </style:style>
    <style:style style:name="Таблица15.A" style:family="table-column">
      <style:table-column-properties style:column-width="3.096cm"/>
    </style:style>
    <style:style style:name="Таблица15.B" style:family="table-column">
      <style:table-column-properties style:column-width="4.703cm"/>
    </style:style>
    <style:style style:name="Таблица15.C" style:family="table-column">
      <style:table-column-properties style:column-width="6.23cm"/>
    </style:style>
    <style:style style:name="Таблица15.D" style:family="table-column">
      <style:table-column-properties style:column-width="2.972cm"/>
    </style:style>
    <style:style style:name="Таблица1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6" style:family="table">
      <style:table-properties style:width="17cm" table:align="left"/>
    </style:style>
    <style:style style:name="Таблица16.A" style:family="table-column">
      <style:table-column-properties style:column-width="3.926cm"/>
    </style:style>
    <style:style style:name="Таблица16.B" style:family="table-column">
      <style:table-column-properties style:column-width="5.916cm"/>
    </style:style>
    <style:style style:name="Таблица16.C" style:family="table-column">
      <style:table-column-properties style:column-width="3.267cm"/>
    </style:style>
    <style:style style:name="Таблица16.D" style:family="table-column">
      <style:table-column-properties style:column-width="3.891cm"/>
    </style:style>
    <style:style style:name="Таблица1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7" style:family="table">
      <style:table-properties style:width="17cm" table:align="left"/>
    </style:style>
    <style:style style:name="Таблица17.A" style:family="table-column">
      <style:table-column-properties style:column-width="3.678cm"/>
    </style:style>
    <style:style style:name="Таблица17.B" style:family="table-column">
      <style:table-column-properties style:column-width="3.928cm"/>
    </style:style>
    <style:style style:name="Таблица17.C" style:family="table-column">
      <style:table-column-properties style:column-width="3.404cm"/>
    </style:style>
    <style:style style:name="Таблица17.D" style:family="table-column">
      <style:table-column-properties style:column-width="3.209cm"/>
    </style:style>
    <style:style style:name="Таблица17.E" style:family="table-column">
      <style:table-column-properties style:column-width="2.782cm"/>
    </style:style>
    <style:style style:name="Таблица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8" style:family="table">
      <style:table-properties style:width="10.41cm" table:align="left"/>
    </style:style>
    <style:style style:name="Таблица18.A" style:family="table-column">
      <style:table-column-properties style:column-width="3.69cm"/>
    </style:style>
    <style:style style:name="Таблица18.B" style:family="table-column">
      <style:table-column-properties style:column-width="6.72cm"/>
    </style:style>
    <style:style style:name="Таблица1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9" style:family="table">
      <style:table-properties style:width="17.127cm" table:align="left"/>
    </style:style>
    <style:style style:name="Таблица19.A" style:family="table-column">
      <style:table-column-properties style:column-width="2.831cm"/>
    </style:style>
    <style:style style:name="Таблица19.B" style:family="table-column">
      <style:table-column-properties style:column-width="2.503cm"/>
    </style:style>
    <style:style style:name="Таблица19.C" style:family="table-column">
      <style:table-column-properties style:column-width="2.265cm"/>
    </style:style>
    <style:style style:name="Таблица19.D" style:family="table-column">
      <style:table-column-properties style:column-width="2.542cm"/>
    </style:style>
    <style:style style:name="Таблица19.E" style:family="table-column">
      <style:table-column-properties style:column-width="3.233cm"/>
    </style:style>
    <style:style style:name="Таблица19.F" style:family="table-column">
      <style:table-column-properties style:column-width="3.754cm"/>
    </style:style>
    <style:style style:name="Таблица1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1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0" style:family="table">
      <style:table-properties style:width="15.3cm" table:align="left"/>
    </style:style>
    <style:style style:name="Таблица20.A" style:family="table-column">
      <style:table-column-properties style:column-width="7.878cm"/>
    </style:style>
    <style:style style:name="Таблица20.B" style:family="table-column">
      <style:table-column-properties style:column-width="1.843cm"/>
    </style:style>
    <style:style style:name="Таблица20.C" style:family="table-column">
      <style:table-column-properties style:column-width="5.579cm"/>
    </style:style>
    <style:style style:name="Таблица2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1" style:family="table">
      <style:table-properties style:width="8.712cm" table:align="left"/>
    </style:style>
    <style:style style:name="Таблица21.A" style:family="table-column">
      <style:table-column-properties style:column-width="8.712cm"/>
    </style:style>
    <style:style style:name="Таблица2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2" style:family="table">
      <style:table-properties style:width="17cm" table:align="left"/>
    </style:style>
    <style:style style:name="Таблица22.A" style:family="table-column">
      <style:table-column-properties style:column-width="0.639cm"/>
    </style:style>
    <style:style style:name="Таблица22.B" style:family="table-column">
      <style:table-column-properties style:column-width="9.499cm"/>
    </style:style>
    <style:style style:name="Таблица22.C" style:family="table-column">
      <style:table-column-properties style:column-width="1.413cm"/>
    </style:style>
    <style:style style:name="Таблица22.D" style:family="table-column">
      <style:table-column-properties style:column-width="5.45cm"/>
    </style:style>
    <style:style style:name="Таблица2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3" style:family="table">
      <style:table-properties style:width="17cm" table:align="left"/>
    </style:style>
    <style:style style:name="Таблица23.A" style:family="table-column">
      <style:table-column-properties style:column-width="0.639cm"/>
    </style:style>
    <style:style style:name="Таблица23.B" style:family="table-column">
      <style:table-column-properties style:column-width="3.092cm"/>
    </style:style>
    <style:style style:name="Таблица23.C" style:family="table-column">
      <style:table-column-properties style:column-width="2.628cm"/>
    </style:style>
    <style:style style:name="Таблица23.D" style:family="table-column">
      <style:table-column-properties style:column-width="1.863cm"/>
    </style:style>
    <style:style style:name="Таблица23.E" style:family="table-column">
      <style:table-column-properties style:column-width="2.24cm"/>
    </style:style>
    <style:style style:name="Таблица23.F" style:family="table-column">
      <style:table-column-properties style:column-width="3.981cm"/>
    </style:style>
    <style:style style:name="Таблица23.G" style:family="table-column">
      <style:table-column-properties style:column-width="2.558cm"/>
    </style:style>
    <style:style style:name="Таблица2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ffffff"/>
    </style:style>
    <style:style style:name="Таблица24" style:family="table">
      <style:table-properties style:width="17cm" table:align="left"/>
    </style:style>
    <style:style style:name="Таблица24.A" style:family="table-column">
      <style:table-column-properties style:column-width="4.509cm"/>
    </style:style>
    <style:style style:name="Таблица24.B" style:family="table-column">
      <style:table-column-properties style:column-width="6.408cm"/>
    </style:style>
    <style:style style:name="Таблица24.C" style:family="table-column">
      <style:table-column-properties style:column-width="6.084cm"/>
    </style:style>
    <style:style style:name="Таблица2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5" style:family="table">
      <style:table-properties style:width="17cm" table:align="left"/>
    </style:style>
    <style:style style:name="Таблица25.A" style:family="table-column">
      <style:table-column-properties style:column-width="4.53cm"/>
    </style:style>
    <style:style style:name="Таблица25.B" style:family="table-column">
      <style:table-column-properties style:column-width="2.15cm"/>
    </style:style>
    <style:style style:name="Таблица25.C" style:family="table-column">
      <style:table-column-properties style:column-width="10.321cm"/>
    </style:style>
    <style:style style:name="Таблица2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6" style:family="table">
      <style:table-properties style:width="17cm" table:align="left"/>
    </style:style>
    <style:style style:name="Таблица26.A" style:family="table-column">
      <style:table-column-properties style:column-width="3.51cm"/>
    </style:style>
    <style:style style:name="Таблица26.B" style:family="table-column">
      <style:table-column-properties style:column-width="13.49cm"/>
    </style:style>
    <style:style style:name="Таблица2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7" style:family="table">
      <style:table-properties style:width="17cm" table:align="left"/>
    </style:style>
    <style:style style:name="Таблица27.A" style:family="table-column">
      <style:table-column-properties style:column-width="6.576cm"/>
    </style:style>
    <style:style style:name="Таблица27.B" style:family="table-column">
      <style:table-column-properties style:column-width="10.425cm"/>
    </style:style>
    <style:style style:name="Таблица2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8" style:family="table">
      <style:table-properties style:width="17cm" table:align="left"/>
    </style:style>
    <style:style style:name="Таблица28.A" style:family="table-column">
      <style:table-column-properties style:column-width="3.803cm"/>
    </style:style>
    <style:style style:name="Таблица28.B" style:family="table-column">
      <style:table-column-properties style:column-width="3.782cm"/>
    </style:style>
    <style:style style:name="Таблица28.C" style:family="table-column">
      <style:table-column-properties style:column-width="4.664cm"/>
    </style:style>
    <style:style style:name="Таблица28.D" style:family="table-column">
      <style:table-column-properties style:column-width="4.752cm"/>
    </style:style>
    <style:style style:name="Таблица2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9" style:family="table">
      <style:table-properties style:width="17cm" table:align="left"/>
    </style:style>
    <style:style style:name="Таблица29.A" style:family="table-column">
      <style:table-column-properties style:column-width="3.627cm"/>
    </style:style>
    <style:style style:name="Таблица29.B" style:family="table-column">
      <style:table-column-properties style:column-width="4.03cm"/>
    </style:style>
    <style:style style:name="Таблица29.C" style:family="table-column">
      <style:table-column-properties style:column-width="4.276cm"/>
    </style:style>
    <style:style style:name="Таблица29.D" style:family="table-column">
      <style:table-column-properties style:column-width="5.068cm"/>
    </style:style>
    <style:style style:name="Таблица2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2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0" style:family="table">
      <style:table-properties style:width="17cm" table:align="left"/>
    </style:style>
    <style:style style:name="Таблица30.A" style:family="table-column">
      <style:table-column-properties style:column-width="2.701cm"/>
    </style:style>
    <style:style style:name="Таблица30.B" style:family="table-column">
      <style:table-column-properties style:column-width="4.112cm"/>
    </style:style>
    <style:style style:name="Таблица30.C" style:family="table-column">
      <style:table-column-properties style:column-width="3.485cm"/>
    </style:style>
    <style:style style:name="Таблица30.D" style:family="table-column">
      <style:table-column-properties style:column-width="2.549cm"/>
    </style:style>
    <style:style style:name="Таблица30.E" style:family="table-column">
      <style:table-column-properties style:column-width="1.993cm"/>
    </style:style>
    <style:style style:name="Таблица30.F" style:family="table-column">
      <style:table-column-properties style:column-width="2.161cm"/>
    </style:style>
    <style:style style:name="Таблица3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1" style:family="table">
      <style:table-properties style:width="17cm" table:align="left"/>
    </style:style>
    <style:style style:name="Таблица31.A" style:family="table-column">
      <style:table-column-properties style:column-width="4.858cm"/>
    </style:style>
    <style:style style:name="Таблица31.B" style:family="table-column">
      <style:table-column-properties style:column-width="4.618cm"/>
    </style:style>
    <style:style style:name="Таблица31.C" style:family="table-column">
      <style:table-column-properties style:column-width="4.06cm"/>
    </style:style>
    <style:style style:name="Таблица31.D" style:family="table-column">
      <style:table-column-properties style:column-width="3.464cm"/>
    </style:style>
    <style:style style:name="Таблица3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2" style:family="table">
      <style:table-properties style:width="17cm" table:align="left"/>
    </style:style>
    <style:style style:name="Таблица32.A" style:family="table-column">
      <style:table-column-properties style:column-width="4.322cm"/>
    </style:style>
    <style:style style:name="Таблица32.B" style:family="table-column">
      <style:table-column-properties style:column-width="6.207cm"/>
    </style:style>
    <style:style style:name="Таблица32.C" style:family="table-column">
      <style:table-column-properties style:column-width="6.472cm"/>
    </style:style>
    <style:style style:name="Таблица3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3" style:family="table">
      <style:table-properties style:width="17cm" table:align="left"/>
    </style:style>
    <style:style style:name="Таблица33.A" style:family="table-column">
      <style:table-column-properties style:column-width="4.246cm"/>
    </style:style>
    <style:style style:name="Таблица33.B" style:family="table-column">
      <style:table-column-properties style:column-width="2.887cm"/>
    </style:style>
    <style:style style:name="Таблица33.C" style:family="table-column">
      <style:table-column-properties style:column-width="3.306cm"/>
    </style:style>
    <style:style style:name="Таблица33.E" style:family="table-column">
      <style:table-column-properties style:column-width="3.256cm"/>
    </style:style>
    <style:style style:name="Таблица3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4" style:family="table">
      <style:table-properties style:width="17cm" table:align="left"/>
    </style:style>
    <style:style style:name="Таблица34.A" style:family="table-column">
      <style:table-column-properties style:column-width="4.475cm"/>
    </style:style>
    <style:style style:name="Таблица34.B" style:family="table-column">
      <style:table-column-properties style:column-width="4.459cm"/>
    </style:style>
    <style:style style:name="Таблица34.C" style:family="table-column">
      <style:table-column-properties style:column-width="3.508cm"/>
    </style:style>
    <style:style style:name="Таблица34.D" style:family="table-column">
      <style:table-column-properties style:column-width="4.558cm"/>
    </style:style>
    <style:style style:name="Таблица3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5" style:family="table">
      <style:table-properties style:width="17cm" table:align="left"/>
    </style:style>
    <style:style style:name="Таблица35.A" style:family="table-column">
      <style:table-column-properties style:column-width="4.456cm"/>
    </style:style>
    <style:style style:name="Таблица35.B" style:family="table-column">
      <style:table-column-properties style:column-width="3.316cm"/>
    </style:style>
    <style:style style:name="Таблица35.C" style:family="table-column">
      <style:table-column-properties style:column-width="3.528cm"/>
    </style:style>
    <style:style style:name="Таблица35.D" style:family="table-column">
      <style:table-column-properties style:column-width="3.076cm"/>
    </style:style>
    <style:style style:name="Таблица35.E" style:family="table-column">
      <style:table-column-properties style:column-width="2.625cm"/>
    </style:style>
    <style:style style:name="Таблица3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6" style:family="table">
      <style:table-properties style:width="17cm" table:align="left"/>
    </style:style>
    <style:style style:name="Таблица36.A" style:family="table-column">
      <style:table-column-properties style:column-width="4.32cm"/>
    </style:style>
    <style:style style:name="Таблица36.B" style:family="table-column">
      <style:table-column-properties style:column-width="5.221cm"/>
    </style:style>
    <style:style style:name="Таблица36.C" style:family="table-column">
      <style:table-column-properties style:column-width="3.923cm"/>
    </style:style>
    <style:style style:name="Таблица36.D" style:family="table-column">
      <style:table-column-properties style:column-width="3.537cm"/>
    </style:style>
    <style:style style:name="Таблица3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7" style:family="table">
      <style:table-properties style:width="17cm" table:align="left"/>
    </style:style>
    <style:style style:name="Таблица37.A" style:family="table-column">
      <style:table-column-properties style:column-width="4.881cm"/>
    </style:style>
    <style:style style:name="Таблица37.B" style:family="table-column">
      <style:table-column-properties style:column-width="5.385cm"/>
    </style:style>
    <style:style style:name="Таблица37.C" style:family="table-column">
      <style:table-column-properties style:column-width="6.735cm"/>
    </style:style>
    <style:style style:name="Таблица3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8" style:family="table">
      <style:table-properties style:width="17.926cm" table:align="left"/>
    </style:style>
    <style:style style:name="Таблица38.A" style:family="table-column">
      <style:table-column-properties style:column-width="2.097cm"/>
    </style:style>
    <style:style style:name="Таблица38.B" style:family="table-column">
      <style:table-column-properties style:column-width="4.122cm"/>
    </style:style>
    <style:style style:name="Таблица38.C" style:family="table-column">
      <style:table-column-properties style:column-width="1.595cm"/>
    </style:style>
    <style:style style:name="Таблица38.D" style:family="table-column">
      <style:table-column-properties style:column-width="2.037cm"/>
    </style:style>
    <style:style style:name="Таблица38.E" style:family="table-column">
      <style:table-column-properties style:column-width="2.043cm"/>
    </style:style>
    <style:style style:name="Таблица38.F" style:family="table-column">
      <style:table-column-properties style:column-width="3.161cm"/>
    </style:style>
    <style:style style:name="Таблица38.G" style:family="table-column">
      <style:table-column-properties style:column-width="2.872cm"/>
    </style:style>
    <style:style style:name="Таблица3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9" style:family="table">
      <style:table-properties style:width="18.145cm" table:align="left"/>
    </style:style>
    <style:style style:name="Таблица39.A" style:family="table-column">
      <style:table-column-properties style:column-width="2.097cm"/>
    </style:style>
    <style:style style:name="Таблица39.B" style:family="table-column">
      <style:table-column-properties style:column-width="3.321cm"/>
    </style:style>
    <style:style style:name="Таблица39.C" style:family="table-column">
      <style:table-column-properties style:column-width="4.122cm"/>
    </style:style>
    <style:style style:name="Таблица39.E" style:family="table-column">
      <style:table-column-properties style:column-width="2.043cm"/>
    </style:style>
    <style:style style:name="Таблица39.F" style:family="table-column">
      <style:table-column-properties style:column-width="3.24cm"/>
    </style:style>
    <style:style style:name="Таблица3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3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0" style:family="table">
      <style:table-properties style:width="17cm" table:align="left"/>
    </style:style>
    <style:style style:name="Таблица40.A" style:family="table-column">
      <style:table-column-properties style:column-width="3.902cm"/>
    </style:style>
    <style:style style:name="Таблица40.B" style:family="table-column">
      <style:table-column-properties style:column-width="2.628cm"/>
    </style:style>
    <style:style style:name="Таблица40.C" style:family="table-column">
      <style:table-column-properties style:column-width="7.557cm"/>
    </style:style>
    <style:style style:name="Таблица40.D" style:family="table-column">
      <style:table-column-properties style:column-width="2.914cm"/>
    </style:style>
    <style:style style:name="Таблица4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1" style:family="table">
      <style:table-properties style:width="17cm" table:align="left"/>
    </style:style>
    <style:style style:name="Таблица41.A" style:family="table-column">
      <style:table-column-properties style:column-width="7.26cm"/>
    </style:style>
    <style:style style:name="Таблица41.B" style:family="table-column">
      <style:table-column-properties style:column-width="5.207cm"/>
    </style:style>
    <style:style style:name="Таблица41.C" style:family="table-column">
      <style:table-column-properties style:column-width="4.533cm"/>
    </style:style>
    <style:style style:name="Таблица4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2" style:family="table">
      <style:table-properties style:width="17cm" table:align="left"/>
    </style:style>
    <style:style style:name="Таблица42.A" style:family="table-column">
      <style:table-column-properties style:column-width="4.902cm"/>
    </style:style>
    <style:style style:name="Таблица42.B" style:family="table-column">
      <style:table-column-properties style:column-width="5.925cm"/>
    </style:style>
    <style:style style:name="Таблица42.C" style:family="table-column">
      <style:table-column-properties style:column-width="2.893cm"/>
    </style:style>
    <style:style style:name="Таблица42.D" style:family="table-column">
      <style:table-column-properties style:column-width="3.281cm"/>
    </style:style>
    <style:style style:name="Таблица4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3" style:family="table">
      <style:table-properties style:width="17cm" table:align="left"/>
    </style:style>
    <style:style style:name="Таблица43.A" style:family="table-column">
      <style:table-column-properties style:column-width="2.372cm"/>
    </style:style>
    <style:style style:name="Таблица43.B" style:family="table-column">
      <style:table-column-properties style:column-width="8.036cm"/>
    </style:style>
    <style:style style:name="Таблица43.C" style:family="table-column">
      <style:table-column-properties style:column-width="6.592cm"/>
    </style:style>
    <style:style style:name="Таблица4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4" style:family="table">
      <style:table-properties style:width="17cm" table:align="left"/>
    </style:style>
    <style:style style:name="Таблица44.A" style:family="table-column">
      <style:table-column-properties style:column-width="4.39cm"/>
    </style:style>
    <style:style style:name="Таблица44.B" style:family="table-column">
      <style:table-column-properties style:column-width="5.727cm"/>
    </style:style>
    <style:style style:name="Таблица44.C" style:family="table-column">
      <style:table-column-properties style:column-width="6.883cm"/>
    </style:style>
    <style:style style:name="Таблица4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5" style:family="table">
      <style:table-properties style:width="17cm" table:align="left"/>
    </style:style>
    <style:style style:name="Таблица45.A" style:family="table-column">
      <style:table-column-properties style:column-width="5.184cm"/>
    </style:style>
    <style:style style:name="Таблица45.B" style:family="table-column">
      <style:table-column-properties style:column-width="3.956cm"/>
    </style:style>
    <style:style style:name="Таблица45.C" style:family="table-column">
      <style:table-column-properties style:column-width="4.357cm"/>
    </style:style>
    <style:style style:name="Таблица45.D" style:family="table-column">
      <style:table-column-properties style:column-width="3.503cm"/>
    </style:style>
    <style:style style:name="Таблица4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6" style:family="table">
      <style:table-properties style:width="17cm" table:align="left"/>
    </style:style>
    <style:style style:name="Таблица46.A" style:family="table-column">
      <style:table-column-properties style:column-width="4.036cm"/>
    </style:style>
    <style:style style:name="Таблица46.B" style:family="table-column">
      <style:table-column-properties style:column-width="5.366cm"/>
    </style:style>
    <style:style style:name="Таблица46.C" style:family="table-column">
      <style:table-column-properties style:column-width="1.718cm"/>
    </style:style>
    <style:style style:name="Таблица46.D" style:family="table-column">
      <style:table-column-properties style:column-width="5.881cm"/>
    </style:style>
    <style:style style:name="Таблица4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7" style:family="table">
      <style:table-properties style:width="17cm" table:align="left"/>
    </style:style>
    <style:style style:name="Таблица47.A" style:family="table-column">
      <style:table-column-properties style:column-width="5.459cm"/>
    </style:style>
    <style:style style:name="Таблица47.B" style:family="table-column">
      <style:table-column-properties style:column-width="5.502cm"/>
    </style:style>
    <style:style style:name="Таблица47.C" style:family="table-column">
      <style:table-column-properties style:column-width="6.04cm"/>
    </style:style>
    <style:style style:name="Таблица4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8" style:family="table">
      <style:table-properties style:width="17cm" table:align="left"/>
    </style:style>
    <style:style style:name="Таблица48.A" style:family="table-column">
      <style:table-column-properties style:column-width="3.919cm"/>
    </style:style>
    <style:style style:name="Таблица48.B" style:family="table-column">
      <style:table-column-properties style:column-width="5.681cm"/>
    </style:style>
    <style:style style:name="Таблица48.C" style:family="table-column">
      <style:table-column-properties style:column-width="7.4cm"/>
    </style:style>
    <style:style style:name="Таблица4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9" style:family="table">
      <style:table-properties style:width="17cm" table:align="left"/>
    </style:style>
    <style:style style:name="Таблица49.A" style:family="table-column">
      <style:table-column-properties style:column-width="6.205cm"/>
    </style:style>
    <style:style style:name="Таблица49.B" style:family="table-column">
      <style:table-column-properties style:column-width="7.553cm"/>
    </style:style>
    <style:style style:name="Таблица49.C" style:family="table-column">
      <style:table-column-properties style:column-width="3.242cm"/>
    </style:style>
    <style:style style:name="Таблица4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4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0" style:family="table">
      <style:table-properties style:width="17cm" table:align="left"/>
    </style:style>
    <style:style style:name="Таблица50.A" style:family="table-column">
      <style:table-column-properties style:column-width="4.396cm"/>
    </style:style>
    <style:style style:name="Таблица50.B" style:family="table-column">
      <style:table-column-properties style:column-width="3.231cm"/>
    </style:style>
    <style:style style:name="Таблица50.C" style:family="table-column">
      <style:table-column-properties style:column-width="9.373cm"/>
    </style:style>
    <style:style style:name="Таблица5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1" style:family="table">
      <style:table-properties style:width="17cm" table:align="left"/>
    </style:style>
    <style:style style:name="Таблица51.A" style:family="table-column">
      <style:table-column-properties style:column-width="3.498cm"/>
    </style:style>
    <style:style style:name="Таблица51.B" style:family="table-column">
      <style:table-column-properties style:column-width="8.38cm"/>
    </style:style>
    <style:style style:name="Таблица51.C" style:family="table-column">
      <style:table-column-properties style:column-width="5.122cm"/>
    </style:style>
    <style:style style:name="Таблица5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2" style:family="table">
      <style:table-properties style:width="17cm" table:align="left"/>
    </style:style>
    <style:style style:name="Таблица52.A" style:family="table-column">
      <style:table-column-properties style:column-width="3.51cm"/>
    </style:style>
    <style:style style:name="Таблица52.B" style:family="table-column">
      <style:table-column-properties style:column-width="3.702cm"/>
    </style:style>
    <style:style style:name="Таблица52.C" style:family="table-column">
      <style:table-column-properties style:column-width="2.916cm"/>
    </style:style>
    <style:style style:name="Таблица52.D" style:family="table-column">
      <style:table-column-properties style:column-width="3.261cm"/>
    </style:style>
    <style:style style:name="Таблица52.E" style:family="table-column">
      <style:table-column-properties style:column-width="3.611cm"/>
    </style:style>
    <style:style style:name="Таблица5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3" style:family="table">
      <style:table-properties style:width="17cm" table:align="left"/>
    </style:style>
    <style:style style:name="Таблица53.A" style:family="table-column">
      <style:table-column-properties style:column-width="3.699cm"/>
    </style:style>
    <style:style style:name="Таблица53.B" style:family="table-column">
      <style:table-column-properties style:column-width="3.138cm"/>
    </style:style>
    <style:style style:name="Таблица53.C" style:family="table-column">
      <style:table-column-properties style:column-width="3.078cm"/>
    </style:style>
    <style:style style:name="Таблица53.D" style:family="table-column">
      <style:table-column-properties style:column-width="3.743cm"/>
    </style:style>
    <style:style style:name="Таблица53.E" style:family="table-column">
      <style:table-column-properties style:column-width="3.343cm"/>
    </style:style>
    <style:style style:name="Таблица5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4" style:family="table">
      <style:table-properties style:width="17cm" table:align="left"/>
    </style:style>
    <style:style style:name="Таблица54.A" style:family="table-column">
      <style:table-column-properties style:column-width="6.308cm"/>
    </style:style>
    <style:style style:name="Таблица54.B" style:family="table-column">
      <style:table-column-properties style:column-width="5.279cm"/>
    </style:style>
    <style:style style:name="Таблица54.C" style:family="table-column">
      <style:table-column-properties style:column-width="5.413cm"/>
    </style:style>
    <style:style style:name="Таблица5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5" style:family="table">
      <style:table-properties style:width="17cm" table:align="left"/>
    </style:style>
    <style:style style:name="Таблица55.A" style:family="table-column">
      <style:table-column-properties style:column-width="5.142cm"/>
    </style:style>
    <style:style style:name="Таблица55.B" style:family="table-column">
      <style:table-column-properties style:column-width="3.265cm"/>
    </style:style>
    <style:style style:name="Таблица55.C" style:family="table-column">
      <style:table-column-properties style:column-width="2.672cm"/>
    </style:style>
    <style:style style:name="Таблица55.D" style:family="table-column">
      <style:table-column-properties style:column-width="2.917cm"/>
    </style:style>
    <style:style style:name="Таблица55.E" style:family="table-column">
      <style:table-column-properties style:column-width="3.004cm"/>
    </style:style>
    <style:style style:name="Таблица5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6" style:family="table">
      <style:table-properties style:width="20.385cm" table:align="left"/>
    </style:style>
    <style:style style:name="Таблица56.A" style:family="table-column">
      <style:table-column-properties style:column-width="2.949cm"/>
    </style:style>
    <style:style style:name="Таблица56.B" style:family="table-column">
      <style:table-column-properties style:column-width="3.039cm"/>
    </style:style>
    <style:style style:name="Таблица56.C" style:family="table-column">
      <style:table-column-properties style:column-width="2.605cm"/>
    </style:style>
    <style:style style:name="Таблица56.D" style:family="table-column">
      <style:table-column-properties style:column-width="2.582cm"/>
    </style:style>
    <style:style style:name="Таблица56.E" style:family="table-column">
      <style:table-column-properties style:column-width="3.383cm"/>
    </style:style>
    <style:style style:name="Таблица56.F" style:family="table-column">
      <style:table-column-properties style:column-width="2.011cm"/>
    </style:style>
    <style:style style:name="Таблица56.G" style:family="table-column">
      <style:table-column-properties style:column-width="3.815cm"/>
    </style:style>
    <style:style style:name="Таблица5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7" style:family="table">
      <style:table-properties style:width="17cm" table:align="left"/>
    </style:style>
    <style:style style:name="Таблица57.A" style:family="table-column">
      <style:table-column-properties style:column-width="3.053cm"/>
    </style:style>
    <style:style style:name="Таблица57.B" style:family="table-column">
      <style:table-column-properties style:column-width="2.923cm"/>
    </style:style>
    <style:style style:name="Таблица57.C" style:family="table-column">
      <style:table-column-properties style:column-width="2.371cm"/>
    </style:style>
    <style:style style:name="Таблица57.D" style:family="table-column">
      <style:table-column-properties style:column-width="4.392cm"/>
    </style:style>
    <style:style style:name="Таблица57.E" style:family="table-column">
      <style:table-column-properties style:column-width="4.262cm"/>
    </style:style>
    <style:style style:name="Таблица5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8" style:family="table">
      <style:table-properties style:width="17cm" table:align="left"/>
    </style:style>
    <style:style style:name="Таблица58.A" style:family="table-column">
      <style:table-column-properties style:column-width="2.489cm"/>
    </style:style>
    <style:style style:name="Таблица58.B" style:family="table-column">
      <style:table-column-properties style:column-width="2.923cm"/>
    </style:style>
    <style:style style:name="Таблица58.C" style:family="table-column">
      <style:table-column-properties style:column-width="3.346cm"/>
    </style:style>
    <style:style style:name="Таблица58.D" style:family="table-column">
      <style:table-column-properties style:column-width="1.99cm"/>
    </style:style>
    <style:style style:name="Таблица58.E" style:family="table-column">
      <style:table-column-properties style:column-width="3.799cm"/>
    </style:style>
    <style:style style:name="Таблица58.F" style:family="table-column">
      <style:table-column-properties style:column-width="2.454cm"/>
    </style:style>
    <style:style style:name="Таблица5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9" style:family="table">
      <style:table-properties style:width="17cm" table:align="left"/>
    </style:style>
    <style:style style:name="Таблица59.A" style:family="table-column">
      <style:table-column-properties style:column-width="4.891cm"/>
    </style:style>
    <style:style style:name="Таблица59.B" style:family="table-column">
      <style:table-column-properties style:column-width="6.57cm"/>
    </style:style>
    <style:style style:name="Таблица59.C" style:family="table-column">
      <style:table-column-properties style:column-width="5.539cm"/>
    </style:style>
    <style:style style:name="Таблица5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5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0" style:family="table">
      <style:table-properties style:width="17cm" table:align="left"/>
    </style:style>
    <style:style style:name="Таблица60.A" style:family="table-column">
      <style:table-column-properties style:column-width="4.366cm"/>
    </style:style>
    <style:style style:name="Таблица60.B" style:family="table-column">
      <style:table-column-properties style:column-width="7.137cm"/>
    </style:style>
    <style:style style:name="Таблица60.C" style:family="table-column">
      <style:table-column-properties style:column-width="5.498cm"/>
    </style:style>
    <style:style style:name="Таблица6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1" style:family="table">
      <style:table-properties style:width="17cm" table:align="left"/>
    </style:style>
    <style:style style:name="Таблица61.A" style:family="table-column">
      <style:table-column-properties style:column-width="4.939cm"/>
    </style:style>
    <style:style style:name="Таблица61.B" style:family="table-column">
      <style:table-column-properties style:column-width="4.964cm"/>
    </style:style>
    <style:style style:name="Таблица61.C" style:family="table-column">
      <style:table-column-properties style:column-width="3.672cm"/>
    </style:style>
    <style:style style:name="Таблица61.D" style:family="table-column">
      <style:table-column-properties style:column-width="3.425cm"/>
    </style:style>
    <style:style style:name="Таблица6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2" style:family="table">
      <style:table-properties style:width="17cm" table:align="left"/>
    </style:style>
    <style:style style:name="Таблица62.A" style:family="table-column">
      <style:table-column-properties style:column-width="4.233cm"/>
    </style:style>
    <style:style style:name="Таблица62.B" style:family="table-column">
      <style:table-column-properties style:column-width="4.713cm"/>
    </style:style>
    <style:style style:name="Таблица62.C" style:family="table-column">
      <style:table-column-properties style:column-width="3.156cm"/>
    </style:style>
    <style:style style:name="Таблица62.D" style:family="table-column">
      <style:table-column-properties style:column-width="4.898cm"/>
    </style:style>
    <style:style style:name="Таблица6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3" style:family="table">
      <style:table-properties style:width="17cm" table:align="left"/>
    </style:style>
    <style:style style:name="Таблица63.A" style:family="table-column">
      <style:table-column-properties style:column-width="4.246cm"/>
    </style:style>
    <style:style style:name="Таблица63.B" style:family="table-column">
      <style:table-column-properties style:column-width="5.706cm"/>
    </style:style>
    <style:style style:name="Таблица63.C" style:family="table-column">
      <style:table-column-properties style:column-width="7.049cm"/>
    </style:style>
    <style:style style:name="Таблица6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4" style:family="table">
      <style:table-properties style:width="17cm" table:align="left"/>
    </style:style>
    <style:style style:name="Таблица64.A" style:family="table-column">
      <style:table-column-properties style:column-width="3.284cm"/>
    </style:style>
    <style:style style:name="Таблица64.B" style:family="table-column">
      <style:table-column-properties style:column-width="3.24cm"/>
    </style:style>
    <style:style style:name="Таблица64.C" style:family="table-column">
      <style:table-column-properties style:column-width="3.983cm"/>
    </style:style>
    <style:style style:name="Таблица64.D" style:family="table-column">
      <style:table-column-properties style:column-width="2.653cm"/>
    </style:style>
    <style:style style:name="Таблица64.E" style:family="table-column">
      <style:table-column-properties style:column-width="3.84cm"/>
    </style:style>
    <style:style style:name="Таблица6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5" style:family="table">
      <style:table-properties style:width="17cm" table:align="left"/>
    </style:style>
    <style:style style:name="Таблица65.A" style:family="table-column">
      <style:table-column-properties style:column-width="5.87cm"/>
    </style:style>
    <style:style style:name="Таблица65.B" style:family="table-column">
      <style:table-column-properties style:column-width="5.039cm"/>
    </style:style>
    <style:style style:name="Таблица65.C" style:family="table-column">
      <style:table-column-properties style:column-width="6.091cm"/>
    </style:style>
    <style:style style:name="Таблица6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6" style:family="table">
      <style:table-properties style:width="13.157cm" table:align="left"/>
    </style:style>
    <style:style style:name="Таблица66.A" style:family="table-column">
      <style:table-column-properties style:column-width="4.606cm"/>
    </style:style>
    <style:style style:name="Таблица66.B" style:family="table-column">
      <style:table-column-properties style:column-width="3.078cm"/>
    </style:style>
    <style:style style:name="Таблица66.D" style:family="table-column">
      <style:table-column-properties style:column-width="2.395cm"/>
    </style:style>
    <style:style style:name="Таблица6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7" style:family="table">
      <style:table-properties style:width="17cm" table:align="left"/>
    </style:style>
    <style:style style:name="Таблица67.A" style:family="table-column">
      <style:table-column-properties style:column-width="3.822cm"/>
    </style:style>
    <style:style style:name="Таблица67.B" style:family="table-column">
      <style:table-column-properties style:column-width="4.99cm"/>
    </style:style>
    <style:style style:name="Таблица67.C" style:family="table-column">
      <style:table-column-properties style:column-width="4.106cm"/>
    </style:style>
    <style:style style:name="Таблица67.D" style:family="table-column">
      <style:table-column-properties style:column-width="4.082cm"/>
    </style:style>
    <style:style style:name="Таблица6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8" style:family="table">
      <style:table-properties style:width="18.773cm" table:align="left"/>
    </style:style>
    <style:style style:name="Таблица68.A" style:family="table-column">
      <style:table-column-properties style:column-width="3.316cm"/>
    </style:style>
    <style:style style:name="Таблица68.B" style:family="table-column">
      <style:table-column-properties style:column-width="4.459cm"/>
    </style:style>
    <style:style style:name="Таблица68.C" style:family="table-column">
      <style:table-column-properties style:column-width="3.267cm"/>
    </style:style>
    <style:style style:name="Таблица68.D" style:family="table-column">
      <style:table-column-properties style:column-width="3.161cm"/>
    </style:style>
    <style:style style:name="Таблица68.E" style:family="table-column">
      <style:table-column-properties style:column-width="2.071cm"/>
    </style:style>
    <style:style style:name="Таблица68.F" style:family="table-column">
      <style:table-column-properties style:column-width="2.499cm"/>
    </style:style>
    <style:style style:name="Таблица6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9" style:family="table">
      <style:table-properties style:width="17cm" table:align="left"/>
    </style:style>
    <style:style style:name="Таблица69.A" style:family="table-column">
      <style:table-column-properties style:column-width="3.328cm"/>
    </style:style>
    <style:style style:name="Таблица69.B" style:family="table-column">
      <style:table-column-properties style:column-width="6.738cm"/>
    </style:style>
    <style:style style:name="Таблица69.C" style:family="table-column">
      <style:table-column-properties style:column-width="6.934cm"/>
    </style:style>
    <style:style style:name="Таблица6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6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0" style:family="table">
      <style:table-properties style:width="17cm" table:align="left"/>
    </style:style>
    <style:style style:name="Таблица70.A" style:family="table-column">
      <style:table-column-properties style:column-width="4.157cm"/>
    </style:style>
    <style:style style:name="Таблица70.B" style:family="table-column">
      <style:table-column-properties style:column-width="4.228cm"/>
    </style:style>
    <style:style style:name="Таблица70.C" style:family="table-column">
      <style:table-column-properties style:column-width="4.688cm"/>
    </style:style>
    <style:style style:name="Таблица70.D" style:family="table-column">
      <style:table-column-properties style:column-width="3.926cm"/>
    </style:style>
    <style:style style:name="Таблица7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1" style:family="table">
      <style:table-properties style:width="17cm" table:align="left"/>
    </style:style>
    <style:style style:name="Таблица71.A" style:family="table-column">
      <style:table-column-properties style:column-width="4.267cm"/>
    </style:style>
    <style:style style:name="Таблица71.B" style:family="table-column">
      <style:table-column-properties style:column-width="5.241cm"/>
    </style:style>
    <style:style style:name="Таблица71.C" style:family="table-column">
      <style:table-column-properties style:column-width="3.836cm"/>
    </style:style>
    <style:style style:name="Таблица71.D" style:family="table-column">
      <style:table-column-properties style:column-width="3.657cm"/>
    </style:style>
    <style:style style:name="Таблица7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2" style:family="table">
      <style:table-properties style:width="17cm" table:align="left"/>
    </style:style>
    <style:style style:name="Таблица72.A" style:family="table-column">
      <style:table-column-properties style:column-width="4.658cm"/>
    </style:style>
    <style:style style:name="Таблица72.B" style:family="table-column">
      <style:table-column-properties style:column-width="5.366cm"/>
    </style:style>
    <style:style style:name="Таблица72.C" style:family="table-column">
      <style:table-column-properties style:column-width="4.517cm"/>
    </style:style>
    <style:style style:name="Таблица72.D" style:family="table-column">
      <style:table-column-properties style:column-width="2.459cm"/>
    </style:style>
    <style:style style:name="Таблица7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3" style:family="table">
      <style:table-properties style:width="13.818cm" table:align="left"/>
    </style:style>
    <style:style style:name="Таблица73.A" style:family="table-column">
      <style:table-column-properties style:column-width="6.445cm"/>
    </style:style>
    <style:style style:name="Таблица73.B" style:family="table-column">
      <style:table-column-properties style:column-width="4.311cm"/>
    </style:style>
    <style:style style:name="Таблица73.C" style:family="table-column">
      <style:table-column-properties style:column-width="3.062cm"/>
    </style:style>
    <style:style style:name="Таблица7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4" style:family="table">
      <style:table-properties style:width="17cm" table:align="left"/>
    </style:style>
    <style:style style:name="Таблица74.A" style:family="table-column">
      <style:table-column-properties style:column-width="3.022cm"/>
    </style:style>
    <style:style style:name="Таблица74.B" style:family="table-column">
      <style:table-column-properties style:column-width="9.319cm"/>
    </style:style>
    <style:style style:name="Таблица74.C" style:family="table-column">
      <style:table-column-properties style:column-width="2.247cm"/>
    </style:style>
    <style:style style:name="Таблица74.D" style:family="table-column">
      <style:table-column-properties style:column-width="2.413cm"/>
    </style:style>
    <style:style style:name="Таблица7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5" style:family="table">
      <style:table-properties style:width="17cm" table:align="left"/>
    </style:style>
    <style:style style:name="Таблица75.A" style:family="table-column">
      <style:table-column-properties style:column-width="3.545cm"/>
    </style:style>
    <style:style style:name="Таблица75.B" style:family="table-column">
      <style:table-column-properties style:column-width="4.314cm"/>
    </style:style>
    <style:style style:name="Таблица75.C" style:family="table-column">
      <style:table-column-properties style:column-width="5.473cm"/>
    </style:style>
    <style:style style:name="Таблица75.D" style:family="table-column">
      <style:table-column-properties style:column-width="3.667cm"/>
    </style:style>
    <style:style style:name="Таблица7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6" style:family="table">
      <style:table-properties style:width="19.592cm" table:align="left"/>
    </style:style>
    <style:style style:name="Таблица76.A" style:family="table-column">
      <style:table-column-properties style:column-width="2.097cm"/>
    </style:style>
    <style:style style:name="Таблица76.B" style:family="table-column">
      <style:table-column-properties style:column-width="1.436cm"/>
    </style:style>
    <style:style style:name="Таблица76.C" style:family="table-column">
      <style:table-column-properties style:column-width="2.621cm"/>
    </style:style>
    <style:style style:name="Таблица76.D" style:family="table-column">
      <style:table-column-properties style:column-width="3.175cm"/>
    </style:style>
    <style:style style:name="Таблица76.E" style:family="table-column">
      <style:table-column-properties style:column-width="3.161cm"/>
    </style:style>
    <style:style style:name="Таблица76.F" style:family="table-column">
      <style:table-column-properties style:column-width="2.265cm"/>
    </style:style>
    <style:style style:name="Таблица76.G" style:family="table-column">
      <style:table-column-properties style:column-width="1.923cm"/>
    </style:style>
    <style:style style:name="Таблица76.H" style:family="table-column">
      <style:table-column-properties style:column-width="2.914cm"/>
    </style:style>
    <style:style style:name="Таблица7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7" style:family="table">
      <style:table-properties style:width="17cm" table:align="left"/>
    </style:style>
    <style:style style:name="Таблица77.A" style:family="table-column">
      <style:table-column-properties style:column-width="5.244cm"/>
    </style:style>
    <style:style style:name="Таблица77.B" style:family="table-column">
      <style:table-column-properties style:column-width="6.362cm"/>
    </style:style>
    <style:style style:name="Таблица77.C" style:family="table-column">
      <style:table-column-properties style:column-width="2.711cm"/>
    </style:style>
    <style:style style:name="Таблица77.D" style:family="table-column">
      <style:table-column-properties style:column-width="2.683cm"/>
    </style:style>
    <style:style style:name="Таблица7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8" style:family="table">
      <style:table-properties style:width="17cm" table:align="left"/>
    </style:style>
    <style:style style:name="Таблица78.A" style:family="table-column">
      <style:table-column-properties style:column-width="3.63cm"/>
    </style:style>
    <style:style style:name="Таблица78.B" style:family="table-column">
      <style:table-column-properties style:column-width="3.822cm"/>
    </style:style>
    <style:style style:name="Таблица78.C" style:family="table-column">
      <style:table-column-properties style:column-width="2.286cm"/>
    </style:style>
    <style:style style:name="Таблица78.D" style:family="table-column">
      <style:table-column-properties style:column-width="7.262cm"/>
    </style:style>
    <style:style style:name="Таблица7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9" style:family="table">
      <style:table-properties style:width="17cm" table:align="left"/>
    </style:style>
    <style:style style:name="Таблица79.A" style:family="table-column">
      <style:table-column-properties style:column-width="3.602cm"/>
    </style:style>
    <style:style style:name="Таблица79.B" style:family="table-column">
      <style:table-column-properties style:column-width="4.149cm"/>
    </style:style>
    <style:style style:name="Таблица79.C" style:family="table-column">
      <style:table-column-properties style:column-width="3.404cm"/>
    </style:style>
    <style:style style:name="Таблица79.D" style:family="table-column">
      <style:table-column-properties style:column-width="2.3cm"/>
    </style:style>
    <style:style style:name="Таблица79.E" style:family="table-column">
      <style:table-column-properties style:column-width="3.545cm"/>
    </style:style>
    <style:style style:name="Таблица7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7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0" style:family="table">
      <style:table-properties style:width="17cm" table:align="left"/>
    </style:style>
    <style:style style:name="Таблица80.A" style:family="table-column">
      <style:table-column-properties style:column-width="3.939cm"/>
    </style:style>
    <style:style style:name="Таблица80.B" style:family="table-column">
      <style:table-column-properties style:column-width="4.558cm"/>
    </style:style>
    <style:style style:name="Таблица80.C" style:family="table-column">
      <style:table-column-properties style:column-width="5.082cm"/>
    </style:style>
    <style:style style:name="Таблица80.D" style:family="table-column">
      <style:table-column-properties style:column-width="3.422cm"/>
    </style:style>
    <style:style style:name="Таблица8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1" style:family="table">
      <style:table-properties style:width="17cm" table:align="left"/>
    </style:style>
    <style:style style:name="Таблица81.A" style:family="table-column">
      <style:table-column-properties style:column-width="2.873cm"/>
    </style:style>
    <style:style style:name="Таблица81.B" style:family="table-column">
      <style:table-column-properties style:column-width="5.413cm"/>
    </style:style>
    <style:style style:name="Таблица81.C" style:family="table-column">
      <style:table-column-properties style:column-width="5.253cm"/>
    </style:style>
    <style:style style:name="Таблица81.D" style:family="table-column">
      <style:table-column-properties style:column-width="3.461cm"/>
    </style:style>
    <style:style style:name="Таблица8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2" style:family="table">
      <style:table-properties style:width="16.919cm" table:align="left"/>
    </style:style>
    <style:style style:name="Таблица82.A" style:family="table-column">
      <style:table-column-properties style:column-width="7.685cm"/>
    </style:style>
    <style:style style:name="Таблица82.B" style:family="table-column">
      <style:table-column-properties style:column-width="3.66cm"/>
    </style:style>
    <style:style style:name="Таблица82.C" style:family="table-column">
      <style:table-column-properties style:column-width="5.574cm"/>
    </style:style>
    <style:style style:name="Таблица8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3" style:family="table">
      <style:table-properties style:width="17cm" table:align="left"/>
    </style:style>
    <style:style style:name="Таблица83.A" style:family="table-column">
      <style:table-column-properties style:column-width="6.479cm"/>
    </style:style>
    <style:style style:name="Таблица83.B" style:family="table-column">
      <style:table-column-properties style:column-width="10.522cm"/>
    </style:style>
    <style:style style:name="Таблица8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4" style:family="table">
      <style:table-properties style:width="17cm" table:align="left"/>
    </style:style>
    <style:style style:name="Таблица84.A" style:family="table-column">
      <style:table-column-properties style:column-width="2.097cm"/>
    </style:style>
    <style:style style:name="Таблица84.B" style:family="table-column">
      <style:table-column-properties style:column-width="1.568cm"/>
    </style:style>
    <style:style style:name="Таблица84.C" style:family="table-column">
      <style:table-column-properties style:column-width="1.235cm"/>
    </style:style>
    <style:style style:name="Таблица84.D" style:family="table-column">
      <style:table-column-properties style:column-width="4.129cm"/>
    </style:style>
    <style:style style:name="Таблица84.E" style:family="table-column">
      <style:table-column-properties style:column-width="2.759cm"/>
    </style:style>
    <style:style style:name="Таблица84.F" style:family="table-column">
      <style:table-column-properties style:column-width="2.043cm"/>
    </style:style>
    <style:style style:name="Таблица84.G" style:family="table-column">
      <style:table-column-properties style:column-width="3.17cm"/>
    </style:style>
    <style:style style:name="Таблица8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5" style:family="table">
      <style:table-properties style:width="17cm" table:align="left"/>
    </style:style>
    <style:style style:name="Таблица85.A" style:family="table-column">
      <style:table-column-properties style:column-width="4.336cm"/>
    </style:style>
    <style:style style:name="Таблица85.B" style:family="table-column">
      <style:table-column-properties style:column-width="7.237cm"/>
    </style:style>
    <style:style style:name="Таблица85.C" style:family="table-column">
      <style:table-column-properties style:column-width="2.658cm"/>
    </style:style>
    <style:style style:name="Таблица85.D" style:family="table-column">
      <style:table-column-properties style:column-width="2.769cm"/>
    </style:style>
    <style:style style:name="Таблица8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6" style:family="table">
      <style:table-properties style:width="17cm" table:align="left"/>
    </style:style>
    <style:style style:name="Таблица86.A" style:family="table-column">
      <style:table-column-properties style:column-width="4.464cm"/>
    </style:style>
    <style:style style:name="Таблица86.B" style:family="table-column">
      <style:table-column-properties style:column-width="5.646cm"/>
    </style:style>
    <style:style style:name="Таблица86.C" style:family="table-column">
      <style:table-column-properties style:column-width="2.859cm"/>
    </style:style>
    <style:style style:name="Таблица86.D" style:family="table-column">
      <style:table-column-properties style:column-width="4.03cm"/>
    </style:style>
    <style:style style:name="Таблица8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7" style:family="table">
      <style:table-properties style:width="13.478cm" table:align="left"/>
    </style:style>
    <style:style style:name="Таблица87.A" style:family="table-column">
      <style:table-column-properties style:column-width="0.639cm"/>
    </style:style>
    <style:style style:name="Таблица87.B" style:family="table-column">
      <style:table-column-properties style:column-width="5.583cm"/>
    </style:style>
    <style:style style:name="Таблица87.C" style:family="table-column">
      <style:table-column-properties style:column-width="6.045cm"/>
    </style:style>
    <style:style style:name="Таблица87.D" style:family="table-column">
      <style:table-column-properties style:column-width="1.212cm"/>
    </style:style>
    <style:style style:name="Таблица8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8" style:family="table">
      <style:table-properties style:width="17cm" table:align="left"/>
    </style:style>
    <style:style style:name="Таблица88.A" style:family="table-column">
      <style:table-column-properties style:column-width="5.262cm"/>
    </style:style>
    <style:style style:name="Таблица88.B" style:family="table-column">
      <style:table-column-properties style:column-width="5.623cm"/>
    </style:style>
    <style:style style:name="Таблица88.C" style:family="table-column">
      <style:table-column-properties style:column-width="6.115cm"/>
    </style:style>
    <style:style style:name="Таблица8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9" style:family="table">
      <style:table-properties style:width="17cm" table:align="left"/>
    </style:style>
    <style:style style:name="Таблица89.A" style:family="table-column">
      <style:table-column-properties style:column-width="3.784cm"/>
    </style:style>
    <style:style style:name="Таблица89.B" style:family="table-column">
      <style:table-column-properties style:column-width="4.022cm"/>
    </style:style>
    <style:style style:name="Таблица89.C" style:family="table-column">
      <style:table-column-properties style:column-width="2.528cm"/>
    </style:style>
    <style:style style:name="Таблица89.D" style:family="table-column">
      <style:table-column-properties style:column-width="3.346cm"/>
    </style:style>
    <style:style style:name="Таблица89.E" style:family="table-column">
      <style:table-column-properties style:column-width="3.321cm"/>
    </style:style>
    <style:style style:name="Таблица8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8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0" style:family="table">
      <style:table-properties style:width="18.519cm" table:align="left"/>
    </style:style>
    <style:style style:name="Таблица90.A" style:family="table-column">
      <style:table-column-properties style:column-width="3.665cm"/>
    </style:style>
    <style:style style:name="Таблица90.B" style:family="table-column">
      <style:table-column-properties style:column-width="2.965cm"/>
    </style:style>
    <style:style style:name="Таблица90.C" style:family="table-column">
      <style:table-column-properties style:column-width="3.427cm"/>
    </style:style>
    <style:style style:name="Таблица90.D" style:family="table-column">
      <style:table-column-properties style:column-width="2.325cm"/>
    </style:style>
    <style:style style:name="Таблица90.E" style:family="table-column">
      <style:table-column-properties style:column-width="3.161cm"/>
    </style:style>
    <style:style style:name="Таблица90.F" style:family="table-column">
      <style:table-column-properties style:column-width="2.976cm"/>
    </style:style>
    <style:style style:name="Таблица9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1" style:family="table">
      <style:table-properties style:width="17cm" table:align="left"/>
    </style:style>
    <style:style style:name="Таблица91.A" style:family="table-column">
      <style:table-column-properties style:column-width="4.006cm"/>
    </style:style>
    <style:style style:name="Таблица91.B" style:family="table-column">
      <style:table-column-properties style:column-width="3.824cm"/>
    </style:style>
    <style:style style:name="Таблица91.C" style:family="table-column">
      <style:table-column-properties style:column-width="4.32cm"/>
    </style:style>
    <style:style style:name="Таблица91.D" style:family="table-column">
      <style:table-column-properties style:column-width="4.851cm"/>
    </style:style>
    <style:style style:name="Таблица9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2" style:family="table">
      <style:table-properties style:width="17cm" table:align="left"/>
    </style:style>
    <style:style style:name="Таблица92.A" style:family="table-column">
      <style:table-column-properties style:column-width="4.461cm"/>
    </style:style>
    <style:style style:name="Таблица92.B" style:family="table-column">
      <style:table-column-properties style:column-width="4.168cm"/>
    </style:style>
    <style:style style:name="Таблица92.C" style:family="table-column">
      <style:table-column-properties style:column-width="3.685cm"/>
    </style:style>
    <style:style style:name="Таблица92.D" style:family="table-column">
      <style:table-column-properties style:column-width="4.687cm"/>
    </style:style>
    <style:style style:name="Таблица9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3" style:family="table">
      <style:table-properties style:width="17cm" table:align="left"/>
    </style:style>
    <style:style style:name="Таблица93.A" style:family="table-column">
      <style:table-column-properties style:column-width="4.517cm"/>
    </style:style>
    <style:style style:name="Таблица93.B" style:family="table-column">
      <style:table-column-properties style:column-width="4.897cm"/>
    </style:style>
    <style:style style:name="Таблица93.C" style:family="table-column">
      <style:table-column-properties style:column-width="2.81cm"/>
    </style:style>
    <style:style style:name="Таблица93.D" style:family="table-column">
      <style:table-column-properties style:column-width="4.777cm"/>
    </style:style>
    <style:style style:name="Таблица9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4" style:family="table">
      <style:table-properties style:width="20.496cm" table:align="left"/>
    </style:style>
    <style:style style:name="Таблица94.A" style:family="table-column">
      <style:table-column-properties style:column-width="4.429cm"/>
    </style:style>
    <style:style style:name="Таблица94.B" style:family="table-column">
      <style:table-column-properties style:column-width="4.313cm"/>
    </style:style>
    <style:style style:name="Таблица94.C" style:family="table-column">
      <style:table-column-properties style:column-width="4.36cm"/>
    </style:style>
    <style:style style:name="Таблица94.D" style:family="table-column">
      <style:table-column-properties style:column-width="3.263cm"/>
    </style:style>
    <style:style style:name="Таблица94.E" style:family="table-column">
      <style:table-column-properties style:column-width="4.131cm"/>
    </style:style>
    <style:style style:name="Таблица9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5" style:family="table">
      <style:table-properties style:width="19.816cm" table:align="left"/>
    </style:style>
    <style:style style:name="Таблица95.A" style:family="table-column">
      <style:table-column-properties style:column-width="4.429cm"/>
    </style:style>
    <style:style style:name="Таблица95.B" style:family="table-column">
      <style:table-column-properties style:column-width="4.212cm"/>
    </style:style>
    <style:style style:name="Таблица95.C" style:family="table-column">
      <style:table-column-properties style:column-width="3.531cm"/>
    </style:style>
    <style:style style:name="Таблица95.D" style:family="table-column">
      <style:table-column-properties style:column-width="3.597cm"/>
    </style:style>
    <style:style style:name="Таблица95.E" style:family="table-column">
      <style:table-column-properties style:column-width="4.046cm"/>
    </style:style>
    <style:style style:name="Таблица9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6" style:family="table">
      <style:table-properties style:width="17.371cm" table:align="left"/>
    </style:style>
    <style:style style:name="Таблица96.A" style:family="table-column">
      <style:table-column-properties style:column-width="4.306cm"/>
    </style:style>
    <style:style style:name="Таблица96.B" style:family="table-column">
      <style:table-column-properties style:column-width="3.404cm"/>
    </style:style>
    <style:style style:name="Таблица96.C" style:family="table-column">
      <style:table-column-properties style:column-width="3.974cm"/>
    </style:style>
    <style:style style:name="Таблица96.D" style:family="table-column">
      <style:table-column-properties style:column-width="2.505cm"/>
    </style:style>
    <style:style style:name="Таблица96.E" style:family="table-column">
      <style:table-column-properties style:column-width="3.182cm"/>
    </style:style>
    <style:style style:name="Таблица9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7" style:family="table">
      <style:table-properties style:width="17cm" table:align="left"/>
    </style:style>
    <style:style style:name="Таблица97.A" style:family="table-column">
      <style:table-column-properties style:column-width="7.098cm"/>
    </style:style>
    <style:style style:name="Таблица97.B" style:family="table-column">
      <style:table-column-properties style:column-width="5.597cm"/>
    </style:style>
    <style:style style:name="Таблица97.C" style:family="table-column">
      <style:table-column-properties style:column-width="4.306cm"/>
    </style:style>
    <style:style style:name="Таблица9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8" style:family="table">
      <style:table-properties style:width="17cm" table:align="left"/>
    </style:style>
    <style:style style:name="Таблица98.A" style:family="table-column">
      <style:table-column-properties style:column-width="5.316cm"/>
    </style:style>
    <style:style style:name="Таблица98.B" style:family="table-column">
      <style:table-column-properties style:column-width="6.38cm"/>
    </style:style>
    <style:style style:name="Таблица98.C" style:family="table-column">
      <style:table-column-properties style:column-width="5.304cm"/>
    </style:style>
    <style:style style:name="Таблица9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9" style:family="table">
      <style:table-properties style:width="17cm" table:align="left"/>
    </style:style>
    <style:style style:name="Таблица99.A" style:family="table-column">
      <style:table-column-properties style:column-width="6.061cm"/>
    </style:style>
    <style:style style:name="Таблица99.B" style:family="table-column">
      <style:table-column-properties style:column-width="5.775cm"/>
    </style:style>
    <style:style style:name="Таблица99.C" style:family="table-column">
      <style:table-column-properties style:column-width="5.165cm"/>
    </style:style>
    <style:style style:name="Таблица9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9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0" style:family="table">
      <style:table-properties style:width="17cm" table:align="left"/>
    </style:style>
    <style:style style:name="Таблица100.A" style:family="table-column">
      <style:table-column-properties style:column-width="5.177cm"/>
    </style:style>
    <style:style style:name="Таблица100.B" style:family="table-column">
      <style:table-column-properties style:column-width="6.902cm"/>
    </style:style>
    <style:style style:name="Таблица100.C" style:family="table-column">
      <style:table-column-properties style:column-width="4.921cm"/>
    </style:style>
    <style:style style:name="Таблица10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1" style:family="table">
      <style:table-properties style:width="17cm" table:align="left"/>
    </style:style>
    <style:style style:name="Таблица101.A" style:family="table-column">
      <style:table-column-properties style:column-width="5.253cm"/>
    </style:style>
    <style:style style:name="Таблица101.B" style:family="table-column">
      <style:table-column-properties style:column-width="6.676cm"/>
    </style:style>
    <style:style style:name="Таблица101.C" style:family="table-column">
      <style:table-column-properties style:column-width="5.071cm"/>
    </style:style>
    <style:style style:name="Таблица10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2" style:family="table">
      <style:table-properties style:width="17cm" table:align="left"/>
    </style:style>
    <style:style style:name="Таблица102.A" style:family="table-column">
      <style:table-column-properties style:column-width="4.441cm"/>
    </style:style>
    <style:style style:name="Таблица102.B" style:family="table-column">
      <style:table-column-properties style:column-width="5.897cm"/>
    </style:style>
    <style:style style:name="Таблица102.C" style:family="table-column">
      <style:table-column-properties style:column-width="6.662cm"/>
    </style:style>
    <style:style style:name="Таблица10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3" style:family="table">
      <style:table-properties style:width="17cm" table:align="left"/>
    </style:style>
    <style:style style:name="Таблица103.A" style:family="table-column">
      <style:table-column-properties style:column-width="3.362cm"/>
    </style:style>
    <style:style style:name="Таблица103.B" style:family="table-column">
      <style:table-column-properties style:column-width="4.614cm"/>
    </style:style>
    <style:style style:name="Таблица103.C" style:family="table-column">
      <style:table-column-properties style:column-width="4.441cm"/>
    </style:style>
    <style:style style:name="Таблица103.D" style:family="table-column">
      <style:table-column-properties style:column-width="4.583cm"/>
    </style:style>
    <style:style style:name="Таблица10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4" style:family="table">
      <style:table-properties style:width="17cm" table:align="left"/>
    </style:style>
    <style:style style:name="Таблица104.A" style:family="table-column">
      <style:table-column-properties style:column-width="3.108cm"/>
    </style:style>
    <style:style style:name="Таблица104.B" style:family="table-column">
      <style:table-column-properties style:column-width="4.27cm"/>
    </style:style>
    <style:style style:name="Таблица104.C" style:family="table-column">
      <style:table-column-properties style:column-width="3.498cm"/>
    </style:style>
    <style:style style:name="Таблица104.D" style:family="table-column">
      <style:table-column-properties style:column-width="3.182cm"/>
    </style:style>
    <style:style style:name="Таблица104.E" style:family="table-column">
      <style:table-column-properties style:column-width="2.942cm"/>
    </style:style>
    <style:style style:name="Таблица10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5" style:family="table">
      <style:table-properties style:width="15.03cm" table:align="left"/>
    </style:style>
    <style:style style:name="Таблица105.A" style:family="table-column">
      <style:table-column-properties style:column-width="3.724cm"/>
    </style:style>
    <style:style style:name="Таблица105.B" style:family="table-column">
      <style:table-column-properties style:column-width="11.307cm"/>
    </style:style>
    <style:style style:name="Таблица10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6" style:family="table">
      <style:table-properties style:width="17cm" table:align="left"/>
    </style:style>
    <style:style style:name="Таблица106.A" style:family="table-column">
      <style:table-column-properties style:column-width="5.946cm"/>
    </style:style>
    <style:style style:name="Таблица106.B" style:family="table-column">
      <style:table-column-properties style:column-width="11.054cm"/>
    </style:style>
    <style:style style:name="Таблица10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7" style:family="table">
      <style:table-properties style:width="17cm" table:align="left"/>
    </style:style>
    <style:style style:name="Таблица107.A" style:family="table-column">
      <style:table-column-properties style:column-width="4.891cm"/>
    </style:style>
    <style:style style:name="Таблица107.B" style:family="table-column">
      <style:table-column-properties style:column-width="12.109cm"/>
    </style:style>
    <style:style style:name="Таблица10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8" style:family="table">
      <style:table-properties style:width="17cm" table:align="left"/>
    </style:style>
    <style:style style:name="Таблица108.A" style:family="table-column">
      <style:table-column-properties style:column-width="5.158cm"/>
    </style:style>
    <style:style style:name="Таблица108.B" style:family="table-column">
      <style:table-column-properties style:column-width="5.567cm"/>
    </style:style>
    <style:style style:name="Таблица108.C" style:family="table-column">
      <style:table-column-properties style:column-width="2.757cm"/>
    </style:style>
    <style:style style:name="Таблица108.D" style:family="table-column">
      <style:table-column-properties style:column-width="3.519cm"/>
    </style:style>
    <style:style style:name="Таблица10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9" style:family="table">
      <style:table-properties style:width="17cm" table:align="left"/>
    </style:style>
    <style:style style:name="Таблица109.A" style:family="table-column">
      <style:table-column-properties style:column-width="4.463cm"/>
    </style:style>
    <style:style style:name="Таблица109.B" style:family="table-column">
      <style:table-column-properties style:column-width="4.54cm"/>
    </style:style>
    <style:style style:name="Таблица109.C" style:family="table-column">
      <style:table-column-properties style:column-width="4.341cm"/>
    </style:style>
    <style:style style:name="Таблица109.D" style:family="table-column">
      <style:table-column-properties style:column-width="3.657cm"/>
    </style:style>
    <style:style style:name="Таблица10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0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0" style:family="table">
      <style:table-properties style:width="17cm" table:align="left"/>
    </style:style>
    <style:style style:name="Таблица110.A" style:family="table-column">
      <style:table-column-properties style:column-width="5.366cm"/>
    </style:style>
    <style:style style:name="Таблица110.B" style:family="table-column">
      <style:table-column-properties style:column-width="4.957cm"/>
    </style:style>
    <style:style style:name="Таблица110.C" style:family="table-column">
      <style:table-column-properties style:column-width="6.678cm"/>
    </style:style>
    <style:style style:name="Таблица11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1" style:family="table">
      <style:table-properties style:width="17cm" table:align="left"/>
    </style:style>
    <style:style style:name="Таблица111.A" style:family="table-column">
      <style:table-column-properties style:column-width="4.777cm"/>
    </style:style>
    <style:style style:name="Таблица111.B" style:family="table-column">
      <style:table-column-properties style:column-width="6.391cm"/>
    </style:style>
    <style:style style:name="Таблица111.C" style:family="table-column">
      <style:table-column-properties style:column-width="5.833cm"/>
    </style:style>
    <style:style style:name="Таблица11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2" style:family="table">
      <style:table-properties style:width="17cm" table:align="left"/>
    </style:style>
    <style:style style:name="Таблица112.A" style:family="table-column">
      <style:table-column-properties style:column-width="4.77cm"/>
    </style:style>
    <style:style style:name="Таблица112.B" style:family="table-column">
      <style:table-column-properties style:column-width="1.796cm"/>
    </style:style>
    <style:style style:name="Таблица112.C" style:family="table-column">
      <style:table-column-properties style:column-width="5.973cm"/>
    </style:style>
    <style:style style:name="Таблица112.D" style:family="table-column">
      <style:table-column-properties style:column-width="4.463cm"/>
    </style:style>
    <style:style style:name="Таблица11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3" style:family="table">
      <style:table-properties style:width="17cm" table:align="left"/>
    </style:style>
    <style:style style:name="Таблица113.A" style:family="table-column">
      <style:table-column-properties style:column-width="6.048cm"/>
    </style:style>
    <style:style style:name="Таблица113.B" style:family="table-column">
      <style:table-column-properties style:column-width="3.812cm"/>
    </style:style>
    <style:style style:name="Таблица113.C" style:family="table-column">
      <style:table-column-properties style:column-width="4.032cm"/>
    </style:style>
    <style:style style:name="Таблица113.D" style:family="table-column">
      <style:table-column-properties style:column-width="3.108cm"/>
    </style:style>
    <style:style style:name="Таблица11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4" style:family="table">
      <style:table-properties style:width="17cm" table:align="left"/>
    </style:style>
    <style:style style:name="Таблица114.A" style:family="table-column">
      <style:table-column-properties style:column-width="3.457cm"/>
    </style:style>
    <style:style style:name="Таблица114.B" style:family="table-column">
      <style:table-column-properties style:column-width="3.925cm"/>
    </style:style>
    <style:style style:name="Таблица114.C" style:family="table-column">
      <style:table-column-properties style:column-width="2.97cm"/>
    </style:style>
    <style:style style:name="Таблица114.D" style:family="table-column">
      <style:table-column-properties style:column-width="3.161cm"/>
    </style:style>
    <style:style style:name="Таблица114.E" style:family="table-column">
      <style:table-column-properties style:column-width="3.487cm"/>
    </style:style>
    <style:style style:name="Таблица11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5" style:family="table">
      <style:table-properties style:width="17cm" table:align="left"/>
    </style:style>
    <style:style style:name="Таблица115.A" style:family="table-column">
      <style:table-column-properties style:column-width="5.221cm"/>
    </style:style>
    <style:style style:name="Таблица115.B" style:family="table-column">
      <style:table-column-properties style:column-width="11.779cm"/>
    </style:style>
    <style:style style:name="Таблица11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6" style:family="table">
      <style:table-properties style:width="17cm" table:align="left"/>
    </style:style>
    <style:style style:name="Таблица116.A" style:family="table-column">
      <style:table-column-properties style:column-width="3.692cm"/>
    </style:style>
    <style:style style:name="Таблица116.B" style:family="table-column">
      <style:table-column-properties style:column-width="5.168cm"/>
    </style:style>
    <style:style style:name="Таблица116.C" style:family="table-column">
      <style:table-column-properties style:column-width="4.408cm"/>
    </style:style>
    <style:style style:name="Таблица116.D" style:family="table-column">
      <style:table-column-properties style:column-width="3.732cm"/>
    </style:style>
    <style:style style:name="Таблица11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7" style:family="table">
      <style:table-properties style:width="17cm" table:align="left"/>
    </style:style>
    <style:style style:name="Таблица117.A" style:family="table-column">
      <style:table-column-properties style:column-width="3.683cm"/>
    </style:style>
    <style:style style:name="Таблица117.B" style:family="table-column">
      <style:table-column-properties style:column-width="4.821cm"/>
    </style:style>
    <style:style style:name="Таблица117.C" style:family="table-column">
      <style:table-column-properties style:column-width="3.653cm"/>
    </style:style>
    <style:style style:name="Таблица117.D" style:family="table-column">
      <style:table-column-properties style:column-width="4.844cm"/>
    </style:style>
    <style:style style:name="Таблица1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8" style:family="table">
      <style:table-properties style:width="17cm" table:align="left"/>
    </style:style>
    <style:style style:name="Таблица118.A" style:family="table-column">
      <style:table-column-properties style:column-width="3.602cm"/>
    </style:style>
    <style:style style:name="Таблица118.B" style:family="table-column">
      <style:table-column-properties style:column-width="5.773cm"/>
    </style:style>
    <style:style style:name="Таблица118.C" style:family="table-column">
      <style:table-column-properties style:column-width="4.133cm"/>
    </style:style>
    <style:style style:name="Таблица118.D" style:family="table-column">
      <style:table-column-properties style:column-width="3.493cm"/>
    </style:style>
    <style:style style:name="Таблица11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9" style:family="table">
      <style:table-properties style:width="17cm" table:align="left"/>
    </style:style>
    <style:style style:name="Таблица119.A" style:family="table-column">
      <style:table-column-properties style:column-width="4.385cm"/>
    </style:style>
    <style:style style:name="Таблица119.B" style:family="table-column">
      <style:table-column-properties style:column-width="7.112cm"/>
    </style:style>
    <style:style style:name="Таблица119.C" style:family="table-column">
      <style:table-column-properties style:column-width="5.503cm"/>
    </style:style>
    <style:style style:name="Таблица11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1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0" style:family="table">
      <style:table-properties style:width="17cm" table:align="left"/>
    </style:style>
    <style:style style:name="Таблица120.A" style:family="table-column">
      <style:table-column-properties style:column-width="4.688cm"/>
    </style:style>
    <style:style style:name="Таблица120.B" style:family="table-column">
      <style:table-column-properties style:column-width="4.606cm"/>
    </style:style>
    <style:style style:name="Таблица120.C" style:family="table-column">
      <style:table-column-properties style:column-width="4.244cm"/>
    </style:style>
    <style:style style:name="Таблица120.D" style:family="table-column">
      <style:table-column-properties style:column-width="3.463cm"/>
    </style:style>
    <style:style style:name="Таблица12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1" style:family="table">
      <style:table-properties style:width="17cm" table:align="left"/>
    </style:style>
    <style:style style:name="Таблица121.A" style:family="table-column">
      <style:table-column-properties style:column-width="4.5cm"/>
    </style:style>
    <style:style style:name="Таблица121.B" style:family="table-column">
      <style:table-column-properties style:column-width="5.581cm"/>
    </style:style>
    <style:style style:name="Таблица121.C" style:family="table-column">
      <style:table-column-properties style:column-width="1.718cm"/>
    </style:style>
    <style:style style:name="Таблица121.D" style:family="table-column">
      <style:table-column-properties style:column-width="5.202cm"/>
    </style:style>
    <style:style style:name="Таблица12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2" style:family="table">
      <style:table-properties style:width="17cm" table:align="left"/>
    </style:style>
    <style:style style:name="Таблица122.A" style:family="table-column">
      <style:table-column-properties style:column-width="5.692cm"/>
    </style:style>
    <style:style style:name="Таблица122.B" style:family="table-column">
      <style:table-column-properties style:column-width="2.685cm"/>
    </style:style>
    <style:style style:name="Таблица122.C" style:family="table-column">
      <style:table-column-properties style:column-width="3.844cm"/>
    </style:style>
    <style:style style:name="Таблица122.D" style:family="table-column">
      <style:table-column-properties style:column-width="4.78cm"/>
    </style:style>
    <style:style style:name="Таблица12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3" style:family="table">
      <style:table-properties style:width="17cm" table:align="left"/>
    </style:style>
    <style:style style:name="Таблица123.A" style:family="table-column">
      <style:table-column-properties style:column-width="4.408cm"/>
    </style:style>
    <style:style style:name="Таблица123.B" style:family="table-column">
      <style:table-column-properties style:column-width="1.926cm"/>
    </style:style>
    <style:style style:name="Таблица123.C" style:family="table-column">
      <style:table-column-properties style:column-width="10.666cm"/>
    </style:style>
    <style:style style:name="Таблица12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4" style:family="table">
      <style:table-properties style:width="17cm" table:align="left"/>
    </style:style>
    <style:style style:name="Таблица124.A" style:family="table-column">
      <style:table-column-properties style:column-width="4.189cm"/>
    </style:style>
    <style:style style:name="Таблица124.B" style:family="table-column">
      <style:table-column-properties style:column-width="6.435cm"/>
    </style:style>
    <style:style style:name="Таблица124.C" style:family="table-column">
      <style:table-column-properties style:column-width="2.529cm"/>
    </style:style>
    <style:style style:name="Таблица124.D" style:family="table-column">
      <style:table-column-properties style:column-width="3.847cm"/>
    </style:style>
    <style:style style:name="Таблица12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5" style:family="table">
      <style:table-properties style:width="17cm" table:align="left"/>
    </style:style>
    <style:style style:name="Таблица125.A" style:family="table-column">
      <style:table-column-properties style:column-width="3.798cm"/>
    </style:style>
    <style:style style:name="Таблица125.B" style:family="table-column">
      <style:table-column-properties style:column-width="5.706cm"/>
    </style:style>
    <style:style style:name="Таблица125.C" style:family="table-column">
      <style:table-column-properties style:column-width="7.497cm"/>
    </style:style>
    <style:style style:name="Таблица12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6" style:family="table">
      <style:table-properties style:width="17cm" table:align="left"/>
    </style:style>
    <style:style style:name="Таблица126.A" style:family="table-column">
      <style:table-column-properties style:column-width="3.528cm"/>
    </style:style>
    <style:style style:name="Таблица126.B" style:family="table-column">
      <style:table-column-properties style:column-width="2.78cm"/>
    </style:style>
    <style:style style:name="Таблица126.C" style:family="table-column">
      <style:table-column-properties style:column-width="6.962cm"/>
    </style:style>
    <style:style style:name="Таблица126.D" style:family="table-column">
      <style:table-column-properties style:column-width="3.731cm"/>
    </style:style>
    <style:style style:name="Таблица12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7" style:family="table">
      <style:table-properties style:width="17cm" table:align="left"/>
    </style:style>
    <style:style style:name="Таблица127.A" style:family="table-column">
      <style:table-column-properties style:column-width="4.849cm"/>
    </style:style>
    <style:style style:name="Таблица127.B" style:family="table-column">
      <style:table-column-properties style:column-width="4.932cm"/>
    </style:style>
    <style:style style:name="Таблица127.C" style:family="table-column">
      <style:table-column-properties style:column-width="1.782cm"/>
    </style:style>
    <style:style style:name="Таблица127.D" style:family="table-column">
      <style:table-column-properties style:column-width="5.438cm"/>
    </style:style>
    <style:style style:name="Таблица12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8" style:family="table">
      <style:table-properties style:width="14.584cm" table:align="left"/>
    </style:style>
    <style:style style:name="Таблица128.A" style:family="table-column">
      <style:table-column-properties style:column-width="6.872cm"/>
    </style:style>
    <style:style style:name="Таблица128.B" style:family="table-column">
      <style:table-column-properties style:column-width="0.915cm"/>
    </style:style>
    <style:style style:name="Таблица128.C" style:family="table-column">
      <style:table-column-properties style:column-width="2.656cm"/>
    </style:style>
    <style:style style:name="Таблица128.D" style:family="table-column">
      <style:table-column-properties style:column-width="4.14cm"/>
    </style:style>
    <style:style style:name="Таблица12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9" style:family="table">
      <style:table-properties style:width="17cm" table:align="left"/>
    </style:style>
    <style:style style:name="Таблица129.A" style:family="table-column">
      <style:table-column-properties style:column-width="4.016cm"/>
    </style:style>
    <style:style style:name="Таблица129.B" style:family="table-column">
      <style:table-column-properties style:column-width="4.801cm"/>
    </style:style>
    <style:style style:name="Таблица129.C" style:family="table-column">
      <style:table-column-properties style:column-width="3.403cm"/>
    </style:style>
    <style:style style:name="Таблица129.D" style:family="table-column">
      <style:table-column-properties style:column-width="4.78cm"/>
    </style:style>
    <style:style style:name="Таблица12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2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0" style:family="table">
      <style:table-properties style:width="17.186cm" table:align="left"/>
    </style:style>
    <style:style style:name="Таблица130.A" style:family="table-column">
      <style:table-column-properties style:column-width="4.833cm"/>
    </style:style>
    <style:style style:name="Таблица130.B" style:family="table-column">
      <style:table-column-properties style:column-width="3.027cm"/>
    </style:style>
    <style:style style:name="Таблица130.C" style:family="table-column">
      <style:table-column-properties style:column-width="2.418cm"/>
    </style:style>
    <style:style style:name="Таблица130.D" style:family="table-column">
      <style:table-column-properties style:column-width="3.053cm"/>
    </style:style>
    <style:style style:name="Таблица130.E" style:family="table-column">
      <style:table-column-properties style:column-width="3.854cm"/>
    </style:style>
    <style:style style:name="Таблица13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1" style:family="table">
      <style:table-properties style:width="17cm" table:align="left"/>
    </style:style>
    <style:style style:name="Таблица131.A" style:family="table-column">
      <style:table-column-properties style:column-width="3.822cm"/>
    </style:style>
    <style:style style:name="Таблица131.B" style:family="table-column">
      <style:table-column-properties style:column-width="3.644cm"/>
    </style:style>
    <style:style style:name="Таблица131.C" style:family="table-column">
      <style:table-column-properties style:column-width="5.073cm"/>
    </style:style>
    <style:style style:name="Таблица131.D" style:family="table-column">
      <style:table-column-properties style:column-width="4.461cm"/>
    </style:style>
    <style:style style:name="Таблица13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2" style:family="table">
      <style:table-properties style:width="17cm" table:align="left"/>
    </style:style>
    <style:style style:name="Таблица132.A" style:family="table-column">
      <style:table-column-properties style:column-width="5.413cm"/>
    </style:style>
    <style:style style:name="Таблица132.B" style:family="table-column">
      <style:table-column-properties style:column-width="8.819cm"/>
    </style:style>
    <style:style style:name="Таблица132.C" style:family="table-column">
      <style:table-column-properties style:column-width="2.768cm"/>
    </style:style>
    <style:style style:name="Таблица13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3" style:family="table">
      <style:table-properties style:width="17cm" table:align="left"/>
    </style:style>
    <style:style style:name="Таблица133.A" style:family="table-column">
      <style:table-column-properties style:column-width="5.565cm"/>
    </style:style>
    <style:style style:name="Таблица133.B" style:family="table-column">
      <style:table-column-properties style:column-width="5.308cm"/>
    </style:style>
    <style:style style:name="Таблица133.C" style:family="table-column">
      <style:table-column-properties style:column-width="6.128cm"/>
    </style:style>
    <style:style style:name="Таблица13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4" style:family="table">
      <style:table-properties style:width="17cm" table:align="left"/>
    </style:style>
    <style:style style:name="Таблица134.A" style:family="table-column">
      <style:table-column-properties style:column-width="4.902cm"/>
    </style:style>
    <style:style style:name="Таблица134.B" style:family="table-column">
      <style:table-column-properties style:column-width="6.085cm"/>
    </style:style>
    <style:style style:name="Таблица134.C" style:family="table-column">
      <style:table-column-properties style:column-width="6.013cm"/>
    </style:style>
    <style:style style:name="Таблица13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5" style:family="table">
      <style:table-properties style:width="17cm" table:align="left"/>
    </style:style>
    <style:style style:name="Таблица135.A" style:family="table-column">
      <style:table-column-properties style:column-width="4.798cm"/>
    </style:style>
    <style:style style:name="Таблица135.B" style:family="table-column">
      <style:table-column-properties style:column-width="5.782cm"/>
    </style:style>
    <style:style style:name="Таблица135.C" style:family="table-column">
      <style:table-column-properties style:column-width="6.421cm"/>
    </style:style>
    <style:style style:name="Таблица13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6" style:family="table">
      <style:table-properties style:width="17cm" table:align="left"/>
    </style:style>
    <style:style style:name="Таблица136.A" style:family="table-column">
      <style:table-column-properties style:column-width="5.413cm"/>
    </style:style>
    <style:style style:name="Таблица136.B" style:family="table-column">
      <style:table-column-properties style:column-width="6.72cm"/>
    </style:style>
    <style:style style:name="Таблица136.C" style:family="table-column">
      <style:table-column-properties style:column-width="4.867cm"/>
    </style:style>
    <style:style style:name="Таблица13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7" style:family="table">
      <style:table-properties style:width="17cm" table:align="left"/>
    </style:style>
    <style:style style:name="Таблица137.A" style:family="table-column">
      <style:table-column-properties style:column-width="3.717cm"/>
    </style:style>
    <style:style style:name="Таблица137.B" style:family="table-column">
      <style:table-column-properties style:column-width="7.701cm"/>
    </style:style>
    <style:style style:name="Таблица137.C" style:family="table-column">
      <style:table-column-properties style:column-width="5.583cm"/>
    </style:style>
    <style:style style:name="Таблица13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8" style:family="table">
      <style:table-properties style:width="17cm" table:align="left"/>
    </style:style>
    <style:style style:name="Таблица138.A" style:family="table-column">
      <style:table-column-properties style:column-width="4.26cm"/>
    </style:style>
    <style:style style:name="Таблица138.B" style:family="table-column">
      <style:table-column-properties style:column-width="5.68cm"/>
    </style:style>
    <style:style style:name="Таблица138.C" style:family="table-column">
      <style:table-column-properties style:column-width="1.718cm"/>
    </style:style>
    <style:style style:name="Таблица138.D" style:family="table-column">
      <style:table-column-properties style:column-width="5.343cm"/>
    </style:style>
    <style:style style:name="Таблица13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9" style:family="table">
      <style:table-properties style:width="17cm" table:align="left"/>
    </style:style>
    <style:style style:name="Таблица139.A" style:family="table-column">
      <style:table-column-properties style:column-width="4.461cm"/>
    </style:style>
    <style:style style:name="Таблица139.B" style:family="table-column">
      <style:table-column-properties style:column-width="3.231cm"/>
    </style:style>
    <style:style style:name="Таблица139.C" style:family="table-column">
      <style:table-column-properties style:column-width="6.055cm"/>
    </style:style>
    <style:style style:name="Таблица139.D" style:family="table-column">
      <style:table-column-properties style:column-width="3.253cm"/>
    </style:style>
    <style:style style:name="Таблица13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3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0" style:family="table">
      <style:table-properties style:width="17cm" table:align="left"/>
    </style:style>
    <style:style style:name="Таблица140.A" style:family="table-column">
      <style:table-column-properties style:column-width="5.251cm"/>
    </style:style>
    <style:style style:name="Таблица140.B" style:family="table-column">
      <style:table-column-properties style:column-width="4.094cm"/>
    </style:style>
    <style:style style:name="Таблица140.C" style:family="table-column">
      <style:table-column-properties style:column-width="7.655cm"/>
    </style:style>
    <style:style style:name="Таблица14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1" style:family="table">
      <style:table-properties style:width="17cm" table:align="left"/>
    </style:style>
    <style:style style:name="Таблица141.A" style:family="table-column">
      <style:table-column-properties style:column-width="3.096cm"/>
    </style:style>
    <style:style style:name="Таблица141.B" style:family="table-column">
      <style:table-column-properties style:column-width="5.35cm"/>
    </style:style>
    <style:style style:name="Таблица141.C" style:family="table-column">
      <style:table-column-properties style:column-width="4.138cm"/>
    </style:style>
    <style:style style:name="Таблица141.D" style:family="table-column">
      <style:table-column-properties style:column-width="4.417cm"/>
    </style:style>
    <style:style style:name="Таблица14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2" style:family="table">
      <style:table-properties style:width="17.438cm" table:align="left"/>
    </style:style>
    <style:style style:name="Таблица142.A" style:family="table-column">
      <style:table-column-properties style:column-width="2.815cm"/>
    </style:style>
    <style:style style:name="Таблица142.B" style:family="table-column">
      <style:table-column-properties style:column-width="3.191cm"/>
    </style:style>
    <style:style style:name="Таблица142.C" style:family="table-column">
      <style:table-column-properties style:column-width="4.029cm"/>
    </style:style>
    <style:style style:name="Таблица142.D" style:family="table-column">
      <style:table-column-properties style:column-width="4.046cm"/>
    </style:style>
    <style:style style:name="Таблица142.E" style:family="table-column">
      <style:table-column-properties style:column-width="3.357cm"/>
    </style:style>
    <style:style style:name="Таблица14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3" style:family="table">
      <style:table-properties style:width="17cm" table:align="left"/>
    </style:style>
    <style:style style:name="Таблица143.A" style:family="table-column">
      <style:table-column-properties style:column-width="4.212cm"/>
    </style:style>
    <style:style style:name="Таблица143.B" style:family="table-column">
      <style:table-column-properties style:column-width="12.788cm"/>
    </style:style>
    <style:style style:name="Таблица14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4" style:family="table">
      <style:table-properties style:width="17cm" table:align="left"/>
    </style:style>
    <style:style style:name="Таблица144.A" style:family="table-column">
      <style:table-column-properties style:column-width="4.325cm"/>
    </style:style>
    <style:style style:name="Таблица144.B" style:family="table-column">
      <style:table-column-properties style:column-width="4.461cm"/>
    </style:style>
    <style:style style:name="Таблица144.C" style:family="table-column">
      <style:table-column-properties style:column-width="3.881cm"/>
    </style:style>
    <style:style style:name="Таблица144.D" style:family="table-column">
      <style:table-column-properties style:column-width="4.334cm"/>
    </style:style>
    <style:style style:name="Таблица14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5" style:family="table">
      <style:table-properties style:width="17cm" table:align="left"/>
    </style:style>
    <style:style style:name="Таблица145.A" style:family="table-column">
      <style:table-column-properties style:column-width="3.775cm"/>
    </style:style>
    <style:style style:name="Таблица145.B" style:family="table-column">
      <style:table-column-properties style:column-width="4.113cm"/>
    </style:style>
    <style:style style:name="Таблица145.C" style:family="table-column">
      <style:table-column-properties style:column-width="4.865cm"/>
    </style:style>
    <style:style style:name="Таблица145.D" style:family="table-column">
      <style:table-column-properties style:column-width="4.247cm"/>
    </style:style>
    <style:style style:name="Таблица14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6" style:family="table">
      <style:table-properties style:width="27.917cm" table:align="left"/>
    </style:style>
    <style:style style:name="Таблица146.A" style:family="table-column">
      <style:table-column-properties style:column-width="3.755cm"/>
    </style:style>
    <style:style style:name="Таблица146.B" style:family="table-column">
      <style:table-column-properties style:column-width="3.554cm"/>
    </style:style>
    <style:style style:name="Таблица146.C" style:family="table-column">
      <style:table-column-properties style:column-width="2.986cm"/>
    </style:style>
    <style:style style:name="Таблица146.D" style:family="table-column">
      <style:table-column-properties style:column-width="2.566cm"/>
    </style:style>
    <style:style style:name="Таблица146.E" style:family="table-column">
      <style:table-column-properties style:column-width="4.11cm"/>
    </style:style>
    <style:style style:name="Таблица146.F" style:family="table-column">
      <style:table-column-properties style:column-width="3.859cm"/>
    </style:style>
    <style:style style:name="Таблица146.G" style:family="table-column">
      <style:table-column-properties style:column-width="3.228cm"/>
    </style:style>
    <style:style style:name="Таблица146.H" style:family="table-column">
      <style:table-column-properties style:column-width="1.286cm"/>
    </style:style>
    <style:style style:name="Таблица146.I" style:family="table-column">
      <style:table-column-properties style:column-width="0.947cm"/>
    </style:style>
    <style:style style:name="Таблица146.J" style:family="table-column">
      <style:table-column-properties style:column-width="1.625cm"/>
    </style:style>
    <style:style style:name="Таблица14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4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2">
      <style:text-properties fo:font-variant="normal" fo:text-transform="none" fo:color="#000000" loext:opacity="100%" style:font-name="quote-cjk-patch" fo:font-size="16.5pt" fo:letter-spacing="normal" fo:font-style="normal" fo:font-weight="bold"/>
    </style:style>
    <style:style style:name="P2" style:family="paragraph" style:parent-style-name="Heading_20_2">
      <style:paragraph-properties fo:break-before="page"/>
      <style:text-properties fo:font-variant="normal" fo:text-transform="none" fo:color="#000000" loext:opacity="100%" fo:letter-spacing="normal"/>
    </style:style>
    <style:style style:name="P3" style:family="paragraph" style:parent-style-name="Heading_20_2">
      <style:paragraph-properties fo:break-before="page"/>
      <style:text-properties fo:font-variant="normal" fo:text-transform="none" fo:color="#0f1115" loext:opacity="100%" fo:letter-spacing="normal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00000" loext:opacity="100%" style:font-name="quote-cjk-patch" fo:font-size="15pt" fo:letter-spacing="normal" fo:font-style="normal" fo:font-weight="bold"/>
    </style:style>
    <style:style style:name="P5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P7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P8" style:family="paragraph" style:parent-style-name="Heading_20_4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000000" loext:opacity="100%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color="#000000" loext:opacity="100%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15" style:family="paragraph" style:parent-style-name="Preformatted_20_Text" style:list-style-name="L58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19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20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21" style:family="paragraph" style:parent-style-name="Table_20_Contents">
      <style:paragraph-properties style:line-height-at-least="0.661cm"/>
      <style:text-properties fo:font-variant="normal" fo:text-transform="none"/>
    </style:style>
    <style:style style:name="P22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/>
    </style:style>
    <style:style style:name="P23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fo:color="#000000" loext:opacity="100%" style:font-name="quote-cjk-patch" fo:font-size="11.25pt" fo:font-style="normal" fo:font-weight="normal"/>
    </style:style>
    <style:style style:name="P24" style:family="paragraph" style:parent-style-name="Table_20_Contents">
      <style:paragraph-properties style:line-height-at-least="0.661cm"/>
      <style:text-properties fo:font-variant="normal" fo:text-transform="none" fo:color="#000000" loext:opacity="100%" style:font-name="quote-cjk-patch" fo:font-size="11.25pt" fo:font-style="normal" fo:font-weight="normal"/>
    </style:style>
    <style:style style:name="P25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fo:color="#000000" loext:opacity="100%"/>
    </style:style>
    <style:style style:name="P26" style:family="paragraph" style:parent-style-name="Table_20_Contents">
      <style:paragraph-properties style:line-height-at-least="0.661cm"/>
      <style:text-properties fo:font-variant="normal" fo:text-transform="none" fo:color="#000000" loext:opacity="100%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2pt" style:font-size-asian="2pt" style:font-size-complex="2pt"/>
    </style:style>
    <style:style style:name="P29" style:family="paragraph" style:parent-style-name="Table_20_Contents">
      <style:text-properties fo:color="#000000" loext:opacity="100%" fo:font-size="2pt" style:font-size-asian="2pt" style:font-size-complex="2pt"/>
    </style:style>
    <style:style style:name="P30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31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fo:color="#000000" loext:opacity="100%" style:font-name="quote-cjk-patch" fo:font-size="11.25pt" fo:font-style="normal" fo:font-weight="bold"/>
    </style:style>
    <style:style style:name="P32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fo:color="#000000" loext:opacity="100%"/>
    </style:style>
    <style:style style:name="P33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/>
    </style:style>
    <style:style style:name="P3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35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0" style:family="paragraph" style:parent-style-name="Text_20_body" style:list-style-name="L8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1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3" style:family="paragraph" style:parent-style-name="Text_20_body" style:list-style-name="L1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4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5" style:family="paragraph" style:parent-style-name="Text_20_body" style:list-style-name="L2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6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7" style:family="paragraph" style:parent-style-name="Text_20_body" style:list-style-name="L2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8" style:family="paragraph" style:parent-style-name="Text_20_body" style:list-style-name="L3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3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3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1" style:family="paragraph" style:parent-style-name="Text_20_body" style:list-style-name="L3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2" style:family="paragraph" style:parent-style-name="Text_20_body" style:list-style-name="L3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3" style:family="paragraph" style:parent-style-name="Text_20_body" style:list-style-name="L3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4" style:family="paragraph" style:parent-style-name="Text_20_body" style:list-style-name="L4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5" style:family="paragraph" style:parent-style-name="Text_20_body" style:list-style-name="L4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6" style:family="paragraph" style:parent-style-name="Text_20_body" style:list-style-name="L4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7" style:family="paragraph" style:parent-style-name="Text_20_body" style:list-style-name="L4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8" style:family="paragraph" style:parent-style-name="Text_20_body" style:list-style-name="L4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9" style:family="paragraph" style:parent-style-name="Text_20_body" style:list-style-name="L4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0" style:family="paragraph" style:parent-style-name="Text_20_body" style:list-style-name="L4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1" style:family="paragraph" style:parent-style-name="Text_20_body" style:list-style-name="L4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2" style:family="paragraph" style:parent-style-name="Text_20_body" style:list-style-name="L5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3" style:family="paragraph" style:parent-style-name="Text_20_body" style:list-style-name="L5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4" style:family="paragraph" style:parent-style-name="Text_20_body" style:list-style-name="L5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5" style:family="paragraph" style:parent-style-name="Text_20_body" style:list-style-name="L5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6" style:family="paragraph" style:parent-style-name="Text_20_body" style:list-style-name="L58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7" style:family="paragraph" style:parent-style-name="Text_20_body" style:list-style-name="L5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8" style:family="paragraph" style:parent-style-name="Text_20_body" style:list-style-name="L5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9" style:family="paragraph" style:parent-style-name="Text_20_body" style:list-style-name="L6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0" style:family="paragraph" style:parent-style-name="Text_20_body" style:list-style-name="L6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71" style:family="paragraph" style:parent-style-name="Text_20_body" style:list-style-name="L6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2" style:family="paragraph" style:parent-style-name="Text_20_body" style:list-style-name="L6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73" style:family="paragraph" style:parent-style-name="Text_20_body" style:list-style-name="L6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4" style:family="paragraph" style:parent-style-name="Text_20_body" style:list-style-name="L6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75" style:family="paragraph" style:parent-style-name="Text_20_body" style:list-style-name="L7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6" style:family="paragraph" style:parent-style-name="Text_20_body" style:list-style-name="L7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77" style:family="paragraph" style:parent-style-name="Text_20_body" style:list-style-name="L7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8" style:family="paragraph" style:parent-style-name="Text_20_body" style:list-style-name="L7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7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0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5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8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88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89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2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3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4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5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6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7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8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9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0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1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2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3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4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5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6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7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8" style:family="paragraph" style:parent-style-name="Text_20_body" style:list-style-name="L3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9" style:family="paragraph" style:parent-style-name="Text_20_body" style:list-style-name="L3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0" style:family="paragraph" style:parent-style-name="Text_20_body" style:list-style-name="L3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1" style:family="paragraph" style:parent-style-name="Text_20_body" style:list-style-name="L3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2" style:family="paragraph" style:parent-style-name="Text_20_body" style:list-style-name="L3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3" style:family="paragraph" style:parent-style-name="Text_20_body" style:list-style-name="L3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4" style:family="paragraph" style:parent-style-name="Text_20_body" style:list-style-name="L3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5" style:family="paragraph" style:parent-style-name="Text_20_body" style:list-style-name="L3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6" style:family="paragraph" style:parent-style-name="Text_20_body" style:list-style-name="L3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7" style:family="paragraph" style:parent-style-name="Text_20_body" style:list-style-name="L4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8" style:family="paragraph" style:parent-style-name="Text_20_body" style:list-style-name="L4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9" style:family="paragraph" style:parent-style-name="Text_20_body" style:list-style-name="L4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0" style:family="paragraph" style:parent-style-name="Text_20_body" style:list-style-name="L4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1" style:family="paragraph" style:parent-style-name="Text_20_body" style:list-style-name="L4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2" style:family="paragraph" style:parent-style-name="Text_20_body" style:list-style-name="L4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3" style:family="paragraph" style:parent-style-name="Text_20_body" style:list-style-name="L4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4" style:family="paragraph" style:parent-style-name="Text_20_body" style:list-style-name="L4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5" style:family="paragraph" style:parent-style-name="Text_20_body" style:list-style-name="L4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6" style:family="paragraph" style:parent-style-name="Text_20_body" style:list-style-name="L5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7" style:family="paragraph" style:parent-style-name="Text_20_body" style:list-style-name="L5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8" style:family="paragraph" style:parent-style-name="Text_20_body" style:list-style-name="L5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9" style:family="paragraph" style:parent-style-name="Text_20_body" style:list-style-name="L52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0" style:family="paragraph" style:parent-style-name="Text_20_body" style:list-style-name="L5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1" style:family="paragraph" style:parent-style-name="Text_20_body" style:list-style-name="L5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2" style:family="paragraph" style:parent-style-name="Text_20_body" style:list-style-name="L5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3" style:family="paragraph" style:parent-style-name="Text_20_body" style:list-style-name="L5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4" style:family="paragraph" style:parent-style-name="Text_20_body" style:list-style-name="L5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5" style:family="paragraph" style:parent-style-name="Text_20_body" style:list-style-name="L5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6" style:family="paragraph" style:parent-style-name="Text_20_body" style:list-style-name="L6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7" style:family="paragraph" style:parent-style-name="Text_20_body" style:list-style-name="L6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8" style:family="paragraph" style:parent-style-name="Text_20_body" style:list-style-name="L6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9" style:family="paragraph" style:parent-style-name="Text_20_body" style:list-style-name="L6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0" style:family="paragraph" style:parent-style-name="Text_20_body" style:list-style-name="L6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1" style:family="paragraph" style:parent-style-name="Text_20_body" style:list-style-name="L6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2" style:family="paragraph" style:parent-style-name="Text_20_body" style:list-style-name="L6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3" style:family="paragraph" style:parent-style-name="Text_20_body" style:list-style-name="L6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4" style:family="paragraph" style:parent-style-name="Text_20_body" style:list-style-name="L6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5" style:family="paragraph" style:parent-style-name="Text_20_body" style:list-style-name="L6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6" style:family="paragraph" style:parent-style-name="Text_20_body" style:list-style-name="L7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7" style:family="paragraph" style:parent-style-name="Text_20_body" style:list-style-name="L7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8" style:family="paragraph" style:parent-style-name="Text_20_body" style:list-style-name="L7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9" style:family="paragraph" style:parent-style-name="Text_20_body" style:list-style-name="L7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50" style:family="paragraph" style:parent-style-name="Text_20_body" style:list-style-name="L7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51" style:family="paragraph" style:parent-style-name="Text_20_body" style:list-style-name="L7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52" style:family="paragraph" style:parent-style-name="Text_20_body" style:list-style-name="L7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53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15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fo:letter-spacing="normal"/>
    </style:style>
    <style:style style:name="P155" style:family="paragraph" style:parent-style-name="Text_20_body" style:list-style-name="L58">
      <style:paragraph-properties fo:margin-left="0.212cm" fo:margin-right="0cm" fo:margin-top="0.423cm" fo:margin-bottom="0.423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156" style:family="paragraph" style:parent-style-name="Text_20_body" style:list-style-name="L58">
      <style:paragraph-properties fo:margin-left="0.212cm" fo:margin-right="0cm" fo:margin-top="0.159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157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00000" loext:opacity="100%" style:font-name="Menlo" fo:font-size="9pt" fo:background-color="#151517" loext:padding="0cm" loext:border="none"/>
    </style:style>
    <style:style style:name="P158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T1" style:family="text">
      <style:text-properties style:font-name="quote-cjk-patch" fo:font-size="12pt" fo:font-style="normal" fo:font-weight="normal"/>
    </style:style>
    <style:style style:name="T2" style:family="text">
      <style:text-properties style:font-name="quote-cjk-patch" fo:font-size="16.5pt" fo:font-style="normal" fo:font-weight="bold"/>
    </style:style>
    <style:style style:name="T3" style:family="text">
      <style:text-properties style:font-name="quote-cjk-patch" fo:font-size="11.25pt" fo:font-style="normal" fo:font-weight="normal"/>
    </style:style>
    <style:style style:name="T4" style:family="text"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T5" style:family="text"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6" style:family="text">
      <style:text-properties fo:font-variant="normal" fo:text-transform="none" style:font-name="quote-cjk-patch" fo:font-size="11.25pt" fo:font-style="normal" fo:font-weight="normal"/>
    </style:style>
    <style:style style:name="T7" style:family="text">
      <style:text-properties fo:font-variant="normal" fo:text-transform="none" style:font-name="quote-cjk-patch" fo:font-size="11.25pt" fo:font-style="normal" fo:font-weight="bold"/>
    </style:style>
    <style:style style:name="T8" style:family="text">
      <style:text-properties fo:font-variant="normal" fo:text-transform="none" style:font-name="quote-cjk-patch" fo:font-size="12pt" fo:letter-spacing="normal" fo:font-style="normal" fo:font-weight="bold"/>
    </style:style>
    <style:style style:name="T9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11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quote-cjk-patch" fo:font-size="11.25pt" fo:font-style="normal" fo:font-weight="bold"/>
    </style:style>
    <style:style style:name="T13" style:family="text">
      <style:text-properties fo:font-variant="normal" fo:text-transform="none" fo:color="#000000" loext:opacity="100%" style:font-name="quote-cjk-patch" fo:font-size="11.25pt" fo:font-style="normal" fo:font-weight="normal"/>
    </style:style>
    <style:style style:name="T1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1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6" style:family="text">
      <style:text-properties fo:font-variant="normal" fo:text-transform="none" fo:color="#0f1115" loext:opacity="100%" fo:letter-spacing="normal"/>
    </style:style>
    <style:style style:name="T17" style:family="text">
      <style:text-properties fo:font-variant="normal" fo:text-transform="none" fo:color="#3964fe" loext:opacity="100%" style:text-line-through-style="none" style:text-line-through-type="none" style:font-name="quote-cjk-patch" fo:font-size="11.25pt" fo:font-style="normal" style:text-underline-style="none" fo:font-weight="normal" style:text-blinking="false" loext:padding="0.049cm" loext:border-left="2.24pt solid #ffffff" loext:border-right="2.24pt solid #ffffff" loext:border-top="1.5pt solid #ffffff" loext:border-bottom="1.5pt solid #ffffff"/>
    </style:style>
    <style:style style:name="T18" style:family="text">
      <style:text-properties fo:font-variant="normal" fo:text-transform="none" fo:color="#3964f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49cm" loext:border-left="2.24pt solid #ffffff" loext:border-right="2.24pt solid #ffffff" loext:border-top="1.5pt solid #ffffff" loext:border-bottom="1.5pt solid #ffffff"/>
    </style:style>
    <style:style style:name="T19" style:family="text">
      <style:text-properties style:font-name="Menlo" fo:font-size="9.75pt" fo:font-style="normal" fo:font-weight="normal"/>
    </style:style>
    <style:style style:name="T20" style:family="text">
      <style:text-properties style:font-name-asian="quote-cjk-patch" style:font-size-asian="12pt" style:font-style-asian="normal" style:font-weight-asian="normal"/>
    </style:style>
    <style:style style:name="T21" style:family="text">
      <style:text-properties style:font-name-asian="quote-cjk-patch" style:font-size-asian="11.25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Выполнение задания №8: ФОРМИРОВАНИЕ ИНТЕРФЕЙСОВ И ОРГАНИЗАЦИЯ ДОСТУПА ПОЛЬЗОВАТЕЛЕЙ К ИС</text:h>
      <text:h text:style-name="P4" text:outline-level="3">1. Изучение понятий пользовательского интерфейса</text:h>
      <text:p text:style-name="P34"><text:span text:style-name="Strong_20_Emphasis"><text:span text:style-name="T10">Пользовательский интерфейс (UI)</text:span></text:span><text:span text:style-name="T11"> — это совокупность средств и методов, с помощью которых пользователь взаимодействует с информационной системой. Он включает экранные формы, меню, кнопки, навигацию, способы ввода и вывода информации.</text:span></text:p>
      <text:p text:style-name="P34"><text:span text:style-name="Strong_20_Emphasis"><text:span text:style-name="T10">Роль интерфейса:</text:span></text:span></text:p>
      <text:list text:style-name="L1">
        <text:list-item>
          <text:p text:style-name="P79">Обеспечение эффективной работы пользователя;</text:p>
        </text:list-item>
        <text:list-item>
          <text:p text:style-name="P79">Снижение количества ошибок;</text:p>
        </text:list-item>
        <text:list-item>
          <text:p text:style-name="P79">Ускорение обучения новых сотрудников;</text:p>
        </text:list-item>
        <text:list-item>
          <text:p text:style-name="P79">Повышение удовлетворенности от работы с системой.</text:p>
        </text:list-item>
      </text:list>
      <text:h text:style-name="P4" text:outline-level="3">2. Типы интерфейсов ИС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1">Тип интерфейса</text:p>
            </table:table-cell>
            <table:table-cell table:style-name="Таблица1.A1" office:value-type="string">
              <text:p text:style-name="P31">Описание</text:p>
            </table:table-cell>
            <table:table-cell table:style-name="Таблица1.A1" office:value-type="string">
              <text:p text:style-name="P31">Примеры</text:p>
            </table:table-cell>
            <table:table-cell table:style-name="Таблица1.A1" office:value-type="string">
              <text:p text:style-name="P31">Применение в проекте</text:p>
            </table:table-cell>
          </table:table-row>
        </table:table-header-rows>
        <table:table-row>
          <table:table-cell table:style-name="Таблица1.A2" office:value-type="string">
            <text:p text:style-name="P18"><text:span text:style-name="Strong_20_Emphasis"><text:span text:style-name="T12">Графический пользовательский интерфейс (GUI)</text:span></text:span></text:p>
          </table:table-cell>
          <table:table-cell table:style-name="Таблица1.A2" office:value-type="string">
            <text:p text:style-name="P23">Окна, кнопки, меню, иконки, управление мышью</text:p>
          </table:table-cell>
          <table:table-cell table:style-name="Таблица1.A2" office:value-type="string">
            <text:p text:style-name="P23">Windows-приложения, десктопные программы</text:p>
          </table:table-cell>
          <table:table-cell table:style-name="Таблица1.A2" office:value-type="string">
            <text:p text:style-name="P23">Рабочее место оператора (десктоп-приложение на C#/XAML)</text:p>
          </table:table-cell>
        </table:table-row>
        <table:table-row>
          <table:table-cell table:style-name="Таблица1.A2" office:value-type="string">
            <text:p text:style-name="P18"><text:span text:style-name="Strong_20_Emphasis"><text:span text:style-name="T12">Веб-интерфейс</text:span></text:span></text:p>
          </table:table-cell>
          <table:table-cell table:style-name="Таблица1.A2" office:value-type="string">
            <text:p text:style-name="P23">Доступ через браузер, HTML-страницы</text:p>
          </table:table-cell>
          <table:table-cell table:style-name="Таблица1.A2" office:value-type="string">
            <text:p text:style-name="P23">Интернет-банкинг, CRM в браузере</text:p>
          </table:table-cell>
          <table:table-cell table:style-name="Таблица1.A2" office:value-type="string">
            <text:p text:style-name="P23">Панель администратора (веб-версия)</text:p>
          </table:table-cell>
        </table:table-row>
        <table:table-row>
          <table:table-cell table:style-name="Таблица1.A2" office:value-type="string">
            <text:p text:style-name="P18"><text:span text:style-name="Strong_20_Emphasis"><text:span text:style-name="T12">Командный интерфейс</text:span></text:span></text:p>
          </table:table-cell>
          <table:table-cell table:style-name="Таблица1.A2" office:value-type="string">
            <text:p text:style-name="P23">Ввод текстовых команд</text:p>
          </table:table-cell>
          <table:table-cell table:style-name="Таблица1.A2" office:value-type="string">
            <text:p text:style-name="P23">Командная строка, терминал</text:p>
          </table:table-cell>
          <table:table-cell table:style-name="Таблица1.A2" office:value-type="string">
            <text:p text:style-name="P23">Не применяется в данном проекте</text:p>
          </table:table-cell>
        </table:table-row>
        <table:table-row>
          <table:table-cell table:style-name="Таблица1.A2" office:value-type="string">
            <text:p text:style-name="P18"><text:span text:style-name="Strong_20_Emphasis"><text:span text:style-name="T12">Голосовой интерфейс</text:span></text:span></text:p>
          </table:table-cell>
          <table:table-cell table:style-name="Таблица1.A2" office:value-type="string">
            <text:p text:style-name="P23">Управление голосом</text:p>
          </table:table-cell>
          <table:table-cell table:style-name="Таблица1.A2" office:value-type="string">
            <text:p text:style-name="P23">Голосовые помощники</text:p>
          </table:table-cell>
          <table:table-cell table:style-name="Таблица1.A2" office:value-type="string">
            <text:p text:style-name="P24">Может использоваться в перспективе</text:p>
          </table:table-cell>
        </table:table-row>
      </table:table>
      <text:h text:style-name="P4" text:outline-level="3"><text:soft-page-break/>3. Определение категорий пользователей</text:h>
      <text:p text:style-name="P80">Для АИС «Система регистрации заявок пользователей» определены следующие категории пользователей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1">Категория</text:p>
            </table:table-cell>
            <table:table-cell table:style-name="Таблица2.A1" office:value-type="string">
              <text:p text:style-name="P31">Описание</text:p>
            </table:table-cell>
            <table:table-cell table:style-name="Таблица2.A1" office:value-type="string">
              <text:p text:style-name="P31">Кто входит</text:p>
            </table:table-cell>
            <table:table-cell table:style-name="Таблица2.A1" office:value-type="string">
              <text:p text:style-name="P31">Уровень подготовки</text:p>
            </table:table-cell>
          </table:table-row>
        </table:table-header-rows>
        <table:table-row>
          <table:table-cell table:style-name="Таблица2.A2" office:value-type="string">
            <text:p text:style-name="P18"><text:span text:style-name="Strong_20_Emphasis"><text:span text:style-name="T12">Администратор</text:span></text:span></text:p>
          </table:table-cell>
          <table:table-cell table:style-name="Таблица2.A2" office:value-type="string">
            <text:p text:style-name="P23">Управляет системой, настраивает параметры, ведет базу знаний, управляет пользователями</text:p>
          </table:table-cell>
          <table:table-cell table:style-name="Таблица2.A2" office:value-type="string">
            <text:p text:style-name="P23">Системный администратор, руководитель поддержки</text:p>
          </table:table-cell>
          <table:table-cell table:style-name="Таблица2.A2" office:value-type="string">
            <text:p text:style-name="P23">Высокий (знание системы, технические навыки)</text:p>
          </table:table-cell>
        </table:table-row>
        <table:table-row>
          <table:table-cell table:style-name="Таблица2.A2" office:value-type="string">
            <text:p text:style-name="P18"><text:span text:style-name="Strong_20_Emphasis"><text:span text:style-name="T12">Оператор</text:span></text:span></text:p>
          </table:table-cell>
          <table:table-cell table:style-name="Таблица2.A2" office:value-type="string">
            <text:p text:style-name="P23">Обрабатывает эскалированные заявки, общается с пользователями</text:p>
          </table:table-cell>
          <table:table-cell table:style-name="Таблица2.A2" office:value-type="string">
            <text:p text:style-name="P23">Сотрудники службы поддержки</text:p>
          </table:table-cell>
          <table:table-cell table:style-name="Таблица2.A2" office:value-type="string">
            <text:p text:style-name="P23">Средний (навыки работы с ПК, коммуникативные навыки)</text:p>
          </table:table-cell>
        </table:table-row>
        <table:table-row>
          <table:table-cell table:style-name="Таблица2.A2" office:value-type="string">
            <text:p text:style-name="P18"><text:span text:style-name="Strong_20_Emphasis"><text:span text:style-name="T12">Руководитель (аналитик)</text:span></text:span></text:p>
          </table:table-cell>
          <table:table-cell table:style-name="Таблица2.A2" office:value-type="string">
            <text:p text:style-name="P23">Просматривает отчеты, анализирует статистику работы</text:p>
          </table:table-cell>
          <table:table-cell table:style-name="Таблица2.A2" office:value-type="string">
            <text:p text:style-name="P23">Начальник отдела поддержки, аналитик</text:p>
          </table:table-cell>
          <table:table-cell table:style-name="Таблица2.A2" office:value-type="string">
            <text:p text:style-name="P23">Средний (умение работать с отчетами)</text:p>
          </table:table-cell>
        </table:table-row>
        <table:table-row>
          <table:table-cell table:style-name="Таблица2.A2" office:value-type="string">
            <text:p text:style-name="P18"><text:span text:style-name="Strong_20_Emphasis"><text:span text:style-name="T12">Пользователь (клиент)</text:span></text:span></text:p>
          </table:table-cell>
          <table:table-cell table:style-name="Таблица2.A2" office:value-type="string">
            <text:p text:style-name="P23">Создает заявки, получает автоматические решения</text:p>
          </table:table-cell>
          <table:table-cell table:style-name="Таблица2.A2" office:value-type="string">
            <text:p text:style-name="P23">Клиенты организации, сотрудники</text:p>
          </table:table-cell>
          <table:table-cell table:style-name="Таблица2.A2" office:value-type="string">
            <text:p text:style-name="P24">Низкий (базовые навыки работы с интернетом)</text:p>
          </table:table-cell>
        </table:table-row>
      </table:table>
      <text:h text:style-name="P4" text:outline-level="3">4. Требования к интерфейсу</text:h>
      <text:p text:style-name="P34"><text:span text:style-name="Strong_20_Emphasis"><text:span text:style-name="T10">Общие требования:</text:span></text:span></text:p>
      <text:list text:style-name="L2">
        <text:list-item>
          <text:p text:style-name="P35"><text:span text:style-name="Strong_20_Emphasis"><text:span text:style-name="T10">Понятность и простота</text:span></text:span></text:p>
          <text:list>
            <text:list-item>
              <text:p text:style-name="P81">Интерфейс должен быть интуитивно понятным для пользователя с минимальной подготовкой.</text:p>
            </text:list-item>
            <text:list-item>
              <text:p text:style-name="P81">Все элементы должны иметь понятные подписи.</text:p>
            </text:list-item>
            <text:list-item>
              <text:p text:style-name="P81">Избегать перегруженности экрана.</text:p>
            </text:list-item>
          </text:list>
        </text:list-item>
        <text:list-item>
          <text:p text:style-name="P35"><text:span text:style-name="Strong_20_Emphasis"><text:span text:style-name="T10">Минимальное количество действий</text:span></text:span></text:p>
          <text:list>
            <text:list-item>
              <text:p text:style-name="P81">Для выполнения типовой операции требуется не более 3-4 кликов.</text:p>
            </text:list-item>
            <text:list-item>
              <text:p text:style-name="P81">Часто используемые функции должны быть доступны с главного экрана.</text:p>
            </text:list-item>
          </text:list>
        </text:list-item>
        <text:list-item>
          <text:p text:style-name="P35"><text:span text:style-name="Strong_20_Emphasis"><text:span text:style-name="T10">Логичная навигация</text:span></text:span></text:p>
          <text:list>
            <text:list-item>
              <text:p text:style-name="P81"><text:soft-page-break/>Структура меню должна отражать логику работы.</text:p>
            </text:list-item>
            <text:list-item>
              <text:p text:style-name="P81">Наличие «хлебных крошек» (навигационной цепочки).</text:p>
            </text:list-item>
            <text:list-item>
              <text:p text:style-name="P81">Возможность быстрого возврата на главный экран.</text:p>
            </text:list-item>
          </text:list>
        </text:list-item>
        <text:list-item>
          <text:p text:style-name="P35"><text:span text:style-name="Strong_20_Emphasis"><text:span text:style-name="T10">Защита от ошибок пользователя</text:span></text:span></text:p>
          <text:list>
            <text:list-item>
              <text:p text:style-name="P81">Подтверждение критических действий (удаление, закрытие заявки).</text:p>
            </text:list-item>
            <text:list-item>
              <text:p text:style-name="P81">Блокировка некорректного ввода.</text:p>
            </text:list-item>
            <text:list-item>
              <text:p text:style-name="P81">Понятные сообщения об ошибках с рекомендациями по исправлению.</text:p>
            </text:list-item>
          </text:list>
        </text:list-item>
        <text:list-item>
          <text:p text:style-name="P35"><text:span text:style-name="Strong_20_Emphasis"><text:span text:style-name="T10">Единообразие</text:span></text:span></text:p>
          <text:list>
            <text:list-item>
              <text:p text:style-name="P81">Однотипные элементы выглядят одинаково во всех разделах.</text:p>
            </text:list-item>
            <text:list-item>
              <text:p text:style-name="P81">Стандартное расположение кнопок «Сохранить», «Отмена», «Назад».</text:p>
            </text:list-item>
          </text:list>
        </text:list-item>
        <text:list-item>
          <text:p text:style-name="P35"><text:span text:style-name="Strong_20_Emphasis"><text:span text:style-name="T10">Обратная связь</text:span></text:span></text:p>
          <text:list>
            <text:list-item>
              <text:p text:style-name="P81">Индикация выполнения длительных операций.</text:p>
            </text:list-item>
            <text:list-item>
              <text:p text:style-name="P81">Уведомления об успешном завершении действий.</text:p>
            </text:list-item>
            <text:list-item>
              <text:p text:style-name="P81">Подсветка активных элементов.</text:p>
            </text:list-item>
          </text:list>
        </text:list-item>
      </text:list>
      <text:h text:style-name="P4" text:outline-level="3">5. Эскизы интерфейсов</text:h>
      <text:h text:style-name="P6" text:outline-level="4">5.1. Экран входа в систему</text:h>
      <text:p text:style-name="P157">text</text:p>
      <text:p text:style-name="P11">┌─────────────────────────────────────────────────┐</text:p>
      <text:p text:style-name="P12">│ <text:s text:c="48"/>│</text:p>
      <text:p text:style-name="P12">│ <text:s text:c="2"/>╔═══════════════════════════════════════════╗ │</text:p>
      <text:p text:style-name="P12">│ <text:s text:c="2"/>║ <text:s text:c="42"/>║ │</text:p>
      <text:p text:style-name="P12">│ <text:s text:c="2"/>║ <text:s text:c="7"/><text:span text:style-name="T19">СИСТЕМА РЕГИСТРАЦИИ ЗАЯВОК <text:s text:c="8"/>║ │</text:span></text:p>
      <text:p text:style-name="P12">│ <text:s text:c="2"/>║ <text:s text:c="42"/>║ │</text:p>
      <text:p text:style-name="P12">│ <text:s text:c="2"/>║ <text:s text:c="2"/>┌─────────────────────────────────┐ <text:s text:c="3"/>║ │</text:p>
      <text:p text:style-name="P12">│ <text:s text:c="2"/>║ <text:s text:c="2"/>│ <text:s text:c="3"/><text:span text:style-name="T19">Логин <text:s text:c="24"/>│ <text:s text:c="3"/>║ │</text:span></text:p>
      <text:p text:style-name="P12">│ <text:s text:c="2"/>║ <text:s text:c="2"/>└─────────────────────────────────┘ <text:s text:c="3"/>║ │</text:p>
      <text:p text:style-name="P12">│ <text:s text:c="2"/>║ <text:s text:c="2"/>┌─────────────────────────────────┐ <text:s text:c="3"/>║ │</text:p>
      <text:p text:style-name="P12">│ <text:s text:c="2"/>║ <text:s text:c="2"/>│ <text:s text:c="3"/><text:span text:style-name="T19">Пароль <text:s text:c="23"/>│ <text:s text:c="3"/>║ │</text:span></text:p>
      <text:p text:style-name="P12">│ <text:s text:c="2"/>║ <text:s text:c="2"/>└─────────────────────────────────┘ <text:s text:c="3"/>║ │</text:p>
      <text:p text:style-name="P12">│ <text:s text:c="2"/>║ <text:s text:c="42"/>║ │</text:p>
      <text:p text:style-name="P12">│ <text:s text:c="2"/>║ <text:s text:c="7"/><text:span text:style-name="T19">[✓] Запомнить меня <text:s text:c="16"/>║ │</text:span></text:p>
      <text:p text:style-name="P12">│ <text:s text:c="2"/>║ <text:s text:c="42"/>║ │</text:p>
      <text:p text:style-name="P12">│ <text:s text:c="2"/>║ <text:s text:c="13"/>┌─────────────┐ <text:s text:c="13"/>║ │</text:p>
      <text:p text:style-name="P12">│ <text:s text:c="2"/>║ <text:s text:c="13"/>│ <text:s text:c="3"/><text:span text:style-name="T19">ВОЙТИ <text:s text:c="3"/>│ <text:s text:c="13"/>║ │</text:span></text:p>
      <text:p text:style-name="P12">│ <text:s text:c="2"/>║ <text:s text:c="13"/>└─────────────┘ <text:s text:c="13"/>║ │</text:p>
      <text:p text:style-name="P12">│ <text:s text:c="2"/>║ <text:s text:c="42"/>║ │</text:p>
      <text:p text:style-name="P12">│ <text:s text:c="2"/>║ <text:s text:c="7"/><text:span text:style-name="T19">[Забыли пароль?] <text:s text:c="18"/>║ │</text:span></text:p>
      <text:p text:style-name="P12"><text:soft-page-break/>│ <text:s text:c="2"/>║ <text:s text:c="42"/>║ │</text:p>
      <text:p text:style-name="P12">│ <text:s text:c="2"/>╚═══════════════════════════════════════════╝ │</text:p>
      <text:p text:style-name="P12">│ <text:s text:c="48"/>│</text:p>
      <text:p text:style-name="P12">│ <text:s text:c="13"/><text:span text:style-name="T19">© 2025 Автошкола <text:s text:c="18"/>│</text:span></text:p>
      <text:p text:style-name="P12">└─────────────────────────────────────────────────┘</text:p>
      <text:h text:style-name="P6" text:outline-level="4">5.2. Главное окно оператора</text:h>
      <text:p text:style-name="P157">text</text:p>
      <text:p text:style-name="P11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2">│ <text:span text:style-name="T19">[Лого] СИСТЕМА РЕГИСТРАЦИИ ЗАЯВОК <text:s text:c="19"/>Оператор: Иванов И.И. ▼│</text:span>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┌───────────────┐ <text:s/>┌───────────────┐ <text:s/>┌───────────────┐ <text:s/>┌───────────────┐ │</text:p>
      <text:p text:style-name="P12">│ │ <text:s text:c="2"/><text:span text:style-name="T19">ЗАЯВКИ <text:s text:c="5"/>│ <text:s/>│ БАЗА ЗНАНИЙ <text:s text:c="2"/>│ <text:s/>│ СТАТИСТИКА <text:s text:c="3"/>│ <text:s/>│ <text:s text:c="2"/>НАСТРОЙКИ <text:s text:c="2"/>│ │</text:span></text:p>
      <text:p text:style-name="P12">│ │ <text:s text:c="2"/><text:span text:style-name="T19">(активные) <text:s/>│ <text:s/>│ <text:s text:c="14"/>│ <text:s/>│ <text:s text:c="14"/>│ <text:s/>│ <text:s text:c="14"/>│ │</text:span></text:p>
      <text:p text:style-name="P12">│ └───────────────┘ <text:s/>└───────────────┘ <text:s/>└───────────────┘ <text:s/>└───────────────┘ │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<text:s text:c="26"/><text:span text:style-name="T19">АКТИВНЫЕ ЗАЯВКИ (5) <text:s text:c="30"/>│</text:span></text:p>
      <text:p text:style-name="P12">│ ┌─────────────────────────────────────────────────────────────────────────┐│</text:p>
      <text:p text:style-name="P12">│ │ ✓ №<text:span text:style-name="T19">1234 | Срочно | Иванов П. | 10:25 | Не могу войти в ЛК <text:s text:c="13"/>││</text:span></text:p>
      <text:p text:style-name="P12">│ ├─────────────────────────────────────────────────────────────────────────┤│</text:p>
      <text:p text:style-name="P12">│ │ №<text:span text:style-name="T19">1235 | Средний | Петрова А. | 10:30 | Ошибка при оплате <text:s text:c="14"/>││</text:span></text:p>
      <text:p text:style-name="P12">│ ├─────────────────────────────────────────────────────────────────────────┤│</text:p>
      <text:p text:style-name="P12">│ │ <text:span text:style-name="T19">! №1236 | Критично | ООО "Ромашка" | 10:42 | Не работает касса <text:s text:c="8"/>││</text:span></text:p>
      <text:p text:style-name="P12">│ ├─────────────────────────────────────────────────────────────────────────┤│</text:p>
      <text:p text:style-name="P12">│ │ №<text:span text:style-name="T19">1237 | Низкий | Сидоров К. | 11:05 | Как сменить пароль? <text:s text:c="13"/>││</text:span></text:p>
      <text:p text:style-name="P12">│ ├─────────────────────────────────────────────────────────────────────────┤│</text:p>
      <text:p text:style-name="P12">│ │ №<text:span text:style-name="T19">1238 | Средний | Смирнова Е. | 11:20 | Не приходит подтверждение <text:s text:c="5"/>││</text:span></text:p>
      <text:p text:style-name="P12">│ └─────────────────────────────────────────────────────────────────────────┘│</text:p>
      <text:p text:style-name="P12">│ <text:s text:c="76"/>│</text:p>
      <text:p text:style-name="P12">│ <text:span text:style-name="T19">[Обновить] <text:s text:c="40"/>[Показать все заявки ▼] │</text:span></text:p>
      <text:p text:style-name="P12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6" text:outline-level="4">5.3. Карточка заявки (рабочее место оператора)</text:h>
      <text:p text:style-name="P157">text</text:p>
      <text:p text:style-name="P11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2">│ <text:span text:style-name="T19">[Лого] ЗАЯВКА №1236 <text:s text:c="34"/>[Взять в работу] [▼] │</text:span>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┌────────────────────────────────────┐ ┌─────────────────────────────────┐ │</text:p>
      <text:p text:style-name="P12">│ │ <text:span text:style-name="T19">ИНФОРМАЦИЯ О ЗАЯВКЕ <text:s text:c="15"/>│ │ ИНФОРМАЦИЯ О ПОЛЬЗОВАТЕЛЕ <text:s text:c="6"/>│ │</text:span></text:p>
      <text:p text:style-name="P12">│ │ <text:span text:style-name="T19">Дата: 04.03.2025 10:42 <text:s text:c="12"/>│ │ ФИО: ООО "Ромашка" <text:s text:c="13"/>│ │</text:span></text:p>
      <text:p text:style-name="P12">│ │ <text:span text:style-name="T19">Статус: Новая <text:s text:c="22"/>│ │ Контакт: ivanov@romashka.ru <text:s text:c="3"/>│ │</text:span></text:p>
      <text:p text:style-name="P12">│ │ <text:span text:style-name="T19">Приоритет: 🔴 КРИТИЧНЫЙ <text:s text:c="12"/>│ │ Телефон: +7 (123) 456-78-90 <text:s text:c="3"/>│ │</text:span></text:p>
      <text:p text:style-name="P12"><text:soft-page-break/>│ │ <text:span text:style-name="T19">Источник: Сайт <text:s text:c="21"/>│ │ Категория: Юр.лицо <text:s text:c="12"/>│ │</text:span></text:p>
      <text:p text:style-name="P12">│ └────────────────────────────────────┘ └─────────────────────────────────┘ │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<text:span text:style-name="T19">ИСТОРИЯ ДИАЛОГА С БОТОМ <text:s text:c="52"/>│</text:span></text:p>
      <text:p text:style-name="P12">│ ┌─────────────────────────────────────────────────────────────────────────┐│</text:p>
      <text:p text:style-name="P12">│ │ <text:span text:style-name="T19">[10:42] Пользователь: Не работает касса, срочно нужна помощь! <text:s text:c="10"/>││</text:span></text:p>
      <text:p text:style-name="P12">│ │ <text:span text:style-name="T19">[10:42] Бот: Проверьте подключение к интернету <text:s text:c="25"/>││</text:span></text:p>
      <text:p text:style-name="P12">│ │ <text:span text:style-name="T19">[10:43] Пользователь: Интернет работает, касса не включается <text:s text:c="11"/>││</text:span></text:p>
      <text:p text:style-name="P12">│ │ <text:span text:style-name="T19">[10:43] Бот: Попробуйте перезагрузить компьютер <text:s text:c="24"/>││</text:span></text:p>
      <text:p text:style-name="P12">│ │ <text:span text:style-name="T19">[10:44] Пользователь: Не помогло, нужен оператор <text:s text:c="23"/>││</text:span></text:p>
      <text:p text:style-name="P12">│ │ <text:span text:style-name="T19">[10:44] Бот: Соединяю с оператором... <text:s text:c="34"/>││</text:span></text:p>
      <text:p text:style-name="P12">│ └─────────────────────────────────────────────────────────────────────────┘│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<text:span text:style-name="T19">БАЗА ЗНАНИЙ (похожие статьи) <text:s text:c="24"/>│</text:span></text:p>
      <text:p text:style-name="P12">│ ┌─────────────────────────────────────────────────────────────────────────┐│</text:p>
      <text:p text:style-name="P12">│ │ • <text:span text:style-name="T19">Ошибка подключения кассы (решение) [Отправить] <text:s text:c="22"/>││</text:span></text:p>
      <text:p text:style-name="P12">│ │ • <text:span text:style-name="T19">Перезагрузка оборудования (инструкция) [Отправить] <text:s text:c="18"/>││</text:span></text:p>
      <text:p text:style-name="P12">│ │ • <text:span text:style-name="T19">Сброс настроек кассового модуля [Отправить] <text:s text:c="25"/>││</text:span></text:p>
      <text:p text:style-name="P12">│ └─────────────────────────────────────────────────────────────────────────┘│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<text:span text:style-name="T19">ВАШ ОТВЕТ: <text:s text:c="65"/>│</text:span></text:p>
      <text:p text:style-name="P12">│ ┌─────────────────────────────────────────────────────────────────────────┐│</text:p>
      <text:p text:style-name="P12">│ │ <text:s text:c="72"/>││</text:p>
      <text:p text:style-name="P12">│ │ <text:span text:style-name="T19">Здравствуйте! Я подключаюсь к вам на помощь. Попробуем решить проблему ││</text:span></text:p>
      <text:p text:style-name="P12">│ │ <text:span text:style-name="T19">с кассой. Для начала проверьте, горит ли индикатор на кассовом аппарате││</text:span></text:p>
      <text:p text:style-name="P12">│ │ <text:s text:c="72"/>││</text:p>
      <text:p text:style-name="P12">│ └─────────────────────────────────────────────────────────────────────────┘│</text:p>
      <text:p text:style-name="P12">│ <text:span text:style-name="T19">[📎 Прикрепить файл] [📋 Шаблоны] <text:s text:c="9"/>[Отправить] [Закрыть заявку] <text:s text:c="2"/>│</text:span></text:p>
      <text:p text:style-name="P12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6" text:outline-level="4">5.4. Панель администратора (управление базой знаний)</text:h>
      <text:p text:style-name="P157">text</text:p>
      <text:p text:style-name="P11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2">│ <text:span text:style-name="T19">[Лого] ПАНЕЛЬ АДМИНИСТРАТОРА <text:s text:c="29"/>Админ: Петров А. ▼│</text:span>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┌──────────────┐ ┌──────────────┐ ┌──────────────┐ ┌──────────────┐ ┌─────┐│</text:p>
      <text:p text:style-name="P12">│ │ <text:span text:style-name="T19">ПОЛЬЗОВАТЕЛИ │ │ БАЗА ЗНАНИЙ <text:s/>│ │ СТАТИСТИКА <text:s text:c="2"/>│ │ НАСТРОЙКИ <text:s text:c="3"/>│ │ ... ││</text:span></text:p>
      <text:p text:style-name="P12">│ └──────────────┘ └──────────────┘ └──────────────┘ └──────────────┘ └─────┘│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<text:span text:style-name="T19">УПРАВЛЕНИЕ БАЗОЙ ЗНАНИЙ <text:s text:c="34"/>[➕ Добавить] <text:s text:c="4"/>│</text:span></text:p>
      <text:p text:style-name="P12">│ <text:s text:c="76"/>│</text:p>
      <text:p text:style-name="P12">│ <text:span text:style-name="T19">Поиск: ┌─────────────────────────────────────┐ [Найти] [Сбросить] <text:s text:c="9"/>│</text:span></text:p>
      <text:p text:style-name="P12">│ <text:s text:c="76"/>│</text:p>
      <text:p text:style-name="P12"><text:soft-page-break/>│ ┌─────┬─────────────────────────────────────┬──────────┬────────┬─────────┐│</text:p>
      <text:p text:style-name="P12">│ │ <text:s/>№ <text:s/>│ <text:span text:style-name="T19">Название статьи <text:s text:c="21"/>│ Категория│Статус <text:s/>│Действия ││</text:span></text:p>
      <text:p text:style-name="P12">│ ├─────┼─────────────────────────────────────┼──────────┼────────┼─────────┤│</text:p>
      <text:p text:style-name="P12">│ │ <text:span text:style-name="T19">1 <text:s text:c="2"/>│ Как восстановить пароль <text:s text:c="13"/>│ Авториз. │Активно │[✎][🗑] <text:s/>││</text:span></text:p>
      <text:p text:style-name="P12">│ ├─────┼─────────────────────────────────────┼──────────┼────────┼─────────┤│</text:p>
      <text:p text:style-name="P12">│ │ <text:span text:style-name="T19">2 <text:s text:c="2"/>│ Ошибка подключения к базе <text:s text:c="11"/>│ Тех.сбои │Активно │[✎][🗑] <text:s/>││</text:span></text:p>
      <text:p text:style-name="P12">│ ├─────┼─────────────────────────────────────┼──────────┼────────┼─────────┤│</text:p>
      <text:p text:style-name="P12">│ │ <text:span text:style-name="T19">3 <text:s text:c="2"/>│ Настройка кассового модуля <text:s text:c="10"/>│ Касса <text:s text:c="3"/>│Активно │[✎][🗑] <text:s/>││</text:span></text:p>
      <text:p text:style-name="P12">│ ├─────┼─────────────────────────────────────┼──────────┼────────┼─────────┤│</text:p>
      <text:p text:style-name="P12">│ │ <text:span text:style-name="T19">4 <text:s text:c="2"/>│ Обновление версии ПО <text:s text:c="16"/>│ Обновл. <text:s/>│Черновик│[✎][🗑] <text:s/>││</text:span></text:p>
      <text:p text:style-name="P12">│ ├─────┼─────────────────────────────────────┼──────────┼────────┼─────────┤│</text:p>
      <text:p text:style-name="P12">│ │ <text:span text:style-name="T19">5 <text:s text:c="2"/>│ Часто задаваемые вопросы (FAQ) <text:s text:c="6"/>│ Общее <text:s text:c="3"/>│Активно │[✎][🗑] <text:s/>││</text:span></text:p>
      <text:p text:style-name="P12">│ └─────┴─────────────────────────────────────┴──────────┴────────┴─────────┘│</text:p>
      <text:p text:style-name="P12">│ <text:s text:c="76"/>│</text:p>
      <text:p text:style-name="P12">│ <text:s text:c="34"/><text:span text:style-name="T19">[Сохранить изменения] [Отмена] <text:s text:c="10"/>│</text:span></text:p>
      <text:p text:style-name="P12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4" text:outline-level="3">6. Изучение понятий разграничения доступ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31">Понятие</text:p>
            </table:table-cell>
            <table:table-cell table:style-name="Таблица3.A1" office:value-type="string">
              <text:p text:style-name="P31">Определение</text:p>
            </table:table-cell>
            <table:table-cell table:style-name="Таблица3.A1" office:value-type="string">
              <text:p text:style-name="P31">Пример</text:p>
            </table:table-cell>
          </table:table-row>
        </table:table-header-rows>
        <table:table-row>
          <table:table-cell table:style-name="Таблица3.A2" office:value-type="string">
            <text:p text:style-name="P18"><text:span text:style-name="Strong_20_Emphasis"><text:span text:style-name="T12">Идентификация</text:span></text:span></text:p>
          </table:table-cell>
          <table:table-cell table:style-name="Таблица3.A2" office:value-type="string">
            <text:p text:style-name="P23">Процесс предъявления пользователем своего идентификатора</text:p>
          </table:table-cell>
          <table:table-cell table:style-name="Таблица3.A2" office:value-type="string">
            <text:p text:style-name="P23">Ввод логина</text:p>
          </table:table-cell>
        </table:table-row>
        <table:table-row>
          <table:table-cell table:style-name="Таблица3.A2" office:value-type="string">
            <text:p text:style-name="P18"><text:span text:style-name="Strong_20_Emphasis"><text:span text:style-name="T12">Аутентификация</text:span></text:span></text:p>
          </table:table-cell>
          <table:table-cell table:style-name="Таблица3.A2" office:value-type="string">
            <text:p text:style-name="P23">Проверка подлинности предъявленного идентификатора</text:p>
          </table:table-cell>
          <table:table-cell table:style-name="Таблица3.A2" office:value-type="string">
            <text:p text:style-name="P23">Проверка пароля</text:p>
          </table:table-cell>
        </table:table-row>
        <table:table-row>
          <table:table-cell table:style-name="Таблица3.A2" office:value-type="string">
            <text:p text:style-name="P18"><text:span text:style-name="Strong_20_Emphasis"><text:span text:style-name="T12">Авторизация</text:span></text:span></text:p>
          </table:table-cell>
          <table:table-cell table:style-name="Таблица3.A2" office:value-type="string">
            <text:p text:style-name="P23">Предоставление прав доступа в соответствии с ролью</text:p>
          </table:table-cell>
          <table:table-cell table:style-name="Таблица3.A2" office:value-type="string">
            <text:p text:style-name="P24">Доступ к функциям</text:p>
          </table:table-cell>
        </table:table-row>
      </table:table>
      <text:h text:style-name="P4" text:outline-level="3">7. Модели доступа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31">Модель</text:p>
            </table:table-cell>
            <table:table-cell table:style-name="Таблица4.A1" office:value-type="string">
              <text:p text:style-name="P31">Описание</text:p>
            </table:table-cell>
            <table:table-cell table:style-name="Таблица4.A1" office:value-type="string">
              <text:p text:style-name="P31">Преимущества</text:p>
            </table:table-cell>
            <table:table-cell table:style-name="Таблица4.A1" office:value-type="string">
              <text:p text:style-name="P31">Недостатки</text:p>
            </table:table-cell>
          </table:table-row>
        </table:table-header-rows>
        <table:table-row>
          <table:table-cell table:style-name="Таблица4.A2" office:value-type="string">
            <text:p text:style-name="P18"><text:span text:style-name="Strong_20_Emphasis"><text:span text:style-name="T12">Дискреционная (DAC)</text:span></text:span></text:p>
          </table:table-cell>
          <table:table-cell table:style-name="Таблица4.A2" office:value-type="string">
            <text:p text:style-name="P23">Владелец ресурса сам назначает права доступа</text:p>
          </table:table-cell>
          <table:table-cell table:style-name="Таблица4.A2" office:value-type="string">
            <text:p text:style-name="P23">Гибкость</text:p>
          </table:table-cell>
          <table:table-cell table:style-name="Таблица4.A2" office:value-type="string">
            <text:p text:style-name="P23">Сложность управления при большом количестве пользователей</text:p>
          </table:table-cell>
        </table:table-row>
        <table:table-row>
          <table:table-cell table:style-name="Таблица4.A2" office:value-type="string">
            <text:p text:style-name="P18"><text:span text:style-name="Strong_20_Emphasis"><text:span text:style-name="T12">Ролевая (RBAC)</text:span></text:span></text:p>
          </table:table-cell>
          <table:table-cell table:style-name="Таблица4.A2" office:value-type="string">
            <text:p text:style-name="P23">Права назначаются ролям, пользователи включаются в роли</text:p>
          </table:table-cell>
          <table:table-cell table:style-name="Таблица4.A2" office:value-type="string">
            <text:p text:style-name="P23">Удобство администрирования, масштабируемость</text:p>
          </table:table-cell>
          <table:table-cell table:style-name="Таблица4.A2" office:value-type="string">
            <text:p text:style-name="P23">Менее гибкая</text:p>
          </table:table-cell>
        </table:table-row>
        <text:soft-page-break/>
        <table:table-row>
          <table:table-cell table:style-name="Таблица4.A2" office:value-type="string">
            <text:p text:style-name="P18"><text:span text:style-name="Strong_20_Emphasis"><text:span text:style-name="T12">Мандатная (MAC)</text:span></text:span></text:p>
          </table:table-cell>
          <table:table-cell table:style-name="Таблица4.A2" office:value-type="string">
            <text:p text:style-name="P23">Доступ на основе меток безопасности (уровень секретности)</text:p>
          </table:table-cell>
          <table:table-cell table:style-name="Таблица4.A2" office:value-type="string">
            <text:p text:style-name="P23">Высокая безопасность</text:p>
          </table:table-cell>
          <table:table-cell table:style-name="Таблица4.A2" office:value-type="string">
            <text:p text:style-name="P24">Сложность настройки</text:p>
          </table:table-cell>
        </table:table-row>
      </table:table>
      <text:p text:style-name="P34"><text:span text:style-name="T11">Для АИС «Система регистрации заявок пользователей» выбрана </text:span><text:span text:style-name="Strong_20_Emphasis"><text:span text:style-name="T10">ролевая модель (RBAC)</text:span></text:span><text:span text:style-name="T11">, так как она оптимальна для систем с четким разделением функций.</text:span></text:p>
      <text:h text:style-name="P4" text:outline-level="3">8. Матрица прав доступа</text:h>
      <text:p text:style-name="P34"><text:span text:style-name="Strong_20_Emphasis"><text:span text:style-name="T10">Таблица 8 – Матрица прав доступа для АИС «Система регистрации заявок пользователей»</text:span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31">Функция / Действие</text:p>
            </table:table-cell>
            <table:table-cell table:style-name="Таблица5.A1" office:value-type="string">
              <text:p text:style-name="P31">Администратор</text:p>
            </table:table-cell>
            <table:table-cell table:style-name="Таблица5.A1" office:value-type="string">
              <text:p text:style-name="P31">Оператор</text:p>
            </table:table-cell>
            <table:table-cell table:style-name="Таблица5.A1" office:value-type="string">
              <text:p text:style-name="P31">Руководитель</text:p>
            </table:table-cell>
            <table:table-cell table:style-name="Таблица5.A1" office:value-type="string">
              <text:p text:style-name="P31">Пользователь (клиент)</text:p>
            </table:table-cell>
          </table:table-row>
        </table:table-header-rows>
        <table:table-row>
          <table:table-cell table:style-name="Таблица5.A2" office:value-type="string">
            <text:p text:style-name="P18"><text:span text:style-name="Strong_20_Emphasis"><text:span text:style-name="T12">Заявки</text:span>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3">Создание заявки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</table:table-row>
        <table:table-row>
          <table:table-cell table:style-name="Таблица5.A2" office:value-type="string">
            <text:p text:style-name="P23">Просмотр своих заявок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</table:table-row>
        <table:table-row>
          <table:table-cell table:style-name="Таблица5.A2" office:value-type="string">
            <text:p text:style-name="P23">Просмотр всех заявок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Принятие заявки в работу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Ответ по заявке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Закрытие заявки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Эскалация заявки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18"><text:span text:style-name="Strong_20_Emphasis"><text:span text:style-name="T12">База знаний</text:span>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3">Просмотр стат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 (ограниченно)</text:p>
          </table:table-cell>
        </table:table-row>
        <table:table-row>
          <table:table-cell table:style-name="Таблица5.A2" office:value-type="string">
            <text:p text:style-name="P23">Создание стат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*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Редактирование стат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*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Удаление стат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Утверждение стат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18"><text:span text:style-name="Strong_20_Emphasis"><text:span text:style-name="T12">Пользователи</text:span>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</table:table-row>
        <text:soft-page-break/>
        <table:table-row>
          <table:table-cell table:style-name="Таблица5.A2" office:value-type="string">
            <text:p text:style-name="P23">Создание учетных запис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Редактирование профил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3">+ (свой профиль)</text:p>
          </table:table-cell>
        </table:table-row>
        <table:table-row>
          <table:table-cell table:style-name="Таблица5.A2" office:value-type="string">
            <text:p text:style-name="P23">Назначение рол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Блокировка пользователе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18"><text:span text:style-name="Strong_20_Emphasis"><text:span text:style-name="T12">Отчеты и статистика</text:span>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3">Просмотр личной статистики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Просмотр общей статистики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Экспорт отчетов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18"><text:span text:style-name="Strong_20_Emphasis"><text:span text:style-name="T12">Настройки системы</text:span>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3">Изменение параметров системы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Просмотр журнала событий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</table:table-row>
        <table:table-row>
          <table:table-cell table:style-name="Таблица5.A2" office:value-type="string">
            <text:p text:style-name="P23">Настройка резервного копирования</text:p>
          </table:table-cell>
          <table:table-cell table:style-name="Таблица5.A2" office:value-type="string">
            <text:p text:style-name="P23">+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5">–</text:p>
          </table:table-cell>
          <table:table-cell table:style-name="Таблица5.A2" office:value-type="string">
            <text:p text:style-name="P26">–</text:p>
          </table:table-cell>
        </table:table-row>
      </table:table>
      <text:p text:style-name="P34"><text:span text:style-name="Emphasis"><text:span text:style-name="T11">Условные обозначения:</text:span></text:span><text:span text:style-name="T11"> + (доступ есть), – (доступа нет), +* (доступ с ограничениями)</text:span></text:p>
      <text:h text:style-name="P4" text:outline-level="3">9. Настройка доступа к сетевым устройствам (теоретически)</text:h>
      <text:p text:style-name="P34"><text:span text:style-name="Strong_20_Emphasis"><text:span text:style-name="T10">Порядок настройки доступа:</text:span></text:span></text:p>
      <text:list text:style-name="L3">
        <text:list-item>
          <text:p text:style-name="P36"><text:span text:style-name="Strong_20_Emphasis"><text:span text:style-name="T10">Создание учетных записей</text:span></text:span></text:p>
          <text:list>
            <text:list-item>
              <text:p text:style-name="P82">Для каждого пользователя создается уникальная учетная запись.</text:p>
            </text:list-item>
            <text:list-item>
              <text:p text:style-name="P82"><text:soft-page-break/>Используется единый каталог (например, Active Directory или встроенная система управления пользователями).</text:p>
            </text:list-item>
          </text:list>
        </text:list-item>
        <text:list-item>
          <text:p text:style-name="P36"><text:span text:style-name="Strong_20_Emphasis"><text:span text:style-name="T10">Назначение ролей</text:span></text:span></text:p>
          <text:list>
            <text:list-item>
              <text:p text:style-name="P82">Пользователю присваивается одна или несколько ролей.</text:p>
            </text:list-item>
            <text:list-item>
              <text:p text:style-name="P82">Роль определяет набор доступных функций.</text:p>
            </text:list-item>
          </text:list>
        </text:list-item>
        <text:list-item>
          <text:p text:style-name="P36"><text:span text:style-name="Strong_20_Emphasis"><text:span text:style-name="T10">Настройка парольной политики</text:span></text:span></text:p>
          <text:list>
            <text:list-item>
              <text:p text:style-name="P82">Минимальная длина пароля: не менее 8 символов.</text:p>
            </text:list-item>
            <text:list-item>
              <text:p text:style-name="P82">Требования к сложности: буквы разного регистра, цифры, спецсимволы.</text:p>
            </text:list-item>
            <text:list-item>
              <text:p text:style-name="P82">Периодичность смены: каждые 90 дней.</text:p>
            </text:list-item>
            <text:list-item>
              <text:p text:style-name="P82">Блокировка после 5 неудачных попыток входа на 30 минут.</text:p>
            </text:list-item>
          </text:list>
        </text:list-item>
        <text:list-item>
          <text:p text:style-name="P36"><text:span text:style-name="Strong_20_Emphasis"><text:span text:style-name="T10">Разграничение сетевого доступа</text:span></text:span></text:p>
          <text:list>
            <text:list-item>
              <text:p text:style-name="P82">Администраторы имеют доступ к серверной части.</text:p>
            </text:list-item>
            <text:list-item>
              <text:p text:style-name="P82">Операторы и руководители работают через клиентские приложения.</text:p>
            </text:list-item>
            <text:list-item>
              <text:p text:style-name="P82">Пользователи (клиенты) подключаются только через внешние каналы (сайт, мессенджеры).</text:p>
            </text:list-item>
          </text:list>
        </text:list-item>
        <text:list-item>
          <text:p text:style-name="P36"><text:span text:style-name="Strong_20_Emphasis"><text:span text:style-name="T10">Журналирование</text:span></text:span></text:p>
          <text:list>
            <text:list-item>
              <text:p text:style-name="P82">Ведется журнал всех входов в систему.</text:p>
            </text:list-item>
            <text:list-item>
              <text:p text:style-name="P82">Фиксируются все действия с заявками и настройками.</text:p>
            </text:list-item>
            <text:list-item>
              <text:p text:style-name="P82">Журналы защищены от редактирования.</text:p>
            </text:list-item>
          </text:list>
        </text:list-item>
      </text:list>
      <text:h text:style-name="P4" text:outline-level="3">10. Выводы</text:h>
      <text:p text:style-name="P80">Правильная организация интерфейсов и разграничение доступа имеют критическое значение для успешного функционирования АИС «Система регистрации заявок пользователей»:</text:p>
      <text:list text:style-name="L4">
        <text:list-item>
          <text:p text:style-name="P37"><text:span text:style-name="Strong_20_Emphasis"><text:span text:style-name="T10">Эргономичный интерфейс</text:span></text:span><text:span text:style-name="T11"> позволяет операторам быстро обрабатывать заявки, не отвлекаясь на поиск функций, что снижает время реакции и повышает качество обслуживания.</text:span></text:p>
        </text:list-item>
        <text:list-item>
          <text:p text:style-name="P38"><text:span text:style-name="Strong_20_Emphasis"><text:span text:style-name="T10">Ролевая модель доступа (RBAC)</text:span></text:span><text:span text:style-name="T11"> обеспечивает:</text:span></text:p>
          <text:list>
            <text:list-item>
              <text:p text:style-name="P83">Безопасность — пользователи имеют доступ только к необходимым функциям;</text:p>
            </text:list-item>
            <text:list-item>
              <text:p text:style-name="P83">Удобство администрирования — права назначаются один раз для роли;</text:p>
            </text:list-item>
            <text:list-item>
              <text:p text:style-name="P83">Масштабируемость — легко добавлять новых пользователей;</text:p>
            </text:list-item>
            <text:list-item>
              <text:p text:style-name="P83">Соответствие регламентам — четкое разделение ответственности.</text:p>
            </text:list-item>
          </text:list>
        </text:list-item>
        <text:list-item>
          <text:p text:style-name="P37"><text:span text:style-name="Strong_20_Emphasis"><text:span text:style-name="T10">Матрица прав доступа</text:span></text:span><text:span text:style-name="T11"> является основой для настройки системы и контроля соблюдения политики безопасности.</text:span></text:p>
        </text:list-item>
        <text:list-item>
          <text:p text:style-name="P37"><text:soft-page-break/><text:span text:style-name="Strong_20_Emphasis"><text:span text:style-name="T10">Понятность интерфейса</text:span></text:span><text:span text:style-name="T11"> для конечных пользователей (клиентов) снижает нагрузку на поддержку и повышает удовлетворенность.</text:span></text:p>
        </text:list-item>
      </text:list>
      <text:p text:style-name="P80">Таким образом, тщательная проработка интерфейсов и механизмов доступа на этапе проектирования закладывает основу для эффективной и безопасной эксплуатации системы</text:p>
      <text:p text:style-name="P80"/>
      <text:h text:style-name="P2" text:outline-level="2"> №<text:span text:style-name="T2">9: ВЫПОЛНЕНИЕ ЗАДАЧ ТЕСТИРОВАНИЯ В ПРОЦЕССЕ ВНЕДРЕНИЯ ИС. УСТРАНЕНИЕ ЗАМЕЧАНИЙ</text:span></text:h>
      <text:h text:style-name="P4" text:outline-level="3">1. Изучение понятия тестирования ИС</text:h>
      <text:p text:style-name="P34"><text:span text:style-name="Strong_20_Emphasis"><text:span text:style-name="T10">Тестирование информационной системы</text:span></text:span><text:span text:style-name="T11"> — это процесс проверки соответствия системы заявленным требованиям, выявления ошибок и дефектов с целью их последующего устранения. Тестирование является неотъемлемой частью жизненного цикла ИС и обеспечивает качество конечного продукта.</text:span></text:p>
      <text:p text:style-name="P34"><text:span text:style-name="Strong_20_Emphasis"><text:span text:style-name="T10">Основные цели тестирования:</text:span></text:span></text:p>
      <text:list text:style-name="L5">
        <text:list-item>
          <text:p text:style-name="P84">Выявление ошибок в программном коде;</text:p>
        </text:list-item>
        <text:list-item>
          <text:p text:style-name="P84">Проверка соответствия функциональных требований;</text:p>
        </text:list-item>
        <text:list-item>
          <text:p text:style-name="P84">Оценка производительности и надежности;</text:p>
        </text:list-item>
        <text:list-item>
          <text:p text:style-name="P84">Проверка удобства использования (юзабилити);</text:p>
        </text:list-item>
        <text:list-item>
          <text:p text:style-name="P84">Обеспечение уверенности в готовности системы к эксплуатации.</text:p>
        </text:list-item>
      </text:list>
      <text:h text:style-name="P4" text:outline-level="3">2. Виды тестирования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31">Вид тестирования</text:p>
            </table:table-cell>
            <table:table-cell table:style-name="Таблица6.A1" office:value-type="string">
              <text:p text:style-name="P31">Назначение</text:p>
            </table:table-cell>
            <table:table-cell table:style-name="Таблица6.A1" office:value-type="string">
              <text:p text:style-name="P31">Когда проводится</text:p>
            </table:table-cell>
            <table:table-cell table:style-name="Таблица6.A1" office:value-type="string">
              <text:p text:style-name="P31">Кто выполняет</text:p>
            </table:table-cell>
          </table:table-row>
        </table:table-header-rows>
        <table:table-row>
          <table:table-cell table:style-name="Таблица6.A2" office:value-type="string">
            <text:p text:style-name="P18"><text:span text:style-name="Strong_20_Emphasis"><text:span text:style-name="T12">Модульное тестирование</text:span></text:span></text:p>
          </table:table-cell>
          <table:table-cell table:style-name="Таблица6.A2" office:value-type="string">
            <text:p text:style-name="P23">Проверка отдельных компонентов (модулей) системы изолированно</text:p>
          </table:table-cell>
          <table:table-cell table:style-name="Таблица6.A2" office:value-type="string">
            <text:p text:style-name="P23">В процессе разработки</text:p>
          </table:table-cell>
          <table:table-cell table:style-name="Таблица6.A2" office:value-type="string">
            <text:p text:style-name="P23">Разработчик</text:p>
          </table:table-cell>
        </table:table-row>
        <table:table-row>
          <table:table-cell table:style-name="Таблица6.A2" office:value-type="string">
            <text:p text:style-name="P18"><text:span text:style-name="Strong_20_Emphasis"><text:span text:style-name="T12">Интеграционное тестирование</text:span></text:span></text:p>
          </table:table-cell>
          <table:table-cell table:style-name="Таблица6.A2" office:value-type="string">
            <text:p text:style-name="P23">Проверка взаимодействия между модулями и компонентами</text:p>
          </table:table-cell>
          <table:table-cell table:style-name="Таблица6.A2" office:value-type="string">
            <text:p text:style-name="P23">После завершения модульного тестирования</text:p>
          </table:table-cell>
          <table:table-cell table:style-name="Таблица6.A2" office:value-type="string">
            <text:p text:style-name="P23">Разработчик, тестировщик</text:p>
          </table:table-cell>
        </table:table-row>
        <table:table-row>
          <table:table-cell table:style-name="Таблица6.A2" office:value-type="string">
            <text:p text:style-name="P18"><text:span text:style-name="Strong_20_Emphasis"><text:span text:style-name="T12">Системное тестирование</text:span></text:span></text:p>
          </table:table-cell>
          <table:table-cell table:style-name="Таблица6.A2" office:value-type="string">
            <text:p text:style-name="P23">Проверка системы в целом на соответствие требованиям</text:p>
          </table:table-cell>
          <table:table-cell table:style-name="Таблица6.A2" office:value-type="string">
            <text:p text:style-name="P23">После интеграции всех компонентов</text:p>
          </table:table-cell>
          <table:table-cell table:style-name="Таблица6.A2" office:value-type="string">
            <text:p text:style-name="P23">Тестировщик, аналитик</text:p>
          </table:table-cell>
        </table:table-row>
        <table:table-row>
          <table:table-cell table:style-name="Таблица6.A2" office:value-type="string">
            <text:p text:style-name="P18"><text:span text:style-name="Strong_20_Emphasis"><text:span text:style-name="T12">Приемочное тестирование</text:span></text:span></text:p>
          </table:table-cell>
          <table:table-cell table:style-name="Таблица6.A2" office:value-type="string">
            <text:p text:style-name="P23">Проверка готовности системы к эксплуатации, согласование с заказчиком</text:p>
          </table:table-cell>
          <table:table-cell table:style-name="Таблица6.A2" office:value-type="string">
            <text:p text:style-name="P23">Перед внедрением</text:p>
          </table:table-cell>
          <table:table-cell table:style-name="Таблица6.A2" office:value-type="string">
            <text:p text:style-name="P23">Заказчик, пользователи, аналитик</text:p>
          </table:table-cell>
        </table:table-row>
        <text:soft-page-break/>
        <table:table-row>
          <table:table-cell table:style-name="Таблица6.A2" office:value-type="string">
            <text:p text:style-name="P18"><text:span text:style-name="Strong_20_Emphasis"><text:span text:style-name="T12">Регрессионное тестирование</text:span></text:span></text:p>
          </table:table-cell>
          <table:table-cell table:style-name="Таблица6.A2" office:value-type="string">
            <text:p text:style-name="P23">Проверка, что изменения не сломали существующую функциональность</text:p>
          </table:table-cell>
          <table:table-cell table:style-name="Таблица6.A2" office:value-type="string">
            <text:p text:style-name="P23">После исправлений и доработок</text:p>
          </table:table-cell>
          <table:table-cell table:style-name="Таблица6.A2" office:value-type="string">
            <text:p text:style-name="P23">Тестировщик</text:p>
          </table:table-cell>
        </table:table-row>
        <table:table-row>
          <table:table-cell table:style-name="Таблица6.A2" office:value-type="string">
            <text:p text:style-name="P18"><text:span text:style-name="Strong_20_Emphasis"><text:span text:style-name="T12">Нагрузочное тестирование</text:span></text:span></text:p>
          </table:table-cell>
          <table:table-cell table:style-name="Таблица6.A2" office:value-type="string">
            <text:p text:style-name="P23">Проверка производительности под нагрузкой</text:p>
          </table:table-cell>
          <table:table-cell table:style-name="Таблица6.A2" office:value-type="string">
            <text:p text:style-name="P23">При необходимости</text:p>
          </table:table-cell>
          <table:table-cell table:style-name="Таблица6.A2" office:value-type="string">
            <text:p text:style-name="P23">Специалист по тестированию</text:p>
          </table:table-cell>
        </table:table-row>
        <table:table-row>
          <table:table-cell table:style-name="Таблица6.A2" office:value-type="string">
            <text:p text:style-name="P18"><text:span text:style-name="Strong_20_Emphasis"><text:span text:style-name="T12">Юзабилити-тестирование</text:span></text:span></text:p>
          </table:table-cell>
          <table:table-cell table:style-name="Таблица6.A2" office:value-type="string">
            <text:p text:style-name="P23">Оценка удобства интерфейса</text:p>
          </table:table-cell>
          <table:table-cell table:style-name="Таблица6.A2" office:value-type="string">
            <text:p text:style-name="P23">На этапе прототипирования и перед внедрением</text:p>
          </table:table-cell>
          <table:table-cell table:style-name="Таблица6.A2" office:value-type="string">
            <text:p text:style-name="P24">Пользователи, аналитик</text:p>
          </table:table-cell>
        </table:table-row>
      </table:table>
      <text:h text:style-name="P4" text:outline-level="3">3. Разработка тестовых сценариев для АИС «Система регистрации заявок пользователей»</text:h>
      <text:p text:style-name="P34"><text:span text:style-name="Strong_20_Emphasis"><text:span text:style-name="T10">Тестовый сценарий (тест-кейс)</text:span></text:span><text:span text:style-name="T11"> — это описание последовательности действий, входных данных и ожидаемого результата для проверки конкретной функции.</text:span></text:p>
      <text:h text:style-name="P6" text:outline-level="4">Тестовый сценарий №1: Регистрация заявки пользователем (автоматический режим)</text:h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31">Параметр</text:p>
            </table:table-cell>
            <table:table-cell table:style-name="Таблица7.A1" office:value-type="string">
              <text:p text:style-name="P31">Значение</text:p>
            </table:table-cell>
          </table:table-row>
        </table:table-header-rows>
        <table:table-row>
          <table:table-cell table:style-name="Таблица7.A2" office:value-type="string">
            <text:p text:style-name="P18"><text:span text:style-name="Strong_20_Emphasis"><text:span text:style-name="T12">ID теста</text:span></text:span></text:p>
          </table:table-cell>
          <table:table-cell table:style-name="Таблица7.A2" office:value-type="string">
            <text:p text:style-name="P23">TC-001</text:p>
          </table:table-cell>
        </table:table-row>
        <table:table-row>
          <table:table-cell table:style-name="Таблица7.A2" office:value-type="string">
            <text:p text:style-name="P18"><text:span text:style-name="Strong_20_Emphasis"><text:span text:style-name="T12">Название</text:span></text:span></text:p>
          </table:table-cell>
          <table:table-cell table:style-name="Таблица7.A2" office:value-type="string">
            <text:p text:style-name="P23">Создание заявки пользователем через веб-форму</text:p>
          </table:table-cell>
        </table:table-row>
        <table:table-row>
          <table:table-cell table:style-name="Таблица7.A2" office:value-type="string">
            <text:p text:style-name="P18"><text:span text:style-name="Strong_20_Emphasis"><text:span text:style-name="T12">Цель теста</text:span></text:span></text:p>
          </table:table-cell>
          <table:table-cell table:style-name="Таблица7.A2" office:value-type="string">
            <text:p text:style-name="P23">Проверить корректность создания заявки и автоматический поиск решения в базе знаний</text:p>
          </table:table-cell>
        </table:table-row>
        <table:table-row>
          <table:table-cell table:style-name="Таблица7.A2" office:value-type="string">
            <text:p text:style-name="P18"><text:span text:style-name="Strong_20_Emphasis"><text:span text:style-name="T12">Предусловия</text:span></text:span></text:p>
          </table:table-cell>
          <table:table-cell table:style-name="Таблица7.A2" office:value-type="string">
            <text:p text:style-name="P23">Пользователь не авторизован, база знаний содержит статью "Как восстановить пароль"</text:p>
          </table:table-cell>
        </table:table-row>
        <table:table-row>
          <table:table-cell table:style-name="Таблица7.A2" office:value-type="string">
            <text:p text:style-name="P18"><text:span text:style-name="Strong_20_Emphasis"><text:span text:style-name="T12">Шаги</text:span></text:span></text:p>
          </table:table-cell>
          <table:table-cell table:style-name="Таблица7.A2" office:value-type="string">
            <text:p text:style-name="P23">1. Открыть страницу создания заявки<text:line-break/>2. Ввести имя: "Иван Петров"<text:line-break/>3. Ввести email: ivan@mail.ru<text:line-break/>4. Ввести текст: "Не могу войти в личный кабинет, забыл пароль"<text:line-break/>5. Нажать кнопку "Отправить"</text:p>
          </table:table-cell>
        </table:table-row>
        <text:soft-page-break/>
        <table:table-row>
          <table:table-cell table:style-name="Таблица7.A2" office:value-type="string">
            <text:p text:style-name="P18"><text:span text:style-name="Strong_20_Emphasis"><text:span text:style-name="T12">Ожидаемый результат</text:span></text:span></text:p>
          </table:table-cell>
          <table:table-cell table:style-name="Таблица7.A2" office:value-type="string">
            <text:p text:style-name="P23">Система распознает ключевые слова, находит статью в БЗ и выдает ответ: "Возможно, вам поможет статья 'Как восстановить пароль'. Ознакомиться с решением?"</text:p>
          </table:table-cell>
        </table:table-row>
        <table:table-row>
          <table:table-cell table:style-name="Таблица7.A2" office:value-type="string">
            <text:p text:style-name="P18"><text:span text:style-name="Strong_20_Emphasis"><text:span text:style-name="T12">Фактический результат</text:span></text:span></text:p>
          </table:table-cell>
          <table:table-cell table:style-name="Таблица7.A2" office:value-type="string">
            <text:p text:style-name="P23">(заполняется при тестировании)</text:p>
          </table:table-cell>
        </table:table-row>
        <table:table-row>
          <table:table-cell table:style-name="Таблица7.A2" office:value-type="string">
            <text:p text:style-name="P18"><text:span text:style-name="Strong_20_Emphasis"><text:span text:style-name="T12">Статус</text:span></text:span></text:p>
          </table:table-cell>
          <table:table-cell table:style-name="Таблица7.A2" office:value-type="string">
            <text:p text:style-name="P24">(Пройден / Не пройден)</text:p>
          </table:table-cell>
        </table:table-row>
      </table:table>
      <text:h text:style-name="P6" text:outline-level="4">Тестовый сценарий №2: Эскалация заявки оператору</text:h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31">Параметр</text:p>
            </table:table-cell>
            <table:table-cell table:style-name="Таблица8.A1" office:value-type="string">
              <text:p text:style-name="P31">Значение</text:p>
            </table:table-cell>
          </table:table-row>
        </table:table-header-rows>
        <table:table-row>
          <table:table-cell table:style-name="Таблица8.A2" office:value-type="string">
            <text:p text:style-name="P18"><text:span text:style-name="Strong_20_Emphasis"><text:span text:style-name="T12">ID теста</text:span></text:span></text:p>
          </table:table-cell>
          <table:table-cell table:style-name="Таблица8.A2" office:value-type="string">
            <text:p text:style-name="P23">TC-002</text:p>
          </table:table-cell>
        </table:table-row>
        <table:table-row>
          <table:table-cell table:style-name="Таблица8.A2" office:value-type="string">
            <text:p text:style-name="P18"><text:span text:style-name="Strong_20_Emphasis"><text:span text:style-name="T12">Название</text:span></text:span></text:p>
          </table:table-cell>
          <table:table-cell table:style-name="Таблица8.A2" office:value-type="string">
            <text:p text:style-name="P23">Передача заявки оператору при отрицательном ответе пользователя</text:p>
          </table:table-cell>
        </table:table-row>
        <table:table-row>
          <table:table-cell table:style-name="Таблица8.A2" office:value-type="string">
            <text:p text:style-name="P18"><text:span text:style-name="Strong_20_Emphasis"><text:span text:style-name="T12">Цель теста</text:span></text:span></text:p>
          </table:table-cell>
          <table:table-cell table:style-name="Таблица8.A2" office:value-type="string">
            <text:p text:style-name="P23">Проверить механизм эскалации заявки, когда предложенное решение не помогло</text:p>
          </table:table-cell>
        </table:table-row>
        <table:table-row>
          <table:table-cell table:style-name="Таблица8.A2" office:value-type="string">
            <text:p text:style-name="P18"><text:span text:style-name="Strong_20_Emphasis"><text:span text:style-name="T12">Предусловия</text:span></text:span></text:p>
          </table:table-cell>
          <table:table-cell table:style-name="Таблица8.A2" office:value-type="string">
            <text:p text:style-name="P23">Пользователь в диалоге с ботом, бот предложил решение (статью)</text:p>
          </table:table-cell>
        </table:table-row>
        <table:table-row>
          <table:table-cell table:style-name="Таблица8.A2" office:value-type="string">
            <text:p text:style-name="P18"><text:span text:style-name="Strong_20_Emphasis"><text:span text:style-name="T12">Шаги</text:span></text:span></text:p>
          </table:table-cell>
          <table:table-cell table:style-name="Таблица8.A2" office:value-type="string">
            <text:p text:style-name="P23">1. После получения предложения бота пользователь нажимает "Не помогло"<text:line-break/>2. Система предлагает соединить с оператором, пользователь подтверждает</text:p>
          </table:table-cell>
        </table:table-row>
        <table:table-row>
          <table:table-cell table:style-name="Таблица8.A2" office:value-type="string">
            <text:p text:style-name="P18"><text:span text:style-name="Strong_20_Emphasis"><text:span text:style-name="T12">Ожидаемый результат</text:span></text:span></text:p>
          </table:table-cell>
          <table:table-cell table:style-name="Таблица8.A2" office:value-type="string">
            <text:p text:style-name="P23">1. Заявка создается и передается в список активных заявок оператора<text:line-break/>2. В карточке заявки сохраняется история диалога с ботом<text:line-break/>3. У оператора появляется уведомление о новой заявке</text:p>
          </table:table-cell>
        </table:table-row>
        <table:table-row>
          <table:table-cell table:style-name="Таблица8.A2" office:value-type="string">
            <text:p text:style-name="P18"><text:span text:style-name="Strong_20_Emphasis"><text:span text:style-name="T12">Фактический результат</text:span></text:span></text:p>
          </table:table-cell>
          <table:table-cell table:style-name="Таблица8.A2" office:value-type="string">
            <text:p text:style-name="P23">(заполняется при тестировании)</text:p>
          </table:table-cell>
        </table:table-row>
        <table:table-row>
          <table:table-cell table:style-name="Таблица8.A2" office:value-type="string">
            <text:p text:style-name="P18"><text:span text:style-name="Strong_20_Emphasis"><text:span text:style-name="T12">Статус</text:span></text:span></text:p>
          </table:table-cell>
          <table:table-cell table:style-name="Таблица8.A2" office:value-type="string">
            <text:p text:style-name="P24">(Пройден / Не пройден)</text:p>
          </table:table-cell>
        </table:table-row>
      </table:table>
      <text:h text:style-name="P6" text:outline-level="4">Тестовый сценарий №3: Работа оператора с заявкой</text:h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31">Параметр</text:p>
            </table:table-cell>
            <table:table-cell table:style-name="Таблица9.A1" office:value-type="string">
              <text:p text:style-name="P31">Значение</text:p>
            </table:table-cell>
          </table:table-row>
        </table:table-header-rows>
        <table:table-row>
          <table:table-cell table:style-name="Таблица9.A2" office:value-type="string">
            <text:p text:style-name="P18"><text:span text:style-name="Strong_20_Emphasis"><text:span text:style-name="T12">ID теста</text:span></text:span></text:p>
          </table:table-cell>
          <table:table-cell table:style-name="Таблица9.A2" office:value-type="string">
            <text:p text:style-name="P23">TC-003</text:p>
          </table:table-cell>
        </table:table-row>
        <text:soft-page-break/>
        <table:table-row>
          <table:table-cell table:style-name="Таблица9.A2" office:value-type="string">
            <text:p text:style-name="P18"><text:span text:style-name="Strong_20_Emphasis"><text:span text:style-name="T12">Название</text:span></text:span></text:p>
          </table:table-cell>
          <table:table-cell table:style-name="Таблица9.A2" office:value-type="string">
            <text:p text:style-name="P23">Принятие заявки в работу и ответ пользователю</text:p>
          </table:table-cell>
        </table:table-row>
        <table:table-row>
          <table:table-cell table:style-name="Таблица9.A2" office:value-type="string">
            <text:p text:style-name="P18"><text:span text:style-name="Strong_20_Emphasis"><text:span text:style-name="T12">Цель теста</text:span></text:span></text:p>
          </table:table-cell>
          <table:table-cell table:style-name="Таблица9.A2" office:value-type="string">
            <text:p text:style-name="P23">Проверить функциональность рабочего места оператора</text:p>
          </table:table-cell>
        </table:table-row>
        <table:table-row>
          <table:table-cell table:style-name="Таблица9.A2" office:value-type="string">
            <text:p text:style-name="P18"><text:span text:style-name="Strong_20_Emphasis"><text:span text:style-name="T12">Предусловия</text:span></text:span></text:p>
          </table:table-cell>
          <table:table-cell table:style-name="Таблица9.A2" office:value-type="string">
            <text:p text:style-name="P23">В системе есть активная заявка, переданная от бота (TC-002)</text:p>
          </table:table-cell>
        </table:table-row>
        <table:table-row>
          <table:table-cell table:style-name="Таблица9.A2" office:value-type="string">
            <text:p text:style-name="P18"><text:span text:style-name="Strong_20_Emphasis"><text:span text:style-name="T12">Шаги</text:span></text:span></text:p>
          </table:table-cell>
          <table:table-cell table:style-name="Таблица9.A2" office:value-type="string">
            <text:p text:style-name="P23">1. Оператор открывает список активных заявок<text:line-break/>2. Выбирает заявку №1236<text:line-break/>3. Нажимает "Взять в работу"<text:line-break/>4. Изучает историю диалога с ботом<text:line-break/>5. Вводит ответ: "Здравствуйте, помогу вам восстановить пароль. Перейдите по ссылке..."<text:line-break/>6. Нажимает "Отправить"<text:line-break/>7. Нажимает "Закрыть заявку"</text:p>
          </table:table-cell>
        </table:table-row>
        <table:table-row>
          <table:table-cell table:style-name="Таблица9.A2" office:value-type="string">
            <text:p text:style-name="P18"><text:span text:style-name="Strong_20_Emphasis"><text:span text:style-name="T12">Ожидаемый результат</text:span></text:span></text:p>
          </table:table-cell>
          <table:table-cell table:style-name="Таблица9.A2" office:value-type="string">
            <text:p text:style-name="P23">1. Статус заявки меняется на "В работе"<text:line-break/>2. Ответ отправляется пользователю<text:line-break/>3. После закрытия заявка перемещается в архив<text:line-break/>4. В истории фиксируется время и автор действий</text:p>
          </table:table-cell>
        </table:table-row>
        <table:table-row>
          <table:table-cell table:style-name="Таблица9.A2" office:value-type="string">
            <text:p text:style-name="P18"><text:span text:style-name="Strong_20_Emphasis"><text:span text:style-name="T12">Фактический результат</text:span></text:span></text:p>
          </table:table-cell>
          <table:table-cell table:style-name="Таблица9.A2" office:value-type="string">
            <text:p text:style-name="P23">(заполняется при тестировании)</text:p>
          </table:table-cell>
        </table:table-row>
        <table:table-row>
          <table:table-cell table:style-name="Таблица9.A2" office:value-type="string">
            <text:p text:style-name="P18"><text:span text:style-name="Strong_20_Emphasis"><text:span text:style-name="T12">Статус</text:span></text:span></text:p>
          </table:table-cell>
          <table:table-cell table:style-name="Таблица9.A2" office:value-type="string">
            <text:p text:style-name="P24">(Пройден / Не пройден)</text:p>
          </table:table-cell>
        </table:table-row>
      </table:table>
      <text:h text:style-name="P6" text:outline-level="4">Тестовый сценарий №4: Управление базой знаний (администратор)</text:h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31">Параметр</text:p>
            </table:table-cell>
            <table:table-cell table:style-name="Таблица10.A1" office:value-type="string">
              <text:p text:style-name="P31">Значение</text:p>
            </table:table-cell>
          </table:table-row>
        </table:table-header-rows>
        <table:table-row>
          <table:table-cell table:style-name="Таблица10.A2" office:value-type="string">
            <text:p text:style-name="P18"><text:span text:style-name="Strong_20_Emphasis"><text:span text:style-name="T12">ID теста</text:span></text:span></text:p>
          </table:table-cell>
          <table:table-cell table:style-name="Таблица10.A2" office:value-type="string">
            <text:p text:style-name="P23">TC-004</text:p>
          </table:table-cell>
        </table:table-row>
        <table:table-row>
          <table:table-cell table:style-name="Таблица10.A2" office:value-type="string">
            <text:p text:style-name="P18"><text:span text:style-name="Strong_20_Emphasis"><text:span text:style-name="T12">Название</text:span></text:span></text:p>
          </table:table-cell>
          <table:table-cell table:style-name="Таблица10.A2" office:value-type="string">
            <text:p text:style-name="P23">Добавление новой статьи в базу знаний</text:p>
          </table:table-cell>
        </table:table-row>
        <table:table-row>
          <table:table-cell table:style-name="Таблица10.A2" office:value-type="string">
            <text:p text:style-name="P18"><text:span text:style-name="Strong_20_Emphasis"><text:span text:style-name="T12">Цель теста</text:span></text:span></text:p>
          </table:table-cell>
          <table:table-cell table:style-name="Таблица10.A2" office:value-type="string">
            <text:p text:style-name="P23">Проверить функциональность администратора по управлению БЗ</text:p>
          </table:table-cell>
        </table:table-row>
        <table:table-row>
          <table:table-cell table:style-name="Таблица10.A2" office:value-type="string">
            <text:p text:style-name="P18"><text:span text:style-name="Strong_20_Emphasis"><text:span text:style-name="T12">Предусловия</text:span></text:span></text:p>
          </table:table-cell>
          <table:table-cell table:style-name="Таблица10.A2" office:value-type="string">
            <text:p text:style-name="P23">Пользователь с ролью "Администратор" авторизован в системе</text:p>
          </table:table-cell>
        </table:table-row>
        <table:table-row>
          <table:table-cell table:style-name="Таблица10.A2" office:value-type="string">
            <text:p text:style-name="P18"><text:span text:style-name="Strong_20_Emphasis"><text:span text:style-name="T12">Шаги</text:span></text:span></text:p>
          </table:table-cell>
          <table:table-cell table:style-name="Таблица10.A2" office:value-type="string">
            <text:p text:style-name="P23">1. Перейти в раздел "База знаний"<text:line-break/>2. Нажать кнопку "Добавить статью"<text:line-break/>3. Заполнить поля:<text:line-break/>- Название: "Настройка кассового модуля"<text:line-break/>- Категория: "Касса"<text:line-break/>- Ключевые слова: "касса, настройка, ошибка"<text:line-break/><text:soft-page-break/>- Текст статьи: "Для настройки кассового модуля выполните..."<text:line-break/>4. Нажать "Сохранить"<text:line-break/>5. Выполнить поиск по ключевому слову "касса"</text:p>
          </table:table-cell>
        </table:table-row>
        <table:table-row>
          <table:table-cell table:style-name="Таблица10.A2" office:value-type="string">
            <text:p text:style-name="P18"><text:span text:style-name="Strong_20_Emphasis"><text:span text:style-name="T12">Ожидаемый результат</text:span></text:span></text:p>
          </table:table-cell>
          <table:table-cell table:style-name="Таблица10.A2" office:value-type="string">
            <text:p text:style-name="P23">1. Статья сохраняется и отображается в списке<text:line-break/>2. При поиске по ключевому слову статья находится<text:line-break/>3. Статья доступна для просмотра операторами</text:p>
          </table:table-cell>
        </table:table-row>
        <table:table-row>
          <table:table-cell table:style-name="Таблица10.A2" office:value-type="string">
            <text:p text:style-name="P18"><text:span text:style-name="Strong_20_Emphasis"><text:span text:style-name="T12">Фактический результат</text:span></text:span></text:p>
          </table:table-cell>
          <table:table-cell table:style-name="Таблица10.A2" office:value-type="string">
            <text:p text:style-name="P23">(заполняется при тестировании)</text:p>
          </table:table-cell>
        </table:table-row>
        <table:table-row>
          <table:table-cell table:style-name="Таблица10.A2" office:value-type="string">
            <text:p text:style-name="P18"><text:span text:style-name="Strong_20_Emphasis"><text:span text:style-name="T12">Статус</text:span></text:span></text:p>
          </table:table-cell>
          <table:table-cell table:style-name="Таблица10.A2" office:value-type="string">
            <text:p text:style-name="P24">(Пройден / Не пройден)</text:p>
          </table:table-cell>
        </table:table-row>
      </table:table>
      <text:h text:style-name="P6" text:outline-level="4">Тестовый сценарий №5: Проверка разграничения прав доступа</text:h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31">Параметр</text:p>
            </table:table-cell>
            <table:table-cell table:style-name="Таблица11.A1" office:value-type="string">
              <text:p text:style-name="P31">Значение</text:p>
            </table:table-cell>
          </table:table-row>
        </table:table-header-rows>
        <table:table-row>
          <table:table-cell table:style-name="Таблица11.A2" office:value-type="string">
            <text:p text:style-name="P18"><text:span text:style-name="Strong_20_Emphasis"><text:span text:style-name="T12">ID теста</text:span></text:span></text:p>
          </table:table-cell>
          <table:table-cell table:style-name="Таблица11.A2" office:value-type="string">
            <text:p text:style-name="P23">TC-005</text:p>
          </table:table-cell>
        </table:table-row>
        <table:table-row>
          <table:table-cell table:style-name="Таблица11.A2" office:value-type="string">
            <text:p text:style-name="P18"><text:span text:style-name="Strong_20_Emphasis"><text:span text:style-name="T12">Название</text:span></text:span></text:p>
          </table:table-cell>
          <table:table-cell table:style-name="Таблица11.A2" office:value-type="string">
            <text:p text:style-name="P23">Проверка недоступности функций для оператора</text:p>
          </table:table-cell>
        </table:table-row>
        <table:table-row>
          <table:table-cell table:style-name="Таблица11.A2" office:value-type="string">
            <text:p text:style-name="P18"><text:span text:style-name="Strong_20_Emphasis"><text:span text:style-name="T12">Цель теста</text:span></text:span></text:p>
          </table:table-cell>
          <table:table-cell table:style-name="Таблица11.A2" office:value-type="string">
            <text:p text:style-name="P23">Убедиться, что пользователь с ролью "Оператор" не имеет доступа к административным функциям</text:p>
          </table:table-cell>
        </table:table-row>
        <table:table-row>
          <table:table-cell table:style-name="Таблица11.A2" office:value-type="string">
            <text:p text:style-name="P18"><text:span text:style-name="Strong_20_Emphasis"><text:span text:style-name="T12">Предусловия</text:span></text:span></text:p>
          </table:table-cell>
          <table:table-cell table:style-name="Таблица11.A2" office:value-type="string">
            <text:p text:style-name="P23">Пользователь с ролью "Оператор" авторизован в системе</text:p>
          </table:table-cell>
        </table:table-row>
        <table:table-row>
          <table:table-cell table:style-name="Таблица11.A2" office:value-type="string">
            <text:p text:style-name="P18"><text:span text:style-name="Strong_20_Emphasis"><text:span text:style-name="T12">Шаги</text:span></text:span></text:p>
          </table:table-cell>
          <table:table-cell table:style-name="Таблица11.A2" office:value-type="string">
            <text:p text:style-name="P23">1. Проверить наличие в меню пункта "Управление пользователями"<text:line-break/>2. Попытаться перейти по прямому URL к странице управления пользователями (если веб-интерфейс)<text:line-break/>3. Попытаться удалить статью из базы знаний</text:p>
          </table:table-cell>
        </table:table-row>
        <table:table-row>
          <table:table-cell table:style-name="Таблица11.A2" office:value-type="string">
            <text:p text:style-name="P18"><text:span text:style-name="Strong_20_Emphasis"><text:span text:style-name="T12">Ожидаемый результат</text:span></text:span></text:p>
          </table:table-cell>
          <table:table-cell table:style-name="Таблица11.A2" office:value-type="string">
            <text:p text:style-name="P23">1. Пункт меню отсутствует<text:line-break/>2. При попытке перехода выдается сообщение об ошибке доступа или перенаправление на главную<text:line-break/>3. Кнопка удаления статей неактивна или отсутствует</text:p>
          </table:table-cell>
        </table:table-row>
        <table:table-row>
          <table:table-cell table:style-name="Таблица11.A2" office:value-type="string">
            <text:p text:style-name="P18"><text:span text:style-name="Strong_20_Emphasis"><text:span text:style-name="T12">Фактический результат</text:span></text:span></text:p>
          </table:table-cell>
          <table:table-cell table:style-name="Таблица11.A2" office:value-type="string">
            <text:p text:style-name="P23">(заполняется при тестировании)</text:p>
          </table:table-cell>
        </table:table-row>
        <table:table-row>
          <table:table-cell table:style-name="Таблица11.A2" office:value-type="string">
            <text:p text:style-name="P18"><text:span text:style-name="Strong_20_Emphasis"><text:span text:style-name="T12">Статус</text:span></text:span></text:p>
          </table:table-cell>
          <table:table-cell table:style-name="Таблица11.A2" office:value-type="string">
            <text:p text:style-name="P24">(Пройден / Не пройден)</text:p>
          </table:table-cell>
        </table:table-row>
      </table:table>
      <text:h text:style-name="P4" text:outline-level="3">4. Выявление возможных замечаний и ошибок</text:h>
      <text:p text:style-name="P80">В ходе тестирования могут быть выявлены следующие типовые ошибки:</text:p>
      <table:table table:name="Таблица12" table:style-name="Таблица12">
        <table:table-column table:style-name="Таблица12.A"/>
        <table:table-column table:style-name="Таблица12.B"/>
        <table:table-header-rows>
          <text:soft-page-break/>
          <table:table-row>
            <table:table-cell table:style-name="Таблица12.A1" office:value-type="string">
              <text:p text:style-name="P31">Категория</text:p>
            </table:table-cell>
            <table:table-cell table:style-name="Таблица12.A1" office:value-type="string">
              <text:p text:style-name="P31">Примеры ошибок</text:p>
            </table:table-cell>
          </table:table-row>
        </table:table-header-rows>
        <table:table-row>
          <table:table-cell table:style-name="Таблица12.A2" office:value-type="string">
            <text:p text:style-name="P18"><text:span text:style-name="Strong_20_Emphasis"><text:span text:style-name="T12">Функциональные ошибки</text:span></text:span></text:p>
          </table:table-cell>
          <table:table-cell table:style-name="Таблица12.A2" office:value-type="string">
            <text:p text:style-name="P23">- Бот не распознает ключевые слова<text:line-break/>- Заявка не передается оператору<text:line-break/>- Не отправляются уведомления<text:line-break/>- Ошибки при сохранении статей</text:p>
          </table:table-cell>
        </table:table-row>
        <table:table-row>
          <table:table-cell table:style-name="Таблица12.A2" office:value-type="string">
            <text:p text:style-name="P18"><text:span text:style-name="Strong_20_Emphasis"><text:span text:style-name="T12">Ошибки интерфейса</text:span></text:span></text:p>
          </table:table-cell>
          <table:table-cell table:style-name="Таблица12.A2" office:value-type="string">
            <text:p text:style-name="P23">- Некорректное отображение элементов<text:line-break/>- Непонятные сообщения об ошибках<text:line-break/>- Сбитая верстка<text:line-break/>- Отсутствует подтверждение действий</text:p>
          </table:table-cell>
        </table:table-row>
        <table:table-row>
          <table:table-cell table:style-name="Таблица12.A2" office:value-type="string">
            <text:p text:style-name="P18"><text:span text:style-name="Strong_20_Emphasis"><text:span text:style-name="T12">Ошибки производительности</text:span></text:span></text:p>
          </table:table-cell>
          <table:table-cell table:style-name="Таблица12.A2" office:value-type="string">
            <text:p text:style-name="P23">- Долгая загрузка списка заявок<text:line-break/>- Задержки при отправке сообщений<text:line-break/>- Медленный поиск по БЗ</text:p>
          </table:table-cell>
        </table:table-row>
        <table:table-row>
          <table:table-cell table:style-name="Таблица12.A2" office:value-type="string">
            <text:p text:style-name="P18"><text:span text:style-name="Strong_20_Emphasis"><text:span text:style-name="T12">Ошибки безопасности</text:span></text:span></text:p>
          </table:table-cell>
          <table:table-cell table:style-name="Таблица12.A2" office:value-type="string">
            <text:p text:style-name="P23">- Доступ к функциям без авторизации<text:line-break/>- Возможность просмотра чужих заявок<text:line-break/>- Отсутствие журналирования</text:p>
          </table:table-cell>
        </table:table-row>
        <table:table-row>
          <table:table-cell table:style-name="Таблица12.A2" office:value-type="string">
            <text:p text:style-name="P18"><text:span text:style-name="Strong_20_Emphasis"><text:span text:style-name="T12">Ошибки данных</text:span></text:span></text:p>
          </table:table-cell>
          <table:table-cell table:style-name="Таблица12.A2" office:value-type="string">
            <text:p text:style-name="P24">- Потеря данных при сбое<text:line-break/>- Некорректное отображение дат<text:line-break/>- Ошибки при импорте/экспорте</text:p>
          </table:table-cell>
        </table:table-row>
      </table:table>
      <text:h text:style-name="P4" text:outline-level="3">5. Порядок устранения выявленных ошибок</text:h>
      <text:p text:style-name="P157">text</text:p>
      <text:p text:style-name="P11">┌─────────────────┐</text:p>
      <text:p text:style-name="P12">│ <text:span text:style-name="T19">РЕГИСТРАЦИЯ <text:s text:c="4"/>│ ← Тестировщик фиксирует ошибку в журнале</text:span></text:p>
      <text:p text:style-name="P12">│ <text:s text:c="2"/><text:span text:style-name="T19">ОШИБКИ <text:s text:c="7"/>│ <text:s text:c="2"/>(баг-трекинговой системе)</text:span></text:p>
      <text:p text:style-name="P12">└─────────────────┘</text:p>
      <text:p text:style-name="P12"><text:s text:c="9"/>▼</text:p>
      <text:p text:style-name="P12">┌─────────────────┐</text:p>
      <text:p text:style-name="P12">│ <text:span text:style-name="T19">АНАЛИЗ ПРИЧИНЫ <text:s/>│ ← Разработчик анализирует код,</text:span></text:p>
      <text:p text:style-name="P12">│ <text:s text:c="16"/>│ <text:s text:c="2"/><text:span text:style-name="T19">определяет причину</text:span></text:p>
      <text:p text:style-name="P12">└─────────────────┘</text:p>
      <text:p text:style-name="P12"><text:s text:c="9"/>▼</text:p>
      <text:p text:style-name="P12">┌─────────────────┐</text:p>
      <text:p text:style-name="P12">│ <text:span text:style-name="T19">ИСПРАВЛЕНИЕ <text:s text:c="4"/>│ ← Разработчик вносит изменения</text:span></text:p>
      <text:p text:style-name="P12">│ <text:s text:c="16"/>│ <text:s text:c="2"/><text:span text:style-name="T19">в код</text:span></text:p>
      <text:p text:style-name="P12">└─────────────────┘</text:p>
      <text:p text:style-name="P12"><text:s text:c="9"/>▼</text:p>
      <text:p text:style-name="P12">┌─────────────────┐</text:p>
      <text:p text:style-name="P12"><text:soft-page-break/>│ <text:span text:style-name="T19">ПОВТОРНОЕ <text:s text:c="6"/>│ ← Тестировщик проверяет исправление</text:span></text:p>
      <text:p text:style-name="P12">│ <text:span text:style-name="T19">ТЕСТИРОВАНИЕ <text:s text:c="3"/>│ <text:s text:c="2"/>(регрессионное тестирование)</text:span></text:p>
      <text:p text:style-name="P12">└─────────────────┘</text:p>
      <text:p text:style-name="P12"><text:s text:c="9"/>▼</text:p>
      <text:p text:style-name="P12">┌─────────────────┐</text:p>
      <text:p text:style-name="P12">│ <text:span text:style-name="T19">ЗАКРЫТИЕ <text:s text:c="7"/>│ ← Если ошибка исправлена, статус</text:span></text:p>
      <text:p text:style-name="P12">│ <text:s text:c="2"/><text:span text:style-name="T19">ОШИБКИ <text:s text:c="7"/>│ <text:s text:c="2"/>меняется на "Закрыто"</text:span></text:p>
      <text:p text:style-name="P12">└─────────────────┘</text:p>
      <text:p text:style-name="P34"><text:span text:style-name="Strong_20_Emphasis"><text:span text:style-name="T10">Журнал регистрации ошибок (пример формы):</text:span></text:span></text:p>
      <text:p text:style-name="P34"><text:span text:style-name="Strong_20_Emphasis"><text:span text:style-name="T10">Таблица 9 – Журнал регистрации ошибок</text:span>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header-rows>
          <table:table-row>
            <table:table-cell table:style-name="Таблица13.A1" office:value-type="string">
              <text:p text:style-name="P32">№</text:p>
            </table:table-cell>
            <table:table-cell table:style-name="Таблица13.A1" office:value-type="string">
              <text:p text:style-name="P31">Дата</text:p>
            </table:table-cell>
            <table:table-cell table:style-name="Таблица13.A1" office:value-type="string">
              <text:p text:style-name="P31">Описание ошибки</text:p>
            </table:table-cell>
            <table:table-cell table:style-name="Таблица13.A1" office:value-type="string">
              <text:p text:style-name="P31">Шаги воспроизведения</text:p>
            </table:table-cell>
            <table:table-cell table:style-name="Таблица13.A1" office:value-type="string">
              <text:p text:style-name="P31">Приоритет</text:p>
            </table:table-cell>
            <table:table-cell table:style-name="Таблица13.A1" office:value-type="string">
              <text:p text:style-name="P31">Статус</text:p>
            </table:table-cell>
            <table:table-cell table:style-name="Таблица13.A1" office:value-type="string">
              <text:p text:style-name="P31">Ответственный</text:p>
            </table:table-cell>
            <table:table-cell table:style-name="Таблица13.A1" office:value-type="string">
              <text:p text:style-name="P31">Дата исправления</text:p>
            </table:table-cell>
          </table:table-row>
        </table:table-header-rows>
        <table:table-row>
          <table:table-cell table:style-name="Таблица13.A2" office:value-type="string">
            <text:p text:style-name="P23">1</text:p>
          </table:table-cell>
          <table:table-cell table:style-name="Таблица13.A2" office:value-type="string">
            <text:p text:style-name="P23">05.03.2025</text:p>
          </table:table-cell>
          <table:table-cell table:style-name="Таблица13.A2" office:value-type="string">
            <text:p text:style-name="P23">При нажатии "Взять в работу" заявка не меняет статус</text:p>
          </table:table-cell>
          <table:table-cell table:style-name="Таблица13.A2" office:value-type="string">
            <text:p text:style-name="P23">1. Открыть заявку<text:line-break/>2. Нажать кнопку</text:p>
          </table:table-cell>
          <table:table-cell table:style-name="Таблица13.A2" office:value-type="string">
            <text:p text:style-name="P23">Высокий</text:p>
          </table:table-cell>
          <table:table-cell table:style-name="Таблица13.A2" office:value-type="string">
            <text:p text:style-name="P23">В работе</text:p>
          </table:table-cell>
          <table:table-cell table:style-name="Таблица13.A2" office:value-type="string">
            <text:p text:style-name="P23">Иванов И.</text:p>
          </table:table-cell>
          <table:table-cell table:style-name="Таблица13.A2" office:value-type="string">
            <text:p text:style-name="P28"/>
          </table:table-cell>
        </table:table-row>
        <table:table-row>
          <table:table-cell table:style-name="Таблица13.A2" office:value-type="string">
            <text:p text:style-name="P23">2</text:p>
          </table:table-cell>
          <table:table-cell table:style-name="Таблица13.A2" office:value-type="string">
            <text:p text:style-name="P23">05.03.2025</text:p>
          </table:table-cell>
          <table:table-cell table:style-name="Таблица13.A2" office:value-type="string">
            <text:p text:style-name="P23">Бот не находит статью "Восстановление пароля"</text:p>
          </table:table-cell>
          <table:table-cell table:style-name="Таблица13.A2" office:value-type="string">
            <text:p text:style-name="P23">1. Создать заявку с текстом "забыл пароль"</text:p>
          </table:table-cell>
          <table:table-cell table:style-name="Таблица13.A2" office:value-type="string">
            <text:p text:style-name="P23">Средний</text:p>
          </table:table-cell>
          <table:table-cell table:style-name="Таблица13.A2" office:value-type="string">
            <text:p text:style-name="P23">Исправлено</text:p>
          </table:table-cell>
          <table:table-cell table:style-name="Таблица13.A2" office:value-type="string">
            <text:p text:style-name="P23">Петров П.</text:p>
          </table:table-cell>
          <table:table-cell table:style-name="Таблица13.A2" office:value-type="string">
            <text:p text:style-name="P23">06.03.2025</text:p>
          </table:table-cell>
        </table:table-row>
        <table:table-row>
          <table:table-cell table:style-name="Таблица13.A2" office:value-type="string">
            <text:p text:style-name="P23">3</text:p>
          </table:table-cell>
          <table:table-cell table:style-name="Таблица13.A2" office:value-type="string">
            <text:p text:style-name="P23">06.03.2025</text:p>
          </table:table-cell>
          <table:table-cell table:style-name="Таблица13.A2" office:value-type="string">
            <text:p text:style-name="P23">Ошибка при сохранении статьи с кириллицей</text:p>
          </table:table-cell>
          <table:table-cell table:style-name="Таблица13.A2" office:value-type="string">
            <text:p text:style-name="P23">1. Добавить статью с русским названием</text:p>
          </table:table-cell>
          <table:table-cell table:style-name="Таблица13.A2" office:value-type="string">
            <text:p text:style-name="P23">Низкий</text:p>
          </table:table-cell>
          <table:table-cell table:style-name="Таблица13.A2" office:value-type="string">
            <text:p text:style-name="P23">Новая</text:p>
          </table:table-cell>
          <table:table-cell table:style-name="Таблица13.A2" office:value-type="string">
            <text:p text:style-name="P23">Сидоров С.</text:p>
          </table:table-cell>
          <table:table-cell table:style-name="Таблица13.A2" office:value-type="string">
            <text:p text:style-name="P29"/>
          </table:table-cell>
        </table:table-row>
      </table:table>
      <text:h text:style-name="P4" text:outline-level="3">6. Пример заполненного тестового сценария с результатами</text:h>
      <text:p text:style-name="P34"><text:span text:style-name="Strong_20_Emphasis"><text:span text:style-name="T10">Тестовый сценарий №1 (заполненный после тестирования):</text:span></text:span>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31">Параметр</text:p>
            </table:table-cell>
            <table:table-cell table:style-name="Таблица14.A1" office:value-type="string">
              <text:p text:style-name="P31">Значение</text:p>
            </table:table-cell>
          </table:table-row>
        </table:table-header-rows>
        <table:table-row>
          <table:table-cell table:style-name="Таблица14.A2" office:value-type="string">
            <text:p text:style-name="P18"><text:span text:style-name="Strong_20_Emphasis"><text:span text:style-name="T12">ID теста</text:span></text:span></text:p>
          </table:table-cell>
          <table:table-cell table:style-name="Таблица14.A2" office:value-type="string">
            <text:p text:style-name="P23">TC-001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Название</text:span></text:span></text:p>
          </table:table-cell>
          <table:table-cell table:style-name="Таблица14.A2" office:value-type="string">
            <text:p text:style-name="P23">Создание заявки пользователем через веб-форму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Цель теста</text:span></text:span></text:p>
          </table:table-cell>
          <table:table-cell table:style-name="Таблица14.A2" office:value-type="string">
            <text:p text:style-name="P23">Проверить корректность создания заявки и автоматический поиск <text:soft-page-break/>решения в базе знаний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Предусловия</text:span></text:span></text:p>
          </table:table-cell>
          <table:table-cell table:style-name="Таблица14.A2" office:value-type="string">
            <text:p text:style-name="P23">Пользователь не авторизован, база знаний содержит статью "Как восстановить пароль"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Шаги</text:span></text:span></text:p>
          </table:table-cell>
          <table:table-cell table:style-name="Таблица14.A2" office:value-type="string">
            <text:p text:style-name="P23">1. Открыть страницу создания заявки<text:line-break/>2. Ввести имя: "Иван Петров"<text:line-break/>3. Ввести email: ivan@mail.ru<text:line-break/>4. Ввести текст: "Не могу войти в личный кабинет, забыл пароль"<text:line-break/>5. Нажать кнопку "Отправить"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Ожидаемый результат</text:span></text:span></text:p>
          </table:table-cell>
          <table:table-cell table:style-name="Таблица14.A2" office:value-type="string">
            <text:p text:style-name="P23">Система распознает ключевые слова, находит статью в БЗ и выдает ответ: "Возможно, вам поможет статья 'Как восстановить пароль'. Ознакомиться с решением?"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Фактический результат</text:span></text:span></text:p>
          </table:table-cell>
          <table:table-cell table:style-name="Таблица14.A2" office:value-type="string">
            <text:p text:style-name="P23">Система выдала сообщение: "Ваш запрос принят. Ожидайте ответа оператора" (статья не найдена, эскалация сразу оператору)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Статус</text:span></text:span></text:p>
          </table:table-cell>
          <table:table-cell table:style-name="Таблица14.A2" office:value-type="string">
            <text:p text:style-name="P18"><text:span text:style-name="Strong_20_Emphasis"><text:span text:style-name="T12">НЕ ПРОЙДЕН</text:span></text:span><text:span text:style-name="T13"> (ошибка: не работает поиск по БЗ)</text:span></text:p>
          </table:table-cell>
        </table:table-row>
        <table:table-row>
          <table:table-cell table:style-name="Таблица14.A2" office:value-type="string">
            <text:p text:style-name="P18"><text:span text:style-name="Strong_20_Emphasis"><text:span text:style-name="T12">Примечание</text:span></text:span></text:p>
          </table:table-cell>
          <table:table-cell table:style-name="Таблица14.A2" office:value-type="string">
            <text:p text:style-name="P24">Заведена ошибка №2 в журнале</text:p>
          </table:table-cell>
        </table:table-row>
      </table:table>
      <text:h text:style-name="P4" text:outline-level="3">7. Выводы о значении тестирования</text:h>
      <text:p text:style-name="P80">Тестирование является критически важным этапом внедрения ИС по следующим причинам:</text:p>
      <text:list text:style-name="L6">
        <text:list-item>
          <text:p text:style-name="P39"><text:span text:style-name="Strong_20_Emphasis"><text:span text:style-name="T10">Обеспечение качества</text:span></text:span><text:span text:style-name="T11"> — позволяет выявить и устранить дефекты до того, как с ними столкнутся реальные пользователи.</text:span></text:p>
        </text:list-item>
        <text:list-item>
          <text:p text:style-name="P39"><text:span text:style-name="Strong_20_Emphasis"><text:span text:style-name="T10">Снижение стоимости исправлений</text:span></text:span><text:span text:style-name="T11"> — чем раньше найдена ошибка, тем дешевле ее исправить. Ошибка, найденная на этапе тестирования, обходится в разы дешевле, чем ошибка, обнаруженная в процессе эксплуатации.</text:span></text:p>
        </text:list-item>
        <text:list-item>
          <text:p text:style-name="P39"><text:span text:style-name="Strong_20_Emphasis"><text:span text:style-name="T10">Повышение доверия пользователей</text:span></text:span><text:span text:style-name="T11"> — стабильно работающая система формирует положительное отношение и доверие.</text:span></text:p>
        </text:list-item>
        <text:list-item>
          <text:p text:style-name="P39"><text:span text:style-name="Strong_20_Emphasis"><text:span text:style-name="T10">Соответствие требованиям</text:span></text:span><text:span text:style-name="T11"> — тестирование подтверждает, что система действительно реализует все заявленные функции.</text:span></text:p>
        </text:list-item>
        <text:list-item>
          <text:p text:style-name="P39"><text:span text:style-name="Strong_20_Emphasis"><text:span text:style-name="T10">Снижение рисков</text:span></text:span><text:span text:style-name="T11"> — уменьшается вероятность сбоев, потери данных и других инцидентов в продуктивной среде.</text:span></text:p>
        </text:list-item>
        <text:list-item>
          <text:p text:style-name="P39"><text:span text:style-name="Strong_20_Emphasis"><text:span text:style-name="T10">Экономия ресурсов поддержки</text:span></text:span><text:span text:style-name="T11"> — качественная система требует меньше обращений в службу поддержки.</text:span></text:p>
        </text:list-item>
      </text:list>
      <text:p text:style-name="P80"><text:soft-page-break/>Для АИС «Система регистрации заявок пользователей» особое значение имеют тестирование автоматических сценариев (бота) и проверка корректности эскалации, так как именно эти функции определяют эффективность автоматизации.</text:p>
      <text:p text:style-name="P17"/>
      <text:h text:style-name="P2" text:outline-level="2">№<text:span text:style-name="T2">10: ОРГАНИЗАЦИЯ МОНИТОРИНГА ПРОЦЕССА ВНЕДРЕНИЯ</text:span></text:h>
      <text:h text:style-name="P4" text:outline-level="3">1. Изучение понятия мониторинга внедрения</text:h>
      <text:p text:style-name="P34"><text:span text:style-name="Strong_20_Emphasis"><text:span text:style-name="T10">Мониторинг процесса внедрения ИС</text:span></text:span><text:span text:style-name="T11"> — это систематическое наблюдение и контроль за ходом выполнения работ по внедрению информационной системы с целью своевременного выявления отклонений от плана, оценки качества выполнения задач и принятия управленческих решений.</text:span></text:p>
      <text:p text:style-name="P34"><text:span text:style-name="Strong_20_Emphasis"><text:span text:style-name="T10">Основные задачи мониторинга:</text:span></text:span></text:p>
      <text:list text:style-name="L7">
        <text:list-item>
          <text:p text:style-name="P85">Отслеживание соблюдения сроков выполнения этапов;</text:p>
        </text:list-item>
        <text:list-item>
          <text:p text:style-name="P85">Контроль качества выполняемых работ;</text:p>
        </text:list-item>
        <text:list-item>
          <text:p text:style-name="P85">Выявление проблем и рисков на ранних стадиях;</text:p>
        </text:list-item>
        <text:list-item>
          <text:p text:style-name="P85">Оценка готовности системы к вводу в эксплуатацию;</text:p>
        </text:list-item>
        <text:list-item>
          <text:p text:style-name="P85">Информирование руководства о ходе внедрения;</text:p>
        </text:list-item>
        <text:list-item>
          <text:p text:style-name="P85">Обеспечение прозрачности процесса для всех участников.</text:p>
        </text:list-item>
      </text:list>
      <text:h text:style-name="P4" text:outline-level="3">2. Показатели мониторинга</text:h>
      <text:p text:style-name="P80">Для АИС «Система регистрации заявок пользователей» определены следующие показатели мониторинга: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header-rows>
          <table:table-row>
            <table:table-cell table:style-name="Таблица15.A1" office:value-type="string">
              <text:p text:style-name="P31">Группа показателей</text:p>
            </table:table-cell>
            <table:table-cell table:style-name="Таблица15.A1" office:value-type="string">
              <text:p text:style-name="P31">Показатель</text:p>
            </table:table-cell>
            <table:table-cell table:style-name="Таблица15.A1" office:value-type="string">
              <text:p text:style-name="P31">Описание</text:p>
            </table:table-cell>
            <table:table-cell table:style-name="Таблица15.A1" office:value-type="string">
              <text:p text:style-name="P31">Единица измерения</text:p>
            </table:table-cell>
          </table:table-row>
        </table:table-header-rows>
        <table:table-row>
          <table:table-cell table:style-name="Таблица15.A2" office:value-type="string">
            <text:p text:style-name="P18"><text:span text:style-name="Strong_20_Emphasis"><text:span text:style-name="T12">Сроки</text:span></text:span></text:p>
          </table:table-cell>
          <table:table-cell table:style-name="Таблица15.A2" office:value-type="string">
            <text:p text:style-name="P23">Выполнение календарного плана</text:p>
          </table:table-cell>
          <table:table-cell table:style-name="Таблица15.A2" office:value-type="string">
            <text:p text:style-name="P23">Процент выполненных работ от запланированных</text:p>
          </table:table-cell>
          <table:table-cell table:style-name="Таблица15.A2" office:value-type="string">
            <text:p text:style-name="P23">%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Отклонение от графика</text:p>
          </table:table-cell>
          <table:table-cell table:style-name="Таблица15.A2" office:value-type="string">
            <text:p text:style-name="P23">Разница между плановой и фактической датой завершения этапа</text:p>
          </table:table-cell>
          <table:table-cell table:style-name="Таблица15.A2" office:value-type="string">
            <text:p text:style-name="P23">дни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Своевременность поставки артефактов</text:p>
          </table:table-cell>
          <table:table-cell table:style-name="Таблица15.A2" office:value-type="string">
            <text:p text:style-name="P23">Факт предоставления документации в срок</text:p>
          </table:table-cell>
          <table:table-cell table:style-name="Таблица15.A2" office:value-type="string">
            <text:p text:style-name="P23">да/нет</text:p>
          </table:table-cell>
        </table:table-row>
        <table:table-row>
          <table:table-cell table:style-name="Таблица15.A2" office:value-type="string">
            <text:p text:style-name="P18"><text:span text:style-name="Strong_20_Emphasis"><text:span text:style-name="T12">Качество</text:span></text:span></text:p>
          </table:table-cell>
          <table:table-cell table:style-name="Таблица15.A2" office:value-type="string">
            <text:p text:style-name="P23">Количество выявленных <text:soft-page-break/>ошибок</text:p>
          </table:table-cell>
          <table:table-cell table:style-name="Таблица15.A2" office:value-type="string">
            <text:p text:style-name="P23">Число дефектов на этапе <text:soft-page-break/>тестирования</text:p>
          </table:table-cell>
          <table:table-cell table:style-name="Таблица15.A2" office:value-type="string">
            <text:p text:style-name="P23">шт.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Количество критических ошибок</text:p>
          </table:table-cell>
          <table:table-cell table:style-name="Таблица15.A2" office:value-type="string">
            <text:p text:style-name="P23">Ошибки, блокирующие работу системы</text:p>
          </table:table-cell>
          <table:table-cell table:style-name="Таблица15.A2" office:value-type="string">
            <text:p text:style-name="P23">шт.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Процент успешно пройденных тестов</text:p>
          </table:table-cell>
          <table:table-cell table:style-name="Таблица15.A2" office:value-type="string">
            <text:p text:style-name="P23">Доля тест-кейсов с положительным результатом</text:p>
          </table:table-cell>
          <table:table-cell table:style-name="Таблица15.A2" office:value-type="string">
            <text:p text:style-name="P23">%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Соответствие требованиям ТЗ</text:p>
          </table:table-cell>
          <table:table-cell table:style-name="Таблица15.A2" office:value-type="string">
            <text:p text:style-name="P23">Оценка полноты реализации функций</text:p>
          </table:table-cell>
          <table:table-cell table:style-name="Таблица15.A2" office:value-type="string">
            <text:p text:style-name="P23">%</text:p>
          </table:table-cell>
        </table:table-row>
        <table:table-row>
          <table:table-cell table:style-name="Таблица15.A2" office:value-type="string">
            <text:p text:style-name="P18"><text:span text:style-name="Strong_20_Emphasis"><text:span text:style-name="T12">Ресурсы</text:span></text:span></text:p>
          </table:table-cell>
          <table:table-cell table:style-name="Таблица15.A2" office:value-type="string">
            <text:p text:style-name="P23">Освоение бюджета</text:p>
          </table:table-cell>
          <table:table-cell table:style-name="Таблица15.A2" office:value-type="string">
            <text:p text:style-name="P23">Процент потраченных средств от запланированных</text:p>
          </table:table-cell>
          <table:table-cell table:style-name="Таблица15.A2" office:value-type="string">
            <text:p text:style-name="P23">%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Загруженность команды</text:p>
          </table:table-cell>
          <table:table-cell table:style-name="Таблица15.A2" office:value-type="string">
            <text:p text:style-name="P23">Фактическое время работы участников</text:p>
          </table:table-cell>
          <table:table-cell table:style-name="Таблица15.A2" office:value-type="string">
            <text:p text:style-name="P23">чел.-часы</text:p>
          </table:table-cell>
        </table:table-row>
        <table:table-row>
          <table:table-cell table:style-name="Таблица15.A2" office:value-type="string">
            <text:p text:style-name="P18"><text:span text:style-name="Strong_20_Emphasis"><text:span text:style-name="T12">Готовность системы</text:span></text:span></text:p>
          </table:table-cell>
          <table:table-cell table:style-name="Таблица15.A2" office:value-type="string">
            <text:p text:style-name="P23">Готовность модулей</text:p>
          </table:table-cell>
          <table:table-cell table:style-name="Таблица15.A2" office:value-type="string">
            <text:p text:style-name="P23">Процент завершенных модулей</text:p>
          </table:table-cell>
          <table:table-cell table:style-name="Таблица15.A2" office:value-type="string">
            <text:p text:style-name="P23">%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Готовность документации</text:p>
          </table:table-cell>
          <table:table-cell table:style-name="Таблица15.A2" office:value-type="string">
            <text:p text:style-name="P23">Наличие и полнота документов</text:p>
          </table:table-cell>
          <table:table-cell table:style-name="Таблица15.A2" office:value-type="string">
            <text:p text:style-name="P23">%</text:p>
          </table:table-cell>
        </table:table-row>
        <table:table-row>
          <table:table-cell table:style-name="Таблица15.A2" office:value-type="string">
            <text:p text:style-name="P28"/>
          </table:table-cell>
          <table:table-cell table:style-name="Таблица15.A2" office:value-type="string">
            <text:p text:style-name="P23">Готовность пользователей</text:p>
          </table:table-cell>
          <table:table-cell table:style-name="Таблица15.A2" office:value-type="string">
            <text:p text:style-name="P23">Количество обученных сотрудников</text:p>
          </table:table-cell>
          <table:table-cell table:style-name="Таблица15.A2" office:value-type="string">
            <text:p text:style-name="P24">чел.</text:p>
          </table:table-cell>
        </table:table-row>
      </table:table>
      <text:h text:style-name="P4" text:outline-level="3">3. Инструменты мониторинга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header-rows>
          <table:table-row>
            <table:table-cell table:style-name="Таблица16.A1" office:value-type="string">
              <text:p text:style-name="P31">Инструмент</text:p>
            </table:table-cell>
            <table:table-cell table:style-name="Таблица16.A1" office:value-type="string">
              <text:p text:style-name="P31">Назначение</text:p>
            </table:table-cell>
            <table:table-cell table:style-name="Таблица16.A1" office:value-type="string">
              <text:p text:style-name="P31">Периодичность</text:p>
            </table:table-cell>
            <table:table-cell table:style-name="Таблица16.A1" office:value-type="string">
              <text:p text:style-name="P31">Ответственный</text:p>
            </table:table-cell>
          </table:table-row>
        </table:table-header-rows>
        <table:table-row>
          <table:table-cell table:style-name="Таблица16.A2" office:value-type="string">
            <text:p text:style-name="P18"><text:span text:style-name="Strong_20_Emphasis"><text:span text:style-name="T12">Отчеты о ходе внедрения</text:span></text:span></text:p>
          </table:table-cell>
          <table:table-cell table:style-name="Таблица16.A2" office:value-type="string">
            <text:p text:style-name="P23">Документирование прогресса по этапам</text:p>
          </table:table-cell>
          <table:table-cell table:style-name="Таблица16.A2" office:value-type="string">
            <text:p text:style-name="P23">Еженедельно</text:p>
          </table:table-cell>
          <table:table-cell table:style-name="Таблица16.A2" office:value-type="string">
            <text:p text:style-name="P23">Руководитель проекта</text:p>
          </table:table-cell>
        </table:table-row>
        <table:table-row>
          <table:table-cell table:style-name="Таблица16.A2" office:value-type="string">
            <text:p text:style-name="P18"><text:span text:style-name="Strong_20_Emphasis"><text:span text:style-name="T12">Чек-листы</text:span></text:span></text:p>
          </table:table-cell>
          <table:table-cell table:style-name="Таблица16.A2" office:value-type="string">
            <text:p text:style-name="P23">Контроль выполнения конкретных задач</text:p>
          </table:table-cell>
          <table:table-cell table:style-name="Таблица16.A2" office:value-type="string">
            <text:p text:style-name="P23">На каждом этапе</text:p>
          </table:table-cell>
          <table:table-cell table:style-name="Таблица16.A2" office:value-type="string">
            <text:p text:style-name="P23">Аналитик, администратор</text:p>
          </table:table-cell>
        </table:table-row>
        <table:table-row>
          <table:table-cell table:style-name="Таблица16.A2" office:value-type="string">
            <text:p text:style-name="P18"><text:span text:style-name="Strong_20_Emphasis"><text:span text:style-name="T12">Журналы учета ошибок</text:span></text:span></text:p>
          </table:table-cell>
          <table:table-cell table:style-name="Таблица16.A2" office:value-type="string">
            <text:p text:style-name="P23">Фиксация и отслеживание дефектов</text:p>
          </table:table-cell>
          <table:table-cell table:style-name="Таблица16.A2" office:value-type="string">
            <text:p text:style-name="P23">Постоянно</text:p>
          </table:table-cell>
          <table:table-cell table:style-name="Таблица16.A2" office:value-type="string">
            <text:p text:style-name="P23">Тестировщик</text:p>
          </table:table-cell>
        </table:table-row>
        <table:table-row>
          <table:table-cell table:style-name="Таблица16.A2" office:value-type="string">
            <text:p text:style-name="P18"><text:span text:style-name="Strong_20_Emphasis"><text:span text:style-name="T12">Диаграмма Ганта</text:span></text:span></text:p>
          </table:table-cell>
          <table:table-cell table:style-name="Таблица16.A2" office:value-type="string">
            <text:p text:style-name="P23">Визуализация сроков и этапов</text:p>
          </table:table-cell>
          <table:table-cell table:style-name="Таблица16.A2" office:value-type="string">
            <text:p text:style-name="P23">Еженедельно</text:p>
          </table:table-cell>
          <table:table-cell table:style-name="Таблица16.A2" office:value-type="string">
            <text:p text:style-name="P23">Руководитель проекта</text:p>
          </table:table-cell>
        </table:table-row>
        <table:table-row>
          <table:table-cell table:style-name="Таблица16.A2" office:value-type="string">
            <text:p text:style-name="P18"><text:span text:style-name="Strong_20_Emphasis"><text:span text:style-name="T12">Дашборд (панель </text:span></text:span><text:soft-page-break/><text:span text:style-name="Strong_20_Emphasis"><text:span text:style-name="T12">управления)</text:span></text:span></text:p>
          </table:table-cell>
          <table:table-cell table:style-name="Таблица16.A2" office:value-type="string">
            <text:p text:style-name="P23">Сводная информация о <text:soft-page-break/>ключевых показателях</text:p>
          </table:table-cell>
          <table:table-cell table:style-name="Таблица16.A2" office:value-type="string">
            <text:p text:style-name="P23">Ежедневно</text:p>
          </table:table-cell>
          <table:table-cell table:style-name="Таблица16.A2" office:value-type="string">
            <text:p text:style-name="P23">Руководитель <text:soft-page-break/>проекта</text:p>
          </table:table-cell>
        </table:table-row>
        <table:table-row>
          <table:table-cell table:style-name="Таблица16.A2" office:value-type="string">
            <text:p text:style-name="P18"><text:span text:style-name="Strong_20_Emphasis"><text:span text:style-name="T12">Совещания</text:span></text:span></text:p>
          </table:table-cell>
          <table:table-cell table:style-name="Таблица16.A2" office:value-type="string">
            <text:p text:style-name="P23">Обсуждение текущего статуса, проблем и решений</text:p>
          </table:table-cell>
          <table:table-cell table:style-name="Таблица16.A2" office:value-type="string">
            <text:p text:style-name="P23">Еженедельно</text:p>
          </table:table-cell>
          <table:table-cell table:style-name="Таблица16.A2" office:value-type="string">
            <text:p text:style-name="P24">Вся команда</text:p>
          </table:table-cell>
        </table:table-row>
      </table:table>
      <text:h text:style-name="P4" text:outline-level="3">4. План мониторинга внедрения ИС</text:h>
      <text:p text:style-name="P34"><text:span text:style-name="Strong_20_Emphasis"><text:span text:style-name="T10">Таблица 10 – План мониторинга внедрения АИС «Система регистрации заявок пользователей»</text:span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header-rows>
          <table:table-row>
            <table:table-cell table:style-name="Таблица17.A1" office:value-type="string">
              <text:p text:style-name="P31">Показатель</text:p>
            </table:table-cell>
            <table:table-cell table:style-name="Таблица17.A1" office:value-type="string">
              <text:p text:style-name="P31">Метод контроля</text:p>
            </table:table-cell>
            <table:table-cell table:style-name="Таблица17.A1" office:value-type="string">
              <text:p text:style-name="P31">Периодичность</text:p>
            </table:table-cell>
            <table:table-cell table:style-name="Таблица17.A1" office:value-type="string">
              <text:p text:style-name="P31">Ответственный</text:p>
            </table:table-cell>
            <table:table-cell table:style-name="Таблица17.A1" office:value-type="string">
              <text:p text:style-name="P31">Критерий успеха</text:p>
            </table:table-cell>
          </table:table-row>
        </table:table-header-rows>
        <table:table-row>
          <table:table-cell table:style-name="Таблица17.A2" office:value-type="string">
            <text:p text:style-name="P18"><text:span text:style-name="Strong_20_Emphasis"><text:span text:style-name="T12">Соблюдение сроков этапов</text:span></text:span></text:p>
          </table:table-cell>
          <table:table-cell table:style-name="Таблица17.A2" office:value-type="string">
            <text:p text:style-name="P23">Сравнение с календарным планом</text:p>
          </table:table-cell>
          <table:table-cell table:style-name="Таблица17.A2" office:value-type="string">
            <text:p text:style-name="P23">Еженедельно</text:p>
          </table:table-cell>
          <table:table-cell table:style-name="Таблица17.A2" office:value-type="string">
            <text:p text:style-name="P23">Руководитель проекта</text:p>
          </table:table-cell>
          <table:table-cell table:style-name="Таблица17.A2" office:value-type="string">
            <text:p text:style-name="P23">Отклонение не более 3 дней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Выполнение задач по этапу</text:span></text:span></text:p>
          </table:table-cell>
          <table:table-cell table:style-name="Таблица17.A2" office:value-type="string">
            <text:p text:style-name="P23">Чек-листы завершения</text:p>
          </table:table-cell>
          <table:table-cell table:style-name="Таблица17.A2" office:value-type="string">
            <text:p text:style-name="P23">По завершении этапа</text:p>
          </table:table-cell>
          <table:table-cell table:style-name="Таблица17.A2" office:value-type="string">
            <text:p text:style-name="P23">Руководитель проекта</text:p>
          </table:table-cell>
          <table:table-cell table:style-name="Таблица17.A2" office:value-type="string">
            <text:p text:style-name="P23">100% задач выполнено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Количество ошибок при тестировании</text:span></text:span></text:p>
          </table:table-cell>
          <table:table-cell table:style-name="Таблица17.A2" office:value-type="string">
            <text:p text:style-name="P23">Журнал ошибок</text:p>
          </table:table-cell>
          <table:table-cell table:style-name="Таблица17.A2" office:value-type="string">
            <text:p text:style-name="P23">Ежедневно в период тестирования</text:p>
          </table:table-cell>
          <table:table-cell table:style-name="Таблица17.A2" office:value-type="string">
            <text:p text:style-name="P23">Тестировщик</text:p>
          </table:table-cell>
          <table:table-cell table:style-name="Таблица17.A2" office:value-type="string">
            <text:p text:style-name="P23">Не более 20 ошибок всего, 0 критических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Процент успешных тестов</text:span></text:span></text:p>
          </table:table-cell>
          <table:table-cell table:style-name="Таблица17.A2" office:value-type="string">
            <text:p text:style-name="P23">Отчет о тестировании</text:p>
          </table:table-cell>
          <table:table-cell table:style-name="Таблица17.A2" office:value-type="string">
            <text:p text:style-name="P23">По завершении цикла тестирования</text:p>
          </table:table-cell>
          <table:table-cell table:style-name="Таблица17.A2" office:value-type="string">
            <text:p text:style-name="P23">Тестировщик</text:p>
          </table:table-cell>
          <table:table-cell table:style-name="Таблица17.A2" office:value-type="string">
            <text:p text:style-name="P23">Не менее 95%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Готовность модулей</text:span></text:span></text:p>
          </table:table-cell>
          <table:table-cell table:style-name="Таблица17.A2" office:value-type="string">
            <text:p text:style-name="P23">Демонстрация работоспособности</text:p>
          </table:table-cell>
          <table:table-cell table:style-name="Таблица17.A2" office:value-type="string">
            <text:p text:style-name="P23">Еженедельно</text:p>
          </table:table-cell>
          <table:table-cell table:style-name="Таблица17.A2" office:value-type="string">
            <text:p text:style-name="P23">Разработчик</text:p>
          </table:table-cell>
          <table:table-cell table:style-name="Таблица17.A2" office:value-type="string">
            <text:p text:style-name="P23">Функции работают согласно ТЗ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Готовность документации</text:span></text:span></text:p>
          </table:table-cell>
          <table:table-cell table:style-name="Таблица17.A2" office:value-type="string">
            <text:p text:style-name="P23">Проверка наличия и полноты</text:p>
          </table:table-cell>
          <table:table-cell table:style-name="Таблица17.A2" office:value-type="string">
            <text:p text:style-name="P23">По завершении этапа</text:p>
          </table:table-cell>
          <table:table-cell table:style-name="Таблица17.A2" office:value-type="string">
            <text:p text:style-name="P23">Аналитик</text:p>
          </table:table-cell>
          <table:table-cell table:style-name="Таблица17.A2" office:value-type="string">
            <text:p text:style-name="P23">Все документы утверждены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Освоение бюджета</text:span></text:span></text:p>
          </table:table-cell>
          <table:table-cell table:style-name="Таблица17.A2" office:value-type="string">
            <text:p text:style-name="P23">Сравнение с планом затрат</text:p>
          </table:table-cell>
          <table:table-cell table:style-name="Таблица17.A2" office:value-type="string">
            <text:p text:style-name="P23">Ежемесячно</text:p>
          </table:table-cell>
          <table:table-cell table:style-name="Таблица17.A2" office:value-type="string">
            <text:p text:style-name="P23">Руководитель проекта</text:p>
          </table:table-cell>
          <table:table-cell table:style-name="Таблица17.A2" office:value-type="string">
            <text:p text:style-name="P23">Отклонение не более 10%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Обучение пользователей</text:span></text:span></text:p>
          </table:table-cell>
          <table:table-cell table:style-name="Таблица17.A2" office:value-type="string">
            <text:p text:style-name="P23">Журнал обучения</text:p>
          </table:table-cell>
          <table:table-cell table:style-name="Таблица17.A2" office:value-type="string">
            <text:p text:style-name="P23">После обучения</text:p>
          </table:table-cell>
          <table:table-cell table:style-name="Таблица17.A2" office:value-type="string">
            <text:p text:style-name="P23">Администратор</text:p>
          </table:table-cell>
          <table:table-cell table:style-name="Таблица17.A2" office:value-type="string">
            <text:p text:style-name="P23">Обучены все операторы</text:p>
          </table:table-cell>
        </table:table-row>
        <table:table-row>
          <table:table-cell table:style-name="Таблица17.A2" office:value-type="string">
            <text:p text:style-name="P18"><text:span text:style-name="Strong_20_Emphasis"><text:span text:style-name="T12">Готовность </text:span></text:span><text:soft-page-break/><text:span text:style-name="Strong_20_Emphasis"><text:span text:style-name="T12">инфраструктуры</text:span></text:span></text:p>
          </table:table-cell>
          <table:table-cell table:style-name="Таблица17.A2" office:value-type="string">
            <text:p text:style-name="P23">Проверка <text:soft-page-break/>оборудования и ПО</text:p>
          </table:table-cell>
          <table:table-cell table:style-name="Таблица17.A2" office:value-type="string">
            <text:p text:style-name="P23">До начала <text:soft-page-break/>внедрения</text:p>
          </table:table-cell>
          <table:table-cell table:style-name="Таблица17.A2" office:value-type="string">
            <text:p text:style-name="P23">Администратор</text:p>
          </table:table-cell>
          <table:table-cell table:style-name="Таблица17.A2" office:value-type="string">
            <text:p text:style-name="P24">Все <text:soft-page-break/>требования выполнены</text:p>
          </table:table-cell>
        </table:table-row>
      </table:table>
      <text:h text:style-name="P4" text:outline-level="3">5. Формы отчетности</text:h>
      <text:h text:style-name="P6" text:outline-level="4">5.1. Еженедельный отчет о ходе внедрения</text:h>
      <text:p text:style-name="P34"><text:span text:style-name="Strong_20_Emphasis"><text:span text:style-name="T10">Таблица 11 – Еженедельный отчет о ходе внедрения</text:span></text:span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31">Параметр</text:p>
            </table:table-cell>
            <table:table-cell table:style-name="Таблица18.A1" office:value-type="string">
              <text:p text:style-name="P31">Значение</text:p>
            </table:table-cell>
          </table:table-row>
        </table:table-header-rows>
        <table:table-row>
          <table:table-cell table:style-name="Таблица18.A2" office:value-type="string">
            <text:p text:style-name="P18"><text:span text:style-name="Strong_20_Emphasis"><text:span text:style-name="T12">Отчетный период</text:span></text:span></text:p>
          </table:table-cell>
          <table:table-cell table:style-name="Таблица18.A2" office:value-type="string">
            <text:p text:style-name="P23">с 10.03.2025 по 16.03.2025</text:p>
          </table:table-cell>
        </table:table-row>
        <table:table-row>
          <table:table-cell table:style-name="Таблица18.A2" office:value-type="string">
            <text:p text:style-name="P18"><text:span text:style-name="Strong_20_Emphasis"><text:span text:style-name="T12">Ответственный</text:span></text:span></text:p>
          </table:table-cell>
          <table:table-cell table:style-name="Таблица18.A2" office:value-type="string">
            <text:p text:style-name="P24">Руководитель проекта Иванов И.И.</text:p>
          </table:table-cell>
        </table:table-row>
      </table:table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header-rows>
          <table:table-row>
            <table:table-cell table:style-name="Таблица19.A1" office:value-type="string">
              <text:p text:style-name="P31">Этап</text:p>
            </table:table-cell>
            <table:table-cell table:style-name="Таблица19.A1" office:value-type="string">
              <text:p text:style-name="P31">План на неделю</text:p>
            </table:table-cell>
            <table:table-cell table:style-name="Таблица19.A1" office:value-type="string">
              <text:p text:style-name="P31">Факт</text:p>
            </table:table-cell>
            <table:table-cell table:style-name="Таблица19.A1" office:value-type="string">
              <text:p text:style-name="P31">Отклонение</text:p>
            </table:table-cell>
            <table:table-cell table:style-name="Таблица19.A1" office:value-type="string">
              <text:p text:style-name="P31">Причины</text:p>
            </table:table-cell>
            <table:table-cell table:style-name="Таблица19.A1" office:value-type="string">
              <text:p text:style-name="P31">Корректирующие действия</text:p>
            </table:table-cell>
          </table:table-row>
        </table:table-header-rows>
        <table:table-row>
          <table:table-cell table:style-name="Таблица19.A2" office:value-type="string">
            <text:p text:style-name="P23">Разработка модуля бота</text:p>
          </table:table-cell>
          <table:table-cell table:style-name="Таблица19.A2" office:value-type="string">
            <text:p text:style-name="P23">Завершить разработку алгоритмов поиска</text:p>
          </table:table-cell>
          <table:table-cell table:style-name="Таблица19.A2" office:value-type="string">
            <text:p text:style-name="P23">Выполнено на 80%</text:p>
          </table:table-cell>
          <table:table-cell table:style-name="Таблица19.A2" office:value-type="string">
            <text:p text:style-name="P23">-2 дня</text:p>
          </table:table-cell>
          <table:table-cell table:style-name="Таблица19.A2" office:value-type="string">
            <text:p text:style-name="P23">Сложности с распознаванием синонимов</text:p>
          </table:table-cell>
          <table:table-cell table:style-name="Таблица19.A2" office:value-type="string">
            <text:p text:style-name="P23">Привлечен аналитик для доработки словаря</text:p>
          </table:table-cell>
        </table:table-row>
        <table:table-row>
          <table:table-cell table:style-name="Таблица19.A2" office:value-type="string">
            <text:p text:style-name="P23">Тестирование интерфейса оператора</text:p>
          </table:table-cell>
          <table:table-cell table:style-name="Таблица19.A2" office:value-type="string">
            <text:p text:style-name="P23">Провести 50% тестов</text:p>
          </table:table-cell>
          <table:table-cell table:style-name="Таблица19.A2" office:value-type="string">
            <text:p text:style-name="P23">Проведено 60%</text:p>
          </table:table-cell>
          <table:table-cell table:style-name="Таблица19.A2" office:value-type="string">
            <text:p text:style-name="P23">+1 день</text:p>
          </table:table-cell>
          <table:table-cell table:style-name="Таблица19.A2" office:value-type="string">
            <text:p text:style-name="P23">Досрочное завершение предыдущего этапа</text:p>
          </table:table-cell>
          <table:table-cell table:style-name="Таблица19.A2" office:value-type="string">
            <text:p text:style-name="P25">—</text:p>
          </table:table-cell>
        </table:table-row>
        <table:table-row>
          <table:table-cell table:style-name="Таблица19.A2" office:value-type="string">
            <text:p text:style-name="P23">Подготовка документации</text:p>
          </table:table-cell>
          <table:table-cell table:style-name="Таблица19.A2" office:value-type="string">
            <text:p text:style-name="P23">Подготовить черновик руководства</text:p>
          </table:table-cell>
          <table:table-cell table:style-name="Таблица19.A2" office:value-type="string">
            <text:p text:style-name="P23">Черновик готов</text:p>
          </table:table-cell>
          <table:table-cell table:style-name="Таблица19.A2" office:value-type="string">
            <text:p text:style-name="P23">0</text:p>
          </table:table-cell>
          <table:table-cell table:style-name="Таблица19.A2" office:value-type="string">
            <text:p text:style-name="P25">—</text:p>
          </table:table-cell>
          <table:table-cell table:style-name="Таблица19.A2" office:value-type="string">
            <text:p text:style-name="P26">—</text:p>
          </table:table-cell>
        </table:table-row>
      </table:table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header-rows>
          <table:table-row>
            <table:table-cell table:style-name="Таблица20.A1" office:value-type="string">
              <text:p text:style-name="P31">Риски</text:p>
            </table:table-cell>
            <table:table-cell table:style-name="Таблица20.A1" office:value-type="string">
              <text:p text:style-name="P31">Статус</text:p>
            </table:table-cell>
            <table:table-cell table:style-name="Таблица20.A1" office:value-type="string">
              <text:p text:style-name="P31">Меры</text:p>
            </table:table-cell>
          </table:table-row>
        </table:table-header-rows>
        <table:table-row>
          <table:table-cell table:style-name="Таблица20.A2" office:value-type="string">
            <text:p text:style-name="P23">Риск неполноты базы знаний при запуске</text:p>
          </table:table-cell>
          <table:table-cell table:style-name="Таблица20.A2" office:value-type="string">
            <text:p text:style-name="P23">Актуален</text:p>
          </table:table-cell>
          <table:table-cell table:style-name="Таблица20.A2" office:value-type="string">
            <text:p text:style-name="P24">Ускорено наполнение статей</text:p>
          </table:table-cell>
        </table:table-row>
      </table:table>
      <table:table table:name="Таблица21" table:style-name="Таблица21">
        <table:table-column table:style-name="Таблица21.A"/>
        <table:table-header-rows>
          <table:table-row>
            <table:table-cell table:style-name="Таблица21.A1" office:value-type="string">
              <text:p text:style-name="P31">План на следующую неделю</text:p>
            </table:table-cell>
          </table:table-row>
        </table:table-header-rows>
        <table:table-row>
          <table:table-cell table:style-name="Таблица21.A2" office:value-type="string">
            <text:p text:style-name="P23">1. Завершить разработку модуля бота</text:p>
          </table:table-cell>
        </table:table-row>
        <table:table-row>
          <table:table-cell table:style-name="Таблица21.A2" office:value-type="string">
            <text:p text:style-name="P23">2. Продолжить тестирование (еще 30%)</text:p>
          </table:table-cell>
        </table:table-row>
        <text:soft-page-break/>
        <table:table-row>
          <table:table-cell table:style-name="Таблица21.A2" office:value-type="string">
            <text:p text:style-name="P24">3. Начать подготовку к обучению операторов</text:p>
          </table:table-cell>
        </table:table-row>
      </table:table>
      <text:h text:style-name="P6" text:outline-level="4">5.2. Чек-лист готовности этапа</text:h>
      <text:p text:style-name="P34"><text:span text:style-name="Strong_20_Emphasis"><text:span text:style-name="T10">Таблица 12 – Чек-лист завершения этапа «Разработка модуля бота»</text:span>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header-rows>
          <table:table-row>
            <table:table-cell table:style-name="Таблица22.A1" office:value-type="string">
              <text:p text:style-name="P32">№</text:p>
            </table:table-cell>
            <table:table-cell table:style-name="Таблица22.A1" office:value-type="string">
              <text:p text:style-name="P31">Задача</text:p>
            </table:table-cell>
            <table:table-cell table:style-name="Таблица22.A1" office:value-type="string">
              <text:p text:style-name="P31">Статус</text:p>
            </table:table-cell>
            <table:table-cell table:style-name="Таблица22.A1" office:value-type="string">
              <text:p text:style-name="P31">Примечание</text:p>
            </table:table-cell>
          </table:table-row>
        </table:table-header-rows>
        <table:table-row>
          <table:table-cell table:style-name="Таблица22.A2" office:value-type="string">
            <text:p text:style-name="P23">1</text:p>
          </table:table-cell>
          <table:table-cell table:style-name="Таблица22.A2" office:value-type="string">
            <text:p text:style-name="P23">Разработан алгоритм распознавания ключевых слов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8"/>
          </table:table-cell>
        </table:table-row>
        <table:table-row>
          <table:table-cell table:style-name="Таблица22.A2" office:value-type="string">
            <text:p text:style-name="P23">2</text:p>
          </table:table-cell>
          <table:table-cell table:style-name="Таблица22.A2" office:value-type="string">
            <text:p text:style-name="P23">Реализован поиск по базе знаний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8"/>
          </table:table-cell>
        </table:table-row>
        <table:table-row>
          <table:table-cell table:style-name="Таблица22.A2" office:value-type="string">
            <text:p text:style-name="P23">3</text:p>
          </table:table-cell>
          <table:table-cell table:style-name="Таблица22.A2" office:value-type="string">
            <text:p text:style-name="P23">Реализована выдача статей пользователю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8"/>
          </table:table-cell>
        </table:table-row>
        <table:table-row>
          <table:table-cell table:style-name="Таблица22.A2" office:value-type="string">
            <text:p text:style-name="P23">4</text:p>
          </table:table-cell>
          <table:table-cell table:style-name="Таблица22.A2" office:value-type="string">
            <text:p text:style-name="P23">Реализован механизм обратной связи ("помогло/не помогло")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8"/>
          </table:table-cell>
        </table:table-row>
        <table:table-row>
          <table:table-cell table:style-name="Таблица22.A2" office:value-type="string">
            <text:p text:style-name="P23">5</text:p>
          </table:table-cell>
          <table:table-cell table:style-name="Таблица22.A2" office:value-type="string">
            <text:p text:style-name="P23">Реализована эскалация оператору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8"/>
          </table:table-cell>
        </table:table-row>
        <table:table-row>
          <table:table-cell table:style-name="Таблица22.A2" office:value-type="string">
            <text:p text:style-name="P23">6</text:p>
          </table:table-cell>
          <table:table-cell table:style-name="Таблица22.A2" office:value-type="string">
            <text:p text:style-name="P23">Проведено модульное тестирование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3">Выявлено 3 ошибки, исправлены</text:p>
          </table:table-cell>
        </table:table-row>
        <table:table-row>
          <table:table-cell table:style-name="Таблица22.A2" office:value-type="string">
            <text:p text:style-name="P23">7</text:p>
          </table:table-cell>
          <table:table-cell table:style-name="Таблица22.A2" office:value-type="string">
            <text:p text:style-name="P23">Подготовлена документация по модулю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8"/>
          </table:table-cell>
        </table:table-row>
        <table:table-row>
          <table:table-cell table:style-name="Таблица22.A2" office:value-type="string">
            <text:p text:style-name="P23">8</text:p>
          </table:table-cell>
          <table:table-cell table:style-name="Таблица22.A2" office:value-type="string">
            <text:p text:style-name="P23">Код загружен в репозиторий</text:p>
          </table:table-cell>
          <table:table-cell table:style-name="Таблица22.A2" office:value-type="string">
            <text:p text:style-name="P25">✓</text:p>
          </table:table-cell>
          <table:table-cell table:style-name="Таблица22.A2" office:value-type="string">
            <text:p text:style-name="P29"/>
          </table:table-cell>
        </table:table-row>
      </table:table>
      <text:p text:style-name="P34"><text:span text:style-name="Strong_20_Emphasis"><text:span text:style-name="T10">Решение:</text:span></text:span><text:span text:style-name="T11"> Этап считать завершенным. Переход к следующему этапу — интеграционному тестированию.</text:span></text:p>
      <text:h text:style-name="P6" text:outline-level="4">5.3. Журнал рисков</text:h>
      <text:p text:style-name="P34"><text:span text:style-name="Strong_20_Emphasis"><text:span text:style-name="T10">Таблица 13 – Журнал рисков проекта</text:span>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header-rows>
          <table:table-row>
            <table:table-cell table:style-name="Таблица23.A1" office:value-type="string">
              <text:p text:style-name="P32">№</text:p>
            </table:table-cell>
            <table:table-cell table:style-name="Таблица23.A1" office:value-type="string">
              <text:p text:style-name="P31">Риск</text:p>
            </table:table-cell>
            <table:table-cell table:style-name="Таблица23.A1" office:value-type="string">
              <text:p text:style-name="P31">Вероятность</text:p>
            </table:table-cell>
            <table:table-cell table:style-name="Таблица23.A1" office:value-type="string">
              <text:p text:style-name="P31">Влияние</text:p>
            </table:table-cell>
            <table:table-cell table:style-name="Таблица23.A1" office:value-type="string">
              <text:p text:style-name="P31">Уровень</text:p>
            </table:table-cell>
            <table:table-cell table:style-name="Таблица23.A1" office:value-type="string">
              <text:p text:style-name="P31">Меры реагирования</text:p>
            </table:table-cell>
            <table:table-cell table:style-name="Таблица23.A1" office:value-type="string">
              <text:p text:style-name="P31">Статус</text:p>
            </table:table-cell>
          </table:table-row>
        </table:table-header-rows>
        <table:table-row>
          <table:table-cell table:style-name="Таблица23.A2" office:value-type="string">
            <text:p text:style-name="P23">1</text:p>
          </table:table-cell>
          <table:table-cell table:style-name="Таблица23.A2" office:value-type="string">
            <text:p text:style-name="P23">Неполнота базы знаний при запуске</text:p>
          </table:table-cell>
          <table:table-cell table:style-name="Таблица23.A2" office:value-type="string">
            <text:p text:style-name="P23">Высокая</text:p>
          </table:table-cell>
          <table:table-cell table:style-name="Таблица23.A2" office:value-type="string">
            <text:p text:style-name="P23">Высокое</text:p>
          </table:table-cell>
          <table:table-cell table:style-name="Таблица23.A2" office:value-type="string">
            <text:p text:style-name="P23">Критичный</text:p>
          </table:table-cell>
          <table:table-cell table:style-name="Таблица23.A2" office:value-type="string">
            <text:p text:style-name="P23">Заблаговременное наполнение, привлечение операторов для создания статей</text:p>
          </table:table-cell>
          <table:table-cell table:style-name="Таблица23.A2" office:value-type="string">
            <text:p text:style-name="P23">Актуален</text:p>
          </table:table-cell>
        </table:table-row>
        <text:soft-page-break/>
        <table:table-row>
          <table:table-cell table:style-name="Таблица23.A2" office:value-type="string">
            <text:p text:style-name="P23">2</text:p>
          </table:table-cell>
          <table:table-cell table:style-name="Таблица23.A2" office:value-type="string">
            <text:p text:style-name="P23">Срыв сроков разработки из-за сложностей с интеграцией</text:p>
          </table:table-cell>
          <table:table-cell table:style-name="Таблица23.A2" office:value-type="string">
            <text:p text:style-name="P23">Средняя</text:p>
          </table:table-cell>
          <table:table-cell table:style-name="Таблица23.A2" office:value-type="string">
            <text:p text:style-name="P23">Среднее</text:p>
          </table:table-cell>
          <table:table-cell table:style-name="Таблица23.A2" office:value-type="string">
            <text:p text:style-name="P23">Значимый</text:p>
          </table:table-cell>
          <table:table-cell table:style-name="Таблица23.A2" office:value-type="string">
            <text:p text:style-name="P23">Резерв времени в календарном плане</text:p>
          </table:table-cell>
          <table:table-cell table:style-name="Таблица23.A2" office:value-type="string">
            <text:p text:style-name="P23">Актуален</text:p>
          </table:table-cell>
        </table:table-row>
        <table:table-row>
          <table:table-cell table:style-name="Таблица23.A2" office:value-type="string">
            <text:p text:style-name="P23">3</text:p>
          </table:table-cell>
          <table:table-cell table:style-name="Таблица23.A2" office:value-type="string">
            <text:p text:style-name="P23">Низкая квалификация операторов при работе с новой системой</text:p>
          </table:table-cell>
          <table:table-cell table:style-name="Таблица23.A2" office:value-type="string">
            <text:p text:style-name="P23">Средняя</text:p>
          </table:table-cell>
          <table:table-cell table:style-name="Таблица23.A2" office:value-type="string">
            <text:p text:style-name="P23">Среднее</text:p>
          </table:table-cell>
          <table:table-cell table:style-name="Таблица23.A2" office:value-type="string">
            <text:p text:style-name="P23">Значимый</text:p>
          </table:table-cell>
          <table:table-cell table:style-name="Таблица23.A2" office:value-type="string">
            <text:p text:style-name="P23">Проведение обучения, создание памяток</text:p>
          </table:table-cell>
          <table:table-cell table:style-name="Таблица23.A2" office:value-type="string">
            <text:p text:style-name="P23">Мониторинг</text:p>
          </table:table-cell>
        </table:table-row>
        <table:table-row>
          <table:table-cell table:style-name="Таблица23.A2" office:value-type="string">
            <text:p text:style-name="P23">4</text:p>
          </table:table-cell>
          <table:table-cell table:style-name="Таблица23.A2" office:value-type="string">
            <text:p text:style-name="P23">Отказ оборудования при внедрении</text:p>
          </table:table-cell>
          <table:table-cell table:style-name="Таблица23.A2" office:value-type="string">
            <text:p text:style-name="P23">Низкая</text:p>
          </table:table-cell>
          <table:table-cell table:style-name="Таблица23.A2" office:value-type="string">
            <text:p text:style-name="P23">Высокое</text:p>
          </table:table-cell>
          <table:table-cell table:style-name="Таблица23.A2" office:value-type="string">
            <text:p text:style-name="P23">Средний</text:p>
          </table:table-cell>
          <table:table-cell table:style-name="Таблица23.A2" office:value-type="string">
            <text:p text:style-name="P23">Проверка оборудования заранее, резервные копии</text:p>
          </table:table-cell>
          <table:table-cell table:style-name="Таблица23.A2" office:value-type="string">
            <text:p text:style-name="P23">Закрыт</text:p>
          </table:table-cell>
        </table:table-row>
        <table:table-row>
          <table:table-cell table:style-name="Таблица23.A2" office:value-type="string">
            <text:p text:style-name="P23">5</text:p>
          </table:table-cell>
          <table:table-cell table:style-name="Таблица23.A2" office:value-type="string">
            <text:p text:style-name="P23">Изменение требований в процессе разработки</text:p>
          </table:table-cell>
          <table:table-cell table:style-name="Таблица23.A2" office:value-type="string">
            <text:p text:style-name="P23">Средняя</text:p>
          </table:table-cell>
          <table:table-cell table:style-name="Таблица23.A2" office:value-type="string">
            <text:p text:style-name="P23">Высокое</text:p>
          </table:table-cell>
          <table:table-cell table:style-name="Таблица23.A2" office:value-type="string">
            <text:p text:style-name="P23">Критичный</text:p>
          </table:table-cell>
          <table:table-cell table:style-name="Таблица23.A2" office:value-type="string">
            <text:p text:style-name="P23">Четкая фиксация ТЗ, контроль изменений</text:p>
          </table:table-cell>
          <table:table-cell table:style-name="Таблица23.A2" office:value-type="string">
            <text:p text:style-name="P24">Мониторинг</text:p>
          </table:table-cell>
        </table:table-row>
      </table:table>
      <text:h text:style-name="P4" text:outline-level="3">6. Дашборд мониторинга (описание)</text:h>
      <text:p text:style-name="P80">Для наглядного представления статуса проекта разработан дашборд, отображающий ключевые показатели:</text:p>
      <text:p text:style-name="P157">text</text:p>
      <text:p text:style-name="P11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2">│ <text:s text:c="19"/><text:span text:style-name="T19">МОНИТОРИНГ ВНЕДРЕНИЯ АИС <text:s text:c="33"/>│</text:span></text:p>
      <text:p text:style-name="P12">│ <text:s text:c="22"/><text:span text:style-name="T19">ПО СОСТОЯНИЮ НА 16.03.2025 <text:s text:c="28"/>│</text:span></text:p>
      <text:p text:style-name="P12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2">│ <text:s text:c="77"/>│</text:p>
      <text:p text:style-name="P12">│ <text:s/><text:span text:style-name="T19">ОБЩИЙ ПРОГРЕСС: <text:s text:c="19"/>│ <text:s/>СРОКИ: <text:s text:c="30"/>│</text:span></text:p>
      <text:p text:style-name="P12">│ <text:s/>┌────────────────────────────────┐ │ <text:s/><text:span text:style-name="T19">План: 01.02 - 30.04 <text:s text:c="16"/>│</text:span></text:p>
      <text:p text:style-name="P12">│ <text:s/>│ ████████████████░░░░░░░░░░░░░ │ │ <text:s/><text:span text:style-name="T19">Факт: 01.02 - ? <text:s text:c="21"/>│</text:span></text:p>
      <text:p text:style-name="P12">│ <text:s/>│ <text:s text:c="12"/><text:span text:style-name="T19">65% <text:s text:c="15"/>│ │ <text:s/>Отклонение: +3 дня <text:s text:c="17"/>│</text:span></text:p>
      <text:p text:style-name="P12">│ <text:s/>└────────────────────────────────┘ │ <text:s text:c="38"/>│</text:p>
      <text:p text:style-name="P12">│ <text:s text:c="37"/>│ <text:s text:c="38"/>│</text:p>
      <text:p text:style-name="P12"><text:soft-page-break/>│ <text:s/><text:span text:style-name="T19">КАЧЕСТВО: <text:s text:c="26"/>│ <text:s/>ОШИБКИ: <text:s text:c="28"/>│</text:span></text:p>
      <text:p text:style-name="P12">│ <text:s/><text:span text:style-name="T19">Пройдено тестов: 87% <text:s text:c="16"/>│ <text:s/>Всего: 12 │ Критичных: 0 │ <text:s text:c="8"/>│</text:span></text:p>
      <text:p text:style-name="P12">│ <text:s/><text:span text:style-name="T19">Соответствие ТЗ: 90% <text:s text:c="16"/>│ <text:s/>┌──────┐ Исправлено: 8 │ <text:s text:c="10"/>│</text:span></text:p>
      <text:p text:style-name="P12">│ <text:s text:c="39"/>│ <text:s/>│██████│ <text:span text:style-name="T19">Открыто: 4 <text:s text:c="3"/>│ <text:s text:c="10"/>│</text:span></text:p>
      <text:p text:style-name="P12">│ <text:s/><text:span text:style-name="T19">БЮДЖЕТ: <text:s text:c="30"/>│ <text:s/>└──────┘ <text:s text:c="15"/>│ <text:s text:c="10"/>│</text:span></text:p>
      <text:p text:style-name="P12">│ <text:s/><text:span text:style-name="T19">Освоено: 340 тыс. / 463 тыс. (73%) <text:s text:c="3"/>│ <text:s text:c="26"/>│ <text:s text:c="10"/>│</text:span></text:p>
      <text:p text:style-name="P12">│ <text:s/><text:span text:style-name="T19">Отклонение: +2% <text:s text:c="22"/>│ <text:s text:c="26"/>│ <text:s text:c="10"/>│</text:span></text:p>
      <text:p text:style-name="P12">│ <text:s text:c="77"/>│</text:p>
      <text:p text:style-name="P12">│ <text:s/><text:span text:style-name="T19">ГОТОВНОСТЬ МОДУЛЕЙ: <text:s text:c="56"/>│</text:span></text:p>
      <text:p text:style-name="P12">│ <text:s/>┌────────────────────────────────────────────────────────────────────┐ <text:s text:c="3"/>│</text:p>
      <text:p text:style-name="P12">│ <text:s/>│ <text:span text:style-name="T19">Модуль бота <text:s text:c="13"/>████████████████████████░░░░░░░░░ <text:s/>75% <text:s text:c="3"/>│ <text:s text:c="3"/>│</text:span></text:p>
      <text:p text:style-name="P12">│ <text:s/>│ <text:span text:style-name="T19">Рабочее место оператора <text:s/>████████████████████████████████ <text:s/>95% <text:s text:c="3"/>│ <text:s text:c="3"/>│</text:span></text:p>
      <text:p text:style-name="P12">│ <text:s/>│ <text:span text:style-name="T19">Панель администратора <text:s text:c="3"/>████████████████████████░░░░░░░ <text:s/>70% <text:s text:c="3"/>│ <text:s text:c="3"/>│</text:span></text:p>
      <text:p text:style-name="P12">│ <text:s/>│ <text:span text:style-name="T19">База знаний <text:s text:c="13"/>████████████████████████░░░░░░░ <text:s/>70% <text:s text:c="3"/>│ <text:s text:c="3"/>│</text:span></text:p>
      <text:p text:style-name="P12">│ <text:s/>└────────────────────────────────────────────────────────────────────┘ <text:s text:c="3"/>│</text:p>
      <text:p text:style-name="P12">│ <text:s text:c="77"/>│</text:p>
      <text:p text:style-name="P12">│ <text:s/><text:span text:style-name="T19">БЛИЖАЙШИЕ ВЕХИ: <text:s text:c="60"/>│</text:span></text:p>
      <text:p text:style-name="P12">│ <text:s/>✓ <text:span text:style-name="T19">20.03.2025 - Завершение разработки модуля бота <text:s text:c="26"/>│</text:span></text:p>
      <text:p text:style-name="P12">│ <text:s/>✓ <text:span text:style-name="T19">25.03.2025 - Начало интеграционного тестирования <text:s text:c="24"/>│</text:span></text:p>
      <text:p text:style-name="P12">│ <text:s/>✓ <text:span text:style-name="T19">05.04.2025 - Завершение тестирования <text:s text:c="36"/>│</text:span></text:p>
      <text:p text:style-name="P12">│ <text:s/>✓ <text:span text:style-name="T19">10.04.2025 - Обучение операторов <text:s text:c="40"/>│</text:span></text:p>
      <text:p text:style-name="P12">│ <text:s text:c="77"/>│</text:p>
      <text:p text:style-name="P12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4" text:outline-level="3">7. Порядок проведения мониторинга</text:h>
      <text:list text:style-name="L8">
        <text:list-item>
          <text:p text:style-name="P40"><text:span text:style-name="Strong_20_Emphasis"><text:span text:style-name="T10">Ежедневный мониторинг</text:span></text:span><text:span text:style-name="T11"> (администратор, разработчик):</text:span></text:p>
          <text:list>
            <text:list-item>
              <text:p text:style-name="P86">Проверка работоспособности системы (если уже установлена);</text:p>
            </text:list-item>
            <text:list-item>
              <text:p text:style-name="P86">Фиксация возникающих ошибок;</text:p>
            </text:list-item>
            <text:list-item>
              <text:p text:style-name="P86">Контроль выполнения текущих задач.</text:p>
            </text:list-item>
          </text:list>
        </text:list-item>
        <text:list-item>
          <text:p text:style-name="P40"><text:span text:style-name="Strong_20_Emphasis"><text:span text:style-name="T10">Еженедельный мониторинг</text:span></text:span><text:span text:style-name="T11"> (руководитель проекта):</text:span></text:p>
          <text:list>
            <text:list-item>
              <text:p text:style-name="P86">Сбор отчетов от участников команды;</text:p>
            </text:list-item>
            <text:list-item>
              <text:p text:style-name="P86">Обновление календарного плана;</text:p>
            </text:list-item>
            <text:list-item>
              <text:p text:style-name="P86">Оценка прогресса по этапам;</text:p>
            </text:list-item>
            <text:list-item>
              <text:p text:style-name="P86">Проведение оперативного совещания;</text:p>
            </text:list-item>
            <text:list-item>
              <text:p text:style-name="P86">Подготовка еженедельного отчета.</text:p>
            </text:list-item>
          </text:list>
        </text:list-item>
        <text:list-item>
          <text:p text:style-name="P40"><text:span text:style-name="Strong_20_Emphasis"><text:span text:style-name="T10">Мониторинг по этапам</text:span></text:span><text:span text:style-name="T11"> (руководитель проекта, аналитик):</text:span></text:p>
          <text:list>
            <text:list-item>
              <text:p text:style-name="P86">Проверка выполнения всех задач этапа (чек-лист);</text:p>
            </text:list-item>
            <text:list-item>
              <text:p text:style-name="P86">Оценка качества полученных результатов;</text:p>
            </text:list-item>
            <text:list-item>
              <text:p text:style-name="P86">Принятие решения о переходе к следующему этапу.</text:p>
            </text:list-item>
          </text:list>
        </text:list-item>
        <text:list-item>
          <text:p text:style-name="P40"><text:span text:style-name="Strong_20_Emphasis"><text:span text:style-name="T10">Итоговый мониторинг</text:span></text:span><text:span text:style-name="T11"> (все участники):</text:span></text:p>
          <text:list>
            <text:list-item>
              <text:p text:style-name="P86"><text:soft-page-break/>Оценка соответствия системы требованиям ТЗ;</text:p>
            </text:list-item>
            <text:list-item>
              <text:p text:style-name="P86">Проверка полноты документации;</text:p>
            </text:list-item>
            <text:list-item>
              <text:p text:style-name="P86">Подготовка отчета о завершении проекта.</text:p>
            </text:list-item>
          </text:list>
        </text:list-item>
      </text:list>
      <text:h text:style-name="P4" text:outline-level="3">8. Выводы о роли мониторинга</text:h>
      <text:p text:style-name="P80">Организация систематического мониторинга процесса внедрения АИС «Система регистрации заявок пользователей» имеет критическое значение по следующим причинам:</text:p>
      <text:list text:style-name="L9">
        <text:list-item>
          <text:p text:style-name="P41"><text:span text:style-name="Strong_20_Emphasis"><text:span text:style-name="T10">Своевременное выявление отклонений</text:span></text:span><text:span text:style-name="T11"> — позволяет реагировать на проблемы до того, как они станут критическими, и принимать корректирующие меры.</text:span></text:p>
        </text:list-item>
        <text:list-item>
          <text:p text:style-name="P41"><text:span text:style-name="Strong_20_Emphasis"><text:span text:style-name="T10">Прозрачность процесса</text:span></text:span><text:span text:style-name="T11"> — все участники и руководство видят реальный статус проекта, что повышает доверие и управляемость.</text:span></text:p>
        </text:list-item>
        <text:list-item>
          <text:p text:style-name="P41"><text:span text:style-name="Strong_20_Emphasis"><text:span text:style-name="T10">Контроль качества</text:span></text:span><text:span text:style-name="T11"> — регулярная оценка качества работ позволяет поддерживать высокий уровень результатов.</text:span></text:p>
        </text:list-item>
        <text:list-item>
          <text:p text:style-name="P41"><text:span text:style-name="Strong_20_Emphasis"><text:span text:style-name="T10">Управление рисками</text:span></text:span><text:span text:style-name="T11"> — мониторинг рисков дает возможность предотвратить их реализацию или минимизировать последствия.</text:span></text:p>
        </text:list-item>
        <text:list-item>
          <text:p text:style-name="P41"><text:span text:style-name="Strong_20_Emphasis"><text:span text:style-name="T10">Информирование заказчика</text:span></text:span><text:span text:style-name="T11"> — регулярные отчеты демонстрируют заказчику прогресс и обоснованность затрат.</text:span></text:p>
        </text:list-item>
        <text:list-item>
          <text:p text:style-name="P41"><text:span text:style-name="Strong_20_Emphasis"><text:span text:style-name="T10">Основа для принятия решений</text:span></text:span><text:span text:style-name="T11"> — объективные данные мониторинга служат базой для управленческих решений (корректировка планов, перераспределение ресурсов).</text:span></text:p>
        </text:list-item>
        <text:list-item>
          <text:p text:style-name="P41"><text:span text:style-name="Strong_20_Emphasis"><text:span text:style-name="T10">Мотивация команды</text:span></text:span><text:span text:style-name="T11"> — видимый прогресс стимулирует участников проекта.</text:span></text:p>
        </text:list-item>
      </text:list>
      <text:p text:style-name="P80">Таким образом, правильно организованный мониторинг является не просто инструментом контроля, а ключевым элементом управления проектом, обеспечивающим его успешное завершение в установленные сроки и с требуемым качеством.</text:p>
      <text:p text:style-name="P17"/>
      <text:h text:style-name="P3" text:outline-level="2">№<text:span text:style-name="T2">11: ПОСТАНОВКА ЗАДАЧ СОПРОВОЖДЕНИЯ ИС. РОЛЕВЫЕ ФУНКЦИИ И ОРГАНИЗАЦИЯ ПРОЦЕССА СОПРОВОЖДЕНИЯ</text:span></text:h>
      <text:h text:style-name="P5" text:outline-level="3">1. Изучение понятия качества ИС</text:h>
      <text:p text:style-name="P34"><text:span text:style-name="Strong_20_Emphasis"><text:span text:style-name="T14">Качество информационной системы</text:span></text:span><text:span text:style-name="T15"> — это совокупность характеристик системы, определяющих ее способность удовлетворять установленные и предполагаемые потребности пользователей при заданных условиях эксплуатации.</text:span></text:p>
      <text:p text:style-name="P34"><text:span text:style-name="Strong_20_Emphasis"><text:span text:style-name="T14">Значение качества при эксплуатации:</text:span></text:span></text:p>
      <text:list text:style-name="L10">
        <text:list-item>
          <text:p text:style-name="P87">Обеспечение бесперебойной работы бизнес-процессов;</text:p>
        </text:list-item>
        <text:list-item>
          <text:p text:style-name="P87">Снижение затрат на исправление ошибок и простои;</text:p>
        </text:list-item>
        <text:list-item>
          <text:p text:style-name="P87">Повышение удовлетворенности пользователей;</text:p>
        </text:list-item>
        <text:list-item>
          <text:p text:style-name="P87">Соответствие требованиям регуляторов и стандартов;</text:p>
        </text:list-item>
        <text:list-item>
          <text:p text:style-name="P87">Увеличение срока службы системы.</text:p>
        </text:list-item>
      </text:list>
      <text:h text:style-name="P5" text:outline-level="3">2. Показатели качества функционирования ИС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header-rows>
          <table:table-row>
            <table:table-cell table:style-name="Таблица24.A1" office:value-type="string">
              <text:p text:style-name="P30">Показатель качества</text:p>
            </table:table-cell>
            <table:table-cell table:style-name="Таблица24.A1" office:value-type="string">
              <text:p text:style-name="P30">Описание</text:p>
            </table:table-cell>
            <table:table-cell table:style-name="Таблица24.A1" office:value-type="string">
              <text:p text:style-name="P30">Характеристики</text:p>
            </table:table-cell>
          </table:table-row>
        </table:table-header-rows>
        <table:table-row>
          <table:table-cell table:style-name="Таблица24.A2" office:value-type="string">
            <text:p text:style-name="P18"><text:span text:style-name="Strong_20_Emphasis"><text:span text:style-name="T7">Функциональная полнота</text:span></text:span></text:p>
          </table:table-cell>
          <table:table-cell table:style-name="Таблица24.A2" office:value-type="string">
            <text:p text:style-name="P20">Степень реализации функций, требуемых пользователями</text:p>
          </table:table-cell>
          <table:table-cell table:style-name="Таблица24.A2" office:value-type="string">
            <text:p text:style-name="P20">Наличие всех заявленных функций, соответствие ТЗ</text:p>
          </table:table-cell>
        </table:table-row>
        <table:table-row>
          <table:table-cell table:style-name="Таблица24.A2" office:value-type="string">
            <text:p text:style-name="P18"><text:span text:style-name="Strong_20_Emphasis"><text:span text:style-name="T7">Надежность</text:span></text:span></text:p>
          </table:table-cell>
          <table:table-cell table:style-name="Таблица24.A2" office:value-type="string">
            <text:p text:style-name="P20">Способность системы сохранять работоспособность в заданных условиях</text:p>
          </table:table-cell>
          <table:table-cell table:style-name="Таблица24.A2" office:value-type="string">
            <text:p text:style-name="P20">Безотказность, восстанавливаемость, готовность</text:p>
          </table:table-cell>
        </table:table-row>
        <table:table-row>
          <table:table-cell table:style-name="Таблица24.A2" office:value-type="string">
            <text:p text:style-name="P18"><text:span text:style-name="Strong_20_Emphasis"><text:span text:style-name="T7">Производительность</text:span></text:span></text:p>
          </table:table-cell>
          <table:table-cell table:style-name="Таблица24.A2" office:value-type="string">
            <text:p text:style-name="P20">Способность обрабатывать данные в требуемом объеме и с нужной скоростью</text:p>
          </table:table-cell>
          <table:table-cell table:style-name="Таблица24.A2" office:value-type="string">
            <text:p text:style-name="P20">Время отклика, пропускная способность, использование ресурсов</text:p>
          </table:table-cell>
        </table:table-row>
        <table:table-row>
          <table:table-cell table:style-name="Таблица24.A2" office:value-type="string">
            <text:p text:style-name="P18"><text:span text:style-name="Strong_20_Emphasis"><text:span text:style-name="T7">Удобство использования</text:span></text:span></text:p>
          </table:table-cell>
          <table:table-cell table:style-name="Таблица24.A2" office:value-type="string">
            <text:p text:style-name="P20">Легкость освоения и работы с системой</text:p>
          </table:table-cell>
          <table:table-cell table:style-name="Таблица24.A2" office:value-type="string">
            <text:p text:style-name="P20">Интуитивность интерфейса, понятность сообщений, обучаемость</text:p>
          </table:table-cell>
        </table:table-row>
        <table:table-row>
          <table:table-cell table:style-name="Таблица24.A2" office:value-type="string">
            <text:p text:style-name="P18"><text:span text:style-name="Strong_20_Emphasis"><text:span text:style-name="T7">Безопасность</text:span></text:span></text:p>
          </table:table-cell>
          <table:table-cell table:style-name="Таблица24.A2" office:value-type="string">
            <text:p text:style-name="P20">Защита от несанкционированного доступа и сохранность данных</text:p>
          </table:table-cell>
          <table:table-cell table:style-name="Таблица24.A2" office:value-type="string">
            <text:p text:style-name="P20">Разграничение доступа, шифрование, аудит</text:p>
          </table:table-cell>
        </table:table-row>
        <text:soft-page-break/>
        <table:table-row>
          <table:table-cell table:style-name="Таблица24.A2" office:value-type="string">
            <text:p text:style-name="P18"><text:span text:style-name="Strong_20_Emphasis"><text:span text:style-name="T7">Сопровождаемость</text:span></text:span></text:p>
          </table:table-cell>
          <table:table-cell table:style-name="Таблица24.A2" office:value-type="string">
            <text:p text:style-name="P20">Легкость внесения изменений и исправлений</text:p>
          </table:table-cell>
          <table:table-cell table:style-name="Таблица24.A2" office:value-type="string">
            <text:p text:style-name="P20">Модульность, документированность, тестируемость</text:p>
          </table:table-cell>
        </table:table-row>
        <table:table-row>
          <table:table-cell table:style-name="Таблица24.A2" office:value-type="string">
            <text:p text:style-name="P18"><text:span text:style-name="Strong_20_Emphasis"><text:span text:style-name="T7">Переносимость</text:span></text:span></text:p>
          </table:table-cell>
          <table:table-cell table:style-name="Таблица24.A2" office:value-type="string">
            <text:p text:style-name="P20">Возможность работы в различных средах</text:p>
          </table:table-cell>
          <table:table-cell table:style-name="Таблица24.A2" office:value-type="string">
            <text:p text:style-name="P19">Кроссплатформенность, адаптируемость</text:p>
          </table:table-cell>
        </table:table-row>
      </table:table>
      <text:h text:style-name="P5" text:outline-level="3">3. Оценка качества выбранной ИС</text:h>
      <text:p text:style-name="P34"><text:span text:style-name="Strong_20_Emphasis"><text:span text:style-name="T14">Таблица 14 – Оценка качества АИС «Система регистрации заявок пользователей»</text:span>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header-rows>
          <table:table-row>
            <table:table-cell table:style-name="Таблица25.A1" office:value-type="string">
              <text:p text:style-name="P30">Показатель</text:p>
            </table:table-cell>
            <table:table-cell table:style-name="Таблица25.A1" office:value-type="string">
              <text:p text:style-name="P30">Оценка</text:p>
            </table:table-cell>
            <table:table-cell table:style-name="Таблица25.A1" office:value-type="string">
              <text:p text:style-name="P30">Обоснование</text:p>
            </table:table-cell>
          </table:table-row>
        </table:table-header-rows>
        <table:table-row>
          <table:table-cell table:style-name="Таблица25.A2" office:value-type="string">
            <text:p text:style-name="P18"><text:span text:style-name="Strong_20_Emphasis"><text:span text:style-name="T7">Функциональная полнота</text:span></text:span></text:p>
          </table:table-cell>
          <table:table-cell table:style-name="Таблица25.A2" office:value-type="string">
            <text:p text:style-name="P20">Высокая</text:p>
          </table:table-cell>
          <table:table-cell table:style-name="Таблица25.A2" office:value-type="string">
            <text:p text:style-name="P20">Система реализует все основные функции: автоматический прием заявок, поиск по БЗ, эскалацию оператору, рабочее место оператора, администрирование, отчетность</text:p>
          </table:table-cell>
        </table:table-row>
        <table:table-row>
          <table:table-cell table:style-name="Таблица25.A2" office:value-type="string">
            <text:p text:style-name="P18"><text:span text:style-name="Strong_20_Emphasis"><text:span text:style-name="T7">Надежность</text:span></text:span></text:p>
          </table:table-cell>
          <table:table-cell table:style-name="Таблица25.A2" office:value-type="string">
            <text:p text:style-name="P20">Средняя</text:p>
          </table:table-cell>
          <table:table-cell table:style-name="Таблица25.A2" office:value-type="string">
            <text:p text:style-name="P20">Система требует дальнейшего тестирования в условиях реальной нагрузки. Предусмотрены механизмы резервного копирования и восстановления</text:p>
          </table:table-cell>
        </table:table-row>
        <table:table-row>
          <table:table-cell table:style-name="Таблица25.A2" office:value-type="string">
            <text:p text:style-name="P18"><text:span text:style-name="Strong_20_Emphasis"><text:span text:style-name="T7">Производительность</text:span></text:span></text:p>
          </table:table-cell>
          <table:table-cell table:style-name="Таблица25.A2" office:value-type="string">
            <text:p text:style-name="P20">Высокая (в проекте)</text:p>
          </table:table-cell>
          <table:table-cell table:style-name="Таблица25.A2" office:value-type="string">
            <text:p text:style-name="P20">Архитектура обеспечивает достаточную производительность для планируемого количества заявок (до 500 в день)</text:p>
          </table:table-cell>
        </table:table-row>
        <table:table-row>
          <table:table-cell table:style-name="Таблица25.A2" office:value-type="string">
            <text:p text:style-name="P18"><text:span text:style-name="Strong_20_Emphasis"><text:span text:style-name="T7">Удобство использования</text:span></text:span></text:p>
          </table:table-cell>
          <table:table-cell table:style-name="Таблица25.A2" office:value-type="string">
            <text:p text:style-name="P20">Высокая</text:p>
          </table:table-cell>
          <table:table-cell table:style-name="Таблица25.A2" office:value-type="string">
            <text:p text:style-name="P20">Интерфейсы разработаны с учетом потребностей пользователей, проведено юзабилити-тестирование макетов</text:p>
          </table:table-cell>
        </table:table-row>
        <table:table-row>
          <table:table-cell table:style-name="Таблица25.A2" office:value-type="string">
            <text:p text:style-name="P18"><text:span text:style-name="Strong_20_Emphasis"><text:span text:style-name="T7">Безопасность</text:span></text:span></text:p>
          </table:table-cell>
          <table:table-cell table:style-name="Таблица25.A2" office:value-type="string">
            <text:p text:style-name="P20">Средняя</text:p>
          </table:table-cell>
          <table:table-cell table:style-name="Таблица25.A2" office:value-type="string">
            <text:p text:style-name="P20">Реализована ролевая модель доступа, аутентификация, журналирование. Требуется дополнительная настройка в зависимости от политики безопасности организации</text:p>
          </table:table-cell>
        </table:table-row>
        <table:table-row>
          <table:table-cell table:style-name="Таблица25.A2" office:value-type="string">
            <text:p text:style-name="P18"><text:span text:style-name="Strong_20_Emphasis"><text:span text:style-name="T7">Сопровождаемость</text:span></text:span></text:p>
          </table:table-cell>
          <table:table-cell table:style-name="Таблица25.A2" office:value-type="string">
            <text:p text:style-name="P20">Высокая</text:p>
          </table:table-cell>
          <table:table-cell table:style-name="Таблица25.A2" office:value-type="string">
            <text:p text:style-name="P20">Модульная архитектура, наличие документации, комментирование кода, использование системы контроля версий</text:p>
          </table:table-cell>
        </table:table-row>
        <table:table-row>
          <table:table-cell table:style-name="Таблица25.A2" office:value-type="string">
            <text:p text:style-name="P18"><text:span text:style-name="Strong_20_Emphasis"><text:span text:style-name="T7">Переносимость</text:span></text:span></text:p>
          </table:table-cell>
          <table:table-cell table:style-name="Таблица25.A2" office:value-type="string">
            <text:p text:style-name="P20">Средняя</text:p>
          </table:table-cell>
          <table:table-cell table:style-name="Таблица25.A2" office:value-type="string">
            <text:p text:style-name="P19">Десктоп-приложение для Windows, но с возможностью адаптации под веб-версию в перспективе</text:p>
          </table:table-cell>
        </table:table-row>
      </table:table>
      <text:h text:style-name="P5" text:outline-level="3"><text:soft-page-break/>4. Изучение CALS-технологий</text:h>
      <text:p text:style-name="P34"><text:span text:style-name="Strong_20_Emphasis"><text:span text:style-name="T14">CALS (Continuous Acquisition and Life cycle Support)</text:span></text:span><text:span text:style-name="T15"> — непрерывная информационная поддержка поставок и жизненного цикла продукции. Это совокупность принципов и технологий информационной поддержки на всех этапах жизненного цикла изделия (продукта, системы).</text:span></text:p>
      <text:p text:style-name="P34"><text:span text:style-name="Strong_20_Emphasis"><text:span text:style-name="T14">Применение CALS в жизненном цикле ИС:</text:span></text:span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0">Этап ЖЦ</text:p>
            </table:table-cell>
            <table:table-cell table:style-name="Таблица26.A1" office:value-type="string">
              <text:p text:style-name="P30">Применение CALS</text:p>
            </table:table-cell>
          </table:table-row>
        </table:table-header-rows>
        <table:table-row>
          <table:table-cell table:style-name="Таблица26.A2" office:value-type="string">
            <text:p text:style-name="P18"><text:span text:style-name="Strong_20_Emphasis"><text:span text:style-name="T7">Проектирование</text:span></text:span></text:p>
          </table:table-cell>
          <table:table-cell table:style-name="Таблица26.A2" office:value-type="string">
            <text:p text:style-name="P20">Электронный документооборот, обмен данными в стандартизованных форматах</text:p>
          </table:table-cell>
        </table:table-row>
        <table:table-row>
          <table:table-cell table:style-name="Таблица26.A2" office:value-type="string">
            <text:p text:style-name="P18"><text:span text:style-name="Strong_20_Emphasis"><text:span text:style-name="T7">Разработка</text:span></text:span></text:p>
          </table:table-cell>
          <table:table-cell table:style-name="Таблица26.A2" office:value-type="string">
            <text:p text:style-name="P20">Использование PDM-систем (Product Data Management) для управления проектными данными</text:p>
          </table:table-cell>
        </table:table-row>
        <table:table-row>
          <table:table-cell table:style-name="Таблица26.A2" office:value-type="string">
            <text:p text:style-name="P18"><text:span text:style-name="Strong_20_Emphasis"><text:span text:style-name="T7">Производство</text:span></text:span></text:p>
          </table:table-cell>
          <table:table-cell table:style-name="Таблица26.A2" office:value-type="string">
            <text:p text:style-name="P20">Интеграция с производственными системами, управление конфигурацией</text:p>
          </table:table-cell>
        </table:table-row>
        <table:table-row>
          <table:table-cell table:style-name="Таблица26.A2" office:value-type="string">
            <text:p text:style-name="P18"><text:span text:style-name="Strong_20_Emphasis"><text:span text:style-name="T7">Эксплуатация</text:span></text:span></text:p>
          </table:table-cell>
          <table:table-cell table:style-name="Таблица26.A2" office:value-type="string">
            <text:p text:style-name="P20">Электронная эксплуатационная документация (интерактивные электронные руководства)</text:p>
          </table:table-cell>
        </table:table-row>
        <table:table-row>
          <table:table-cell table:style-name="Таблица26.A2" office:value-type="string">
            <text:p text:style-name="P18"><text:span text:style-name="Strong_20_Emphasis"><text:span text:style-name="T7">Сопровождение</text:span></text:span></text:p>
          </table:table-cell>
          <table:table-cell table:style-name="Таблица26.A2" office:value-type="string">
            <text:p text:style-name="P19">Интегрированная логистическая поддержка, управление изменениями</text:p>
          </table:table-cell>
        </table:table-row>
      </table:table>
      <text:p text:style-name="P34"><text:span text:style-name="Strong_20_Emphasis"><text:span text:style-name="T14">Преимущества CALS для сопровождения ИС:</text:span></text:span></text:p>
      <text:list text:style-name="L11">
        <text:list-item>
          <text:p text:style-name="P88">Единое информационное пространство для всех участников;</text:p>
        </text:list-item>
        <text:list-item>
          <text:p text:style-name="P88">Сокращение времени на поиск информации;</text:p>
        </text:list-item>
        <text:list-item>
          <text:p text:style-name="P88">Повышение качества документации;</text:p>
        </text:list-item>
        <text:list-item>
          <text:p text:style-name="P88">Снижение затрат на эксплуатацию и сопровождение;</text:p>
        </text:list-item>
        <text:list-item>
          <text:p text:style-name="P88">Возможность параллельной работы с данными.</text:p>
        </text:list-item>
      </text:list>
      <text:h text:style-name="P5" text:outline-level="3">5. Изучение понятия сопровождения ИС</text:h>
      <text:p text:style-name="P34"><text:span text:style-name="Strong_20_Emphasis"><text:span text:style-name="T14">Сопровождение информационной системы</text:span></text:span><text:span text:style-name="T15"> — это комплекс мероприятий, направленных на поддержание работоспособности системы, ее адаптацию к изменяющимся условиям и обеспечение эффективного использования в процессе эксплуатации.</text:span></text:p>
      <text:p text:style-name="P34"><text:span text:style-name="Strong_20_Emphasis"><text:span text:style-name="T14">Этапы сопровождения:</text:span></text:span></text:p>
      <text:p text:style-name="P158"><text:soft-page-break/>text</text:p>
      <text:p text:style-name="P9">┌──────────────┐ <text:s text:c="3"/>┌──────────────┐ <text:s text:c="3"/>┌──────────────┐ <text:s text:c="3"/>┌──────────────┐</text:p>
      <text:p text:style-name="P10">│ <text:s/><text:span text:style-name="T19">Приемка <text:s text:c="4"/>│ → │ <text:s/>Штатная <text:s text:c="5"/>│ → │ <text:s/>Адаптация <text:s text:c="2"/>│ → │ <text:s/>Вывод из <text:s text:c="3"/>│</text:span></text:p>
      <text:p text:style-name="P10">│ <text:s/><text:span text:style-name="T19">системы в <text:s text:c="2"/>│ <text:s text:c="3"/>│ <text:s/>эксплуатация│ <text:s text:c="3"/>│ <text:s/>и развитие <text:s/>│ <text:s text:c="3"/>│ <text:s/>эксплуатации│</text:span></text:p>
      <text:p text:style-name="P10">│ <text:s/><text:span text:style-name="T19">эксплуатацию│ <text:s text:c="3"/>│ <text:s text:c="13"/>│ <text:s text:c="3"/>│ <text:s text:c="13"/>│ <text:s text:c="3"/>│ <text:s text:c="13"/>│</text:span></text:p>
      <text:p text:style-name="P10">└──────────────┘ <text:s text:c="3"/>└──────────────┘ <text:s text:c="3"/>└──────────────┘ <text:s text:c="3"/>└──────────────┘</text:p>
      <text:h text:style-name="P5" text:outline-level="3">6. Задачи сопровождения ИС</text:h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0">Группа задач</text:p>
            </table:table-cell>
            <table:table-cell table:style-name="Таблица27.A1" office:value-type="string">
              <text:p text:style-name="P30">Конкретные задачи</text:p>
            </table:table-cell>
          </table:table-row>
        </table:table-header-rows>
        <table:table-row>
          <table:table-cell table:style-name="Таблица27.A2" office:value-type="string">
            <text:p text:style-name="P18"><text:span text:style-name="Strong_20_Emphasis"><text:span text:style-name="T7">Техническое сопровождение</text:span></text:span></text:p>
          </table:table-cell>
          <table:table-cell table:style-name="Таблица27.A2" office:value-type="string">
            <text:p text:style-name="P20">- Мониторинг работоспособности серверов и оборудования<text:line-break/>- Управление учетными записями<text:line-break/>- Резервное копирование и восстановление<text:line-break/>- Обновление программного обеспечения<text:line-break/>- Настройка параметров системы</text:p>
          </table:table-cell>
        </table:table-row>
        <table:table-row>
          <table:table-cell table:style-name="Таблица27.A2" office:value-type="string">
            <text:p text:style-name="P18"><text:span text:style-name="Strong_20_Emphasis"><text:span text:style-name="T7">Функциональное сопровождение</text:span></text:span></text:p>
          </table:table-cell>
          <table:table-cell table:style-name="Таблица27.A2" office:value-type="string">
            <text:p text:style-name="P20">- Исправление ошибок в работе системы<text:line-break/>- Адаптация к изменениям бизнес-процессов<text:line-break/>- Добавление новых функций (доработки)<text:line-break/>- Оптимизация производительности</text:p>
          </table:table-cell>
        </table:table-row>
        <table:table-row>
          <table:table-cell table:style-name="Таблица27.A2" office:value-type="string">
            <text:p text:style-name="P18"><text:span text:style-name="Strong_20_Emphasis"><text:span text:style-name="T7">Информационное сопровождение</text:span></text:span></text:p>
          </table:table-cell>
          <table:table-cell table:style-name="Таблица27.A2" office:value-type="string">
            <text:p text:style-name="P20">- Актуализация базы знаний<text:line-break/>- Ведение справочников и классификаторов<text:line-break/>- Обеспечение качества данных</text:p>
          </table:table-cell>
        </table:table-row>
        <table:table-row>
          <table:table-cell table:style-name="Таблица27.A2" office:value-type="string">
            <text:p text:style-name="P18"><text:span text:style-name="Strong_20_Emphasis"><text:span text:style-name="T7">Пользовательская поддержка</text:span></text:span></text:p>
          </table:table-cell>
          <table:table-cell table:style-name="Таблица27.A2" office:value-type="string">
            <text:p text:style-name="P20">- Консультирование пользователей<text:line-break/>- Обучение новых сотрудников<text:line-break/>- Подготовка инструкций и памяток<text:line-break/>- Сбор обратной связи</text:p>
          </table:table-cell>
        </table:table-row>
        <table:table-row>
          <table:table-cell table:style-name="Таблица27.A2" office:value-type="string">
            <text:p text:style-name="P18"><text:span text:style-name="Strong_20_Emphasis"><text:span text:style-name="T7">Организационное сопровождение</text:span></text:span></text:p>
          </table:table-cell>
          <table:table-cell table:style-name="Таблица27.A2" office:value-type="string">
            <text:p text:style-name="P19">- Ведение документации<text:line-break/>- Отчетность перед руководством<text:line-break/>- Взаимодействие с разработчиками</text:p>
          </table:table-cell>
        </table:table-row>
      </table:table>
      <text:h text:style-name="P5" text:outline-level="3">7. Ролевые функции сопровождения</text:h>
      <text:p text:style-name="P89">Для АИС «Система регистрации заявок пользователей» определены следующие роли в процессе сопровождения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header-rows>
          <table:table-row>
            <table:table-cell table:style-name="Таблица28.A1" office:value-type="string">
              <text:p text:style-name="P30">Роль</text:p>
            </table:table-cell>
            <table:table-cell table:style-name="Таблица28.A1" office:value-type="string">
              <text:p text:style-name="P30">Кто выполняет</text:p>
            </table:table-cell>
            <table:table-cell table:style-name="Таблица28.A1" office:value-type="string">
              <text:p text:style-name="P30">Основные функции</text:p>
            </table:table-cell>
            <table:table-cell table:style-name="Таблица28.A1" office:value-type="string">
              <text:p text:style-name="P30">Ответственность</text:p>
            </table:table-cell>
          </table:table-row>
        </table:table-header-rows>
        <table:table-row>
          <table:table-cell table:style-name="Таблица28.A2" office:value-type="string">
            <text:p text:style-name="P18"><text:span text:style-name="Strong_20_Emphasis"><text:span text:style-name="T7">Администратор ИС</text:span></text:span></text:p>
          </table:table-cell>
          <table:table-cell table:style-name="Таблица28.A2" office:value-type="string">
            <text:p text:style-name="P20">Системный администратор</text:p>
          </table:table-cell>
          <table:table-cell table:style-name="Таблица28.A2" office:value-type="string">
            <text:p text:style-name="P20">- Установка обновлений<text:line-break/>- Резервное копирование<text:line-break/>- Мониторинг работоспособности<text:line-break/>- Управление доступом<text:line-break/>- Настройка параметров</text:p>
          </table:table-cell>
          <table:table-cell table:style-name="Таблица28.A2" office:value-type="string">
            <text:p text:style-name="P20">За бесперебойную работу системы, сохранность данных</text:p>
          </table:table-cell>
        </table:table-row>
        <table:table-row>
          <table:table-cell table:style-name="Таблица28.A2" office:value-type="string">
            <text:p text:style-name="P18"><text:span text:style-name="Strong_20_Emphasis"><text:span text:style-name="T7">Инженер сопровождения</text:span></text:span></text:p>
          </table:table-cell>
          <table:table-cell table:style-name="Таблица28.A2" office:value-type="string">
            <text:p text:style-name="P20">Разработчик (внешний или внутренний)</text:p>
          </table:table-cell>
          <table:table-cell table:style-name="Таблица28.A2" office:value-type="string">
            <text:p text:style-name="P20">- Исправление ошибок<text:line-break/>- Доработка функциональности<text:line-break/>- Оптимизация производительности<text:line-break/>- Консультации по сложным вопросам</text:p>
          </table:table-cell>
          <table:table-cell table:style-name="Таблица28.A2" office:value-type="string">
            <text:p text:style-name="P20">За качество исправлений, сроки доработок</text:p>
          </table:table-cell>
        </table:table-row>
        <table:table-row>
          <table:table-cell table:style-name="Таблица28.A2" office:value-type="string">
            <text:p text:style-name="P18"><text:span text:style-name="Strong_20_Emphasis"><text:span text:style-name="T7">Администратор базы знаний</text:span></text:span></text:p>
          </table:table-cell>
          <table:table-cell table:style-name="Таблица28.A2" office:value-type="string">
            <text:p text:style-name="P20">Аналитик / Старший оператор</text:p>
          </table:table-cell>
          <table:table-cell table:style-name="Таблица28.A2" office:value-type="string">
            <text:p text:style-name="P20">- Наполнение и актуализация БЗ<text:line-break/>- Проверка качества статей<text:line-break/>- Анализ эффективности статей<text:line-break/>- Обучение операторов работе с БЗ</text:p>
          </table:table-cell>
          <table:table-cell table:style-name="Таблица28.A2" office:value-type="string">
            <text:p text:style-name="P20">За актуальность и полноту базы знаний</text:p>
          </table:table-cell>
        </table:table-row>
        <table:table-row>
          <table:table-cell table:style-name="Таблица28.A2" office:value-type="string">
            <text:p text:style-name="P18"><text:span text:style-name="Strong_20_Emphasis"><text:span text:style-name="T7">Оператор поддержки</text:span></text:span></text:p>
          </table:table-cell>
          <table:table-cell table:style-name="Таблица28.A2" office:value-type="string">
            <text:p text:style-name="P20">Сотрудник поддержки</text:p>
          </table:table-cell>
          <table:table-cell table:style-name="Таблица28.A2" office:value-type="string">
            <text:p text:style-name="P20">- Обработка эскалированных заявок<text:line-break/>- Выявление проблем в работе системы<text:line-break/>- Передача информации администратору<text:line-break/>- Соблюдение регламентов</text:p>
          </table:table-cell>
          <table:table-cell table:style-name="Таблица28.A2" office:value-type="string">
            <text:p text:style-name="P20">За качество обслуживания пользователей</text:p>
          </table:table-cell>
        </table:table-row>
        <table:table-row>
          <table:table-cell table:style-name="Таблица28.A2" office:value-type="string">
            <text:p text:style-name="P18"><text:span text:style-name="Strong_20_Emphasis"><text:span text:style-name="T7">Руководитель поддержки</text:span></text:span></text:p>
          </table:table-cell>
          <table:table-cell table:style-name="Таблица28.A2" office:value-type="string">
            <text:p text:style-name="P20">Начальник отдела</text:p>
          </table:table-cell>
          <table:table-cell table:style-name="Таблица28.A2" office:value-type="string">
            <text:p text:style-name="P20">- Контроль качества работы<text:line-break/>- Анализ статистики<text:line-break/>- Планирование развития системы<text:line-break/><text:soft-page-break/>- Взаимодействие с разработчиками</text:p>
          </table:table-cell>
          <table:table-cell table:style-name="Таблица28.A2" office:value-type="string">
            <text:p text:style-name="P19">За эффективность работы поддержки в целом</text:p>
          </table:table-cell>
        </table:table-row>
      </table:table>
      <text:h text:style-name="P5" text:outline-level="3">8. Таблица ролей и функций</text:h>
      <text:p text:style-name="P34"><text:span text:style-name="Strong_20_Emphasis"><text:span text:style-name="T14">Таблица 15 – Роли и функции при сопровождении АИС</text:span>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30">Роль</text:p>
            </table:table-cell>
            <table:table-cell table:style-name="Таблица29.A1" office:value-type="string">
              <text:p text:style-name="P30">Функции</text:p>
            </table:table-cell>
            <table:table-cell table:style-name="Таблица29.A1" office:value-type="string">
              <text:p text:style-name="P30">Ответственность</text:p>
            </table:table-cell>
            <table:table-cell table:style-name="Таблица29.A1" office:value-type="string">
              <text:p text:style-name="P30">Взаимодействие</text:p>
            </table:table-cell>
          </table:table-row>
        </table:table-header-rows>
        <table:table-row>
          <table:table-cell table:style-name="Таблица29.A2" office:value-type="string">
            <text:p text:style-name="P18"><text:span text:style-name="Strong_20_Emphasis"><text:span text:style-name="T7">Администратор ИС</text:span></text:span></text:p>
          </table:table-cell>
          <table:table-cell table:style-name="Таблица29.A2" office:value-type="string">
            <text:p text:style-name="P22">• <text:span text:style-name="T3">Мониторинг серверов<text:line-break/>• Резервное копирование<text:line-break/>• Управление учетными записями<text:line-break/>• Установка обновлений<text:line-break/>• Настройка параметров</text:span></text:p>
          </table:table-cell>
          <table:table-cell table:style-name="Таблица29.A2" office:value-type="string">
            <text:p text:style-name="P20">За работоспособность инфраструктуры</text:p>
          </table:table-cell>
          <table:table-cell table:style-name="Таблица29.A2" office:value-type="string">
            <text:p text:style-name="P20">С инженером сопровождения (по обновлениям), с операторами (по доступу)</text:p>
          </table:table-cell>
        </table:table-row>
        <table:table-row>
          <table:table-cell table:style-name="Таблица29.A2" office:value-type="string">
            <text:p text:style-name="P18"><text:span text:style-name="Strong_20_Emphasis"><text:span text:style-name="T7">Инженер сопровождения</text:span></text:span></text:p>
          </table:table-cell>
          <table:table-cell table:style-name="Таблица29.A2" office:value-type="string">
            <text:p text:style-name="P22">• <text:span text:style-name="T3">Анализ ошибок<text:line-break/>• Исправление дефектов<text:line-break/>• Доработка функциональности<text:line-break/>• Оптимизация кода</text:span></text:p>
          </table:table-cell>
          <table:table-cell table:style-name="Таблица29.A2" office:value-type="string">
            <text:p text:style-name="P20">За качество ПО</text:p>
          </table:table-cell>
          <table:table-cell table:style-name="Таблица29.A2" office:value-type="string">
            <text:p text:style-name="P20">С администратором (развертывание), с руководителем (приоритеты)</text:p>
          </table:table-cell>
        </table:table-row>
        <table:table-row>
          <table:table-cell table:style-name="Таблица29.A2" office:value-type="string">
            <text:p text:style-name="P18"><text:span text:style-name="Strong_20_Emphasis"><text:span text:style-name="T7">Администратор БЗ</text:span></text:span></text:p>
          </table:table-cell>
          <table:table-cell table:style-name="Таблица29.A2" office:value-type="string">
            <text:p text:style-name="P22">• <text:span text:style-name="T3">Создание статей<text:line-break/>• Редактирование статей<text:line-break/>• Анализ запросов без ответов<text:line-break/>• Обучение операторов</text:span></text:p>
          </table:table-cell>
          <table:table-cell table:style-name="Таблица29.A2" office:value-type="string">
            <text:p text:style-name="P20">За актуальность БЗ</text:p>
          </table:table-cell>
          <table:table-cell table:style-name="Таблица29.A2" office:value-type="string">
            <text:p text:style-name="P20">С операторами (сбор материалов), с аналитиком (анализ)</text:p>
          </table:table-cell>
        </table:table-row>
        <table:table-row>
          <table:table-cell table:style-name="Таблица29.A2" office:value-type="string">
            <text:p text:style-name="P18"><text:span text:style-name="Strong_20_Emphasis"><text:span text:style-name="T7">Оператор</text:span></text:span></text:p>
          </table:table-cell>
          <table:table-cell table:style-name="Таблица29.A2" office:value-type="string">
            <text:p text:style-name="P22">• <text:span text:style-name="T3">Обработка заявок<text:line-break/>• Выявление проблем<text:line-break/>• Обратная связь по </text:span><text:soft-page-break/><text:span text:style-name="T3">БЗ<text:line-break/>• Соблюдение регламентов</text:span></text:p>
          </table:table-cell>
          <table:table-cell table:style-name="Таблица29.A2" office:value-type="string">
            <text:p text:style-name="P20">За качество ответов</text:p>
          </table:table-cell>
          <table:table-cell table:style-name="Таблица29.A2" office:value-type="string">
            <text:p text:style-name="P20">С пользователями, с администратором БЗ, с администратором ИС</text:p>
          </table:table-cell>
        </table:table-row>
        <table:table-row>
          <table:table-cell table:style-name="Таблица29.A2" office:value-type="string">
            <text:p text:style-name="P18"><text:span text:style-name="Strong_20_Emphasis"><text:span text:style-name="T7">Руководитель</text:span></text:span></text:p>
          </table:table-cell>
          <table:table-cell table:style-name="Таблица29.A2" office:value-type="string">
            <text:p text:style-name="P22">• <text:span text:style-name="T3">Контроль качества<text:line-break/>• Аналитика<text:line-break/>• Планирование<text:line-break/>• Отчетность</text:span></text:p>
          </table:table-cell>
          <table:table-cell table:style-name="Таблица29.A2" office:value-type="string">
            <text:p text:style-name="P20">За эффективность поддержки</text:p>
          </table:table-cell>
          <table:table-cell table:style-name="Таблица29.A2" office:value-type="string">
            <text:p text:style-name="P19">Со всей командой, с заказчиком</text:p>
          </table:table-cell>
        </table:table-row>
      </table:table>
      <text:h text:style-name="P5" text:outline-level="3">9. Анализ процесса сопровождения</text:h>
      <text:p text:style-name="P34"><text:span text:style-name="Strong_20_Emphasis"><text:span text:style-name="T14">Общий процесс сопровождения от поступления запроса до его выполнения:</text:span></text:span></text:p>
      <text:p text:style-name="P158">text</text:p>
      <text:p text:style-name="P9">┌─────────────────┐</text:p>
      <text:p text:style-name="P10">│ <text:s/><text:span text:style-name="T19">Поступление <text:s text:c="3"/>│ ← От пользователя (оператора, руководителя)</text:span></text:p>
      <text:p text:style-name="P10">│ <text:s/><text:span text:style-name="T19">запроса <text:s text:c="7"/>│ <text:s text:c="2"/>или автоматическое обнаружение проблемы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Регистрация <text:s text:c="3"/>│ ← Фиксация в системе учета заявок (Service Desk)</text:span></text:p>
      <text:p text:style-name="P10">│ <text:s/><text:span text:style-name="T19">и классификация│ <text:s text:c="2"/>Определение типа, приоритета, исполнителя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Назначение <text:s text:c="4"/>│ ← Назначение ответственного исполнителя</text:span></text:p>
      <text:p text:style-name="P10">│ <text:s/><text:span text:style-name="T19">исполнителя <text:s text:c="3"/>│ <text:s text:c="2"/>(администратор, инженер, администратор БЗ)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Выполнение <text:s text:c="4"/>│ ← Диагностика, анализ, исправление,</text:span></text:p>
      <text:p text:style-name="P10">│ <text:s/><text:span text:style-name="T19">работ <text:s text:c="9"/>│ <text:s text:c="2"/>тестирование, документирование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Проверка <text:s text:c="6"/>│ ← Проверка решения (тестировщиком,</text:span></text:p>
      <text:p text:style-name="P10">│ <text:s/><text:span text:style-name="T19">результата <text:s text:c="4"/>│ <text:s text:c="2"/>руководителем или пользователем)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<text:soft-page-break/>│ <text:s/><text:span text:style-name="T19">Закрытие <text:s text:c="6"/>│ ← Оформление результатов, уведомление</text:span></text:p>
      <text:p text:style-name="P10">│ <text:s/><text:span text:style-name="T19">запроса <text:s text:c="7"/>│ <text:s text:c="2"/>инициатора, закрытие заявки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Анализ и <text:s text:c="6"/>│ ← Сбор статистики, анализ причин,</text:span></text:p>
      <text:p text:style-name="P10">│ <text:s/><text:span text:style-name="T19">улучшения <text:s text:c="5"/>│ <text:s text:c="2"/>предотвращение повторений</text:span></text:p>
      <text:p text:style-name="P10">└─────────────────┘</text:p>
      <text:h text:style-name="P5" text:outline-level="3">10. Регламент сопровождения ИС</text:h>
      <text:p text:style-name="P34"><text:span text:style-name="Strong_20_Emphasis"><text:span text:style-name="T14">РЕГЛАМЕНТ ТЕХНИЧЕСКОГО И ФУНКЦИОНАЛЬНОГО СОПРОВОЖДЕНИЯ АИС «СИСТЕМА РЕГИСТРАЦИИ ЗАЯВОК ПОЛЬЗОВАТЕЛЕЙ»</text:span></text:span></text:p>
      <text:p text:style-name="P34"><text:span text:style-name="Strong_20_Emphasis"><text:span text:style-name="T14">1. Общие положения</text:span></text:span><text:span text:style-name="T15"><text:line-break/>1.1. Настоящий регламент определяет порядок сопровождения АИС в процессе эксплуатации.<text:line-break/>1.2. Действие регламента распространяется на всех участников процесса сопровождения.<text:line-break/>1.3. Цель регламента — обеспечение бесперебойной работы системы и качества обслуживания пользователей.</text:span></text:p>
      <text:p text:style-name="P34"><text:span text:style-name="Strong_20_Emphasis"><text:span text:style-name="T14">2. Классификация заявок на сопровождение</text:span>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header-rows>
          <table:table-row>
            <table:table-cell table:style-name="Таблица30.A1" office:value-type="string">
              <text:p text:style-name="P30">Категория</text:p>
            </table:table-cell>
            <table:table-cell table:style-name="Таблица30.A1" office:value-type="string">
              <text:p text:style-name="P30">Тип заявки</text:p>
            </table:table-cell>
            <table:table-cell table:style-name="Таблица30.A1" office:value-type="string">
              <text:p text:style-name="P30">Примеры</text:p>
            </table:table-cell>
            <table:table-cell table:style-name="Таблица30.A1" office:value-type="string">
              <text:p text:style-name="P30">Приоритет</text:p>
            </table:table-cell>
            <table:table-cell table:style-name="Таблица30.A1" office:value-type="string">
              <text:p text:style-name="P30">Срок реакции</text:p>
            </table:table-cell>
            <table:table-cell table:style-name="Таблица30.A1" office:value-type="string">
              <text:p text:style-name="P30">Срок решения</text:p>
            </table:table-cell>
          </table:table-row>
        </table:table-header-rows>
        <table:table-row>
          <table:table-cell table:style-name="Таблица30.A2" office:value-type="string">
            <text:p text:style-name="P18"><text:span text:style-name="Strong_20_Emphasis"><text:span text:style-name="T7">Критическая</text:span></text:span></text:p>
          </table:table-cell>
          <table:table-cell table:style-name="Таблица30.A2" office:value-type="string">
            <text:p text:style-name="P20">Система не работает, потеря данных, критическая ошибка</text:p>
          </table:table-cell>
          <table:table-cell table:style-name="Таблица30.A2" office:value-type="string">
            <text:p text:style-name="P20">Отказ сервера, потеря БД, невозможность входа</text:p>
          </table:table-cell>
          <table:table-cell table:style-name="Таблица30.A2" office:value-type="string">
            <text:p text:style-name="P20">Критический</text:p>
          </table:table-cell>
          <table:table-cell table:style-name="Таблица30.A2" office:value-type="string">
            <text:p text:style-name="P20">15 мин</text:p>
          </table:table-cell>
          <table:table-cell table:style-name="Таблица30.A2" office:value-type="string">
            <text:p text:style-name="P20">4 часа</text:p>
          </table:table-cell>
        </table:table-row>
        <table:table-row>
          <table:table-cell table:style-name="Таблица30.A2" office:value-type="string">
            <text:p text:style-name="P18"><text:span text:style-name="Strong_20_Emphasis"><text:span text:style-name="T7">Высокая</text:span></text:span></text:p>
          </table:table-cell>
          <table:table-cell table:style-name="Таблица30.A2" office:value-type="string">
            <text:p text:style-name="P20">Нарушение работы важных функций</text:p>
          </table:table-cell>
          <table:table-cell table:style-name="Таблица30.A2" office:value-type="string">
            <text:p text:style-name="P20">Не работает эскалация, ошибки в обработке заявок</text:p>
          </table:table-cell>
          <table:table-cell table:style-name="Таблица30.A2" office:value-type="string">
            <text:p text:style-name="P20">Высокий</text:p>
          </table:table-cell>
          <table:table-cell table:style-name="Таблица30.A2" office:value-type="string">
            <text:p text:style-name="P20">1 час</text:p>
          </table:table-cell>
          <table:table-cell table:style-name="Таблица30.A2" office:value-type="string">
            <text:p text:style-name="P20">8 часов</text:p>
          </table:table-cell>
        </table:table-row>
        <table:table-row>
          <table:table-cell table:style-name="Таблица30.A2" office:value-type="string">
            <text:p text:style-name="P18"><text:span text:style-name="Strong_20_Emphasis"><text:span text:style-name="T7">Средняя</text:span></text:span></text:p>
          </table:table-cell>
          <table:table-cell table:style-name="Таблица30.A2" office:value-type="string">
            <text:p text:style-name="P20">Частичное нарушение, ошибки, не блокирующие <text:soft-page-break/>работу</text:p>
          </table:table-cell>
          <table:table-cell table:style-name="Таблица30.A2" office:value-type="string">
            <text:p text:style-name="P20">Ошибки интерфейса, некорректные <text:soft-page-break/>сообщения</text:p>
          </table:table-cell>
          <table:table-cell table:style-name="Таблица30.A2" office:value-type="string">
            <text:p text:style-name="P20">Средний</text:p>
          </table:table-cell>
          <table:table-cell table:style-name="Таблица30.A2" office:value-type="string">
            <text:p text:style-name="P20">4 часа</text:p>
          </table:table-cell>
          <table:table-cell table:style-name="Таблица30.A2" office:value-type="string">
            <text:p text:style-name="P20">2 дня</text:p>
          </table:table-cell>
        </table:table-row>
        <table:table-row>
          <table:table-cell table:style-name="Таблица30.A2" office:value-type="string">
            <text:p text:style-name="P18"><text:span text:style-name="Strong_20_Emphasis"><text:span text:style-name="T7">Низкая</text:span></text:span></text:p>
          </table:table-cell>
          <table:table-cell table:style-name="Таблица30.A2" office:value-type="string">
            <text:p text:style-name="P20">Косметические проблемы, предложения</text:p>
          </table:table-cell>
          <table:table-cell table:style-name="Таблица30.A2" office:value-type="string">
            <text:p text:style-name="P20">Опечатки, улучшения интерфейса, предложения</text:p>
          </table:table-cell>
          <table:table-cell table:style-name="Таблица30.A2" office:value-type="string">
            <text:p text:style-name="P20">Низкий</text:p>
          </table:table-cell>
          <table:table-cell table:style-name="Таблица30.A2" office:value-type="string">
            <text:p text:style-name="P20">2 дня</text:p>
          </table:table-cell>
          <table:table-cell table:style-name="Таблица30.A2" office:value-type="string">
            <text:p text:style-name="P19">5 дней</text:p>
          </table:table-cell>
        </table:table-row>
      </table:table>
      <text:p text:style-name="P34"><text:span text:style-name="Strong_20_Emphasis"><text:span text:style-name="T14">3. Порядок приема заявок</text:span></text:span><text:span text:style-name="T15"><text:line-break/>3.1. Заявки на сопровождение принимаются через:</text:span></text:p>
      <text:list text:style-name="L12">
        <text:list-item>
          <text:p text:style-name="P90">Систему учета заявок (Service Desk);</text:p>
        </text:list-item>
        <text:list-item>
          <text:p text:style-name="P90">Электронную почту support@autoschool.ru;</text:p>
        </text:list-item>
        <text:list-item>
          <text:p text:style-name="P90">Телефон (для критических ситуаций).<text:line-break/>3.2. Все заявки регистрируются в системе учета с присвоением уникального номера.<text:line-break/>3.3. При регистрации фиксируются: дата, время, инициатор, описание, категория, приоритет.</text:p>
        </text:list-item>
      </text:list>
      <text:p text:style-name="P34"><text:span text:style-name="Strong_20_Emphasis"><text:span text:style-name="T14">4. Порядок выполнения работ</text:span></text:span><text:span text:style-name="T15"><text:line-break/>4.1. Ответственный исполнитель назначается руководителем сопровождения или автоматически на основе категории.<text:line-break/>4.2. Исполнитель обязан:</text:span></text:p>
      <text:list text:style-name="L13">
        <text:list-item>
          <text:p text:style-name="P91">Подтвердить принятие заявки в течение 30 минут;</text:p>
        </text:list-item>
        <text:list-item>
          <text:p text:style-name="P91">Информировать инициатора о начале работ;</text:p>
        </text:list-item>
        <text:list-item>
          <text:p text:style-name="P91">Фиксировать все действия в заявке;</text:p>
        </text:list-item>
        <text:list-item>
          <text:p text:style-name="P91">Сообщать о сложностях, влияющих на сроки.<text:line-break/>4.3. После выполнения работ проводится тестирование (при необходимости).</text:p>
        </text:list-item>
      </text:list>
      <text:p text:style-name="P34"><text:span text:style-name="Strong_20_Emphasis"><text:span text:style-name="T14">5. Порядок контроля и закрытия заявок</text:span></text:span><text:span text:style-name="T15"><text:line-break/>5.1. Руководитель сопровождения контролирует соблюдение сроков и качество решений.<text:line-break/>5.2. Заявка закрывается после:</text:span></text:p>
      <text:list text:style-name="L14">
        <text:list-item>
          <text:p text:style-name="P92">Подтверждения инициатором решения проблемы;</text:p>
        </text:list-item>
        <text:list-item>
          <text:p text:style-name="P92">Истечения контрольного срока при отсутствии возражений.<text:line-break/>5.3. Закрытая заявка архивируется.</text:p>
        </text:list-item>
      </text:list>
      <text:p text:style-name="P34"><text:span text:style-name="Strong_20_Emphasis"><text:span text:style-name="T14">6. Взаимодействие с разработчиками</text:span></text:span><text:span text:style-name="T15"><text:line-break/>6.1. При необходимости доработки системы заявка передается инженеру </text:span><text:soft-page-break/><text:span text:style-name="T15">сопровождения (разработчику).<text:line-break/>6.2. Разработчик оценивает трудоемкость и сроки.<text:line-break/>6.3. После доработки проводится тестирование и развертывание обновления.</text:span></text:p>
      <text:p text:style-name="P34"><text:span text:style-name="Strong_20_Emphasis"><text:span text:style-name="T14">7. Отчетность</text:span></text:span><text:span text:style-name="T15"><text:line-break/>7.1. Еженедельно формируется отчет по заявкам за период.<text:line-break/>7.2. Ежемесячно проводится анализ эффективности сопровождения.</text:span></text:p>
      <text:h text:style-name="P5" text:outline-level="3">11. Схема процесса сопровождения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2"/><text:span text:style-name="T19">ПРОЦЕСС СОПРОВОЖДЕНИЯ АИС <text:s text:c="28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3">Пользователь <text:s text:c="20"/>Система учета <text:s text:c="13"/>Исполнитель</text:p>
      <text:p text:style-name="P10">──────────────────────────────────────────────────────────────────────────────</text:p>
      <text:p text:style-name="P10"><text:s text:c="6"/>│ <text:s text:c="31"/>│ <text:s text:c="26"/>│</text:p>
      <text:p text:style-name="P10"><text:s text:c="6"/>│─── <text:span text:style-name="T19">Сообщение о проблеме ──────&gt;│ <text:s text:c="26"/>│</text:span></text:p>
      <text:p text:style-name="P10"><text:s text:c="6"/>│ <text:s text:c="31"/>│─── <text:span text:style-name="T19">Регистрация заявки ───&gt;│</text:span></text:p>
      <text:p text:style-name="P10"><text:s text:c="6"/>│ <text:s text:c="31"/>│ <text:s text:c="26"/>│</text:p>
      <text:p text:style-name="P10"><text:s text:c="6"/>│<text:span text:style-name="T19">&lt;─── Уведомление о регистрации ─│ <text:s text:c="26"/>│</text:span></text:p>
      <text:p text:style-name="P10"><text:s text:c="6"/>│ <text:s text:c="31"/>│ <text:s text:c="26"/>│</text:p>
      <text:p text:style-name="P10"><text:s text:c="6"/>│ <text:s text:c="31"/>│<text:span text:style-name="T19">&lt;─── Назначение ───────────│</text:span></text:p>
      <text:p text:style-name="P10"><text:s text:c="6"/>│ <text:s text:c="31"/>│ <text:s text:c="5"/><text:span text:style-name="T19">исполнителя <text:s text:c="9"/>│</text:span></text:p>
      <text:p text:style-name="P10"><text:s text:c="6"/>│ <text:s text:c="31"/>│ <text:s text:c="26"/>│</text:p>
      <text:p text:style-name="P10"><text:s text:c="6"/>│<text:span text:style-name="T19">&lt;───────────────────────────────│─── Уведомление ───────────│</text:span></text:p>
      <text:p text:style-name="P10"><text:s text:c="6"/>│ <text:s text:c="31"/>│ <text:s text:c="5"/><text:span text:style-name="T19">о начале работ <text:s text:c="6"/>│</text:span></text:p>
      <text:p text:style-name="P10"><text:s text:c="6"/>│ <text:s text:c="31"/>│ <text:s text:c="26"/>│</text:p>
      <text:p text:style-name="P10"><text:s text:c="6"/>│ <text:s text:c="31"/>│<text:span text:style-name="T19">&lt;─── Диагностика ───────────│</text:span></text:p>
      <text:p text:style-name="P10"><text:s text:c="6"/>│ <text:s text:c="31"/>│ <text:s text:c="5"/><text:span text:style-name="T19">и анализ <text:s text:c="12"/>│</text:span></text:p>
      <text:p text:style-name="P10"><text:s text:c="6"/>│ <text:s text:c="31"/>│ <text:s text:c="26"/>│</text:p>
      <text:p text:style-name="P10"><text:s text:c="6"/>│ <text:s text:c="31"/>│<text:span text:style-name="T19">&lt;─── Выполнение работ ─────│</text:span></text:p>
      <text:p text:style-name="P10"><text:s text:c="6"/>│ <text:s text:c="31"/>│ <text:s text:c="5"/><text:span text:style-name="T19">(исправление) <text:s text:c="7"/>│</text:span></text:p>
      <text:p text:style-name="P10"><text:s text:c="6"/>│ <text:s text:c="31"/>│ <text:s text:c="26"/>│</text:p>
      <text:p text:style-name="P10"><text:s text:c="6"/>│<text:span text:style-name="T19">&lt;─── Запрос проверки ───────────│ <text:s text:c="26"/>│</text:span></text:p>
      <text:p text:style-name="P10"><text:s text:c="6"/>│ <text:s text:c="31"/>│ <text:s text:c="26"/>│</text:p>
      <text:p text:style-name="P10"><text:s text:c="6"/>│─── <text:span text:style-name="T19">Подтверждение решения ─────&gt;│ <text:s text:c="26"/>│</text:span></text:p>
      <text:p text:style-name="P10"><text:s text:c="6"/>│ <text:s text:c="31"/>│─── <text:span text:style-name="T19">Закрытие заявки ───────│</text:span></text:p>
      <text:p text:style-name="P10"><text:s text:c="6"/>│ <text:s text:c="31"/>│ <text:s text:c="5"/><text:span text:style-name="T19">и архивация <text:s text:c="9"/>│</text:span></text:p>
      <text:p text:style-name="P10"><text:s text:c="6"/>│ <text:s text:c="31"/>│ <text:s text:c="26"/>│</text:p>
      <text:p text:style-name="P10"><text:soft-page-break/><text:s text:c="6"/>│<text:span text:style-name="T19">&lt;─── Уведомление о закрытии ────│ <text:s text:c="26"/>│</text:span></text:p>
      <text:p text:style-name="P10"><text:s text:c="6"/>│ <text:s text:c="31"/>│ <text:s text:c="26"/>│</text:p>
      <text:h text:style-name="P5" text:outline-level="3">12. Оценка эффективности сопровождения</text:h>
      <text:p text:style-name="P34"><text:span text:style-name="Strong_20_Emphasis"><text:span text:style-name="T14">Критерии эффективности сопровождения:</text:span>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header-rows>
          <table:table-row>
            <table:table-cell table:style-name="Таблица31.A1" office:value-type="string">
              <text:p text:style-name="P30">Критерий</text:p>
            </table:table-cell>
            <table:table-cell table:style-name="Таблица31.A1" office:value-type="string">
              <text:p text:style-name="P30">Показатель</text:p>
            </table:table-cell>
            <table:table-cell table:style-name="Таблица31.A1" office:value-type="string">
              <text:p text:style-name="P30">Целевое значение</text:p>
            </table:table-cell>
            <table:table-cell table:style-name="Таблица31.A1" office:value-type="string">
              <text:p text:style-name="P30">Метод измерения</text:p>
            </table:table-cell>
          </table:table-row>
        </table:table-header-rows>
        <table:table-row>
          <table:table-cell table:style-name="Таблица31.A2" office:value-type="string">
            <text:p text:style-name="P18"><text:span text:style-name="Strong_20_Emphasis"><text:span text:style-name="T7">Скорость реакции</text:span></text:span></text:p>
          </table:table-cell>
          <table:table-cell table:style-name="Таблица31.A2" office:value-type="string">
            <text:p text:style-name="P20">Время от поступления заявки до начала работ</text:p>
          </table:table-cell>
          <table:table-cell table:style-name="Таблица31.A2" office:value-type="string">
            <text:p text:style-name="P20">Критические: 15 мин<text:line-break/>Высокие: 1 час<text:line-break/>Средние: 4 часа</text:p>
          </table:table-cell>
          <table:table-cell table:style-name="Таблица31.A2" office:value-type="string">
            <text:p text:style-name="P20">Данные системы учета</text:p>
          </table:table-cell>
        </table:table-row>
        <table:table-row>
          <table:table-cell table:style-name="Таблица31.A2" office:value-type="string">
            <text:p text:style-name="P18"><text:span text:style-name="Strong_20_Emphasis"><text:span text:style-name="T7">Скорость решения</text:span></text:span></text:p>
          </table:table-cell>
          <table:table-cell table:style-name="Таблица31.A2" office:value-type="string">
            <text:p text:style-name="P20">Время от начала работ до закрытия</text:p>
          </table:table-cell>
          <table:table-cell table:style-name="Таблица31.A2" office:value-type="string">
            <text:p text:style-name="P20">Критические: 4 часа<text:line-break/>Высокие: 8 часов<text:line-break/>Средние: 2 дня</text:p>
          </table:table-cell>
          <table:table-cell table:style-name="Таблица31.A2" office:value-type="string">
            <text:p text:style-name="P20">Данные системы учета</text:p>
          </table:table-cell>
        </table:table-row>
        <table:table-row>
          <table:table-cell table:style-name="Таблица31.A2" office:value-type="string">
            <text:p text:style-name="P18"><text:span text:style-name="Strong_20_Emphasis"><text:span text:style-name="T7">Качество решений</text:span></text:span></text:p>
          </table:table-cell>
          <table:table-cell table:style-name="Таблица31.A2" office:value-type="string">
            <text:p text:style-name="P20">Процент повторных обращений</text:p>
          </table:table-cell>
          <table:table-cell table:style-name="Таблица31.A2" office:value-type="string">
            <text:p text:style-name="P20">Менее 5%</text:p>
          </table:table-cell>
          <table:table-cell table:style-name="Таблица31.A2" office:value-type="string">
            <text:p text:style-name="P20">Анализ статистики</text:p>
          </table:table-cell>
        </table:table-row>
        <table:table-row>
          <table:table-cell table:style-name="Таблица31.A2" office:value-type="string">
            <text:p text:style-name="P18"><text:span text:style-name="Strong_20_Emphasis"><text:span text:style-name="T7">Доступность системы</text:span></text:span></text:p>
          </table:table-cell>
          <table:table-cell table:style-name="Таблица31.A2" office:value-type="string">
            <text:p text:style-name="P20">Время бесперебойной работы</text:p>
          </table:table-cell>
          <table:table-cell table:style-name="Таблица31.A2" office:value-type="string">
            <text:p text:style-name="P20">99.5% (не более 4 часов простоя в месяц)</text:p>
          </table:table-cell>
          <table:table-cell table:style-name="Таблица31.A2" office:value-type="string">
            <text:p text:style-name="P20">Мониторинг</text:p>
          </table:table-cell>
        </table:table-row>
        <table:table-row>
          <table:table-cell table:style-name="Таблица31.A2" office:value-type="string">
            <text:p text:style-name="P18"><text:span text:style-name="Strong_20_Emphasis"><text:span text:style-name="T7">Удовлетворенность пользователей</text:span></text:span></text:p>
          </table:table-cell>
          <table:table-cell table:style-name="Таблица31.A2" office:value-type="string">
            <text:p text:style-name="P20">Средняя оценка по опросам</text:p>
          </table:table-cell>
          <table:table-cell table:style-name="Таблица31.A2" office:value-type="string">
            <text:p text:style-name="P20">Не менее 4.5 из 5</text:p>
          </table:table-cell>
          <table:table-cell table:style-name="Таблица31.A2" office:value-type="string">
            <text:p text:style-name="P20">Анкетирование</text:p>
          </table:table-cell>
        </table:table-row>
        <table:table-row>
          <table:table-cell table:style-name="Таблица31.A2" office:value-type="string">
            <text:p text:style-name="P18"><text:span text:style-name="Strong_20_Emphasis"><text:span text:style-name="T7">Загруженность персонала</text:span></text:span></text:p>
          </table:table-cell>
          <table:table-cell table:style-name="Таблица31.A2" office:value-type="string">
            <text:p text:style-name="P20">Количество заявок на сотрудника</text:p>
          </table:table-cell>
          <table:table-cell table:style-name="Таблица31.A2" office:value-type="string">
            <text:p text:style-name="P20">Оптимальная загрузка</text:p>
          </table:table-cell>
          <table:table-cell table:style-name="Таблица31.A2" office:value-type="string">
            <text:p text:style-name="P19">Анализ данных</text:p>
          </table:table-cell>
        </table:table-row>
      </table:table>
      <text:h text:style-name="P5" text:outline-level="3">13. Выводы</text:h>
      <text:list text:style-name="L15">
        <text:list-item>
          <text:p text:style-name="P42"><text:span text:style-name="Strong_20_Emphasis"><text:span text:style-name="T14">Значение оценки качества</text:span></text:span><text:span text:style-name="T15"> заключается в возможности объективно оценить состояние системы, выявить слабые места и определить направления для улучшения. Для АИС «Система регистрации заявок» ключевыми показателями качества являются надежность и удобство использования.</text:span></text:p>
        </text:list-item>
        <text:list-item>
          <text:p text:style-name="P42"><text:span text:style-name="Strong_20_Emphasis"><text:span text:style-name="T14">Применение CALS-технологий</text:span></text:span><text:span text:style-name="T15"> позволяет обеспечить единое информационное пространство на всех этапах жизненного цикла системы, что особенно важно при взаимодействии с разработчиками и ведении документации.</text:span></text:p>
        </text:list-item>
        <text:list-item>
          <text:p text:style-name="P43"><text:span text:style-name="Strong_20_Emphasis"><text:span text:style-name="T14">Четкое распределение ролей</text:span></text:span><text:span text:style-name="T15"> в процессе сопровождения обеспечивает:</text:span></text:p>
          <text:list>
            <text:list-item>
              <text:p text:style-name="P93"><text:soft-page-break/>Ответственность за каждый участок работы;</text:p>
            </text:list-item>
            <text:list-item>
              <text:p text:style-name="P93">Отсутствие дублирования функций;</text:p>
            </text:list-item>
            <text:list-item>
              <text:p text:style-name="P93">Прозрачность процесса для всех участников;</text:p>
            </text:list-item>
            <text:list-item>
              <text:p text:style-name="P93">Эффективное взаимодействие между ролями.</text:p>
            </text:list-item>
          </text:list>
        </text:list-item>
        <text:list-item>
          <text:p text:style-name="P43"><text:span text:style-name="Strong_20_Emphasis"><text:span text:style-name="T14">Регламентированное сопровождение</text:span></text:span><text:span text:style-name="T15"> критически важно для:</text:span></text:p>
          <text:list>
            <text:list-item>
              <text:p text:style-name="P93">Обеспечения предсказуемости процесса;</text:p>
            </text:list-item>
            <text:list-item>
              <text:p text:style-name="P93">Соблюдения сроков решения проблем;</text:p>
            </text:list-item>
            <text:list-item>
              <text:p text:style-name="P93">Поддержания качества обслуживания;</text:p>
            </text:list-item>
            <text:list-item>
              <text:p text:style-name="P93">Формирования базы знаний по типовым проблемам.</text:p>
            </text:list-item>
          </text:list>
        </text:list-item>
      </text:list>
      <text:p text:style-name="P89">Таким образом, правильно организованный процесс сопровождения с четким распределением ролей и регламентацией действий является основой для длительной и эффективной эксплуатации информационной системы.</text:p>
      <text:p text:style-name="P17"/>
      <text:h text:style-name="P3" text:outline-level="2">№<text:span text:style-name="T2">12: ОПРЕДЕЛЕНИЕ ЦЕЛЕЙ И РЕГЛАМЕНТА РЕЗЕРВНОГО КОПИРОВАНИЯ. СОХРАНЕНИЕ И ОТКАТ РАБОЧИХ ВЕРСИЙ СИСТЕМЫ</text:span></text:h>
      <text:h text:style-name="P5" text:outline-level="3">1. Изучение понятия резервного копирования</text:h>
      <text:p text:style-name="P34"><text:span text:style-name="Strong_20_Emphasis"><text:span text:style-name="T14">Резервное копирование (backup)</text:span></text:span><text:span text:style-name="T15"> — это процесс создания копий данных на носителе (жестком диске, ленте, облачном хранилище), предназначенном для восстановления данных в случае их потери или повреждения.</text:span></text:p>
      <text:p text:style-name="P34"><text:span text:style-name="Strong_20_Emphasis"><text:span text:style-name="T14">Роль резервного копирования в обеспечении надежности ИС:</text:span></text:span></text:p>
      <text:list text:style-name="L16">
        <text:list-item>
          <text:p text:style-name="P94">Защита от потери данных при сбоях оборудования;</text:p>
        </text:list-item>
        <text:list-item>
          <text:p text:style-name="P94">Возможность восстановления после ошибок программного обеспечения;</text:p>
        </text:list-item>
        <text:list-item>
          <text:p text:style-name="P94">Защита от вредоносных программ (шифровальщиков);</text:p>
        </text:list-item>
        <text:list-item>
          <text:p text:style-name="P94">Возможность отката к предыдущей версии при неудачных обновлениях;</text:p>
        </text:list-item>
        <text:list-item>
          <text:p text:style-name="P94">Обеспечение непрерывности бизнес-процессов;</text:p>
        </text:list-item>
        <text:list-item>
          <text:p text:style-name="P94">Соответствие требованиям регуляторов и стандартов.</text:p>
        </text:list-item>
      </text:list>
      <text:h text:style-name="P5" text:outline-level="3">2. Цели резервного копирования</text:h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header-rows>
          <table:table-row>
            <table:table-cell table:style-name="Таблица32.A1" office:value-type="string">
              <text:p text:style-name="P30">Цель</text:p>
            </table:table-cell>
            <table:table-cell table:style-name="Таблица32.A1" office:value-type="string">
              <text:p text:style-name="P30">Описание</text:p>
            </table:table-cell>
            <table:table-cell table:style-name="Таблица32.A1" office:value-type="string">
              <text:p text:style-name="P30">Значимость для АИС</text:p>
            </table:table-cell>
          </table:table-row>
        </table:table-header-rows>
        <table:table-row>
          <table:table-cell table:style-name="Таблица32.A2" office:value-type="string">
            <text:p text:style-name="P18"><text:span text:style-name="Strong_20_Emphasis"><text:span text:style-name="T7">Защита от потери данных</text:span></text:span></text:p>
          </table:table-cell>
          <table:table-cell table:style-name="Таблица32.A2" office:value-type="string">
            <text:p text:style-name="P20">Предотвращение безвозвратной утраты информации при сбоях, ошибках, атаках</text:p>
          </table:table-cell>
          <table:table-cell table:style-name="Таблица32.A2" office:value-type="string">
            <text:p text:style-name="P20">Критическая — потеря базы заявок, базы знаний, истории обращений недопустима</text:p>
          </table:table-cell>
        </table:table-row>
        <table:table-row>
          <table:table-cell table:style-name="Таблица32.A2" office:value-type="string">
            <text:p text:style-name="P18"><text:span text:style-name="Strong_20_Emphasis"><text:span text:style-name="T7">Восстановление после сбоев</text:span></text:span></text:p>
          </table:table-cell>
          <table:table-cell table:style-name="Таблица32.A2" office:value-type="string">
            <text:p text:style-name="P20">Обеспечение возможности быстро вернуть систему в рабочее состояние</text:p>
          </table:table-cell>
          <table:table-cell table:style-name="Таблица32.A2" office:value-type="string">
            <text:p text:style-name="P20">Высокая — простой поддержки влияет на всех пользователей</text:p>
          </table:table-cell>
        </table:table-row>
        <table:table-row>
          <table:table-cell table:style-name="Таблица32.A2" office:value-type="string">
            <text:p text:style-name="P18"><text:span text:style-name="Strong_20_Emphasis"><text:span text:style-name="T7">Сохранение целостности данных</text:span></text:span></text:p>
          </table:table-cell>
          <table:table-cell table:style-name="Таблица32.A2" office:value-type="string">
            <text:p text:style-name="P20">Гарантия того, что восстановленные данные будут непротиворечивы и корректны</text:p>
          </table:table-cell>
          <table:table-cell table:style-name="Таблица32.A2" office:value-type="string">
            <text:p text:style-name="P20">Высокая — нарушение целостности приведет к ошибкам в работе</text:p>
          </table:table-cell>
        </table:table-row>
        <table:table-row>
          <table:table-cell table:style-name="Таблица32.A2" office:value-type="string">
            <text:p text:style-name="P18"><text:span text:style-name="Strong_20_Emphasis"><text:span text:style-name="T7">Обеспечение непрерывности бизнеса</text:span></text:span></text:p>
          </table:table-cell>
          <table:table-cell table:style-name="Таблица32.A2" office:value-type="string">
            <text:p text:style-name="P20">Минимизация простоев и потерь при инцидентах</text:p>
          </table:table-cell>
          <table:table-cell table:style-name="Таблица32.A2" office:value-type="string">
            <text:p text:style-name="P20">Средняя — поддержка важна, но не является критически важным бизнес-процессом</text:p>
          </table:table-cell>
        </table:table-row>
        <text:soft-page-break/>
        <table:table-row>
          <table:table-cell table:style-name="Таблица32.A2" office:value-type="string">
            <text:p text:style-name="P18"><text:span text:style-name="Strong_20_Emphasis"><text:span text:style-name="T7">Соблюдение требований</text:span></text:span></text:p>
          </table:table-cell>
          <table:table-cell table:style-name="Таблица32.A2" office:value-type="string">
            <text:p text:style-name="P20">Выполнение нормативных требований к хранению данных</text:p>
          </table:table-cell>
          <table:table-cell table:style-name="Таблица32.A2" office:value-type="string">
            <text:p text:style-name="P20">Средняя — в зависимости от политики организации</text:p>
          </table:table-cell>
        </table:table-row>
        <table:table-row>
          <table:table-cell table:style-name="Таблица32.A2" office:value-type="string">
            <text:p text:style-name="P18"><text:span text:style-name="Strong_20_Emphasis"><text:span text:style-name="T7">Возможность отката версий</text:span></text:span></text:p>
          </table:table-cell>
          <table:table-cell table:style-name="Таблица32.A2" office:value-type="string">
            <text:p text:style-name="P20">Возврат к предыдущей версии после неудачного обновления</text:p>
          </table:table-cell>
          <table:table-cell table:style-name="Таблица32.A2" office:value-type="string">
            <text:p text:style-name="P19">Высокая — позволяет снизить риски при обновлениях</text:p>
          </table:table-cell>
        </table:table-row>
      </table:table>
      <text:h text:style-name="P5" text:outline-level="3">3. Виды резервного копирования</text:h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 table:number-columns-repeated="2"/>
        <table:table-column table:style-name="Таблица33.E"/>
        <table:table-header-rows>
          <table:table-row>
            <table:table-cell table:style-name="Таблица33.A1" office:value-type="string">
              <text:p text:style-name="P30">Вид</text:p>
            </table:table-cell>
            <table:table-cell table:style-name="Таблица33.A1" office:value-type="string">
              <text:p text:style-name="P30">Описание</text:p>
            </table:table-cell>
            <table:table-cell table:style-name="Таблица33.A1" office:value-type="string">
              <text:p text:style-name="P30">Преимущества</text:p>
            </table:table-cell>
            <table:table-cell table:style-name="Таблица33.A1" office:value-type="string">
              <text:p text:style-name="P30">Недостатки</text:p>
            </table:table-cell>
            <table:table-cell table:style-name="Таблица33.A1" office:value-type="string">
              <text:p text:style-name="P30">Применение в АИС</text:p>
            </table:table-cell>
          </table:table-row>
        </table:table-header-rows>
        <table:table-row>
          <table:table-cell table:style-name="Таблица33.A2" office:value-type="string">
            <text:p text:style-name="P18"><text:span text:style-name="Strong_20_Emphasis"><text:span text:style-name="T7">Полное копирование</text:span></text:span></text:p>
          </table:table-cell>
          <table:table-cell table:style-name="Таблица33.A2" office:value-type="string">
            <text:p text:style-name="P20">Создание полной копии всех данных</text:p>
          </table:table-cell>
          <table:table-cell table:style-name="Таблица33.A2" office:value-type="string">
            <text:p text:style-name="P20">Простота восстановления, полная картина</text:p>
          </table:table-cell>
          <table:table-cell table:style-name="Таблица33.A2" office:value-type="string">
            <text:p text:style-name="P20">Требует много места и времени</text:p>
          </table:table-cell>
          <table:table-cell table:style-name="Таблица33.A2" office:value-type="string">
            <text:p text:style-name="P20">Еженедельно (в выходной день)</text:p>
          </table:table-cell>
        </table:table-row>
        <table:table-row>
          <table:table-cell table:style-name="Таблица33.A2" office:value-type="string">
            <text:p text:style-name="P18"><text:span text:style-name="Strong_20_Emphasis"><text:span text:style-name="T7">Инкрементное копирование</text:span></text:span></text:p>
          </table:table-cell>
          <table:table-cell table:style-name="Таблица33.A2" office:value-type="string">
            <text:p text:style-name="P20">Копирование только изменений с момента последнего любого копирования</text:p>
          </table:table-cell>
          <table:table-cell table:style-name="Таблица33.A2" office:value-type="string">
            <text:p text:style-name="P20">Экономия места и времени</text:p>
          </table:table-cell>
          <table:table-cell table:style-name="Таблица33.A2" office:value-type="string">
            <text:p text:style-name="P20">Сложное восстановление (нужна цепочка), дольше восстановление</text:p>
          </table:table-cell>
          <table:table-cell table:style-name="Таблица33.A2" office:value-type="string">
            <text:p text:style-name="P20">Ежедневно между полными копиями</text:p>
          </table:table-cell>
        </table:table-row>
        <table:table-row>
          <table:table-cell table:style-name="Таблица33.A2" office:value-type="string">
            <text:p text:style-name="P18"><text:span text:style-name="Strong_20_Emphasis"><text:span text:style-name="T7">Дифференциальное копирование</text:span></text:span></text:p>
          </table:table-cell>
          <table:table-cell table:style-name="Таблица33.A2" office:value-type="string">
            <text:p text:style-name="P20">Копирование изменений с момента последнего полного копирования</text:p>
          </table:table-cell>
          <table:table-cell table:style-name="Таблица33.A2" office:value-type="string">
            <text:p text:style-name="P20">Быстрее восстановление, чем инкрементное</text:p>
          </table:table-cell>
          <table:table-cell table:style-name="Таблица33.A2" office:value-type="string">
            <text:p text:style-name="P20">Растет объем с каждым разом до следующего полного</text:p>
          </table:table-cell>
          <table:table-cell table:style-name="Таблица33.A2" office:value-type="string">
            <text:p text:style-name="P19">Как альтернатива инкрементному</text:p>
          </table:table-cell>
        </table:table-row>
      </table:table>
      <text:h text:style-name="P5" text:outline-level="3">4. Объекты резервного копирования</text:h>
      <text:p text:style-name="P89">Для АИС «Система регистрации заявок пользователей» резервному копированию подлежат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header-rows>
          <table:table-row>
            <table:table-cell table:style-name="Таблица34.A1" office:value-type="string">
              <text:p text:style-name="P30">Объект</text:p>
            </table:table-cell>
            <table:table-cell table:style-name="Таблица34.A1" office:value-type="string">
              <text:p text:style-name="P30">Состав</text:p>
            </table:table-cell>
            <table:table-cell table:style-name="Таблица34.A1" office:value-type="string">
              <text:p text:style-name="P30">Периодичность</text:p>
            </table:table-cell>
            <table:table-cell table:style-name="Таблица34.A1" office:value-type="string">
              <text:p text:style-name="P30">Способ хранения</text:p>
            </table:table-cell>
          </table:table-row>
        </table:table-header-rows>
        <table:table-row>
          <table:table-cell table:style-name="Таблица34.A2" office:value-type="string">
            <text:p text:style-name="P18"><text:span text:style-name="Strong_20_Emphasis"><text:span text:style-name="T7">База данных заявок</text:span></text:span></text:p>
          </table:table-cell>
          <table:table-cell table:style-name="Таблица34.A2" office:value-type="string">
            <text:p text:style-name="P20">Все заявки, история <text:soft-page-break/>обращений, сообщения, файлы</text:p>
          </table:table-cell>
          <table:table-cell table:style-name="Таблица34.A2" office:value-type="string">
            <text:p text:style-name="P20">Ежедневно</text:p>
          </table:table-cell>
          <table:table-cell table:style-name="Таблица34.A2" office:value-type="string">
            <text:p text:style-name="P20">Отдельный файл БД</text:p>
          </table:table-cell>
        </table:table-row>
        <table:table-row>
          <table:table-cell table:style-name="Таблица34.A2" office:value-type="string">
            <text:p text:style-name="P18"><text:span text:style-name="Strong_20_Emphasis"><text:span text:style-name="T7">База знаний</text:span></text:span></text:p>
          </table:table-cell>
          <table:table-cell table:style-name="Таблица34.A2" office:value-type="string">
            <text:p text:style-name="P20">Статьи, категории, ключевые слова, статистика</text:p>
          </table:table-cell>
          <table:table-cell table:style-name="Таблица34.A2" office:value-type="string">
            <text:p text:style-name="P20">Ежедневно</text:p>
          </table:table-cell>
          <table:table-cell table:style-name="Таблица34.A2" office:value-type="string">
            <text:p text:style-name="P20">Экспорт в структурированный формат</text:p>
          </table:table-cell>
        </table:table-row>
        <table:table-row>
          <table:table-cell table:style-name="Таблица34.A2" office:value-type="string">
            <text:p text:style-name="P18"><text:span text:style-name="Strong_20_Emphasis"><text:span text:style-name="T7">Конфигурационные файлы</text:span></text:span></text:p>
          </table:table-cell>
          <table:table-cell table:style-name="Таблица34.A2" office:value-type="string">
            <text:p text:style-name="P20">Настройки системы, параметры интеграций, права доступа</text:p>
          </table:table-cell>
          <table:table-cell table:style-name="Таблица34.A2" office:value-type="string">
            <text:p text:style-name="P20">При каждом изменении</text:p>
          </table:table-cell>
          <table:table-cell table:style-name="Таблица34.A2" office:value-type="string">
            <text:p text:style-name="P20">Копирование файлов конфигурации</text:p>
          </table:table-cell>
        </table:table-row>
        <table:table-row>
          <table:table-cell table:style-name="Таблица34.A2" office:value-type="string">
            <text:p text:style-name="P18"><text:span text:style-name="Strong_20_Emphasis"><text:span text:style-name="T7">Пользовательские данные</text:span></text:span></text:p>
          </table:table-cell>
          <table:table-cell table:style-name="Таблица34.A2" office:value-type="string">
            <text:p text:style-name="P20">Учетные записи, профили, настройки пользователей</text:p>
          </table:table-cell>
          <table:table-cell table:style-name="Таблица34.A2" office:value-type="string">
            <text:p text:style-name="P20">Еженедельно</text:p>
          </table:table-cell>
          <table:table-cell table:style-name="Таблица34.A2" office:value-type="string">
            <text:p text:style-name="P20">В составе БД</text:p>
          </table:table-cell>
        </table:table-row>
        <table:table-row>
          <table:table-cell table:style-name="Таблица34.A2" office:value-type="string">
            <text:p text:style-name="P18"><text:span text:style-name="Strong_20_Emphasis"><text:span text:style-name="T7">Журналы событий (логи)</text:span></text:span></text:p>
          </table:table-cell>
          <table:table-cell table:style-name="Таблица34.A2" office:value-type="string">
            <text:p text:style-name="P20">Логи работы системы, аудит действий</text:p>
          </table:table-cell>
          <table:table-cell table:style-name="Таблица34.A2" office:value-type="string">
            <text:p text:style-name="P20">Еженедельно</text:p>
          </table:table-cell>
          <table:table-cell table:style-name="Таблица34.A2" office:value-type="string">
            <text:p text:style-name="P20">Архивирование лог-файлов</text:p>
          </table:table-cell>
        </table:table-row>
        <table:table-row>
          <table:table-cell table:style-name="Таблица34.A2" office:value-type="string">
            <text:p text:style-name="P18"><text:span text:style-name="Strong_20_Emphasis"><text:span text:style-name="T7">Исходный код (при наличии)</text:span></text:span></text:p>
          </table:table-cell>
          <table:table-cell table:style-name="Таблица34.A2" office:value-type="string">
            <text:p text:style-name="P20">Репозиторий с кодом, документация</text:p>
          </table:table-cell>
          <table:table-cell table:style-name="Таблица34.A2" office:value-type="string">
            <text:p text:style-name="P20">При каждом изменении</text:p>
          </table:table-cell>
          <table:table-cell table:style-name="Таблица34.A2" office:value-type="string">
            <text:p text:style-name="P19">Система контроля версий (Git)</text:p>
          </table:table-cell>
        </table:table-row>
      </table:table>
      <text:h text:style-name="P5" text:outline-level="3">5. Разработка регламента резервного копирования</text:h>
      <text:p text:style-name="P34"><text:span text:style-name="Strong_20_Emphasis"><text:span text:style-name="T14">РЕГЛАМЕНТ РЕЗЕРВНОГО КОПИРОВАНИЯ АИС «СИСТЕМА РЕГИСТРАЦИИ ЗАЯВОК ПОЛЬЗОВАТЕЛЕЙ»</text:span></text:span></text:p>
      <text:p text:style-name="P34"><text:span text:style-name="Strong_20_Emphasis"><text:span text:style-name="T14">1. Общие положения</text:span></text:span><text:span text:style-name="T15"><text:line-break/>1.1. Настоящий регламент определяет порядок выполнения резервного копирования данных АИС.<text:line-break/>1.2. Регламент обязателен к исполнению администратором ИС и инженером сопровождения.<text:line-break/>1.3. Цель регламента — обеспечение сохранности данных и возможности их восстановления при сбоях.</text:span></text:p>
      <text:p text:style-name="P34"><text:span text:style-name="Strong_20_Emphasis"><text:span text:style-name="T14">2. Периодичность и типы резервного копирования</text:span></text:span>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header-rows>
          <text:soft-page-break/>
          <table:table-row>
            <table:table-cell table:style-name="Таблица35.A1" office:value-type="string">
              <text:p text:style-name="P30">Тип копии</text:p>
            </table:table-cell>
            <table:table-cell table:style-name="Таблица35.A1" office:value-type="string">
              <text:p text:style-name="P30">Периодичность</text:p>
            </table:table-cell>
            <table:table-cell table:style-name="Таблица35.A1" office:value-type="string">
              <text:p text:style-name="P30">Время выполнения</text:p>
            </table:table-cell>
            <table:table-cell table:style-name="Таблица35.A1" office:value-type="string">
              <text:p text:style-name="P30">Содержание</text:p>
            </table:table-cell>
            <table:table-cell table:style-name="Таблица35.A1" office:value-type="string">
              <text:p text:style-name="P30">Место хранения</text:p>
            </table:table-cell>
          </table:table-row>
        </table:table-header-rows>
        <table:table-row>
          <table:table-cell table:style-name="Таблица35.A2" office:value-type="string">
            <text:p text:style-name="P18"><text:span text:style-name="Strong_20_Emphasis"><text:span text:style-name="T7">Полная копия</text:span></text:span></text:p>
          </table:table-cell>
          <table:table-cell table:style-name="Таблица35.A2" office:value-type="string">
            <text:p text:style-name="P20">Еженедельно, по воскресеньям</text:p>
          </table:table-cell>
          <table:table-cell table:style-name="Таблица35.A2" office:value-type="string">
            <text:p text:style-name="P20">02:00</text:p>
          </table:table-cell>
          <table:table-cell table:style-name="Таблица35.A2" office:value-type="string">
            <text:p text:style-name="P20">Полная копия БД, конфигураций, БЗ</text:p>
          </table:table-cell>
          <table:table-cell table:style-name="Таблица35.A2" office:value-type="string">
            <text:p text:style-name="P20">Локальный сервер + Облачное хранилище</text:p>
          </table:table-cell>
        </table:table-row>
        <table:table-row>
          <table:table-cell table:style-name="Таблица35.A2" office:value-type="string">
            <text:p text:style-name="P18"><text:span text:style-name="Strong_20_Emphasis"><text:span text:style-name="T7">Инкрементная копия</text:span></text:span></text:p>
          </table:table-cell>
          <table:table-cell table:style-name="Таблица35.A2" office:value-type="string">
            <text:p text:style-name="P20">Ежедневно, кроме воскресенья</text:p>
          </table:table-cell>
          <table:table-cell table:style-name="Таблица35.A2" office:value-type="string">
            <text:p text:style-name="P20">02:00</text:p>
          </table:table-cell>
          <table:table-cell table:style-name="Таблица35.A2" office:value-type="string">
            <text:p text:style-name="P20">Изменения за день</text:p>
          </table:table-cell>
          <table:table-cell table:style-name="Таблица35.A2" office:value-type="string">
            <text:p text:style-name="P20">Локальный сервер</text:p>
          </table:table-cell>
        </table:table-row>
        <table:table-row>
          <table:table-cell table:style-name="Таблица35.A2" office:value-type="string">
            <text:p text:style-name="P18"><text:span text:style-name="Strong_20_Emphasis"><text:span text:style-name="T7">Архивная копия</text:span></text:span></text:p>
          </table:table-cell>
          <table:table-cell table:style-name="Таблица35.A2" office:value-type="string">
            <text:p text:style-name="P20">Ежемесячно, 1-го числа</text:p>
          </table:table-cell>
          <table:table-cell table:style-name="Таблица35.A2" office:value-type="string">
            <text:p text:style-name="P20">03:00</text:p>
          </table:table-cell>
          <table:table-cell table:style-name="Таблица35.A2" office:value-type="string">
            <text:p text:style-name="P20">Полная копия для долгосрочного хранения</text:p>
          </table:table-cell>
          <table:table-cell table:style-name="Таблица35.A2" office:value-type="string">
            <text:p text:style-name="P20">Облачное хранилище</text:p>
          </table:table-cell>
        </table:table-row>
        <table:table-row>
          <table:table-cell table:style-name="Таблица35.A2" office:value-type="string">
            <text:p text:style-name="P18"><text:span text:style-name="Strong_20_Emphasis"><text:span text:style-name="T7">Предобновленческая копия</text:span></text:span></text:p>
          </table:table-cell>
          <table:table-cell table:style-name="Таблица35.A2" office:value-type="string">
            <text:p text:style-name="P20">Перед каждым обновлением</text:p>
          </table:table-cell>
          <table:table-cell table:style-name="Таблица35.A2" office:value-type="string">
            <text:p text:style-name="P20">Непосредственно перед обновлением</text:p>
          </table:table-cell>
          <table:table-cell table:style-name="Таблица35.A2" office:value-type="string">
            <text:p text:style-name="P20">Полная копия состояния до обновления</text:p>
          </table:table-cell>
          <table:table-cell table:style-name="Таблица35.A2" office:value-type="string">
            <text:p text:style-name="P19">Локальный сервер</text:p>
          </table:table-cell>
        </table:table-row>
      </table:table>
      <text:p text:style-name="P34"><text:span text:style-name="Strong_20_Emphasis"><text:span text:style-name="T14">3. Состав резервируемых данных</text:span></text:span><text:span text:style-name="T15"><text:line-break/>3.1. Файлы базы данных (SQLite / PostgreSQL);<text:line-break/>3.2. Каталог с загруженными файлами пользователей (вложения);<text:line-break/>3.3. Конфигурационные файлы системы;<text:line-break/>3.4. Файлы базы знаний (если хранятся отдельно);<text:line-break/>3.5. Журналы событий (логи).</text:span></text:p>
      <text:p text:style-name="P34"><text:span text:style-name="Strong_20_Emphasis"><text:span text:style-name="T14">4. Места хранения резервных копий</text:span></text:span>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header-rows>
          <table:table-row>
            <table:table-cell table:style-name="Таблица36.A1" office:value-type="string">
              <text:p text:style-name="P30">Хранилище</text:p>
            </table:table-cell>
            <table:table-cell table:style-name="Таблица36.A1" office:value-type="string">
              <text:p text:style-name="P30">Назначение</text:p>
            </table:table-cell>
            <table:table-cell table:style-name="Таблица36.A1" office:value-type="string">
              <text:p text:style-name="P30">Срок хранения</text:p>
            </table:table-cell>
            <table:table-cell table:style-name="Таблица36.A1" office:value-type="string">
              <text:p text:style-name="P30">Доступность</text:p>
            </table:table-cell>
          </table:table-row>
        </table:table-header-rows>
        <table:table-row>
          <table:table-cell table:style-name="Таблица36.A2" office:value-type="string">
            <text:p text:style-name="P18"><text:span text:style-name="Strong_20_Emphasis"><text:span text:style-name="T7">Локальный сервер (диск D:)</text:span></text:span></text:p>
          </table:table-cell>
          <table:table-cell table:style-name="Таблица36.A2" office:value-type="string">
            <text:p text:style-name="P20">Основное хранилище для оперативного восстановления</text:p>
          </table:table-cell>
          <table:table-cell table:style-name="Таблица36.A2" office:value-type="string">
            <text:p text:style-name="P20">14 дней</text:p>
          </table:table-cell>
          <table:table-cell table:style-name="Таблица36.A2" office:value-type="string">
            <text:p text:style-name="P20">Высокая</text:p>
          </table:table-cell>
        </table:table-row>
        <table:table-row>
          <table:table-cell table:style-name="Таблица36.A2" office:value-type="string">
            <text:p text:style-name="P18"><text:span text:style-name="Strong_20_Emphasis"><text:span text:style-name="T7">Облачное хранилище (Яндекс.Диск / S3)</text:span></text:span></text:p>
          </table:table-cell>
          <table:table-cell table:style-name="Таблица36.A2" office:value-type="string">
            <text:p text:style-name="P20">Дополнительное хранилище для защиты от физических сбоев</text:p>
          </table:table-cell>
          <table:table-cell table:style-name="Таблица36.A2" office:value-type="string">
            <text:p text:style-name="P20">30 дней для ежедневных, 1 год для архивных</text:p>
          </table:table-cell>
          <table:table-cell table:style-name="Таблица36.A2" office:value-type="string">
            <text:p text:style-name="P20">Средняя (зависит от интернета)</text:p>
          </table:table-cell>
        </table:table-row>
        <table:table-row>
          <table:table-cell table:style-name="Таблица36.A2" office:value-type="string">
            <text:p text:style-name="P18"><text:span text:style-name="Strong_20_Emphasis"><text:span text:style-name="T7">Внешний HDD (отключаемый)</text:span></text:span></text:p>
          </table:table-cell>
          <table:table-cell table:style-name="Таблица36.A2" office:value-type="string">
            <text:p text:style-name="P20">Дополнительная защита, еженедельно подключается</text:p>
          </table:table-cell>
          <table:table-cell table:style-name="Таблица36.A2" office:value-type="string">
            <text:p text:style-name="P20">1 месяц</text:p>
          </table:table-cell>
          <table:table-cell table:style-name="Таблица36.A2" office:value-type="string">
            <text:p text:style-name="P19">Низкая (ручное подключение)</text:p>
          </table:table-cell>
        </table:table-row>
      </table:table>
      <text:p text:style-name="P34"><text:soft-page-break/><text:span text:style-name="Strong_20_Emphasis"><text:span text:style-name="T14">5. Процедура выполнения резервного копирования</text:span></text:span></text:p>
      <text:p text:style-name="P34"><text:span text:style-name="Strong_20_Emphasis"><text:span text:style-name="T14">5.1. Автоматическое резервное копирование (ежедневное):</text:span></text:span></text:p>
      <text:p text:style-name="P158">text</text:p>
      <text:p text:style-name="P14">1. В 02:00 запускается скрипт резервного копирования;</text:p>
      <text:p text:style-name="P13">2. Выполняется остановка записи в БД (блокировка на время копирования);</text:p>
      <text:p text:style-name="P13">3. Создается дамп базы данных;</text:p>
      <text:p text:style-name="P13">4. Копируются файлы вложений, измененные за последние сутки;</text:p>
      <text:p text:style-name="P13">5. Копируются конфигурационные файлы;</text:p>
      <text:p text:style-name="P13">6. Создается архив с именем backup_YYYYMMDD_HHMMSS.zip;</text:p>
      <text:p text:style-name="P13">7. Архив копируется в локальное хранилище;</text:p>
      <text:p text:style-name="P13">8. Запускается синхронизация с облачным хранилищем;</text:p>
      <text:p text:style-name="P13">9. Снимается блокировка БД;</text:p>
      <text:p text:style-name="P13">10. Отправляется отчет администратору по email.</text:p>
      <text:p text:style-name="P34"><text:span text:style-name="Strong_20_Emphasis"><text:span text:style-name="T14">5.2. Ручное резервное копирование (перед обновлением):</text:span></text:span></text:p>
      <text:p text:style-name="P158">text</text:p>
      <text:p text:style-name="P14">1. Администратор запускает скрипт ручного копирования;</text:p>
      <text:p text:style-name="P13">2. Система уведомляет пользователей о временной приостановке работы;</text:p>
      <text:p text:style-name="P13">3. Выполняется полное копирование всех данных;</text:p>
      <text:p text:style-name="P13">4. Копия сохраняется в папку pre_update_YYYYMMDD;</text:p>
      <text:p text:style-name="P13">5. Администратор проверяет целостность копии;</text:p>
      <text:p text:style-name="P13">6. Выполняется обновление системы.</text:p>
      <text:p text:style-name="P34"><text:span text:style-name="Strong_20_Emphasis"><text:span text:style-name="T14">6. Контроль целостности резервных копий</text:span></text:span><text:span text:style-name="T15"><text:line-break/>6.1. Еженедельно выполняется тестовое восстановление на тестовой среде;<text:line-break/>6.2. Проверяется возможность чтения архивов;<text:line-break/>6.3. Проверяется полнота данных (сравнение количества записей);<text:line-break/>6.4. Результаты фиксируются в журнале резервного копирования.</text:span></text:p>
      <text:p text:style-name="P34"><text:span text:style-name="Strong_20_Emphasis"><text:span text:style-name="T14">7. Хранение и ротация резервных копий</text:span></text:span>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header-rows>
          <table:table-row>
            <table:table-cell table:style-name="Таблица37.A1" office:value-type="string">
              <text:p text:style-name="P30">Тип копии</text:p>
            </table:table-cell>
            <table:table-cell table:style-name="Таблица37.A1" office:value-type="string">
              <text:p text:style-name="P30">Срок хранения</text:p>
            </table:table-cell>
            <table:table-cell table:style-name="Таблица37.A1" office:value-type="string">
              <text:p text:style-name="P30">Политика ротации</text:p>
            </table:table-cell>
          </table:table-row>
        </table:table-header-rows>
        <table:table-row>
          <table:table-cell table:style-name="Таблица37.A2" office:value-type="string">
            <text:p text:style-name="P20">Ежедневные инкрементные</text:p>
          </table:table-cell>
          <table:table-cell table:style-name="Таблица37.A2" office:value-type="string">
            <text:p text:style-name="P20">14 дней</text:p>
          </table:table-cell>
          <table:table-cell table:style-name="Таблица37.A2" office:value-type="string">
            <text:p text:style-name="P20">Удаляются по истечении срока</text:p>
          </table:table-cell>
        </table:table-row>
        <table:table-row>
          <table:table-cell table:style-name="Таблица37.A2" office:value-type="string">
            <text:p text:style-name="P20">Еженедельные полные</text:p>
          </table:table-cell>
          <table:table-cell table:style-name="Таблица37.A2" office:value-type="string">
            <text:p text:style-name="P20">4 недели</text:p>
          </table:table-cell>
          <table:table-cell table:style-name="Таблица37.A2" office:value-type="string">
            <text:p text:style-name="P20">Хранятся последние 4 полные копии</text:p>
          </table:table-cell>
        </table:table-row>
        <table:table-row>
          <table:table-cell table:style-name="Таблица37.A2" office:value-type="string">
            <text:p text:style-name="P20">Ежемесячные архивные</text:p>
          </table:table-cell>
          <table:table-cell table:style-name="Таблица37.A2" office:value-type="string">
            <text:p text:style-name="P20">12 месяцев</text:p>
          </table:table-cell>
          <table:table-cell table:style-name="Таблица37.A2" office:value-type="string">
            <text:p text:style-name="P20">Хранятся последние 12 копий</text:p>
          </table:table-cell>
        </table:table-row>
        <text:soft-page-break/>
        <table:table-row>
          <table:table-cell table:style-name="Таблица37.A2" office:value-type="string">
            <text:p text:style-name="P20">Предобновленческие</text:p>
          </table:table-cell>
          <table:table-cell table:style-name="Таблица37.A2" office:value-type="string">
            <text:p text:style-name="P20">1 месяц после успешного обновления</text:p>
          </table:table-cell>
          <table:table-cell table:style-name="Таблица37.A2" office:value-type="string">
            <text:p text:style-name="P19">Удаляются после подтверждения стабильности</text:p>
          </table:table-cell>
        </table:table-row>
      </table:table>
      <text:h text:style-name="P5" text:outline-level="3">6. Процедура восстановления данных</text:h>
      <text:p text:style-name="P34"><text:span text:style-name="Strong_20_Emphasis"><text:span text:style-name="T14">ПРОЦЕДУРА ВОССТАНОВЛЕНИЯ ДАННЫХ ИЗ РЕЗЕРВНОЙ КОПИИ</text:span></text:span></text:p>
      <text:p text:style-name="P34"><text:span text:style-name="Strong_20_Emphasis"><text:span text:style-name="T14">1. Определение необходимости восстановления</text:span></text:span><text:span text:style-name="T15"><text:line-break/>1.1. Восстановление требуется в случаях:</text:span></text:p>
      <text:list text:style-name="L17">
        <text:list-item>
          <text:p text:style-name="P95">Повреждения или потери данных;</text:p>
        </text:list-item>
        <text:list-item>
          <text:p text:style-name="P95">Сбоя оборудования;</text:p>
        </text:list-item>
        <text:list-item>
          <text:p text:style-name="P95">Ошибок при обновлении;</text:p>
        </text:list-item>
        <text:list-item>
          <text:p text:style-name="P95">Действий вредоносного ПО;</text:p>
        </text:list-item>
        <text:list-item>
          <text:p text:style-name="P95">Ошибочных действий пользователей.</text:p>
        </text:list-item>
      </text:list>
      <text:p text:style-name="P34"><text:span text:style-name="Strong_20_Emphasis"><text:span text:style-name="T14">2. Выбор точки восстановления</text:span></text:span><text:span text:style-name="T15"><text:line-break/>2.1. Администратор определяет, на какой момент необходимо восстановить данные;<text:line-break/>2.2. Выбирается соответствующая резервная копия:</text:span></text:p>
      <text:list text:style-name="L18">
        <text:list-item>
          <text:p text:style-name="P96">Для последнего состояния — последняя полная + инкрементные;</text:p>
        </text:list-item>
        <text:list-item>
          <text:p text:style-name="P96">Для конкретной даты — полная копия на ближайшую дату до нее;</text:p>
        </text:list-item>
        <text:list-item>
          <text:p text:style-name="P96">Для отката после обновления — предобновленческая копия.</text:p>
        </text:list-item>
      </text:list>
      <text:p text:style-name="P34"><text:span text:style-name="Strong_20_Emphasis"><text:span text:style-name="T14">3. Пошаговая процедура восстановления</text:span></text:span></text:p>
      <text:p text:style-name="P34"><text:span text:style-name="Strong_20_Emphasis"><text:span text:style-name="T14">3.1. Подготовка:</text:span></text:span></text:p>
      <text:p text:style-name="P158">text</text:p>
      <text:p text:style-name="P14">1. Остановить работу АИС (закрыть доступ пользователям);</text:p>
      <text:p text:style-name="P13">2. Сделать резервную копию текущего состояния (на всякий случай);</text:p>
      <text:p text:style-name="P13">3. Подготовить тестовую среду для проверки (если возможно);</text:p>
      <text:p text:style-name="P34"><text:span text:style-name="Strong_20_Emphasis"><text:span text:style-name="T14">3.2. Восстановление базы данных:</text:span></text:span></text:p>
      <text:p text:style-name="P158">text</text:p>
      <text:p text:style-name="P14">4. Найти необходимый файл резервной копии (локально или в облаке);</text:p>
      <text:p text:style-name="P13">5. Распаковать архив во временную папку;</text:p>
      <text:p text:style-name="P13">6. Остановить службы, работающие с БД;</text:p>
      <text:p text:style-name="P13"><text:soft-page-break/>7. Заменить текущий файл БД на восстановленный из копии;</text:p>
      <text:p text:style-name="P13">8. Запустить службы;</text:p>
      <text:p text:style-name="P13">9. Проверить доступность БД;</text:p>
      <text:p text:style-name="P34"><text:span text:style-name="Strong_20_Emphasis"><text:span text:style-name="T14">3.3. Восстановление файлов:</text:span></text:span></text:p>
      <text:p text:style-name="P158">text</text:p>
      <text:p text:style-name="P14">10. Восстановить папку с вложениями пользователей;</text:p>
      <text:p text:style-name="P13">11. Восстановить конфигурационные файлы (если требуется);</text:p>
      <text:p text:style-name="P13">12. Проверить соответствие версий;</text:p>
      <text:p text:style-name="P34"><text:span text:style-name="Strong_20_Emphasis"><text:span text:style-name="T14">3.4. Проверка корректности восстановления:</text:span></text:span></text:p>
      <text:p text:style-name="P158">text</text:p>
      <text:p text:style-name="P14">13. Запустить АИС в тестовом режиме;</text:p>
      <text:p text:style-name="P13">14. Проверить основные функции:</text:p>
      <text:p text:style-name="P10"><text:s text:c="4"/><text:span text:style-name="T19">- Авторизация пользователей;</text:span></text:p>
      <text:p text:style-name="P10"><text:s text:c="4"/><text:span text:style-name="T19">- Просмотр заявок;</text:span></text:p>
      <text:p text:style-name="P10"><text:s text:c="4"/><text:span text:style-name="T19">- Работа с базой знаний;</text:span></text:p>
      <text:p text:style-name="P13">15. Проверить целостность данных (количество записей, даты);</text:p>
      <text:p text:style-name="P13">16. При наличии ошибок — повторить восстановление из другой копии;</text:p>
      <text:p text:style-name="P34"><text:span text:style-name="Strong_20_Emphasis"><text:span text:style-name="T14">3.5. Завершение:</text:span></text:span></text:p>
      <text:p text:style-name="P158">text</text:p>
      <text:p text:style-name="P14">17. Открыть доступ пользователям;</text:p>
      <text:p text:style-name="P13">18. Уведомить пользователей о завершении работ;</text:p>
      <text:p text:style-name="P13">19. Задокументировать инцидент и восстановление;</text:p>
      <text:p text:style-name="P13">20. Проанализировать причины сбоя.</text:p>
      <text:h text:style-name="P5" text:outline-level="3">7. Откат рабочей версии системы</text:h>
      <text:p text:style-name="P34"><text:span text:style-name="Strong_20_Emphasis"><text:span text:style-name="T14">ПОРЯДОК ОТКАТА СИСТЕМЫ К ПРЕДЫДУЩЕЙ РАБОЧЕЙ ВЕРСИИ</text:span></text:span></text:p>
      <text:p text:style-name="P34"><text:span text:style-name="Strong_20_Emphasis"><text:span text:style-name="T14">1. Ситуации, требующие отката:</text:span></text:span></text:p>
      <text:list text:style-name="L19">
        <text:list-item>
          <text:p text:style-name="P97">Обнаружение критических ошибок после обновления;</text:p>
        </text:list-item>
        <text:list-item>
          <text:p text:style-name="P97">Несовместимость с оборудованием или ПО;</text:p>
        </text:list-item>
        <text:list-item>
          <text:p text:style-name="P97">Некорректная работа новых функций;</text:p>
        </text:list-item>
        <text:list-item>
          <text:p text:style-name="P97">Отказ пользователей от новой версии.</text:p>
        </text:list-item>
      </text:list>
      <text:p text:style-name="P34"><text:span text:style-name="Strong_20_Emphasis"><text:span text:style-name="T14">2. Подготовка к откату:</text:span></text:span></text:p>
      <text:p text:style-name="P158"><text:soft-page-break/>text</text:p>
      <text:p text:style-name="P14">1. Убедиться, что есть резервная копия состояния до обновления;</text:p>
      <text:p text:style-name="P13">2. Уведомить пользователей о временной приостановке работы;</text:p>
      <text:p text:style-name="P13">3. Подготовить тестовую среду для проверки отката (если возможно);</text:p>
      <text:p text:style-name="P34"><text:span text:style-name="Strong_20_Emphasis"><text:span text:style-name="T14">3. Процедура отката версии:</text:span></text:span></text:p>
      <text:p text:style-name="P34"><text:span text:style-name="Strong_20_Emphasis"><text:span text:style-name="T14">3.1. Для файлов программы:</text:span></text:span></text:p>
      <text:p text:style-name="P158">text</text:p>
      <text:p text:style-name="P14">1. Остановить работу АИС;</text:p>
      <text:p text:style-name="P13">2. Переименовать текущую папку с программой (например, app_new);</text:p>
      <text:p text:style-name="P13">3. Скопировать предыдущую рабочую версию из архива;</text:p>
      <text:p text:style-name="P13">4. Восстановить конфигурационные файлы (если они не изменились);</text:p>
      <text:p text:style-name="P13">5. Запустить систему;</text:p>
      <text:p text:style-name="P13">6. Проверить работоспособность;</text:p>
      <text:p text:style-name="P34"><text:span text:style-name="Strong_20_Emphasis"><text:span text:style-name="T14">3.2. Для базы данных (если были изменения структуры):</text:span></text:span></text:p>
      <text:p text:style-name="P158">text</text:p>
      <text:p text:style-name="P14">1. Если обновление меняло структуру БД, восстановить БД из копии до обновления;</text:p>
      <text:p text:style-name="P13">2. Выполнить скрипты приведения данных (если необходимо);</text:p>
      <text:p text:style-name="P13">3. Проверить целостность данных;</text:p>
      <text:p text:style-name="P34"><text:span text:style-name="Strong_20_Emphasis"><text:span text:style-name="T14">3.3. Для базы знаний (если были изменения):</text:span></text:span></text:p>
      <text:p text:style-name="P158">text</text:p>
      <text:p text:style-name="P14">1. Восстановить БЗ из копии до обновления;</text:p>
      <text:p text:style-name="P13">2. Проверить доступность статей;</text:p>
      <text:p text:style-name="P34"><text:span text:style-name="Strong_20_Emphasis"><text:span text:style-name="T14">4. Завершение отката:</text:span></text:span></text:p>
      <text:p text:style-name="P158">text</text:p>
      <text:p text:style-name="P14">1. Провести тестирование основных функций;</text:p>
      <text:p text:style-name="P13">2. Открыть доступ пользователям;</text:p>
      <text:p text:style-name="P13">3. Уведомить о возврате к предыдущей версии;</text:p>
      <text:p text:style-name="P13">4. Задокументировать причины отката;</text:p>
      <text:p text:style-name="P13">5. Передать информацию разработчикам для анализа.</text:p>
      <text:h text:style-name="P5" text:outline-level="3">8. Журнал резервного копирования и восстановления</text:h>
      <text:p text:style-name="P34"><text:span text:style-name="Strong_20_Emphasis"><text:span text:style-name="T14">Таблица 16 – Журнал резервного копирования</text:span>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G"/>
        <table:table-header-rows>
          <text:soft-page-break/>
          <table:table-row>
            <table:table-cell table:style-name="Таблица38.A1" office:value-type="string">
              <text:p text:style-name="P30">Дата</text:p>
            </table:table-cell>
            <table:table-cell table:style-name="Таблица38.A1" office:value-type="string">
              <text:p text:style-name="P30">Тип копии</text:p>
            </table:table-cell>
            <table:table-cell table:style-name="Таблица38.A1" office:value-type="string">
              <text:p text:style-name="P30">Размер</text:p>
            </table:table-cell>
            <table:table-cell table:style-name="Таблица38.A1" office:value-type="string">
              <text:p text:style-name="P30">Место хранения</text:p>
            </table:table-cell>
            <table:table-cell table:style-name="Таблица38.A1" office:value-type="string">
              <text:p text:style-name="P30">Результат</text:p>
            </table:table-cell>
            <table:table-cell table:style-name="Таблица38.A1" office:value-type="string">
              <text:p text:style-name="P30">Ответственный</text:p>
            </table:table-cell>
            <table:table-cell table:style-name="Таблица38.A1" office:value-type="string">
              <text:p text:style-name="P30">Примечание</text:p>
            </table:table-cell>
          </table:table-row>
        </table:table-header-rows>
        <table:table-row>
          <table:table-cell table:style-name="Таблица38.A2" office:value-type="string">
            <text:p text:style-name="P20">01.03.2025</text:p>
          </table:table-cell>
          <table:table-cell table:style-name="Таблица38.A2" office:value-type="string">
            <text:p text:style-name="P20">Полная</text:p>
          </table:table-cell>
          <table:table-cell table:style-name="Таблица38.A2" office:value-type="string">
            <text:p text:style-name="P20">2.3 ГБ</text:p>
          </table:table-cell>
          <table:table-cell table:style-name="Таблица38.A2" office:value-type="string">
            <text:p text:style-name="P20">Локально + Облако</text:p>
          </table:table-cell>
          <table:table-cell table:style-name="Таблица38.A2" office:value-type="string">
            <text:p text:style-name="P20">Успешно</text:p>
          </table:table-cell>
          <table:table-cell table:style-name="Таблица38.A2" office:value-type="string">
            <text:p text:style-name="P20">Иванов А.</text:p>
          </table:table-cell>
          <table:table-cell table:style-name="Таблица38.A2" office:value-type="string">
            <text:p text:style-name="P20">Еженедельная</text:p>
          </table:table-cell>
        </table:table-row>
        <table:table-row>
          <table:table-cell table:style-name="Таблица38.A2" office:value-type="string">
            <text:p text:style-name="P20">02.03.2025</text:p>
          </table:table-cell>
          <table:table-cell table:style-name="Таблица38.A2" office:value-type="string">
            <text:p text:style-name="P20">Инкрементная</text:p>
          </table:table-cell>
          <table:table-cell table:style-name="Таблица38.A2" office:value-type="string">
            <text:p text:style-name="P20">120 МБ</text:p>
          </table:table-cell>
          <table:table-cell table:style-name="Таблица38.A2" office:value-type="string">
            <text:p text:style-name="P20">Локально</text:p>
          </table:table-cell>
          <table:table-cell table:style-name="Таблица38.A2" office:value-type="string">
            <text:p text:style-name="P20">Успешно</text:p>
          </table:table-cell>
          <table:table-cell table:style-name="Таблица38.A2" office:value-type="string">
            <text:p text:style-name="P20">Автоматически</text:p>
          </table:table-cell>
          <table:table-cell table:style-name="Таблица38.A2" office:value-type="string">
            <text:p text:style-name="P27"/>
          </table:table-cell>
        </table:table-row>
        <table:table-row>
          <table:table-cell table:style-name="Таблица38.A2" office:value-type="string">
            <text:p text:style-name="P20">03.03.2025</text:p>
          </table:table-cell>
          <table:table-cell table:style-name="Таблица38.A2" office:value-type="string">
            <text:p text:style-name="P20">Инкрементная</text:p>
          </table:table-cell>
          <table:table-cell table:style-name="Таблица38.A2" office:value-type="string">
            <text:p text:style-name="P20">85 МБ</text:p>
          </table:table-cell>
          <table:table-cell table:style-name="Таблица38.A2" office:value-type="string">
            <text:p text:style-name="P20">Локально</text:p>
          </table:table-cell>
          <table:table-cell table:style-name="Таблица38.A2" office:value-type="string">
            <text:p text:style-name="P20">Успешно</text:p>
          </table:table-cell>
          <table:table-cell table:style-name="Таблица38.A2" office:value-type="string">
            <text:p text:style-name="P20">Автоматически</text:p>
          </table:table-cell>
          <table:table-cell table:style-name="Таблица38.A2" office:value-type="string">
            <text:p text:style-name="P27"/>
          </table:table-cell>
        </table:table-row>
        <table:table-row>
          <table:table-cell table:style-name="Таблица38.A2" office:value-type="string">
            <text:p text:style-name="P20">...</text:p>
          </table:table-cell>
          <table:table-cell table:style-name="Таблица38.A2" office:value-type="string">
            <text:p text:style-name="P20">...</text:p>
          </table:table-cell>
          <table:table-cell table:style-name="Таблица38.A2" office:value-type="string">
            <text:p text:style-name="P20">...</text:p>
          </table:table-cell>
          <table:table-cell table:style-name="Таблица38.A2" office:value-type="string">
            <text:p text:style-name="P20">...</text:p>
          </table:table-cell>
          <table:table-cell table:style-name="Таблица38.A2" office:value-type="string">
            <text:p text:style-name="P20">...</text:p>
          </table:table-cell>
          <table:table-cell table:style-name="Таблица38.A2" office:value-type="string">
            <text:p text:style-name="P20">...</text:p>
          </table:table-cell>
          <table:table-cell table:style-name="Таблица38.A2" office:value-type="string">
            <text:p text:style-name="P20">...</text:p>
          </table:table-cell>
        </table:table-row>
        <table:table-row>
          <table:table-cell table:style-name="Таблица38.A2" office:value-type="string">
            <text:p text:style-name="P20">10.03.2025</text:p>
          </table:table-cell>
          <table:table-cell table:style-name="Таблица38.A2" office:value-type="string">
            <text:p text:style-name="P20">Предобновленческая</text:p>
          </table:table-cell>
          <table:table-cell table:style-name="Таблица38.A2" office:value-type="string">
            <text:p text:style-name="P20">2.4 ГБ</text:p>
          </table:table-cell>
          <table:table-cell table:style-name="Таблица38.A2" office:value-type="string">
            <text:p text:style-name="P20">Локально</text:p>
          </table:table-cell>
          <table:table-cell table:style-name="Таблица38.A2" office:value-type="string">
            <text:p text:style-name="P20">Успешно</text:p>
          </table:table-cell>
          <table:table-cell table:style-name="Таблица38.A2" office:value-type="string">
            <text:p text:style-name="P20">Петров С.</text:p>
          </table:table-cell>
          <table:table-cell table:style-name="Таблица38.A2" office:value-type="string">
            <text:p text:style-name="P19">Перед обновлением v2.0</text:p>
          </table:table-cell>
        </table:table-row>
      </table:table>
      <text:p text:style-name="P34"><text:span text:style-name="Strong_20_Emphasis"><text:span text:style-name="T14">Таблица 17 – Журнал восстановления данных</text:span></text:span>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B"/>
        <table:table-column table:style-name="Таблица39.E"/>
        <table:table-column table:style-name="Таблица39.F"/>
        <table:table-header-rows>
          <table:table-row>
            <table:table-cell table:style-name="Таблица39.A1" office:value-type="string">
              <text:p text:style-name="P30">Дата</text:p>
            </table:table-cell>
            <table:table-cell table:style-name="Таблица39.A1" office:value-type="string">
              <text:p text:style-name="P30">Причина восстановления</text:p>
            </table:table-cell>
            <table:table-cell table:style-name="Таблица39.A1" office:value-type="string">
              <text:p text:style-name="P30">Использованная копия</text:p>
            </table:table-cell>
            <table:table-cell table:style-name="Таблица39.A1" office:value-type="string">
              <text:p text:style-name="P30">Время восстановления</text:p>
            </table:table-cell>
            <table:table-cell table:style-name="Таблица39.A1" office:value-type="string">
              <text:p text:style-name="P30">Результат</text:p>
            </table:table-cell>
            <table:table-cell table:style-name="Таблица39.A1" office:value-type="string">
              <text:p text:style-name="P30">Ответственный</text:p>
            </table:table-cell>
          </table:table-row>
        </table:table-header-rows>
        <table:table-row>
          <table:table-cell table:style-name="Таблица39.A2" office:value-type="string">
            <text:p text:style-name="P20">05.03.2025</text:p>
          </table:table-cell>
          <table:table-cell table:style-name="Таблица39.A2" office:value-type="string">
            <text:p text:style-name="P20">Ошибочное удаление заявки оператором</text:p>
          </table:table-cell>
          <table:table-cell table:style-name="Таблица39.A2" office:value-type="string">
            <text:p text:style-name="P20">Инкрементная от 04.03 + полная от 01.03</text:p>
          </table:table-cell>
          <table:table-cell table:style-name="Таблица39.A2" office:value-type="string">
            <text:p text:style-name="P20">25 мин</text:p>
          </table:table-cell>
          <table:table-cell table:style-name="Таблица39.A2" office:value-type="string">
            <text:p text:style-name="P20">Успешно</text:p>
          </table:table-cell>
          <table:table-cell table:style-name="Таблица39.A2" office:value-type="string">
            <text:p text:style-name="P20">Иванов А.</text:p>
          </table:table-cell>
        </table:table-row>
        <table:table-row>
          <table:table-cell table:style-name="Таблица39.A2" office:value-type="string">
            <text:p text:style-name="P20">12.03.2025</text:p>
          </table:table-cell>
          <table:table-cell table:style-name="Таблица39.A2" office:value-type="string">
            <text:p text:style-name="P20">Сбой БД после обновления</text:p>
          </table:table-cell>
          <table:table-cell table:style-name="Таблица39.A2" office:value-type="string">
            <text:p text:style-name="P20">Предобновленческая от 10.03</text:p>
          </table:table-cell>
          <table:table-cell table:style-name="Таблица39.A2" office:value-type="string">
            <text:p text:style-name="P20">40 мин</text:p>
          </table:table-cell>
          <table:table-cell table:style-name="Таблица39.A2" office:value-type="string">
            <text:p text:style-name="P20">Успешно</text:p>
          </table:table-cell>
          <table:table-cell table:style-name="Таблица39.A2" office:value-type="string">
            <text:p text:style-name="P19">Петров С.</text:p>
          </table:table-cell>
        </table:table-row>
      </table:table>
      <text:h text:style-name="P5" text:outline-level="3">9. Анализ рисков при отсутствии резервного копирования</text:h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header-rows>
          <table:table-row>
            <table:table-cell table:style-name="Таблица40.A1" office:value-type="string">
              <text:p text:style-name="P30">Риск</text:p>
            </table:table-cell>
            <table:table-cell table:style-name="Таблица40.A1" office:value-type="string">
              <text:p text:style-name="P30">Вероятность</text:p>
            </table:table-cell>
            <table:table-cell table:style-name="Таблица40.A1" office:value-type="string">
              <text:p text:style-name="P30">Последствия</text:p>
            </table:table-cell>
            <table:table-cell table:style-name="Таблица40.A1" office:value-type="string">
              <text:p text:style-name="P30">Оценка ущерба</text:p>
            </table:table-cell>
          </table:table-row>
        </table:table-header-rows>
        <table:table-row>
          <table:table-cell table:style-name="Таблица40.A2" office:value-type="string">
            <text:p text:style-name="P18"><text:span text:style-name="Strong_20_Emphasis"><text:span text:style-name="T7">Потеря базы заявок</text:span></text:span></text:p>
          </table:table-cell>
          <table:table-cell table:style-name="Таблица40.A2" office:value-type="string">
            <text:p text:style-name="P20">Средняя</text:p>
          </table:table-cell>
          <table:table-cell table:style-name="Таблица40.A2" office:value-type="string">
            <text:p text:style-name="P20">Невозможность обработать текущие обращения, потеря истории</text:p>
          </table:table-cell>
          <table:table-cell table:style-name="Таблица40.A2" office:value-type="string">
            <text:p text:style-name="P20">Критический</text:p>
          </table:table-cell>
        </table:table-row>
        <table:table-row>
          <table:table-cell table:style-name="Таблица40.A2" office:value-type="string">
            <text:p text:style-name="P18"><text:span text:style-name="Strong_20_Emphasis"><text:span text:style-name="T7">Потеря базы знаний</text:span></text:span></text:p>
          </table:table-cell>
          <table:table-cell table:style-name="Таблица40.A2" office:value-type="string">
            <text:p text:style-name="P20">Средняя</text:p>
          </table:table-cell>
          <table:table-cell table:style-name="Таблица40.A2" office:value-type="string">
            <text:p text:style-name="P20">Необходимость заново создавать все статьи, простои в работе</text:p>
          </table:table-cell>
          <table:table-cell table:style-name="Таблица40.A2" office:value-type="string">
            <text:p text:style-name="P20">Высокий</text:p>
          </table:table-cell>
        </table:table-row>
        <table:table-row>
          <table:table-cell table:style-name="Таблица40.A2" office:value-type="string">
            <text:p text:style-name="P18"><text:span text:style-name="Strong_20_Emphasis"><text:span text:style-name="T7">Сбой оборудования</text:span></text:span></text:p>
          </table:table-cell>
          <table:table-cell table:style-name="Таблица40.A2" office:value-type="string">
            <text:p text:style-name="P20">Низкая</text:p>
          </table:table-cell>
          <table:table-cell table:style-name="Таблица40.A2" office:value-type="string">
            <text:p text:style-name="P20">Полная потеря данных при отказе диска</text:p>
          </table:table-cell>
          <table:table-cell table:style-name="Таблица40.A2" office:value-type="string">
            <text:p text:style-name="P20">Критический</text:p>
          </table:table-cell>
        </table:table-row>
        <table:table-row>
          <table:table-cell table:style-name="Таблица40.A2" office:value-type="string">
            <text:p text:style-name="P18"><text:span text:style-name="Strong_20_Emphasis"><text:span text:style-name="T7">Ошибка при обновлении</text:span></text:span></text:p>
          </table:table-cell>
          <table:table-cell table:style-name="Таблица40.A2" office:value-type="string">
            <text:p text:style-name="P20">Средняя</text:p>
          </table:table-cell>
          <table:table-cell table:style-name="Таблица40.A2" office:value-type="string">
            <text:p text:style-name="P20">Неработоспособность системы до восстановления</text:p>
          </table:table-cell>
          <table:table-cell table:style-name="Таблица40.A2" office:value-type="string">
            <text:p text:style-name="P20">Высокий</text:p>
          </table:table-cell>
        </table:table-row>
        <text:soft-page-break/>
        <table:table-row>
          <table:table-cell table:style-name="Таблица40.A2" office:value-type="string">
            <text:p text:style-name="P18"><text:span text:style-name="Strong_20_Emphasis"><text:span text:style-name="T7">Вредоносное ПО</text:span></text:span></text:p>
          </table:table-cell>
          <table:table-cell table:style-name="Таблица40.A2" office:value-type="string">
            <text:p text:style-name="P20">Низкая</text:p>
          </table:table-cell>
          <table:table-cell table:style-name="Таблица40.A2" office:value-type="string">
            <text:p text:style-name="P20">Шифрование данных, потеря доступа</text:p>
          </table:table-cell>
          <table:table-cell table:style-name="Таблица40.A2" office:value-type="string">
            <text:p text:style-name="P20">Критический</text:p>
          </table:table-cell>
        </table:table-row>
        <table:table-row>
          <table:table-cell table:style-name="Таблица40.A2" office:value-type="string">
            <text:p text:style-name="P18"><text:span text:style-name="Strong_20_Emphasis"><text:span text:style-name="T7">Ошибка пользователя</text:span></text:span></text:p>
          </table:table-cell>
          <table:table-cell table:style-name="Таблица40.A2" office:value-type="string">
            <text:p text:style-name="P20">Высокая</text:p>
          </table:table-cell>
          <table:table-cell table:style-name="Таблица40.A2" office:value-type="string">
            <text:p text:style-name="P20">Случайное удаление важных данных</text:p>
          </table:table-cell>
          <table:table-cell table:style-name="Таблица40.A2" office:value-type="string">
            <text:p text:style-name="P19">Средний</text:p>
          </table:table-cell>
        </table:table-row>
      </table:table>
      <text:h text:style-name="P5" text:outline-level="3">10. Выводы</text:h>
      <text:list text:style-name="L20">
        <text:list-item>
          <text:p text:style-name="P44"><text:span text:style-name="Strong_20_Emphasis"><text:span text:style-name="T14">Значение резервного копирования для ИС</text:span></text:span><text:span text:style-name="T15"> невозможно переоценить — это последний рубеж защиты данных от полной потери. Для АИС «Система регистрации заявок» данные являются критическим активом, и их потеря приведет к серьезным последствиям для бизнеса.</text:span></text:p>
        </text:list-item>
        <text:list-item>
          <text:p text:style-name="P45"><text:span text:style-name="Strong_20_Emphasis"><text:span text:style-name="T14">Регламент резервного копирования</text:span></text:span><text:span text:style-name="T15"> обеспечивает:</text:span></text:p>
          <text:list>
            <text:list-item>
              <text:p text:style-name="P98">Системный подход к защите данных;</text:p>
            </text:list-item>
            <text:list-item>
              <text:p text:style-name="P98">Четкое понимание, что, когда и как копируется;</text:p>
            </text:list-item>
            <text:list-item>
              <text:p text:style-name="P98">Распределение ответственности между сотрудниками;</text:p>
            </text:list-item>
            <text:list-item>
              <text:p text:style-name="P98">Гарантию, что критичные данные защищены;</text:p>
            </text:list-item>
            <text:list-item>
              <text:p text:style-name="P98">Возможность быстрого восстановления при инцидентах.</text:p>
            </text:list-item>
          </text:list>
        </text:list-item>
        <text:list-item>
          <text:p text:style-name="P44"><text:span text:style-name="Strong_20_Emphasis"><text:span text:style-name="T14">Комбинирование различных типов копий</text:span></text:span><text:span text:style-name="T15"> (полные, инкрементные, предобновленческие) позволяет оптимально сочетать надежность, скорость восстановления и экономию дискового пространства.</text:span></text:p>
        </text:list-item>
        <text:list-item>
          <text:p text:style-name="P44"><text:span text:style-name="Strong_20_Emphasis"><text:span text:style-name="T14">Регулярная проверка восстанавливаемости</text:span></text:span><text:span text:style-name="T15"> (тестовое восстановление) критически важна — резервная копия, которую нельзя восстановить, бесполезна.</text:span></text:p>
        </text:list-item>
        <text:list-item>
          <text:p text:style-name="P44"><text:span text:style-name="Strong_20_Emphasis"><text:span text:style-name="T14">Документирование процедур восстановления и отката</text:span></text:span><text:span text:style-name="T15"> позволяет выполнять их быстро и без ошибок даже в стрессовых ситуациях.</text:span></text:p>
        </text:list-item>
      </text:list>
      <text:p text:style-name="P89">Таким образом, правильно организованное резервное копирование и четкие процедуры восстановления являются фундаментом надежности и отказоустойчивости информационной системы.</text:p>
      <text:p text:style-name="P17"/>
      <text:h text:style-name="P3" text:outline-level="2">№<text:span text:style-name="T2">13: ОБЕСПЕЧЕНИЕ БЕЗОПАСНОСТИ ФУНКЦИОНИРОВАНИЯ ИС</text:span></text:h>
      <text:h text:style-name="P5" text:outline-level="3">1. Изучение понятия информационной безопасности</text:h>
      <text:p text:style-name="P34"><text:span text:style-name="Strong_20_Emphasis"><text:span text:style-name="T14">Информационная безопасность (ИБ)</text:span></text:span><text:span text:style-name="T15"> — это состояние защищенности информационной системы от случайных или преднамеренных воздействий, которые могут нанести ущерб владельцам или пользователям информации.</text:span></text:p>
      <text:p text:style-name="P34"><text:span text:style-name="Strong_20_Emphasis"><text:span text:style-name="T14">Основные аспекты информационной безопасности (триада CIA):</text:span>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header-rows>
          <table:table-row>
            <table:table-cell table:style-name="Таблица41.A1" office:value-type="string">
              <text:p text:style-name="P30">Аспект</text:p>
            </table:table-cell>
            <table:table-cell table:style-name="Таблица41.A1" office:value-type="string">
              <text:p text:style-name="P30">Определение</text:p>
            </table:table-cell>
            <table:table-cell table:style-name="Таблица41.A1" office:value-type="string">
              <text:p text:style-name="P30">Значение для АИС</text:p>
            </table:table-cell>
          </table:table-row>
        </table:table-header-rows>
        <table:table-row>
          <table:table-cell table:style-name="Таблица41.A2" office:value-type="string">
            <text:p text:style-name="P18"><text:span text:style-name="Strong_20_Emphasis"><text:span text:style-name="T7">Конфиденциальность</text:span></text:span><text:span text:style-name="T6"> (Confidentiality)</text:span></text:p>
          </table:table-cell>
          <table:table-cell table:style-name="Таблица41.A2" office:value-type="string">
            <text:p text:style-name="P20">Доступность информации только для авторизованных пользователей</text:p>
          </table:table-cell>
          <table:table-cell table:style-name="Таблица41.A2" office:value-type="string">
            <text:p text:style-name="P20">Только операторы видят заявки, только администраторы управляют БЗ</text:p>
          </table:table-cell>
        </table:table-row>
        <table:table-row>
          <table:table-cell table:style-name="Таблица41.A2" office:value-type="string">
            <text:p text:style-name="P18"><text:span text:style-name="Strong_20_Emphasis"><text:span text:style-name="T7">Целостность</text:span></text:span><text:span text:style-name="T6"> (Integrity)</text:span></text:p>
          </table:table-cell>
          <table:table-cell table:style-name="Таблица41.A2" office:value-type="string">
            <text:p text:style-name="P20">Гарантия того, что информация не изменена несанкционированно</text:p>
          </table:table-cell>
          <table:table-cell table:style-name="Таблица41.A2" office:value-type="string">
            <text:p text:style-name="P20">Заявки, статьи БЗ не могут быть изменены посторонними</text:p>
          </table:table-cell>
        </table:table-row>
        <table:table-row>
          <table:table-cell table:style-name="Таблица41.A2" office:value-type="string">
            <text:p text:style-name="P18"><text:span text:style-name="Strong_20_Emphasis"><text:span text:style-name="T7">Доступность</text:span></text:span><text:span text:style-name="T6"> (Availability)</text:span></text:p>
          </table:table-cell>
          <table:table-cell table:style-name="Таблица41.A2" office:value-type="string">
            <text:p text:style-name="P20">Возможность получить доступ к информации при необходимости</text:p>
          </table:table-cell>
          <table:table-cell table:style-name="Таблица41.A2" office:value-type="string">
            <text:p text:style-name="P19">Система должна работать 24/7 для приема заявок</text:p>
          </table:table-cell>
        </table:table-row>
      </table:table>
      <text:h text:style-name="P5" text:outline-level="3">2. Основные угрозы безопасности ИС</text:h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header-rows>
          <table:table-row>
            <table:table-cell table:style-name="Таблица42.A1" office:value-type="string">
              <text:p text:style-name="P30">Группа угроз</text:p>
            </table:table-cell>
            <table:table-cell table:style-name="Таблица42.A1" office:value-type="string">
              <text:p text:style-name="P30">Конкретные угрозы</text:p>
            </table:table-cell>
            <table:table-cell table:style-name="Таблица42.A1" office:value-type="string">
              <text:p text:style-name="P30">Источник</text:p>
            </table:table-cell>
            <table:table-cell table:style-name="Таблица42.A1" office:value-type="string">
              <text:p text:style-name="P30">Вероятность для АИС</text:p>
            </table:table-cell>
          </table:table-row>
        </table:table-header-rows>
        <table:table-row>
          <table:table-cell table:style-name="Таблица42.A2" office:value-type="string">
            <text:p text:style-name="P18"><text:span text:style-name="Strong_20_Emphasis"><text:span text:style-name="T7">Несанкционированный доступ (НСД)</text:span></text:span></text:p>
          </table:table-cell>
          <table:table-cell table:style-name="Таблица42.A2" office:value-type="string">
            <text:p text:style-name="P20">- Подбор пароля<text:line-break/>- Использование чужих учетных данных<text:line-break/>- Доступ к функциям без прав</text:p>
          </table:table-cell>
          <table:table-cell table:style-name="Таблица42.A2" office:value-type="string">
            <text:p text:style-name="P20">Внутренние и внешние нарушители</text:p>
          </table:table-cell>
          <table:table-cell table:style-name="Таблица42.A2" office:value-type="string">
            <text:p text:style-name="P20">Средняя</text:p>
          </table:table-cell>
        </table:table-row>
        <table:table-row>
          <table:table-cell table:style-name="Таблица42.A2" office:value-type="string">
            <text:p text:style-name="P18"><text:span text:style-name="Strong_20_Emphasis"><text:span text:style-name="T7">Вредоносное ПО</text:span></text:span></text:p>
          </table:table-cell>
          <table:table-cell table:style-name="Таблица42.A2" office:value-type="string">
            <text:p text:style-name="P20">- Вирусы, трояны<text:line-break/>- Программы-шифровальщики<text:line-break/>- Шпионское ПО</text:p>
          </table:table-cell>
          <table:table-cell table:style-name="Таблица42.A2" office:value-type="string">
            <text:p text:style-name="P20">Внешние атаки, съемные носители</text:p>
          </table:table-cell>
          <table:table-cell table:style-name="Таблица42.A2" office:value-type="string">
            <text:p text:style-name="P20">Низкая-Средняя</text:p>
          </table:table-cell>
        </table:table-row>
        <text:soft-page-break/>
        <table:table-row>
          <table:table-cell table:style-name="Таблица42.A2" office:value-type="string">
            <text:p text:style-name="P18"><text:span text:style-name="Strong_20_Emphasis"><text:span text:style-name="T7">Утечка данных</text:span></text:span></text:p>
          </table:table-cell>
          <table:table-cell table:style-name="Таблица42.A2" office:value-type="string">
            <text:p text:style-name="P20">- Копирование базы данных<text:line-break/>- Пересылка заявок посторонним<text:line-break/>- Несанкционированное скачивание</text:p>
          </table:table-cell>
          <table:table-cell table:style-name="Таблица42.A2" office:value-type="string">
            <text:p text:style-name="P20">Инсайдеры, взлом</text:p>
          </table:table-cell>
          <table:table-cell table:style-name="Таблица42.A2" office:value-type="string">
            <text:p text:style-name="P20">Средняя</text:p>
          </table:table-cell>
        </table:table-row>
        <table:table-row>
          <table:table-cell table:style-name="Таблица42.A2" office:value-type="string">
            <text:p text:style-name="P18"><text:span text:style-name="Strong_20_Emphasis"><text:span text:style-name="T7">Сбои оборудования</text:span></text:span></text:p>
          </table:table-cell>
          <table:table-cell table:style-name="Таблица42.A2" office:value-type="string">
            <text:p text:style-name="P20">- Отказ жестких дисков<text:line-break/>- Сбои электропитания<text:line-break/>- Выход из строя сервера</text:p>
          </table:table-cell>
          <table:table-cell table:style-name="Таблица42.A2" office:value-type="string">
            <text:p text:style-name="P20">Технические причины</text:p>
          </table:table-cell>
          <table:table-cell table:style-name="Таблица42.A2" office:value-type="string">
            <text:p text:style-name="P20">Средняя</text:p>
          </table:table-cell>
        </table:table-row>
        <table:table-row>
          <table:table-cell table:style-name="Таблица42.A2" office:value-type="string">
            <text:p text:style-name="P18"><text:span text:style-name="Strong_20_Emphasis"><text:span text:style-name="T7">Ошибки пользователей</text:span></text:span></text:p>
          </table:table-cell>
          <table:table-cell table:style-name="Таблица42.A2" office:value-type="string">
            <text:p text:style-name="P20">- Случайное удаление данных<text:line-break/>- Неправильная настройка<text:line-break/>- Передача прав доступа</text:p>
          </table:table-cell>
          <table:table-cell table:style-name="Таблица42.A2" office:value-type="string">
            <text:p text:style-name="P20">Человеческий фактор</text:p>
          </table:table-cell>
          <table:table-cell table:style-name="Таблица42.A2" office:value-type="string">
            <text:p text:style-name="P20">Высокая</text:p>
          </table:table-cell>
        </table:table-row>
        <table:table-row>
          <table:table-cell table:style-name="Таблица42.A2" office:value-type="string">
            <text:p text:style-name="P18"><text:span text:style-name="Strong_20_Emphasis"><text:span text:style-name="T7">Социальная инженерия</text:span></text:span></text:p>
          </table:table-cell>
          <table:table-cell table:style-name="Таблица42.A2" office:value-type="string">
            <text:p text:style-name="P20">- Фишинг<text:line-break/>- Обман пользователей<text:line-break/>- Получение паролей по телефону</text:p>
          </table:table-cell>
          <table:table-cell table:style-name="Таблица42.A2" office:value-type="string">
            <text:p text:style-name="P20">Внешние нарушители</text:p>
          </table:table-cell>
          <table:table-cell table:style-name="Таблица42.A2" office:value-type="string">
            <text:p text:style-name="P20">Средняя</text:p>
          </table:table-cell>
        </table:table-row>
        <table:table-row>
          <table:table-cell table:style-name="Таблица42.A2" office:value-type="string">
            <text:p text:style-name="P18"><text:span text:style-name="Strong_20_Emphasis"><text:span text:style-name="T7">Сетевые атаки</text:span></text:span></text:p>
          </table:table-cell>
          <table:table-cell table:style-name="Таблица42.A2" office:value-type="string">
            <text:p text:style-name="P20">- DDoS<text:line-break/>- Перехват трафика<text:line-break/>- Атаки на веб-интерфейс</text:p>
          </table:table-cell>
          <table:table-cell table:style-name="Таблица42.A2" office:value-type="string">
            <text:p text:style-name="P20">Внешние нарушители</text:p>
          </table:table-cell>
          <table:table-cell table:style-name="Таблица42.A2" office:value-type="string">
            <text:p text:style-name="P19">Низкая</text:p>
          </table:table-cell>
        </table:table-row>
      </table:table>
      <text:h text:style-name="P5" text:outline-level="3">3. Классификация угроз</text:h>
      <text:p text:style-name="P34"><text:span text:style-name="Strong_20_Emphasis"><text:span text:style-name="T14">По источнику возникновения:</text:span></text:span></text:p>
      <text:p text:style-name="P158">text</text:p>
      <text:p text:style-name="P14">УГРОЗЫ БЕЗОПАСНОСТИ</text:p>
      <text:p text:style-name="P10">├── <text:span text:style-name="T19">ВНУТРЕННИЕ (источник внутри организации)</text:span></text:p>
      <text:p text:style-name="P10">│ <text:s text:c="2"/>├── <text:span text:style-name="T19">Преднамеренные (инсайдеры, недовольные сотрудники)</text:span></text:p>
      <text:p text:style-name="P10">│ <text:s text:c="2"/>└── <text:span text:style-name="T19">Случайные (ошибки пользователей, сбои оборудования)</text:span></text:p>
      <text:p text:style-name="P10">└── <text:span text:style-name="T19">ВНЕШНИЕ (источник вне организации)</text:span></text:p>
      <text:p text:style-name="P10"><text:s text:c="4"/>├── <text:span text:style-name="T19">Преднамеренные (хакеры, конкуренты, мошенники)</text:span></text:p>
      <text:p text:style-name="P10"><text:s text:c="4"/>└── <text:span text:style-name="T19">Случайные (стихийные бедствия, аварии)</text:span></text:p>
      <text:p text:style-name="P34"><text:span text:style-name="Strong_20_Emphasis"><text:span text:style-name="T14">По характеру воздействия:</text:span>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header-rows>
          <text:soft-page-break/>
          <table:table-row>
            <table:table-cell table:style-name="Таблица43.A1" office:value-type="string">
              <text:p text:style-name="P30">Тип</text:p>
            </table:table-cell>
            <table:table-cell table:style-name="Таблица43.A1" office:value-type="string">
              <text:p text:style-name="P30">Описание</text:p>
            </table:table-cell>
            <table:table-cell table:style-name="Таблица43.A1" office:value-type="string">
              <text:p text:style-name="P30">Примеры</text:p>
            </table:table-cell>
          </table:table-row>
        </table:table-header-rows>
        <table:table-row>
          <table:table-cell table:style-name="Таблица43.A2" office:value-type="string">
            <text:p text:style-name="P18"><text:span text:style-name="Strong_20_Emphasis"><text:span text:style-name="T7">Активные</text:span></text:span></text:p>
          </table:table-cell>
          <table:table-cell table:style-name="Таблица43.A2" office:value-type="string">
            <text:p text:style-name="P20">Изменение состояния системы, данных</text:p>
          </table:table-cell>
          <table:table-cell table:style-name="Таблица43.A2" office:value-type="string">
            <text:p text:style-name="P20">Удаление, модификация, внедрение кода</text:p>
          </table:table-cell>
        </table:table-row>
        <table:table-row>
          <table:table-cell table:style-name="Таблица43.A2" office:value-type="string">
            <text:p text:style-name="P18"><text:span text:style-name="Strong_20_Emphasis"><text:span text:style-name="T7">Пассивные</text:span></text:span></text:p>
          </table:table-cell>
          <table:table-cell table:style-name="Таблица43.A2" office:value-type="string">
            <text:p text:style-name="P20">Нарушение конфиденциальности без изменения</text:p>
          </table:table-cell>
          <table:table-cell table:style-name="Таблица43.A2" office:value-type="string">
            <text:p text:style-name="P19">Просмотр, копирование, перехват</text:p>
          </table:table-cell>
        </table:table-row>
      </table:table>
      <text:h text:style-name="P5" text:outline-level="3">4. Меры защиты информации</text:h>
      <text:p text:style-name="P34"><text:span text:style-name="Strong_20_Emphasis"><text:span text:style-name="T14">Классификация мер защиты:</text:span>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header-rows>
          <table:table-row>
            <table:table-cell table:style-name="Таблица44.A1" office:value-type="string">
              <text:p text:style-name="P30">Категория мер</text:p>
            </table:table-cell>
            <table:table-cell table:style-name="Таблица44.A1" office:value-type="string">
              <text:p text:style-name="P30">Описание</text:p>
            </table:table-cell>
            <table:table-cell table:style-name="Таблица44.A1" office:value-type="string">
              <text:p text:style-name="P30">Примеры</text:p>
            </table:table-cell>
          </table:table-row>
        </table:table-header-rows>
        <table:table-row>
          <table:table-cell table:style-name="Таблица44.A2" office:value-type="string">
            <text:p text:style-name="P18"><text:span text:style-name="Strong_20_Emphasis"><text:span text:style-name="T7">Организационные</text:span></text:span></text:p>
          </table:table-cell>
          <table:table-cell table:style-name="Таблица44.A2" office:value-type="string">
            <text:p text:style-name="P20">Административные меры, регламенты, политики</text:p>
          </table:table-cell>
          <table:table-cell table:style-name="Таблица44.A2" office:value-type="string">
            <text:p text:style-name="P20">Политика безопасности, инструкции, разграничение ответственности</text:p>
          </table:table-cell>
        </table:table-row>
        <table:table-row>
          <table:table-cell table:style-name="Таблица44.A2" office:value-type="string">
            <text:p text:style-name="P18"><text:span text:style-name="Strong_20_Emphasis"><text:span text:style-name="T7">Программные</text:span></text:span></text:p>
          </table:table-cell>
          <table:table-cell table:style-name="Таблица44.A2" office:value-type="string">
            <text:p text:style-name="P20">Средства защиты на уровне ПО</text:p>
          </table:table-cell>
          <table:table-cell table:style-name="Таблица44.A2" office:value-type="string">
            <text:p text:style-name="P20">Антивирусы, системы разграничения доступа, шифрование</text:p>
          </table:table-cell>
        </table:table-row>
        <table:table-row>
          <table:table-cell table:style-name="Таблица44.A2" office:value-type="string">
            <text:p text:style-name="P18"><text:span text:style-name="Strong_20_Emphasis"><text:span text:style-name="T7">Технические (аппаратные)</text:span></text:span></text:p>
          </table:table-cell>
          <table:table-cell table:style-name="Таблица44.A2" office:value-type="string">
            <text:p text:style-name="P20">Физические устройства защиты</text:p>
          </table:table-cell>
          <table:table-cell table:style-name="Таблица44.A2" office:value-type="string">
            <text:p text:style-name="P20">Межсетевые экраны, ИБП, замки, видеонаблюдение</text:p>
          </table:table-cell>
        </table:table-row>
        <table:table-row>
          <table:table-cell table:style-name="Таблица44.A2" office:value-type="string">
            <text:p text:style-name="P18"><text:span text:style-name="Strong_20_Emphasis"><text:span text:style-name="T7">Правовые</text:span></text:span></text:p>
          </table:table-cell>
          <table:table-cell table:style-name="Таблица44.A2" office:value-type="string">
            <text:p text:style-name="P20">Нормативные документы, договоры</text:p>
          </table:table-cell>
          <table:table-cell table:style-name="Таблица44.A2" office:value-type="string">
            <text:p text:style-name="P19">Соблюдение законов, NDA, лицензии</text:p>
          </table:table-cell>
        </table:table-row>
      </table:table>
      <text:h text:style-name="P5" text:outline-level="3">5. Таблица «Угроза — мера защиты» для АИС</text:h>
      <text:p text:style-name="P34"><text:span text:style-name="Strong_20_Emphasis"><text:span text:style-name="T14">Таблица 18 – Угроза — мера защиты</text:span>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header-rows>
          <table:table-row>
            <table:table-cell table:style-name="Таблица45.A1" office:value-type="string">
              <text:p text:style-name="P30">Угроза</text:p>
            </table:table-cell>
            <table:table-cell table:style-name="Таблица45.A1" office:value-type="string">
              <text:p text:style-name="P30">Описание</text:p>
            </table:table-cell>
            <table:table-cell table:style-name="Таблица45.A1" office:value-type="string">
              <text:p text:style-name="P30">Мера защиты</text:p>
            </table:table-cell>
            <table:table-cell table:style-name="Таблица45.A1" office:value-type="string">
              <text:p text:style-name="P30">Ответственный</text:p>
            </table:table-cell>
          </table:table-row>
        </table:table-header-rows>
        <table:table-row>
          <table:table-cell table:style-name="Таблица45.A2" office:value-type="string">
            <text:p text:style-name="P18"><text:span text:style-name="Strong_20_Emphasis"><text:span text:style-name="T7">Несанкционированный доступ к системе</text:span></text:span></text:p>
          </table:table-cell>
          <table:table-cell table:style-name="Таблица45.A2" office:value-type="string">
            <text:p text:style-name="P20">Попытка входа под чужим логином, подбор пароля</text:p>
          </table:table-cell>
          <table:table-cell table:style-name="Таблица45.A2" office:value-type="string">
            <text:p text:style-name="P20">- Сложная парольная политика<text:line-break/>- Блокировка после N неудачных попыток<text:line-break/>- Двухфакторная аутентификация<text:line-break/>- Журналирование входов</text:p>
          </table:table-cell>
          <table:table-cell table:style-name="Таблица45.A2" office:value-type="string">
            <text:p text:style-name="P20">Администратор</text:p>
          </table:table-cell>
        </table:table-row>
        <text:soft-page-break/>
        <table:table-row>
          <table:table-cell table:style-name="Таблица45.A2" office:value-type="string">
            <text:p text:style-name="P18"><text:span text:style-name="Strong_20_Emphasis"><text:span text:style-name="T7">Доступ к функциям без прав</text:span></text:span></text:p>
          </table:table-cell>
          <table:table-cell table:style-name="Таблица45.A2" office:value-type="string">
            <text:p text:style-name="P20">Оператор пытается выполнить действия администратора</text:p>
          </table:table-cell>
          <table:table-cell table:style-name="Таблица45.A2" office:value-type="string">
            <text:p text:style-name="P20">- Ролевая модель доступа (RBAC)<text:line-break/>- Проверка прав на сервере<text:line-break/>- Скрытие недоступных функций в интерфейсе</text:p>
          </table:table-cell>
          <table:table-cell table:style-name="Таблица45.A2" office:value-type="string">
            <text:p text:style-name="P20">Разработчик, администратор</text:p>
          </table:table-cell>
        </table:table-row>
        <table:table-row>
          <table:table-cell table:style-name="Таблица45.A2" office:value-type="string">
            <text:p text:style-name="P18"><text:span text:style-name="Strong_20_Emphasis"><text:span text:style-name="T7">Перехват данных при передаче</text:span></text:span></text:p>
          </table:table-cell>
          <table:table-cell table:style-name="Таблица45.A2" office:value-type="string">
            <text:p text:style-name="P20">Просмотр трафика в локальной сети</text:p>
          </table:table-cell>
          <table:table-cell table:style-name="Таблица45.A2" office:value-type="string">
            <text:p text:style-name="P20">- Шифрование каналов связи (HTTPS)<text:line-break/>- Использование защищенных протоколов</text:p>
          </table:table-cell>
          <table:table-cell table:style-name="Таблица45.A2" office:value-type="string">
            <text:p text:style-name="P20">Разработчик, администратор</text:p>
          </table:table-cell>
        </table:table-row>
        <table:table-row>
          <table:table-cell table:style-name="Таблица45.A2" office:value-type="string">
            <text:p text:style-name="P18"><text:span text:style-name="Strong_20_Emphasis"><text:span text:style-name="T7">Потеря данных из-за сбоев</text:span></text:span></text:p>
          </table:table-cell>
          <table:table-cell table:style-name="Таблица45.A2" office:value-type="string">
            <text:p text:style-name="P20">Отказ диска, повреждение БД</text:p>
          </table:table-cell>
          <table:table-cell table:style-name="Таблица45.A2" office:value-type="string">
            <text:p text:style-name="P20">- Регулярное резервное копирование<text:line-break/>- RAID-массивы<text:line-break/>- Источники бесперебойного питания</text:p>
          </table:table-cell>
          <table:table-cell table:style-name="Таблица45.A2" office:value-type="string">
            <text:p text:style-name="P20">Администратор</text:p>
          </table:table-cell>
        </table:table-row>
        <table:table-row>
          <table:table-cell table:style-name="Таблица45.A2" office:value-type="string">
            <text:p text:style-name="P18"><text:span text:style-name="Strong_20_Emphasis"><text:span text:style-name="T7">Вредоносное ПО</text:span></text:span></text:p>
          </table:table-cell>
          <table:table-cell table:style-name="Таблица45.A2" office:value-type="string">
            <text:p text:style-name="P20">Заражение компьютеров вирусами</text:p>
          </table:table-cell>
          <table:table-cell table:style-name="Таблица45.A2" office:value-type="string">
            <text:p text:style-name="P20">- Антивирусная защита<text:line-break/>- Ограничение съемных носителей<text:line-break/>- Регулярное обновление ПО</text:p>
          </table:table-cell>
          <table:table-cell table:style-name="Таблица45.A2" office:value-type="string">
            <text:p text:style-name="P20">Администратор</text:p>
          </table:table-cell>
        </table:table-row>
        <table:table-row>
          <table:table-cell table:style-name="Таблица45.A2" office:value-type="string">
            <text:p text:style-name="P18"><text:span text:style-name="Strong_20_Emphasis"><text:span text:style-name="T7">Ошибки пользователей</text:span></text:span></text:p>
          </table:table-cell>
          <table:table-cell table:style-name="Таблица45.A2" office:value-type="string">
            <text:p text:style-name="P20">Случайное удаление заявки, некорректные действия</text:p>
          </table:table-cell>
          <table:table-cell table:style-name="Таблица45.A2" office:value-type="string">
            <text:p text:style-name="P20">- Подтверждение критических действий<text:line-break/>- Обучение персонала<text:line-break/>- Инструкции и памятки<text:line-break/>- Возможность отката</text:p>
          </table:table-cell>
          <table:table-cell table:style-name="Таблица45.A2" office:value-type="string">
            <text:p text:style-name="P20">Руководитель, администратор</text:p>
          </table:table-cell>
        </table:table-row>
        <table:table-row>
          <table:table-cell table:style-name="Таблица45.A2" office:value-type="string">
            <text:p text:style-name="P18"><text:span text:style-name="Strong_20_Emphasis"><text:span text:style-name="T7">Утечка данных через инсайдеров</text:span></text:span></text:p>
          </table:table-cell>
          <table:table-cell table:style-name="Таблица45.A2" office:value-type="string">
            <text:p text:style-name="P20">Копирование БД, пересылка заявок</text:p>
          </table:table-cell>
          <table:table-cell table:style-name="Таблица45.A2" office:value-type="string">
            <text:p text:style-name="P20">- Разграничение доступа<text:line-break/>- Журналирование действий<text:line-break/>- NDA с сотрудниками<text:line-break/>- Контроль съемных <text:soft-page-break/>носителей</text:p>
          </table:table-cell>
          <table:table-cell table:style-name="Таблица45.A2" office:value-type="string">
            <text:p text:style-name="P20">Руководитель</text:p>
          </table:table-cell>
        </table:table-row>
        <table:table-row>
          <table:table-cell table:style-name="Таблица45.A2" office:value-type="string">
            <text:p text:style-name="P18"><text:span text:style-name="Strong_20_Emphasis"><text:span text:style-name="T7">Несанкционированный доступ к серверу</text:span></text:span></text:p>
          </table:table-cell>
          <table:table-cell table:style-name="Таблица45.A2" office:value-type="string">
            <text:p text:style-name="P20">Физический доступ к серверному оборудованию</text:p>
          </table:table-cell>
          <table:table-cell table:style-name="Таблица45.A2" office:value-type="string">
            <text:p text:style-name="P20">- Контроль доступа в серверную<text:line-break/>- Видеонаблюдение<text:line-break/>- Замки на шкафах</text:p>
          </table:table-cell>
          <table:table-cell table:style-name="Таблица45.A2" office:value-type="string">
            <text:p text:style-name="P20">Администратор</text:p>
          </table:table-cell>
        </table:table-row>
        <table:table-row>
          <table:table-cell table:style-name="Таблица45.A2" office:value-type="string">
            <text:p text:style-name="P18"><text:span text:style-name="Strong_20_Emphasis"><text:span text:style-name="T7">Социальная инженерия</text:span></text:span></text:p>
          </table:table-cell>
          <table:table-cell table:style-name="Таблица45.A2" office:value-type="string">
            <text:p text:style-name="P20">Получение паролей обманом</text:p>
          </table:table-cell>
          <table:table-cell table:style-name="Таблица45.A2" office:value-type="string">
            <text:p text:style-name="P20">- Обучение персонала<text:line-break/>- Политика "не сообщать пароли"<text:line-break/>- Двухфакторная аутентификация</text:p>
          </table:table-cell>
          <table:table-cell table:style-name="Таблица45.A2" office:value-type="string">
            <text:p text:style-name="P19">Руководитель</text:p>
          </table:table-cell>
        </table:table-row>
      </table:table>
      <text:h text:style-name="P5" text:outline-level="3">6. Анализ системы защиты для АИС</text:h>
      <text:p text:style-name="P34"><text:span text:style-name="Strong_20_Emphasis"><text:span text:style-name="T14">Оценка текущего уровня защищенности (проектной):</text:span></text:span>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header-rows>
          <table:table-row>
            <table:table-cell table:style-name="Таблица46.A1" office:value-type="string">
              <text:p text:style-name="P30">Компонент защиты</text:p>
            </table:table-cell>
            <table:table-cell table:style-name="Таблица46.A1" office:value-type="string">
              <text:p text:style-name="P30">Реализация</text:p>
            </table:table-cell>
            <table:table-cell table:style-name="Таблица46.A1" office:value-type="string">
              <text:p text:style-name="P30">Оценка</text:p>
            </table:table-cell>
            <table:table-cell table:style-name="Таблица46.A1" office:value-type="string">
              <text:p text:style-name="P30">Требуется доработка</text:p>
            </table:table-cell>
          </table:table-row>
        </table:table-header-rows>
        <table:table-row>
          <table:table-cell table:style-name="Таблица46.A2" office:value-type="string">
            <text:p text:style-name="P18"><text:span text:style-name="Strong_20_Emphasis"><text:span text:style-name="T7">Аутентификация</text:span></text:span></text:p>
          </table:table-cell>
          <table:table-cell table:style-name="Таблица46.A2" office:value-type="string">
            <text:p text:style-name="P20">Логин + пароль, возможность двухфакторной</text:p>
          </table:table-cell>
          <table:table-cell table:style-name="Таблица46.A2" office:value-type="string">
            <text:p text:style-name="P20">Средняя</text:p>
          </table:table-cell>
          <table:table-cell table:style-name="Таблица46.A2" office:value-type="string">
            <text:p text:style-name="P20">Внедрить двухфакторную для администраторов</text:p>
          </table:table-cell>
        </table:table-row>
        <table:table-row>
          <table:table-cell table:style-name="Таблица46.A2" office:value-type="string">
            <text:p text:style-name="P18"><text:span text:style-name="Strong_20_Emphasis"><text:span text:style-name="T7">Авторизация</text:span></text:span></text:p>
          </table:table-cell>
          <table:table-cell table:style-name="Таблица46.A2" office:value-type="string">
            <text:p text:style-name="P20">Ролевая модель (админ, оператор, руководитель)</text:p>
          </table:table-cell>
          <table:table-cell table:style-name="Таблица46.A2" office:value-type="string">
            <text:p text:style-name="P20">Высокая</text:p>
          </table:table-cell>
          <table:table-cell table:style-name="Таблица46.A2" office:value-type="string">
            <text:p text:style-name="P20">Детализировать права при необходимости</text:p>
          </table:table-cell>
        </table:table-row>
        <table:table-row>
          <table:table-cell table:style-name="Таблица46.A2" office:value-type="string">
            <text:p text:style-name="P18"><text:span text:style-name="Strong_20_Emphasis"><text:span text:style-name="T7">Шифрование данных</text:span></text:span></text:p>
          </table:table-cell>
          <table:table-cell table:style-name="Таблица46.A2" office:value-type="string">
            <text:p text:style-name="P20">HTTPS для веб-интерфейса, шифрование паролей в БД</text:p>
          </table:table-cell>
          <table:table-cell table:style-name="Таблица46.A2" office:value-type="string">
            <text:p text:style-name="P20">Средняя</text:p>
          </table:table-cell>
          <table:table-cell table:style-name="Таблица46.A2" office:value-type="string">
            <text:p text:style-name="P20">Добавить шифрование конфиденциальных данных в БД</text:p>
          </table:table-cell>
        </table:table-row>
        <table:table-row>
          <table:table-cell table:style-name="Таблица46.A2" office:value-type="string">
            <text:p text:style-name="P18"><text:span text:style-name="Strong_20_Emphasis"><text:span text:style-name="T7">Антивирусная защита</text:span></text:span></text:p>
          </table:table-cell>
          <table:table-cell table:style-name="Таблица46.A2" office:value-type="string">
            <text:p text:style-name="P20">Использование корпоративного антивируса</text:p>
          </table:table-cell>
          <table:table-cell table:style-name="Таблица46.A2" office:value-type="string">
            <text:p text:style-name="P20">Средняя</text:p>
          </table:table-cell>
          <table:table-cell table:style-name="Таблица46.A2" office:value-type="string">
            <text:p text:style-name="P20">Регулярное обновление баз</text:p>
          </table:table-cell>
        </table:table-row>
        <table:table-row>
          <table:table-cell table:style-name="Таблица46.A2" office:value-type="string">
            <text:p text:style-name="P18"><text:span text:style-name="Strong_20_Emphasis"><text:span text:style-name="T7">Резервное копирование</text:span></text:span></text:p>
          </table:table-cell>
          <table:table-cell table:style-name="Таблица46.A2" office:value-type="string">
            <text:p text:style-name="P20">Регламент разработан, автоматизация настроена</text:p>
          </table:table-cell>
          <table:table-cell table:style-name="Таблица46.A2" office:value-type="string">
            <text:p text:style-name="P20">Высокая</text:p>
          </table:table-cell>
          <table:table-cell table:style-name="Таблица46.A2" office:value-type="string">
            <text:p text:style-name="P20">Регулярная проверка восстановления</text:p>
          </table:table-cell>
        </table:table-row>
        <table:table-row>
          <table:table-cell table:style-name="Таблица46.A2" office:value-type="string">
            <text:p text:style-name="P18"><text:span text:style-name="Strong_20_Emphasis"><text:span text:style-name="T7">Журналирование</text:span></text:span></text:p>
          </table:table-cell>
          <table:table-cell table:style-name="Таблица46.A2" office:value-type="string">
            <text:p text:style-name="P20">Фиксация всех значимых действий</text:p>
          </table:table-cell>
          <table:table-cell table:style-name="Таблица46.A2" office:value-type="string">
            <text:p text:style-name="P20">Средняя</text:p>
          </table:table-cell>
          <table:table-cell table:style-name="Таблица46.A2" office:value-type="string">
            <text:p text:style-name="P20">Добавить аудит просмотров</text:p>
          </table:table-cell>
        </table:table-row>
        <table:table-row>
          <table:table-cell table:style-name="Таблица46.A2" office:value-type="string">
            <text:p text:style-name="P18"><text:span text:style-name="Strong_20_Emphasis"><text:span text:style-name="T7">Физическая защита</text:span></text:span></text:p>
          </table:table-cell>
          <table:table-cell table:style-name="Таблица46.A2" office:value-type="string">
            <text:p text:style-name="P20">Зависит от инфраструктуры заказчика</text:p>
          </table:table-cell>
          <table:table-cell table:style-name="Таблица46.A2" office:value-type="string">
            <text:p text:style-name="P20">Низкая</text:p>
          </table:table-cell>
          <table:table-cell table:style-name="Таблица46.A2" office:value-type="string">
            <text:p text:style-name="P20">Требуется оценка на месте</text:p>
          </table:table-cell>
        </table:table-row>
        <table:table-row>
          <table:table-cell table:style-name="Таблица46.A2" office:value-type="string">
            <text:p text:style-name="P18"><text:span text:style-name="Strong_20_Emphasis"><text:span text:style-name="T7">Обновление ПО</text:span></text:span></text:p>
          </table:table-cell>
          <table:table-cell table:style-name="Таблица46.A2" office:value-type="string">
            <text:p text:style-name="P20">Регламент обновлений</text:p>
          </table:table-cell>
          <table:table-cell table:style-name="Таблица46.A2" office:value-type="string">
            <text:p text:style-name="P20">Средняя</text:p>
          </table:table-cell>
          <table:table-cell table:style-name="Таблица46.A2" office:value-type="string">
            <text:p text:style-name="P19">Автоматизация уведомлений</text:p>
          </table:table-cell>
        </table:table-row>
      </table:table>
      <text:h text:style-name="P5" text:outline-level="3"><text:soft-page-break/>7. Защита от несанкционированного доступа (НСД)</text:h>
      <text:p text:style-name="P34"><text:span text:style-name="Strong_20_Emphasis"><text:span text:style-name="T14">Понятие НСД:</text:span></text:span><text:span text:style-name="T15"> Несанкционированный доступ — это доступ к информации или функциям системы, осуществляемый с нарушением установленных прав доступа.</text:span></text:p>
      <text:p text:style-name="P34"><text:span text:style-name="Strong_20_Emphasis"><text:span text:style-name="T14">Способы защиты от НСД:</text:span></text:span></text:p>
      <text:h text:style-name="P7" text:outline-level="4">7.1. Идентификация и аутентификация</text:h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header-rows>
          <table:table-row>
            <table:table-cell table:style-name="Таблица47.A1" office:value-type="string">
              <text:p text:style-name="P30">Способ</text:p>
            </table:table-cell>
            <table:table-cell table:style-name="Таблица47.A1" office:value-type="string">
              <text:p text:style-name="P30">Описание</text:p>
            </table:table-cell>
            <table:table-cell table:style-name="Таблица47.A1" office:value-type="string">
              <text:p text:style-name="P30">Применение в АИС</text:p>
            </table:table-cell>
          </table:table-row>
        </table:table-header-rows>
        <table:table-row>
          <table:table-cell table:style-name="Таблица47.A2" office:value-type="string">
            <text:p text:style-name="P18"><text:span text:style-name="Strong_20_Emphasis"><text:span text:style-name="T7">Парольная аутентификация</text:span></text:span></text:p>
          </table:table-cell>
          <table:table-cell table:style-name="Таблица47.A2" office:value-type="string">
            <text:p text:style-name="P20">Проверка по логину и паролю</text:p>
          </table:table-cell>
          <table:table-cell table:style-name="Таблица47.A2" office:value-type="string">
            <text:p text:style-name="P20">Основной способ для всех пользователей</text:p>
          </table:table-cell>
        </table:table-row>
        <table:table-row>
          <table:table-cell table:style-name="Таблица47.A2" office:value-type="string">
            <text:p text:style-name="P18"><text:span text:style-name="Strong_20_Emphasis"><text:span text:style-name="T7">Двухфакторная аутентификация (2FA)</text:span></text:span></text:p>
          </table:table-cell>
          <table:table-cell table:style-name="Таблица47.A2" office:value-type="string">
            <text:p text:style-name="P20">Дополнительный код из SMS/приложения</text:p>
          </table:table-cell>
          <table:table-cell table:style-name="Таблица47.A2" office:value-type="string">
            <text:p text:style-name="P20">Для администраторов, при удаленном доступе</text:p>
          </table:table-cell>
        </table:table-row>
        <table:table-row>
          <table:table-cell table:style-name="Таблица47.A2" office:value-type="string">
            <text:p text:style-name="P18"><text:span text:style-name="Strong_20_Emphasis"><text:span text:style-name="T7">Биометрическая аутентификация</text:span></text:span></text:p>
          </table:table-cell>
          <table:table-cell table:style-name="Таблица47.A2" office:value-type="string">
            <text:p text:style-name="P20">Отпечаток пальца, лицо</text:p>
          </table:table-cell>
          <table:table-cell table:style-name="Таблица47.A2" office:value-type="string">
            <text:p text:style-name="P20">Не применяется</text:p>
          </table:table-cell>
        </table:table-row>
        <table:table-row>
          <table:table-cell table:style-name="Таблица47.A2" office:value-type="string">
            <text:p text:style-name="P18"><text:span text:style-name="Strong_20_Emphasis"><text:span text:style-name="T7">Аутентификация по сертификатам</text:span></text:span></text:p>
          </table:table-cell>
          <table:table-cell table:style-name="Таблица47.A2" office:value-type="string">
            <text:p text:style-name="P20">Использование электронной подписи</text:p>
          </table:table-cell>
          <table:table-cell table:style-name="Таблица47.A2" office:value-type="string">
            <text:p text:style-name="P19">Для особо важных действий (опционально)</text:p>
          </table:table-cell>
        </table:table-row>
      </table:table>
      <text:p text:style-name="P34"><text:span text:style-name="Strong_20_Emphasis"><text:span text:style-name="T14">Требования к парольной политике:</text:span></text:span></text:p>
      <text:list text:style-name="L21">
        <text:list-item>
          <text:p text:style-name="P99">Минимальная длина пароля: 8 символов;</text:p>
        </text:list-item>
        <text:list-item>
          <text:p text:style-name="P99">Требования к сложности: заглавные, строчные, цифры, спецсимволы;</text:p>
        </text:list-item>
        <text:list-item>
          <text:p text:style-name="P99">Смена пароля: каждые 90 дней;</text:p>
        </text:list-item>
        <text:list-item>
          <text:p text:style-name="P99">Запрет использования предыдущих 5 паролей;</text:p>
        </text:list-item>
        <text:list-item>
          <text:p text:style-name="P99">Блокировка учетной записи после 5 неудачных попыток на 30 минут;</text:p>
        </text:list-item>
        <text:list-item>
          <text:p text:style-name="P99">Хранение паролей в хешированном виде (с солью).</text:p>
        </text:list-item>
      </text:list>
      <text:h text:style-name="P7" text:outline-level="4">7.2. Разграничение прав доступа</text:h>
      <text:p text:style-name="P34"><text:span text:style-name="Strong_20_Emphasis"><text:span text:style-name="T14">Реализовано через ролевую модель (RBAC):</text:span></text:span>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header-rows>
          <table:table-row>
            <table:table-cell table:style-name="Таблица48.A1" office:value-type="string">
              <text:p text:style-name="P30">Роль</text:p>
            </table:table-cell>
            <table:table-cell table:style-name="Таблица48.A1" office:value-type="string">
              <text:p text:style-name="P30">Доступ к функциям</text:p>
            </table:table-cell>
            <table:table-cell table:style-name="Таблица48.A1" office:value-type="string">
              <text:p text:style-name="P30">Ограничения</text:p>
            </table:table-cell>
          </table:table-row>
        </table:table-header-rows>
        <table:table-row>
          <table:table-cell table:style-name="Таблица48.A2" office:value-type="string">
            <text:p text:style-name="P18"><text:span text:style-name="Strong_20_Emphasis"><text:span text:style-name="T7">Администратор</text:span></text:span></text:p>
          </table:table-cell>
          <table:table-cell table:style-name="Таблица48.A2" office:value-type="string">
            <text:p text:style-name="P20">Все функции системы</text:p>
          </table:table-cell>
          <table:table-cell table:style-name="Таблица48.A2" office:value-type="string">
            <text:p text:style-name="P20">Нет ограничений</text:p>
          </table:table-cell>
        </table:table-row>
        <table:table-row>
          <table:table-cell table:style-name="Таблица48.A2" office:value-type="string">
            <text:p text:style-name="P18"><text:span text:style-name="Strong_20_Emphasis"><text:span text:style-name="T7">Оператор</text:span></text:span></text:p>
          </table:table-cell>
          <table:table-cell table:style-name="Таблица48.A2" office:value-type="string">
            <text:p text:style-name="P20">Работа с заявками, просмотр БЗ</text:p>
          </table:table-cell>
          <table:table-cell table:style-name="Таблица48.A2" office:value-type="string">
            <text:p text:style-name="P20">Не может управлять пользователями, настройками</text:p>
          </table:table-cell>
        </table:table-row>
        <text:soft-page-break/>
        <table:table-row>
          <table:table-cell table:style-name="Таблица48.A2" office:value-type="string">
            <text:p text:style-name="P18"><text:span text:style-name="Strong_20_Emphasis"><text:span text:style-name="T7">Руководитель</text:span></text:span></text:p>
          </table:table-cell>
          <table:table-cell table:style-name="Таблица48.A2" office:value-type="string">
            <text:p text:style-name="P20">Просмотр статистики, отчетов, аудит</text:p>
          </table:table-cell>
          <table:table-cell table:style-name="Таблица48.A2" office:value-type="string">
            <text:p text:style-name="P20">Не может редактировать заявки, настройки</text:p>
          </table:table-cell>
        </table:table-row>
        <table:table-row>
          <table:table-cell table:style-name="Таблица48.A2" office:value-type="string">
            <text:p text:style-name="P18"><text:span text:style-name="Strong_20_Emphasis"><text:span text:style-name="T7">Пользователь (клиент)</text:span></text:span></text:p>
          </table:table-cell>
          <table:table-cell table:style-name="Таблица48.A2" office:value-type="string">
            <text:p text:style-name="P20">Создание заявок, просмотр своих заявок, чтение FAQ</text:p>
          </table:table-cell>
          <table:table-cell table:style-name="Таблица48.A2" office:value-type="string">
            <text:p text:style-name="P19">Не видит чужие заявки, не имеет доступа к интерфейсу оператора</text:p>
          </table:table-cell>
        </table:table-row>
      </table:table>
      <text:h text:style-name="P7" text:outline-level="4">7.3. Журналирование действий (аудит)</text:h>
      <text:p text:style-name="P34"><text:span text:style-name="Strong_20_Emphasis"><text:span text:style-name="T14">Фиксируются следующие события:</text:span></text:span></text:p>
      <text:list text:style-name="L22">
        <text:list-item>
          <text:p text:style-name="P100">Вход и выход из системы;</text:p>
        </text:list-item>
        <text:list-item>
          <text:p text:style-name="P100">Неудачные попытки входа;</text:p>
        </text:list-item>
        <text:list-item>
          <text:p text:style-name="P100">Изменение прав доступа;</text:p>
        </text:list-item>
        <text:list-item>
          <text:p text:style-name="P100">Создание, редактирование, удаление заявок;</text:p>
        </text:list-item>
        <text:list-item>
          <text:p text:style-name="P100">Изменение статей базы знаний;</text:p>
        </text:list-item>
        <text:list-item>
          <text:p text:style-name="P100">Действия администратора (создание пользователей, настройки);</text:p>
        </text:list-item>
        <text:list-item>
          <text:p text:style-name="P100">Критические операции (удаление, массовые изменения).</text:p>
        </text:list-item>
      </text:list>
      <text:p text:style-name="P34"><text:span text:style-name="Strong_20_Emphasis"><text:span text:style-name="T14">Структура журнала аудита:</text:span></text:span></text:p>
      <text:list text:style-name="L23">
        <text:list-item>
          <text:p text:style-name="P101">Дата и время события;</text:p>
        </text:list-item>
        <text:list-item>
          <text:p text:style-name="P101">Пользователь (ID, логин);</text:p>
        </text:list-item>
        <text:list-item>
          <text:p text:style-name="P101">IP-адрес;</text:p>
        </text:list-item>
        <text:list-item>
          <text:p text:style-name="P101">Тип события;</text:p>
        </text:list-item>
        <text:list-item>
          <text:p text:style-name="P101">Объект воздействия (ID заявки, статьи);</text:p>
        </text:list-item>
        <text:list-item>
          <text:p text:style-name="P101">Результат (успех/ошибка);</text:p>
        </text:list-item>
        <text:list-item>
          <text:p text:style-name="P101">Детали (что именно изменено).</text:p>
        </text:list-item>
      </text:list>
      <text:h text:style-name="P8" text:outline-level="4">7.4. Физическая защита</text:h>
      <text:list text:style-name="L24">
        <text:list-item>
          <text:p text:style-name="P102">Серверное оборудование размещается в запираемом помещении;</text:p>
        </text:list-item>
        <text:list-item>
          <text:p text:style-name="P102">Ограничен доступ посторонних лиц;</text:p>
        </text:list-item>
        <text:list-item>
          <text:p text:style-name="P102">Используются источники бесперебойного питания;</text:p>
        </text:list-item>
        <text:list-item>
          <text:p text:style-name="P102">Поддерживается температурный режим (кондиционирование).</text:p>
        </text:list-item>
      </text:list>
      <text:h text:style-name="P5" text:outline-level="3">8. Защита данных</text:h>
      <text:h text:style-name="P8" text:outline-level="4">8.1. Защита при передаче</text:h>
      <text:list text:style-name="L25">
        <text:list-item>
          <text:p text:style-name="P103">Использование протокола HTTPS для веб-интерфейса;</text:p>
        </text:list-item>
        <text:list-item>
          <text:p text:style-name="P153"><text:soft-page-break/><text:span text:style-name="T1">Шифрование</text:span><text:span text:style-name="T20">敏感</text:span><text:span text:style-name="T1">ных данных перед передачей;</text:span></text:p>
        </text:list-item>
        <text:list-item>
          <text:p text:style-name="P103">Защита от Man-in-the-Middle атак.</text:p>
        </text:list-item>
      </text:list>
      <text:h text:style-name="P8" text:outline-level="4">8.2. Защита при хранении</text:h>
      <text:list text:style-name="L26">
        <text:list-item>
          <text:p text:style-name="P104">Хеширование паролей (bcrypt, PBKDF2);</text:p>
        </text:list-item>
        <text:list-item>
          <text:p text:style-name="P104">Шифрование конфиденциальных данных (персональные данные);</text:p>
        </text:list-item>
        <text:list-item>
          <text:p text:style-name="P104">Разграничение доступа к файлам;</text:p>
        </text:list-item>
        <text:list-item>
          <text:p text:style-name="P104">Регулярное резервное копирование.</text:p>
        </text:list-item>
      </text:list>
      <text:h text:style-name="P8" text:outline-level="4">8.3. Защита от вредоносного ПО</text:h>
      <text:list text:style-name="L27">
        <text:list-item>
          <text:p text:style-name="P105">Установка и регулярное обновление антивирусного ПО;</text:p>
        </text:list-item>
        <text:list-item>
          <text:p text:style-name="P105">Ограничение использования съемных носителей;</text:p>
        </text:list-item>
        <text:list-item>
          <text:p text:style-name="P105">Регулярное сканирование системы;</text:p>
        </text:list-item>
        <text:list-item>
          <text:p text:style-name="P105">Обновление операционной системы и ПО.</text:p>
        </text:list-item>
      </text:list>
      <text:h text:style-name="P5" text:outline-level="3">9. Организационные меры безопасности</text:h>
      <text:p text:style-name="P34"><text:span text:style-name="Strong_20_Emphasis"><text:span text:style-name="T14">Документы, регламентирующие безопасность:</text:span></text:span>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header-rows>
          <table:table-row>
            <table:table-cell table:style-name="Таблица49.A1" office:value-type="string">
              <text:p text:style-name="P30">Документ</text:p>
            </table:table-cell>
            <table:table-cell table:style-name="Таблица49.A1" office:value-type="string">
              <text:p text:style-name="P30">Содержание</text:p>
            </table:table-cell>
            <table:table-cell table:style-name="Таблица49.A1" office:value-type="string">
              <text:p text:style-name="P30">Ответственный</text:p>
            </table:table-cell>
          </table:table-row>
        </table:table-header-rows>
        <table:table-row>
          <table:table-cell table:style-name="Таблица49.A2" office:value-type="string">
            <text:p text:style-name="P18"><text:span text:style-name="Strong_20_Emphasis"><text:span text:style-name="T7">Политика информационной безопасности</text:span></text:span></text:p>
          </table:table-cell>
          <table:table-cell table:style-name="Таблица49.A2" office:value-type="string">
            <text:p text:style-name="P20">Общие принципы, цели, задачи ИБ в организации</text:p>
          </table:table-cell>
          <table:table-cell table:style-name="Таблица49.A2" office:value-type="string">
            <text:p text:style-name="P20">Руководство</text:p>
          </table:table-cell>
        </table:table-row>
        <table:table-row>
          <table:table-cell table:style-name="Таблица49.A2" office:value-type="string">
            <text:p text:style-name="P18"><text:span text:style-name="Strong_20_Emphasis"><text:span text:style-name="T7">Инструкция по работе с паролями</text:span></text:span></text:p>
          </table:table-cell>
          <table:table-cell table:style-name="Таблица49.A2" office:value-type="string">
            <text:p text:style-name="P20">Требования к паролям, порядок смены, ответственность</text:p>
          </table:table-cell>
          <table:table-cell table:style-name="Таблица49.A2" office:value-type="string">
            <text:p text:style-name="P20">Администратор</text:p>
          </table:table-cell>
        </table:table-row>
        <table:table-row>
          <table:table-cell table:style-name="Таблица49.A2" office:value-type="string">
            <text:p text:style-name="P18"><text:span text:style-name="Strong_20_Emphasis"><text:span text:style-name="T7">Памятка пользователя по безопасности</text:span></text:span></text:p>
          </table:table-cell>
          <table:table-cell table:style-name="Таблица49.A2" office:value-type="string">
            <text:p text:style-name="P20">Правила безопасной работы, запреты, действия при инцидентах</text:p>
          </table:table-cell>
          <table:table-cell table:style-name="Таблица49.A2" office:value-type="string">
            <text:p text:style-name="P20">Руководитель</text:p>
          </table:table-cell>
        </table:table-row>
        <table:table-row>
          <table:table-cell table:style-name="Таблица49.A2" office:value-type="string">
            <text:p text:style-name="P18"><text:span text:style-name="Strong_20_Emphasis"><text:span text:style-name="T7">Регламент действий при инцидентах</text:span></text:span></text:p>
          </table:table-cell>
          <table:table-cell table:style-name="Таблица49.A2" office:value-type="string">
            <text:p text:style-name="P20">Порядок реагирования на нарушения безопасности</text:p>
          </table:table-cell>
          <table:table-cell table:style-name="Таблица49.A2" office:value-type="string">
            <text:p text:style-name="P20">Администратор</text:p>
          </table:table-cell>
        </table:table-row>
        <table:table-row>
          <table:table-cell table:style-name="Таблица49.A2" office:value-type="string">
            <text:p text:style-name="P18"><text:span text:style-name="Strong_20_Emphasis"><text:span text:style-name="T7">Соглашение о неразглашении (NDA)</text:span></text:span></text:p>
          </table:table-cell>
          <table:table-cell table:style-name="Таблица49.A2" office:value-type="string">
            <text:p text:style-name="P20">Юридическое обязательство сотрудников</text:p>
          </table:table-cell>
          <table:table-cell table:style-name="Таблица49.A2" office:value-type="string">
            <text:p text:style-name="P19">Руководство</text:p>
          </table:table-cell>
        </table:table-row>
      </table:table>
      <text:p text:style-name="P34"><text:span text:style-name="Strong_20_Emphasis"><text:span text:style-name="T14">Обучение пользователей:</text:span></text:span></text:p>
      <text:list text:style-name="L28">
        <text:list-item>
          <text:p text:style-name="P106">Вводный инструктаж при приеме на работу;</text:p>
        </text:list-item>
        <text:list-item>
          <text:p text:style-name="P106">Периодическое обучение (раз в полгода);</text:p>
        </text:list-item>
        <text:list-item>
          <text:p text:style-name="P106">Проверка знаний (тестирование);</text:p>
        </text:list-item>
        <text:list-item>
          <text:p text:style-name="P106">Информирование о новых угрозах.</text:p>
        </text:list-item>
      </text:list>
      <text:h text:style-name="P5" text:outline-level="3"><text:soft-page-break/>10. Схема защиты ИС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1"/><text:span text:style-name="T19">КОМПЛЕКСНАЯ СИСТЕМА ЗАЩИТЫ АИС <text:s text:c="24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ОРГАНИЗАЦИОННЫЕ МЕРЫ <text:s text:c="31"/>│</text:span></text:p>
      <text:p text:style-name="P10">│ <text:s/>┌────────────────┐ ┌────────────────┐ ┌────────────────┐ ┌──────────────┐ │</text:p>
      <text:p text:style-name="P10">│ <text:s/>│ <text:s text:c="2"/><text:span text:style-name="T19">Политика ИБ <text:s/>│ │ <text:s/>Инструкции <text:s text:c="3"/>│ │ <text:s text:c="3"/>NDA <text:s text:c="8"/>│ │ <text:s text:c="2"/>Обучение <text:s text:c="2"/>│ │</text:span></text:p>
      <text:p text:style-name="P10">│ <text:s/>└────────────────┘ └────────────────┘ └────────────────┘ └──────────────┘ 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┌─────────────────────────────────────┼─────────────────────────────────────┐</text:p>
      <text:p text:style-name="P10">│ <text:s text:c="36"/>▼ <text:s text:c="36"/>│</text:p>
      <text:p text:style-name="P10">│ <text:s/>┌─────────────────────────────────────────────────────────────────────┐ │</text:p>
      <text:p text:style-name="P10">│ <text:s/>│ <text:s text:c="21"/><text:span text:style-name="T19">ПРОГРАММНЫЕ СРЕДСТВА ЗАЩИТЫ <text:s text:c="20"/>│ │</text:span></text:p>
      <text:p text:style-name="P10">│ <text:s/>│ <text:s text:c="69"/>│ │</text:p>
      <text:p text:style-name="P10">│ <text:s/>│ <text:s/>┌──────────────┐ ┌──────────────┐ ┌──────────────┐ ┌──────────────┐ │ │</text:p>
      <text:p text:style-name="P10">│ <text:s/>│ <text:s/>│ <text:span text:style-name="T19">Идентификация│ │Авторизация <text:s text:c="2"/>│ │Журналирование│ │Антивирус <text:s text:c="4"/>│ │ │</text:span></text:p>
      <text:p text:style-name="P10">│ <text:s/>│ <text:s/>│ <text:span text:style-name="T19">и <text:s text:c="11"/>│ │(RBAC) <text:s text:c="7"/>│ │(аудит) <text:s text:c="6"/>│ │ <text:s text:c="13"/>│ │ │</text:span></text:p>
      <text:p text:style-name="P10">│ <text:s/>│ <text:s/>│<text:span text:style-name="T19">аутентификация│ └──────────────┘ └──────────────┘ └──────────────┘ │ │</text:span></text:p>
      <text:p text:style-name="P10">│ <text:s/>│ <text:s/>└──────────────┘ <text:s text:c="50"/>│ │</text:p>
      <text:p text:style-name="P10">│ <text:s/>│ <text:s text:c="69"/>│ │</text:p>
      <text:p text:style-name="P10">│ <text:s/>│ <text:s/>┌──────────────┐ ┌──────────────┐ ┌──────────────┐ ┌──────────────┐ │ │</text:p>
      <text:p text:style-name="P10">│ <text:s/>│ <text:s/>│<text:span text:style-name="T19">Резервное <text:s text:c="4"/>│ │ Шифрование <text:s text:c="2"/>│ │ Обновление <text:s text:c="2"/>│ │Контроль <text:s text:c="5"/>│ │ │</text:span></text:p>
      <text:p text:style-name="P10">│ <text:s/>│ <text:s/>│<text:span text:style-name="T19">копирование <text:s text:c="2"/>│ │ данных <text:s text:c="6"/>│ │ ПО <text:s text:c="10"/>│ │целостности <text:s text:c="2"/>│ │ │</text:span></text:p>
      <text:p text:style-name="P10">│ <text:s/>│ <text:s/>└──────────────┘ └──────────────┘ └──────────────┘ └──────────────┘ │ │</text:p>
      <text:p text:style-name="P10">│ <text:s/>└─────────────────────────────────────────────────────────────────────┘ 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┌─────────────────────────────────────┼─────────────────────────────────────┐</text:p>
      <text:p text:style-name="P10">│ <text:s text:c="36"/>▼ <text:s text:c="36"/>│</text:p>
      <text:p text:style-name="P10">│ <text:s/>┌─────────────────────────────────────────────────────────────────────┐ │</text:p>
      <text:p text:style-name="P10">│ <text:s/>│ <text:s text:c="20"/><text:span text:style-name="T19">ТЕХНИЧЕСКИЕ (АППАРАТНЫЕ) СРЕДСТВА <text:s text:c="15"/>│ │</text:span></text:p>
      <text:p text:style-name="P10">│ <text:s/>│ <text:s text:c="69"/>│ │</text:p>
      <text:p text:style-name="P10">│ <text:s/>│ <text:s/>┌──────────────┐ ┌──────────────┐ ┌──────────────┐ ┌──────────────┐ │ │</text:p>
      <text:p text:style-name="P10">│ <text:s/>│ <text:s/>│ <text:span text:style-name="T19">Межсетевой <text:s text:c="2"/>│ │ <text:s text:c="2"/>ИБП <text:s text:c="7"/>│ │ <text:s/>RAID-массив │ │ Контроль <text:s text:c="4"/>│ │ │</text:span></text:p>
      <text:p text:style-name="P10">│ <text:s/>│ <text:s/>│ <text:span text:style-name="T19">экран <text:s text:c="7"/>│ │ <text:s text:c="13"/>│ │ <text:s text:c="13"/>│ │ доступа в <text:s text:c="3"/>│ │ │</text:span></text:p>
      <text:p text:style-name="P10">│ <text:s/>│ <text:s/>└──────────────┘ └──────────────┘ └──────────────┘ │ <text:span text:style-name="T19">серверную <text:s text:c="3"/>│ │ │</text:span></text:p>
      <text:p text:style-name="P10">│ <text:s/>│ <text:s text:c="51"/>└──────────────┘ │ │</text:p>
      <text:p text:style-name="P10">│ <text:s/>└─────────────────────────────────────────────────────────────────────┘ │</text:p>
      <text:p text:style-name="P10"><text:soft-page-break/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<text:s text:c="38"/>▼</text:p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ЗАЩИЩАЕМЫЕ РЕСУРСЫ <text:s text:c="33"/>│</text:span></text:p>
      <text:p text:style-name="P10">│ <text:s/>┌────────────────┐ ┌────────────────┐ ┌────────────────┐ <text:s text:c="17"/>│</text:p>
      <text:p text:style-name="P10">│ <text:s/>│ <text:s text:c="2"/><text:span text:style-name="T19">База данных <text:s/>│ │ <text:s text:c="2"/>Файлы <text:s text:c="7"/>│ │ <text:s/>Конфигурация <text:s/>│ <text:s text:c="17"/>│</text:span></text:p>
      <text:p text:style-name="P10">│ <text:s/>│ <text:s text:c="2"/><text:span text:style-name="T19">заявок <text:s text:c="6"/>│ │ <text:s text:c="2"/>вложений <text:s text:c="4"/>│ │ <text:s/>системы <text:s text:c="6"/>│ <text:s text:c="17"/>│</text:span></text:p>
      <text:p text:style-name="P10">│ <text:s/>└────────────────┘ └────────────────┘ └────────────────┘ <text:s text:c="17"/>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5" text:outline-level="3">11. Оценка эффективности мер защиты</text:h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header-rows>
          <table:table-row>
            <table:table-cell table:style-name="Таблица50.A1" office:value-type="string">
              <text:p text:style-name="P30">Мера защиты</text:p>
            </table:table-cell>
            <table:table-cell table:style-name="Таблица50.A1" office:value-type="string">
              <text:p text:style-name="P30">Эффективность</text:p>
            </table:table-cell>
            <table:table-cell table:style-name="Таблица50.A1" office:value-type="string">
              <text:p text:style-name="P30">Обоснование</text:p>
            </table:table-cell>
          </table:table-row>
        </table:table-header-rows>
        <table:table-row>
          <table:table-cell table:style-name="Таблица50.A2" office:value-type="string">
            <text:p text:style-name="P18"><text:span text:style-name="Strong_20_Emphasis"><text:span text:style-name="T7">Парольная политика</text:span></text:span></text:p>
          </table:table-cell>
          <table:table-cell table:style-name="Таблица50.A2" office:value-type="string">
            <text:p text:style-name="P20">Высокая</text:p>
          </table:table-cell>
          <table:table-cell table:style-name="Таблица50.A2" office:value-type="string">
            <text:p text:style-name="P20">Снижает риск подбора паролей, защищает от простых атак</text:p>
          </table:table-cell>
        </table:table-row>
        <table:table-row>
          <table:table-cell table:style-name="Таблица50.A2" office:value-type="string">
            <text:p text:style-name="P18"><text:span text:style-name="Strong_20_Emphasis"><text:span text:style-name="T7">Ролевая модель доступа</text:span></text:span></text:p>
          </table:table-cell>
          <table:table-cell table:style-name="Таблица50.A2" office:value-type="string">
            <text:p text:style-name="P20">Высокая</text:p>
          </table:table-cell>
          <table:table-cell table:style-name="Таблица50.A2" office:value-type="string">
            <text:p text:style-name="P20">Исключает доступ к функциям, не соответствующим должностным обязанностям</text:p>
          </table:table-cell>
        </table:table-row>
        <table:table-row>
          <table:table-cell table:style-name="Таблица50.A2" office:value-type="string">
            <text:p text:style-name="P18"><text:span text:style-name="Strong_20_Emphasis"><text:span text:style-name="T7">Журналирование</text:span></text:span></text:p>
          </table:table-cell>
          <table:table-cell table:style-name="Таблица50.A2" office:value-type="string">
            <text:p text:style-name="P20">Средняя</text:p>
          </table:table-cell>
          <table:table-cell table:style-name="Таблица50.A2" office:value-type="string">
            <text:p text:style-name="P20">Позволяет выявить инциденты постфактум, но не предотвращает</text:p>
          </table:table-cell>
        </table:table-row>
        <table:table-row>
          <table:table-cell table:style-name="Таблица50.A2" office:value-type="string">
            <text:p text:style-name="P18"><text:span text:style-name="Strong_20_Emphasis"><text:span text:style-name="T7">Резервное копирование</text:span></text:span></text:p>
          </table:table-cell>
          <table:table-cell table:style-name="Таблица50.A2" office:value-type="string">
            <text:p text:style-name="P20">Высокая</text:p>
          </table:table-cell>
          <table:table-cell table:style-name="Таблица50.A2" office:value-type="string">
            <text:p text:style-name="P20">Обеспечивает восстановление после потери данных</text:p>
          </table:table-cell>
        </table:table-row>
        <table:table-row>
          <table:table-cell table:style-name="Таблица50.A2" office:value-type="string">
            <text:p text:style-name="P18"><text:span text:style-name="Strong_20_Emphasis"><text:span text:style-name="T7">Антивирус</text:span></text:span></text:p>
          </table:table-cell>
          <table:table-cell table:style-name="Таблица50.A2" office:value-type="string">
            <text:p text:style-name="P20">Средняя</text:p>
          </table:table-cell>
          <table:table-cell table:style-name="Таблица50.A2" office:value-type="string">
            <text:p text:style-name="P20">Защищает от известных угроз, но не от всех</text:p>
          </table:table-cell>
        </table:table-row>
        <table:table-row>
          <table:table-cell table:style-name="Таблица50.A2" office:value-type="string">
            <text:p text:style-name="P18"><text:span text:style-name="Strong_20_Emphasis"><text:span text:style-name="T7">Шифрование каналов</text:span></text:span></text:p>
          </table:table-cell>
          <table:table-cell table:style-name="Таблица50.A2" office:value-type="string">
            <text:p text:style-name="P20">Высокая</text:p>
          </table:table-cell>
          <table:table-cell table:style-name="Таблица50.A2" office:value-type="string">
            <text:p text:style-name="P20">Защищает от перехвата трафика</text:p>
          </table:table-cell>
        </table:table-row>
        <table:table-row>
          <table:table-cell table:style-name="Таблица50.A2" office:value-type="string">
            <text:p text:style-name="P18"><text:span text:style-name="Strong_20_Emphasis"><text:span text:style-name="T7">Обучение пользователей</text:span></text:span></text:p>
          </table:table-cell>
          <table:table-cell table:style-name="Таблица50.A2" office:value-type="string">
            <text:p text:style-name="P20">Высокая</text:p>
          </table:table-cell>
          <table:table-cell table:style-name="Таблица50.A2" office:value-type="string">
            <text:p text:style-name="P20">Снижает риск ошибок и социальной инженерии</text:p>
          </table:table-cell>
        </table:table-row>
        <table:table-row>
          <table:table-cell table:style-name="Таблица50.A2" office:value-type="string">
            <text:p text:style-name="P18"><text:span text:style-name="Strong_20_Emphasis"><text:span text:style-name="T7">Физическая защита</text:span></text:span></text:p>
          </table:table-cell>
          <table:table-cell table:style-name="Таблица50.A2" office:value-type="string">
            <text:p text:style-name="P20">Высокая</text:p>
          </table:table-cell>
          <table:table-cell table:style-name="Таблица50.A2" office:value-type="string">
            <text:p text:style-name="P19">Предотвращает прямой доступ к оборудованию</text:p>
          </table:table-cell>
        </table:table-row>
      </table:table>
      <text:h text:style-name="P5" text:outline-level="3">12. Выводы</text:h>
      <text:list text:style-name="L29">
        <text:list-item>
          <text:p text:style-name="P46"><text:span text:style-name="Strong_20_Emphasis"><text:span text:style-name="T14">Необходимость комплексной защиты ИС</text:span></text:span><text:span text:style-name="T15"> обусловлена множеством угроз, которые могут привести к серьезным последствиям: от потери данных до полной остановки работы поддержки.</text:span></text:p>
        </text:list-item>
        <text:list-item>
          <text:p text:style-name="P47"><text:span text:style-name="Strong_20_Emphasis"><text:span text:style-name="T14">Комплексный подход к безопасности</text:span></text:span><text:span text:style-name="T15"> означает, что недостаточно установить только антивирус или только разграничить права — защита должна быть многоуровневой:</text:span></text:p>
          <text:list>
            <text:list-item>
              <text:p text:style-name="P107"><text:soft-page-break/>Организационные меры создают культуру безопасности;</text:p>
            </text:list-item>
            <text:list-item>
              <text:p text:style-name="P107">Программные средства обеспечивают техническую защиту;</text:p>
            </text:list-item>
            <text:list-item>
              <text:p text:style-name="P107">Аппаратные средства защищают инфраструктуру;</text:p>
            </text:list-item>
            <text:list-item>
              <text:p text:style-name="P107">Правовые меры закрепляют ответственность.</text:p>
            </text:list-item>
          </text:list>
        </text:list-item>
        <text:list-item>
          <text:p text:style-name="P47"><text:span text:style-name="Strong_20_Emphasis"><text:span text:style-name="T14">Для АИС «Система регистрации заявок»</text:span></text:span><text:span text:style-name="T15"> приоритетными направлениями защиты являются:</text:span></text:p>
          <text:list>
            <text:list-item>
              <text:p text:style-name="P107">Разграничение доступа (чтобы операторы не могли видеть лишнее);</text:p>
            </text:list-item>
            <text:list-item>
              <text:p text:style-name="P107">Защита от потери данных (резервное копирование);</text:p>
            </text:list-item>
            <text:list-item>
              <text:p text:style-name="P107">Защита от ошибок пользователей (подтверждение действий, обучение);</text:p>
            </text:list-item>
            <text:list-item>
              <text:p text:style-name="P107">Журналирование (для расследования инцидентов).</text:p>
            </text:list-item>
          </text:list>
        </text:list-item>
        <text:list-item>
          <text:p text:style-name="P46"><text:span text:style-name="Strong_20_Emphasis"><text:span text:style-name="T14">Человеческий фактор</text:span></text:span><text:span text:style-name="T15"> часто является самым слабым звеном — поэтому обучение и инструкции не менее важны, чем технические средства.</text:span></text:p>
        </text:list-item>
        <text:list-item>
          <text:p text:style-name="P46"><text:span text:style-name="Strong_20_Emphasis"><text:span text:style-name="T14">Безопасность — это процесс, а не результат</text:span></text:span><text:span text:style-name="T15">. Меры защиты требуют постоянного поддержания: обновления антивирусов, проверки резервных копий, анализа журналов, повторного обучения сотрудников.</text:span></text:p>
        </text:list-item>
      </text:list>
      <text:p text:style-name="P17"/>
      <text:h text:style-name="P3" text:outline-level="2">№<text:span text:style-name="T2">14: ОРГАНИЗАЦИЯ ДОСТУПА ПОЛЬЗОВАТЕЛЕЙ К ИС</text:span></text:h>
      <text:h text:style-name="P5" text:outline-level="3">1. Изучение основных понятий</text:h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header-rows>
          <table:table-row>
            <table:table-cell table:style-name="Таблица51.A1" office:value-type="string">
              <text:p text:style-name="P30">Понятие</text:p>
            </table:table-cell>
            <table:table-cell table:style-name="Таблица51.A1" office:value-type="string">
              <text:p text:style-name="P30">Определение</text:p>
            </table:table-cell>
            <table:table-cell table:style-name="Таблица51.A1" office:value-type="string">
              <text:p text:style-name="P30">Пример в АИС</text:p>
            </table:table-cell>
          </table:table-row>
        </table:table-header-rows>
        <table:table-row>
          <table:table-cell table:style-name="Таблица51.A2" office:value-type="string">
            <text:p text:style-name="P18"><text:span text:style-name="Strong_20_Emphasis"><text:span text:style-name="T7">Идентификация</text:span></text:span></text:p>
          </table:table-cell>
          <table:table-cell table:style-name="Таблица51.A2" office:value-type="string">
            <text:p text:style-name="P20">Процесс предъявления пользователем своего идентификатора (логина, имени)</text:p>
          </table:table-cell>
          <table:table-cell table:style-name="Таблица51.A2" office:value-type="string">
            <text:p text:style-name="P20">Ввод логина "ivanov_op" в поле входа</text:p>
          </table:table-cell>
        </table:table-row>
        <table:table-row>
          <table:table-cell table:style-name="Таблица51.A2" office:value-type="string">
            <text:p text:style-name="P18"><text:span text:style-name="Strong_20_Emphasis"><text:span text:style-name="T7">Аутентификация</text:span></text:span></text:p>
          </table:table-cell>
          <table:table-cell table:style-name="Таблица51.A2" office:value-type="string">
            <text:p text:style-name="P20">Проверка подлинности предъявленного идентификатора (подтверждение, что пользователь — тот, за кого себя выдает)</text:p>
          </table:table-cell>
          <table:table-cell table:style-name="Таблица51.A2" office:value-type="string">
            <text:p text:style-name="P20">Проверка введенного пароля, кода из SMS</text:p>
          </table:table-cell>
        </table:table-row>
        <table:table-row>
          <table:table-cell table:style-name="Таблица51.A2" office:value-type="string">
            <text:p text:style-name="P18"><text:span text:style-name="Strong_20_Emphasis"><text:span text:style-name="T7">Авторизация</text:span></text:span></text:p>
          </table:table-cell>
          <table:table-cell table:style-name="Таблица51.A2" office:value-type="string">
            <text:p text:style-name="P20">Предоставление пользователю прав доступа к ресурсам и функциям в соответствии с его ролью</text:p>
          </table:table-cell>
          <table:table-cell table:style-name="Таблица51.A2" office:value-type="string">
            <text:p text:style-name="P19">После входа оператору доступны заявки, но не настройки системы</text:p>
          </table:table-cell>
        </table:table-row>
      </table:table>
      <text:p text:style-name="P34"><text:span text:style-name="Strong_20_Emphasis"><text:span text:style-name="T14">Взаимосвязь понятий:</text:span></text:span></text:p>
      <text:p text:style-name="P158">text</text:p>
      <text:p text:style-name="P14">Идентификация ──&gt; Аутентификация ──&gt; Авторизация</text:p>
      <text:p text:style-name="P10"><text:s text:c="3"/><text:span text:style-name="T19">(Кто?) <text:s text:c="11"/>(Тот ли?) <text:s text:c="9"/>(Что можно?)</text:span></text:p>
      <text:h text:style-name="P5" text:outline-level="3">2. Способы аутентификации</text:h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E"/>
        <table:table-header-rows>
          <table:table-row>
            <table:table-cell table:style-name="Таблица52.A1" office:value-type="string">
              <text:p text:style-name="P30">Способ</text:p>
            </table:table-cell>
            <table:table-cell table:style-name="Таблица52.A1" office:value-type="string">
              <text:p text:style-name="P30">Описание</text:p>
            </table:table-cell>
            <table:table-cell table:style-name="Таблица52.A1" office:value-type="string">
              <text:p text:style-name="P30">Достоинства</text:p>
            </table:table-cell>
            <table:table-cell table:style-name="Таблица52.A1" office:value-type="string">
              <text:p text:style-name="P30">Недостатки</text:p>
            </table:table-cell>
            <table:table-cell table:style-name="Таблица52.A1" office:value-type="string">
              <text:p text:style-name="P30">Применение в АИС</text:p>
            </table:table-cell>
          </table:table-row>
        </table:table-header-rows>
        <table:table-row>
          <table:table-cell table:style-name="Таблица52.A2" office:value-type="string">
            <text:p text:style-name="P18"><text:span text:style-name="Strong_20_Emphasis"><text:span text:style-name="T7">По логину и паролю</text:span></text:span></text:p>
          </table:table-cell>
          <table:table-cell table:style-name="Таблица52.A2" office:value-type="string">
            <text:p text:style-name="P20">Пользователь вводит имя и секретную комбинацию символов</text:p>
          </table:table-cell>
          <table:table-cell table:style-name="Таблица52.A2" office:value-type="string">
            <text:p text:style-name="P20">Простота реализации, привычно для пользователей</text:p>
          </table:table-cell>
          <table:table-cell table:style-name="Таблица52.A2" office:value-type="string">
            <text:p text:style-name="P20">Пароль можно забыть, подсмотреть, подобрать</text:p>
          </table:table-cell>
          <table:table-cell table:style-name="Таблица52.A2" office:value-type="string">
            <text:p text:style-name="P20">Основной способ для всех пользователей</text:p>
          </table:table-cell>
        </table:table-row>
        <table:table-row>
          <table:table-cell table:style-name="Таблица52.A2" office:value-type="string">
            <text:p text:style-name="P18"><text:span text:style-name="Strong_20_Emphasis"><text:span text:style-name="T7">Двухфакторная аутентификация (2FA)</text:span></text:span></text:p>
          </table:table-cell>
          <table:table-cell table:style-name="Таблица52.A2" office:value-type="string">
            <text:p text:style-name="P20">Пароль + дополнительный фактор (код из SMS, push-уведомление, TOTP-приложение)</text:p>
          </table:table-cell>
          <table:table-cell table:style-name="Таблица52.A2" office:value-type="string">
            <text:p text:style-name="P20">Высокая безопасность</text:p>
          </table:table-cell>
          <table:table-cell table:style-name="Таблица52.A2" office:value-type="string">
            <text:p text:style-name="P20">Требует дополнительных действий, зависит от каналов связи</text:p>
          </table:table-cell>
          <table:table-cell table:style-name="Таблица52.A2" office:value-type="string">
            <text:p text:style-name="P20">Для администраторов, при удаленном доступе</text:p>
          </table:table-cell>
        </table:table-row>
        <table:table-row>
          <table:table-cell table:style-name="Таблица52.A2" office:value-type="string">
            <text:p text:style-name="P18"><text:span text:style-name="Strong_20_Emphasis"><text:span text:style-name="T7">Аутентификация </text:span></text:span><text:soft-page-break/><text:span text:style-name="Strong_20_Emphasis"><text:span text:style-name="T7">по сертификатам</text:span></text:span></text:p>
          </table:table-cell>
          <table:table-cell table:style-name="Таблица52.A2" office:value-type="string">
            <text:p text:style-name="P20">Использование <text:soft-page-break/>электронной подписи, файловых ключей</text:p>
          </table:table-cell>
          <table:table-cell table:style-name="Таблица52.A2" office:value-type="string">
            <text:p text:style-name="P20">Очень высокая <text:soft-page-break/>безопасность</text:p>
          </table:table-cell>
          <table:table-cell table:style-name="Таблица52.A2" office:value-type="string">
            <text:p text:style-name="P20">Сложность <text:soft-page-break/>настройки, требуется инфраструктура</text:p>
          </table:table-cell>
          <table:table-cell table:style-name="Таблица52.A2" office:value-type="string">
            <text:p text:style-name="P20">Для особо важных <text:soft-page-break/>действий (опционально)</text:p>
          </table:table-cell>
        </table:table-row>
        <table:table-row>
          <table:table-cell table:style-name="Таблица52.A2" office:value-type="string">
            <text:p text:style-name="P18"><text:span text:style-name="Strong_20_Emphasis"><text:span text:style-name="T7">Биометрическая аутентификация</text:span></text:span></text:p>
          </table:table-cell>
          <table:table-cell table:style-name="Таблица52.A2" office:value-type="string">
            <text:p text:style-name="P20">Отпечаток пальца, распознавание лица, голоса</text:p>
          </table:table-cell>
          <table:table-cell table:style-name="Таблица52.A2" office:value-type="string">
            <text:p text:style-name="P20">Удобно, сложно подделать</text:p>
          </table:table-cell>
          <table:table-cell table:style-name="Таблица52.A2" office:value-type="string">
            <text:p text:style-name="P20">Требуется оборудование, вопросы приватности</text:p>
          </table:table-cell>
          <table:table-cell table:style-name="Таблица52.A2" office:value-type="string">
            <text:p text:style-name="P20">Не применяется</text:p>
          </table:table-cell>
        </table:table-row>
        <table:table-row>
          <table:table-cell table:style-name="Таблица52.A2" office:value-type="string">
            <text:p text:style-name="P18"><text:span text:style-name="Strong_20_Emphasis"><text:span text:style-name="T7">Аутентификация через социальные сети</text:span></text:span></text:p>
          </table:table-cell>
          <table:table-cell table:style-name="Таблица52.A2" office:value-type="string">
            <text:p text:style-name="P20">Вход через аккаунт Google, VK и т.п.</text:p>
          </table:table-cell>
          <table:table-cell table:style-name="Таблица52.A2" office:value-type="string">
            <text:p text:style-name="P20">Удобно для пользователей</text:p>
          </table:table-cell>
          <table:table-cell table:style-name="Таблица52.A2" office:value-type="string">
            <text:p text:style-name="P20">Меньший контроль, зависимость от внешних сервисов</text:p>
          </table:table-cell>
          <table:table-cell table:style-name="Таблица52.A2" office:value-type="string">
            <text:p text:style-name="P20">Для клиентов (возможно в будущем)</text:p>
          </table:table-cell>
        </table:table-row>
        <table:table-row>
          <table:table-cell table:style-name="Таблица52.A2" office:value-type="string">
            <text:p text:style-name="P18"><text:span text:style-name="Strong_20_Emphasis"><text:span text:style-name="T7">Единый вход (SSO)</text:span></text:span></text:p>
          </table:table-cell>
          <table:table-cell table:style-name="Таблица52.A2" office:value-type="string">
            <text:p text:style-name="P20">Один аккаунт для нескольких систем</text:p>
          </table:table-cell>
          <table:table-cell table:style-name="Таблица52.A2" office:value-type="string">
            <text:p text:style-name="P20">Удобство, централизация</text:p>
          </table:table-cell>
          <table:table-cell table:style-name="Таблица52.A2" office:value-type="string">
            <text:p text:style-name="P20">Единая точка отказа</text:p>
          </table:table-cell>
          <table:table-cell table:style-name="Таблица52.A2" office:value-type="string">
            <text:p text:style-name="P19">При наличии корпоративной системы</text:p>
          </table:table-cell>
        </table:table-row>
      </table:table>
      <text:h text:style-name="P5" text:outline-level="3">3. Категории пользователей ИС и их уровень доступа</text:h>
      <text:p text:style-name="P34"><text:span text:style-name="Strong_20_Emphasis"><text:span text:style-name="T14">Таблица 19 – Категории пользователей АИС</text:span></text:span>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header-rows>
          <table:table-row>
            <table:table-cell table:style-name="Таблица53.A1" office:value-type="string">
              <text:p text:style-name="P30">Категория</text:p>
            </table:table-cell>
            <table:table-cell table:style-name="Таблица53.A1" office:value-type="string">
              <text:p text:style-name="P30">Роль</text:p>
            </table:table-cell>
            <table:table-cell table:style-name="Таблица53.A1" office:value-type="string">
              <text:p text:style-name="P30">Количество</text:p>
            </table:table-cell>
            <table:table-cell table:style-name="Таблица53.A1" office:value-type="string">
              <text:p text:style-name="P30">Уровень доступа</text:p>
            </table:table-cell>
            <table:table-cell table:style-name="Таблица53.A1" office:value-type="string">
              <text:p text:style-name="P30">Особые требования</text:p>
            </table:table-cell>
          </table:table-row>
        </table:table-header-rows>
        <table:table-row>
          <table:table-cell table:style-name="Таблица53.A2" office:value-type="string">
            <text:p text:style-name="P18"><text:span text:style-name="Strong_20_Emphasis"><text:span text:style-name="T7">Администраторы</text:span></text:span></text:p>
          </table:table-cell>
          <table:table-cell table:style-name="Таблица53.A2" office:value-type="string">
            <text:p text:style-name="P20">Полное управление системой</text:p>
          </table:table-cell>
          <table:table-cell table:style-name="Таблица53.A2" office:value-type="string">
            <text:p text:style-name="P20">1-2 человека</text:p>
          </table:table-cell>
          <table:table-cell table:style-name="Таблица53.A2" office:value-type="string">
            <text:p text:style-name="P20">Полный доступ ко всем функциям</text:p>
          </table:table-cell>
          <table:table-cell table:style-name="Таблица53.A2" office:value-type="string">
            <text:p text:style-name="P20">Высокая квалификация, 2FA</text:p>
          </table:table-cell>
        </table:table-row>
        <table:table-row>
          <table:table-cell table:style-name="Таблица53.A2" office:value-type="string">
            <text:p text:style-name="P18"><text:span text:style-name="Strong_20_Emphasis"><text:span text:style-name="T7">Операторы</text:span></text:span></text:p>
          </table:table-cell>
          <table:table-cell table:style-name="Таблица53.A2" office:value-type="string">
            <text:p text:style-name="P20">Обработка заявок пользователей</text:p>
          </table:table-cell>
          <table:table-cell table:style-name="Таблица53.A2" office:value-type="string">
            <text:p text:style-name="P20">3-5 человек</text:p>
          </table:table-cell>
          <table:table-cell table:style-name="Таблица53.A2" office:value-type="string">
            <text:p text:style-name="P20">Доступ к заявкам, базе знаний (чтение/создание), личной статистике</text:p>
          </table:table-cell>
          <table:table-cell table:style-name="Таблица53.A2" office:value-type="string">
            <text:p text:style-name="P20">Навыки работы с ПК, коммуникабельность</text:p>
          </table:table-cell>
        </table:table-row>
        <table:table-row>
          <table:table-cell table:style-name="Таблица53.A2" office:value-type="string">
            <text:p text:style-name="P18"><text:span text:style-name="Strong_20_Emphasis"><text:span text:style-name="T7">Руководители</text:span></text:span></text:p>
          </table:table-cell>
          <table:table-cell table:style-name="Таблица53.A2" office:value-type="string">
            <text:p text:style-name="P20">Контроль и аналитика</text:p>
          </table:table-cell>
          <table:table-cell table:style-name="Таблица53.A2" office:value-type="string">
            <text:p text:style-name="P20">1-2 человека</text:p>
          </table:table-cell>
          <table:table-cell table:style-name="Таблица53.A2" office:value-type="string">
            <text:p text:style-name="P20">Просмотр статистики, отчетов, аудит (без <text:soft-page-break/>редактирования)</text:p>
          </table:table-cell>
          <table:table-cell table:style-name="Таблица53.A2" office:value-type="string">
            <text:p text:style-name="P20">Аналитические навыки</text:p>
          </table:table-cell>
        </table:table-row>
        <table:table-row>
          <table:table-cell table:style-name="Таблица53.A2" office:value-type="string">
            <text:p text:style-name="P18"><text:span text:style-name="Strong_20_Emphasis"><text:span text:style-name="T7">Пользователи (клиенты)</text:span></text:span></text:p>
          </table:table-cell>
          <table:table-cell table:style-name="Таблица53.A2" office:value-type="string">
            <text:p text:style-name="P20">Создание заявок, самообслуживание</text:p>
          </table:table-cell>
          <table:table-cell table:style-name="Таблица53.A2" office:value-type="string">
            <text:p text:style-name="P20">Неограниченно</text:p>
          </table:table-cell>
          <table:table-cell table:style-name="Таблица53.A2" office:value-type="string">
            <text:p text:style-name="P20">Создание заявок, просмотр своих заявок, чтение FAQ</text:p>
          </table:table-cell>
          <table:table-cell table:style-name="Таблица53.A2" office:value-type="string">
            <text:p text:style-name="P19">Базовые навыки работы с интернетом</text:p>
          </table:table-cell>
        </table:table-row>
      </table:table>
      <text:h text:style-name="P5" text:outline-level="3">4. Требования к системе доступа</text:h>
      <text:h text:style-name="P7" text:outline-level="4">4.1. Требования к парольной политике</text:h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header-rows>
          <table:table-row>
            <table:table-cell table:style-name="Таблица54.A1" office:value-type="string">
              <text:p text:style-name="P30">Параметр</text:p>
            </table:table-cell>
            <table:table-cell table:style-name="Таблица54.A1" office:value-type="string">
              <text:p text:style-name="P30">Значение</text:p>
            </table:table-cell>
            <table:table-cell table:style-name="Таблица54.A1" office:value-type="string">
              <text:p text:style-name="P30">Обоснование</text:p>
            </table:table-cell>
          </table:table-row>
        </table:table-header-rows>
        <table:table-row>
          <table:table-cell table:style-name="Таблица54.A2" office:value-type="string">
            <text:p text:style-name="P18"><text:span text:style-name="Strong_20_Emphasis"><text:span text:style-name="T7">Минимальная длина пароля</text:span></text:span></text:p>
          </table:table-cell>
          <table:table-cell table:style-name="Таблица54.A2" office:value-type="string">
            <text:p text:style-name="P20">8 символов</text:p>
          </table:table-cell>
          <table:table-cell table:style-name="Таблица54.A2" office:value-type="string">
            <text:p text:style-name="P20">Предотвращение подбора коротких паролей</text:p>
          </table:table-cell>
        </table:table-row>
        <table:table-row>
          <table:table-cell table:style-name="Таблица54.A2" office:value-type="string">
            <text:p text:style-name="P18"><text:span text:style-name="Strong_20_Emphasis"><text:span text:style-name="T7">Требования к сложности</text:span></text:span></text:p>
          </table:table-cell>
          <table:table-cell table:style-name="Таблица54.A2" office:value-type="string">
            <text:p text:style-name="P20">Заглавные, строчные буквы, цифры, спецсимволы</text:p>
          </table:table-cell>
          <table:table-cell table:style-name="Таблица54.A2" office:value-type="string">
            <text:p text:style-name="P20">Усложнение перебора</text:p>
          </table:table-cell>
        </table:table-row>
        <table:table-row>
          <table:table-cell table:style-name="Таблица54.A2" office:value-type="string">
            <text:p text:style-name="P18"><text:span text:style-name="Strong_20_Emphasis"><text:span text:style-name="T7">Запрет использования распространенных паролей</text:span></text:span></text:p>
          </table:table-cell>
          <table:table-cell table:style-name="Таблица54.A2" office:value-type="string">
            <text:p text:style-name="P20">Да (password, 123456, qwerty)</text:p>
          </table:table-cell>
          <table:table-cell table:style-name="Таблица54.A2" office:value-type="string">
            <text:p text:style-name="P20">Защита от типовых атак</text:p>
          </table:table-cell>
        </table:table-row>
        <table:table-row>
          <table:table-cell table:style-name="Таблица54.A2" office:value-type="string">
            <text:p text:style-name="P18"><text:span text:style-name="Strong_20_Emphasis"><text:span text:style-name="T7">Срок действия пароля</text:span></text:span></text:p>
          </table:table-cell>
          <table:table-cell table:style-name="Таблица54.A2" office:value-type="string">
            <text:p text:style-name="P20">90 дней</text:p>
          </table:table-cell>
          <table:table-cell table:style-name="Таблица54.A2" office:value-type="string">
            <text:p text:style-name="P20">Снижение риска компрометации</text:p>
          </table:table-cell>
        </table:table-row>
        <table:table-row>
          <table:table-cell table:style-name="Таблица54.A2" office:value-type="string">
            <text:p text:style-name="P18"><text:span text:style-name="Strong_20_Emphasis"><text:span text:style-name="T7">Запрет использования предыдущих паролей</text:span></text:span></text:p>
          </table:table-cell>
          <table:table-cell table:style-name="Таблица54.A2" office:value-type="string">
            <text:p text:style-name="P20">Последние 5 паролей</text:p>
          </table:table-cell>
          <table:table-cell table:style-name="Таблица54.A2" office:value-type="string">
            <text:p text:style-name="P20">Предотвращение циклической смены</text:p>
          </table:table-cell>
        </table:table-row>
        <table:table-row>
          <table:table-cell table:style-name="Таблица54.A2" office:value-type="string">
            <text:p text:style-name="P18"><text:span text:style-name="Strong_20_Emphasis"><text:span text:style-name="T7">Блокировка после неудачных попыток</text:span></text:span></text:p>
          </table:table-cell>
          <table:table-cell table:style-name="Таблица54.A2" office:value-type="string">
            <text:p text:style-name="P20">5 попыток, блокировка 30 минут</text:p>
          </table:table-cell>
          <table:table-cell table:style-name="Таблица54.A2" office:value-type="string">
            <text:p text:style-name="P20">Защита от автоматического подбора</text:p>
          </table:table-cell>
        </table:table-row>
        <table:table-row>
          <table:table-cell table:style-name="Таблица54.A2" office:value-type="string">
            <text:p text:style-name="P18"><text:span text:style-name="Strong_20_Emphasis"><text:span text:style-name="T7">Хранение паролей</text:span></text:span></text:p>
          </table:table-cell>
          <table:table-cell table:style-name="Таблица54.A2" office:value-type="string">
            <text:p text:style-name="P20">Хеширование с солью (bcrypt)</text:p>
          </table:table-cell>
          <table:table-cell table:style-name="Таблица54.A2" office:value-type="string">
            <text:p text:style-name="P19">Защита базы паролей</text:p>
          </table:table-cell>
        </table:table-row>
      </table:table>
      <text:h text:style-name="P8" text:outline-level="4">4.2. Требования к процессу аутентификации</text:h>
      <text:list text:style-name="L30">
        <text:list-item>
          <text:p text:style-name="P108">При вводе пароля символы скрываются (отображаются звездочками/точками);</text:p>
        </text:list-item>
        <text:list-item>
          <text:p text:style-name="P108">Должна быть возможность восстановления пароля (через email);</text:p>
        </text:list-item>
        <text:list-item>
          <text:p text:style-name="P108">После успешного входа отображается дата и время последнего входа;</text:p>
        </text:list-item>
        <text:list-item>
          <text:p text:style-name="P108">При подозрительной активности (вход с нового IP) может требоваться дополнительное подтверждение;</text:p>
        </text:list-item>
        <text:list-item>
          <text:p text:style-name="P108"><text:soft-page-break/>Сессия завершается после периода бездействия (15 минут для операторов, 30 минут для руководителей);</text:p>
        </text:list-item>
        <text:list-item>
          <text:p text:style-name="P108">Администраторы должны использовать двухфакторную аутентификацию.</text:p>
        </text:list-item>
      </text:list>
      <text:h text:style-name="P7" text:outline-level="4">4.3. Требования к интерфейсу входа</text:h>
      <text:p text:style-name="P158">text</text:p>
      <text:p text:style-name="P9">┌─────────────────────────────────────────────────┐</text:p>
      <text:p text:style-name="P10">│ <text:s text:c="48"/>│</text:p>
      <text:p text:style-name="P10">│ <text:s text:c="2"/>╔═══════════════════════════════════════════╗ │</text:p>
      <text:p text:style-name="P10">│ <text:s text:c="2"/>║ <text:s text:c="7"/><text:span text:style-name="T19">СИСТЕМА РЕГИСТРАЦИИ ЗАЯВОК <text:s text:c="8"/>║ │</text:span></text:p>
      <text:p text:style-name="P10">│ <text:s text:c="2"/>║ <text:s text:c="42"/>║ │</text:p>
      <text:p text:style-name="P10">│ <text:s text:c="2"/>║ <text:s text:c="2"/>┌─────────────────────────────────┐ <text:s text:c="3"/>║ │</text:p>
      <text:p text:style-name="P10">│ <text:s text:c="2"/>║ <text:s text:c="2"/>│ <text:s text:c="3"/><text:span text:style-name="T19">Логин <text:s text:c="24"/>│ <text:s text:c="3"/>║ │</text:span></text:p>
      <text:p text:style-name="P10">│ <text:s text:c="2"/>║ <text:s text:c="2"/>└─────────────────────────────────┘ <text:s text:c="3"/>║ │</text:p>
      <text:p text:style-name="P10">│ <text:s text:c="2"/>║ <text:s text:c="42"/>║ │</text:p>
      <text:p text:style-name="P10">│ <text:s text:c="2"/>║ <text:s text:c="2"/>┌─────────────────────────────────┐ <text:s text:c="3"/>║ │</text:p>
      <text:p text:style-name="P10">│ <text:s text:c="2"/>║ <text:s text:c="2"/>│ <text:s text:c="3"/><text:span text:style-name="T19">Пароль <text:s text:c="23"/>│ <text:s text:c="3"/>║ │</text:span></text:p>
      <text:p text:style-name="P10">│ <text:s text:c="2"/>║ <text:s text:c="2"/>└─────────────────────────────────┘ <text:s text:c="3"/>║ │</text:p>
      <text:p text:style-name="P10">│ <text:s text:c="2"/>║ <text:s text:c="42"/>║ │</text:p>
      <text:p text:style-name="P10">│ <text:s text:c="2"/>║ <text:s text:c="2"/><text:span text:style-name="T19">[✓] Запомнить меня (только на личном ПК)║ │</text:span></text:p>
      <text:p text:style-name="P10">│ <text:s text:c="2"/>║ <text:s text:c="42"/>║ │</text:p>
      <text:p text:style-name="P10">│ <text:s text:c="2"/>║ <text:s text:c="13"/>┌─────────────┐ <text:s text:c="13"/>║ │</text:p>
      <text:p text:style-name="P10">│ <text:s text:c="2"/>║ <text:s text:c="13"/>│ <text:s text:c="3"/><text:span text:style-name="T19">ВОЙТИ <text:s text:c="3"/>│ <text:s text:c="13"/>║ │</text:span></text:p>
      <text:p text:style-name="P10">│ <text:s text:c="2"/>║ <text:s text:c="13"/>└─────────────┘ <text:s text:c="13"/>║ │</text:p>
      <text:p text:style-name="P10">│ <text:s text:c="2"/>║ <text:s text:c="42"/>║ │</text:p>
      <text:p text:style-name="P10">│ <text:s text:c="2"/>║ <text:s text:c="7"/><text:span text:style-name="T19">[Забыли пароль?] <text:s text:c="18"/>║ │</text:span></text:p>
      <text:p text:style-name="P10">│ <text:s text:c="2"/>║ <text:s text:c="42"/>║ │</text:p>
      <text:p text:style-name="P10">│ <text:s text:c="2"/>╚═══════════════════════════════════════════╝ │</text:p>
      <text:p text:style-name="P10">│ <text:s text:c="48"/>│</text:p>
      <text:p text:style-name="P10">│ <text:s text:c="2"/><text:span text:style-name="T19">Последний вход: 10.03.2025 14:23 с IP 192.168.1.45 │</text:span></text:p>
      <text:p text:style-name="P10">└─────────────────────────────────────────────────┘</text:p>
      <text:h text:style-name="P5" text:outline-level="3">5. Учетные записи пользователей</text:h>
      <text:h text:style-name="P7" text:outline-level="4">5.1. Порядок создания учетной записи</text:h>
      <text:p text:style-name="P158">text</text:p>
      <text:p text:style-name="P9">┌─────────────────┐</text:p>
      <text:p text:style-name="P10">│ <text:s/><text:span text:style-name="T19">Заявка от <text:s text:c="5"/>│ ← Руководитель направляет заявку администратору</text:span></text:p>
      <text:p text:style-name="P10">│ <text:s/><text:span text:style-name="T19">руководителя <text:s text:c="2"/>│ <text:s text:c="2"/>на создание учетной записи нового сотрудника</text:span></text:p>
      <text:p text:style-name="P10">└─────────────────┘</text:p>
      <text:p text:style-name="P10"><text:soft-page-break/><text:s text:c="9"/>▼</text:p>
      <text:p text:style-name="P10">┌─────────────────┐</text:p>
      <text:p text:style-name="P10">│ <text:s/><text:span text:style-name="T19">Проверка <text:s text:c="6"/>│ ← Администратор проверяет необходимость доступа,</text:span></text:p>
      <text:p text:style-name="P10">│ <text:s/><text:span text:style-name="T19">полномочий <text:s text:c="4"/>│ <text:s text:c="2"/>запрашивает подтверждение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Создание <text:s text:c="6"/>│ ← Администратор создает учетную запись:</text:span></text:p>
      <text:p text:style-name="P10">│ <text:s/><text:span text:style-name="T19">учетной записи │ <text:s text:c="2"/>- логин (обычно фамилия_роль)</text:span></text:p>
      <text:p text:style-name="P10">│ <text:s text:c="16"/>│ <text:s text:c="2"/><text:span text:style-name="T19">- временный пароль (генерируется)</text:span></text:p>
      <text:p text:style-name="P10">│ <text:s text:c="16"/>│ <text:s text:c="2"/><text:span text:style-name="T19">- назначает роль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Передача <text:s text:c="6"/>│ ← Администратор передает данные новому пользователю</text:span></text:p>
      <text:p text:style-name="P10">│ <text:s/><text:span text:style-name="T19">данных <text:s text:c="8"/>│ <text:s text:c="2"/>(лично или по защищенному каналу)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Первый вход <text:s text:c="3"/>│ ← Пользователь входит с временным паролем,</text:span></text:p>
      <text:p text:style-name="P10">│ <text:s text:c="16"/>│ <text:s text:c="2"/><text:span text:style-name="T19">система требует сменить пароль</text:span></text:p>
      <text:p text:style-name="P10">└─────────────────┘</text:p>
      <text:h text:style-name="P8" text:outline-level="4">5.2. Порядок изменения учетной записи</text:h>
      <text:list text:style-name="L31">
        <text:list-item>
          <text:p text:style-name="P48"><text:span text:style-name="Strong_20_Emphasis"><text:span text:style-name="T14">Смена роли:</text:span></text:span><text:span text:style-name="T15"> по заявке руководителя администратор изменяет роль пользователя (например, оператор → старший оператор с расширенными правами).</text:span></text:p>
        </text:list-item>
        <text:list-item>
          <text:p text:style-name="P49"><text:span text:style-name="Strong_20_Emphasis"><text:span text:style-name="T14">Смена пароля:</text:span></text:span></text:p>
          <text:list>
            <text:list-item>
              <text:p text:style-name="P48"><text:span text:style-name="Emphasis"><text:span text:style-name="T15">Пользователем:</text:span></text:span><text:span text:style-name="T15"> через функцию "Сменить пароль" в личном кабинете (требуется ввод старого пароля);</text:span></text:p>
            </text:list-item>
            <text:list-item>
              <text:p text:style-name="P48"><text:span text:style-name="Emphasis"><text:span text:style-name="T15">Администратором:</text:span></text:span><text:span text:style-name="T15"> принудительная смена (если пользователь забыл пароль) — администратор генерирует временный пароль и передает пользователю.</text:span></text:p>
            </text:list-item>
          </text:list>
        </text:list-item>
        <text:list-item>
          <text:p text:style-name="P48"><text:span text:style-name="Strong_20_Emphasis"><text:span text:style-name="T14">Блокировка/разблокировка:</text:span></text:span><text:span text:style-name="T15"> при увольнении, длительном отсутствии, подозрении на компрометацию.</text:span></text:p>
        </text:list-item>
      </text:list>
      <text:h text:style-name="P7" text:outline-level="4">5.3. Порядок удаления учетной записи</text:h>
      <text:p text:style-name="P158">text</text:p>
      <text:p text:style-name="P14">1. Поступление информации об увольнении сотрудника;</text:p>
      <text:p text:style-name="P13">2. Администратор блокирует учетную запись (запрещает вход);</text:p>
      <text:p text:style-name="P13">3. Проверяет, нет ли незавершенных заявок у оператора;</text:p>
      <text:p text:style-name="P13">4. Переназначает незавершенные заявки другому оператору;</text:p>
      <text:p text:style-name="P13">5. Архивирует данные пользователя (при необходимости);</text:p>
      <text:p text:style-name="P13"><text:soft-page-break/>6. Удаляет учетную запись или оставляет в архиве (в зависимости от политики);</text:p>
      <text:p text:style-name="P13">7. Фиксирует факт удаления в журнале.</text:p>
      <text:h text:style-name="P5" text:outline-level="3">6. Назначение прав доступа</text:h>
      <text:p text:style-name="P89">Права доступа назначаются на основе роли пользователя (ролевая модель — RBAC).</text:p>
      <text:p text:style-name="P34"><text:span text:style-name="Strong_20_Emphasis"><text:span text:style-name="T14">Таблица 20 – Назначение прав доступа по ролям</text:span></text:span>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column table:style-name="Таблица55.E"/>
        <table:table-header-rows>
          <table:table-row>
            <table:table-cell table:style-name="Таблица55.A1" office:value-type="string">
              <text:p text:style-name="P30">Объект/Функция</text:p>
            </table:table-cell>
            <table:table-cell table:style-name="Таблица55.A1" office:value-type="string">
              <text:p text:style-name="P30">Администратор</text:p>
            </table:table-cell>
            <table:table-cell table:style-name="Таблица55.A1" office:value-type="string">
              <text:p text:style-name="P30">Оператор</text:p>
            </table:table-cell>
            <table:table-cell table:style-name="Таблица55.A1" office:value-type="string">
              <text:p text:style-name="P30">Руководитель</text:p>
            </table:table-cell>
            <table:table-cell table:style-name="Таблица55.A1" office:value-type="string">
              <text:p text:style-name="P30">Пользователь</text:p>
            </table:table-cell>
          </table:table-row>
        </table:table-header-rows>
        <table:table-row>
          <table:table-cell table:style-name="Таблица55.A2" office:value-type="string">
            <text:p text:style-name="P18"><text:span text:style-name="Strong_20_Emphasis"><text:span text:style-name="T7">Заявки</text:span></text:span></text:p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</table:table-row>
        <table:table-row>
          <table:table-cell table:style-name="Таблица55.A2" office:value-type="string">
            <text:p text:style-name="P20">Просмотр своих заявок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</table:table-row>
        <table:table-row>
          <table:table-cell table:style-name="Таблица55.A2" office:value-type="string">
            <text:p text:style-name="P20">Просмотр всех заявок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Создание заявки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</table:table-row>
        <table:table-row>
          <table:table-cell table:style-name="Таблица55.A2" office:value-type="string">
            <text:p text:style-name="P20">Редактирование заявки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 (только свои)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Удаление заявки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Закрытие заявки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18"><text:span text:style-name="Strong_20_Emphasis"><text:span text:style-name="T7">База знаний</text:span></text:span></text:p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</table:table-row>
        <table:table-row>
          <table:table-cell table:style-name="Таблица55.A2" office:value-type="string">
            <text:p text:style-name="P20">Просмотр стат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 (FAQ)</text:p>
          </table:table-cell>
        </table:table-row>
        <table:table-row>
          <table:table-cell table:style-name="Таблица55.A2" office:value-type="string">
            <text:p text:style-name="P20">Создание стат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*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Редактирование стат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*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Удаление стат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Утверждение стат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18"><text:span text:style-name="Strong_20_Emphasis"><text:span text:style-name="T7">Пользователи</text:span></text:span></text:p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</table:table-row>
        <table:table-row>
          <table:table-cell table:style-name="Таблица55.A2" office:value-type="string">
            <text:p text:style-name="P20">Просмотр списка пользовател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Создание учетных запис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Редактирование профил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0">+ (свой)</text:p>
          </table:table-cell>
        </table:table-row>
        <table:table-row>
          <table:table-cell table:style-name="Таблица55.A2" office:value-type="string">
            <text:p text:style-name="P20">Назначение рол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ext:soft-page-break/>
        <table:table-row>
          <table:table-cell table:style-name="Таблица55.A2" office:value-type="string">
            <text:p text:style-name="P20">Блокировка пользователей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18"><text:span text:style-name="Strong_20_Emphasis"><text:span text:style-name="T7">Отчеты</text:span></text:span></text:p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</table:table-row>
        <table:table-row>
          <table:table-cell table:style-name="Таблица55.A2" office:value-type="string">
            <text:p text:style-name="P20">Личная статистика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Общая статистика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Экспорт отчетов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18"><text:span text:style-name="Strong_20_Emphasis"><text:span text:style-name="T7">Система</text:span></text:span></text:p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  <table:table-cell table:style-name="Таблица55.A2" office:value-type="string">
            <text:p text:style-name="P27"/>
          </table:table-cell>
        </table:table-row>
        <table:table-row>
          <table:table-cell table:style-name="Таблица55.A2" office:value-type="string">
            <text:p text:style-name="P20">Просмотр журнала аудита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Настройка параметров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</table:table-row>
        <table:table-row>
          <table:table-cell table:style-name="Таблица55.A2" office:value-type="string">
            <text:p text:style-name="P20">Резервное копирование</text:p>
          </table:table-cell>
          <table:table-cell table:style-name="Таблица55.A2" office:value-type="string">
            <text:p text:style-name="P20">+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2">–</text:p>
          </table:table-cell>
          <table:table-cell table:style-name="Таблица55.A2" office:value-type="string">
            <text:p text:style-name="P21">–</text:p>
          </table:table-cell>
        </table:table-row>
      </table:table>
      <text:p text:style-name="P89">*+* — доступ с ограничениями (операторы могут создавать статьи, но только администратор их утверждает)</text:p>
      <text:h text:style-name="P5" text:outline-level="3">7. Матрица доступа пользователей</text:h>
      <text:p text:style-name="P34"><text:span text:style-name="Strong_20_Emphasis"><text:span text:style-name="T14">Таблица 21 – Матрица доступа пользователей для АИС</text:span></text:span>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column table:style-name="Таблица56.E"/>
        <table:table-column table:style-name="Таблица56.F"/>
        <table:table-column table:style-name="Таблица56.G"/>
        <table:table-header-rows>
          <table:table-row>
            <table:table-cell table:style-name="Таблица56.A1" office:value-type="string">
              <text:p text:style-name="P30">Пользователь</text:p>
            </table:table-cell>
            <table:table-cell table:style-name="Таблица56.A1" office:value-type="string">
              <text:p text:style-name="P30">Роль</text:p>
            </table:table-cell>
            <table:table-cell table:style-name="Таблица56.A1" office:value-type="string">
              <text:p text:style-name="P30">Просмотр</text:p>
            </table:table-cell>
            <table:table-cell table:style-name="Таблица56.A1" office:value-type="string">
              <text:p text:style-name="P30">Добавление</text:p>
            </table:table-cell>
            <table:table-cell table:style-name="Таблица56.A1" office:value-type="string">
              <text:p text:style-name="P30">Редактирование</text:p>
            </table:table-cell>
            <table:table-cell table:style-name="Таблица56.A1" office:value-type="string">
              <text:p text:style-name="P30">Удаление</text:p>
            </table:table-cell>
            <table:table-cell table:style-name="Таблица56.A1" office:value-type="string">
              <text:p text:style-name="P30">Особые права</text:p>
            </table:table-cell>
          </table:table-row>
        </table:table-header-rows>
        <table:table-row>
          <table:table-cell table:style-name="Таблица56.A2" office:value-type="string">
            <text:p text:style-name="P20">Иванов И.</text:p>
          </table:table-cell>
          <table:table-cell table:style-name="Таблица56.A2" office:value-type="string">
            <text:p text:style-name="P20">Администратор</text:p>
          </table:table-cell>
          <table:table-cell table:style-name="Таблица56.A2" office:value-type="string">
            <text:p text:style-name="P20">Все объекты</text:p>
          </table:table-cell>
          <table:table-cell table:style-name="Таблица56.A2" office:value-type="string">
            <text:p text:style-name="P20">Все объекты</text:p>
          </table:table-cell>
          <table:table-cell table:style-name="Таблица56.A2" office:value-type="string">
            <text:p text:style-name="P20">Все объекты</text:p>
          </table:table-cell>
          <table:table-cell table:style-name="Таблица56.A2" office:value-type="string">
            <text:p text:style-name="P20">Все объекты</text:p>
          </table:table-cell>
          <table:table-cell table:style-name="Таблица56.A2" office:value-type="string">
            <text:p text:style-name="P20">Управление пользователями, настройки</text:p>
          </table:table-cell>
        </table:table-row>
        <table:table-row>
          <table:table-cell table:style-name="Таблица56.A2" office:value-type="string">
            <text:p text:style-name="P20">Петрова А.</text:p>
          </table:table-cell>
          <table:table-cell table:style-name="Таблица56.A2" office:value-type="string">
            <text:p text:style-name="P20">Оператор</text:p>
          </table:table-cell>
          <table:table-cell table:style-name="Таблица56.A2" office:value-type="string">
            <text:p text:style-name="P20">Все заявки, БЗ</text:p>
          </table:table-cell>
          <table:table-cell table:style-name="Таблица56.A2" office:value-type="string">
            <text:p text:style-name="P20">Заметки к заявкам</text:p>
          </table:table-cell>
          <table:table-cell table:style-name="Таблица56.A2" office:value-type="string">
            <text:p text:style-name="P20">Только свои ответы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20">Создание статей (черновики)</text:p>
          </table:table-cell>
        </table:table-row>
        <table:table-row>
          <table:table-cell table:style-name="Таблица56.A2" office:value-type="string">
            <text:p text:style-name="P20">Сидоров К.</text:p>
          </table:table-cell>
          <table:table-cell table:style-name="Таблица56.A2" office:value-type="string">
            <text:p text:style-name="P20">Оператор (стажер)</text:p>
          </table:table-cell>
          <table:table-cell table:style-name="Таблица56.A2" office:value-type="string">
            <text:p text:style-name="P20">Только назначенные заявки</text:p>
          </table:table-cell>
          <table:table-cell table:style-name="Таблица56.A2" office:value-type="string">
            <text:p text:style-name="P20">Ответы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20">Только чтение</text:p>
          </table:table-cell>
        </table:table-row>
        <table:table-row>
          <table:table-cell table:style-name="Таблица56.A2" office:value-type="string">
            <text:p text:style-name="P20">Смирнова Е.</text:p>
          </table:table-cell>
          <table:table-cell table:style-name="Таблица56.A2" office:value-type="string">
            <text:p text:style-name="P20">Руководитель</text:p>
          </table:table-cell>
          <table:table-cell table:style-name="Таблица56.A2" office:value-type="string">
            <text:p text:style-name="P20">Все заявки, статистика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20">Просмотр аудита, отчеты</text:p>
          </table:table-cell>
        </table:table-row>
        <table:table-row>
          <table:table-cell table:style-name="Таблица56.A2" office:value-type="string">
            <text:p text:style-name="P20">Клиент</text:p>
          </table:table-cell>
          <table:table-cell table:style-name="Таблица56.A2" office:value-type="string">
            <text:p text:style-name="P20">Пользователь</text:p>
          </table:table-cell>
          <table:table-cell table:style-name="Таблица56.A2" office:value-type="string">
            <text:p text:style-name="P20">Только свои заявки, FAQ</text:p>
          </table:table-cell>
          <table:table-cell table:style-name="Таблица56.A2" office:value-type="string">
            <text:p text:style-name="P20">Заявки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20">Нет</text:p>
          </table:table-cell>
          <table:table-cell table:style-name="Таблица56.A2" office:value-type="string">
            <text:p text:style-name="P19">Только самообслуживание</text:p>
          </table:table-cell>
        </table:table-row>
      </table:table>
      <text:h text:style-name="P5" text:outline-level="3"><text:soft-page-break/>8. Контроль доступа и выявление нарушений</text:h>
      <text:h text:style-name="P7" text:outline-level="4">8.1. Журналы входа</text:h>
      <text:p text:style-name="P34"><text:span text:style-name="Strong_20_Emphasis"><text:span text:style-name="T14">Таблица 22 – Журнал входов в систему</text:span></text:span>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header-rows>
          <table:table-row>
            <table:table-cell table:style-name="Таблица57.A1" office:value-type="string">
              <text:p text:style-name="P30">Дата и время</text:p>
            </table:table-cell>
            <table:table-cell table:style-name="Таблица57.A1" office:value-type="string">
              <text:p text:style-name="P30">Пользователь</text:p>
            </table:table-cell>
            <table:table-cell table:style-name="Таблица57.A1" office:value-type="string">
              <text:p text:style-name="P30">IP-адрес</text:p>
            </table:table-cell>
            <table:table-cell table:style-name="Таблица57.A1" office:value-type="string">
              <text:p text:style-name="P30">Результат</text:p>
            </table:table-cell>
            <table:table-cell table:style-name="Таблица57.A1" office:value-type="string">
              <text:p text:style-name="P30">Длительность сессии</text:p>
            </table:table-cell>
          </table:table-row>
        </table:table-header-rows>
        <table:table-row>
          <table:table-cell table:style-name="Таблица57.A2" office:value-type="string">
            <text:p text:style-name="P20">11.03.2025 09:15</text:p>
          </table:table-cell>
          <table:table-cell table:style-name="Таблица57.A2" office:value-type="string">
            <text:p text:style-name="P20">ivanov_a</text:p>
          </table:table-cell>
          <table:table-cell table:style-name="Таблица57.A2" office:value-type="string">
            <text:p text:style-name="P20">192.168.1.45</text:p>
          </table:table-cell>
          <table:table-cell table:style-name="Таблица57.A2" office:value-type="string">
            <text:p text:style-name="P20">Успешно</text:p>
          </table:table-cell>
          <table:table-cell table:style-name="Таблица57.A2" office:value-type="string">
            <text:p text:style-name="P20">4 ч 20 мин</text:p>
          </table:table-cell>
        </table:table-row>
        <table:table-row>
          <table:table-cell table:style-name="Таблица57.A2" office:value-type="string">
            <text:p text:style-name="P20">11.03.2025 09:22</text:p>
          </table:table-cell>
          <table:table-cell table:style-name="Таблица57.A2" office:value-type="string">
            <text:p text:style-name="P20">petrova_o</text:p>
          </table:table-cell>
          <table:table-cell table:style-name="Таблица57.A2" office:value-type="string">
            <text:p text:style-name="P20">192.168.1.67</text:p>
          </table:table-cell>
          <table:table-cell table:style-name="Таблица57.A2" office:value-type="string">
            <text:p text:style-name="P20">Успешно</text:p>
          </table:table-cell>
          <table:table-cell table:style-name="Таблица57.A2" office:value-type="string">
            <text:p text:style-name="P20">7 ч 50 мин</text:p>
          </table:table-cell>
        </table:table-row>
        <table:table-row>
          <table:table-cell table:style-name="Таблица57.A2" office:value-type="string">
            <text:p text:style-name="P20">11.03.2025 10:05</text:p>
          </table:table-cell>
          <table:table-cell table:style-name="Таблица57.A2" office:value-type="string">
            <text:p text:style-name="P20">sidorov_k</text:p>
          </table:table-cell>
          <table:table-cell table:style-name="Таблица57.A2" office:value-type="string">
            <text:p text:style-name="P20">192.168.1.89</text:p>
          </table:table-cell>
          <table:table-cell table:style-name="Таблица57.A2" office:value-type="string">
            <text:p text:style-name="P20">Успешно</text:p>
          </table:table-cell>
          <table:table-cell table:style-name="Таблица57.A2" office:value-type="string">
            <text:p text:style-name="P20">2 ч 10 мин</text:p>
          </table:table-cell>
        </table:table-row>
        <table:table-row>
          <table:table-cell table:style-name="Таблица57.A2" office:value-type="string">
            <text:p text:style-name="P20">11.03.2025 10:15</text:p>
          </table:table-cell>
          <table:table-cell table:style-name="Таблица57.A2" office:value-type="string">
            <text:p text:style-name="P20">unknown</text:p>
          </table:table-cell>
          <table:table-cell table:style-name="Таблица57.A2" office:value-type="string">
            <text:p text:style-name="P20">185.23.45.67</text:p>
          </table:table-cell>
          <table:table-cell table:style-name="Таблица57.A2" office:value-type="string">
            <text:p text:style-name="P20">Неудачно (пароль)</text:p>
          </table:table-cell>
          <table:table-cell table:style-name="Таблица57.A2" office:value-type="string">
            <text:p text:style-name="P22">–</text:p>
          </table:table-cell>
        </table:table-row>
        <table:table-row>
          <table:table-cell table:style-name="Таблица57.A2" office:value-type="string">
            <text:p text:style-name="P20">11.03.2025 10:16</text:p>
          </table:table-cell>
          <table:table-cell table:style-name="Таблица57.A2" office:value-type="string">
            <text:p text:style-name="P20">unknown</text:p>
          </table:table-cell>
          <table:table-cell table:style-name="Таблица57.A2" office:value-type="string">
            <text:p text:style-name="P20">185.23.45.67</text:p>
          </table:table-cell>
          <table:table-cell table:style-name="Таблица57.A2" office:value-type="string">
            <text:p text:style-name="P20">Неудачно (пароль)</text:p>
          </table:table-cell>
          <table:table-cell table:style-name="Таблица57.A2" office:value-type="string">
            <text:p text:style-name="P22">–</text:p>
          </table:table-cell>
        </table:table-row>
        <table:table-row>
          <table:table-cell table:style-name="Таблица57.A2" office:value-type="string">
            <text:p text:style-name="P20">11.03.2025 10:17</text:p>
          </table:table-cell>
          <table:table-cell table:style-name="Таблица57.A2" office:value-type="string">
            <text:p text:style-name="P20">unknown</text:p>
          </table:table-cell>
          <table:table-cell table:style-name="Таблица57.A2" office:value-type="string">
            <text:p text:style-name="P20">185.23.45.67</text:p>
          </table:table-cell>
          <table:table-cell table:style-name="Таблица57.A2" office:value-type="string">
            <text:p text:style-name="P20">Блокировка (5 попыток)</text:p>
          </table:table-cell>
          <table:table-cell table:style-name="Таблица57.A2" office:value-type="string">
            <text:p text:style-name="P21">–</text:p>
          </table:table-cell>
        </table:table-row>
      </table:table>
      <text:h text:style-name="P7" text:outline-level="4">8.2. Аудит действий пользователей</text:h>
      <text:p text:style-name="P34"><text:span text:style-name="Strong_20_Emphasis"><text:span text:style-name="T14">Таблица 23 – Журнал аудита действий</text:span></text:span>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column table:style-name="Таблица58.E"/>
        <table:table-column table:style-name="Таблица58.F"/>
        <table:table-header-rows>
          <table:table-row>
            <table:table-cell table:style-name="Таблица58.A1" office:value-type="string">
              <text:p text:style-name="P30">Дата и время</text:p>
            </table:table-cell>
            <table:table-cell table:style-name="Таблица58.A1" office:value-type="string">
              <text:p text:style-name="P30">Пользователь</text:p>
            </table:table-cell>
            <table:table-cell table:style-name="Таблица58.A1" office:value-type="string">
              <text:p text:style-name="P30">Действие</text:p>
            </table:table-cell>
            <table:table-cell table:style-name="Таблица58.A1" office:value-type="string">
              <text:p text:style-name="P30">Объект</text:p>
            </table:table-cell>
            <table:table-cell table:style-name="Таблица58.A1" office:value-type="string">
              <text:p text:style-name="P30">Детали</text:p>
            </table:table-cell>
            <table:table-cell table:style-name="Таблица58.A1" office:value-type="string">
              <text:p text:style-name="P30">IP-адрес</text:p>
            </table:table-cell>
          </table:table-row>
        </table:table-header-rows>
        <table:table-row>
          <table:table-cell table:style-name="Таблица58.A2" office:value-type="string">
            <text:p text:style-name="P20">11.03.2025 09:20</text:p>
          </table:table-cell>
          <table:table-cell table:style-name="Таблица58.A2" office:value-type="string">
            <text:p text:style-name="P20">ivanov_a</text:p>
          </table:table-cell>
          <table:table-cell table:style-name="Таблица58.A2" office:value-type="string">
            <text:p text:style-name="P20">Создание пользователя</text:p>
          </table:table-cell>
          <table:table-cell table:style-name="Таблица58.A2" office:value-type="string">
            <text:p text:style-name="P20">user: petrov_p</text:p>
          </table:table-cell>
          <table:table-cell table:style-name="Таблица58.A2" office:value-type="string">
            <text:p text:style-name="P20">Назначена роль "Оператор"</text:p>
          </table:table-cell>
          <table:table-cell table:style-name="Таблица58.A2" office:value-type="string">
            <text:p text:style-name="P20">192.168.1.45</text:p>
          </table:table-cell>
        </table:table-row>
        <table:table-row>
          <table:table-cell table:style-name="Таблица58.A2" office:value-type="string">
            <text:p text:style-name="P20">11.03.2025 09:45</text:p>
          </table:table-cell>
          <table:table-cell table:style-name="Таблица58.A2" office:value-type="string">
            <text:p text:style-name="P20">petrova_o</text:p>
          </table:table-cell>
          <table:table-cell table:style-name="Таблица58.A2" office:value-type="string">
            <text:p text:style-name="P20">Просмотр заявки</text:p>
          </table:table-cell>
          <table:table-cell table:style-name="Таблица58.A2" office:value-type="string">
            <text:p text:style-name="P20">ticket: #1245</text:p>
          </table:table-cell>
          <table:table-cell table:style-name="Таблица58.A2" office:value-type="string">
            <text:p text:style-name="P20">История диалога с ботом</text:p>
          </table:table-cell>
          <table:table-cell table:style-name="Таблица58.A2" office:value-type="string">
            <text:p text:style-name="P20">192.168.1.67</text:p>
          </table:table-cell>
        </table:table-row>
        <table:table-row>
          <table:table-cell table:style-name="Таблица58.A2" office:value-type="string">
            <text:p text:style-name="P20">11.03.2025 10:30</text:p>
          </table:table-cell>
          <table:table-cell table:style-name="Таблица58.A2" office:value-type="string">
            <text:p text:style-name="P20">petrova_o</text:p>
          </table:table-cell>
          <table:table-cell table:style-name="Таблица58.A2" office:value-type="string">
            <text:p text:style-name="P20">Ответ по заявке</text:p>
          </table:table-cell>
          <table:table-cell table:style-name="Таблица58.A2" office:value-type="string">
            <text:p text:style-name="P20">ticket: #1245</text:p>
          </table:table-cell>
          <table:table-cell table:style-name="Таблица58.A2" office:value-type="string">
            <text:p text:style-name="P20">Текст ответа: "Проверьте..."</text:p>
          </table:table-cell>
          <table:table-cell table:style-name="Таблица58.A2" office:value-type="string">
            <text:p text:style-name="P20">192.168.1.67</text:p>
          </table:table-cell>
        </table:table-row>
        <table:table-row>
          <table:table-cell table:style-name="Таблица58.A2" office:value-type="string">
            <text:p text:style-name="P20">11.03.2025 11:15</text:p>
          </table:table-cell>
          <table:table-cell table:style-name="Таблица58.A2" office:value-type="string">
            <text:p text:style-name="P20">sidorov_k</text:p>
          </table:table-cell>
          <table:table-cell table:style-name="Таблица58.A2" office:value-type="string">
            <text:p text:style-name="P20">Закрытие заявки</text:p>
          </table:table-cell>
          <table:table-cell table:style-name="Таблица58.A2" office:value-type="string">
            <text:p text:style-name="P20">ticket: #1240</text:p>
          </table:table-cell>
          <table:table-cell table:style-name="Таблица58.A2" office:value-type="string">
            <text:p text:style-name="P20">Статус: "Решено"</text:p>
          </table:table-cell>
          <table:table-cell table:style-name="Таблица58.A2" office:value-type="string">
            <text:p text:style-name="P20">192.168.1.89</text:p>
          </table:table-cell>
        </table:table-row>
        <table:table-row>
          <table:table-cell table:style-name="Таблица58.A2" office:value-type="string">
            <text:p text:style-name="P20">11.03.2025 12:00</text:p>
          </table:table-cell>
          <table:table-cell table:style-name="Таблица58.A2" office:value-type="string">
            <text:p text:style-name="P20">ivanov_a</text:p>
          </table:table-cell>
          <table:table-cell table:style-name="Таблица58.A2" office:value-type="string">
            <text:p text:style-name="P20">Изменение прав</text:p>
          </table:table-cell>
          <table:table-cell table:style-name="Таблица58.A2" office:value-type="string">
            <text:p text:style-name="P20">role: operator</text:p>
          </table:table-cell>
          <table:table-cell table:style-name="Таблица58.A2" office:value-type="string">
            <text:p text:style-name="P20">Добавлено право создания статей</text:p>
          </table:table-cell>
          <table:table-cell table:style-name="Таблица58.A2" office:value-type="string">
            <text:p text:style-name="P19">192.168.1.45</text:p>
          </table:table-cell>
        </table:table-row>
      </table:table>
      <text:h text:style-name="P7" text:outline-level="4"><text:soft-page-break/>8.3. Механизмы выявления нарушений</text:h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header-rows>
          <table:table-row>
            <table:table-cell table:style-name="Таблица59.A1" office:value-type="string">
              <text:p text:style-name="P30">Механизм</text:p>
            </table:table-cell>
            <table:table-cell table:style-name="Таблица59.A1" office:value-type="string">
              <text:p text:style-name="P30">Описание</text:p>
            </table:table-cell>
            <table:table-cell table:style-name="Таблица59.A1" office:value-type="string">
              <text:p text:style-name="P30">Действия при обнаружении</text:p>
            </table:table-cell>
          </table:table-row>
        </table:table-header-rows>
        <table:table-row>
          <table:table-cell table:style-name="Таблица59.A2" office:value-type="string">
            <text:p text:style-name="P18"><text:span text:style-name="Strong_20_Emphasis"><text:span text:style-name="T7">Анализ неудачных попыток входа</text:span></text:span></text:p>
          </table:table-cell>
          <table:table-cell table:style-name="Таблица59.A2" office:value-type="string">
            <text:p text:style-name="P20">Выявление подбора паролей (много попыток с одного IP)</text:p>
          </table:table-cell>
          <table:table-cell table:style-name="Таблица59.A2" office:value-type="string">
            <text:p text:style-name="P20">Блокировка IP, уведомление администратора</text:p>
          </table:table-cell>
        </table:table-row>
        <table:table-row>
          <table:table-cell table:style-name="Таблица59.A2" office:value-type="string">
            <text:p text:style-name="P18"><text:span text:style-name="Strong_20_Emphasis"><text:span text:style-name="T7">Контроль необычной активности</text:span></text:span></text:p>
          </table:table-cell>
          <table:table-cell table:style-name="Таблица59.A2" office:value-type="string">
            <text:p text:style-name="P20">Входы в нерабочее время, с необычных IP</text:p>
          </table:table-cell>
          <table:table-cell table:style-name="Таблица59.A2" office:value-type="string">
            <text:p text:style-name="P20">Дополнительная проверка, уведомление</text:p>
          </table:table-cell>
        </table:table-row>
        <table:table-row>
          <table:table-cell table:style-name="Таблица59.A2" office:value-type="string">
            <text:p text:style-name="P18"><text:span text:style-name="Strong_20_Emphasis"><text:span text:style-name="T7">Анализ действий пользователей</text:span></text:span></text:p>
          </table:table-cell>
          <table:table-cell table:style-name="Таблица59.A2" office:value-type="string">
            <text:p text:style-name="P20">Массовые операции, нехарактерные для роли</text:p>
          </table:table-cell>
          <table:table-cell table:style-name="Таблица59.A2" office:value-type="string">
            <text:p text:style-name="P20">Оповещение, приостановка прав</text:p>
          </table:table-cell>
        </table:table-row>
        <table:table-row>
          <table:table-cell table:style-name="Таблица59.A2" office:value-type="string">
            <text:p text:style-name="P18"><text:span text:style-name="Strong_20_Emphasis"><text:span text:style-name="T7">Регулярный аудит журналов</text:span></text:span></text:p>
          </table:table-cell>
          <table:table-cell table:style-name="Таблица59.A2" office:value-type="string">
            <text:p text:style-name="P20">Периодическая проверка журналов администратором</text:p>
          </table:table-cell>
          <table:table-cell table:style-name="Таблица59.A2" office:value-type="string">
            <text:p text:style-name="P20">Расследование подозрительных событий</text:p>
          </table:table-cell>
        </table:table-row>
        <table:table-row>
          <table:table-cell table:style-name="Таблица59.A2" office:value-type="string">
            <text:p text:style-name="P18"><text:span text:style-name="Strong_20_Emphasis"><text:span text:style-name="T7">Автоматические оповещения</text:span></text:span></text:p>
          </table:table-cell>
          <table:table-cell table:style-name="Таблица59.A2" office:value-type="string">
            <text:p text:style-name="P20">Настройка триггеров на критичные события</text:p>
          </table:table-cell>
          <table:table-cell table:style-name="Таблица59.A2" office:value-type="string">
            <text:p text:style-name="P19">Email/SMS администратору</text:p>
          </table:table-cell>
        </table:table-row>
      </table:table>
      <text:h text:style-name="P5" text:outline-level="3">9. Выводы</text:h>
      <text:list text:style-name="L32">
        <text:list-item>
          <text:p text:style-name="P50"><text:span text:style-name="Strong_20_Emphasis"><text:span text:style-name="T14">Корректная организация доступа пользователей</text:span></text:span><text:span text:style-name="T15"> является основой безопасности информационной системы. Без четкого разграничения прав невозможно гарантировать конфиденциальность и целостность данных.</text:span></text:p>
        </text:list-item>
        <text:list-item>
          <text:p text:style-name="P51"><text:span text:style-name="Strong_20_Emphasis"><text:span text:style-name="T14">Трехуровневая система (идентификация — аутентификация — авторизация)</text:span></text:span><text:span text:style-name="T15"> обеспечивает:</text:span></text:p>
          <text:list>
            <text:list-item>
              <text:p text:style-name="P109">Установление личности пользователя;</text:p>
            </text:list-item>
            <text:list-item>
              <text:p text:style-name="P109">Проверку подлинности;</text:p>
            </text:list-item>
            <text:list-item>
              <text:p text:style-name="P109">Предоставление прав строго в соответствии с должностными обязанностями.</text:p>
            </text:list-item>
          </text:list>
        </text:list-item>
        <text:list-item>
          <text:p text:style-name="P51"><text:span text:style-name="Strong_20_Emphasis"><text:span text:style-name="T14">Ролевая модель (RBAC)</text:span></text:span><text:span text:style-name="T15"> оптимальна для АИС «Система регистрации заявок», так как:</text:span></text:p>
          <text:list>
            <text:list-item>
              <text:p text:style-name="P109">Функции сотрудников четко разделены (администратор, оператор, руководитель);</text:p>
            </text:list-item>
            <text:list-item>
              <text:p text:style-name="P109">Легко добавлять новых пользователей, назначая им существующие роли;</text:p>
            </text:list-item>
            <text:list-item>
              <text:p text:style-name="P109">Упрощается аудит и контроль.</text:p>
            </text:list-item>
          </text:list>
        </text:list-item>
        <text:list-item>
          <text:p text:style-name="P51"><text:span text:style-name="Strong_20_Emphasis"><text:span text:style-name="T14">Матрица доступа</text:span></text:span><text:span text:style-name="T15"> является ключевым документом, который:</text:span></text:p>
          <text:list>
            <text:list-item>
              <text:p text:style-name="P109">Фиксирует, кто и к каким функциям имеет доступ;</text:p>
            </text:list-item>
            <text:list-item>
              <text:p text:style-name="P109">Служит основой для настройки системы;</text:p>
            </text:list-item>
            <text:list-item>
              <text:p text:style-name="P109">Позволяет проверять корректность разграничения прав.</text:p>
            </text:list-item>
          </text:list>
        </text:list-item>
        <text:list-item>
          <text:p text:style-name="P51"><text:span text:style-name="Strong_20_Emphasis"><text:span text:style-name="T14">Журналирование и аудит</text:span></text:span><text:span text:style-name="T15"> необходимы для:</text:span></text:p>
          <text:list>
            <text:list-item>
              <text:p text:style-name="P109">Выявления нарушений безопасности;</text:p>
            </text:list-item>
            <text:list-item>
              <text:p text:style-name="P109"><text:soft-page-break/>Расследования инцидентов;</text:p>
            </text:list-item>
            <text:list-item>
              <text:p text:style-name="P109">Контроля действий пользователей;</text:p>
            </text:list-item>
            <text:list-item>
              <text:p text:style-name="P109">Предотвращения злоупотреблений.</text:p>
            </text:list-item>
          </text:list>
        </text:list-item>
        <text:list-item>
          <text:p text:style-name="P51"><text:span text:style-name="Strong_20_Emphasis"><text:span text:style-name="T14">Управление доступом — непрерывный процесс</text:span></text:span><text:span text:style-name="T15">, требующий:</text:span></text:p>
          <text:list>
            <text:list-item>
              <text:p text:style-name="P109">Регулярного пересмотра прав (особенно при изменении должностных обязанностей);</text:p>
            </text:list-item>
            <text:list-item>
              <text:p text:style-name="P109">Своевременной блокировки доступа уволенных сотрудников;</text:p>
            </text:list-item>
            <text:list-item>
              <text:p text:style-name="P109">Анализа журналов для выявления аномалий;</text:p>
            </text:list-item>
            <text:list-item>
              <text:p text:style-name="P109">Обучения пользователей правилам безопасности.</text:p>
            </text:list-item>
          </text:list>
        </text:list-item>
      </text:list>
      <text:p text:style-name="P89">Таким образом, правильно организованное управление доступом обеспечивает защиту информационной системы от несанкционированного проникновения и злоупотреблений, сохраняя при этом удобство работы для легальных пользователей.</text:p>
      <text:p text:style-name="P17"/>
      <text:h text:style-name="P3" text:outline-level="2">№<text:span text:style-name="T2">15: ОРГАНИЗАЦИЯ СБОРА ДАННЫХ ОБ ОШИБКАХ В ИС В ПРОЦЕССЕ ЭКСПЛУАТАЦИИ</text:span></text:h>
      <text:h text:style-name="P5" text:outline-level="3">1. Изучение понятия ошибки ИС</text:h>
      <text:p text:style-name="P34"><text:span text:style-name="Strong_20_Emphasis"><text:span text:style-name="T14">Ошибка информационной системы (дефект)</text:span></text:span><text:span text:style-name="T15"> — это любое отклонение фактического поведения системы от ожидаемого, зафиксированного в требованиях, спецификациях или документации.</text:span></text:p>
      <text:p text:style-name="P34"><text:span text:style-name="Strong_20_Emphasis"><text:span text:style-name="T14">Влияние ошибок на работу пользователей:</text:span></text:span></text:p>
      <text:list text:style-name="L33">
        <text:list-item>
          <text:p text:style-name="P110">Снижение производительности труда;</text:p>
        </text:list-item>
        <text:list-item>
          <text:p text:style-name="P110">Невозможность выполнения операций;</text:p>
        </text:list-item>
        <text:list-item>
          <text:p text:style-name="P110">Потеря или искажение данных;</text:p>
        </text:list-item>
        <text:list-item>
          <text:p text:style-name="P110">Снижение доверия к системе;</text:p>
        </text:list-item>
        <text:list-item>
          <text:p text:style-name="P110">Дополнительная нагрузка на поддержку;</text:p>
        </text:list-item>
        <text:list-item>
          <text:p text:style-name="P110">Финансовые и репутационные потери.</text:p>
        </text:list-item>
      </text:list>
      <text:h text:style-name="P5" text:outline-level="3">2. Виды ошибок ИС</text:h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header-rows>
          <table:table-row>
            <table:table-cell table:style-name="Таблица60.A1" office:value-type="string">
              <text:p text:style-name="P30">Вид ошибок</text:p>
            </table:table-cell>
            <table:table-cell table:style-name="Таблица60.A1" office:value-type="string">
              <text:p text:style-name="P30">Описание</text:p>
            </table:table-cell>
            <table:table-cell table:style-name="Таблица60.A1" office:value-type="string">
              <text:p text:style-name="P30">Примеры для АИС</text:p>
            </table:table-cell>
          </table:table-row>
        </table:table-header-rows>
        <table:table-row>
          <table:table-cell table:style-name="Таблица60.A2" office:value-type="string">
            <text:p text:style-name="P18"><text:span text:style-name="Strong_20_Emphasis"><text:span text:style-name="T7">Программные</text:span></text:span></text:p>
          </table:table-cell>
          <table:table-cell table:style-name="Таблица60.A2" office:value-type="string">
            <text:p text:style-name="P20">Ошибки в коде, алгоритмах, логике работы</text:p>
          </table:table-cell>
          <table:table-cell table:style-name="Таблица60.A2" office:value-type="string">
            <text:p text:style-name="P20">- Бот не распознает ключевые слова<text:line-break/>- Заявка не передается оператору<text:line-break/>- Некорректный поиск по БЗ</text:p>
          </table:table-cell>
        </table:table-row>
        <table:table-row>
          <table:table-cell table:style-name="Таблица60.A2" office:value-type="string">
            <text:p text:style-name="P18"><text:span text:style-name="Strong_20_Emphasis"><text:span text:style-name="T7">Пользовательские</text:span></text:span></text:p>
          </table:table-cell>
          <table:table-cell table:style-name="Таблица60.A2" office:value-type="string">
            <text:p text:style-name="P20">Ошибки из-за неправильных действий пользователей</text:p>
          </table:table-cell>
          <table:table-cell table:style-name="Таблица60.A2" office:value-type="string">
            <text:p text:style-name="P20">- Неправильное заполнение формы<text:line-break/>- Случайное удаление заявки<text:line-break/>- Неверный ввод данных</text:p>
          </table:table-cell>
        </table:table-row>
        <table:table-row>
          <table:table-cell table:style-name="Таблица60.A2" office:value-type="string">
            <text:p text:style-name="P18"><text:span text:style-name="Strong_20_Emphasis"><text:span text:style-name="T7">Аппаратные</text:span></text:span></text:p>
          </table:table-cell>
          <table:table-cell table:style-name="Таблица60.A2" office:value-type="string">
            <text:p text:style-name="P20">Сбои оборудования</text:p>
          </table:table-cell>
          <table:table-cell table:style-name="Таблица60.A2" office:value-type="string">
            <text:p text:style-name="P20">- Отказ жесткого диска<text:line-break/>- Проблемы с сетью<text:line-break/>- Сбой сервера</text:p>
          </table:table-cell>
        </table:table-row>
        <table:table-row>
          <table:table-cell table:style-name="Таблица60.A2" office:value-type="string">
            <text:p text:style-name="P18"><text:span text:style-name="Strong_20_Emphasis"><text:span text:style-name="T7">Сетевые</text:span></text:span></text:p>
          </table:table-cell>
          <table:table-cell table:style-name="Таблица60.A2" office:value-type="string">
            <text:p text:style-name="P20">Проблемы с передачей данных</text:p>
          </table:table-cell>
          <table:table-cell table:style-name="Таблица60.A2" office:value-type="string">
            <text:p text:style-name="P20">- Потеря соединения<text:line-break/>- Низкая скорость<text:line-break/><text:soft-page-break/>- Таймауты</text:p>
          </table:table-cell>
        </table:table-row>
        <table:table-row>
          <table:table-cell table:style-name="Таблица60.A2" office:value-type="string">
            <text:p text:style-name="P18"><text:span text:style-name="Strong_20_Emphasis"><text:span text:style-name="T7">Данных</text:span></text:span></text:p>
          </table:table-cell>
          <table:table-cell table:style-name="Таблица60.A2" office:value-type="string">
            <text:p text:style-name="P20">Ошибки в структуре или содержимом данных</text:p>
          </table:table-cell>
          <table:table-cell table:style-name="Таблица60.A2" office:value-type="string">
            <text:p text:style-name="P20">- Потеря целостности БД<text:line-break/>- Дублирование записей<text:line-break/>- Некорректные форматы</text:p>
          </table:table-cell>
        </table:table-row>
        <table:table-row>
          <table:table-cell table:style-name="Таблица60.A2" office:value-type="string">
            <text:p text:style-name="P18"><text:span text:style-name="Strong_20_Emphasis"><text:span text:style-name="T7">Интерфейсные</text:span></text:span></text:p>
          </table:table-cell>
          <table:table-cell table:style-name="Таблица60.A2" office:value-type="string">
            <text:p text:style-name="P20">Проблемы с отображением, навигацией</text:p>
          </table:table-cell>
          <table:table-cell table:style-name="Таблица60.A2" office:value-type="string">
            <text:p text:style-name="P20">- Элементы съехали<text:line-break/>- Непонятные сообщения<text:line-break/>- Отсутствие обратной связи</text:p>
          </table:table-cell>
        </table:table-row>
        <table:table-row>
          <table:table-cell table:style-name="Таблица60.A2" office:value-type="string">
            <text:p text:style-name="P18"><text:span text:style-name="Strong_20_Emphasis"><text:span text:style-name="T7">Производительности</text:span></text:span></text:p>
          </table:table-cell>
          <table:table-cell table:style-name="Таблица60.A2" office:value-type="string">
            <text:p text:style-name="P20">Медленная работа, зависания</text:p>
          </table:table-cell>
          <table:table-cell table:style-name="Таблица60.A2" office:value-type="string">
            <text:p text:style-name="P19">- Долгая загрузка списка заявок<text:line-break/>- Задержки при отправке сообщений</text:p>
          </table:table-cell>
        </table:table-row>
      </table:table>
      <text:h text:style-name="P5" text:outline-level="3">3. Источники информации об ошибках</text:h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header-rows>
          <table:table-row>
            <table:table-cell table:style-name="Таблица61.A1" office:value-type="string">
              <text:p text:style-name="P30">Источник</text:p>
            </table:table-cell>
            <table:table-cell table:style-name="Таблица61.A1" office:value-type="string">
              <text:p text:style-name="P30">Описание</text:p>
            </table:table-cell>
            <table:table-cell table:style-name="Таблица61.A1" office:value-type="string">
              <text:p text:style-name="P30">Достоверность</text:p>
            </table:table-cell>
            <table:table-cell table:style-name="Таблица61.A1" office:value-type="string">
              <text:p text:style-name="P30">Оперативность</text:p>
            </table:table-cell>
          </table:table-row>
        </table:table-header-rows>
        <table:table-row>
          <table:table-cell table:style-name="Таблица61.A2" office:value-type="string">
            <text:p text:style-name="P18"><text:span text:style-name="Strong_20_Emphasis"><text:span text:style-name="T7">Сообщения пользователей</text:span></text:span></text:p>
          </table:table-cell>
          <table:table-cell table:style-name="Таблица61.A2" office:value-type="string">
            <text:p text:style-name="P20">Пользователи сообщают о проблемах через поддержку, email, телефон</text:p>
          </table:table-cell>
          <table:table-cell table:style-name="Таблица61.A2" office:value-type="string">
            <text:p text:style-name="P20">Средняя (зависит от квалификации)</text:p>
          </table:table-cell>
          <table:table-cell table:style-name="Таблица61.A2" office:value-type="string">
            <text:p text:style-name="P20">Высокая</text:p>
          </table:table-cell>
        </table:table-row>
        <table:table-row>
          <table:table-cell table:style-name="Таблица61.A2" office:value-type="string">
            <text:p text:style-name="P18"><text:span text:style-name="Strong_20_Emphasis"><text:span text:style-name="T7">Автоматические журналы системы (логи)</text:span></text:span></text:p>
          </table:table-cell>
          <table:table-cell table:style-name="Таблица61.A2" office:value-type="string">
            <text:p text:style-name="P20">Запись событий, ошибок, исключений в файлы</text:p>
          </table:table-cell>
          <table:table-cell table:style-name="Таблица61.A2" office:value-type="string">
            <text:p text:style-name="P20">Высокая (объективные данные)</text:p>
          </table:table-cell>
          <table:table-cell table:style-name="Таблица61.A2" office:value-type="string">
            <text:p text:style-name="P20">Высокая</text:p>
          </table:table-cell>
        </table:table-row>
        <table:table-row>
          <table:table-cell table:style-name="Таблица61.A2" office:value-type="string">
            <text:p text:style-name="P18"><text:span text:style-name="Strong_20_Emphasis"><text:span text:style-name="T7">Отчеты администраторов</text:span></text:span></text:p>
          </table:table-cell>
          <table:table-cell table:style-name="Таблица61.A2" office:value-type="string">
            <text:p text:style-name="P20">Наблюдения администраторов при мониторинге</text:p>
          </table:table-cell>
          <table:table-cell table:style-name="Таблица61.A2" office:value-type="string">
            <text:p text:style-name="P20">Высокая</text:p>
          </table:table-cell>
          <table:table-cell table:style-name="Таблица61.A2" office:value-type="string">
            <text:p text:style-name="P20">Средняя</text:p>
          </table:table-cell>
        </table:table-row>
        <table:table-row>
          <table:table-cell table:style-name="Таблица61.A2" office:value-type="string">
            <text:p text:style-name="P18"><text:span text:style-name="Strong_20_Emphasis"><text:span text:style-name="T7">Мониторинг производительности</text:span></text:span></text:p>
          </table:table-cell>
          <table:table-cell table:style-name="Таблица61.A2" office:value-type="string">
            <text:p text:style-name="P20">Автоматическое отслеживание метрик</text:p>
          </table:table-cell>
          <table:table-cell table:style-name="Таблица61.A2" office:value-type="string">
            <text:p text:style-name="P20">Высокая</text:p>
          </table:table-cell>
          <table:table-cell table:style-name="Таблица61.A2" office:value-type="string">
            <text:p text:style-name="P20">Высокая</text:p>
          </table:table-cell>
        </table:table-row>
        <table:table-row>
          <table:table-cell table:style-name="Таблица61.A2" office:value-type="string">
            <text:p text:style-name="P18"><text:span text:style-name="Strong_20_Emphasis"><text:span text:style-name="T7">Тестирование</text:span></text:span></text:p>
          </table:table-cell>
          <table:table-cell table:style-name="Таблица61.A2" office:value-type="string">
            <text:p text:style-name="P20">Плановое или внеплановое тестирование</text:p>
          </table:table-cell>
          <table:table-cell table:style-name="Таблица61.A2" office:value-type="string">
            <text:p text:style-name="P20">Высокая</text:p>
          </table:table-cell>
          <table:table-cell table:style-name="Таблица61.A2" office:value-type="string">
            <text:p text:style-name="P20">Низкая (периодически)</text:p>
          </table:table-cell>
        </table:table-row>
        <table:table-row>
          <table:table-cell table:style-name="Таблица61.A2" office:value-type="string">
            <text:p text:style-name="P18"><text:span text:style-name="Strong_20_Emphasis"><text:span text:style-name="T7">Анализ обращений в поддержку</text:span></text:span></text:p>
          </table:table-cell>
          <table:table-cell table:style-name="Таблица61.A2" office:value-type="string">
            <text:p text:style-name="P20">Выявление повторяющихся проблем</text:p>
          </table:table-cell>
          <table:table-cell table:style-name="Таблица61.A2" office:value-type="string">
            <text:p text:style-name="P20">Средняя</text:p>
          </table:table-cell>
          <table:table-cell table:style-name="Таблица61.A2" office:value-type="string">
            <text:p text:style-name="P19">Средняя</text:p>
          </table:table-cell>
        </table:table-row>
      </table:table>
      <text:h text:style-name="P5" text:outline-level="3"><text:soft-page-break/>4. Методы регистрации ошибок</text:h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column table:style-name="Таблица62.D"/>
        <table:table-header-rows>
          <table:table-row>
            <table:table-cell table:style-name="Таблица62.A1" office:value-type="string">
              <text:p text:style-name="P30">Метод</text:p>
            </table:table-cell>
            <table:table-cell table:style-name="Таблица62.A1" office:value-type="string">
              <text:p text:style-name="P30">Описание</text:p>
            </table:table-cell>
            <table:table-cell table:style-name="Таблица62.A1" office:value-type="string">
              <text:p text:style-name="P30">Инструменты</text:p>
            </table:table-cell>
            <table:table-cell table:style-name="Таблица62.A1" office:value-type="string">
              <text:p text:style-name="P30">Преимущества</text:p>
            </table:table-cell>
          </table:table-row>
        </table:table-header-rows>
        <table:table-row>
          <table:table-cell table:style-name="Таблица62.A2" office:value-type="string">
            <text:p text:style-name="P18"><text:span text:style-name="Strong_20_Emphasis"><text:span text:style-name="T7">Журналы ошибок (логи)</text:span></text:span></text:p>
          </table:table-cell>
          <table:table-cell table:style-name="Таблица62.A2" office:value-type="string">
            <text:p text:style-name="P20">Автоматическая запись событий в текстовые файлы</text:p>
          </table:table-cell>
          <table:table-cell table:style-name="Таблица62.A2" office:value-type="string">
            <text:p text:style-name="P20">Log4Net, NLog, ELK Stack</text:p>
          </table:table-cell>
          <table:table-cell table:style-name="Таблица62.A2" office:value-type="string">
            <text:p text:style-name="P20">Автоматизация, полнота данных</text:p>
          </table:table-cell>
        </table:table-row>
        <table:table-row>
          <table:table-cell table:style-name="Таблица62.A2" office:value-type="string">
            <text:p text:style-name="P18"><text:span text:style-name="Strong_20_Emphasis"><text:span text:style-name="T7">Формы заявок</text:span></text:span></text:p>
          </table:table-cell>
          <table:table-cell table:style-name="Таблица62.A2" office:value-type="string">
            <text:p text:style-name="P20">Пользователи заполняют форму описания проблемы</text:p>
          </table:table-cell>
          <table:table-cell table:style-name="Таблица62.A2" office:value-type="string">
            <text:p text:style-name="P20">Веб-форма, email-шаблон</text:p>
          </table:table-cell>
          <table:table-cell table:style-name="Таблица62.A2" office:value-type="string">
            <text:p text:style-name="P20">Структурированность, контекст</text:p>
          </table:table-cell>
        </table:table-row>
        <table:table-row>
          <table:table-cell table:style-name="Таблица62.A2" office:value-type="string">
            <text:p text:style-name="P18"><text:span text:style-name="Strong_20_Emphasis"><text:span text:style-name="T7">Системы отслеживания ошибок (Bug Tracker)</text:span></text:span></text:p>
          </table:table-cell>
          <table:table-cell table:style-name="Таблица62.A2" office:value-type="string">
            <text:p text:style-name="P20">Специализированные системы для учета дефектов</text:p>
          </table:table-cell>
          <table:table-cell table:style-name="Таблица62.A2" office:value-type="string">
            <text:p text:style-name="P20">Jira, Redmine, YouTrack, Bugzilla</text:p>
          </table:table-cell>
          <table:table-cell table:style-name="Таблица62.A2" office:value-type="string">
            <text:p text:style-name="P20">Управление жизненным циклом, приоритеты, назначение</text:p>
          </table:table-cell>
        </table:table-row>
        <table:table-row>
          <table:table-cell table:style-name="Таблица62.A2" office:value-type="string">
            <text:p text:style-name="P18"><text:span text:style-name="Strong_20_Emphasis"><text:span text:style-name="T7">Интегрированные средства</text:span></text:span></text:p>
          </table:table-cell>
          <table:table-cell table:style-name="Таблица62.A2" office:value-type="string">
            <text:p text:style-name="P20">Встроенные механизмы сбора ошибок</text:p>
          </table:table-cell>
          <table:table-cell table:style-name="Таблица62.A2" office:value-type="string">
            <text:p text:style-name="P20">Sentry, Raygun, Application Insights</text:p>
          </table:table-cell>
          <table:table-cell table:style-name="Таблица62.A2" office:value-type="string">
            <text:p text:style-name="P19">Автоматический сбор, контекст</text:p>
          </table:table-cell>
        </table:table-row>
      </table:table>
      <text:h text:style-name="P5" text:outline-level="3">5. Структура сообщения об ошибке</text:h>
      <text:p text:style-name="P89">Обязательные элементы сообщения об ошибке: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header-rows>
          <table:table-row>
            <table:table-cell table:style-name="Таблица63.A1" office:value-type="string">
              <text:p text:style-name="P30">Элемент</text:p>
            </table:table-cell>
            <table:table-cell table:style-name="Таблица63.A1" office:value-type="string">
              <text:p text:style-name="P30">Описание</text:p>
            </table:table-cell>
            <table:table-cell table:style-name="Таблица63.A1" office:value-type="string">
              <text:p text:style-name="P30">Пример</text:p>
            </table:table-cell>
          </table:table-row>
        </table:table-header-rows>
        <table:table-row>
          <table:table-cell table:style-name="Таблица63.A2" office:value-type="string">
            <text:p text:style-name="P18"><text:span text:style-name="Strong_20_Emphasis"><text:span text:style-name="T7">Дата и время</text:span></text:span></text:p>
          </table:table-cell>
          <table:table-cell table:style-name="Таблица63.A2" office:value-type="string">
            <text:p text:style-name="P20">Когда произошла ошибка</text:p>
          </table:table-cell>
          <table:table-cell table:style-name="Таблица63.A2" office:value-type="string">
            <text:p text:style-name="P20">11.03.2025 14:35</text:p>
          </table:table-cell>
        </table:table-row>
        <table:table-row>
          <table:table-cell table:style-name="Таблица63.A2" office:value-type="string">
            <text:p text:style-name="P18"><text:span text:style-name="Strong_20_Emphasis"><text:span text:style-name="T7">Пользователь</text:span></text:span></text:p>
          </table:table-cell>
          <table:table-cell table:style-name="Таблица63.A2" office:value-type="string">
            <text:p text:style-name="P20">Кто обнаружил ошибку (ID, логин, ФИО)</text:p>
          </table:table-cell>
          <table:table-cell table:style-name="Таблица63.A2" office:value-type="string">
            <text:p text:style-name="P20">Иванов И.И. (оператор)</text:p>
          </table:table-cell>
        </table:table-row>
        <table:table-row>
          <table:table-cell table:style-name="Таблица63.A2" office:value-type="string">
            <text:p text:style-name="P18"><text:span text:style-name="Strong_20_Emphasis"><text:span text:style-name="T7">Описание ошибки</text:span></text:span></text:p>
          </table:table-cell>
          <table:table-cell table:style-name="Таблица63.A2" office:value-type="string">
            <text:p text:style-name="P20">Что произошло, что ожидалось</text:p>
          </table:table-cell>
          <table:table-cell table:style-name="Таблица63.A2" office:value-type="string">
            <text:p text:style-name="P20">При нажатии "Взять в работу" заявка не меняет статус</text:p>
          </table:table-cell>
        </table:table-row>
        <table:table-row>
          <table:table-cell table:style-name="Таблица63.A2" office:value-type="string">
            <text:p text:style-name="P18"><text:span text:style-name="Strong_20_Emphasis"><text:span text:style-name="T7">Условия возникновения</text:span></text:span></text:p>
          </table:table-cell>
          <table:table-cell table:style-name="Таблица63.A2" office:value-type="string">
            <text:p text:style-name="P20">При каких действиях возникла ошибка</text:p>
          </table:table-cell>
          <table:table-cell table:style-name="Таблица63.A2" office:value-type="string">
            <text:p text:style-name="P20">Открыть заявку №1245, нажать кнопку</text:p>
          </table:table-cell>
        </table:table-row>
        <table:table-row>
          <table:table-cell table:style-name="Таблица63.A2" office:value-type="string">
            <text:p text:style-name="P18"><text:span text:style-name="Strong_20_Emphasis"><text:span text:style-name="T7">Уровень критичности</text:span></text:span></text:p>
          </table:table-cell>
          <table:table-cell table:style-name="Таблица63.A2" office:value-type="string">
            <text:p text:style-name="P20">Насколько ошибка серьезна</text:p>
          </table:table-cell>
          <table:table-cell table:style-name="Таблица63.A2" office:value-type="string">
            <text:p text:style-name="P20">Критическая</text:p>
          </table:table-cell>
        </table:table-row>
        <table:table-row>
          <table:table-cell table:style-name="Таблица63.A2" office:value-type="string">
            <text:p text:style-name="P18"><text:span text:style-name="Strong_20_Emphasis"><text:span text:style-name="T7">Окружение</text:span></text:span></text:p>
          </table:table-cell>
          <table:table-cell table:style-name="Таблица63.A2" office:value-type="string">
            <text:p text:style-name="P20">Версия ПО, браузер, ОС</text:p>
          </table:table-cell>
          <table:table-cell table:style-name="Таблица63.A2" office:value-type="string">
            <text:p text:style-name="P20">Windows 10, Chrome 122, версия АИС 2.0</text:p>
          </table:table-cell>
        </table:table-row>
        <table:table-row>
          <table:table-cell table:style-name="Таблица63.A2" office:value-type="string">
            <text:p text:style-name="P18"><text:span text:style-name="Strong_20_Emphasis"><text:span text:style-name="T7">Скриншот / видео</text:span></text:span></text:p>
          </table:table-cell>
          <table:table-cell table:style-name="Таблица63.A2" office:value-type="string">
            <text:p text:style-name="P20">Визуальное подтверждение</text:p>
          </table:table-cell>
          <table:table-cell table:style-name="Таблица63.A2" office:value-type="string">
            <text:p text:style-name="P19">screenshot_20250311_1435.png</text:p>
          </table:table-cell>
        </table:table-row>
      </table:table>
      <text:h text:style-name="P5" text:outline-level="3"><text:soft-page-break/>6. Разработка формы отчета об ошибке</text:h>
      <text:p text:style-name="P34"><text:span text:style-name="Strong_20_Emphasis"><text:span text:style-name="T14">Таблица 24 – Форма отчета об ошибке</text:span></text:span></text:p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ОТЧЕТ ОБ ОШИБКЕ №_______ <text:s text:c="27"/>│</text:span></text:p>
      <text:p text:style-name="P10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0">│ <text:s text:c="76"/>│</text:p>
      <text:p text:style-name="P10">│ <text:span text:style-name="T19">1. ОБЩАЯ ИНФОРМАЦИЯ <text:s text:c="56"/>│</text:span></text:p>
      <text:p text:style-name="P10">│ <text:s text:c="3"/><text:span text:style-name="T19">Дата обнаружения: ____ . ____ . 20____ <text:s text:c="7"/>Время: ____ : ____ <text:s text:c="7"/>│</text:span></text:p>
      <text:p text:style-name="P10">│ <text:s text:c="3"/><text:span text:style-name="T19">Обнаружил(а): __________________________ <text:s/>Должность: __________________ │</text:span></text:p>
      <text:p text:style-name="P10">│ <text:s text:c="3"/><text:span text:style-name="T19">Контакт: __________________________________ <text:s text:c="28"/>│</text:span></text:p>
      <text:p text:style-name="P10">│ <text:s text:c="76"/>│</text:p>
      <text:p text:style-name="P10">│ <text:span text:style-name="T19">2. ИНФОРМАЦИЯ ОБ ОШИБКЕ <text:s text:c="52"/>│</text:span></text:p>
      <text:p text:style-name="P10">│ <text:s text:c="3"/><text:span text:style-name="T19">Модуль системы: □ Бот <text:s/>□ Рабочее место оператора <text:s/>□ Панель администратора│</text:span></text:p>
      <text:p text:style-name="P10">│ <text:s text:c="19"/>□ <text:span text:style-name="T19">База знаний <text:s/>□ Авторизация <text:s/>□ Отчеты <text:s/>□ Другое _______│</text:span></text:p>
      <text:p text:style-name="P10">│ <text:s text:c="76"/>│</text:p>
      <text:p text:style-name="P10">│ <text:s text:c="3"/><text:span text:style-name="T19">Краткое описание: ______________________________________________________ │</text:span></text:p>
      <text:p text:style-name="P10">│ <text:s text:c="3"/><text:span text:style-name="T19">________________________________________________________________________ │</text:span></text:p>
      <text:p text:style-name="P10">│ <text:s text:c="76"/>│</text:p>
      <text:p text:style-name="P10">│ <text:s text:c="3"/><text:span text:style-name="T19">Ожидаемое поведение: ___________________________________________________ │</text:span></text:p>
      <text:p text:style-name="P10">│ <text:s text:c="3"/><text:span text:style-name="T19">________________________________________________________________________ │</text:span></text:p>
      <text:p text:style-name="P10">│ <text:s text:c="76"/>│</text:p>
      <text:p text:style-name="P10">│ <text:s text:c="3"/><text:span text:style-name="T19">Фактическое поведение: _________________________________________________ │</text:span></text:p>
      <text:p text:style-name="P10">│ <text:s text:c="3"/><text:span text:style-name="T19">________________________________________________________________________ │</text:span></text:p>
      <text:p text:style-name="P10">│ <text:s text:c="76"/>│</text:p>
      <text:p text:style-name="P10">│ <text:span text:style-name="T19">3. УСЛОВИЯ ВОЗНИКНОВЕНИЯ <text:s text:c="50"/>│</text:span></text:p>
      <text:p text:style-name="P10">│ <text:s text:c="3"/><text:span text:style-name="T19">Шаги для воспроизведения: <text:s text:c="46"/>│</text:span></text:p>
      <text:p text:style-name="P10">│ <text:s text:c="3"/><text:span text:style-name="T19">1. ____________________________________________________________________ │</text:span></text:p>
      <text:p text:style-name="P10">│ <text:s text:c="3"/><text:span text:style-name="T19">2. ____________________________________________________________________ │</text:span></text:p>
      <text:p text:style-name="P10">│ <text:s text:c="3"/><text:span text:style-name="T19">3. ____________________________________________________________________ │</text:span></text:p>
      <text:p text:style-name="P10">│ <text:s text:c="76"/>│</text:p>
      <text:p text:style-name="P10">│ <text:s text:c="3"/><text:span text:style-name="T19">Частота проявления: □ Постоянно <text:s/>□ Периодически <text:s/>□ Один раз <text:s text:c="11"/>│</text:span></text:p>
      <text:p text:style-name="P10">│ <text:s text:c="76"/>│</text:p>
      <text:p text:style-name="P10">│ <text:span text:style-name="T19">4. ОКРУЖЕНИЕ <text:s text:c="62"/>│</text:span></text:p>
      <text:p text:style-name="P10">│ <text:s text:c="3"/><text:span text:style-name="T19">Версия АИС: _________________ <text:s text:c="42"/>│</text:span></text:p>
      <text:p text:style-name="P10">│ <text:s text:c="3"/><text:span text:style-name="T19">Операционная система: _________________ <text:s text:c="32"/>│</text:span></text:p>
      <text:p text:style-name="P10">│ <text:s text:c="3"/><text:span text:style-name="T19">Браузер (если веб-версия): _________________ <text:s text:c="27"/>│</text:span></text:p>
      <text:p text:style-name="P10">│ <text:s text:c="3"/><text:span text:style-name="T19">IP-адрес (если известно): _________________ <text:s text:c="28"/>│</text:span></text:p>
      <text:p text:style-name="P10">│ <text:s text:c="76"/>│</text:p>
      <text:p text:style-name="P10">│ <text:span text:style-name="T19">5. ВЛОЖЕНИЯ <text:s text:c="63"/>│</text:span></text:p>
      <text:p text:style-name="P10">│ <text:s text:c="3"/>□ <text:span text:style-name="T19">Скриншот <text:s/>□ Видео <text:s/>□ Логи <text:s/>□ Другое _______ <text:s text:c="25"/>│</text:span></text:p>
      <text:p text:style-name="P10"><text:soft-page-break/>│ <text:s text:c="3"/><text:span text:style-name="T19">Имена файлов: _________________________________________________________ │</text:span></text:p>
      <text:p text:style-name="P10">│ <text:s text:c="76"/>│</text:p>
      <text:p text:style-name="P10">│ <text:span text:style-name="T19">6. КРИТИЧНОСТЬ <text:s text:c="60"/>│</text:span></text:p>
      <text:p text:style-name="P10">│ <text:s text:c="3"/>□ <text:span text:style-name="T19">Критическая (система не работает, потеря данных) <text:s text:c="20"/>│</text:span></text:p>
      <text:p text:style-name="P10">│ <text:s text:c="3"/>□ <text:span text:style-name="T19">Высокая (важная функция не работает) <text:s text:c="33"/>│</text:span></text:p>
      <text:p text:style-name="P10">│ <text:s text:c="3"/>□ <text:span text:style-name="T19">Средняя (работа возможна, но с ограничениями) <text:s text:c="24"/>│</text:span></text:p>
      <text:p text:style-name="P10">│ <text:s text:c="3"/>□ <text:span text:style-name="T19">Низкая (косметические проблемы, опечатки) <text:s text:c="28"/>│</text:span></text:p>
      <text:p text:style-name="P10">│ <text:s text:c="76"/>│</text:p>
      <text:p text:style-name="P10">│ <text:span text:style-name="T19">7. ДОПОЛНИТЕЛЬНАЯ ИНФОРМАЦИЯ <text:s text:c="46"/>│</text:span></text:p>
      <text:p text:style-name="P10">│ <text:s text:c="3"/><text:span text:style-name="T19">________________________________________________________________________ │</text:span></text:p>
      <text:p text:style-name="P10">│ <text:s text:c="3"/><text:span text:style-name="T19">________________________________________________________________________ │</text:span></text:p>
      <text:p text:style-name="P10">│ <text:s text:c="76"/>│</text:p>
      <text:p text:style-name="P10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0">│ <text:s text:c="25"/><text:span text:style-name="T19">ДЛЯ СЛУЖЕБНОГО ПОЛЬЗОВАНИЯ <text:s text:c="23"/>│</text:span></text:p>
      <text:p text:style-name="P10">│ <text:s text:c="76"/>│</text:p>
      <text:p text:style-name="P10">│ <text:span text:style-name="T19">8. РЕГИСТРАЦИЯ <text:s text:c="60"/>│</text:span></text:p>
      <text:p text:style-name="P10">│ <text:s text:c="3"/><text:span text:style-name="T19">Дата регистрации: ____ . ____ . 20____ <text:s text:c="7"/>Время: ____ : ____ <text:s text:c="7"/>│</text:span></text:p>
      <text:p text:style-name="P10">│ <text:s text:c="3"/><text:span text:style-name="T19">Зарегистрировал: ___________________________ <text:s text:c="27"/>│</text:span></text:p>
      <text:p text:style-name="P10">│ <text:s text:c="3"/><text:span text:style-name="T19">Номер в системе учета: _________ <text:s text:c="39"/>│</text:span></text:p>
      <text:p text:style-name="P10">│ <text:s text:c="76"/>│</text:p>
      <text:p text:style-name="P10">│ <text:span text:style-name="T19">9. КЛАССИФИКАЦИЯ <text:s text:c="58"/>│</text:span></text:p>
      <text:p text:style-name="P10">│ <text:s text:c="3"/><text:span text:style-name="T19">Тип: □ Программная <text:s/>□ Пользовательская <text:s/>□ Аппаратная <text:s/>□ Сетевая <text:s text:c="8"/>│</text:span></text:p>
      <text:p text:style-name="P10">│ <text:s text:c="3"/><text:span text:style-name="T19">Приоритет: □ 1 (критический) <text:s/>□ 2 (высокий) <text:s/>□ 3 (средний) <text:s/>□ 4 (низкий)│</text:span></text:p>
      <text:p text:style-name="P10">│ <text:s text:c="3"/><text:span text:style-name="T19">Назначено: ___________________________ (исполнитель) <text:s text:c="19"/>│</text:span></text:p>
      <text:p text:style-name="P10">│ <text:s text:c="3"/><text:span text:style-name="T19">Срок исполнения: ____ . ____ . 20____ <text:s text:c="34"/>│</text:span></text:p>
      <text:p text:style-name="P10">│ <text:s text:c="76"/>│</text:p>
      <text:p text:style-name="P10">│ <text:span text:style-name="T19">10. РЕШЕНИЕ <text:s text:c="63"/>│</text:span></text:p>
      <text:p text:style-name="P10">│ <text:s text:c="3"/><text:span text:style-name="T19">Описание решения: _____________________________________________________ │</text:span></text:p>
      <text:p text:style-name="P10">│ <text:s text:c="3"/><text:span text:style-name="T19">________________________________________________________________________ │</text:span></text:p>
      <text:p text:style-name="P10">│ <text:s text:c="3"/><text:span text:style-name="T19">________________________________________________________________________ │</text:span></text:p>
      <text:p text:style-name="P10">│ <text:s text:c="76"/>│</text:p>
      <text:p text:style-name="P10">│ <text:s text:c="3"/><text:span text:style-name="T19">Исправлено в версии: _________________ <text:s text:c="33"/>│</text:span></text:p>
      <text:p text:style-name="P10">│ <text:s text:c="3"/><text:span text:style-name="T19">Дата исправления: ____ . ____ . 20____ <text:s text:c="33"/>│</text:span></text:p>
      <text:p text:style-name="P10">│ <text:s text:c="3"/><text:span text:style-name="T19">Исполнитель: ___________________________ <text:s text:c="31"/>│</text:span></text:p>
      <text:p text:style-name="P10">│ <text:s text:c="76"/>│</text:p>
      <text:p text:style-name="P10">│ <text:span text:style-name="T19">11. ПРОВЕРКА <text:s text:c="62"/>│</text:span></text:p>
      <text:p text:style-name="P10">│ <text:s text:c="3"/><text:span text:style-name="T19">Проверил: ___________________________ <text:s text:c="34"/>│</text:span></text:p>
      <text:p text:style-name="P10">│ <text:s text:c="3"/><text:span text:style-name="T19">Результат проверки: □ Исправлено <text:s/>□ Требует доработки <text:s text:c="18"/>│</text:span></text:p>
      <text:p text:style-name="P10">│ <text:s text:c="3"/><text:span text:style-name="T19">Дата проверки: ____ . ____ . 20____ <text:s text:c="36"/>│</text:span></text:p>
      <text:p text:style-name="P10">│ <text:s text:c="76"/>│</text:p>
      <text:p text:style-name="P10">│ <text:span text:style-name="T19">12. ЗАКРЫТИЕ <text:s text:c="62"/>│</text:span></text:p>
      <text:p text:style-name="P10">│ <text:s text:c="3"/><text:span text:style-name="T19">Дата закрытия: ____ . ____ . 20____ <text:s text:c="36"/>│</text:span></text:p>
      <text:p text:style-name="P10">│ <text:s text:c="3"/><text:span text:style-name="T19">Закрыл: ___________________________ <text:s text:c="36"/>│</text:span></text:p>
      <text:p text:style-name="P10">│ <text:s text:c="76"/>│</text:p>
      <text:p text:style-name="P10"><text:soft-page-break/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5" text:outline-level="3">7. Классификация ошибок по критичности</text:h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column table:style-name="Таблица64.D"/>
        <table:table-column table:style-name="Таблица64.E"/>
        <table:table-header-rows>
          <table:table-row>
            <table:table-cell table:style-name="Таблица64.A1" office:value-type="string">
              <text:p text:style-name="P30">Уровень</text:p>
            </table:table-cell>
            <table:table-cell table:style-name="Таблица64.A1" office:value-type="string">
              <text:p text:style-name="P30">Название</text:p>
            </table:table-cell>
            <table:table-cell table:style-name="Таблица64.A1" office:value-type="string">
              <text:p text:style-name="P30">Описание</text:p>
            </table:table-cell>
            <table:table-cell table:style-name="Таблица64.A1" office:value-type="string">
              <text:p text:style-name="P30">Время реакции</text:p>
            </table:table-cell>
            <table:table-cell table:style-name="Таблица64.A1" office:value-type="string">
              <text:p text:style-name="P30">Примеры</text:p>
            </table:table-cell>
          </table:table-row>
        </table:table-header-rows>
        <table:table-row>
          <table:table-cell table:style-name="Таблица64.A2" office:value-type="string">
            <text:p text:style-name="P18"><text:span text:style-name="Strong_20_Emphasis"><text:span text:style-name="T7">1 — Критический</text:span></text:span></text:p>
          </table:table-cell>
          <table:table-cell table:style-name="Таблица64.A2" office:value-type="string">
            <text:p text:style-name="P20">Блокирующая ошибка</text:p>
          </table:table-cell>
          <table:table-cell table:style-name="Таблица64.A2" office:value-type="string">
            <text:p text:style-name="P20">Система не работает, невозможен вход, потеря данных, критическая функция недоступна</text:p>
          </table:table-cell>
          <table:table-cell table:style-name="Таблица64.A2" office:value-type="string">
            <text:p text:style-name="P20">Немедленно (менее 1 часа)</text:p>
          </table:table-cell>
          <table:table-cell table:style-name="Таблица64.A2" office:value-type="string">
            <text:p text:style-name="P20">- Не запускается приложение<text:line-break/>- Потеря данных в БД<text:line-break/>- Нет доступа к заявкам</text:p>
          </table:table-cell>
        </table:table-row>
        <table:table-row>
          <table:table-cell table:style-name="Таблица64.A2" office:value-type="string">
            <text:p text:style-name="P18"><text:span text:style-name="Strong_20_Emphasis"><text:span text:style-name="T7">2 — Высокий</text:span></text:span></text:p>
          </table:table-cell>
          <table:table-cell table:style-name="Таблица64.A2" office:value-type="string">
            <text:p text:style-name="P20">Серьезная ошибка</text:p>
          </table:table-cell>
          <table:table-cell table:style-name="Таблица64.A2" office:value-type="string">
            <text:p text:style-name="P20">Важная функция не работает, но есть обходные пути</text:p>
          </table:table-cell>
          <table:table-cell table:style-name="Таблица64.A2" office:value-type="string">
            <text:p text:style-name="P20">4 часа</text:p>
          </table:table-cell>
          <table:table-cell table:style-name="Таблица64.A2" office:value-type="string">
            <text:p text:style-name="P20">- Не работает эскалация оператору<text:line-break/>- Ошибки при сохранении статей<text:line-break/>- Не приходят уведомления</text:p>
          </table:table-cell>
        </table:table-row>
        <table:table-row>
          <table:table-cell table:style-name="Таблица64.A2" office:value-type="string">
            <text:p text:style-name="P18"><text:span text:style-name="Strong_20_Emphasis"><text:span text:style-name="T7">3 — Средний</text:span></text:span></text:p>
          </table:table-cell>
          <table:table-cell table:style-name="Таблица64.A2" office:value-type="string">
            <text:p text:style-name="P20">Незначительная ошибка</text:p>
          </table:table-cell>
          <table:table-cell table:style-name="Таблица64.A2" office:value-type="string">
            <text:p text:style-name="P20">Функция работает с ограничениями, есть обходные пути</text:p>
          </table:table-cell>
          <table:table-cell table:style-name="Таблица64.A2" office:value-type="string">
            <text:p text:style-name="P20">2 дня</text:p>
          </table:table-cell>
          <table:table-cell table:style-name="Таблица64.A2" office:value-type="string">
            <text:p text:style-name="P20">- Ошибки в интерфейсе<text:line-break/>- Некорректные сообщения<text:line-break/>- Замедление работы</text:p>
          </table:table-cell>
        </table:table-row>
        <table:table-row>
          <table:table-cell table:style-name="Таблица64.A2" office:value-type="string">
            <text:p text:style-name="P18"><text:span text:style-name="Strong_20_Emphasis"><text:span text:style-name="T7">4 — Низкий</text:span></text:span></text:p>
          </table:table-cell>
          <table:table-cell table:style-name="Таблица64.A2" office:value-type="string">
            <text:p text:style-name="P20">Косметическая ошибка</text:p>
          </table:table-cell>
          <table:table-cell table:style-name="Таблица64.A2" office:value-type="string">
            <text:p text:style-name="P20">Не влияет на работу, не мешает пользователю</text:p>
          </table:table-cell>
          <table:table-cell table:style-name="Таблица64.A2" office:value-type="string">
            <text:p text:style-name="P20">5 дней</text:p>
          </table:table-cell>
          <table:table-cell table:style-name="Таблица64.A2" office:value-type="string">
            <text:p text:style-name="P19">- Опечатки в тексте<text:line-break/>- Незначительные проблемы с версткой<text:line-break/>- Предложения по улучшению</text:p>
          </table:table-cell>
        </table:table-row>
      </table:table>
      <text:h text:style-name="P5" text:outline-level="3">8. Пример заполнения формы отчета об ошибке</text:h>
      <text:p text:style-name="P34"><text:span text:style-name="Strong_20_Emphasis"><text:span text:style-name="T14">Таблица 25 – Пример заполненного отчета об ошибке</text:span></text:span></text:p>
      <text:p text:style-name="P158"><text:soft-page-break/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ОТЧЕТ ОБ ОШИБКЕ № 2025-03-15-001 <text:s text:c="20"/>│</text:span></text:p>
      <text:p text:style-name="P10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0">│ <text:s text:c="76"/>│</text:p>
      <text:p text:style-name="P10">│ <text:span text:style-name="T19">1. ОБЩАЯ ИНФОРМАЦИЯ <text:s text:c="56"/>│</text:span></text:p>
      <text:p text:style-name="P10">│ <text:s text:c="3"/><text:span text:style-name="T19">Дата обнаружения: 15 . 03 . 2025 <text:s text:c="7"/>Время: 10 : 25 <text:s text:c="17"/>│</text:span></text:p>
      <text:p text:style-name="P10">│ <text:s text:c="3"/><text:span text:style-name="T19">Обнаружил(а): Петрова Анна <text:s text:c="14"/>Должность: Оператор <text:s text:c="11"/>│</text:span></text:p>
      <text:p text:style-name="P10">│ <text:s text:c="3"/><text:span text:style-name="T19">Контакт: petrova@autoschool.ru <text:s text:c="42"/>│</text:span></text:p>
      <text:p text:style-name="P10">│ <text:s text:c="76"/>│</text:p>
      <text:p text:style-name="P10">│ <text:span text:style-name="T19">2. ИНФОРМАЦИЯ ОБ ОШИБКЕ <text:s text:c="52"/>│</text:span></text:p>
      <text:p text:style-name="P10">│ <text:s text:c="3"/><text:span text:style-name="T19">Модуль системы: ✓ Рабочее место оператора <text:s text:c="31"/>│</text:span></text:p>
      <text:p text:style-name="P10">│ <text:s text:c="76"/>│</text:p>
      <text:p text:style-name="P10">│ <text:s text:c="3"/><text:span text:style-name="T19">Краткое описание: При нажатии кнопки "Взять в работу" заявка не <text:s text:c="8"/>│</text:span></text:p>
      <text:p text:style-name="P10">│ <text:s text:c="3"/><text:span text:style-name="T19">меняет статус, кнопка не реагирует. <text:s text:c="36"/>│</text:span></text:p>
      <text:p text:style-name="P10">│ <text:s text:c="76"/>│</text:p>
      <text:p text:style-name="P10">│ <text:s text:c="3"/><text:span text:style-name="T19">Ожидаемое поведение: Статус заявки должен измениться на "В работе", <text:s text:c="4"/>│</text:span></text:p>
      <text:p text:style-name="P10">│ <text:s text:c="3"/><text:span text:style-name="T19">заявка должна закрепиться за оператором. <text:s text:c="32"/>│</text:span></text:p>
      <text:p text:style-name="P10">│ <text:s text:c="76"/>│</text:p>
      <text:p text:style-name="P10">│ <text:s text:c="3"/><text:span text:style-name="T19">Фактическое поведение: Кнопка нажимается, но ничего не происходит, <text:s text:c="5"/>│</text:span></text:p>
      <text:p text:style-name="P10">│ <text:s text:c="3"/><text:span text:style-name="T19">статус остается "Новая". <text:s text:c="48"/>│</text:span></text:p>
      <text:p text:style-name="P10">│ <text:s text:c="76"/>│</text:p>
      <text:p text:style-name="P10">│ <text:span text:style-name="T19">3. УСЛОВИЯ ВОЗНИКНОВЕНИЯ <text:s text:c="50"/>│</text:span></text:p>
      <text:p text:style-name="P10">│ <text:s text:c="3"/><text:span text:style-name="T19">Шаги для воспроизведения: <text:s text:c="46"/>│</text:span></text:p>
      <text:p text:style-name="P10">│ <text:s text:c="3"/><text:span text:style-name="T19">1. Открыть список активных заявок <text:s text:c="38"/>│</text:span></text:p>
      <text:p text:style-name="P10">│ <text:s text:c="3"/><text:span text:style-name="T19">2. Выбрать любую заявку со статусом "Новая" <text:s text:c="28"/>│</text:span></text:p>
      <text:p text:style-name="P10">│ <text:s text:c="3"/><text:span text:style-name="T19">3. Нажать кнопку "Взять в работу" <text:s text:c="38"/>│</text:span></text:p>
      <text:p text:style-name="P10">│ <text:s text:c="76"/>│</text:p>
      <text:p text:style-name="P10">│ <text:s text:c="3"/><text:span text:style-name="T19">Частота проявления: ✓ Постоянно <text:s text:c="41"/>│</text:span></text:p>
      <text:p text:style-name="P10">│ <text:s text:c="76"/>│</text:p>
      <text:p text:style-name="P10">│ <text:span text:style-name="T19">4. ОКРУЖЕНИЕ <text:s text:c="62"/>│</text:span></text:p>
      <text:p text:style-name="P10">│ <text:s text:c="3"/><text:span text:style-name="T19">Версия АИС: 2.0 <text:s text:c="56"/>│</text:span></text:p>
      <text:p text:style-name="P10">│ <text:s text:c="3"/><text:span text:style-name="T19">Операционная система: Windows 10 Pro <text:s text:c="35"/>│</text:span></text:p>
      <text:p text:style-name="P10">│ <text:s text:c="3"/><text:span text:style-name="T19">Браузер (если веб-версия): - (десктоп-приложение) <text:s text:c="22"/>│</text:span></text:p>
      <text:p text:style-name="P10">│ <text:s text:c="3"/><text:span text:style-name="T19">IP-адрес (если известно): 192.168.1.67 <text:s text:c="33"/>│</text:span></text:p>
      <text:p text:style-name="P10">│ <text:s text:c="76"/>│</text:p>
      <text:p text:style-name="P10">│ <text:span text:style-name="T19">5. ВЛОЖЕНИЯ <text:s text:c="63"/>│</text:span></text:p>
      <text:p text:style-name="P10">│ <text:s text:c="3"/>✓ <text:span text:style-name="T19">Скриншот <text:s text:c="61"/>│</text:span></text:p>
      <text:p text:style-name="P10">│ <text:s text:c="3"/><text:span text:style-name="T19">Имена файлов: error_screenshot_20250315.png <text:s text:c="28"/>│</text:span></text:p>
      <text:p text:style-name="P10">│ <text:s text:c="76"/>│</text:p>
      <text:p text:style-name="P10">│ <text:span text:style-name="T19">6. КРИТИЧНОСТЬ <text:s text:c="60"/>│</text:span></text:p>
      <text:p text:style-name="P10">│ <text:s text:c="3"/>✓ <text:span text:style-name="T19">Высокая (важная функция не работает) <text:s text:c="33"/>│</text:span></text:p>
      <text:p text:style-name="P10">│ <text:s text:c="76"/>│</text:p>
      <text:p text:style-name="P10"><text:soft-page-break/>│ <text:span text:style-name="T19">7. ДОПОЛНИТЕЛЬНАЯ ИНФОРМАЦИЯ <text:s text:c="46"/>│</text:span></text:p>
      <text:p text:style-name="P10">│ <text:s text:c="3"/><text:span text:style-name="T19">Проблема возникает на всех заявках. Перезапуск приложения не помог. <text:s text:c="4"/>│</text:span></text:p>
      <text:p text:style-name="P10">│ <text:s text:c="3"/><text:span text:style-name="T19">Другие операторы подтверждают проблему. <text:s text:c="33"/>│</text:span></text:p>
      <text:p text:style-name="P10">│ <text:s text:c="76"/>│</text:p>
      <text:p text:style-name="P10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0">│ <text:s text:c="25"/><text:span text:style-name="T19">ДЛЯ СЛУЖЕБНОГО ПОЛЬЗОВАНИЯ <text:s text:c="23"/>│</text:span></text:p>
      <text:p text:style-name="P10">│ <text:s text:c="76"/>│</text:p>
      <text:p text:style-name="P10">│ <text:span text:style-name="T19">8. РЕГИСТРАЦИЯ <text:s text:c="60"/>│</text:span></text:p>
      <text:p text:style-name="P10">│ <text:s text:c="3"/><text:span text:style-name="T19">Дата регистрации: 15 . 03 . 2025 <text:s text:c="7"/>Время: 10 : 35 <text:s text:c="17"/>│</text:span></text:p>
      <text:p text:style-name="P10">│ <text:s text:c="3"/><text:span text:style-name="T19">Зарегистрировал: Сидоров Павел (администратор) <text:s text:c="25"/>│</text:span></text:p>
      <text:p text:style-name="P10">│ <text:s text:c="3"/><text:span text:style-name="T19">Номер в системе учета: BUG-2025-0315-001 <text:s text:c="31"/>│</text:span></text:p>
      <text:p text:style-name="P10">│ <text:s text:c="76"/>│</text:p>
      <text:p text:style-name="P10">│ <text:span text:style-name="T19">9. КЛАССИФИКАЦИЯ <text:s text:c="58"/>│</text:span></text:p>
      <text:p text:style-name="P10">│ <text:s text:c="3"/><text:span text:style-name="T19">Тип: ✓ Программная <text:s text:c="54"/>│</text:span></text:p>
      <text:p text:style-name="P10">│ <text:s text:c="3"/><text:span text:style-name="T19">Приоритет: ✓ 2 (высокий) <text:s text:c="47"/>│</text:span></text:p>
      <text:p text:style-name="P10">│ <text:s text:c="3"/><text:span text:style-name="T19">Назначено: Иванов И. (разработчик) <text:s text:c="37"/>│</text:span></text:p>
      <text:p text:style-name="P10">│ <text:s text:c="3"/><text:span text:style-name="T19">Срок исполнения: 16 . 03 . 2025 <text:s text:c="40"/>│</text:span></text:p>
      <text:p text:style-name="P10">│ <text:s text:c="76"/>│</text:p>
      <text:p text:style-name="P10">│ <text:span text:style-name="T19">10. РЕШЕНИЕ <text:s text:c="63"/>│</text:span></text:p>
      <text:p text:style-name="P10">│ <text:s text:c="3"/><text:span text:style-name="T19">Описание решения: Ошибка в обработчике кнопки: неверно указан ID <text:s text:c="7"/>│</text:span></text:p>
      <text:p text:style-name="P10">│ <text:s text:c="3"/><text:span text:style-name="T19">элемента. Исправлен селектор, проведено тестирование. <text:s text:c="18"/>│</text:span></text:p>
      <text:p text:style-name="P10">│ <text:s text:c="76"/>│</text:p>
      <text:p text:style-name="P10">│ <text:s text:c="3"/><text:span text:style-name="T19">Исправлено в версии: 2.0.1 <text:s text:c="45"/>│</text:span></text:p>
      <text:p text:style-name="P10">│ <text:s text:c="3"/><text:span text:style-name="T19">Дата исправления: 16 . 03 . 2025 <text:s text:c="39"/>│</text:span></text:p>
      <text:p text:style-name="P10">│ <text:s text:c="3"/><text:span text:style-name="T19">Исполнитель: Иванов И. <text:s text:c="49"/>│</text:span></text:p>
      <text:p text:style-name="P10">│ <text:s text:c="76"/>│</text:p>
      <text:p text:style-name="P10">│ <text:span text:style-name="T19">11. ПРОВЕРКА <text:s text:c="62"/>│</text:span></text:p>
      <text:p text:style-name="P10">│ <text:s text:c="3"/><text:span text:style-name="T19">Проверил: Петрова Анна <text:s text:c="50"/>│</text:span></text:p>
      <text:p text:style-name="P10">│ <text:s text:c="3"/><text:span text:style-name="T19">Результат проверки: ✓ Исправлено <text:s text:c="39"/>│</text:span></text:p>
      <text:p text:style-name="P10">│ <text:s text:c="3"/><text:span text:style-name="T19">Дата проверки: 17 . 03 . 2025 <text:s text:c="42"/>│</text:span></text:p>
      <text:p text:style-name="P10">│ <text:s text:c="76"/>│</text:p>
      <text:p text:style-name="P10">│ <text:span text:style-name="T19">12. ЗАКРЫТИЕ <text:s text:c="62"/>│</text:span></text:p>
      <text:p text:style-name="P10">│ <text:s text:c="3"/><text:span text:style-name="T19">Дата закрытия: 17 . 03 . 2025 <text:s text:c="42"/>│</text:span></text:p>
      <text:p text:style-name="P10">│ <text:s text:c="3"/><text:span text:style-name="T19">Закрыл: Сидоров Павел <text:s text:c="50"/>│</text:span></text:p>
      <text:p text:style-name="P10">│ <text:s text:c="76"/>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5" text:outline-level="3">9. Анализ причин ошибок</text:h>
      <table:table table:name="Таблица65" table:style-name="Таблица65">
        <table:table-column table:style-name="Таблица65.A"/>
        <table:table-column table:style-name="Таблица65.B"/>
        <table:table-column table:style-name="Таблица65.C"/>
        <table:table-header-rows>
          <table:table-row>
            <table:table-cell table:style-name="Таблица65.A1" office:value-type="string">
              <text:p text:style-name="P30">Группа причин</text:p>
            </table:table-cell>
            <table:table-cell table:style-name="Таблица65.A1" office:value-type="string">
              <text:p text:style-name="P30">Конкретные причины</text:p>
            </table:table-cell>
            <table:table-cell table:style-name="Таблица65.A1" office:value-type="string">
              <text:p text:style-name="P30">Меры предотвращения</text:p>
            </table:table-cell>
          </table:table-row>
        </table:table-header-rows>
        <table:table-row>
          <table:table-cell table:style-name="Таблица65.A2" office:value-type="string">
            <text:p text:style-name="P18"><text:span text:style-name="Strong_20_Emphasis"><text:span text:style-name="T7">Ошибки проектирования</text:span></text:span></text:p>
          </table:table-cell>
          <table:table-cell table:style-name="Таблица65.A2" office:value-type="string">
            <text:p text:style-name="P20">- Неполнота требований<text:line-break/>- Неверная архитектура<text:line-break/><text:soft-page-break/>- Ошибки в алгоритмах</text:p>
          </table:table-cell>
          <table:table-cell table:style-name="Таблица65.A2" office:value-type="string">
            <text:p text:style-name="P20">- Тщательный анализ требований<text:line-break/><text:soft-page-break/>- Прототипирование<text:line-break/>- Рецензирование архитектуры</text:p>
          </table:table-cell>
        </table:table-row>
        <table:table-row>
          <table:table-cell table:style-name="Таблица65.A2" office:value-type="string">
            <text:p text:style-name="P18"><text:span text:style-name="Strong_20_Emphasis"><text:span text:style-name="T7">Ошибки реализации (кодирования)</text:span></text:span></text:p>
          </table:table-cell>
          <table:table-cell table:style-name="Таблица65.A2" office:value-type="string">
            <text:p text:style-name="P20">- Синтаксические ошибки<text:line-break/>- Логические ошибки<text:line-break/>- Неучтенные граничные случаи</text:p>
          </table:table-cell>
          <table:table-cell table:style-name="Таблица65.A2" office:value-type="string">
            <text:p text:style-name="P20">- Code review<text:line-break/>- Модульное тестирование<text:line-break/>- Стандарты кодирования</text:p>
          </table:table-cell>
        </table:table-row>
        <table:table-row>
          <table:table-cell table:style-name="Таблица65.A2" office:value-type="string">
            <text:p text:style-name="P18"><text:span text:style-name="Strong_20_Emphasis"><text:span text:style-name="T7">Ошибки данных</text:span></text:span></text:p>
          </table:table-cell>
          <table:table-cell table:style-name="Таблица65.A2" office:value-type="string">
            <text:p text:style-name="P20">- Некорректные входные данные<text:line-break/>- Нарушение целостности БД<text:line-break/>- Конфликты версий</text:p>
          </table:table-cell>
          <table:table-cell table:style-name="Таблица65.A2" office:value-type="string">
            <text:p text:style-name="P20">- Валидация входных данных<text:line-break/>- Ограничения БД<text:line-break/>- Контроль версий</text:p>
          </table:table-cell>
        </table:table-row>
        <table:table-row>
          <table:table-cell table:style-name="Таблица65.A2" office:value-type="string">
            <text:p text:style-name="P18"><text:span text:style-name="Strong_20_Emphasis"><text:span text:style-name="T7">Неправильные действия пользователей</text:span></text:span></text:p>
          </table:table-cell>
          <table:table-cell table:style-name="Таблица65.A2" office:value-type="string">
            <text:p text:style-name="P20">- Незнание функционала<text:line-break/>- Ошибочный ввод<text:line-break/>- Нарушение инструкций</text:p>
          </table:table-cell>
          <table:table-cell table:style-name="Таблица65.A2" office:value-type="string">
            <text:p text:style-name="P20">- Обучение<text:line-break/>- Понятный интерфейс<text:line-break/>- Подтверждение действий</text:p>
          </table:table-cell>
        </table:table-row>
        <table:table-row>
          <table:table-cell table:style-name="Таблица65.A2" office:value-type="string">
            <text:p text:style-name="P18"><text:span text:style-name="Strong_20_Emphasis"><text:span text:style-name="T7">Проблемы окружения</text:span></text:span></text:p>
          </table:table-cell>
          <table:table-cell table:style-name="Таблица65.A2" office:value-type="string">
            <text:p text:style-name="P20">- Несовместимость ПО<text:line-break/>- Аппаратные сбои<text:line-break/>- Сетевые проблемы</text:p>
          </table:table-cell>
          <table:table-cell table:style-name="Таблица65.A2" office:value-type="string">
            <text:p text:style-name="P19">- Тестирование на разных конфигурациях<text:line-break/>- Мониторинг<text:line-break/>- Резервирование</text:p>
          </table:table-cell>
        </table:table-row>
      </table:table>
      <text:h text:style-name="P5" text:outline-level="3">10. Приоритизация ошибок</text:h>
      <text:p text:style-name="P89">Порядок устранения ошибок определяется по матрице приоритетов:</text:p>
      <table:table table:name="Таблица66" table:style-name="Таблица66">
        <table:table-column table:style-name="Таблица66.A"/>
        <table:table-column table:style-name="Таблица66.B" table:number-columns-repeated="2"/>
        <table:table-column table:style-name="Таблица66.D"/>
        <table:table-header-rows>
          <table:table-row>
            <table:table-cell table:style-name="Таблица66.A1" office:value-type="string">
              <text:p text:style-name="P30">Критичность / Частота</text:p>
            </table:table-cell>
            <table:table-cell table:style-name="Таблица66.A1" office:value-type="string">
              <text:p text:style-name="P30">Постоянно</text:p>
            </table:table-cell>
            <table:table-cell table:style-name="Таблица66.A1" office:value-type="string">
              <text:p text:style-name="P30">Периодически</text:p>
            </table:table-cell>
            <table:table-cell table:style-name="Таблица66.A1" office:value-type="string">
              <text:p text:style-name="P30">Редко</text:p>
            </table:table-cell>
          </table:table-row>
        </table:table-header-rows>
        <table:table-row>
          <table:table-cell table:style-name="Таблица66.A2" office:value-type="string">
            <text:p text:style-name="P18"><text:span text:style-name="Strong_20_Emphasis"><text:span text:style-name="T7">Критическая</text:span></text:span></text:p>
          </table:table-cell>
          <table:table-cell table:style-name="Таблица66.A2" office:value-type="string">
            <text:p text:style-name="P20">1 (критический)</text:p>
          </table:table-cell>
          <table:table-cell table:style-name="Таблица66.A2" office:value-type="string">
            <text:p text:style-name="P20">1 (критический)</text:p>
          </table:table-cell>
          <table:table-cell table:style-name="Таблица66.A2" office:value-type="string">
            <text:p text:style-name="P20">2 (высокий)</text:p>
          </table:table-cell>
        </table:table-row>
        <table:table-row>
          <table:table-cell table:style-name="Таблица66.A2" office:value-type="string">
            <text:p text:style-name="P18"><text:span text:style-name="Strong_20_Emphasis"><text:span text:style-name="T7">Высокая</text:span></text:span></text:p>
          </table:table-cell>
          <table:table-cell table:style-name="Таблица66.A2" office:value-type="string">
            <text:p text:style-name="P20">1 (критический)</text:p>
          </table:table-cell>
          <table:table-cell table:style-name="Таблица66.A2" office:value-type="string">
            <text:p text:style-name="P20">2 (высокий)</text:p>
          </table:table-cell>
          <table:table-cell table:style-name="Таблица66.A2" office:value-type="string">
            <text:p text:style-name="P20">3 (средний)</text:p>
          </table:table-cell>
        </table:table-row>
        <table:table-row>
          <table:table-cell table:style-name="Таблица66.A2" office:value-type="string">
            <text:p text:style-name="P18"><text:span text:style-name="Strong_20_Emphasis"><text:span text:style-name="T7">Средняя</text:span></text:span></text:p>
          </table:table-cell>
          <table:table-cell table:style-name="Таблица66.A2" office:value-type="string">
            <text:p text:style-name="P20">2 (высокий)</text:p>
          </table:table-cell>
          <table:table-cell table:style-name="Таблица66.A2" office:value-type="string">
            <text:p text:style-name="P20">3 (средний)</text:p>
          </table:table-cell>
          <table:table-cell table:style-name="Таблица66.A2" office:value-type="string">
            <text:p text:style-name="P20">4 (низкий)</text:p>
          </table:table-cell>
        </table:table-row>
        <table:table-row>
          <table:table-cell table:style-name="Таблица66.A2" office:value-type="string">
            <text:p text:style-name="P18"><text:span text:style-name="Strong_20_Emphasis"><text:span text:style-name="T7">Низкая</text:span></text:span></text:p>
          </table:table-cell>
          <table:table-cell table:style-name="Таблица66.A2" office:value-type="string">
            <text:p text:style-name="P20">3 (средний)</text:p>
          </table:table-cell>
          <table:table-cell table:style-name="Таблица66.A2" office:value-type="string">
            <text:p text:style-name="P20">4 (низкий)</text:p>
          </table:table-cell>
          <table:table-cell table:style-name="Таблица66.A2" office:value-type="string">
            <text:p text:style-name="P19">4 (низкий)</text:p>
          </table:table-cell>
        </table:table-row>
      </table:table>
      <text:p text:style-name="P34"><text:span text:style-name="Strong_20_Emphasis"><text:span text:style-name="T14">Правила приоритизации:</text:span></text:span></text:p>
      <text:list text:style-name="L34">
        <text:list-item>
          <text:p text:style-name="P111">Критические ошибки, блокирующие работу — исправляются немедленно;</text:p>
        </text:list-item>
        <text:list-item>
          <text:p text:style-name="P111">Высокие ошибки, влияющие на ключевые функции — в первую очередь;</text:p>
        </text:list-item>
        <text:list-item>
          <text:p text:style-name="P111"><text:soft-page-break/>Средние ошибки — в плановом порядке;</text:p>
        </text:list-item>
        <text:list-item>
          <text:p text:style-name="P111">Низкие ошибки — по мере возможности или в составе следующих версий.</text:p>
        </text:list-item>
      </text:list>
      <text:h text:style-name="P5" text:outline-level="3">11. Меры по устранению ошибок</text:h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column table:style-name="Таблица67.D"/>
        <table:table-header-rows>
          <table:table-row>
            <table:table-cell table:style-name="Таблица67.A1" office:value-type="string">
              <text:p text:style-name="P30">Группа ошибок</text:p>
            </table:table-cell>
            <table:table-cell table:style-name="Таблица67.A1" office:value-type="string">
              <text:p text:style-name="P30">Меры устранения</text:p>
            </table:table-cell>
            <table:table-cell table:style-name="Таблица67.A1" office:value-type="string">
              <text:p text:style-name="P30">Ответственный</text:p>
            </table:table-cell>
            <table:table-cell table:style-name="Таблица67.A1" office:value-type="string">
              <text:p text:style-name="P30">Сроки</text:p>
            </table:table-cell>
          </table:table-row>
        </table:table-header-rows>
        <table:table-row>
          <table:table-cell table:style-name="Таблица67.A2" office:value-type="string">
            <text:p text:style-name="P18"><text:span text:style-name="Strong_20_Emphasis"><text:span text:style-name="T7">Программные</text:span></text:span></text:p>
          </table:table-cell>
          <table:table-cell table:style-name="Таблица67.A2" office:value-type="string">
            <text:p text:style-name="P20">- Исправление кода<text:line-break/>- Модульное тестирование<text:line-break/>- Регрессионное тестирование</text:p>
          </table:table-cell>
          <table:table-cell table:style-name="Таблица67.A2" office:value-type="string">
            <text:p text:style-name="P20">Разработчик</text:p>
          </table:table-cell>
          <table:table-cell table:style-name="Таблица67.A2" office:value-type="string">
            <text:p text:style-name="P20">В соответствии с приоритетом</text:p>
          </table:table-cell>
        </table:table-row>
        <table:table-row>
          <table:table-cell table:style-name="Таблица67.A2" office:value-type="string">
            <text:p text:style-name="P18"><text:span text:style-name="Strong_20_Emphasis"><text:span text:style-name="T7">Пользовательские</text:span></text:span></text:p>
          </table:table-cell>
          <table:table-cell table:style-name="Таблица67.A2" office:value-type="string">
            <text:p text:style-name="P20">- Доработка интерфейса<text:line-break/>- Уточнение инструкций<text:line-break/>- Дополнительное обучение</text:p>
          </table:table-cell>
          <table:table-cell table:style-name="Таблица67.A2" office:value-type="string">
            <text:p text:style-name="P20">Аналитик, администратор</text:p>
          </table:table-cell>
          <table:table-cell table:style-name="Таблица67.A2" office:value-type="string">
            <text:p text:style-name="P20">При накоплении проблем</text:p>
          </table:table-cell>
        </table:table-row>
        <table:table-row>
          <table:table-cell table:style-name="Таблица67.A2" office:value-type="string">
            <text:p text:style-name="P18"><text:span text:style-name="Strong_20_Emphasis"><text:span text:style-name="T7">Аппаратные</text:span></text:span></text:p>
          </table:table-cell>
          <table:table-cell table:style-name="Таблица67.A2" office:value-type="string">
            <text:p text:style-name="P20">- Замена оборудования<text:line-break/>- Ремонт<text:line-break/>- Настройка резервирования</text:p>
          </table:table-cell>
          <table:table-cell table:style-name="Таблица67.A2" office:value-type="string">
            <text:p text:style-name="P20">Администратор</text:p>
          </table:table-cell>
          <table:table-cell table:style-name="Таблица67.A2" office:value-type="string">
            <text:p text:style-name="P20">Немедленно</text:p>
          </table:table-cell>
        </table:table-row>
        <table:table-row>
          <table:table-cell table:style-name="Таблица67.A2" office:value-type="string">
            <text:p text:style-name="P18"><text:span text:style-name="Strong_20_Emphasis"><text:span text:style-name="T7">Сетевые</text:span></text:span></text:p>
          </table:table-cell>
          <table:table-cell table:style-name="Таблица67.A2" office:value-type="string">
            <text:p text:style-name="P20">- Настройка оборудования<text:line-break/>- Оптимизация<text:line-break/>- Резервные каналы</text:p>
          </table:table-cell>
          <table:table-cell table:style-name="Таблица67.A2" office:value-type="string">
            <text:p text:style-name="P20">Администратор</text:p>
          </table:table-cell>
          <table:table-cell table:style-name="Таблица67.A2" office:value-type="string">
            <text:p text:style-name="P20">В зависимости от критичности</text:p>
          </table:table-cell>
        </table:table-row>
        <table:table-row>
          <table:table-cell table:style-name="Таблица67.A2" office:value-type="string">
            <text:p text:style-name="P18"><text:span text:style-name="Strong_20_Emphasis"><text:span text:style-name="T7">Данных</text:span></text:span></text:p>
          </table:table-cell>
          <table:table-cell table:style-name="Таблица67.A2" office:value-type="string">
            <text:p text:style-name="P20">- Коррекция данных<text:line-break/>- Восстановление из резервной копии<text:line-break/>- Доработка валидации</text:p>
          </table:table-cell>
          <table:table-cell table:style-name="Таблица67.A2" office:value-type="string">
            <text:p text:style-name="P20">Администратор, разработчик</text:p>
          </table:table-cell>
          <table:table-cell table:style-name="Таблица67.A2" office:value-type="string">
            <text:p text:style-name="P19">Немедленно при потере данных</text:p>
          </table:table-cell>
        </table:table-row>
      </table:table>
      <text:h text:style-name="P5" text:outline-level="3">12. План устранения ошибок</text:h>
      <text:p text:style-name="P34"><text:span text:style-name="Strong_20_Emphasis"><text:span text:style-name="T14">Таблица 26 – План устранения ошибок (пример)</text:span></text:span></text:p>
      <table:table table:name="Таблица68" table:style-name="Таблица68">
        <table:table-column table:style-name="Таблица68.A"/>
        <table:table-column table:style-name="Таблица68.B"/>
        <table:table-column table:style-name="Таблица68.C"/>
        <table:table-column table:style-name="Таблица68.D"/>
        <table:table-column table:style-name="Таблица68.E"/>
        <table:table-column table:style-name="Таблица68.F"/>
        <table:table-header-rows>
          <table:table-row>
            <table:table-cell table:style-name="Таблица68.A1" office:value-type="string">
              <text:p text:style-name="P30">Ошибка</text:p>
            </table:table-cell>
            <table:table-cell table:style-name="Таблица68.A1" office:value-type="string">
              <text:p text:style-name="P30">Причина</text:p>
            </table:table-cell>
            <table:table-cell table:style-name="Таблица68.A1" office:value-type="string">
              <text:p text:style-name="P30">Мера устранения</text:p>
            </table:table-cell>
            <table:table-cell table:style-name="Таблица68.A1" office:value-type="string">
              <text:p text:style-name="P30">Ответственный</text:p>
            </table:table-cell>
            <table:table-cell table:style-name="Таблица68.A1" office:value-type="string">
              <text:p text:style-name="P30">Срок</text:p>
            </table:table-cell>
            <table:table-cell table:style-name="Таблица68.A1" office:value-type="string">
              <text:p text:style-name="P30">Статус</text:p>
            </table:table-cell>
          </table:table-row>
        </table:table-header-rows>
        <table:table-row>
          <table:table-cell table:style-name="Таблица68.A2" office:value-type="string">
            <text:p text:style-name="P20">Не работает кнопка "Взять в работу"</text:p>
          </table:table-cell>
          <table:table-cell table:style-name="Таблица68.A2" office:value-type="string">
            <text:p text:style-name="P20">Ошибка в JavaScript-обработчике</text:p>
          </table:table-cell>
          <table:table-cell table:style-name="Таблица68.A2" office:value-type="string">
            <text:p text:style-name="P20">Исправить селектор, провести <text:soft-page-break/>тестирование</text:p>
          </table:table-cell>
          <table:table-cell table:style-name="Таблица68.A2" office:value-type="string">
            <text:p text:style-name="P20">Иванов И.</text:p>
          </table:table-cell>
          <table:table-cell table:style-name="Таблица68.A2" office:value-type="string">
            <text:p text:style-name="P20">16.03.2025</text:p>
          </table:table-cell>
          <table:table-cell table:style-name="Таблица68.A2" office:value-type="string">
            <text:p text:style-name="P20">Исправлено</text:p>
          </table:table-cell>
        </table:table-row>
        <table:table-row>
          <table:table-cell table:style-name="Таблица68.A2" office:value-type="string">
            <text:p text:style-name="P20">Бот не находит статью "Восстановление пароля"</text:p>
          </table:table-cell>
          <table:table-cell table:style-name="Таблица68.A2" office:value-type="string">
            <text:p text:style-name="P20">Неверные ключевые слова в статье</text:p>
          </table:table-cell>
          <table:table-cell table:style-name="Таблица68.A2" office:value-type="string">
            <text:p text:style-name="P20">Добавить ключевые слова, обновить индексы</text:p>
          </table:table-cell>
          <table:table-cell table:style-name="Таблица68.A2" office:value-type="string">
            <text:p text:style-name="P20">Петрова А.</text:p>
          </table:table-cell>
          <table:table-cell table:style-name="Таблица68.A2" office:value-type="string">
            <text:p text:style-name="P20">17.03.2025</text:p>
          </table:table-cell>
          <table:table-cell table:style-name="Таблица68.A2" office:value-type="string">
            <text:p text:style-name="P20">В работе</text:p>
          </table:table-cell>
        </table:table-row>
        <table:table-row>
          <table:table-cell table:style-name="Таблица68.A2" office:value-type="string">
            <text:p text:style-name="P20">Зависание при загрузке списка заявок (более 100)</text:p>
          </table:table-cell>
          <table:table-cell table:style-name="Таблица68.A2" office:value-type="string">
            <text:p text:style-name="P20">Неоптимальный запрос к БД</text:p>
          </table:table-cell>
          <table:table-cell table:style-name="Таблица68.A2" office:value-type="string">
            <text:p text:style-name="P20">Оптимизировать запрос, добавить индексы</text:p>
          </table:table-cell>
          <table:table-cell table:style-name="Таблица68.A2" office:value-type="string">
            <text:p text:style-name="P20">Иванов И.</text:p>
          </table:table-cell>
          <table:table-cell table:style-name="Таблица68.A2" office:value-type="string">
            <text:p text:style-name="P20">20.03.2025</text:p>
          </table:table-cell>
          <table:table-cell table:style-name="Таблица68.A2" office:value-type="string">
            <text:p text:style-name="P20">Назначено</text:p>
          </table:table-cell>
        </table:table-row>
        <table:table-row>
          <table:table-cell table:style-name="Таблица68.A2" office:value-type="string">
            <text:p text:style-name="P20">Опечатка в сообщении об ошибке</text:p>
          </table:table-cell>
          <table:table-cell table:style-name="Таблица68.A2" office:value-type="string">
            <text:p text:style-name="P20">Невнимательность</text:p>
          </table:table-cell>
          <table:table-cell table:style-name="Таблица68.A2" office:value-type="string">
            <text:p text:style-name="P20">Исправить текст</text:p>
          </table:table-cell>
          <table:table-cell table:style-name="Таблица68.A2" office:value-type="string">
            <text:p text:style-name="P20">Сидоров П.</text:p>
          </table:table-cell>
          <table:table-cell table:style-name="Таблица68.A2" office:value-type="string">
            <text:p text:style-name="P20">25.03.2025</text:p>
          </table:table-cell>
          <table:table-cell table:style-name="Таблица68.A2" office:value-type="string">
            <text:p text:style-name="P19">Открыто</text:p>
          </table:table-cell>
        </table:table-row>
      </table:table>
      <text:h text:style-name="P5" text:outline-level="3">13. Выводы</text:h>
      <text:list text:style-name="L35">
        <text:list-item>
          <text:p text:style-name="P52"><text:span text:style-name="Strong_20_Emphasis"><text:span text:style-name="T14">Регистрация ошибок является критически важным процессом</text:span></text:span><text:span text:style-name="T15"> для обеспечения качества и надежности информационной системы. Без систематического сбора информации об ошибках невозможно их эффективное устранение.</text:span></text:p>
        </text:list-item>
        <text:list-item>
          <text:p text:style-name="P52"><text:span text:style-name="Strong_20_Emphasis"><text:span text:style-name="T14">Корректное описание ошибки</text:span></text:span><text:span text:style-name="T15"> (с указанием шагов воспроизведения, условий возникновения, окружения) значительно ускоряет ее диагностику и исправление. Хорошо описанная ошибка — наполовину исправленная ошибка.</text:span></text:p>
        </text:list-item>
        <text:list-item>
          <text:p text:style-name="P52"><text:span text:style-name="Strong_20_Emphasis"><text:span text:style-name="T14">Классификация ошибок по критичности</text:span></text:span><text:span text:style-name="T15"> позволяет правильно распределять ресурсы и обеспечивать решение наиболее важных проблем в первую очередь.</text:span></text:p>
        </text:list-item>
        <text:list-item>
          <text:p text:style-name="P53"><text:span text:style-name="Strong_20_Emphasis"><text:span text:style-name="T14">Использование специализированных систем отслеживания ошибок (Bug Tracker)</text:span></text:span><text:span text:style-name="T15"> обеспечивает:</text:span></text:p>
          <text:list>
            <text:list-item>
              <text:p text:style-name="P112">Централизованное хранение информации;</text:p>
            </text:list-item>
            <text:list-item>
              <text:p text:style-name="P112">Управление жизненным циклом ошибки;</text:p>
            </text:list-item>
            <text:list-item>
              <text:p text:style-name="P112">Назначение ответственных;</text:p>
            </text:list-item>
            <text:list-item>
              <text:p text:style-name="P112">Контроль сроков;</text:p>
            </text:list-item>
            <text:list-item>
              <text:p text:style-name="P112">Аналитику и статистику.</text:p>
            </text:list-item>
          </text:list>
        </text:list-item>
        <text:list-item>
          <text:p text:style-name="P52"><text:span text:style-name="Strong_20_Emphasis"><text:span text:style-name="T14">Анализ причин ошибок</text:span></text:span><text:span text:style-name="T15"> помогает выявить системные проблемы и предотвратить их появление в будущем (например, если много ошибок связано с непониманием интерфейса, нужно улучшить документацию или провести обучение).</text:span></text:p>
        </text:list-item>
        <text:list-item>
          <text:p text:style-name="P52"><text:span text:style-name="Strong_20_Emphasis"><text:span text:style-name="T14">Обратная связь с пользователями</text:span></text:span><text:span text:style-name="T15"> (уведомление об исправлении, проверка решения) повышает их доверие к системе и мотивирует сообщать о проблемах.</text:span></text:p>
        </text:list-item>
      </text:list>
      <text:p text:style-name="P89"><text:soft-page-break/>Таким образом, правильно организованный процесс сбора и обработки информации об ошибках является основой для постоянного улучшения качества информационной системы и повышения удовлетворенности пользователей.</text:p>
      <text:p text:style-name="P17"/>
      <text:h text:style-name="P3" text:outline-level="2">№<text:span text:style-name="T2">16: ВЫПОЛНЕНИЕ ТЕХНИЧЕСКОГО СОПРОВОЖДЕНИЯ ИС</text:span></text:h>
      <text:h text:style-name="P5" text:outline-level="3">1. Изучение понятия технического сопровождения ИС</text:h>
      <text:p text:style-name="P34"><text:span text:style-name="Strong_20_Emphasis"><text:span text:style-name="T14">Техническое сопровождение информационной системы</text:span></text:span><text:span text:style-name="T15"> — это комплекс мероприятий, направленных на обеспечение работоспособности аппаратного и программного обеспечения, поддержание инфраструктуры, необходимой для функционирования ИС, и восстановление системы при сбоях.</text:span></text:p>
      <text:p text:style-name="P34"><text:span text:style-name="Strong_20_Emphasis"><text:span text:style-name="T14">Отличие технического сопровождения от функционального:</text:span></text:span></text:p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header-rows>
          <table:table-row>
            <table:table-cell table:style-name="Таблица69.A1" office:value-type="string">
              <text:p text:style-name="P30">Характеристика</text:p>
            </table:table-cell>
            <table:table-cell table:style-name="Таблица69.A1" office:value-type="string">
              <text:p text:style-name="P30">Техническое сопровождение</text:p>
            </table:table-cell>
            <table:table-cell table:style-name="Таблица69.A1" office:value-type="string">
              <text:p text:style-name="P30">Функциональное сопровождение</text:p>
            </table:table-cell>
          </table:table-row>
        </table:table-header-rows>
        <table:table-row>
          <table:table-cell table:style-name="Таблица69.A2" office:value-type="string">
            <text:p text:style-name="P18"><text:span text:style-name="Strong_20_Emphasis"><text:span text:style-name="T7">Объект</text:span></text:span></text:p>
          </table:table-cell>
          <table:table-cell table:style-name="Таблица69.A2" office:value-type="string">
            <text:p text:style-name="P20">Аппаратное обеспечение, ОС, СУБД, сетевая инфраструктура</text:p>
          </table:table-cell>
          <table:table-cell table:style-name="Таблица69.A2" office:value-type="string">
            <text:p text:style-name="P20">Бизнес-логика, функции системы, пользовательские сценарии</text:p>
          </table:table-cell>
        </table:table-row>
        <table:table-row>
          <table:table-cell table:style-name="Таблица69.A2" office:value-type="string">
            <text:p text:style-name="P18"><text:span text:style-name="Strong_20_Emphasis"><text:span text:style-name="T7">Цель</text:span></text:span></text:p>
          </table:table-cell>
          <table:table-cell table:style-name="Таблица69.A2" office:value-type="string">
            <text:p text:style-name="P20">Обеспечить бесперебойную работу инфраструктуры</text:p>
          </table:table-cell>
          <table:table-cell table:style-name="Таблица69.A2" office:value-type="string">
            <text:p text:style-name="P20">Обеспечить корректную реализацию бизнес-процессов</text:p>
          </table:table-cell>
        </table:table-row>
        <table:table-row>
          <table:table-cell table:style-name="Таблица69.A2" office:value-type="string">
            <text:p text:style-name="P18"><text:span text:style-name="Strong_20_Emphasis"><text:span text:style-name="T7">Типовые задачи</text:span></text:span></text:p>
          </table:table-cell>
          <table:table-cell table:style-name="Таблица69.A2" office:value-type="string">
            <text:p text:style-name="P20">Установка обновлений, резервное копирование, мониторинг серверов</text:p>
          </table:table-cell>
          <table:table-cell table:style-name="Таблица69.A2" office:value-type="string">
            <text:p text:style-name="P20">Исправление ошибок в логике, доработка функций, консультирование</text:p>
          </table:table-cell>
        </table:table-row>
        <table:table-row>
          <table:table-cell table:style-name="Таблица69.A2" office:value-type="string">
            <text:p text:style-name="P18"><text:span text:style-name="Strong_20_Emphasis"><text:span text:style-name="T7">Исполнители</text:span></text:span></text:p>
          </table:table-cell>
          <table:table-cell table:style-name="Таблица69.A2" office:value-type="string">
            <text:p text:style-name="P20">Системные администраторы, инженеры</text:p>
          </table:table-cell>
          <table:table-cell table:style-name="Таблица69.A2" office:value-type="string">
            <text:p text:style-name="P19">Аналитики, разработчики, консультанты</text:p>
          </table:table-cell>
        </table:table-row>
      </table:table>
      <text:h text:style-name="P5" text:outline-level="3">2. Виды технического сопровождения</text:h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column table:style-name="Таблица70.D"/>
        <table:table-header-rows>
          <table:table-row>
            <table:table-cell table:style-name="Таблица70.A1" office:value-type="string">
              <text:p text:style-name="P30">Вид сопровождения</text:p>
            </table:table-cell>
            <table:table-cell table:style-name="Таблица70.A1" office:value-type="string">
              <text:p text:style-name="P30">Описание</text:p>
            </table:table-cell>
            <table:table-cell table:style-name="Таблица70.A1" office:value-type="string">
              <text:p text:style-name="P30">Примеры для АИС</text:p>
            </table:table-cell>
            <table:table-cell table:style-name="Таблица70.A1" office:value-type="string">
              <text:p text:style-name="P30">Периодичность</text:p>
            </table:table-cell>
          </table:table-row>
        </table:table-header-rows>
        <table:table-row>
          <table:table-cell table:style-name="Таблица70.A2" office:value-type="string">
            <text:p text:style-name="P18"><text:span text:style-name="Strong_20_Emphasis"><text:span text:style-name="T7">Профилактическое</text:span></text:span></text:p>
          </table:table-cell>
          <table:table-cell table:style-name="Таблица70.A2" office:value-type="string">
            <text:p text:style-name="P20">Плановые работы по предотвращению сбоев</text:p>
          </table:table-cell>
          <table:table-cell table:style-name="Таблица70.A2" office:value-type="string">
            <text:p text:style-name="P20">- Очистка дисков<text:line-break/>- Проверка журналов<text:line-break/>- Тестирование резервных копий<text:line-break/>- Обновление антивирусных баз</text:p>
          </table:table-cell>
          <table:table-cell table:style-name="Таблица70.A2" office:value-type="string">
            <text:p text:style-name="P20">Регулярно (ежедневно, еженедельно)</text:p>
          </table:table-cell>
        </table:table-row>
        <table:table-row>
          <table:table-cell table:style-name="Таблица70.A2" office:value-type="string">
            <text:p text:style-name="P18"><text:span text:style-name="Strong_20_Emphasis"><text:span text:style-name="T7">Корректирующее</text:span></text:span></text:p>
          </table:table-cell>
          <table:table-cell table:style-name="Таблица70.A2" office:value-type="string">
            <text:p text:style-name="P20">Устранение возникших <text:soft-page-break/>неисправностей</text:p>
          </table:table-cell>
          <table:table-cell table:style-name="Таблица70.A2" office:value-type="string">
            <text:p text:style-name="P20">- Восстановление после <text:soft-page-break/>сбоя<text:line-break/>- Исправление ошибок конфигурации<text:line-break/>- Замена вышедшего из строя оборудования</text:p>
          </table:table-cell>
          <table:table-cell table:style-name="Таблица70.A2" office:value-type="string">
            <text:p text:style-name="P20">По мере <text:soft-page-break/>необходимости</text:p>
          </table:table-cell>
        </table:table-row>
        <table:table-row>
          <table:table-cell table:style-name="Таблица70.A2" office:value-type="string">
            <text:p text:style-name="P18"><text:span text:style-name="Strong_20_Emphasis"><text:span text:style-name="T7">Адаптационное</text:span></text:span></text:p>
          </table:table-cell>
          <table:table-cell table:style-name="Таблица70.A2" office:value-type="string">
            <text:p text:style-name="P20">Изменение системы под новые условия</text:p>
          </table:table-cell>
          <table:table-cell table:style-name="Таблица70.A2" office:value-type="string">
            <text:p text:style-name="P20">- Настройка под новое оборудование<text:line-break/>- Адаптация к новой ОС<text:line-break/>- Изменение параметров при росте нагрузки</text:p>
          </table:table-cell>
          <table:table-cell table:style-name="Таблица70.A2" office:value-type="string">
            <text:p text:style-name="P20">При изменении внешних условий</text:p>
          </table:table-cell>
        </table:table-row>
        <table:table-row>
          <table:table-cell table:style-name="Таблица70.A2" office:value-type="string">
            <text:p text:style-name="P18"><text:span text:style-name="Strong_20_Emphasis"><text:span text:style-name="T7">Совершенствующее</text:span></text:span></text:p>
          </table:table-cell>
          <table:table-cell table:style-name="Таблица70.A2" office:value-type="string">
            <text:p text:style-name="P20">Улучшение характеристик системы</text:p>
          </table:table-cell>
          <table:table-cell table:style-name="Таблица70.A2" office:value-type="string">
            <text:p text:style-name="P20">- Оптимизация производительности<text:line-break/>- Модернизация оборудования<text:line-break/>- Внедрение новых технологий</text:p>
          </table:table-cell>
          <table:table-cell table:style-name="Таблица70.A2" office:value-type="string">
            <text:p text:style-name="P19">Периодически (по плану развития)</text:p>
          </table:table-cell>
        </table:table-row>
      </table:table>
      <text:h text:style-name="P5" text:outline-level="3">3. Основные работы по техническому сопровождению</text:h>
      <text:p text:style-name="P34"><text:span text:style-name="Strong_20_Emphasis"><text:span text:style-name="T14">Таблица 27 – Перечень работ по техническому сопровождению АИС</text:span></text:span></text:p>
      <table:table table:name="Таблица71" table:style-name="Таблица71">
        <table:table-column table:style-name="Таблица71.A"/>
        <table:table-column table:style-name="Таблица71.B"/>
        <table:table-column table:style-name="Таблица71.C"/>
        <table:table-column table:style-name="Таблица71.D"/>
        <table:table-header-rows>
          <table:table-row>
            <table:table-cell table:style-name="Таблица71.A1" office:value-type="string">
              <text:p text:style-name="P30">Группа работ</text:p>
            </table:table-cell>
            <table:table-cell table:style-name="Таблица71.A1" office:value-type="string">
              <text:p text:style-name="P30">Конкретные работы</text:p>
            </table:table-cell>
            <table:table-cell table:style-name="Таблица71.A1" office:value-type="string">
              <text:p text:style-name="P30">Периодичность</text:p>
            </table:table-cell>
            <table:table-cell table:style-name="Таблица71.A1" office:value-type="string">
              <text:p text:style-name="P30">Исполнитель</text:p>
            </table:table-cell>
          </table:table-row>
        </table:table-header-rows>
        <table:table-row>
          <table:table-cell table:style-name="Таблица71.A2" office:value-type="string">
            <text:p text:style-name="P18"><text:span text:style-name="Strong_20_Emphasis"><text:span text:style-name="T7">Мониторинг</text:span></text:span></text:p>
          </table:table-cell>
          <table:table-cell table:style-name="Таблица71.A2" office:value-type="string">
            <text:p text:style-name="P20">- Контроль доступности сервера<text:line-break/>- Мониторинг свободного места на дисках<text:line-break/>- Отслеживание загрузки процессора и памяти<text:line-break/>- Проверка работы сетевых соединений</text:p>
          </table:table-cell>
          <table:table-cell table:style-name="Таблица71.A2" office:value-type="string">
            <text:p text:style-name="P20">Ежедневно</text:p>
          </table:table-cell>
          <table:table-cell table:style-name="Таблица71.A2" office:value-type="string">
            <text:p text:style-name="P20">Администратор</text:p>
          </table:table-cell>
        </table:table-row>
        <table:table-row>
          <table:table-cell table:style-name="Таблица71.A2" office:value-type="string">
            <text:p text:style-name="P18"><text:span text:style-name="Strong_20_Emphasis"><text:span text:style-name="T7">Резервное копирование</text:span></text:span></text:p>
          </table:table-cell>
          <table:table-cell table:style-name="Таблица71.A2" office:value-type="string">
            <text:p text:style-name="P20">- Выполнение регламентных копий<text:line-break/>- Проверка целостности копий<text:line-break/><text:soft-page-break/>- Тестовое восстановление</text:p>
          </table:table-cell>
          <table:table-cell table:style-name="Таблица71.A2" office:value-type="string">
            <text:p text:style-name="P20">Ежедневно (копии)<text:line-break/>Еженедельно (проверка)</text:p>
          </table:table-cell>
          <table:table-cell table:style-name="Таблица71.A2" office:value-type="string">
            <text:p text:style-name="P20">Администратор</text:p>
          </table:table-cell>
        </table:table-row>
        <table:table-row>
          <table:table-cell table:style-name="Таблица71.A2" office:value-type="string">
            <text:p text:style-name="P18"><text:span text:style-name="Strong_20_Emphasis"><text:span text:style-name="T7">Обновление ПО</text:span></text:span></text:p>
          </table:table-cell>
          <table:table-cell table:style-name="Таблица71.A2" office:value-type="string">
            <text:p text:style-name="P20">- Установка обновлений ОС<text:line-break/>- Обновление антивирусных баз<text:line-break/>- Обновление драйверов<text:line-break/>- Установка новых версий АИС</text:p>
          </table:table-cell>
          <table:table-cell table:style-name="Таблица71.A2" office:value-type="string">
            <text:p text:style-name="P20">По мере выхода обновлений</text:p>
          </table:table-cell>
          <table:table-cell table:style-name="Таблица71.A2" office:value-type="string">
            <text:p text:style-name="P20">Администратор</text:p>
          </table:table-cell>
        </table:table-row>
        <table:table-row>
          <table:table-cell table:style-name="Таблица71.A2" office:value-type="string">
            <text:p text:style-name="P18"><text:span text:style-name="Strong_20_Emphasis"><text:span text:style-name="T7">Управление доступом</text:span></text:span></text:p>
          </table:table-cell>
          <table:table-cell table:style-name="Таблица71.A2" office:value-type="string">
            <text:p text:style-name="P20">- Создание учетных записей<text:line-break/>- Блокировка доступа уволенных<text:line-break/>- Смена паролей<text:line-break/>- Настройка прав доступа</text:p>
          </table:table-cell>
          <table:table-cell table:style-name="Таблица71.A2" office:value-type="string">
            <text:p text:style-name="P20">По мере необходимости</text:p>
          </table:table-cell>
          <table:table-cell table:style-name="Таблица71.A2" office:value-type="string">
            <text:p text:style-name="P20">Администратор</text:p>
          </table:table-cell>
        </table:table-row>
        <table:table-row>
          <table:table-cell table:style-name="Таблица71.A2" office:value-type="string">
            <text:p text:style-name="P18"><text:span text:style-name="Strong_20_Emphasis"><text:span text:style-name="T7">Работа с инцидентами</text:span></text:span></text:p>
          </table:table-cell>
          <table:table-cell table:style-name="Таблица71.A2" office:value-type="string">
            <text:p text:style-name="P20">- Прием заявок о сбоях<text:line-break/>- Диагностика проблем<text:line-break/>- Восстановление работоспособности<text:line-break/>- Анализ причин</text:p>
          </table:table-cell>
          <table:table-cell table:style-name="Таблица71.A2" office:value-type="string">
            <text:p text:style-name="P20">По мере возникновения</text:p>
          </table:table-cell>
          <table:table-cell table:style-name="Таблица71.A2" office:value-type="string">
            <text:p text:style-name="P20">Администратор, инженер</text:p>
          </table:table-cell>
        </table:table-row>
        <table:table-row>
          <table:table-cell table:style-name="Таблица71.A2" office:value-type="string">
            <text:p text:style-name="P18"><text:span text:style-name="Strong_20_Emphasis"><text:span text:style-name="T7">Оптимизация</text:span></text:span></text:p>
          </table:table-cell>
          <table:table-cell table:style-name="Таблица71.A2" office:value-type="string">
            <text:p text:style-name="P20">- Очистка временных файлов<text:line-break/>- Дефрагментация дисков<text:line-break/>- Оптимизация запросов к БД<text:line-break/>- Настройка производительности</text:p>
          </table:table-cell>
          <table:table-cell table:style-name="Таблица71.A2" office:value-type="string">
            <text:p text:style-name="P20">Ежемесячно</text:p>
          </table:table-cell>
          <table:table-cell table:style-name="Таблица71.A2" office:value-type="string">
            <text:p text:style-name="P20">Администратор</text:p>
          </table:table-cell>
        </table:table-row>
        <table:table-row>
          <table:table-cell table:style-name="Таблица71.A2" office:value-type="string">
            <text:p text:style-name="P18"><text:span text:style-name="Strong_20_Emphasis"><text:span text:style-name="T7">Документирование</text:span></text:span></text:p>
          </table:table-cell>
          <table:table-cell table:style-name="Таблица71.A2" office:value-type="string">
            <text:p text:style-name="P20">- Ведение журнала работ<text:line-break/>- Фиксация изменений конфигурации<text:line-break/>- Обновление инструкций</text:p>
          </table:table-cell>
          <table:table-cell table:style-name="Таблица71.A2" office:value-type="string">
            <text:p text:style-name="P20">Постоянно</text:p>
          </table:table-cell>
          <table:table-cell table:style-name="Таблица71.A2" office:value-type="string">
            <text:p text:style-name="P19">Администратор</text:p>
          </table:table-cell>
        </table:table-row>
      </table:table>
      <text:h text:style-name="P5" text:outline-level="3">4. Ответственные лица</text:h>
      <text:p text:style-name="P34"><text:span text:style-name="Strong_20_Emphasis"><text:span text:style-name="T14">Таблица 28 – Специалисты, выполняющие техническое сопровождение</text:span></text:span></text:p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header-rows>
          <text:soft-page-break/>
          <table:table-row>
            <table:table-cell table:style-name="Таблица72.A1" office:value-type="string">
              <text:p text:style-name="P30">Специалист</text:p>
            </table:table-cell>
            <table:table-cell table:style-name="Таблица72.A1" office:value-type="string">
              <text:p text:style-name="P30">Кто входит</text:p>
            </table:table-cell>
            <table:table-cell table:style-name="Таблица72.A1" office:value-type="string">
              <text:p text:style-name="P30">Основные обязанности</text:p>
            </table:table-cell>
            <table:table-cell table:style-name="Таблица72.A1" office:value-type="string">
              <text:p text:style-name="P30">Время реакции</text:p>
            </table:table-cell>
          </table:table-row>
        </table:table-header-rows>
        <table:table-row>
          <table:table-cell table:style-name="Таблица72.A2" office:value-type="string">
            <text:p text:style-name="P18"><text:span text:style-name="Strong_20_Emphasis"><text:span text:style-name="T7">Системный администратор</text:span></text:span></text:p>
          </table:table-cell>
          <table:table-cell table:style-name="Таблица72.A2" office:value-type="string">
            <text:p text:style-name="P20">Штатный сотрудник организации</text:p>
          </table:table-cell>
          <table:table-cell table:style-name="Таблица72.A2" office:value-type="string">
            <text:p text:style-name="P20">- Мониторинг серверов<text:line-break/>- Резервное копирование<text:line-break/>- Управление доступом<text:line-break/>- Установка обновлений<text:line-break/>- Первая линия поддержки при сбоях</text:p>
          </table:table-cell>
          <table:table-cell table:style-name="Таблица72.A2" office:value-type="string">
            <text:p text:style-name="P20">1 час (рабочее время)</text:p>
          </table:table-cell>
        </table:table-row>
        <table:table-row>
          <table:table-cell table:style-name="Таблица72.A2" office:value-type="string">
            <text:p text:style-name="P18"><text:span text:style-name="Strong_20_Emphasis"><text:span text:style-name="T7">Инженер сопровождения (администратор АИС)</text:span></text:span></text:p>
          </table:table-cell>
          <table:table-cell table:style-name="Таблица72.A2" office:value-type="string">
            <text:p text:style-name="P20">Специалист со знанием АИС</text:p>
          </table:table-cell>
          <table:table-cell table:style-name="Таблица72.A2" office:value-type="string">
            <text:p text:style-name="P20">- Настройка параметров АИС<text:line-break/>- Работа с БД АИС<text:line-break/>- Консультации по работе системы<text:line-break/>- Взаимодействие с разработчиками</text:p>
          </table:table-cell>
          <table:table-cell table:style-name="Таблица72.A2" office:value-type="string">
            <text:p text:style-name="P20">2 часа</text:p>
          </table:table-cell>
        </table:table-row>
        <table:table-row>
          <table:table-cell table:style-name="Таблица72.A2" office:value-type="string">
            <text:p text:style-name="P18"><text:span text:style-name="Strong_20_Emphasis"><text:span text:style-name="T7">Разработчик (внешний)</text:span></text:span></text:p>
          </table:table-cell>
          <table:table-cell table:style-name="Таблица72.A2" office:value-type="string">
            <text:p text:style-name="P20">Сотрудник компании-разработчика</text:p>
          </table:table-cell>
          <table:table-cell table:style-name="Таблица72.A2" office:value-type="string">
            <text:p text:style-name="P20">- Исправление ошибок в коде<text:line-break/>- Доработка функциональности<text:line-break/>- Консультации по сложным вопросам</text:p>
          </table:table-cell>
          <table:table-cell table:style-name="Таблица72.A2" office:value-type="string">
            <text:p text:style-name="P20">По договору (SLA)</text:p>
          </table:table-cell>
        </table:table-row>
        <table:table-row>
          <table:table-cell table:style-name="Таблица72.A2" office:value-type="string">
            <text:p text:style-name="P18"><text:span text:style-name="Strong_20_Emphasis"><text:span text:style-name="T7">Технический специалист</text:span></text:span></text:p>
          </table:table-cell>
          <table:table-cell table:style-name="Таблица72.A2" office:value-type="string">
            <text:p text:style-name="P20">Сотрудник, отвечающий за оборудование</text:p>
          </table:table-cell>
          <table:table-cell table:style-name="Таблица72.A2" office:value-type="string">
            <text:p text:style-name="P20">- Замена оборудования<text:line-break/>- Ремонт техники<text:line-break/>- Обслуживание сетевой инфраструктуры</text:p>
          </table:table-cell>
          <table:table-cell table:style-name="Таблица72.A2" office:value-type="string">
            <text:p text:style-name="P19">4 часа</text:p>
          </table:table-cell>
        </table:table-row>
      </table:table>
      <text:h text:style-name="P5" text:outline-level="3">5. Анализ процесса технического сопровождения</text:h>
      <text:p text:style-name="P34"><text:span text:style-name="Strong_20_Emphasis"><text:span text:style-name="T14">Последовательность действий при возникновении технической проблемы:</text:span></text:span></text:p>
      <text:p text:style-name="P158">text</text:p>
      <text:p text:style-name="P9">┌─────────────────┐</text:p>
      <text:p text:style-name="P10">│ <text:s/><text:span text:style-name="T19">Обнаружение <text:s text:c="3"/>│ ← Автоматический мониторинг или сообщение пользователя</text:span></text:p>
      <text:p text:style-name="P10">│ <text:s/><text:span text:style-name="T19">проблемы <text:s text:c="6"/>│</text:span></text:p>
      <text:p text:style-name="P10"><text:soft-page-break/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Регистрация <text:s text:c="3"/>│ ← Фиксация инцидента в системе учета заявок</text:span></text:p>
      <text:p text:style-name="P10">│ <text:s/><text:span text:style-name="T19">инцидента <text:s text:c="5"/>│ <text:s text:c="2"/>(дата, время, описание, приоритет)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Диагностика <text:s text:c="3"/>│ ← Определение причины:</text:span></text:p>
      <text:p text:style-name="P10">│ <text:s text:c="16"/>│ <text:s text:c="2"/><text:span text:style-name="T19">- Проблема с оборудованием?</text:span></text:p>
      <text:p text:style-name="P10">│ <text:s text:c="16"/>│ <text:s text:c="2"/><text:span text:style-name="T19">- Проблема с ПО?</text:span></text:p>
      <text:p text:style-name="P10">│ <text:s text:c="16"/>│ <text:s text:c="2"/><text:span text:style-name="T19">- Проблема с сетью?</text:span></text:p>
      <text:p text:style-name="P10">│ <text:s text:c="16"/>│ <text:s text:c="2"/><text:span text:style-name="T19">- Ошибка пользователя?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Принятие <text:s text:c="6"/>│ ← Выбор способа решения:</text:span></text:p>
      <text:p text:style-name="P10">│ <text:s/><text:span text:style-name="T19">решения <text:s text:c="7"/>│ <text:s text:c="2"/>- Перезагрузка служб</text:span></text:p>
      <text:p text:style-name="P10">│ <text:s text:c="16"/>│ <text:s text:c="2"/><text:span text:style-name="T19">- Восстановление из бэкапа</text:span></text:p>
      <text:p text:style-name="P10">│ <text:s text:c="16"/>│ <text:s text:c="2"/><text:span text:style-name="T19">- Настройка параметров</text:span></text:p>
      <text:p text:style-name="P10">│ <text:s text:c="16"/>│ <text:s text:c="2"/><text:span text:style-name="T19">- Замена оборудования</text:span></text:p>
      <text:p text:style-name="P10">│ <text:s text:c="16"/>│ <text:s text:c="2"/><text:span text:style-name="T19">- Эскалация разработчику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Выполнение <text:s text:c="4"/>│ ← Реализация выбранного решения</text:span></text:p>
      <text:p text:style-name="P10">│ <text:s/><text:span text:style-name="T19">работ <text:s text:c="9"/>│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Проверка <text:s text:c="6"/>│ ← Убедиться, что проблема устранена</text:span></text:p>
      <text:p text:style-name="P10">│ <text:s/><text:span text:style-name="T19">результата <text:s text:c="4"/>│ <text:s text:c="2"/>и система работает нормально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Закрытие <text:s text:c="6"/>│ ← Фиксация решения в системе учета,</text:span></text:p>
      <text:p text:style-name="P10">│ <text:s/><text:span text:style-name="T19">инцидента <text:s text:c="5"/>│ <text:s text:c="2"/>уведомление пользователей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Анализ <text:s text:c="8"/>│ ← Анализ причин, предотвращение</text:span></text:p>
      <text:p text:style-name="P10">│ <text:s text:c="16"/>│ <text:s text:c="2"/><text:span text:style-name="T19">повторения, документирование</text:span></text:p>
      <text:p text:style-name="P10">└─────────────────┘</text:p>
      <text:h text:style-name="P5" text:outline-level="3"><text:soft-page-break/>6. Регламент технического сопровождения</text:h>
      <text:p text:style-name="P34"><text:span text:style-name="Strong_20_Emphasis"><text:span text:style-name="T14">РЕГЛАМЕНТ ТЕХНИЧЕСКОГО СОПРОВОЖДЕНИЯ АИС «СИСТЕМА РЕГИСТРАЦИИ ЗАЯВОК ПОЛЬЗОВАТЕЛЕЙ»</text:span></text:span></text:p>
      <text:p text:style-name="P34"><text:span text:style-name="Strong_20_Emphasis"><text:span text:style-name="T14">1. Общие положения</text:span></text:span><text:span text:style-name="T15"><text:line-break/>1.1. Настоящий регламент определяет порядок выполнения работ по техническому сопровождению АИС.<text:line-break/>1.2. Регламент обязателен для исполнения администратором ИС и привлеченными специалистами.<text:line-break/>1.3. Цель регламента — обеспечение бесперебойного функционирования системы и минимизация простоев.</text:span></text:p>
      <text:p text:style-name="P34"><text:span text:style-name="Strong_20_Emphasis"><text:span text:style-name="T14">2. Прием и регистрация обращений</text:span></text:span></text:p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header-rows>
          <table:table-row>
            <table:table-cell table:style-name="Таблица73.A1" office:value-type="string">
              <text:p text:style-name="P30">Канал приема</text:p>
            </table:table-cell>
            <table:table-cell table:style-name="Таблица73.A1" office:value-type="string">
              <text:p text:style-name="P30">Контактные данные</text:p>
            </table:table-cell>
            <table:table-cell table:style-name="Таблица73.A1" office:value-type="string">
              <text:p text:style-name="P30">Время работы</text:p>
            </table:table-cell>
          </table:table-row>
        </table:table-header-rows>
        <table:table-row>
          <table:table-cell table:style-name="Таблица73.A2" office:value-type="string">
            <text:p text:style-name="P20">Система учета заявок</text:p>
          </table:table-cell>
          <table:table-cell table:style-name="Таблица73.A2" office:value-type="string">
            <text:p text:style-name="P18"><text:a xlink:type="simple" xlink:href="https://helpdesk.autoschool.ru/" office:target-frame-name="_blank" xlink:show="new" text:style-name="Internet_20_link" text:visited-style-name="Visited_20_Internet_20_Link"><text:span text:style-name="T17">helpdesk.autoschool.ru</text:span></text:a></text:p>
          </table:table-cell>
          <table:table-cell table:style-name="Таблица73.A2" office:value-type="string">
            <text:p text:style-name="P20">24/7</text:p>
          </table:table-cell>
        </table:table-row>
        <table:table-row>
          <table:table-cell table:style-name="Таблица73.A2" office:value-type="string">
            <text:p text:style-name="P20">Электронная почта</text:p>
          </table:table-cell>
          <table:table-cell table:style-name="Таблица73.A2" office:value-type="string">
            <text:p text:style-name="P20">support@autoschool.ru</text:p>
          </table:table-cell>
          <table:table-cell table:style-name="Таблица73.A2" office:value-type="string">
            <text:p text:style-name="P20">9:00–18:00</text:p>
          </table:table-cell>
        </table:table-row>
        <table:table-row>
          <table:table-cell table:style-name="Таблица73.A2" office:value-type="string">
            <text:p text:style-name="P20">Телефон (критические проблемы)</text:p>
          </table:table-cell>
          <table:table-cell table:style-name="Таблица73.A2" office:value-type="string">
            <text:p text:style-name="P20">+7 (123) 456-78-90</text:p>
          </table:table-cell>
          <table:table-cell table:style-name="Таблица73.A2" office:value-type="string">
            <text:p text:style-name="P19">9:00–18:00</text:p>
          </table:table-cell>
        </table:table-row>
      </table:table>
      <text:p text:style-name="P34"><text:span text:style-name="Strong_20_Emphasis"><text:span text:style-name="T14">2.1. Обязательные поля при регистрации заявки:</text:span></text:span></text:p>
      <text:list text:style-name="L36">
        <text:list-item>
          <text:p text:style-name="P113">Дата и время обращения;</text:p>
        </text:list-item>
        <text:list-item>
          <text:p text:style-name="P113">ФИО и контакты инициатора;</text:p>
        </text:list-item>
        <text:list-item>
          <text:p text:style-name="P113">Описание проблемы;</text:p>
        </text:list-item>
        <text:list-item>
          <text:p text:style-name="P113">Уровень критичности;</text:p>
        </text:list-item>
        <text:list-item>
          <text:p text:style-name="P113">Модуль системы (если известно).</text:p>
        </text:list-item>
      </text:list>
      <text:p text:style-name="P34"><text:span text:style-name="Strong_20_Emphasis"><text:span text:style-name="T14">3. Классификация проблем и сроки реагирования</text:span></text:span></text:p>
      <table:table table:name="Таблица74" table:style-name="Таблица74">
        <table:table-column table:style-name="Таблица74.A"/>
        <table:table-column table:style-name="Таблица74.B"/>
        <table:table-column table:style-name="Таблица74.C"/>
        <table:table-column table:style-name="Таблица74.D"/>
        <table:table-header-rows>
          <table:table-row>
            <table:table-cell table:style-name="Таблица74.A1" office:value-type="string">
              <text:p text:style-name="P30">Уровень</text:p>
            </table:table-cell>
            <table:table-cell table:style-name="Таблица74.A1" office:value-type="string">
              <text:p text:style-name="P30">Описание</text:p>
            </table:table-cell>
            <table:table-cell table:style-name="Таблица74.A1" office:value-type="string">
              <text:p text:style-name="P30">Время реакции</text:p>
            </table:table-cell>
            <table:table-cell table:style-name="Таблица74.A1" office:value-type="string">
              <text:p text:style-name="P30">Время решения</text:p>
            </table:table-cell>
          </table:table-row>
        </table:table-header-rows>
        <table:table-row>
          <table:table-cell table:style-name="Таблица74.A2" office:value-type="string">
            <text:p text:style-name="P18"><text:span text:style-name="Strong_20_Emphasis"><text:span text:style-name="T7">Критический (P1)</text:span></text:span></text:p>
          </table:table-cell>
          <table:table-cell table:style-name="Таблица74.A2" office:value-type="string">
            <text:p text:style-name="P20">Полная неработоспособность системы, потеря данных, недоступность ключевых функций для всех пользователей</text:p>
          </table:table-cell>
          <table:table-cell table:style-name="Таблица74.A2" office:value-type="string">
            <text:p text:style-name="P20">15 минут</text:p>
          </table:table-cell>
          <table:table-cell table:style-name="Таблица74.A2" office:value-type="string">
            <text:p text:style-name="P20">4 часа</text:p>
          </table:table-cell>
        </table:table-row>
        <table:table-row>
          <table:table-cell table:style-name="Таблица74.A2" office:value-type="string">
            <text:p text:style-name="P18"><text:span text:style-name="Strong_20_Emphasis"><text:span text:style-name="T7">Высокий (P2)</text:span></text:span></text:p>
          </table:table-cell>
          <table:table-cell table:style-name="Таблица74.A2" office:value-type="string">
            <text:p text:style-name="P20">Серьезные нарушения работы, недоступность важных функций для части пользователей</text:p>
          </table:table-cell>
          <table:table-cell table:style-name="Таблица74.A2" office:value-type="string">
            <text:p text:style-name="P20">1 час</text:p>
          </table:table-cell>
          <table:table-cell table:style-name="Таблица74.A2" office:value-type="string">
            <text:p text:style-name="P20">8 часов</text:p>
          </table:table-cell>
        </table:table-row>
        <text:soft-page-break/>
        <table:table-row>
          <table:table-cell table:style-name="Таблица74.A2" office:value-type="string">
            <text:p text:style-name="P18"><text:span text:style-name="Strong_20_Emphasis"><text:span text:style-name="T7">Средний (P3)</text:span></text:span></text:p>
          </table:table-cell>
          <table:table-cell table:style-name="Таблица74.A2" office:value-type="string">
            <text:p text:style-name="P20">Частичные нарушения, ошибки, не блокирующие работу, снижение производительности</text:p>
          </table:table-cell>
          <table:table-cell table:style-name="Таблица74.A2" office:value-type="string">
            <text:p text:style-name="P20">4 часа</text:p>
          </table:table-cell>
          <table:table-cell table:style-name="Таблица74.A2" office:value-type="string">
            <text:p text:style-name="P20">2 рабочих дня</text:p>
          </table:table-cell>
        </table:table-row>
        <table:table-row>
          <table:table-cell table:style-name="Таблица74.A2" office:value-type="string">
            <text:p text:style-name="P18"><text:span text:style-name="Strong_20_Emphasis"><text:span text:style-name="T7">Низкий (P4)</text:span></text:span></text:p>
          </table:table-cell>
          <table:table-cell table:style-name="Таблица74.A2" office:value-type="string">
            <text:p text:style-name="P20">Косметические проблемы, вопросы, предложения</text:p>
          </table:table-cell>
          <table:table-cell table:style-name="Таблица74.A2" office:value-type="string">
            <text:p text:style-name="P20">1 рабочий день</text:p>
          </table:table-cell>
          <table:table-cell table:style-name="Таблица74.A2" office:value-type="string">
            <text:p text:style-name="P19">5 рабочих дней</text:p>
          </table:table-cell>
        </table:table-row>
      </table:table>
      <text:p text:style-name="P34"><text:span text:style-name="Strong_20_Emphasis"><text:span text:style-name="T14">4. Порядок выполнения работ</text:span></text:span></text:p>
      <text:p text:style-name="P34"><text:span text:style-name="Strong_20_Emphasis"><text:span text:style-name="T14">4.1. Мониторинг (ежедневно):</text:span></text:span></text:p>
      <text:list text:style-name="L37">
        <text:list-item>
          <text:p text:style-name="P114">Проверка доступности сервера и служб (8:00, 13:00, 17:00);</text:p>
        </text:list-item>
        <text:list-item>
          <text:p text:style-name="P114">Контроль свободного места на дисках (не менее 20%);</text:p>
        </text:list-item>
        <text:list-item>
          <text:p text:style-name="P114">Проверка журналов ошибок;</text:p>
        </text:list-item>
        <text:list-item>
          <text:p text:style-name="P114">Мониторинг производительности.</text:p>
        </text:list-item>
      </text:list>
      <text:p text:style-name="P34"><text:span text:style-name="Strong_20_Emphasis"><text:span text:style-name="T14">4.2. Резервное копирование:</text:span></text:span></text:p>
      <text:list text:style-name="L38">
        <text:list-item>
          <text:p text:style-name="P115">Ежедневное инкрементное копирование в 2:00;</text:p>
        </text:list-item>
        <text:list-item>
          <text:p text:style-name="P115">Еженедельное полное копирование в воскресенье в 2:00;</text:p>
        </text:list-item>
        <text:list-item>
          <text:p text:style-name="P115">Ежемесячная проверка восстановления на тестовой среде.</text:p>
        </text:list-item>
      </text:list>
      <text:p text:style-name="P34"><text:span text:style-name="Strong_20_Emphasis"><text:span text:style-name="T14">4.3. Обновление ПО:</text:span></text:span></text:p>
      <text:list text:style-name="L39">
        <text:list-item>
          <text:p text:style-name="P116">Обновление антивирусных баз — ежедневно;</text:p>
        </text:list-item>
        <text:list-item>
          <text:p text:style-name="P116">Обновление ОС — по мере выхода, с предварительным тестированием;</text:p>
        </text:list-item>
        <text:list-item>
          <text:p text:style-name="P116">Обновление АИС — по согласованию с разработчиком, в нерабочее время.</text:p>
        </text:list-item>
      </text:list>
      <text:p text:style-name="P34"><text:span text:style-name="Strong_20_Emphasis"><text:span text:style-name="T14">5. Действия при критических сбоях</text:span></text:span></text:p>
      <text:p text:style-name="P158">text</text:p>
      <text:p text:style-name="P14">ПРИ КРИТИЧЕСКОМ СБОЕ (P1):</text:p>
      <text:p text:style-name="P13">1. Администратор немедленно приступает к диагностике;</text:p>
      <text:p text:style-name="P13">2. Уведомляет руководителя о сбое и предполагаемых сроках восстановления;</text:p>
      <text:p text:style-name="P13">3. Принимает меры по восстановлению (перезагрузка, восстановление из бэкапа);</text:p>
      <text:p text:style-name="P13">4. Если проблема не решается в течение 1 часа — привлекает разработчика;</text:p>
      <text:p text:style-name="P13">5. После восстановления проводит анализ причин;</text:p>
      <text:p text:style-name="P13">6. Готовит отчет об инциденте.</text:p>
      <text:p text:style-name="P34"><text:span text:style-name="Strong_20_Emphasis"><text:span text:style-name="T14">6. Контроль и отчетность</text:span></text:span></text:p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header-rows>
          <text:soft-page-break/>
          <table:table-row>
            <table:table-cell table:style-name="Таблица75.A1" office:value-type="string">
              <text:p text:style-name="P30">Вид отчетности</text:p>
            </table:table-cell>
            <table:table-cell table:style-name="Таблица75.A1" office:value-type="string">
              <text:p text:style-name="P30">Периодичность</text:p>
            </table:table-cell>
            <table:table-cell table:style-name="Таблица75.A1" office:value-type="string">
              <text:p text:style-name="P30">Содержание</text:p>
            </table:table-cell>
            <table:table-cell table:style-name="Таблица75.A1" office:value-type="string">
              <text:p text:style-name="P30">Получатель</text:p>
            </table:table-cell>
          </table:table-row>
        </table:table-header-rows>
        <table:table-row>
          <table:table-cell table:style-name="Таблица75.A2" office:value-type="string">
            <text:p text:style-name="P18"><text:span text:style-name="Strong_20_Emphasis"><text:span text:style-name="T7">Ежедневный отчет</text:span></text:span></text:p>
          </table:table-cell>
          <table:table-cell table:style-name="Таблица75.A2" office:value-type="string">
            <text:p text:style-name="P20">Ежедневно</text:p>
          </table:table-cell>
          <table:table-cell table:style-name="Таблица75.A2" office:value-type="string">
            <text:p text:style-name="P20">Статус системы, выполненные работы, инциденты</text:p>
          </table:table-cell>
          <table:table-cell table:style-name="Таблица75.A2" office:value-type="string">
            <text:p text:style-name="P20">Руководитель</text:p>
          </table:table-cell>
        </table:table-row>
        <table:table-row>
          <table:table-cell table:style-name="Таблица75.A2" office:value-type="string">
            <text:p text:style-name="P18"><text:span text:style-name="Strong_20_Emphasis"><text:span text:style-name="T7">Еженедельный отчет</text:span></text:span></text:p>
          </table:table-cell>
          <table:table-cell table:style-name="Таблица75.A2" office:value-type="string">
            <text:p text:style-name="P20">Еженедельно (понедельник)</text:p>
          </table:table-cell>
          <table:table-cell table:style-name="Таблица75.A2" office:value-type="string">
            <text:p text:style-name="P20">Статистика за неделю, проблемы, планы</text:p>
          </table:table-cell>
          <table:table-cell table:style-name="Таблица75.A2" office:value-type="string">
            <text:p text:style-name="P20">Руководитель</text:p>
          </table:table-cell>
        </table:table-row>
        <table:table-row>
          <table:table-cell table:style-name="Таблица75.A2" office:value-type="string">
            <text:p text:style-name="P18"><text:span text:style-name="Strong_20_Emphasis"><text:span text:style-name="T7">Отчет об инциденте</text:span></text:span></text:p>
          </table:table-cell>
          <table:table-cell table:style-name="Таблица75.A2" office:value-type="string">
            <text:p text:style-name="P20">После каждого критического сбоя</text:p>
          </table:table-cell>
          <table:table-cell table:style-name="Таблица75.A2" office:value-type="string">
            <text:p text:style-name="P20">Причины, последствия, действия, рекомендации</text:p>
          </table:table-cell>
          <table:table-cell table:style-name="Таблица75.A2" office:value-type="string">
            <text:p text:style-name="P20">Руководитель, разработчик</text:p>
          </table:table-cell>
        </table:table-row>
        <table:table-row>
          <table:table-cell table:style-name="Таблица75.A2" office:value-type="string">
            <text:p text:style-name="P18"><text:span text:style-name="Strong_20_Emphasis"><text:span text:style-name="T7">Месячный отчет</text:span></text:span></text:p>
          </table:table-cell>
          <table:table-cell table:style-name="Таблица75.A2" office:value-type="string">
            <text:p text:style-name="P20">Ежемесячно</text:p>
          </table:table-cell>
          <table:table-cell table:style-name="Таблица75.A2" office:value-type="string">
            <text:p text:style-name="P20">Анализ эффективности сопровождения, предложения</text:p>
          </table:table-cell>
          <table:table-cell table:style-name="Таблица75.A2" office:value-type="string">
            <text:p text:style-name="P19">Руководство</text:p>
          </table:table-cell>
        </table:table-row>
      </table:table>
      <text:h text:style-name="P5" text:outline-level="3">7. Журнал технического сопровождения</text:h>
      <text:p text:style-name="P34"><text:span text:style-name="Strong_20_Emphasis"><text:span text:style-name="T14">Таблица 29 – Журнал учета работ по сопровождению</text:span></text:span></text:p>
      <table:table table:name="Таблица76" table:style-name="Таблица76">
        <table:table-column table:style-name="Таблица76.A"/>
        <table:table-column table:style-name="Таблица76.B"/>
        <table:table-column table:style-name="Таблица76.C"/>
        <table:table-column table:style-name="Таблица76.D"/>
        <table:table-column table:style-name="Таблица76.E"/>
        <table:table-column table:style-name="Таблица76.F"/>
        <table:table-column table:style-name="Таблица76.G"/>
        <table:table-column table:style-name="Таблица76.H"/>
        <table:table-header-rows>
          <table:table-row>
            <table:table-cell table:style-name="Таблица76.A1" office:value-type="string">
              <text:p text:style-name="P30">Дата</text:p>
            </table:table-cell>
            <table:table-cell table:style-name="Таблица76.A1" office:value-type="string">
              <text:p text:style-name="P30">Время</text:p>
            </table:table-cell>
            <table:table-cell table:style-name="Таблица76.A1" office:value-type="string">
              <text:p text:style-name="P30">Проблема / Работа</text:p>
            </table:table-cell>
            <table:table-cell table:style-name="Таблица76.A1" office:value-type="string">
              <text:p text:style-name="P30">Действия</text:p>
            </table:table-cell>
            <table:table-cell table:style-name="Таблица76.A1" office:value-type="string">
              <text:p text:style-name="P30">Ответственный</text:p>
            </table:table-cell>
            <table:table-cell table:style-name="Таблица76.A1" office:value-type="string">
              <text:p text:style-name="P30">Статус</text:p>
            </table:table-cell>
            <table:table-cell table:style-name="Таблица76.A1" office:value-type="string">
              <text:p text:style-name="P30">Время решения</text:p>
            </table:table-cell>
            <table:table-cell table:style-name="Таблица76.A1" office:value-type="string">
              <text:p text:style-name="P30">Примечание</text:p>
            </table:table-cell>
          </table:table-row>
        </table:table-header-rows>
        <table:table-row>
          <table:table-cell table:style-name="Таблица76.A2" office:value-type="string">
            <text:p text:style-name="P20">11.03.2025</text:p>
          </table:table-cell>
          <table:table-cell table:style-name="Таблица76.A2" office:value-type="string">
            <text:p text:style-name="P20">09:15</text:p>
          </table:table-cell>
          <table:table-cell table:style-name="Таблица76.A2" office:value-type="string">
            <text:p text:style-name="P20">Мониторинг системы</text:p>
          </table:table-cell>
          <table:table-cell table:style-name="Таблица76.A2" office:value-type="string">
            <text:p text:style-name="P20">Проверка доступности, дисков, журналов</text:p>
          </table:table-cell>
          <table:table-cell table:style-name="Таблица76.A2" office:value-type="string">
            <text:p text:style-name="P20">Иванов А.</text:p>
          </table:table-cell>
          <table:table-cell table:style-name="Таблица76.A2" office:value-type="string">
            <text:p text:style-name="P20">Выполнено</text:p>
          </table:table-cell>
          <table:table-cell table:style-name="Таблица76.A2" office:value-type="string">
            <text:p text:style-name="P20">30 мин</text:p>
          </table:table-cell>
          <table:table-cell table:style-name="Таблица76.A2" office:value-type="string">
            <text:p text:style-name="P20">Всё в норме</text:p>
          </table:table-cell>
        </table:table-row>
        <table:table-row>
          <table:table-cell table:style-name="Таблица76.A2" office:value-type="string">
            <text:p text:style-name="P20">11.03.2025</text:p>
          </table:table-cell>
          <table:table-cell table:style-name="Таблица76.A2" office:value-type="string">
            <text:p text:style-name="P20">10:30</text:p>
          </table:table-cell>
          <table:table-cell table:style-name="Таблица76.A2" office:value-type="string">
            <text:p text:style-name="P20">Инцидент: не открывается список заявок у оператора</text:p>
          </table:table-cell>
          <table:table-cell table:style-name="Таблица76.A2" office:value-type="string">
            <text:p text:style-name="P20">Перезапуск службы IIS, проверка соединения с БД</text:p>
          </table:table-cell>
          <table:table-cell table:style-name="Таблица76.A2" office:value-type="string">
            <text:p text:style-name="P20">Иванов А.</text:p>
          </table:table-cell>
          <table:table-cell table:style-name="Таблица76.A2" office:value-type="string">
            <text:p text:style-name="P20">Выполнено</text:p>
          </table:table-cell>
          <table:table-cell table:style-name="Таблица76.A2" office:value-type="string">
            <text:p text:style-name="P20">25 мин</text:p>
          </table:table-cell>
          <table:table-cell table:style-name="Таблица76.A2" office:value-type="string">
            <text:p text:style-name="P20">Проблема устранена</text:p>
          </table:table-cell>
        </table:table-row>
        <table:table-row>
          <table:table-cell table:style-name="Таблица76.A2" office:value-type="string">
            <text:p text:style-name="P20">11.03.2025</text:p>
          </table:table-cell>
          <table:table-cell table:style-name="Таблица76.A2" office:value-type="string">
            <text:p text:style-name="P20">14:00</text:p>
          </table:table-cell>
          <table:table-cell table:style-name="Таблица76.A2" office:value-type="string">
            <text:p text:style-name="P20">Заявка: оператор не может прикрепить файл</text:p>
          </table:table-cell>
          <table:table-cell table:style-name="Таблица76.A2" office:value-type="string">
            <text:p text:style-name="P20">Проверка прав на папку uploads, исправление</text:p>
          </table:table-cell>
          <table:table-cell table:style-name="Таблица76.A2" office:value-type="string">
            <text:p text:style-name="P20">Иванов А.</text:p>
          </table:table-cell>
          <table:table-cell table:style-name="Таблица76.A2" office:value-type="string">
            <text:p text:style-name="P20">Выполнено</text:p>
          </table:table-cell>
          <table:table-cell table:style-name="Таблица76.A2" office:value-type="string">
            <text:p text:style-name="P20">40 мин</text:p>
          </table:table-cell>
          <table:table-cell table:style-name="Таблица76.A2" office:value-type="string">
            <text:p text:style-name="P20">Не хватало прав на запись</text:p>
          </table:table-cell>
        </table:table-row>
        <table:table-row>
          <table:table-cell table:style-name="Таблица76.A2" office:value-type="string">
            <text:p text:style-name="P20">12.03.2025</text:p>
          </table:table-cell>
          <table:table-cell table:style-name="Таблица76.A2" office:value-type="string">
            <text:p text:style-name="P20">02:00</text:p>
          </table:table-cell>
          <table:table-cell table:style-name="Таблица76.A2" office:value-type="string">
            <text:p text:style-name="P20">Резервное копирование</text:p>
          </table:table-cell>
          <table:table-cell table:style-name="Таблица76.A2" office:value-type="string">
            <text:p text:style-name="P20">Автоматическое создание инкрементной <text:soft-page-break/>копии</text:p>
          </table:table-cell>
          <table:table-cell table:style-name="Таблица76.A2" office:value-type="string">
            <text:p text:style-name="P20">Авто</text:p>
          </table:table-cell>
          <table:table-cell table:style-name="Таблица76.A2" office:value-type="string">
            <text:p text:style-name="P20">Выполнено</text:p>
          </table:table-cell>
          <table:table-cell table:style-name="Таблица76.A2" office:value-type="string">
            <text:p text:style-name="P20">-</text:p>
          </table:table-cell>
          <table:table-cell table:style-name="Таблица76.A2" office:value-type="string">
            <text:p text:style-name="P20">Размер 156 МБ</text:p>
          </table:table-cell>
        </table:table-row>
        <table:table-row>
          <table:table-cell table:style-name="Таблица76.A2" office:value-type="string">
            <text:p text:style-name="P20">12.03.2025</text:p>
          </table:table-cell>
          <table:table-cell table:style-name="Таблица76.A2" office:value-type="string">
            <text:p text:style-name="P20">09:00</text:p>
          </table:table-cell>
          <table:table-cell table:style-name="Таблица76.A2" office:value-type="string">
            <text:p text:style-name="P20">Создание учетной записи нового оператора</text:p>
          </table:table-cell>
          <table:table-cell table:style-name="Таблица76.A2" office:value-type="string">
            <text:p text:style-name="P20">Создан пользователь "petrov_p", роль "Оператор"</text:p>
          </table:table-cell>
          <table:table-cell table:style-name="Таблица76.A2" office:value-type="string">
            <text:p text:style-name="P20">Иванов А.</text:p>
          </table:table-cell>
          <table:table-cell table:style-name="Таблица76.A2" office:value-type="string">
            <text:p text:style-name="P20">Выполнено</text:p>
          </table:table-cell>
          <table:table-cell table:style-name="Таблица76.A2" office:value-type="string">
            <text:p text:style-name="P20">15 мин</text:p>
          </table:table-cell>
          <table:table-cell table:style-name="Таблица76.A2" office:value-type="string">
            <text:p text:style-name="P20">Данные переданы руководителю</text:p>
          </table:table-cell>
        </table:table-row>
        <table:table-row>
          <table:table-cell table:style-name="Таблица76.A2" office:value-type="string">
            <text:p text:style-name="P20">12.03.2025</text:p>
          </table:table-cell>
          <table:table-cell table:style-name="Таблица76.A2" office:value-type="string">
            <text:p text:style-name="P20">11:20</text:p>
          </table:table-cell>
          <table:table-cell table:style-name="Таблица76.A2" office:value-type="string">
            <text:p text:style-name="P20">Заявка: медленная работа поиска по БЗ</text:p>
          </table:table-cell>
          <table:table-cell table:style-name="Таблица76.A2" office:value-type="string">
            <text:p text:style-name="P20">Оптимизация запросов, добавление индексов</text:p>
          </table:table-cell>
          <table:table-cell table:style-name="Таблица76.A2" office:value-type="string">
            <text:p text:style-name="P20">Иванов А.</text:p>
          </table:table-cell>
          <table:table-cell table:style-name="Таблица76.A2" office:value-type="string">
            <text:p text:style-name="P20">Выполнено</text:p>
          </table:table-cell>
          <table:table-cell table:style-name="Таблица76.A2" office:value-type="string">
            <text:p text:style-name="P20">2 ч</text:p>
          </table:table-cell>
          <table:table-cell table:style-name="Таблица76.A2" office:value-type="string">
            <text:p text:style-name="P19">Время поиска сокращено с 5 сек до 0,5 сек</text:p>
          </table:table-cell>
        </table:table-row>
      </table:table>
      <text:h text:style-name="P5" text:outline-level="3">8. Показатели эффективности сопровождения</text:h>
      <table:table table:name="Таблица77" table:style-name="Таблица77">
        <table:table-column table:style-name="Таблица77.A"/>
        <table:table-column table:style-name="Таблица77.B"/>
        <table:table-column table:style-name="Таблица77.C"/>
        <table:table-column table:style-name="Таблица77.D"/>
        <table:table-header-rows>
          <table:table-row>
            <table:table-cell table:style-name="Таблица77.A1" office:value-type="string">
              <text:p text:style-name="P30">Показатель</text:p>
            </table:table-cell>
            <table:table-cell table:style-name="Таблица77.A1" office:value-type="string">
              <text:p text:style-name="P30">Описание</text:p>
            </table:table-cell>
            <table:table-cell table:style-name="Таблица77.A1" office:value-type="string">
              <text:p text:style-name="P30">Целевое значение</text:p>
            </table:table-cell>
            <table:table-cell table:style-name="Таблица77.A1" office:value-type="string">
              <text:p text:style-name="P30">Текущее (пример)</text:p>
            </table:table-cell>
          </table:table-row>
        </table:table-header-rows>
        <table:table-row>
          <table:table-cell table:style-name="Таблица77.A2" office:value-type="string">
            <text:p text:style-name="P18"><text:span text:style-name="Strong_20_Emphasis"><text:span text:style-name="T7">Время реакции на инцидент</text:span></text:span></text:p>
          </table:table-cell>
          <table:table-cell table:style-name="Таблица77.A2" office:value-type="string">
            <text:p text:style-name="P20">Среднее время от регистрации до начала работ</text:p>
          </table:table-cell>
          <table:table-cell table:style-name="Таблица77.A2" office:value-type="string">
            <text:p text:style-name="P20">P1: 15 мин<text:line-break/>P2: 1 ч<text:line-break/>P3: 4 ч</text:p>
          </table:table-cell>
          <table:table-cell table:style-name="Таблица77.A2" office:value-type="string">
            <text:p text:style-name="P20">P1: 12 мин<text:line-break/>P2: 45 мин<text:line-break/>P3: 3,5 ч</text:p>
          </table:table-cell>
        </table:table-row>
        <table:table-row>
          <table:table-cell table:style-name="Таблица77.A2" office:value-type="string">
            <text:p text:style-name="P18"><text:span text:style-name="Strong_20_Emphasis"><text:span text:style-name="T7">Время устранения</text:span></text:span></text:p>
          </table:table-cell>
          <table:table-cell table:style-name="Таблица77.A2" office:value-type="string">
            <text:p text:style-name="P20">Среднее время от начала работ до закрытия</text:p>
          </table:table-cell>
          <table:table-cell table:style-name="Таблица77.A2" office:value-type="string">
            <text:p text:style-name="P20">P1: 4 ч<text:line-break/>P2: 8 ч<text:line-break/>P3: 2 дн</text:p>
          </table:table-cell>
          <table:table-cell table:style-name="Таблица77.A2" office:value-type="string">
            <text:p text:style-name="P20">P1: 3,2 ч<text:line-break/>P2: 6,5 ч<text:line-break/>P3: 1,8 дн</text:p>
          </table:table-cell>
        </table:table-row>
        <table:table-row>
          <table:table-cell table:style-name="Таблица77.A2" office:value-type="string">
            <text:p text:style-name="P18"><text:span text:style-name="Strong_20_Emphasis"><text:span text:style-name="T7">Количество инцидентов</text:span></text:span></text:p>
          </table:table-cell>
          <table:table-cell table:style-name="Таблица77.A2" office:value-type="string">
            <text:p text:style-name="P20">Число зарегистрированных проблем за период</text:p>
          </table:table-cell>
          <table:table-cell table:style-name="Таблица77.A2" office:value-type="string">
            <text:p text:style-name="P20">-</text:p>
          </table:table-cell>
          <table:table-cell table:style-name="Таблица77.A2" office:value-type="string">
            <text:p text:style-name="P20">15 в неделю</text:p>
          </table:table-cell>
        </table:table-row>
        <table:table-row>
          <table:table-cell table:style-name="Таблица77.A2" office:value-type="string">
            <text:p text:style-name="P18"><text:span text:style-name="Strong_20_Emphasis"><text:span text:style-name="T7">Количество повторных сбоев</text:span></text:span></text:p>
          </table:table-cell>
          <table:table-cell table:style-name="Таблица77.A2" office:value-type="string">
            <text:p text:style-name="P20">Процент повторных обращений по одной проблеме</text:p>
          </table:table-cell>
          <table:table-cell table:style-name="Таблица77.A2" office:value-type="string">
            <text:p text:style-name="P20">&lt; 5%</text:p>
          </table:table-cell>
          <table:table-cell table:style-name="Таблица77.A2" office:value-type="string">
            <text:p text:style-name="P20">3%</text:p>
          </table:table-cell>
        </table:table-row>
        <table:table-row>
          <table:table-cell table:style-name="Таблица77.A2" office:value-type="string">
            <text:p text:style-name="P18"><text:span text:style-name="Strong_20_Emphasis"><text:span text:style-name="T7">Доступность системы</text:span></text:span></text:p>
          </table:table-cell>
          <table:table-cell table:style-name="Таблица77.A2" office:value-type="string">
            <text:p text:style-name="P20">Процент времени работоспособности</text:p>
          </table:table-cell>
          <table:table-cell table:style-name="Таблица77.A2" office:value-type="string">
            <text:p text:style-name="P20">&gt; 99,5%</text:p>
          </table:table-cell>
          <table:table-cell table:style-name="Таблица77.A2" office:value-type="string">
            <text:p text:style-name="P20">99,7%</text:p>
          </table:table-cell>
        </table:table-row>
        <table:table-row>
          <table:table-cell table:style-name="Таблица77.A2" office:value-type="string">
            <text:p text:style-name="P18"><text:span text:style-name="Strong_20_Emphasis"><text:span text:style-name="T7">Удовлетворенность пользователей</text:span></text:span></text:p>
          </table:table-cell>
          <table:table-cell table:style-name="Таблица77.A2" office:value-type="string">
            <text:p text:style-name="P20">Средняя оценка по опросам</text:p>
          </table:table-cell>
          <table:table-cell table:style-name="Таблица77.A2" office:value-type="string">
            <text:p text:style-name="P20">&gt; 4,5</text:p>
          </table:table-cell>
          <table:table-cell table:style-name="Таблица77.A2" office:value-type="string">
            <text:p text:style-name="P19">4,6</text:p>
          </table:table-cell>
        </table:table-row>
      </table:table>
      <text:h text:style-name="P5" text:outline-level="3"><text:soft-page-break/>9. Анализ эффективности технического сопровождения (пример)</text:h>
      <text:p text:style-name="P34"><text:span text:style-name="Strong_20_Emphasis"><text:span text:style-name="T14">Анализ за март 2025 года:</text:span></text:span>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header-rows>
          <table:table-row>
            <table:table-cell table:style-name="Таблица78.A1" office:value-type="string">
              <text:p text:style-name="P30">Показатель</text:p>
            </table:table-cell>
            <table:table-cell table:style-name="Таблица78.A1" office:value-type="string">
              <text:p text:style-name="P30">Значение</text:p>
            </table:table-cell>
            <table:table-cell table:style-name="Таблица78.A1" office:value-type="string">
              <text:p text:style-name="P30">Оценка</text:p>
            </table:table-cell>
            <table:table-cell table:style-name="Таблица78.A1" office:value-type="string">
              <text:p text:style-name="P30">Рекомендации</text:p>
            </table:table-cell>
          </table:table-row>
        </table:table-header-rows>
        <table:table-row>
          <table:table-cell table:style-name="Таблица78.A2" office:value-type="string">
            <text:p text:style-name="P20">Всего инцидентов</text:p>
          </table:table-cell>
          <table:table-cell table:style-name="Таблица78.A2" office:value-type="string">
            <text:p text:style-name="P20">62</text:p>
          </table:table-cell>
          <table:table-cell table:style-name="Таблица78.A2" office:value-type="string">
            <text:p text:style-name="P20">-</text:p>
          </table:table-cell>
          <table:table-cell table:style-name="Таблица78.A2" office:value-type="string">
            <text:p text:style-name="P20">-</text:p>
          </table:table-cell>
        </table:table-row>
        <table:table-row>
          <table:table-cell table:style-name="Таблица78.A2" office:value-type="string">
            <text:p text:style-name="P20">Из них критических (P1)</text:p>
          </table:table-cell>
          <table:table-cell table:style-name="Таблица78.A2" office:value-type="string">
            <text:p text:style-name="P20">3</text:p>
          </table:table-cell>
          <table:table-cell table:style-name="Таблица78.A2" office:value-type="string">
            <text:p text:style-name="P20">Нормально</text:p>
          </table:table-cell>
          <table:table-cell table:style-name="Таблица78.A2" office:value-type="string">
            <text:p text:style-name="P20">Требуется анализ причин</text:p>
          </table:table-cell>
        </table:table-row>
        <table:table-row>
          <table:table-cell table:style-name="Таблица78.A2" office:value-type="string">
            <text:p text:style-name="P20">Среднее время реакции P1</text:p>
          </table:table-cell>
          <table:table-cell table:style-name="Таблица78.A2" office:value-type="string">
            <text:p text:style-name="P20">12 мин</text:p>
          </table:table-cell>
          <table:table-cell table:style-name="Таблица78.A2" office:value-type="string">
            <text:p text:style-name="P20">Отлично</text:p>
          </table:table-cell>
          <table:table-cell table:style-name="Таблица78.A2" office:value-type="string">
            <text:p text:style-name="P20">-</text:p>
          </table:table-cell>
        </table:table-row>
        <table:table-row>
          <table:table-cell table:style-name="Таблица78.A2" office:value-type="string">
            <text:p text:style-name="P20">Среднее время решения P1</text:p>
          </table:table-cell>
          <table:table-cell table:style-name="Таблица78.A2" office:value-type="string">
            <text:p text:style-name="P20">3,2 ч</text:p>
          </table:table-cell>
          <table:table-cell table:style-name="Таблица78.A2" office:value-type="string">
            <text:p text:style-name="P20">Хорошо</text:p>
          </table:table-cell>
          <table:table-cell table:style-name="Таблица78.A2" office:value-type="string">
            <text:p text:style-name="P20">Можно улучшить</text:p>
          </table:table-cell>
        </table:table-row>
        <table:table-row>
          <table:table-cell table:style-name="Таблица78.A2" office:value-type="string">
            <text:p text:style-name="P20">Основные причины инцидентов</text:p>
          </table:table-cell>
          <table:table-cell table:style-name="Таблица78.A2" office:value-type="string">
            <text:p text:style-name="P20">- Проблемы с БД (30%)<text:line-break/>- Сетевые проблемы (25%)<text:line-break/>- Ошибки пользователей (20%)</text:p>
          </table:table-cell>
          <table:table-cell table:style-name="Таблица78.A2" office:value-type="string">
            <text:p text:style-name="P20">-</text:p>
          </table:table-cell>
          <table:table-cell table:style-name="Таблица78.A2" office:value-type="string">
            <text:p text:style-name="P20">Требуется оптимизация БД, проверка сетевого оборудования, обучение пользователей</text:p>
          </table:table-cell>
        </table:table-row>
        <table:table-row>
          <table:table-cell table:style-name="Таблица78.A2" office:value-type="string">
            <text:p text:style-name="P20">Доступность системы</text:p>
          </table:table-cell>
          <table:table-cell table:style-name="Таблица78.A2" office:value-type="string">
            <text:p text:style-name="P20">99,7%</text:p>
          </table:table-cell>
          <table:table-cell table:style-name="Таблица78.A2" office:value-type="string">
            <text:p text:style-name="P20">Отлично</text:p>
          </table:table-cell>
          <table:table-cell table:style-name="Таблица78.A2" office:value-type="string">
            <text:p text:style-name="P19">-</text:p>
          </table:table-cell>
        </table:table-row>
      </table:table>
      <text:h text:style-name="P5" text:outline-level="3">10. Меры по улучшению сопровождения</text:h>
      <text:p text:style-name="P34"><text:span text:style-name="Strong_20_Emphasis"><text:span text:style-name="T14">Таблица 30 – Меры по повышению эффективности сопровождения</text:span></text:span></text:p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column table:style-name="Таблица79.D"/>
        <table:table-column table:style-name="Таблица79.E"/>
        <table:table-header-rows>
          <table:table-row>
            <table:table-cell table:style-name="Таблица79.A1" office:value-type="string">
              <text:p text:style-name="P30">Проблема</text:p>
            </table:table-cell>
            <table:table-cell table:style-name="Таблица79.A1" office:value-type="string">
              <text:p text:style-name="P30">Мера</text:p>
            </table:table-cell>
            <table:table-cell table:style-name="Таблица79.A1" office:value-type="string">
              <text:p text:style-name="P30">Ответственный</text:p>
            </table:table-cell>
            <table:table-cell table:style-name="Таблица79.A1" office:value-type="string">
              <text:p text:style-name="P30">Срок</text:p>
            </table:table-cell>
            <table:table-cell table:style-name="Таблица79.A1" office:value-type="string">
              <text:p text:style-name="P30">Ожидаемый эффект</text:p>
            </table:table-cell>
          </table:table-row>
        </table:table-header-rows>
        <table:table-row>
          <table:table-cell table:style-name="Таблица79.A2" office:value-type="string">
            <text:p text:style-name="P18"><text:span text:style-name="Strong_20_Emphasis"><text:span text:style-name="T7">Большое количество проблем с БД</text:span></text:span></text:p>
          </table:table-cell>
          <table:table-cell table:style-name="Таблица79.A2" office:value-type="string">
            <text:p text:style-name="P20">- Оптимизация запросов<text:line-break/>- Добавление индексов<text:line-break/>- Регулярное обслуживание БД</text:p>
          </table:table-cell>
          <table:table-cell table:style-name="Таблица79.A2" office:value-type="string">
            <text:p text:style-name="P20">Разработчик, администратор</text:p>
          </table:table-cell>
          <table:table-cell table:style-name="Таблица79.A2" office:value-type="string">
            <text:p text:style-name="P20">В течение месяца</text:p>
          </table:table-cell>
          <table:table-cell table:style-name="Таблица79.A2" office:value-type="string">
            <text:p text:style-name="P20">Снижение количества сбоев на 30%</text:p>
          </table:table-cell>
        </table:table-row>
        <text:soft-page-break/>
        <table:table-row>
          <table:table-cell table:style-name="Таблица79.A2" office:value-type="string">
            <text:p text:style-name="P18"><text:span text:style-name="Strong_20_Emphasis"><text:span text:style-name="T7">Сетевые проблемы</text:span></text:span></text:p>
          </table:table-cell>
          <table:table-cell table:style-name="Таблица79.A2" office:value-type="string">
            <text:p text:style-name="P20">- Проверка сетевого оборудования<text:line-break/>- Резервирование каналов<text:line-break/>- Мониторинг качества связи</text:p>
          </table:table-cell>
          <table:table-cell table:style-name="Таблица79.A2" office:value-type="string">
            <text:p text:style-name="P20">Администратор</text:p>
          </table:table-cell>
          <table:table-cell table:style-name="Таблица79.A2" office:value-type="string">
            <text:p text:style-name="P20">2 недели</text:p>
          </table:table-cell>
          <table:table-cell table:style-name="Таблица79.A2" office:value-type="string">
            <text:p text:style-name="P20">Повышение стабильности</text:p>
          </table:table-cell>
        </table:table-row>
        <table:table-row>
          <table:table-cell table:style-name="Таблица79.A2" office:value-type="string">
            <text:p text:style-name="P18"><text:span text:style-name="Strong_20_Emphasis"><text:span text:style-name="T7">Ошибки пользователей</text:span></text:span></text:p>
          </table:table-cell>
          <table:table-cell table:style-name="Таблица79.A2" office:value-type="string">
            <text:p text:style-name="P20">- Обновление инструкций<text:line-break/>- Проведение повторного обучения<text:line-break/>- Улучшение подсказок в интерфейсе</text:p>
          </table:table-cell>
          <table:table-cell table:style-name="Таблица79.A2" office:value-type="string">
            <text:p text:style-name="P20">Руководитель, аналитик</text:p>
          </table:table-cell>
          <table:table-cell table:style-name="Таблица79.A2" office:value-type="string">
            <text:p text:style-name="P20">1 месяц</text:p>
          </table:table-cell>
          <table:table-cell table:style-name="Таблица79.A2" office:value-type="string">
            <text:p text:style-name="P20">Снижение количества заявок на 15%</text:p>
          </table:table-cell>
        </table:table-row>
        <table:table-row>
          <table:table-cell table:style-name="Таблица79.A2" office:value-type="string">
            <text:p text:style-name="P18"><text:span text:style-name="Strong_20_Emphasis"><text:span text:style-name="T7">Долгое решение сложных проблем</text:span></text:span></text:p>
          </table:table-cell>
          <table:table-cell table:style-name="Таблица79.A2" office:value-type="string">
            <text:p text:style-name="P20">- Создание базы знаний по типовым решениям<text:line-break/>- Повышение квалификации администратора<text:line-break/>- Улучшение взаимодействия с разработчиком</text:p>
          </table:table-cell>
          <table:table-cell table:style-name="Таблица79.A2" office:value-type="string">
            <text:p text:style-name="P20">Руководитель</text:p>
          </table:table-cell>
          <table:table-cell table:style-name="Таблица79.A2" office:value-type="string">
            <text:p text:style-name="P20">Постоянно</text:p>
          </table:table-cell>
          <table:table-cell table:style-name="Таблица79.A2" office:value-type="string">
            <text:p text:style-name="P20">Сокращение времени решения на 20%</text:p>
          </table:table-cell>
        </table:table-row>
        <table:table-row>
          <table:table-cell table:style-name="Таблица79.A2" office:value-type="string">
            <text:p text:style-name="P18"><text:span text:style-name="Strong_20_Emphasis"><text:span text:style-name="T7">Отсутствие автоматизации</text:span></text:span></text:p>
          </table:table-cell>
          <table:table-cell table:style-name="Таблица79.A2" office:value-type="string">
            <text:p text:style-name="P20">- Внедрение системы мониторинга с оповещениями<text:line-break/>- Автоматизация рутинных задач (скрипты)</text:p>
          </table:table-cell>
          <table:table-cell table:style-name="Таблица79.A2" office:value-type="string">
            <text:p text:style-name="P20">Администратор</text:p>
          </table:table-cell>
          <table:table-cell table:style-name="Таблица79.A2" office:value-type="string">
            <text:p text:style-name="P20">2 месяца</text:p>
          </table:table-cell>
          <table:table-cell table:style-name="Таблица79.A2" office:value-type="string">
            <text:p text:style-name="P19">Снижение ручной работы, быстрое выявление проблем</text:p>
          </table:table-cell>
        </table:table-row>
      </table:table>
      <text:h text:style-name="P5" text:outline-level="3">11. Выводы</text:h>
      <text:list text:style-name="L40">
        <text:list-item>
          <text:p text:style-name="P54"><text:span text:style-name="Strong_20_Emphasis"><text:span text:style-name="T14">Техническое сопровождение является критически важным процессом</text:span></text:span><text:span text:style-name="T15"> для обеспечения непрерывной работы информационной системы. Без него даже самая </text:span><text:soft-page-break/><text:span text:style-name="T15">качественная разработка быстро придет в негодность из-за сбоев оборудования, накопления ошибок и устаревания компонентов.</text:span></text:p>
        </text:list-item>
        <text:list-item>
          <text:p text:style-name="P55"><text:span text:style-name="Strong_20_Emphasis"><text:span text:style-name="T14">Регламентация процессов сопровождения</text:span></text:span><text:span text:style-name="T15"> обеспечивает:</text:span></text:p>
          <text:list>
            <text:list-item>
              <text:p text:style-name="P117">Четкое понимание порядка действий при различных ситуациях;</text:p>
            </text:list-item>
            <text:list-item>
              <text:p text:style-name="P117">Предсказуемость сроков решения проблем;</text:p>
            </text:list-item>
            <text:list-item>
              <text:p text:style-name="P117">Распределение ответственности между сотрудниками;</text:p>
            </text:list-item>
            <text:list-item>
              <text:p text:style-name="P117">Возможность контроля качества.</text:p>
            </text:list-item>
          </text:list>
        </text:list-item>
        <text:list-item>
          <text:p text:style-name="P55"><text:span text:style-name="Strong_20_Emphasis"><text:span text:style-name="T14">Ведение журнала учета работ</text:span></text:span><text:span text:style-name="T15"> позволяет:</text:span></text:p>
          <text:list>
            <text:list-item>
              <text:p text:style-name="P117">Анализировать эффективность сопровождения;</text:p>
            </text:list-item>
            <text:list-item>
              <text:p text:style-name="P117">Выявлять повторяющиеся проблемы;</text:p>
            </text:list-item>
            <text:list-item>
              <text:p text:style-name="P117">Оценивать загрузку персонала;</text:p>
            </text:list-item>
            <text:list-item>
              <text:p text:style-name="P117">Обосновывать необходимость изменений.</text:p>
            </text:list-item>
          </text:list>
        </text:list-item>
        <text:list-item>
          <text:p text:style-name="P54"><text:span text:style-name="Strong_20_Emphasis"><text:span text:style-name="T14">Оценка эффективности сопровождения по показателям</text:span></text:span><text:span text:style-name="T15"> (время реакции, время решения, доступность) дает объективную картину качества работы и позволяет принимать обоснованные решения по улучшению.</text:span></text:p>
        </text:list-item>
        <text:list-item>
          <text:p text:style-name="P54"><text:span text:style-name="Strong_20_Emphasis"><text:span text:style-name="T14">Профилактические работы</text:span></text:span><text:span text:style-name="T15"> (мониторинг, резервное копирование, плановое обслуживание) значительно важнее, чем реагирование на сбои, так как позволяют предотвратить проблемы до их возникновения.</text:span></text:p>
        </text:list-item>
        <text:list-item>
          <text:p text:style-name="P54"><text:span text:style-name="Strong_20_Emphasis"><text:span text:style-name="T14">Постоянное улучшение процессов сопровождения</text:span></text:span><text:span text:style-name="T15"> на основе анализа инцидентов и обратной связи — залог повышения качества и снижения затрат в долгосрочной перспективе.</text:span></text:p>
        </text:list-item>
      </text:list>
      <text:p text:style-name="P89">Таким образом, правильно организованное техническое сопровождение обеспечивает стабильную работу АИС «Система регистрации заявок пользователей», минимизирует простои и создает комфортные условия для работы пользователей.</text:p>
      <text:p text:style-name="P17"/>
      <text:h text:style-name="P3" text:outline-level="2">№<text:span text:style-name="T2">17: ВЫПОЛНЕНИЕ РЕГЛАМЕНТОВ ПО ОБНОВЛЕНИЮ, ВОССТАНОВЛЕНИЮ ДАННЫХ ИС. НАСТРОЙКА ПАРАМЕТРОВ ИС</text:span></text:h>
      <text:h text:style-name="P5" text:outline-level="3">1. Изучение понятия обновления ИС</text:h>
      <text:p text:style-name="P34"><text:span text:style-name="Strong_20_Emphasis"><text:span text:style-name="T14">Обновление информационной системы</text:span></text:span><text:span text:style-name="T15"> — это процесс замены текущей версии программного обеспечения на новую с целью исправления ошибок, добавления новых функций, повышения безопасности или улучшения производительности.</text:span></text:p>
      <text:p text:style-name="P34"><text:span text:style-name="Strong_20_Emphasis"><text:span text:style-name="T14">Назначение обновлений:</text:span></text:span></text:p>
      <text:list text:style-name="L41">
        <text:list-item>
          <text:p text:style-name="P56"><text:span text:style-name="Strong_20_Emphasis"><text:span text:style-name="T14">Исправление ошибок</text:span></text:span><text:span text:style-name="T15"> — устранение выявленных дефектов;</text:span></text:p>
        </text:list-item>
        <text:list-item>
          <text:p text:style-name="P56"><text:span text:style-name="Strong_20_Emphasis"><text:span text:style-name="T14">Добавление функциональности</text:span></text:span><text:span text:style-name="T15"> — реализация новых возможностей;</text:span></text:p>
        </text:list-item>
        <text:list-item>
          <text:p text:style-name="P56"><text:span text:style-name="Strong_20_Emphasis"><text:span text:style-name="T14">Повышение безопасности</text:span></text:span><text:span text:style-name="T15"> — закрытие уязвимостей;</text:span></text:p>
        </text:list-item>
        <text:list-item>
          <text:p text:style-name="P56"><text:span text:style-name="Strong_20_Emphasis"><text:span text:style-name="T14">Улучшение производительности</text:span></text:span><text:span text:style-name="T15"> — оптимизация работы;</text:span></text:p>
        </text:list-item>
        <text:list-item>
          <text:p text:style-name="P56"><text:span text:style-name="Strong_20_Emphasis"><text:span text:style-name="T14">Адаптация к изменениям окружения</text:span></text:span><text:span text:style-name="T15"> — совместимость с новыми версиями ОС, оборудования.</text:span></text:p>
        </text:list-item>
      </text:list>
      <text:h text:style-name="P5" text:outline-level="3">2. Виды обновлений</text:h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header-rows>
          <table:table-row>
            <table:table-cell table:style-name="Таблица80.A1" office:value-type="string">
              <text:p text:style-name="P30">Вид обновления</text:p>
            </table:table-cell>
            <table:table-cell table:style-name="Таблица80.A1" office:value-type="string">
              <text:p text:style-name="P30">Описание</text:p>
            </table:table-cell>
            <table:table-cell table:style-name="Таблица80.A1" office:value-type="string">
              <text:p text:style-name="P30">Примеры для АИС</text:p>
            </table:table-cell>
            <table:table-cell table:style-name="Таблица80.A1" office:value-type="string">
              <text:p text:style-name="P30">Частота</text:p>
            </table:table-cell>
          </table:table-row>
        </table:table-header-rows>
        <table:table-row>
          <table:table-cell table:style-name="Таблица80.A2" office:value-type="string">
            <text:p text:style-name="P18"><text:span text:style-name="Strong_20_Emphasis"><text:span text:style-name="T7">Плановые</text:span></text:span></text:p>
          </table:table-cell>
          <table:table-cell table:style-name="Таблица80.A2" office:value-type="string">
            <text:p text:style-name="P20">Регулярные обновления по заранее утвержденному графику</text:p>
          </table:table-cell>
          <table:table-cell table:style-name="Таблица80.A2" office:value-type="string">
            <text:p text:style-name="P20">- Ежеквартальные релизы с новыми функциями<text:line-break/>- Ежемесячные накопительные исправления</text:p>
          </table:table-cell>
          <table:table-cell table:style-name="Таблица80.A2" office:value-type="string">
            <text:p text:style-name="P20">Регулярно (по графику)</text:p>
          </table:table-cell>
        </table:table-row>
        <table:table-row>
          <table:table-cell table:style-name="Таблица80.A2" office:value-type="string">
            <text:p text:style-name="P18"><text:span text:style-name="Strong_20_Emphasis"><text:span text:style-name="T7">Внеплановые</text:span></text:span></text:p>
          </table:table-cell>
          <table:table-cell table:style-name="Таблица80.A2" office:value-type="string">
            <text:p text:style-name="P20">Срочные обновления для исправления критических ошибок</text:p>
          </table:table-cell>
          <table:table-cell table:style-name="Таблица80.A2" office:value-type="string">
            <text:p text:style-name="P20">- Исправление ошибки, блокирующей работу<text:line-break/>- Решение проблемы с безопасностью</text:p>
          </table:table-cell>
          <table:table-cell table:style-name="Таблица80.A2" office:value-type="string">
            <text:p text:style-name="P20">По мере необходимости</text:p>
          </table:table-cell>
        </table:table-row>
        <table:table-row>
          <table:table-cell table:style-name="Таблица80.A2" office:value-type="string">
            <text:p text:style-name="P18"><text:span text:style-name="Strong_20_Emphasis"><text:span text:style-name="T7">Критические обновления безопасности</text:span></text:span></text:p>
          </table:table-cell>
          <table:table-cell table:style-name="Таблица80.A2" office:value-type="string">
            <text:p text:style-name="P20">Обновления, закрывающие уязвимости</text:p>
          </table:table-cell>
          <table:table-cell table:style-name="Таблица80.A2" office:value-type="string">
            <text:p text:style-name="P20">- Исправление уязвимости в аутентификации<text:line-break/>- Обновление библиотек с известными уязвимостями</text:p>
          </table:table-cell>
          <table:table-cell table:style-name="Таблица80.A2" office:value-type="string">
            <text:p text:style-name="P20">Немедленно при выходе</text:p>
          </table:table-cell>
        </table:table-row>
        <text:soft-page-break/>
        <table:table-row>
          <table:table-cell table:style-name="Таблица80.A2" office:value-type="string">
            <text:p text:style-name="P18"><text:span text:style-name="Strong_20_Emphasis"><text:span text:style-name="T7">Обновления конфигурации</text:span></text:span></text:p>
          </table:table-cell>
          <table:table-cell table:style-name="Таблица80.A2" office:value-type="string">
            <text:p text:style-name="P20">Изменение настроек без замены кода</text:p>
          </table:table-cell>
          <table:table-cell table:style-name="Таблица80.A2" office:value-type="string">
            <text:p text:style-name="P20">- Изменение параметров производительности<text:line-break/>- Настройка прав доступа</text:p>
          </table:table-cell>
          <table:table-cell table:style-name="Таблица80.A2" office:value-type="string">
            <text:p text:style-name="P19">По мере необходимости</text:p>
          </table:table-cell>
        </table:table-row>
      </table:table>
      <text:h text:style-name="P5" text:outline-level="3">3. Подготовка к обновлению</text:h>
      <text:p text:style-name="P34"><text:span text:style-name="Strong_20_Emphasis"><text:span text:style-name="T14">Порядок действий перед обновлением:</text:span></text:span></text:p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1"/><text:span text:style-name="T19">ПОДГОТОВКА К ОБНОВЛЕНИЮ <text:s text:c="31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┐</text:p>
      <text:p text:style-name="P10">│ <text:s/><text:span text:style-name="T19">1. Анализ <text:s text:c="5"/>│ ← Изучение состава обновления (что меняется, какие риски)</text:span></text:p>
      <text:p text:style-name="P10">│ <text:s/><text:span text:style-name="T19">обновления <text:s text:c="4"/>│ <text:s text:c="2"/>Оценка необходимости и критичности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2. Проверка <text:s text:c="3"/>│ ← Проверка совместимости с текущей конфигурацией:</text:span></text:p>
      <text:p text:style-name="P10">│ <text:s/><text:span text:style-name="T19">совместимости <text:s/>│ <text:s text:c="2"/>- ОС, СУБД, оборудование</text:span></text:p>
      <text:p text:style-name="P10">│ <text:s text:c="16"/>│ <text:s text:c="2"/><text:span text:style-name="T19">- Сторонние библиотеки и интеграции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3. Резервное <text:s text:c="2"/>│ ← Создание полной резервной копии:</text:span></text:p>
      <text:p text:style-name="P10">│ <text:s/><text:span text:style-name="T19">копирование <text:s text:c="3"/>│ <text:s text:c="2"/>- База данных</text:span></text:p>
      <text:p text:style-name="P10">│ <text:s text:c="16"/>│ <text:s text:c="2"/><text:span text:style-name="T19">- Конфигурационные файлы</text:span></text:p>
      <text:p text:style-name="P10">│ <text:s text:c="16"/>│ <text:s text:c="2"/><text:span text:style-name="T19">- Файлы системы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4. Тестирование│ ← Установка обновления на тестовой среде</text:span></text:p>
      <text:p text:style-name="P10">│ <text:s/><text:span text:style-name="T19">на тестовой <text:s text:c="3"/>│ <text:s text:c="2"/>(если возможно) для выявления проблем</text:span></text:p>
      <text:p text:style-name="P10">│ <text:s/><text:span text:style-name="T19">среде <text:s text:c="9"/>│ <text:s text:c="2"/>до обновления на продуктивной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5. Уведомление │ ← Информирование пользователей о предстоящем</text:span></text:p>
      <text:p text:style-name="P10">│ <text:s/><text:span text:style-name="T19">пользователей <text:s/>│ <text:s text:c="2"/>обновлении и возможных перерывах в работе</text:span></text:p>
      <text:p text:style-name="P10"><text:soft-page-break/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6. Планирование│ ← Определение времени обновления (минимальная</text:span></text:p>
      <text:p text:style-name="P10">│ <text:s/><text:span text:style-name="T19">времени <text:s text:c="7"/>│ <text:s text:c="2"/>нагрузка), оценка длительности</text:span></text:p>
      <text:p text:style-name="P10">└─────────────────┘</text:p>
      <text:h text:style-name="P5" text:outline-level="3">4. Регламент обновления ИС</text:h>
      <text:p text:style-name="P34"><text:span text:style-name="Strong_20_Emphasis"><text:span text:style-name="T14">РЕГЛАМЕНТ ОБНОВЛЕНИЯ АИС «СИСТЕМА РЕГИСТРАЦИИ ЗАЯВОК ПОЛЬЗОВАТЕЛЕЙ»</text:span></text:span></text:p>
      <text:p text:style-name="P34"><text:span text:style-name="Strong_20_Emphasis"><text:span text:style-name="T14">1. Общие положения</text:span></text:span><text:span text:style-name="T15"><text:line-break/>1.1. Настоящий регламент определяет порядок выполнения обновлений АИС.<text:line-break/>1.2. Регламент обязателен для исполнения администратором ИС и разработчиками.<text:line-break/>1.3. Цель регламента — обеспечение безопасного и контролируемого процесса обновления системы.</text:span></text:p>
      <text:p text:style-name="P34"><text:span text:style-name="Strong_20_Emphasis"><text:span text:style-name="T14">2. Классификация обновлений</text:span></text:span></text:p>
      <table:table table:name="Таблица81" table:style-name="Таблица81">
        <table:table-column table:style-name="Таблица81.A"/>
        <table:table-column table:style-name="Таблица81.B"/>
        <table:table-column table:style-name="Таблица81.C"/>
        <table:table-column table:style-name="Таблица81.D"/>
        <table:table-header-rows>
          <table:table-row>
            <table:table-cell table:style-name="Таблица81.A1" office:value-type="string">
              <text:p text:style-name="P30">Тип обновления</text:p>
            </table:table-cell>
            <table:table-cell table:style-name="Таблица81.A1" office:value-type="string">
              <text:p text:style-name="P30">Описание</text:p>
            </table:table-cell>
            <table:table-cell table:style-name="Таблица81.A1" office:value-type="string">
              <text:p text:style-name="P30">Порядок согласования</text:p>
            </table:table-cell>
            <table:table-cell table:style-name="Таблица81.A1" office:value-type="string">
              <text:p text:style-name="P30">Время выполнения</text:p>
            </table:table-cell>
          </table:table-row>
        </table:table-header-rows>
        <table:table-row>
          <table:table-cell table:style-name="Таблица81.A2" office:value-type="string">
            <text:p text:style-name="P18"><text:span text:style-name="Strong_20_Emphasis"><text:span text:style-name="T7">Major (мажорное)</text:span></text:span></text:p>
          </table:table-cell>
          <table:table-cell table:style-name="Таблица81.A2" office:value-type="string">
            <text:p text:style-name="P20">Новая версия с существенными изменениями, новыми функциями</text:p>
          </table:table-cell>
          <table:table-cell table:style-name="Таблица81.A2" office:value-type="string">
            <text:p text:style-name="P20">Согласование с руководством, тестирование не менее 2 недель</text:p>
          </table:table-cell>
          <table:table-cell table:style-name="Таблица81.A2" office:value-type="string">
            <text:p text:style-name="P20">Выходные дни, ночное время</text:p>
          </table:table-cell>
        </table:table-row>
        <table:table-row>
          <table:table-cell table:style-name="Таблица81.A2" office:value-type="string">
            <text:p text:style-name="P18"><text:span text:style-name="Strong_20_Emphasis"><text:span text:style-name="T7">Minor (минорное)</text:span></text:span></text:p>
          </table:table-cell>
          <table:table-cell table:style-name="Таблица81.A2" office:value-type="string">
            <text:p text:style-name="P20">Исправления ошибок, небольшие улучшения</text:p>
          </table:table-cell>
          <table:table-cell table:style-name="Таблица81.A2" office:value-type="string">
            <text:p text:style-name="P20">Согласование с руководителем, тестирование 2-3 дня</text:p>
          </table:table-cell>
          <table:table-cell table:style-name="Таблица81.A2" office:value-type="string">
            <text:p text:style-name="P20">Вечернее время (после 18:00)</text:p>
          </table:table-cell>
        </table:table-row>
        <table:table-row>
          <table:table-cell table:style-name="Таблица81.A2" office:value-type="string">
            <text:p text:style-name="P18"><text:span text:style-name="Strong_20_Emphasis"><text:span text:style-name="T7">Patch (патч)</text:span></text:span></text:p>
          </table:table-cell>
          <table:table-cell table:style-name="Таблица81.A2" office:value-type="string">
            <text:p text:style-name="P20">Критические исправления безопасности, срочные исправления</text:p>
          </table:table-cell>
          <table:table-cell table:style-name="Таблица81.A2" office:value-type="string">
            <text:p text:style-name="P20">Немедленное согласование с руководителем</text:p>
          </table:table-cell>
          <table:table-cell table:style-name="Таблица81.A2" office:value-type="string">
            <text:p text:style-name="P19">Немедленно, в любое время</text:p>
          </table:table-cell>
        </table:table-row>
      </table:table>
      <text:p text:style-name="P34"><text:span text:style-name="Strong_20_Emphasis"><text:span text:style-name="T14">3. Периодичность обновлений</text:span></text:span></text:p>
      <table:table table:name="Таблица82" table:style-name="Таблица82">
        <table:table-column table:style-name="Таблица82.A"/>
        <table:table-column table:style-name="Таблица82.B"/>
        <table:table-column table:style-name="Таблица82.C"/>
        <table:table-header-rows>
          <table:table-row>
            <table:table-cell table:style-name="Таблица82.A1" office:value-type="string">
              <text:p text:style-name="P30">Вид работ</text:p>
            </table:table-cell>
            <table:table-cell table:style-name="Таблица82.A1" office:value-type="string">
              <text:p text:style-name="P30">Периодичность</text:p>
            </table:table-cell>
            <table:table-cell table:style-name="Таблица82.A1" office:value-type="string">
              <text:p text:style-name="P30">Ответственный</text:p>
            </table:table-cell>
          </table:table-row>
        </table:table-header-rows>
        <table:table-row>
          <table:table-cell table:style-name="Таблица82.A2" office:value-type="string">
            <text:p text:style-name="P20">Проверка наличия обновлений ОС и ПО</text:p>
          </table:table-cell>
          <table:table-cell table:style-name="Таблица82.A2" office:value-type="string">
            <text:p text:style-name="P20">Еженедельно</text:p>
          </table:table-cell>
          <table:table-cell table:style-name="Таблица82.A2" office:value-type="string">
            <text:p text:style-name="P20">Администратор</text:p>
          </table:table-cell>
        </table:table-row>
        <text:soft-page-break/>
        <table:table-row>
          <table:table-cell table:style-name="Таблица82.A2" office:value-type="string">
            <text:p text:style-name="P20">Установка обновлений безопасности ОС</text:p>
          </table:table-cell>
          <table:table-cell table:style-name="Таблица82.A2" office:value-type="string">
            <text:p text:style-name="P20">По мере выхода</text:p>
          </table:table-cell>
          <table:table-cell table:style-name="Таблица82.A2" office:value-type="string">
            <text:p text:style-name="P20">Администратор</text:p>
          </table:table-cell>
        </table:table-row>
        <table:table-row>
          <table:table-cell table:style-name="Таблица82.A2" office:value-type="string">
            <text:p text:style-name="P20">Обновление антивирусных баз</text:p>
          </table:table-cell>
          <table:table-cell table:style-name="Таблица82.A2" office:value-type="string">
            <text:p text:style-name="P20">Ежедневно</text:p>
          </table:table-cell>
          <table:table-cell table:style-name="Таблица82.A2" office:value-type="string">
            <text:p text:style-name="P20">Автоматически</text:p>
          </table:table-cell>
        </table:table-row>
        <table:table-row>
          <table:table-cell table:style-name="Таблица82.A2" office:value-type="string">
            <text:p text:style-name="P20">Плановые обновления АИС</text:p>
          </table:table-cell>
          <table:table-cell table:style-name="Таблица82.A2" office:value-type="string">
            <text:p text:style-name="P20">Ежеквартально</text:p>
          </table:table-cell>
          <table:table-cell table:style-name="Таблица82.A2" office:value-type="string">
            <text:p text:style-name="P20">Разработчик, администратор</text:p>
          </table:table-cell>
        </table:table-row>
        <table:table-row>
          <table:table-cell table:style-name="Таблица82.A2" office:value-type="string">
            <text:p text:style-name="P20">Внеплановые обновления АИС</text:p>
          </table:table-cell>
          <table:table-cell table:style-name="Таблица82.A2" office:value-type="string">
            <text:p text:style-name="P20">По необходимости</text:p>
          </table:table-cell>
          <table:table-cell table:style-name="Таблица82.A2" office:value-type="string">
            <text:p text:style-name="P19">Разработчик, администратор</text:p>
          </table:table-cell>
        </table:table-row>
      </table:table>
      <text:p text:style-name="P34"><text:span text:style-name="Strong_20_Emphasis"><text:span text:style-name="T14">4. Порядок выполнения обновления</text:span></text:span></text:p>
      <text:p text:style-name="P34"><text:span text:style-name="Strong_20_Emphasis"><text:span text:style-name="T14">4.1. Подготовительный этап:</text:span></text:span></text:p>
      <text:list text:style-name="L42">
        <text:list-item>
          <text:p text:style-name="P118">Получение дистрибутива обновления от разработчика;</text:p>
        </text:list-item>
        <text:list-item>
          <text:p text:style-name="P118">Изучение документации (что нового, исправления, особенности);</text:p>
        </text:list-item>
        <text:list-item>
          <text:p text:style-name="P118">Создание резервной копии (БД, конфигурации, файлы);</text:p>
        </text:list-item>
        <text:list-item>
          <text:p text:style-name="P118">Уведомление пользователей (за 2 дня для плановых, за 1 час для внеплановых);</text:p>
        </text:list-item>
        <text:list-item>
          <text:p text:style-name="P118">Подготовка инструкции по откату (на случай неудачного обновления).</text:p>
        </text:list-item>
      </text:list>
      <text:p text:style-name="P34"><text:span text:style-name="Strong_20_Emphasis"><text:span text:style-name="T14">4.2. Этап выполнения:</text:span></text:span></text:p>
      <text:list text:style-name="L43">
        <text:list-item>
          <text:p text:style-name="P119">Остановка доступа пользователей (закрытие сессий, блокировка входа);</text:p>
        </text:list-item>
        <text:list-item>
          <text:p text:style-name="P119">Остановка служб АИС;</text:p>
        </text:list-item>
        <text:list-item>
          <text:p text:style-name="P119">Установка обновления (замена файлов, выполнение скриптов БД);</text:p>
        </text:list-item>
        <text:list-item>
          <text:p text:style-name="P119">Проверка корректности установки;</text:p>
        </text:list-item>
        <text:list-item>
          <text:p text:style-name="P119">Запуск служб АИС;</text:p>
        </text:list-item>
        <text:list-item>
          <text:p text:style-name="P119">Проверка основных функций (дымовое тестирование);</text:p>
        </text:list-item>
        <text:list-item>
          <text:p text:style-name="P119">Открытие доступа пользователям;</text:p>
        </text:list-item>
        <text:list-item>
          <text:p text:style-name="P119">Уведомление о завершении обновления.</text:p>
        </text:list-item>
      </text:list>
      <text:p text:style-name="P34"><text:span text:style-name="Strong_20_Emphasis"><text:span text:style-name="T14">4.3. Пост-обновление:</text:span></text:span></text:p>
      <text:list text:style-name="L44">
        <text:list-item>
          <text:p text:style-name="P120">Мониторинг работы системы в течение 2 часов;</text:p>
        </text:list-item>
        <text:list-item>
          <text:p text:style-name="P120">Сбор обратной связи от пользователей;</text:p>
        </text:list-item>
        <text:list-item>
          <text:p text:style-name="P120">Фиксация результатов в журнале обновлений;</text:p>
        </text:list-item>
        <text:list-item>
          <text:p text:style-name="P120">Анализ при возникновении проблем.</text:p>
        </text:list-item>
      </text:list>
      <text:p text:style-name="P34"><text:span text:style-name="Strong_20_Emphasis"><text:span text:style-name="T14">5. Действия при сбоях во время обновления</text:span></text:span></text:p>
      <table:table table:name="Таблица83" table:style-name="Таблица83">
        <table:table-column table:style-name="Таблица83.A"/>
        <table:table-column table:style-name="Таблица83.B"/>
        <table:table-header-rows>
          <table:table-row>
            <table:table-cell table:style-name="Таблица83.A1" office:value-type="string">
              <text:p text:style-name="P30">Проблема</text:p>
            </table:table-cell>
            <table:table-cell table:style-name="Таблица83.A1" office:value-type="string">
              <text:p text:style-name="P30">Действия</text:p>
            </table:table-cell>
          </table:table-row>
        </table:table-header-rows>
        <table:table-row>
          <table:table-cell table:style-name="Таблица83.A2" office:value-type="string">
            <text:p text:style-name="P20">Ошибка при установке обновления</text:p>
          </table:table-cell>
          <table:table-cell table:style-name="Таблица83.A2" office:value-type="string">
            <text:p text:style-name="P20">1. Зафиксировать ошибку<text:line-break/>2. Прекратить установку<text:line-break/><text:soft-page-break/>3. Связаться с разработчиком<text:line-break/>4. Выполнить откат к предыдущей версии</text:p>
          </table:table-cell>
        </table:table-row>
        <table:table-row>
          <table:table-cell table:style-name="Таблица83.A2" office:value-type="string">
            <text:p text:style-name="P20">Система не запускается после обновления</text:p>
          </table:table-cell>
          <table:table-cell table:style-name="Таблица83.A2" office:value-type="string">
            <text:p text:style-name="P20">1. Выполнить откат к предыдущей версии из резервной копии<text:line-break/>2. Восстановить данные<text:line-break/>3. Проанализировать причину</text:p>
          </table:table-cell>
        </table:table-row>
        <table:table-row>
          <table:table-cell table:style-name="Таблица83.A2" office:value-type="string">
            <text:p text:style-name="P20">Некорректная работа функций после обновления</text:p>
          </table:table-cell>
          <table:table-cell table:style-name="Таблица83.A2" office:value-type="string">
            <text:p text:style-name="P19">1. Оценить критичность<text:line-break/>2. При критических проблемах — откат<text:line-break/>3. При некритичных — временное решение, исправление в следующем обновлении</text:p>
          </table:table-cell>
        </table:table-row>
      </table:table>
      <text:p text:style-name="P34"><text:span text:style-name="Strong_20_Emphasis"><text:span text:style-name="T14">6. Журнал обновлений</text:span></text:span></text:p>
      <text:p text:style-name="P34"><text:span text:style-name="Strong_20_Emphasis"><text:span text:style-name="T14">Таблица 31 – Журнал учета обновлений</text:span></text:span></text:p>
      <table:table table:name="Таблица84" table:style-name="Таблица84">
        <table:table-column table:style-name="Таблица84.A"/>
        <table:table-column table:style-name="Таблица84.B"/>
        <table:table-column table:style-name="Таблица84.C"/>
        <table:table-column table:style-name="Таблица84.D"/>
        <table:table-column table:style-name="Таблица84.E"/>
        <table:table-column table:style-name="Таблица84.F"/>
        <table:table-column table:style-name="Таблица84.G"/>
        <table:table-header-rows>
          <table:table-row>
            <table:table-cell table:style-name="Таблица84.A1" office:value-type="string">
              <text:p text:style-name="P30">Дата</text:p>
            </table:table-cell>
            <table:table-cell table:style-name="Таблица84.A1" office:value-type="string">
              <text:p text:style-name="P30">Версия</text:p>
            </table:table-cell>
            <table:table-cell table:style-name="Таблица84.A1" office:value-type="string">
              <text:p text:style-name="P30">Тип</text:p>
            </table:table-cell>
            <table:table-cell table:style-name="Таблица84.A1" office:value-type="string">
              <text:p text:style-name="P30">Краткое описание изменений</text:p>
            </table:table-cell>
            <table:table-cell table:style-name="Таблица84.A1" office:value-type="string">
              <text:p text:style-name="P30">Исполнитель</text:p>
            </table:table-cell>
            <table:table-cell table:style-name="Таблица84.A1" office:value-type="string">
              <text:p text:style-name="P30">Результат</text:p>
            </table:table-cell>
            <table:table-cell table:style-name="Таблица84.A1" office:value-type="string">
              <text:p text:style-name="P30">Примечание</text:p>
            </table:table-cell>
          </table:table-row>
        </table:table-header-rows>
        <table:table-row>
          <table:table-cell table:style-name="Таблица84.A2" office:value-type="string">
            <text:p text:style-name="P20">15.01.2025</text:p>
          </table:table-cell>
          <table:table-cell table:style-name="Таблица84.A2" office:value-type="string">
            <text:p text:style-name="P20">1.0.0</text:p>
          </table:table-cell>
          <table:table-cell table:style-name="Таблица84.A2" office:value-type="string">
            <text:p text:style-name="P20">Major</text:p>
          </table:table-cell>
          <table:table-cell table:style-name="Таблица84.A2" office:value-type="string">
            <text:p text:style-name="P20">Первый релиз системы</text:p>
          </table:table-cell>
          <table:table-cell table:style-name="Таблица84.A2" office:value-type="string">
            <text:p text:style-name="P20">Иванов И.</text:p>
          </table:table-cell>
          <table:table-cell table:style-name="Таблица84.A2" office:value-type="string">
            <text:p text:style-name="P20">Успешно</text:p>
          </table:table-cell>
          <table:table-cell table:style-name="Таблица84.A2" office:value-type="string">
            <text:p text:style-name="P20">Базовая версия</text:p>
          </table:table-cell>
        </table:table-row>
        <table:table-row>
          <table:table-cell table:style-name="Таблица84.A2" office:value-type="string">
            <text:p text:style-name="P20">01.02.2025</text:p>
          </table:table-cell>
          <table:table-cell table:style-name="Таблица84.A2" office:value-type="string">
            <text:p text:style-name="P20">1.1.0</text:p>
          </table:table-cell>
          <table:table-cell table:style-name="Таблица84.A2" office:value-type="string">
            <text:p text:style-name="P20">Minor</text:p>
          </table:table-cell>
          <table:table-cell table:style-name="Таблица84.A2" office:value-type="string">
            <text:p text:style-name="P20">Добавлен поиск по БЗ, исправлены ошибки интерфейса</text:p>
          </table:table-cell>
          <table:table-cell table:style-name="Таблица84.A2" office:value-type="string">
            <text:p text:style-name="P20">Иванов И.</text:p>
          </table:table-cell>
          <table:table-cell table:style-name="Таблица84.A2" office:value-type="string">
            <text:p text:style-name="P20">Успешно</text:p>
          </table:table-cell>
          <table:table-cell table:style-name="Таблица84.A2" office:value-type="string">
            <text:p text:style-name="P20">-</text:p>
          </table:table-cell>
        </table:table-row>
        <table:table-row>
          <table:table-cell table:style-name="Таблица84.A2" office:value-type="string">
            <text:p text:style-name="P20">15.02.2025</text:p>
          </table:table-cell>
          <table:table-cell table:style-name="Таблица84.A2" office:value-type="string">
            <text:p text:style-name="P20">1.1.1</text:p>
          </table:table-cell>
          <table:table-cell table:style-name="Таблица84.A2" office:value-type="string">
            <text:p text:style-name="P20">Patch</text:p>
          </table:table-cell>
          <table:table-cell table:style-name="Таблица84.A2" office:value-type="string">
            <text:p text:style-name="P20">Исправлена критическая ошибка авторизации</text:p>
          </table:table-cell>
          <table:table-cell table:style-name="Таблица84.A2" office:value-type="string">
            <text:p text:style-name="P20">Петров П.</text:p>
          </table:table-cell>
          <table:table-cell table:style-name="Таблица84.A2" office:value-type="string">
            <text:p text:style-name="P20">Успешно</text:p>
          </table:table-cell>
          <table:table-cell table:style-name="Таблица84.A2" office:value-type="string">
            <text:p text:style-name="P20">Внеплановое</text:p>
          </table:table-cell>
        </table:table-row>
        <table:table-row>
          <table:table-cell table:style-name="Таблица84.A2" office:value-type="string">
            <text:p text:style-name="P20">01.03.2025</text:p>
          </table:table-cell>
          <table:table-cell table:style-name="Таблица84.A2" office:value-type="string">
            <text:p text:style-name="P20">1.2.0</text:p>
          </table:table-cell>
          <table:table-cell table:style-name="Таблица84.A2" office:value-type="string">
            <text:p text:style-name="P20">Minor</text:p>
          </table:table-cell>
          <table:table-cell table:style-name="Таблица84.A2" office:value-type="string">
            <text:p text:style-name="P20">Добавлена панель администратора, отчеты</text:p>
          </table:table-cell>
          <table:table-cell table:style-name="Таблица84.A2" office:value-type="string">
            <text:p text:style-name="P20">Иванов И.</text:p>
          </table:table-cell>
          <table:table-cell table:style-name="Таблица84.A2" office:value-type="string">
            <text:p text:style-name="P20">Успешно</text:p>
          </table:table-cell>
          <table:table-cell table:style-name="Таблица84.A2" office:value-type="string">
            <text:p text:style-name="P20">-</text:p>
          </table:table-cell>
        </table:table-row>
        <table:table-row>
          <table:table-cell table:style-name="Таблица84.A2" office:value-type="string">
            <text:p text:style-name="P20">10.03.2025</text:p>
          </table:table-cell>
          <table:table-cell table:style-name="Таблица84.A2" office:value-type="string">
            <text:p text:style-name="P20">2.0.0</text:p>
          </table:table-cell>
          <table:table-cell table:style-name="Таблица84.A2" office:value-type="string">
            <text:p text:style-name="P20">Major</text:p>
          </table:table-cell>
          <table:table-cell table:style-name="Таблица84.A2" office:value-type="string">
            <text:p text:style-name="P20">Полностью переработан интерфейс, новая архитектура</text:p>
          </table:table-cell>
          <table:table-cell table:style-name="Таблица84.A2" office:value-type="string">
            <text:p text:style-name="P20">Иванов И.</text:p>
          </table:table-cell>
          <table:table-cell table:style-name="Таблица84.A2" office:value-type="string">
            <text:p text:style-name="P20">Успешно</text:p>
          </table:table-cell>
          <table:table-cell table:style-name="Таблица84.A2" office:value-type="string">
            <text:p text:style-name="P20">Требовался откат, но справились</text:p>
          </table:table-cell>
        </table:table-row>
        <table:table-row>
          <table:table-cell table:style-name="Таблица84.A2" office:value-type="string">
            <text:p text:style-name="P20">15.03.2025</text:p>
          </table:table-cell>
          <table:table-cell table:style-name="Таблица84.A2" office:value-type="string">
            <text:p text:style-name="P20">2.0.1</text:p>
          </table:table-cell>
          <table:table-cell table:style-name="Таблица84.A2" office:value-type="string">
            <text:p text:style-name="P20">Patch</text:p>
          </table:table-cell>
          <table:table-cell table:style-name="Таблица84.A2" office:value-type="string">
            <text:p text:style-name="P20">Исправлена ошибка <text:soft-page-break/>кнопки "Взять в работу"</text:p>
          </table:table-cell>
          <table:table-cell table:style-name="Таблица84.A2" office:value-type="string">
            <text:p text:style-name="P20">Петров П.</text:p>
          </table:table-cell>
          <table:table-cell table:style-name="Таблица84.A2" office:value-type="string">
            <text:p text:style-name="P20">Успешно</text:p>
          </table:table-cell>
          <table:table-cell table:style-name="Таблица84.A2" office:value-type="string">
            <text:p text:style-name="P19">По заявке BUG-<text:soft-page-break/>2025-03-15-001</text:p>
          </table:table-cell>
        </table:table-row>
      </table:table>
      <text:h text:style-name="P5" text:outline-level="3">5. Причины необходимости восстановления данных</text:h>
      <table:table table:name="Таблица85" table:style-name="Таблица85">
        <table:table-column table:style-name="Таблица85.A"/>
        <table:table-column table:style-name="Таблица85.B"/>
        <table:table-column table:style-name="Таблица85.C"/>
        <table:table-column table:style-name="Таблица85.D"/>
        <table:table-header-rows>
          <table:table-row>
            <table:table-cell table:style-name="Таблица85.A1" office:value-type="string">
              <text:p text:style-name="P30">Причина</text:p>
            </table:table-cell>
            <table:table-cell table:style-name="Таблица85.A1" office:value-type="string">
              <text:p text:style-name="P30">Описание</text:p>
            </table:table-cell>
            <table:table-cell table:style-name="Таблица85.A1" office:value-type="string">
              <text:p text:style-name="P30">Вероятность</text:p>
            </table:table-cell>
            <table:table-cell table:style-name="Таблица85.A1" office:value-type="string">
              <text:p text:style-name="P30">Критичность</text:p>
            </table:table-cell>
          </table:table-row>
        </table:table-header-rows>
        <table:table-row>
          <table:table-cell table:style-name="Таблица85.A2" office:value-type="string">
            <text:p text:style-name="P18"><text:span text:style-name="Strong_20_Emphasis"><text:span text:style-name="T7">Сбои оборудования</text:span></text:span></text:p>
          </table:table-cell>
          <table:table-cell table:style-name="Таблица85.A2" office:value-type="string">
            <text:p text:style-name="P20">Отказ жесткого диска, повреждение файловой системы</text:p>
          </table:table-cell>
          <table:table-cell table:style-name="Таблица85.A2" office:value-type="string">
            <text:p text:style-name="P20">Низкая</text:p>
          </table:table-cell>
          <table:table-cell table:style-name="Таблица85.A2" office:value-type="string">
            <text:p text:style-name="P20">Критическая</text:p>
          </table:table-cell>
        </table:table-row>
        <table:table-row>
          <table:table-cell table:style-name="Таблица85.A2" office:value-type="string">
            <text:p text:style-name="P18"><text:span text:style-name="Strong_20_Emphasis"><text:span text:style-name="T7">Ошибки обновления</text:span></text:span></text:p>
          </table:table-cell>
          <table:table-cell table:style-name="Таблица85.A2" office:value-type="string">
            <text:p text:style-name="P20">Некорректное обновление, повреждение данных при миграции</text:p>
          </table:table-cell>
          <table:table-cell table:style-name="Таблица85.A2" office:value-type="string">
            <text:p text:style-name="P20">Средняя</text:p>
          </table:table-cell>
          <table:table-cell table:style-name="Таблица85.A2" office:value-type="string">
            <text:p text:style-name="P20">Высокая</text:p>
          </table:table-cell>
        </table:table-row>
        <table:table-row>
          <table:table-cell table:style-name="Таблица85.A2" office:value-type="string">
            <text:p text:style-name="P18"><text:span text:style-name="Strong_20_Emphasis"><text:span text:style-name="T7">Действия вредоносного ПО</text:span></text:span></text:p>
          </table:table-cell>
          <table:table-cell table:style-name="Таблица85.A2" office:value-type="string">
            <text:p text:style-name="P20">Шифрование, удаление, повреждение данных</text:p>
          </table:table-cell>
          <table:table-cell table:style-name="Таблица85.A2" office:value-type="string">
            <text:p text:style-name="P20">Низкая</text:p>
          </table:table-cell>
          <table:table-cell table:style-name="Таблица85.A2" office:value-type="string">
            <text:p text:style-name="P20">Критическая</text:p>
          </table:table-cell>
        </table:table-row>
        <table:table-row>
          <table:table-cell table:style-name="Таблица85.A2" office:value-type="string">
            <text:p text:style-name="P18"><text:span text:style-name="Strong_20_Emphasis"><text:span text:style-name="T7">Ошибки пользователей</text:span></text:span></text:p>
          </table:table-cell>
          <table:table-cell table:style-name="Таблица85.A2" office:value-type="string">
            <text:p text:style-name="P20">Случайное удаление записей, массовое изменение</text:p>
          </table:table-cell>
          <table:table-cell table:style-name="Таблица85.A2" office:value-type="string">
            <text:p text:style-name="P20">Высокая</text:p>
          </table:table-cell>
          <table:table-cell table:style-name="Таблица85.A2" office:value-type="string">
            <text:p text:style-name="P20">Средняя</text:p>
          </table:table-cell>
        </table:table-row>
        <table:table-row>
          <table:table-cell table:style-name="Таблица85.A2" office:value-type="string">
            <text:p text:style-name="P18"><text:span text:style-name="Strong_20_Emphasis"><text:span text:style-name="T7">Ошибки разработчиков</text:span></text:span></text:p>
          </table:table-cell>
          <table:table-cell table:style-name="Таблица85.A2" office:value-type="string">
            <text:p text:style-name="P20">Некорректные скрипты, удаление данных по ошибке</text:p>
          </table:table-cell>
          <table:table-cell table:style-name="Таблица85.A2" office:value-type="string">
            <text:p text:style-name="P20">Низкая</text:p>
          </table:table-cell>
          <table:table-cell table:style-name="Таблица85.A2" office:value-type="string">
            <text:p text:style-name="P20">Высокая</text:p>
          </table:table-cell>
        </table:table-row>
        <table:table-row>
          <table:table-cell table:style-name="Таблица85.A2" office:value-type="string">
            <text:p text:style-name="P18"><text:span text:style-name="Strong_20_Emphasis"><text:span text:style-name="T7">Природные факторы</text:span></text:span></text:p>
          </table:table-cell>
          <table:table-cell table:style-name="Таблица85.A2" office:value-type="string">
            <text:p text:style-name="P20">Пожар, наводнение, кража</text:p>
          </table:table-cell>
          <table:table-cell table:style-name="Таблица85.A2" office:value-type="string">
            <text:p text:style-name="P20">Очень низкая</text:p>
          </table:table-cell>
          <table:table-cell table:style-name="Таблица85.A2" office:value-type="string">
            <text:p text:style-name="P19">Критическая</text:p>
          </table:table-cell>
        </table:table-row>
      </table:table>
      <text:h text:style-name="P5" text:outline-level="3">6. Источники восстановления данных</text:h>
      <table:table table:name="Таблица86" table:style-name="Таблица86">
        <table:table-column table:style-name="Таблица86.A"/>
        <table:table-column table:style-name="Таблица86.B"/>
        <table:table-column table:style-name="Таблица86.C"/>
        <table:table-column table:style-name="Таблица86.D"/>
        <table:table-header-rows>
          <table:table-row>
            <table:table-cell table:style-name="Таблица86.A1" office:value-type="string">
              <text:p text:style-name="P30">Источник</text:p>
            </table:table-cell>
            <table:table-cell table:style-name="Таблица86.A1" office:value-type="string">
              <text:p text:style-name="P30">Назначение</text:p>
            </table:table-cell>
            <table:table-cell table:style-name="Таблица86.A1" office:value-type="string">
              <text:p text:style-name="P30">Срок хранения</text:p>
            </table:table-cell>
            <table:table-cell table:style-name="Таблица86.A1" office:value-type="string">
              <text:p text:style-name="P30">Скорость восстановления</text:p>
            </table:table-cell>
          </table:table-row>
        </table:table-header-rows>
        <table:table-row>
          <table:table-cell table:style-name="Таблица86.A2" office:value-type="string">
            <text:p text:style-name="P18"><text:span text:style-name="Strong_20_Emphasis"><text:span text:style-name="T7">Резервные копии (локальные)</text:span></text:span></text:p>
          </table:table-cell>
          <table:table-cell table:style-name="Таблица86.A2" office:value-type="string">
            <text:p text:style-name="P20">Оперативное восстановление</text:p>
          </table:table-cell>
          <table:table-cell table:style-name="Таблица86.A2" office:value-type="string">
            <text:p text:style-name="P20">14-30 дней</text:p>
          </table:table-cell>
          <table:table-cell table:style-name="Таблица86.A2" office:value-type="string">
            <text:p text:style-name="P20">Высокая (минуты-часы)</text:p>
          </table:table-cell>
        </table:table-row>
        <table:table-row>
          <table:table-cell table:style-name="Таблица86.A2" office:value-type="string">
            <text:p text:style-name="P18"><text:span text:style-name="Strong_20_Emphasis"><text:span text:style-name="T7">Резервные копии (облачные)</text:span></text:span></text:p>
          </table:table-cell>
          <table:table-cell table:style-name="Таблица86.A2" office:value-type="string">
            <text:p text:style-name="P20">Дополнительная защита, географическая удаленность</text:p>
          </table:table-cell>
          <table:table-cell table:style-name="Таблица86.A2" office:value-type="string">
            <text:p text:style-name="P20">30 дней - 1 год</text:p>
          </table:table-cell>
          <table:table-cell table:style-name="Таблица86.A2" office:value-type="string">
            <text:p text:style-name="P20">Средняя (зависит от интернета)</text:p>
          </table:table-cell>
        </table:table-row>
        <table:table-row>
          <table:table-cell table:style-name="Таблица86.A2" office:value-type="string">
            <text:p text:style-name="P18"><text:span text:style-name="Strong_20_Emphasis"><text:span text:style-name="T7">Архивные версии</text:span></text:span></text:p>
          </table:table-cell>
          <table:table-cell table:style-name="Таблица86.A2" office:value-type="string">
            <text:p text:style-name="P20">Долгосрочное хранение, восстановление данных за прошлые периоды</text:p>
          </table:table-cell>
          <table:table-cell table:style-name="Таблица86.A2" office:value-type="string">
            <text:p text:style-name="P20">1-5 лет</text:p>
          </table:table-cell>
          <table:table-cell table:style-name="Таблица86.A2" office:value-type="string">
            <text:p text:style-name="P20">Низкая (часы)</text:p>
          </table:table-cell>
        </table:table-row>
        <table:table-row>
          <table:table-cell table:style-name="Таблица86.A2" office:value-type="string">
            <text:p text:style-name="P18"><text:span text:style-name="Strong_20_Emphasis"><text:span text:style-name="T7">Контрольные точки </text:span></text:span><text:soft-page-break/><text:span text:style-name="Strong_20_Emphasis"><text:span text:style-name="T7">восстановления ОС</text:span></text:span></text:p>
          </table:table-cell>
          <table:table-cell table:style-name="Таблица86.A2" office:value-type="string">
            <text:p text:style-name="P20">Восстановление системы до <text:soft-page-break/>состояния на определенный момент</text:p>
          </table:table-cell>
          <table:table-cell table:style-name="Таблица86.A2" office:value-type="string">
            <text:p text:style-name="P20">Зависит от <text:soft-page-break/>настроек</text:p>
          </table:table-cell>
          <table:table-cell table:style-name="Таблица86.A2" office:value-type="string">
            <text:p text:style-name="P20">Высокая</text:p>
          </table:table-cell>
        </table:table-row>
        <table:table-row>
          <table:table-cell table:style-name="Таблица86.A2" office:value-type="string">
            <text:p text:style-name="P18"><text:span text:style-name="Strong_20_Emphasis"><text:span text:style-name="T7">Репозиторий исходного кода</text:span></text:span></text:p>
          </table:table-cell>
          <table:table-cell table:style-name="Таблица86.A2" office:value-type="string">
            <text:p text:style-name="P20">Восстановление кода, откат версий ПО</text:p>
          </table:table-cell>
          <table:table-cell table:style-name="Таблица86.A2" office:value-type="string">
            <text:p text:style-name="P20">Весь период разработки</text:p>
          </table:table-cell>
          <table:table-cell table:style-name="Таблица86.A2" office:value-type="string">
            <text:p text:style-name="P19">Высокая</text:p>
          </table:table-cell>
        </table:table-row>
      </table:table>
      <text:h text:style-name="P5" text:outline-level="3">7. Процедура восстановления данных</text:h>
      <text:p text:style-name="P34"><text:span text:style-name="Strong_20_Emphasis"><text:span text:style-name="T14">ПРОЦЕДУРА ВОССТАНОВЛЕНИЯ ДАННЫХ АИС</text:span></text:span></text:p>
      <text:p text:style-name="P34"><text:span text:style-name="Strong_20_Emphasis"><text:span text:style-name="T14">1. Диагностика проблемы</text:span></text:span><text:span text:style-name="T15"><text:line-break/>1.1. Определить характер повреждения (частичное/полное);<text:line-break/>1.2. Выявить, какие данные повреждены или утеряны;<text:line-break/>1.3. Определить время, на которое необходимо восстановить данные.</text:span></text:p>
      <text:p text:style-name="P34"><text:span text:style-name="Strong_20_Emphasis"><text:span text:style-name="T14">2. Выбор точки восстановления</text:span></text:span><text:span text:style-name="T15"><text:line-break/>2.1. Выбрать резервную копию, максимально близкую к моменту до сбоя;<text:line-break/>2.2. Учесть возможную потерю данных за период между последней копией и сбоем;<text:line-break/>2.3. При необходимости выбрать комбинацию полной + инкрементных копий.</text:span></text:p>
      <text:p text:style-name="P34"><text:span text:style-name="Strong_20_Emphasis"><text:span text:style-name="T14">3. Подготовка к восстановлению</text:span></text:span><text:span text:style-name="T15"><text:line-break/>3.1. Остановить работу АИС;<text:line-break/>3.2. Уведомить пользователей о временной недоступности;<text:line-break/>3.3. Создать копию текущего поврежденного состояния (для анализа).</text:span></text:p>
      <text:p text:style-name="P34"><text:span text:style-name="Strong_20_Emphasis"><text:span text:style-name="T14">4. Восстановление базы данных</text:span></text:span></text:p>
      <text:p text:style-name="P34"><text:span text:style-name="Strong_20_Emphasis"><text:span text:style-name="T14">Для полной потери БД:</text:span></text:span></text:p>
      <text:p text:style-name="P158">text</text:p>
      <text:p text:style-name="P14">1. Найти последнюю полную резервную копию;</text:p>
      <text:p text:style-name="P13">2. Восстановить БД из полной копии;</text:p>
      <text:p text:style-name="P13">3. Последовательно применить все инкрементные копии после полной;</text:p>
      <text:p text:style-name="P13">4. Проверить целостность БД;</text:p>
      <text:p text:style-name="P13">5. Запустить службы;</text:p>
      <text:p text:style-name="P34"><text:soft-page-break/><text:span text:style-name="Strong_20_Emphasis"><text:span text:style-name="T14">Для частичного повреждения:</text:span></text:span></text:p>
      <text:p text:style-name="P158">text</text:p>
      <text:p text:style-name="P14">1. Определить поврежденные записи;</text:p>
      <text:p text:style-name="P13">2. Извлечь их из резервной копии;</text:p>
      <text:p text:style-name="P13">3. Восстановить только поврежденные записи;</text:p>
      <text:p text:style-name="P13">4. Проверить консистентность данных;</text:p>
      <text:p text:style-name="P34"><text:span text:style-name="Strong_20_Emphasis"><text:span text:style-name="T14">5. Восстановление файлов</text:span></text:span><text:span text:style-name="T15"><text:line-break/>5.1. Восстановить папку с вложениями пользователей;<text:line-break/>5.2. Восстановить конфигурационные файлы;<text:line-break/>5.3. Проверить соответствие версий.</text:span></text:p>
      <text:p text:style-name="P34"><text:span text:style-name="Strong_20_Emphasis"><text:span text:style-name="T14">6. Проверка корректности восстановления</text:span></text:span></text:p>
      <text:p text:style-name="P34"><text:span text:style-name="Strong_20_Emphasis"><text:span text:style-name="T14">Таблица 32 – Чек-лист проверки восстановления</text:span></text:span>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column table:style-name="Таблица87.D"/>
        <table:table-header-rows>
          <table:table-row>
            <table:table-cell table:style-name="Таблица87.A1" office:value-type="string">
              <text:p text:style-name="P33">№</text:p>
            </table:table-cell>
            <table:table-cell table:style-name="Таблица87.A1" office:value-type="string">
              <text:p text:style-name="P30">Проверка</text:p>
            </table:table-cell>
            <table:table-cell table:style-name="Таблица87.A1" office:value-type="string">
              <text:p text:style-name="P30">Ожидаемый результат</text:p>
            </table:table-cell>
            <table:table-cell table:style-name="Таблица87.A1" office:value-type="string">
              <text:p text:style-name="P30">Факт</text:p>
            </table:table-cell>
          </table:table-row>
        </table:table-header-rows>
        <table:table-row>
          <table:table-cell table:style-name="Таблица87.A2" office:value-type="string">
            <text:p text:style-name="P20">1</text:p>
          </table:table-cell>
          <table:table-cell table:style-name="Таблица87.A2" office:value-type="string">
            <text:p text:style-name="P20">Количество записей в БД</text:p>
          </table:table-cell>
          <table:table-cell table:style-name="Таблица87.A2" office:value-type="string">
            <text:p text:style-name="P20">Соответствует последней копии</text:p>
          </table:table-cell>
          <table:table-cell table:style-name="Таблица87.A2" office:value-type="string">
            <text:p text:style-name="P22">✓</text:p>
          </table:table-cell>
        </table:table-row>
        <table:table-row>
          <table:table-cell table:style-name="Таблица87.A2" office:value-type="string">
            <text:p text:style-name="P20">2</text:p>
          </table:table-cell>
          <table:table-cell table:style-name="Таблица87.A2" office:value-type="string">
            <text:p text:style-name="P20">Последние созданные заявки</text:p>
          </table:table-cell>
          <table:table-cell table:style-name="Таблица87.A2" office:value-type="string">
            <text:p text:style-name="P20">Присутствуют за дату до сбоя</text:p>
          </table:table-cell>
          <table:table-cell table:style-name="Таблица87.A2" office:value-type="string">
            <text:p text:style-name="P22">✓</text:p>
          </table:table-cell>
        </table:table-row>
        <table:table-row>
          <table:table-cell table:style-name="Таблица87.A2" office:value-type="string">
            <text:p text:style-name="P20">3</text:p>
          </table:table-cell>
          <table:table-cell table:style-name="Таблица87.A2" office:value-type="string">
            <text:p text:style-name="P20">Пользователи могут войти</text:p>
          </table:table-cell>
          <table:table-cell table:style-name="Таблица87.A2" office:value-type="string">
            <text:p text:style-name="P20">Успешная авторизация</text:p>
          </table:table-cell>
          <table:table-cell table:style-name="Таблица87.A2" office:value-type="string">
            <text:p text:style-name="P22">✓</text:p>
          </table:table-cell>
        </table:table-row>
        <table:table-row>
          <table:table-cell table:style-name="Таблица87.A2" office:value-type="string">
            <text:p text:style-name="P20">4</text:p>
          </table:table-cell>
          <table:table-cell table:style-name="Таблица87.A2" office:value-type="string">
            <text:p text:style-name="P20">Отображаются вложения</text:p>
          </table:table-cell>
          <table:table-cell table:style-name="Таблица87.A2" office:value-type="string">
            <text:p text:style-name="P20">Файлы открываются</text:p>
          </table:table-cell>
          <table:table-cell table:style-name="Таблица87.A2" office:value-type="string">
            <text:p text:style-name="P22">✓</text:p>
          </table:table-cell>
        </table:table-row>
        <table:table-row>
          <table:table-cell table:style-name="Таблица87.A2" office:value-type="string">
            <text:p text:style-name="P20">5</text:p>
          </table:table-cell>
          <table:table-cell table:style-name="Таблица87.A2" office:value-type="string">
            <text:p text:style-name="P20">Поиск по БЗ работает</text:p>
          </table:table-cell>
          <table:table-cell table:style-name="Таблица87.A2" office:value-type="string">
            <text:p text:style-name="P20">Результаты соответствуют</text:p>
          </table:table-cell>
          <table:table-cell table:style-name="Таблица87.A2" office:value-type="string">
            <text:p text:style-name="P21">✓</text:p>
          </table:table-cell>
        </table:table-row>
      </table:table>
      <text:p text:style-name="P34"><text:span text:style-name="Strong_20_Emphasis"><text:span text:style-name="T14">7. Завершение восстановления</text:span></text:span><text:span text:style-name="T15"><text:line-break/>7.1. Открыть доступ пользователям;<text:line-break/>7.2. Уведомить о завершении работ;<text:line-break/>7.3. Задокументировать инцидент и восстановление;<text:line-break/>7.4. Проанализировать причины и принять меры.</text:span></text:p>
      <text:h text:style-name="P5" text:outline-level="3">8. Проверка корректности восстановления</text:h>
      <text:p text:style-name="P34"><text:span text:style-name="Strong_20_Emphasis"><text:span text:style-name="T14">Действия по проверке целостности и корректности данных после восстановления:</text:span></text:span></text:p>
      <text:list text:style-name="L45">
        <text:list-item>
          <text:p text:style-name="P57"><text:span text:style-name="Strong_20_Emphasis"><text:span text:style-name="T14">Автоматические проверки:</text:span></text:span></text:p>
          <text:list>
            <text:list-item>
              <text:p text:style-name="P121"><text:soft-page-break/>Запуск встроенных процедур проверки целостности БД;</text:p>
            </text:list-item>
            <text:list-item>
              <text:p text:style-name="P121">Проверка ссылочной целостности (foreign keys);</text:p>
            </text:list-item>
            <text:list-item>
              <text:p text:style-name="P121">Подсчет количества записей в ключевых таблицах и сравнение с ожидаемыми.</text:p>
            </text:list-item>
          </text:list>
        </text:list-item>
        <text:list-item>
          <text:p text:style-name="P57"><text:span text:style-name="Strong_20_Emphasis"><text:span text:style-name="T14">Ручные проверки:</text:span></text:span></text:p>
          <text:list>
            <text:list-item>
              <text:p text:style-name="P121">Выборочная проверка нескольких заявок (даты, авторы, содержимое);</text:p>
            </text:list-item>
            <text:list-item>
              <text:p text:style-name="P121">Проверка последних созданных заявок;</text:p>
            </text:list-item>
            <text:list-item>
              <text:p text:style-name="P121">Проверка работы поиска;</text:p>
            </text:list-item>
            <text:list-item>
              <text:p text:style-name="P121">Тестирование основных функций.</text:p>
            </text:list-item>
          </text:list>
        </text:list-item>
        <text:list-item>
          <text:p text:style-name="P57"><text:span text:style-name="Strong_20_Emphasis"><text:span text:style-name="T14">Проверка пользователями:</text:span></text:span></text:p>
          <text:list>
            <text:list-item>
              <text:p text:style-name="P121">Предоставление ограниченного доступа ключевым пользователям для проверки;</text:p>
            </text:list-item>
            <text:list-item>
              <text:p text:style-name="P121">Сбор обратной связи.</text:p>
            </text:list-item>
          </text:list>
        </text:list-item>
      </text:list>
      <text:h text:style-name="P5" text:outline-level="3">9. Изучение понятия параметров ИС</text:h>
      <text:p text:style-name="P34"><text:span text:style-name="Strong_20_Emphasis"><text:span text:style-name="T14">Параметры информационной системы</text:span></text:span><text:span text:style-name="T15"> — это настраиваемые значения, определяющие поведение системы, ее производительность, внешний вид, права доступа и другие характеристики.</text:span></text:p>
      <text:p text:style-name="P34"><text:span text:style-name="Strong_20_Emphasis"><text:span text:style-name="T14">Влияние параметров на работу системы:</text:span></text:span></text:p>
      <text:list text:style-name="L46">
        <text:list-item>
          <text:p text:style-name="P122">Определяют функциональные возможности;</text:p>
        </text:list-item>
        <text:list-item>
          <text:p text:style-name="P122">Влияют на производительность;</text:p>
        </text:list-item>
        <text:list-item>
          <text:p text:style-name="P122">Задают внешний вид интерфейса;</text:p>
        </text:list-item>
        <text:list-item>
          <text:p text:style-name="P122">Управляют безопасностью;</text:p>
        </text:list-item>
        <text:list-item>
          <text:p text:style-name="P122">Настраивают интеграцию с другими системами.</text:p>
        </text:list-item>
      </text:list>
      <text:h text:style-name="P5" text:outline-level="3">10. Виды параметров ИС</text:h>
      <table:table table:name="Таблица88" table:style-name="Таблица88">
        <table:table-column table:style-name="Таблица88.A"/>
        <table:table-column table:style-name="Таблица88.B"/>
        <table:table-column table:style-name="Таблица88.C"/>
        <table:table-header-rows>
          <table:table-row>
            <table:table-cell table:style-name="Таблица88.A1" office:value-type="string">
              <text:p text:style-name="P30">Вид параметров</text:p>
            </table:table-cell>
            <table:table-cell table:style-name="Таблица88.A1" office:value-type="string">
              <text:p text:style-name="P30">Описание</text:p>
            </table:table-cell>
            <table:table-cell table:style-name="Таблица88.A1" office:value-type="string">
              <text:p text:style-name="P30">Примеры для АИС</text:p>
            </table:table-cell>
          </table:table-row>
        </table:table-header-rows>
        <table:table-row>
          <table:table-cell table:style-name="Таблица88.A2" office:value-type="string">
            <text:p text:style-name="P18"><text:span text:style-name="Strong_20_Emphasis"><text:span text:style-name="T7">Системные</text:span></text:span></text:p>
          </table:table-cell>
          <table:table-cell table:style-name="Таблица88.A2" office:value-type="string">
            <text:p text:style-name="P20">Определяют работу системы в целом</text:p>
          </table:table-cell>
          <table:table-cell table:style-name="Таблица88.A2" office:value-type="string">
            <text:p text:style-name="P20">- Пути к папкам (uploads, logs)<text:line-break/>- Параметры подключения к БД<text:line-break/>- Таймауты сессий<text:line-break/>- Максимальный размер загружаемых файлов</text:p>
          </table:table-cell>
        </table:table-row>
        <table:table-row>
          <table:table-cell table:style-name="Таблица88.A2" office:value-type="string">
            <text:p text:style-name="P18"><text:span text:style-name="Strong_20_Emphasis"><text:span text:style-name="T7">Пользовательские</text:span></text:span></text:p>
          </table:table-cell>
          <table:table-cell table:style-name="Таблица88.A2" office:value-type="string">
            <text:p text:style-name="P20">Настройки для конкретного пользователя</text:p>
          </table:table-cell>
          <table:table-cell table:style-name="Таблица88.A2" office:value-type="string">
            <text:p text:style-name="P20">- Тема оформления<text:line-break/>- Настройки уведомлений<text:line-break/><text:soft-page-break/>- Горячие клавиши<text:line-break/>- Размер шрифта</text:p>
          </table:table-cell>
        </table:table-row>
        <table:table-row>
          <table:table-cell table:style-name="Таблица88.A2" office:value-type="string">
            <text:p text:style-name="P18"><text:span text:style-name="Strong_20_Emphasis"><text:span text:style-name="T7">Параметры безопасности</text:span></text:span></text:p>
          </table:table-cell>
          <table:table-cell table:style-name="Таблица88.A2" office:value-type="string">
            <text:p text:style-name="P20">Настройки, влияющие на защиту</text:p>
          </table:table-cell>
          <table:table-cell table:style-name="Таблица88.A2" office:value-type="string">
            <text:p text:style-name="P20">- Политика паролей<text:line-break/>- Блокировка после неудачных попыток<text:line-break/>- Требование 2FA<text:line-break/>- Срок действия сессии</text:p>
          </table:table-cell>
        </table:table-row>
        <table:table-row>
          <table:table-cell table:style-name="Таблица88.A2" office:value-type="string">
            <text:p text:style-name="P18"><text:span text:style-name="Strong_20_Emphasis"><text:span text:style-name="T7">Параметры производительности</text:span></text:span></text:p>
          </table:table-cell>
          <table:table-cell table:style-name="Таблица88.A2" office:value-type="string">
            <text:p text:style-name="P20">Настройки, влияющие на скорость работы</text:p>
          </table:table-cell>
          <table:table-cell table:style-name="Таблица88.A2" office:value-type="string">
            <text:p text:style-name="P20">- Размер кэша<text:line-break/>- Количество одновременно обрабатываемых заявок<text:line-break/>- Интервалы мониторинга</text:p>
          </table:table-cell>
        </table:table-row>
        <table:table-row>
          <table:table-cell table:style-name="Таблица88.A2" office:value-type="string">
            <text:p text:style-name="P18"><text:span text:style-name="Strong_20_Emphasis"><text:span text:style-name="T7">Интеграционные</text:span></text:span></text:p>
          </table:table-cell>
          <table:table-cell table:style-name="Таблица88.A2" office:value-type="string">
            <text:p text:style-name="P20">Настройки взаимодействия с другими системами</text:p>
          </table:table-cell>
          <table:table-cell table:style-name="Таблица88.A2" office:value-type="string">
            <text:p text:style-name="P20">- API ключи<text:line-break/>- URL внешних сервисов<text:line-break/>- Параметры SMTP для почты</text:p>
          </table:table-cell>
        </table:table-row>
        <table:table-row>
          <table:table-cell table:style-name="Таблица88.A2" office:value-type="string">
            <text:p text:style-name="P18"><text:span text:style-name="Strong_20_Emphasis"><text:span text:style-name="T7">Функциональные</text:span></text:span></text:p>
          </table:table-cell>
          <table:table-cell table:style-name="Таблица88.A2" office:value-type="string">
            <text:p text:style-name="P20">Включают/отключают функции</text:p>
          </table:table-cell>
          <table:table-cell table:style-name="Таблица88.A2" office:value-type="string">
            <text:p text:style-name="P19">- Доступность модуля отчетов<text:line-break/>- Возможность загрузки файлов<text:line-break/>- Использование бота</text:p>
          </table:table-cell>
        </table:table-row>
      </table:table>
      <text:h text:style-name="P5" text:outline-level="3">11. Настройка параметров для АИС</text:h>
      <text:p text:style-name="P34"><text:span text:style-name="Strong_20_Emphasis"><text:span text:style-name="T14">Таблица 33 – Основные параметры АИС и их настройка</text:span></text:span></text:p>
      <table:table table:name="Таблица89" table:style-name="Таблица89">
        <table:table-column table:style-name="Таблица89.A"/>
        <table:table-column table:style-name="Таблица89.B"/>
        <table:table-column table:style-name="Таблица89.C"/>
        <table:table-column table:style-name="Таблица89.D"/>
        <table:table-column table:style-name="Таблица89.E"/>
        <table:table-header-rows>
          <table:table-row>
            <table:table-cell table:style-name="Таблица89.A1" office:value-type="string">
              <text:p text:style-name="P30">Параметр</text:p>
            </table:table-cell>
            <table:table-cell table:style-name="Таблица89.A1" office:value-type="string">
              <text:p text:style-name="P30">Группа</text:p>
            </table:table-cell>
            <table:table-cell table:style-name="Таблица89.A1" office:value-type="string">
              <text:p text:style-name="P30">Значение по умолчанию</text:p>
            </table:table-cell>
            <table:table-cell table:style-name="Таблица89.A1" office:value-type="string">
              <text:p text:style-name="P30">Рекомендуемое значение</text:p>
            </table:table-cell>
            <table:table-cell table:style-name="Таблица89.A1" office:value-type="string">
              <text:p text:style-name="P30">Где настраивается</text:p>
            </table:table-cell>
          </table:table-row>
        </table:table-header-rows>
        <table:table-row>
          <table:table-cell table:style-name="Таблица89.A2" office:value-type="string">
            <text:p text:style-name="P18"><text:span text:style-name="Strong_20_Emphasis"><text:span text:style-name="T7">Параметры подключения к БД</text:span></text:span></text:p>
          </table:table-cell>
          <table:table-cell table:style-name="Таблица89.A2" office:value-type="string">
            <text:p text:style-name="P20">Системные</text:p>
          </table:table-cell>
          <table:table-cell table:style-name="Таблица89.A2" office:value-type="string">
            <text:p text:style-name="P20">localhost:3306/dbname</text:p>
          </table:table-cell>
          <table:table-cell table:style-name="Таблица89.A2" office:value-type="string">
            <text:p text:style-name="P20">Зависит от инфраструктуры</text:p>
          </table:table-cell>
          <table:table-cell table:style-name="Таблица89.A2" office:value-type="string">
            <text:p text:style-name="P20">Файл конфигурации (appsettings.json)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Максимальный размер загружаемого файла</text:span></text:span></text:p>
          </table:table-cell>
          <table:table-cell table:style-name="Таблица89.A2" office:value-type="string">
            <text:p text:style-name="P20">Системные</text:p>
          </table:table-cell>
          <table:table-cell table:style-name="Таблица89.A2" office:value-type="string">
            <text:p text:style-name="P20">10 МБ</text:p>
          </table:table-cell>
          <table:table-cell table:style-name="Таблица89.A2" office:value-type="string">
            <text:p text:style-name="P20">25 МБ</text:p>
          </table:table-cell>
          <table:table-cell table:style-name="Таблица89.A2" office:value-type="string">
            <text:p text:style-name="P20">Конфигурация приложения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Таймаут сессии</text:span></text:span></text:p>
          </table:table-cell>
          <table:table-cell table:style-name="Таблица89.A2" office:value-type="string">
            <text:p text:style-name="P20">Системные</text:p>
          </table:table-cell>
          <table:table-cell table:style-name="Таблица89.A2" office:value-type="string">
            <text:p text:style-name="P20">20 минут</text:p>
          </table:table-cell>
          <table:table-cell table:style-name="Таблица89.A2" office:value-type="string">
            <text:p text:style-name="P20">30 минут</text:p>
          </table:table-cell>
          <table:table-cell table:style-name="Таблица89.A2" office:value-type="string">
            <text:p text:style-name="P20">Настройки аутентификации</text:p>
          </table:table-cell>
        </table:table-row>
        <text:soft-page-break/>
        <table:table-row>
          <table:table-cell table:style-name="Таблица89.A2" office:value-type="string">
            <text:p text:style-name="P18"><text:span text:style-name="Strong_20_Emphasis"><text:span text:style-name="T7">Минимальная длина пароля</text:span></text:span></text:p>
          </table:table-cell>
          <table:table-cell table:style-name="Таблица89.A2" office:value-type="string">
            <text:p text:style-name="P20">Безопасность</text:p>
          </table:table-cell>
          <table:table-cell table:style-name="Таблица89.A2" office:value-type="string">
            <text:p text:style-name="P20">6 символов</text:p>
          </table:table-cell>
          <table:table-cell table:style-name="Таблица89.A2" office:value-type="string">
            <text:p text:style-name="P20">8 символов</text:p>
          </table:table-cell>
          <table:table-cell table:style-name="Таблица89.A2" office:value-type="string">
            <text:p text:style-name="P20">Политика безопасности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Требование сложности пароля</text:span></text:span></text:p>
          </table:table-cell>
          <table:table-cell table:style-name="Таблица89.A2" office:value-type="string">
            <text:p text:style-name="P20">Безопасность</text:p>
          </table:table-cell>
          <table:table-cell table:style-name="Таблица89.A2" office:value-type="string">
            <text:p text:style-name="P20">Нет</text:p>
          </table:table-cell>
          <table:table-cell table:style-name="Таблица89.A2" office:value-type="string">
            <text:p text:style-name="P20">Да (буквы, цифры, спецсимволы)</text:p>
          </table:table-cell>
          <table:table-cell table:style-name="Таблица89.A2" office:value-type="string">
            <text:p text:style-name="P20">Политика безопасности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Блокировка после неудачных попыток</text:span></text:span></text:p>
          </table:table-cell>
          <table:table-cell table:style-name="Таблица89.A2" office:value-type="string">
            <text:p text:style-name="P20">Безопасность</text:p>
          </table:table-cell>
          <table:table-cell table:style-name="Таблица89.A2" office:value-type="string">
            <text:p text:style-name="P20">3</text:p>
          </table:table-cell>
          <table:table-cell table:style-name="Таблица89.A2" office:value-type="string">
            <text:p text:style-name="P20">5</text:p>
          </table:table-cell>
          <table:table-cell table:style-name="Таблица89.A2" office:value-type="string">
            <text:p text:style-name="P20">Политика безопасности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Использовать 2FA для администраторов</text:span></text:span></text:p>
          </table:table-cell>
          <table:table-cell table:style-name="Таблица89.A2" office:value-type="string">
            <text:p text:style-name="P20">Безопасность</text:p>
          </table:table-cell>
          <table:table-cell table:style-name="Таблица89.A2" office:value-type="string">
            <text:p text:style-name="P20">Нет</text:p>
          </table:table-cell>
          <table:table-cell table:style-name="Таблица89.A2" office:value-type="string">
            <text:p text:style-name="P20">Да</text:p>
          </table:table-cell>
          <table:table-cell table:style-name="Таблица89.A2" office:value-type="string">
            <text:p text:style-name="P20">Настройки аутентификации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Размер кэша БЗ</text:span></text:span></text:p>
          </table:table-cell>
          <table:table-cell table:style-name="Таблица89.A2" office:value-type="string">
            <text:p text:style-name="P20">Производительность</text:p>
          </table:table-cell>
          <table:table-cell table:style-name="Таблица89.A2" office:value-type="string">
            <text:p text:style-name="P20">50 МБ</text:p>
          </table:table-cell>
          <table:table-cell table:style-name="Таблица89.A2" office:value-type="string">
            <text:p text:style-name="P20">100 МБ</text:p>
          </table:table-cell>
          <table:table-cell table:style-name="Таблица89.A2" office:value-type="string">
            <text:p text:style-name="P20">Конфигурация приложения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Интервал мониторинга</text:span></text:span></text:p>
          </table:table-cell>
          <table:table-cell table:style-name="Таблица89.A2" office:value-type="string">
            <text:p text:style-name="P20">Производительность</text:p>
          </table:table-cell>
          <table:table-cell table:style-name="Таблица89.A2" office:value-type="string">
            <text:p text:style-name="P20">5 минут</text:p>
          </table:table-cell>
          <table:table-cell table:style-name="Таблица89.A2" office:value-type="string">
            <text:p text:style-name="P20">1 минута</text:p>
          </table:table-cell>
          <table:table-cell table:style-name="Таблица89.A2" office:value-type="string">
            <text:p text:style-name="P20">Настройки мониторинга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SMTP сервер для уведомлений</text:span></text:span></text:p>
          </table:table-cell>
          <table:table-cell table:style-name="Таблица89.A2" office:value-type="string">
            <text:p text:style-name="P20">Интеграция</text:p>
          </table:table-cell>
          <table:table-cell table:style-name="Таблица89.A2" office:value-type="string">
            <text:p text:style-name="P20">-</text:p>
          </table:table-cell>
          <table:table-cell table:style-name="Таблица89.A2" office:value-type="string">
            <text:p text:style-name="P18"><text:a xlink:type="simple" xlink:href="https://smtp.gmail.com:587/" office:target-frame-name="_blank" xlink:show="new" text:style-name="Internet_20_link" text:visited-style-name="Visited_20_Internet_20_Link"><text:span text:style-name="T17">smtp.gmail.com:587</text:span></text:a></text:p>
          </table:table-cell>
          <table:table-cell table:style-name="Таблица89.A2" office:value-type="string">
            <text:p text:style-name="P20">Конфигурация почты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Включить бота</text:span></text:span></text:p>
          </table:table-cell>
          <table:table-cell table:style-name="Таблица89.A2" office:value-type="string">
            <text:p text:style-name="P20">Функциональные</text:p>
          </table:table-cell>
          <table:table-cell table:style-name="Таблица89.A2" office:value-type="string">
            <text:p text:style-name="P20">Да</text:p>
          </table:table-cell>
          <table:table-cell table:style-name="Таблица89.A2" office:value-type="string">
            <text:p text:style-name="P20">Да</text:p>
          </table:table-cell>
          <table:table-cell table:style-name="Таблица89.A2" office:value-type="string">
            <text:p text:style-name="P20">Настройки модулей</text:p>
          </table:table-cell>
        </table:table-row>
        <table:table-row>
          <table:table-cell table:style-name="Таблица89.A2" office:value-type="string">
            <text:p text:style-name="P18"><text:span text:style-name="Strong_20_Emphasis"><text:span text:style-name="T7">Максимальное количество заявок на оператора</text:span></text:span></text:p>
          </table:table-cell>
          <table:table-cell table:style-name="Таблица89.A2" office:value-type="string">
            <text:p text:style-name="P20">Функциональные</text:p>
          </table:table-cell>
          <table:table-cell table:style-name="Таблица89.A2" office:value-type="string">
            <text:p text:style-name="P20">Не ограничено</text:p>
          </table:table-cell>
          <table:table-cell table:style-name="Таблица89.A2" office:value-type="string">
            <text:p text:style-name="P20">20</text:p>
          </table:table-cell>
          <table:table-cell table:style-name="Таблица89.A2" office:value-type="string">
            <text:p text:style-name="P19">Настройки очереди</text:p>
          </table:table-cell>
        </table:table-row>
      </table:table>
      <text:h text:style-name="P5" text:outline-level="3">12. Документирование настроек</text:h>
      <text:p text:style-name="P34"><text:span text:style-name="Strong_20_Emphasis"><text:span text:style-name="T14">Таблица 34 – Форма фиксации параметров настройки</text:span></text:span></text:p>
      <table:table table:name="Таблица90" table:style-name="Таблица90">
        <table:table-column table:style-name="Таблица90.A"/>
        <table:table-column table:style-name="Таблица90.B"/>
        <table:table-column table:style-name="Таблица90.C"/>
        <table:table-column table:style-name="Таблица90.D"/>
        <table:table-column table:style-name="Таблица90.E"/>
        <table:table-column table:style-name="Таблица90.F"/>
        <table:table-header-rows>
          <table:table-row>
            <table:table-cell table:style-name="Таблица90.A1" office:value-type="string">
              <text:p text:style-name="P30">Параметр</text:p>
            </table:table-cell>
            <table:table-cell table:style-name="Таблица90.A1" office:value-type="string">
              <text:p text:style-name="P30">Значение</text:p>
            </table:table-cell>
            <table:table-cell table:style-name="Таблица90.A1" office:value-type="string">
              <text:p text:style-name="P30">Назначение</text:p>
            </table:table-cell>
            <table:table-cell table:style-name="Таблица90.A1" office:value-type="string">
              <text:p text:style-name="P30">Дата изменения</text:p>
            </table:table-cell>
            <table:table-cell table:style-name="Таблица90.A1" office:value-type="string">
              <text:p text:style-name="P30">Ответственный</text:p>
            </table:table-cell>
            <table:table-cell table:style-name="Таблица90.A1" office:value-type="string">
              <text:p text:style-name="P30">Примечание</text:p>
            </table:table-cell>
          </table:table-row>
        </table:table-header-rows>
        <table:table-row>
          <table:table-cell table:style-name="Таблица90.A2" office:value-type="string">
            <text:p text:style-name="P20">ConnectionStrings:DefaultConnection</text:p>
          </table:table-cell>
          <table:table-cell table:style-name="Таблица90.A2" office:value-type="string">
            <text:p text:style-name="P20">Server=192.168.1.100;Port=3306;<text:soft-page-break/>Database=ais_tickets;User=ais_user;Password=****</text:p>
          </table:table-cell>
          <table:table-cell table:style-name="Таблица90.A2" office:value-type="string">
            <text:p text:style-name="P20">Подключение к БД</text:p>
          </table:table-cell>
          <table:table-cell table:style-name="Таблица90.A2" office:value-type="string">
            <text:p text:style-name="P20">01.01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Пароль хранится в <text:soft-page-break/>защищенном хранилище</text:p>
          </table:table-cell>
        </table:table-row>
        <table:table-row>
          <table:table-cell table:style-name="Таблица90.A2" office:value-type="string">
            <text:p text:style-name="P20">MaxFileUploadSize</text:p>
          </table:table-cell>
          <table:table-cell table:style-name="Таблица90.A2" office:value-type="string">
            <text:p text:style-name="P20">25</text:p>
          </table:table-cell>
          <table:table-cell table:style-name="Таблица90.A2" office:value-type="string">
            <text:p text:style-name="P20">Максимальный размер файла (МБ)</text:p>
          </table:table-cell>
          <table:table-cell table:style-name="Таблица90.A2" office:value-type="string">
            <text:p text:style-name="P20">15.02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Увеличено по просьбе пользователей</text:p>
          </table:table-cell>
        </table:table-row>
        <table:table-row>
          <table:table-cell table:style-name="Таблица90.A2" office:value-type="string">
            <text:p text:style-name="P20">SessionTimeout</text:p>
          </table:table-cell>
          <table:table-cell table:style-name="Таблица90.A2" office:value-type="string">
            <text:p text:style-name="P20">30</text:p>
          </table:table-cell>
          <table:table-cell table:style-name="Таблица90.A2" office:value-type="string">
            <text:p text:style-name="P20">Таймаут сессии (минут)</text:p>
          </table:table-cell>
          <table:table-cell table:style-name="Таблица90.A2" office:value-type="string">
            <text:p text:style-name="P20">01.01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-</text:p>
          </table:table-cell>
        </table:table-row>
        <table:table-row>
          <table:table-cell table:style-name="Таблица90.A2" office:value-type="string">
            <text:p text:style-name="P20">PasswordPolicy:MinLength</text:p>
          </table:table-cell>
          <table:table-cell table:style-name="Таблица90.A2" office:value-type="string">
            <text:p text:style-name="P20">8</text:p>
          </table:table-cell>
          <table:table-cell table:style-name="Таблица90.A2" office:value-type="string">
            <text:p text:style-name="P20">Минимальная длина пароля</text:p>
          </table:table-cell>
          <table:table-cell table:style-name="Таблица90.A2" office:value-type="string">
            <text:p text:style-name="P20">01.02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Ужесточение политики безопасности</text:p>
          </table:table-cell>
        </table:table-row>
        <table:table-row>
          <table:table-cell table:style-name="Таблица90.A2" office:value-type="string">
            <text:p text:style-name="P20">PasswordPolicy:RequireDigit</text:p>
          </table:table-cell>
          <table:table-cell table:style-name="Таблица90.A2" office:value-type="string">
            <text:p text:style-name="P20">true</text:p>
          </table:table-cell>
          <table:table-cell table:style-name="Таблица90.A2" office:value-type="string">
            <text:p text:style-name="P20">Требовать цифры</text:p>
          </table:table-cell>
          <table:table-cell table:style-name="Таблица90.A2" office:value-type="string">
            <text:p text:style-name="P20">01.02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-</text:p>
          </table:table-cell>
        </table:table-row>
        <table:table-row>
          <table:table-cell table:style-name="Таблица90.A2" office:value-type="string">
            <text:p text:style-name="P20">TwoFactorAuth:EnabledForAdmins</text:p>
          </table:table-cell>
          <table:table-cell table:style-name="Таблица90.A2" office:value-type="string">
            <text:p text:style-name="P20">true</text:p>
          </table:table-cell>
          <table:table-cell table:style-name="Таблица90.A2" office:value-type="string">
            <text:p text:style-name="P20">2FA для администраторов</text:p>
          </table:table-cell>
          <table:table-cell table:style-name="Таблица90.A2" office:value-type="string">
            <text:p text:style-name="P20">01.03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Включено</text:p>
          </table:table-cell>
        </table:table-row>
        <table:table-row>
          <table:table-cell table:style-name="Таблица90.A2" office:value-type="string">
            <text:p text:style-name="P20">Cache:KnowledgeBaseSize</text:p>
          </table:table-cell>
          <table:table-cell table:style-name="Таблица90.A2" office:value-type="string">
            <text:p text:style-name="P20">100</text:p>
          </table:table-cell>
          <table:table-cell table:style-name="Таблица90.A2" office:value-type="string">
            <text:p text:style-name="P20">Размер кэша БЗ (МБ)</text:p>
          </table:table-cell>
          <table:table-cell table:style-name="Таблица90.A2" office:value-type="string">
            <text:p text:style-name="P20">10.03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Увеличено для ускорения</text:p>
          </table:table-cell>
        </table:table-row>
        <table:table-row>
          <table:table-cell table:style-name="Таблица90.A2" office:value-type="string">
            <text:p text:style-name="P20">SmtpSettings:Server</text:p>
          </table:table-cell>
          <table:table-cell table:style-name="Таблица90.A2" office:value-type="string">
            <text:p text:style-name="P18"><text:a xlink:type="simple" xlink:href="https://smtp.gmail.com/" office:target-frame-name="_blank" xlink:show="new" text:style-name="Internet_20_link" text:visited-style-name="Visited_20_Internet_20_Link"><text:span text:style-name="T17">smtp.gmail.com</text:span></text:a></text:p>
          </table:table-cell>
          <table:table-cell table:style-name="Таблица90.A2" office:value-type="string">
            <text:p text:style-name="P20">SMTP сервер</text:p>
          </table:table-cell>
          <table:table-cell table:style-name="Таблица90.A2" office:value-type="string">
            <text:p text:style-name="P20">01.01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20">-</text:p>
          </table:table-cell>
        </table:table-row>
        <table:table-row>
          <table:table-cell table:style-name="Таблица90.A2" office:value-type="string">
            <text:p text:style-name="P20">SmtpSettings:Port</text:p>
          </table:table-cell>
          <table:table-cell table:style-name="Таблица90.A2" office:value-type="string">
            <text:p text:style-name="P20">587</text:p>
          </table:table-cell>
          <table:table-cell table:style-name="Таблица90.A2" office:value-type="string">
            <text:p text:style-name="P20">Порт SMTP</text:p>
          </table:table-cell>
          <table:table-cell table:style-name="Таблица90.A2" office:value-type="string">
            <text:p text:style-name="P20">01.01.2025</text:p>
          </table:table-cell>
          <table:table-cell table:style-name="Таблица90.A2" office:value-type="string">
            <text:p text:style-name="P20">Иванов А.</text:p>
          </table:table-cell>
          <table:table-cell table:style-name="Таблица90.A2" office:value-type="string">
            <text:p text:style-name="P19">-</text:p>
          </table:table-cell>
        </table:table-row>
      </table:table>
      <text:h text:style-name="P5" text:outline-level="3">13. Выводы</text:h>
      <text:list text:style-name="L47">
        <text:list-item>
          <text:p text:style-name="P58"><text:span text:style-name="Strong_20_Emphasis"><text:span text:style-name="T14">Регламентированное обновление ИС</text:span></text:span><text:span text:style-name="T15"> является критически важным процессом, обеспечивающим:</text:span></text:p>
          <text:list>
            <text:list-item>
              <text:p text:style-name="P123">Своевременное получение новых функций и исправлений;</text:p>
            </text:list-item>
            <text:list-item>
              <text:p text:style-name="P123">Защиту от уязвимостей;</text:p>
            </text:list-item>
            <text:list-item>
              <text:p text:style-name="P123">Стабильность и предсказуемость системы;</text:p>
            </text:list-item>
            <text:list-item>
              <text:p text:style-name="P123">Минимизацию рисков при внесении изменений.</text:p>
            </text:list-item>
          </text:list>
        </text:list-item>
        <text:list-item>
          <text:p text:style-name="P58"><text:span text:style-name="Strong_20_Emphasis"><text:span text:style-name="T14">Четко описанные процедуры восстановления данных</text:span></text:span><text:span text:style-name="T15"> позволяют:</text:span></text:p>
          <text:list>
            <text:list-item>
              <text:p text:style-name="P123">Быстро реагировать на инциденты;</text:p>
            </text:list-item>
            <text:list-item>
              <text:p text:style-name="P123"><text:soft-page-break/>Минимизировать потери данных;</text:p>
            </text:list-item>
            <text:list-item>
              <text:p text:style-name="P123">Снизить время простоя системы;</text:p>
            </text:list-item>
            <text:list-item>
              <text:p text:style-name="P123">Действовать уверенно в стрессовых ситуациях.</text:p>
            </text:list-item>
          </text:list>
        </text:list-item>
        <text:list-item>
          <text:p text:style-name="P58"><text:span text:style-name="Strong_20_Emphasis"><text:span text:style-name="T14">Корректная настройка параметров ИС</text:span></text:span><text:span text:style-name="T15"> влияет на:</text:span></text:p>
          <text:list>
            <text:list-item>
              <text:p text:style-name="P123">Производительность системы;</text:p>
            </text:list-item>
            <text:list-item>
              <text:p text:style-name="P123">Удобство работы пользователей;</text:p>
            </text:list-item>
            <text:list-item>
              <text:p text:style-name="P123">Уровень безопасности;</text:p>
            </text:list-item>
            <text:list-item>
              <text:p text:style-name="P123">Функциональные возможности.</text:p>
            </text:list-item>
          </text:list>
        </text:list-item>
        <text:list-item>
          <text:p text:style-name="P58"><text:span text:style-name="Strong_20_Emphasis"><text:span text:style-name="T14">Документирование настроек</text:span></text:span><text:span text:style-name="T15"> необходимо для:</text:span></text:p>
          <text:list>
            <text:list-item>
              <text:p text:style-name="P123">Воспроизводимости конфигурации;</text:p>
            </text:list-item>
            <text:list-item>
              <text:p text:style-name="P123">Быстрого восстановления после сбоев;</text:p>
            </text:list-item>
            <text:list-item>
              <text:p text:style-name="P123">Передачи знаний между администраторами;</text:p>
            </text:list-item>
            <text:list-item>
              <text:p text:style-name="P123">Аудита и анализа изменений.</text:p>
            </text:list-item>
          </text:list>
        </text:list-item>
        <text:list-item>
          <text:p text:style-name="P59"><text:span text:style-name="Strong_20_Emphasis"><text:span text:style-name="T14">Комплексный подход к обновлению, восстановлению и настройке</text:span></text:span><text:span text:style-name="T15"> обеспечивает долгосрочную и стабильную работу АИС «Система регистрации заявок пользователей», минимизирует риски и повышает удовлетворенность пользователей.</text:span></text:p>
        </text:list-item>
      </text:list>
      <text:p text:style-name="P17"/>
      <text:h text:style-name="P3" text:outline-level="2">№<text:span text:style-name="T2">18: ИЗУЧЕНИЕ БАЗОВОЙ СТРУКТУРЫ ИС И ОСОБЕННОСТЕЙ ИНФОРМАЦИОННОГО, ПРОГРАММНОГО И ТЕХНИЧЕСКОГО ОБЕСПЕЧЕНИЯ РАЗЛИЧНЫХ ВИДОВ АИС</text:span></text:h>
      <text:h text:style-name="P5" text:outline-level="3">1. Изучение понятия структуры ИС</text:h>
      <text:p text:style-name="P34"><text:span text:style-name="Strong_20_Emphasis"><text:span text:style-name="T14">Структура информационной системы</text:span></text:span><text:span text:style-name="T15"> — это совокупность взаимосвязанных компонентов (элементов), обеспечивающих функционирование системы и достижение поставленных целей.</text:span></text:p>
      <text:p text:style-name="P34"><text:span text:style-name="Strong_20_Emphasis"><text:span text:style-name="T14">Назначение структуры ИС:</text:span></text:span></text:p>
      <text:list text:style-name="L48">
        <text:list-item>
          <text:p text:style-name="P124">Определение состава компонентов системы;</text:p>
        </text:list-item>
        <text:list-item>
          <text:p text:style-name="P124">Установление связей и взаимодействий между компонентами;</text:p>
        </text:list-item>
        <text:list-item>
          <text:p text:style-name="P124">Обеспечение целостности и согласованности работы;</text:p>
        </text:list-item>
        <text:list-item>
          <text:p text:style-name="P124">Создание основы для проектирования и разработки;</text:p>
        </text:list-item>
        <text:list-item>
          <text:p text:style-name="P124">Обеспечение возможности модернизации и развития.</text:p>
        </text:list-item>
      </text:list>
      <text:h text:style-name="P5" text:outline-level="3">2. Основные компоненты ИС</text:h>
      <table:table table:name="Таблица91" table:style-name="Таблица91">
        <table:table-column table:style-name="Таблица91.A"/>
        <table:table-column table:style-name="Таблица91.B"/>
        <table:table-column table:style-name="Таблица91.C"/>
        <table:table-column table:style-name="Таблица91.D"/>
        <table:table-header-rows>
          <table:table-row>
            <table:table-cell table:style-name="Таблица91.A1" office:value-type="string">
              <text:p text:style-name="P30">Компонент</text:p>
            </table:table-cell>
            <table:table-cell table:style-name="Таблица91.A1" office:value-type="string">
              <text:p text:style-name="P30">Определение</text:p>
            </table:table-cell>
            <table:table-cell table:style-name="Таблица91.A1" office:value-type="string">
              <text:p text:style-name="P30">Состав</text:p>
            </table:table-cell>
            <table:table-cell table:style-name="Таблица91.A1" office:value-type="string">
              <text:p text:style-name="P30">Роль в системе</text:p>
            </table:table-cell>
          </table:table-row>
        </table:table-header-rows>
        <table:table-row>
          <table:table-cell table:style-name="Таблица91.A2" office:value-type="string">
            <text:p text:style-name="P18"><text:span text:style-name="Strong_20_Emphasis"><text:span text:style-name="T7">Информационное обеспечение</text:span></text:span></text:p>
          </table:table-cell>
          <table:table-cell table:style-name="Таблица91.A2" office:value-type="string">
            <text:p text:style-name="P20">Совокупность данных, баз данных, классификаторов и методов их организации</text:p>
          </table:table-cell>
          <table:table-cell table:style-name="Таблица91.A2" office:value-type="string">
            <text:p text:style-name="P20">- Базы данных<text:line-break/>- Файловые хранилища<text:line-break/>- Классификаторы и справочники<text:line-break/>- Документы</text:p>
          </table:table-cell>
          <table:table-cell table:style-name="Таблица91.A2" office:value-type="string">
            <text:p text:style-name="P20">Хранение и представление информации, необходимой для работы системы</text:p>
          </table:table-cell>
        </table:table-row>
        <table:table-row>
          <table:table-cell table:style-name="Таблица91.A2" office:value-type="string">
            <text:p text:style-name="P18"><text:span text:style-name="Strong_20_Emphasis"><text:span text:style-name="T7">Программное обеспечение</text:span></text:span></text:p>
          </table:table-cell>
          <table:table-cell table:style-name="Таблица91.A2" office:value-type="string">
            <text:p text:style-name="P20">Совокупность программ и программных комплексов</text:p>
          </table:table-cell>
          <table:table-cell table:style-name="Таблица91.A2" office:value-type="string">
            <text:p text:style-name="P20">- Системное ПО (ОС, драйверы)<text:line-break/>- Прикладное ПО (модули АИС)<text:line-break/>- Инструментальное ПО (средства разработки)</text:p>
          </table:table-cell>
          <table:table-cell table:style-name="Таблица91.A2" office:value-type="string">
            <text:p text:style-name="P20">Реализация функций системы, обработка данных, взаимодействие с пользователем</text:p>
          </table:table-cell>
        </table:table-row>
        <table:table-row>
          <table:table-cell table:style-name="Таблица91.A2" office:value-type="string">
            <text:p text:style-name="P18"><text:span text:style-name="Strong_20_Emphasis"><text:span text:style-name="T7">Техническое </text:span></text:span><text:soft-page-break/><text:span text:style-name="Strong_20_Emphasis"><text:span text:style-name="T7">обеспечение</text:span></text:span></text:p>
          </table:table-cell>
          <table:table-cell table:style-name="Таблица91.A2" office:value-type="string">
            <text:p text:style-name="P20">Совокупность <text:soft-page-break/>технических средств</text:p>
          </table:table-cell>
          <table:table-cell table:style-name="Таблица91.A2" office:value-type="string">
            <text:p text:style-name="P20">- Серверы<text:line-break/><text:soft-page-break/>- Рабочие станции<text:line-break/>- Сетевое оборудование<text:line-break/>- Периферийные устройства</text:p>
          </table:table-cell>
          <table:table-cell table:style-name="Таблица91.A2" office:value-type="string">
            <text:p text:style-name="P20">Обеспечение работы ПО, <text:soft-page-break/>хранение данных, взаимодействие с пользователем</text:p>
          </table:table-cell>
        </table:table-row>
        <table:table-row>
          <table:table-cell table:style-name="Таблица91.A2" office:value-type="string">
            <text:p text:style-name="P18"><text:span text:style-name="Strong_20_Emphasis"><text:span text:style-name="T7">Организационное обеспечение</text:span></text:span></text:p>
          </table:table-cell>
          <table:table-cell table:style-name="Таблица91.A2" office:value-type="string">
            <text:p text:style-name="P20">Совокупность документов и регламентов</text:p>
          </table:table-cell>
          <table:table-cell table:style-name="Таблица91.A2" office:value-type="string">
            <text:p text:style-name="P20">- Должностные инструкции<text:line-break/>- Регламенты работы<text:line-break/>- Приказы и распоряжения</text:p>
          </table:table-cell>
          <table:table-cell table:style-name="Таблица91.A2" office:value-type="string">
            <text:p text:style-name="P20">Определение порядка работы пользователей, распределение ответственности</text:p>
          </table:table-cell>
        </table:table-row>
        <table:table-row>
          <table:table-cell table:style-name="Таблица91.A2" office:value-type="string">
            <text:p text:style-name="P18"><text:span text:style-name="Strong_20_Emphasis"><text:span text:style-name="T7">Методическое обеспечение</text:span></text:span></text:p>
          </table:table-cell>
          <table:table-cell table:style-name="Таблица91.A2" office:value-type="string">
            <text:p text:style-name="P20">Совокупность методических материалов</text:p>
          </table:table-cell>
          <table:table-cell table:style-name="Таблица91.A2" office:value-type="string">
            <text:p text:style-name="P20">- Инструкции пользователей<text:line-break/>- Руководства администратора<text:line-break/>- Методики обучения</text:p>
          </table:table-cell>
          <table:table-cell table:style-name="Таблица91.A2" office:value-type="string">
            <text:p text:style-name="P20">Обеспечение эффективного использования системы, обучение персонала</text:p>
          </table:table-cell>
        </table:table-row>
        <table:table-row>
          <table:table-cell table:style-name="Таблица91.A2" office:value-type="string">
            <text:p text:style-name="P18"><text:span text:style-name="Strong_20_Emphasis"><text:span text:style-name="T7">Правовое обеспечение</text:span></text:span></text:p>
          </table:table-cell>
          <table:table-cell table:style-name="Таблица91.A2" office:value-type="string">
            <text:p text:style-name="P20">Совокупность правовых норм</text:p>
          </table:table-cell>
          <table:table-cell table:style-name="Таблица91.A2" office:value-type="string">
            <text:p text:style-name="P20">- Законы и нормативные акты<text:line-break/>- Лицензионные соглашения<text:line-break/>- Договоры</text:p>
          </table:table-cell>
          <table:table-cell table:style-name="Таблица91.A2" office:value-type="string">
            <text:p text:style-name="P19">Обеспечение законности функционирования системы</text:p>
          </table:table-cell>
        </table:table-row>
      </table:table>
      <text:h text:style-name="P5" text:outline-level="3">3. Взаимосвязь компонентов ИС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1"/><text:span text:style-name="T19">СТРУКТУРА ИНФОРМАЦИОННОЙ СИСТЕМЫ <text:s text:c="22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ОРГАНИЗАЦИОННОЕ ОБЕСПЕЧЕНИЕ <text:s text:c="24"/>│</text:span></text:p>
      <text:p text:style-name="P10">│ <text:s text:c="21"/><text:span text:style-name="T19">(определяет правила и ответственность) <text:s text:c="16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<text:s text:c="38"/>▼</text:p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ПРАВОВОЕ ОБЕСПЕЧЕНИЕ <text:s text:c="31"/>│</text:span></text:p>
      <text:p text:style-name="P10">│ <text:s text:c="21"/><text:span text:style-name="T19">(обеспечивает законность) <text:s text:c="30"/>│</text:span></text:p>
      <text:p text:style-name="P10"><text:soft-page-break/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<text:s text:c="38"/>▼</text:p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/>┌─────────────────────────────────────────────────────────────────────┐ <text:s text:c="2"/>│</text:p>
      <text:p text:style-name="P10">│ <text:s/>│ <text:s text:c="21"/><text:span text:style-name="T19">ПРОГРАММНОЕ ОБЕСПЕЧЕНИЕ <text:s text:c="24"/>│ <text:s text:c="2"/>│</text:span></text:p>
      <text:p text:style-name="P10">│ <text:s/>│ <text:s/>┌─────────────────────┐ <text:s text:c="3"/>┌─────────────────────┐ <text:s text:c="15"/>│ <text:s text:c="2"/>│</text:p>
      <text:p text:style-name="P10">│ <text:s/>│ <text:s/>│ <text:s text:c="2"/><text:span text:style-name="T19">Системное ПО <text:s text:c="5"/>│◄──►│ <text:s text:c="2"/>Прикладное ПО <text:s text:c="4"/>│ <text:s text:c="15"/>│ <text:s text:c="2"/>│</text:span></text:p>
      <text:p text:style-name="P10">│ <text:s/>│ <text:s/>│ <text:s text:c="2"/><text:span text:style-name="T19">(ОС, драйверы) <text:s text:c="3"/>│ <text:s text:c="3"/>│ <text:s text:c="2"/>(модули АИС) <text:s text:c="5"/>│ <text:s text:c="15"/>│ <text:s text:c="2"/>│</text:span></text:p>
      <text:p text:style-name="P10">│ <text:s/>│ <text:s/>└─────────────────────┘ <text:s text:c="3"/>└─────────────────────┘ <text:s text:c="15"/>│ <text:s text:c="2"/>│</text:p>
      <text:p text:style-name="P10">│ <text:s/>└─────────────────────────────────────────────────────────────────────┘ <text:s text:c="2"/>│</text:p>
      <text:p text:style-name="P10">│ <text:s text:c="37"/>│ <text:s text:c="37"/>│</text:p>
      <text:p text:style-name="P10">│ <text:s text:c="37"/>▼ <text:s text:c="37"/>│</text:p>
      <text:p text:style-name="P10">│ <text:s/>┌─────────────────────────────────────────────────────────────────────┐ <text:s text:c="2"/>│</text:p>
      <text:p text:style-name="P10">│ <text:s/>│ <text:s text:c="21"/><text:span text:style-name="T19">ТЕХНИЧЕСКОЕ ОБЕСПЕЧЕНИЕ <text:s text:c="24"/>│ <text:s text:c="2"/>│</text:span></text:p>
      <text:p text:style-name="P10">│ <text:s/>│ <text:s/>┌─────────────────────┐ <text:s text:c="3"/>┌─────────────────────┐ <text:s text:c="15"/>│ <text:s text:c="2"/>│</text:p>
      <text:p text:style-name="P10">│ <text:s/>│ <text:s/>│ <text:s text:c="5"/><text:span text:style-name="T19">Серверы <text:s text:c="7"/>│◄──►│ <text:s text:c="2"/>Рабочие станции <text:s text:c="2"/>│ <text:s text:c="15"/>│ <text:s text:c="2"/>│</text:span></text:p>
      <text:p text:style-name="P10">│ <text:s/>│ <text:s/>└─────────────────────┘ <text:s text:c="3"/>└─────────────────────┘ <text:s text:c="15"/>│ <text:s text:c="2"/>│</text:p>
      <text:p text:style-name="P10">│ <text:s/>│ <text:s/>┌─────────────────────┐ <text:s text:c="3"/>┌─────────────────────┐ <text:s text:c="15"/>│ <text:s text:c="2"/>│</text:p>
      <text:p text:style-name="P10">│ <text:s/>│ <text:s/>│ <text:span text:style-name="T19">Сетевое оборудование│◄──►│ Периферийные устр-ва│ <text:s text:c="15"/>│ <text:s text:c="2"/>│</text:span></text:p>
      <text:p text:style-name="P10">│ <text:s/>│ <text:s/>└─────────────────────┘ <text:s text:c="3"/>└─────────────────────┘ <text:s text:c="15"/>│ <text:s text:c="2"/>│</text:p>
      <text:p text:style-name="P10">│ <text:s/>└─────────────────────────────────────────────────────────────────────┘ <text:s text:c="2"/>│</text:p>
      <text:p text:style-name="P10">│ <text:s text:c="37"/>│ <text:s text:c="37"/>│</text:p>
      <text:p text:style-name="P10">│ <text:s text:c="37"/>▼ <text:s text:c="37"/>│</text:p>
      <text:p text:style-name="P10">│ <text:s/>┌─────────────────────────────────────────────────────────────────────┐ <text:s text:c="2"/>│</text:p>
      <text:p text:style-name="P10">│ <text:s/>│ <text:s text:c="20"/><text:span text:style-name="T19">ИНФОРМАЦИОННОЕ ОБЕСПЕЧЕНИЕ <text:s text:c="22"/>│ <text:s text:c="2"/>│</text:span></text:p>
      <text:p text:style-name="P10">│ <text:s/>│ <text:s/>┌─────────────────────┐ <text:s text:c="3"/>┌─────────────────────┐ <text:s text:c="15"/>│ <text:s text:c="2"/>│</text:p>
      <text:p text:style-name="P10">│ <text:s/>│ <text:s/>│ <text:s text:c="2"/><text:span text:style-name="T19">Базы данных <text:s text:c="6"/>│◄──►│ <text:s text:c="2"/>Файловые хранилища│ <text:s text:c="15"/>│ <text:s text:c="2"/>│</text:span></text:p>
      <text:p text:style-name="P10">│ <text:s/>│ <text:s/>└─────────────────────┘ <text:s text:c="3"/>└─────────────────────┘ <text:s text:c="15"/>│ <text:s text:c="2"/>│</text:p>
      <text:p text:style-name="P10">│ <text:s/>│ <text:s/>┌─────────────────────┐ <text:s text:c="3"/>┌─────────────────────┐ <text:s text:c="15"/>│ <text:s text:c="2"/>│</text:p>
      <text:p text:style-name="P10">│ <text:s/>│ <text:s/>│ <text:s text:c="2"/><text:span text:style-name="T19">Классификаторы <text:s text:c="3"/>│◄──►│ <text:s text:c="2"/>Документы <text:s text:c="8"/>│ <text:s text:c="15"/>│ <text:s text:c="2"/>│</text:span></text:p>
      <text:p text:style-name="P10">│ <text:s/>│ <text:s/>└─────────────────────┘ <text:s text:c="3"/>└─────────────────────┘ <text:s text:c="15"/>│ <text:s text:c="2"/>│</text:p>
      <text:p text:style-name="P10">│ <text:s/>└─────────────────────────────────────────────────────────────────────┘ <text:s text:c="2"/>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<text:s text:c="38"/>▼</text:p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МЕТОДИЧЕСКОЕ ОБЕСПЕЧЕНИЕ <text:s text:c="26"/>│</text:span></text:p>
      <text:p text:style-name="P10">│ <text:s text:c="20"/><text:span text:style-name="T19">(инструкции, руководства, обучение) <text:s text:c="20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<text:s text:c="38"/>▼</text:p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9"/><text:span text:style-name="T19">ПОЛЬЗОВАТЕЛИ <text:s text:c="34"/>│</text:span></text:p>
      <text:p text:style-name="P10"><text:soft-page-break/>│ <text:s text:c="11"/><text:span text:style-name="T19">(администраторы, операторы, руководители, клиенты) <text:s text:c="14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5" text:outline-level="3">4. Схема структуры ИС для АИС «Система регистрации заявок»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13"/><text:span text:style-name="T19">СТРУКТУРА АИС "СИСТЕМА РЕГИСТРАЦИИ ЗАЯВОК" <text:s text:c="19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pan text:style-name="T19">ИНФОРМАЦИОННОЕ ОБЕСПЕЧЕНИЕ <text:s text:c="49"/>│</text:span></text:p>
      <text:p text:style-name="P10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0">│ ┌─────────────────────┐ <text:s/>┌─────────────────────┐ <text:s text:c="26"/>│</text:p>
      <text:p text:style-name="P10">│ │ <text:s text:c="2"/><text:span text:style-name="T19">База данных <text:s text:c="6"/>│ <text:s/>│ <text:s text:c="2"/>Файловое хранилище│ <text:s text:c="26"/>│</text:span></text:p>
      <text:p text:style-name="P10">│ │ <text:s text:c="2"/><text:span text:style-name="T19">(PostgreSQL) <text:s text:c="5"/>│ <text:s/>│ <text:s text:c="2"/>(вложения) <text:s text:c="7"/>│ <text:s text:c="26"/>│</text:span></text:p>
      <text:p text:style-name="P10">│ │ • <text:span text:style-name="T19">Пользователи <text:s text:c="5"/>│ <text:s/>│ • Скриншоты <text:s text:c="8"/>│ <text:s text:c="26"/>│</text:span></text:p>
      <text:p text:style-name="P10">│ │ • <text:span text:style-name="T19">Заявки <text:s text:c="11"/>│ <text:s/>│ • Документы <text:s text:c="8"/>│ <text:s text:c="26"/>│</text:span></text:p>
      <text:p text:style-name="P10">│ │ • <text:span text:style-name="T19">Сообщения <text:s text:c="8"/>│ <text:s/>│ • Логи <text:s text:c="13"/>│ <text:s text:c="26"/>│</text:span></text:p>
      <text:p text:style-name="P10">│ │ • <text:span text:style-name="T19">Статьи БЗ <text:s text:c="8"/>│ <text:s/>└─────────────────────┘ <text:s text:c="26"/>│</text:span></text:p>
      <text:p text:style-name="P10">│ │ • <text:span text:style-name="T19">История действий <text:s/>│ <text:s text:c="51"/>│</text:span></text:p>
      <text:p text:style-name="P10">│ └─────────────────────┘ <text:s text:c="51"/>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pan text:style-name="T19">ПРОГРАММНОЕ ОБЕСПЕЧЕНИЕ <text:s text:c="52"/>│</text:span></text:p>
      <text:p text:style-name="P10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0">│ ┌─────────────────────┐ <text:s/>┌─────────────────────┐ <text:s text:c="26"/>│</text:p>
      <text:p text:style-name="P10">│ │ <text:s text:c="2"/><text:span text:style-name="T19">Клиентская часть <text:s/>│ <text:s/>│ <text:s text:c="2"/>Серверная часть <text:s text:c="2"/>│ <text:s text:c="26"/>│</text:span></text:p>
      <text:p text:style-name="P10">│ │ <text:s text:c="2"/><text:span text:style-name="T19">(C# / XAML) <text:s text:c="6"/>│ <text:s/>│ <text:s text:c="2"/>(C# / .NET) <text:s text:c="6"/>│ <text:s text:c="26"/>│</text:span></text:p>
      <text:p text:style-name="P10">│ │ • <text:span text:style-name="T19">Рабочее место <text:s text:c="4"/>│ <text:s/>│ • API для клиентов <text:s/>│ <text:s text:c="26"/>│</text:span></text:p>
      <text:p text:style-name="P10">│ │ <text:s text:c="2"/><text:span text:style-name="T19">оператора <text:s text:c="8"/>│ <text:s/>│ • Модуль бота <text:s text:c="6"/>│ <text:s text:c="26"/>│</text:span></text:p>
      <text:p text:style-name="P10">│ │ • <text:span text:style-name="T19">Панель <text:s text:c="11"/>│ <text:s/>│ • Бизнес-логика <text:s text:c="4"/>│ <text:s text:c="26"/>│</text:span></text:p>
      <text:p text:style-name="P10">│ │ <text:s text:c="2"/><text:span text:style-name="T19">администратора <text:s text:c="3"/>│ <text:s/>│ • Работа с БД <text:s text:c="6"/>│ <text:s text:c="26"/>│</text:span></text:p>
      <text:p text:style-name="P10">│ │ • <text:span text:style-name="T19">Интерфейс клиента │ <text:s/>│ • Интеграции <text:s text:c="7"/>│ <text:s text:c="26"/>│</text:span></text:p>
      <text:p text:style-name="P10">│ └─────────────────────┘ <text:s/>└─────────────────────┘ <text:s text:c="26"/>│</text:p>
      <text:p text:style-name="P10">│ <text:s text:c="77"/>│</text:p>
      <text:p text:style-name="P10">│ ┌─────────────────────┐ <text:s/>┌─────────────────────┐ <text:s text:c="26"/>│</text:p>
      <text:p text:style-name="P10">│ │ <text:s text:c="2"/><text:span text:style-name="T19">Системное ПО <text:s text:c="5"/>│ <text:s/>│ <text:s text:c="2"/>Дополнительное <text:s text:c="3"/>│ <text:s text:c="26"/>│</text:span></text:p>
      <text:p text:style-name="P10">│ │ • <text:span text:style-name="T19">Windows Server <text:s text:c="3"/>│ <text:s/>│ <text:s text:c="2"/>ПО <text:s text:c="15"/>│ <text:s text:c="26"/>│</text:span></text:p>
      <text:p text:style-name="P10">│ │ • <text:span text:style-name="T19">Windows 10/11 <text:s text:c="4"/>│ <text:s/>│ • СУБД PostgreSQL <text:s text:c="2"/>│ <text:s text:c="26"/>│</text:span></text:p>
      <text:p text:style-name="P10">│ │ • <text:span text:style-name="T19">Антивирус <text:s text:c="8"/>│ <text:s/>│ • Веб-сервер (IIS) <text:s/>│ <text:s text:c="26"/>│</text:span></text:p>
      <text:p text:style-name="P10">│ └─────────────────────┘ <text:s/>│ • <text:span text:style-name="T19">Система <text:s text:c="10"/>│ <text:s text:c="26"/>│</text:span></text:p>
      <text:p text:style-name="P10"><text:soft-page-break/>│ <text:s text:c="25"/>│ <text:s text:c="2"/><text:span text:style-name="T19">резервного <text:s text:c="7"/>│ <text:s text:c="26"/>│</text:span></text:p>
      <text:p text:style-name="P10">│ <text:s text:c="25"/>│ <text:s text:c="2"/><text:span text:style-name="T19">копирования <text:s text:c="6"/>│ <text:s text:c="26"/>│</text:span></text:p>
      <text:p text:style-name="P10">│ <text:s text:c="25"/>└─────────────────────┘ <text:s text:c="26"/>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pan text:style-name="T19">ТЕХНИЧЕСКОЕ ОБЕСПЕЧЕНИЕ <text:s text:c="52"/>│</text:span></text:p>
      <text:p text:style-name="P10">├─────────────────────────────────────────────────────────────────────────────┤</text:p>
      <text:p text:style-name="P10">│ ┌─────────────────────┐ <text:s/>┌─────────────────────┐ <text:s text:c="26"/>│</text:p>
      <text:p text:style-name="P10">│ │ <text:s text:c="2"/><text:span text:style-name="T19">Серверное <text:s text:c="8"/>│ <text:s/>│ <text:s text:c="2"/>Клиентское <text:s text:c="7"/>│ <text:s text:c="26"/>│</text:span></text:p>
      <text:p text:style-name="P10">│ │ <text:s text:c="2"/><text:span text:style-name="T19">оборудование <text:s text:c="5"/>│ <text:s/>│ <text:s text:c="2"/>оборудование <text:s text:c="5"/>│ <text:s text:c="26"/>│</text:span></text:p>
      <text:p text:style-name="P10">│ │ • <text:span text:style-name="T19">Сервер (или <text:s text:c="6"/>│ <text:s/>│ • Рабочие станции <text:s text:c="2"/>│ <text:s text:c="26"/>│</text:span></text:p>
      <text:p text:style-name="P10">│ │ <text:s text:c="2"/><text:span text:style-name="T19">мощная рабочая <text:s text:c="3"/>│ <text:s/>│ <text:s text:c="2"/>операторов (3-5) <text:s/>│ <text:s text:c="26"/>│</text:span></text:p>
      <text:p text:style-name="P10">│ │ <text:s text:c="2"/><text:span text:style-name="T19">станция) <text:s text:c="9"/>│ <text:s/>│ • ПК администратора │ <text:s text:c="26"/>│</text:span></text:p>
      <text:p text:style-name="P10">│ │ • <text:span text:style-name="T19">RAID-массив <text:s text:c="6"/>│ <text:s/>│ • ПК руководителя <text:s text:c="2"/>│ <text:s text:c="26"/>│</text:span></text:p>
      <text:p text:style-name="P10">│ │ • <text:span text:style-name="T19">ИБП <text:s text:c="14"/>│ <text:s/>└─────────────────────┘ <text:s text:c="26"/>│</text:span></text:p>
      <text:p text:style-name="P10">│ └─────────────────────┘ <text:s text:c="51"/>│</text:p>
      <text:p text:style-name="P10">│ <text:s text:c="77"/>│</text:p>
      <text:p text:style-name="P10">│ ┌─────────────────────┐ <text:s/>┌─────────────────────┐ <text:s text:c="26"/>│</text:p>
      <text:p text:style-name="P10">│ │ <text:s text:c="2"/><text:span text:style-name="T19">Сетевое <text:s text:c="10"/>│ <text:s/>│ <text:s text:c="2"/>Периферийное <text:s text:c="5"/>│ <text:s text:c="26"/>│</text:span></text:p>
      <text:p text:style-name="P10">│ │ <text:s text:c="2"/><text:span text:style-name="T19">оборудование <text:s text:c="5"/>│ <text:s/>│ <text:s text:c="2"/>оборудование <text:s text:c="5"/>│ <text:s text:c="26"/>│</text:span></text:p>
      <text:p text:style-name="P10">│ │ • <text:span text:style-name="T19">Коммутатор <text:s text:c="7"/>│ <text:s/>│ • Принтеры (для <text:s text:c="4"/>│ <text:s text:c="26"/>│</text:span></text:p>
      <text:p text:style-name="P10">│ │ • <text:span text:style-name="T19">Маршрутизатор <text:s text:c="4"/>│ <text:s/>│ <text:s text:c="2"/>отчетов) <text:s text:c="9"/>│ <text:s text:c="26"/>│</text:span></text:p>
      <text:p text:style-name="P10">│ │ • <text:span text:style-name="T19">Кабельная система │ <text:s/>│ • Сканеры (для <text:s text:c="5"/>│ <text:s text:c="26"/>│</text:span></text:p>
      <text:p text:style-name="P10">│ └─────────────────────┘ <text:s/>│ <text:s text:c="2"/><text:span text:style-name="T19">документов) <text:s text:c="6"/>│ <text:s text:c="26"/>│</text:span></text:p>
      <text:p text:style-name="P10">│ <text:s text:c="25"/>└─────────────────────┘ <text:s text:c="26"/>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5" text:outline-level="3">5. Виды автоматизированных информационных систем</text:h>
      <table:table table:name="Таблица92" table:style-name="Таблица92">
        <table:table-column table:style-name="Таблица92.A"/>
        <table:table-column table:style-name="Таблица92.B"/>
        <table:table-column table:style-name="Таблица92.C"/>
        <table:table-column table:style-name="Таблица92.D"/>
        <table:table-header-rows>
          <table:table-row>
            <table:table-cell table:style-name="Таблица92.A1" office:value-type="string">
              <text:p text:style-name="P30">Вид АИС</text:p>
            </table:table-cell>
            <table:table-cell table:style-name="Таблица92.A1" office:value-type="string">
              <text:p text:style-name="P30">Назначение</text:p>
            </table:table-cell>
            <table:table-cell table:style-name="Таблица92.A1" office:value-type="string">
              <text:p text:style-name="P30">Примеры</text:p>
            </table:table-cell>
            <table:table-cell table:style-name="Таблица92.A1" office:value-type="string">
              <text:p text:style-name="P30">Особенности</text:p>
            </table:table-cell>
          </table:table-row>
        </table:table-header-rows>
        <table:table-row>
          <table:table-cell table:style-name="Таблица92.A2" office:value-type="string">
            <text:p text:style-name="P18"><text:span text:style-name="Strong_20_Emphasis"><text:span text:style-name="T7">Управленческие</text:span></text:span></text:p>
          </table:table-cell>
          <table:table-cell table:style-name="Таблица92.A2" office:value-type="string">
            <text:p text:style-name="P20">Автоматизация управления организацией, предприятием</text:p>
          </table:table-cell>
          <table:table-cell table:style-name="Таблица92.A2" office:value-type="string">
            <text:p text:style-name="P20">ERP-системы (1С:Управление, SAP), CRM-системы</text:p>
          </table:table-cell>
          <table:table-cell table:style-name="Таблица92.A2" office:value-type="string">
            <text:p text:style-name="P20">Работа с большими объемами данных, многопользовательский режим, разграничение доступа</text:p>
          </table:table-cell>
        </table:table-row>
        <table:table-row>
          <table:table-cell table:style-name="Таблица92.A2" office:value-type="string">
            <text:p text:style-name="P18"><text:span text:style-name="Strong_20_Emphasis"><text:span text:style-name="T7">Производственные</text:span></text:span></text:p>
          </table:table-cell>
          <table:table-cell table:style-name="Таблица92.A2" office:value-type="string">
            <text:p text:style-name="P20">Управление производственными процессами</text:p>
          </table:table-cell>
          <table:table-cell table:style-name="Таблица92.A2" office:value-type="string">
            <text:p text:style-name="P20">MES-системы, SCADA-системы, АСУ ТП</text:p>
          </table:table-cell>
          <table:table-cell table:style-name="Таблица92.A2" office:value-type="string">
            <text:p text:style-name="P20">Работа в реальном времени, интеграция с оборудованием, высокая надежность</text:p>
          </table:table-cell>
        </table:table-row>
        <text:soft-page-break/>
        <table:table-row>
          <table:table-cell table:style-name="Таблица92.A2" office:value-type="string">
            <text:p text:style-name="P18"><text:span text:style-name="Strong_20_Emphasis"><text:span text:style-name="T7">Учетные</text:span></text:span></text:p>
          </table:table-cell>
          <table:table-cell table:style-name="Таблица92.A2" office:value-type="string">
            <text:p text:style-name="P20">Ведение бухгалтерского, складского, кадрового учета</text:p>
          </table:table-cell>
          <table:table-cell table:style-name="Таблица92.A2" office:value-type="string">
            <text:p text:style-name="P20">1С:Бухгалтерия, складские системы</text:p>
          </table:table-cell>
          <table:table-cell table:style-name="Таблица92.A2" office:value-type="string">
            <text:p text:style-name="P20">Строгая отчетность, соответствие законодательству, контроль целостности данных</text:p>
          </table:table-cell>
        </table:table-row>
        <table:table-row>
          <table:table-cell table:style-name="Таблица92.A2" office:value-type="string">
            <text:p text:style-name="P18"><text:span text:style-name="Strong_20_Emphasis"><text:span text:style-name="T7">Обучающие</text:span></text:span></text:p>
          </table:table-cell>
          <table:table-cell table:style-name="Таблица92.A2" office:value-type="string">
            <text:p text:style-name="P20">Организация учебного процесса, дистанционное обучение</text:p>
          </table:table-cell>
          <table:table-cell table:style-name="Таблица92.A2" office:value-type="string">
            <text:p text:style-name="P20">Moodle, LMS-системы</text:p>
          </table:table-cell>
          <table:table-cell table:style-name="Таблица92.A2" office:value-type="string">
            <text:p text:style-name="P20">Работа с контентом, тестирование, отслеживание прогресса</text:p>
          </table:table-cell>
        </table:table-row>
        <table:table-row>
          <table:table-cell table:style-name="Таблица92.A2" office:value-type="string">
            <text:p text:style-name="P18"><text:span text:style-name="Strong_20_Emphasis"><text:span text:style-name="T7">Документооборота</text:span></text:span></text:p>
          </table:table-cell>
          <table:table-cell table:style-name="Таблица92.A2" office:value-type="string">
            <text:p text:style-name="P20">Автоматизация работы с документами</text:p>
          </table:table-cell>
          <table:table-cell table:style-name="Таблица92.A2" office:value-type="string">
            <text:p text:style-name="P20">DIRECTUM, DocsVision, 1С:Документооборот</text:p>
          </table:table-cell>
          <table:table-cell table:style-name="Таблица92.A2" office:value-type="string">
            <text:p text:style-name="P20">Управление версиями, маршруты согласования, электронная подпись</text:p>
          </table:table-cell>
        </table:table-row>
        <table:table-row>
          <table:table-cell table:style-name="Таблица92.A2" office:value-type="string">
            <text:p text:style-name="P18"><text:span text:style-name="Strong_20_Emphasis"><text:span text:style-name="T7">Поддержки пользователей</text:span></text:span></text:p>
          </table:table-cell>
          <table:table-cell table:style-name="Таблица92.A2" office:value-type="string">
            <text:p text:style-name="P20">Обработка обращений, Help Desk</text:p>
          </table:table-cell>
          <table:table-cell table:style-name="Таблица92.A2" office:value-type="string">
            <text:p text:style-name="P20">Наша АИС, Jira Service Desk</text:p>
          </table:table-cell>
          <table:table-cell table:style-name="Таблица92.A2" office:value-type="string">
            <text:p text:style-name="P20">Работа с заявками, база знаний, SLA</text:p>
          </table:table-cell>
        </table:table-row>
        <table:table-row>
          <table:table-cell table:style-name="Таблица92.A2" office:value-type="string">
            <text:p text:style-name="P18"><text:span text:style-name="Strong_20_Emphasis"><text:span text:style-name="T7">Аналитические</text:span></text:span></text:p>
          </table:table-cell>
          <table:table-cell table:style-name="Таблица92.A2" office:value-type="string">
            <text:p text:style-name="P20">Анализ данных, бизнес-аналитика</text:p>
          </table:table-cell>
          <table:table-cell table:style-name="Таблица92.A2" office:value-type="string">
            <text:p text:style-name="P20">BI-системы (Power BI, Tableau)</text:p>
          </table:table-cell>
          <table:table-cell table:style-name="Таблица92.A2" office:value-type="string">
            <text:p text:style-name="P20">Обработка больших данных, визуализация, прогнозирование</text:p>
          </table:table-cell>
        </table:table-row>
        <table:table-row>
          <table:table-cell table:style-name="Таблица92.A2" office:value-type="string">
            <text:p text:style-name="P18"><text:span text:style-name="Strong_20_Emphasis"><text:span text:style-name="T7">Геоинформационные</text:span></text:span></text:p>
          </table:table-cell>
          <table:table-cell table:style-name="Таблица92.A2" office:value-type="string">
            <text:p text:style-name="P20">Работа с пространственными данными</text:p>
          </table:table-cell>
          <table:table-cell table:style-name="Таблица92.A2" office:value-type="string">
            <text:p text:style-name="P20">ГИС, 2ГИС, картографические системы</text:p>
          </table:table-cell>
          <table:table-cell table:style-name="Таблица92.A2" office:value-type="string">
            <text:p text:style-name="P19">Специализированные форматы данных, пространственный анализ</text:p>
          </table:table-cell>
        </table:table-row>
      </table:table>
      <text:h text:style-name="P5" text:outline-level="3">6. Информационное обеспечение различных видов АИС</text:h>
      <text:p text:style-name="P34"><text:span text:style-name="Strong_20_Emphasis"><text:span text:style-name="T14">Таблица 35 – Особенности информационного обеспечения АИС</text:span></text:span></text:p>
      <table:table table:name="Таблица93" table:style-name="Таблица93">
        <table:table-column table:style-name="Таблица93.A"/>
        <table:table-column table:style-name="Таблица93.B"/>
        <table:table-column table:style-name="Таблица93.C"/>
        <table:table-column table:style-name="Таблица93.D"/>
        <table:table-header-rows>
          <table:table-row>
            <table:table-cell table:style-name="Таблица93.A1" office:value-type="string">
              <text:p text:style-name="P30">Вид АИС</text:p>
            </table:table-cell>
            <table:table-cell table:style-name="Таблица93.A1" office:value-type="string">
              <text:p text:style-name="P30">Структура данных</text:p>
            </table:table-cell>
            <table:table-cell table:style-name="Таблица93.A1" office:value-type="string">
              <text:p text:style-name="P30">Объемы данных</text:p>
            </table:table-cell>
            <table:table-cell table:style-name="Таблица93.A1" office:value-type="string">
              <text:p text:style-name="P30">Специфика</text:p>
            </table:table-cell>
          </table:table-row>
        </table:table-header-rows>
        <table:table-row>
          <table:table-cell table:style-name="Таблица93.A2" office:value-type="string">
            <text:p text:style-name="P18"><text:span text:style-name="Strong_20_Emphasis"><text:span text:style-name="T7">Управленческие (ERP)</text:span></text:span></text:p>
          </table:table-cell>
          <table:table-cell table:style-name="Таблица93.A2" office:value-type="string">
            <text:p text:style-name="P20">Сложная реляционная структура, множество взаимосвязанных таблиц</text:p>
          </table:table-cell>
          <table:table-cell table:style-name="Таблица93.A2" office:value-type="string">
            <text:p text:style-name="P20">Большие (терабайты)</text:p>
          </table:table-cell>
          <table:table-cell table:style-name="Таблица93.A2" office:value-type="string">
            <text:p text:style-name="P20">Высокие требования к целостности, сложные транзакции</text:p>
          </table:table-cell>
        </table:table-row>
        <table:table-row>
          <table:table-cell table:style-name="Таблица93.A2" office:value-type="string">
            <text:p text:style-name="P18"><text:span text:style-name="Strong_20_Emphasis"><text:span text:style-name="T7">Производственные </text:span></text:span><text:soft-page-break/><text:span text:style-name="Strong_20_Emphasis"><text:span text:style-name="T7">(SCADA)</text:span></text:span></text:p>
          </table:table-cell>
          <table:table-cell table:style-name="Таблица93.A2" office:value-type="string">
            <text:p text:style-name="P20">Данные реального <text:soft-page-break/>времени, архивы показателей</text:p>
          </table:table-cell>
          <table:table-cell table:style-name="Таблица93.A2" office:value-type="string">
            <text:p text:style-name="P20">Очень <text:soft-page-break/>большие (постоянный поток)</text:p>
          </table:table-cell>
          <table:table-cell table:style-name="Таблица93.A2" office:value-type="string">
            <text:p text:style-name="P20">Высокая скорость записи, <text:soft-page-break/>сжатие данных, временные ряды</text:p>
          </table:table-cell>
        </table:table-row>
        <table:table-row>
          <table:table-cell table:style-name="Таблица93.A2" office:value-type="string">
            <text:p text:style-name="P18"><text:span text:style-name="Strong_20_Emphasis"><text:span text:style-name="T7">Учетные</text:span></text:span></text:p>
          </table:table-cell>
          <table:table-cell table:style-name="Таблица93.A2" office:value-type="string">
            <text:p text:style-name="P20">Строго структурированные данные, план счетов</text:p>
          </table:table-cell>
          <table:table-cell table:style-name="Таблица93.A2" office:value-type="string">
            <text:p text:style-name="P20">Средние</text:p>
          </table:table-cell>
          <table:table-cell table:style-name="Таблица93.A2" office:value-type="string">
            <text:p text:style-name="P20">Журналы операций, двойная запись, периоды закрытия</text:p>
          </table:table-cell>
        </table:table-row>
        <table:table-row>
          <table:table-cell table:style-name="Таблица93.A2" office:value-type="string">
            <text:p text:style-name="P18"><text:span text:style-name="Strong_20_Emphasis"><text:span text:style-name="T7">Обучающие</text:span></text:span></text:p>
          </table:table-cell>
          <table:table-cell table:style-name="Таблица93.A2" office:value-type="string">
            <text:p text:style-name="P20">Учебные материалы, тесты, результаты</text:p>
          </table:table-cell>
          <table:table-cell table:style-name="Таблица93.A2" office:value-type="string">
            <text:p text:style-name="P20">Средние</text:p>
          </table:table-cell>
          <table:table-cell table:style-name="Таблица93.A2" office:value-type="string">
            <text:p text:style-name="P20">Работа с мультимедиа, различные форматы контента</text:p>
          </table:table-cell>
        </table:table-row>
        <table:table-row>
          <table:table-cell table:style-name="Таблица93.A2" office:value-type="string">
            <text:p text:style-name="P18"><text:span text:style-name="Strong_20_Emphasis"><text:span text:style-name="T7">Документооборота</text:span></text:span></text:p>
          </table:table-cell>
          <table:table-cell table:style-name="Таблица93.A2" office:value-type="string">
            <text:p text:style-name="P20">Неструктурированные документы, метаданные</text:p>
          </table:table-cell>
          <table:table-cell table:style-name="Таблица93.A2" office:value-type="string">
            <text:p text:style-name="P20">Большие (файловые хранилища)</text:p>
          </table:table-cell>
          <table:table-cell table:style-name="Таблица93.A2" office:value-type="string">
            <text:p text:style-name="P20">Версионирование, полнотекстовый поиск, ЭЦП</text:p>
          </table:table-cell>
        </table:table-row>
        <table:table-row>
          <table:table-cell table:style-name="Таблица93.A2" office:value-type="string">
            <text:p text:style-name="P18"><text:span text:style-name="Strong_20_Emphasis"><text:span text:style-name="T7">Поддержки пользователей</text:span></text:span></text:p>
          </table:table-cell>
          <table:table-cell table:style-name="Таблица93.A2" office:value-type="string">
            <text:p text:style-name="P20">Заявки, история переписки, статьи БЗ</text:p>
          </table:table-cell>
          <table:table-cell table:style-name="Таблица93.A2" office:value-type="string">
            <text:p text:style-name="P20">Средние</text:p>
          </table:table-cell>
          <table:table-cell table:style-name="Таблица93.A2" office:value-type="string">
            <text:p text:style-name="P20">Поиск по тексту, связь с БЗ, история обращений</text:p>
          </table:table-cell>
        </table:table-row>
        <table:table-row>
          <table:table-cell table:style-name="Таблица93.A2" office:value-type="string">
            <text:p text:style-name="P18"><text:span text:style-name="Strong_20_Emphasis"><text:span text:style-name="T7">Аналитические</text:span></text:span></text:p>
          </table:table-cell>
          <table:table-cell table:style-name="Таблица93.A2" office:value-type="string">
            <text:p text:style-name="P20">Агрегированные данные, витрины данных</text:p>
          </table:table-cell>
          <table:table-cell table:style-name="Таблица93.A2" office:value-type="string">
            <text:p text:style-name="P20">Очень большие</text:p>
          </table:table-cell>
          <table:table-cell table:style-name="Таблица93.A2" office:value-type="string">
            <text:p text:style-name="P20">Многомерные кубы, предварительная агрегация, OLAP</text:p>
          </table:table-cell>
        </table:table-row>
        <table:table-row>
          <table:table-cell table:style-name="Таблица93.A2" office:value-type="string">
            <text:p text:style-name="P18"><text:span text:style-name="Strong_20_Emphasis"><text:span text:style-name="T7">Геоинформационные</text:span></text:span></text:p>
          </table:table-cell>
          <table:table-cell table:style-name="Таблица93.A2" office:value-type="string">
            <text:p text:style-name="P20">Пространственные данные, координаты</text:p>
          </table:table-cell>
          <table:table-cell table:style-name="Таблица93.A2" office:value-type="string">
            <text:p text:style-name="P20">Большие</text:p>
          </table:table-cell>
          <table:table-cell table:style-name="Таблица93.A2" office:value-type="string">
            <text:p text:style-name="P19">Специализированные форматы, пространственные индексы</text:p>
          </table:table-cell>
        </table:table-row>
      </table:table>
      <text:h text:style-name="P5" text:outline-level="3">7. Программное обеспечение различных видов АИС</text:h>
      <text:p text:style-name="P34"><text:span text:style-name="Strong_20_Emphasis"><text:span text:style-name="T14">Таблица 36 – Особенности программного обеспечения АИС</text:span></text:span></text:p>
      <table:table table:name="Таблица94" table:style-name="Таблица94">
        <table:table-column table:style-name="Таблица94.A"/>
        <table:table-column table:style-name="Таблица94.B"/>
        <table:table-column table:style-name="Таблица94.C"/>
        <table:table-column table:style-name="Таблица94.D"/>
        <table:table-column table:style-name="Таблица94.E"/>
        <table:table-header-rows>
          <table:table-row>
            <table:table-cell table:style-name="Таблица94.A1" office:value-type="string">
              <text:p text:style-name="P30">Вид АИС</text:p>
            </table:table-cell>
            <table:table-cell table:style-name="Таблица94.A1" office:value-type="string">
              <text:p text:style-name="P30">Тип ПО</text:p>
            </table:table-cell>
            <table:table-cell table:style-name="Таблица94.A1" office:value-type="string">
              <text:p text:style-name="P30">Архитектура</text:p>
            </table:table-cell>
            <table:table-cell table:style-name="Таблица94.A1" office:value-type="string">
              <text:p text:style-name="P30">Используемые технологии</text:p>
            </table:table-cell>
            <table:table-cell table:style-name="Таблица94.A1" office:value-type="string">
              <text:p text:style-name="P30">Языки программирования</text:p>
            </table:table-cell>
          </table:table-row>
        </table:table-header-rows>
        <table:table-row>
          <table:table-cell table:style-name="Таблица94.A2" office:value-type="string">
            <text:p text:style-name="P18"><text:span text:style-name="Strong_20_Emphasis"><text:span text:style-name="T7">Управленческие (ERP)</text:span></text:span></text:p>
          </table:table-cell>
          <table:table-cell table:style-name="Таблица94.A2" office:value-type="string">
            <text:p text:style-name="P20">Монолитное или модульное</text:p>
          </table:table-cell>
          <table:table-cell table:style-name="Таблица94.A2" office:value-type="string">
            <text:p text:style-name="P20">Клиент-сервер, веб-ориентированная</text:p>
          </table:table-cell>
          <table:table-cell table:style-name="Таблица94.A2" office:value-type="string">
            <text:p text:style-name="P20">.NET, Java EE, 1С</text:p>
          </table:table-cell>
          <table:table-cell table:style-name="Таблица94.A2" office:value-type="string">
            <text:p text:style-name="P20">C#, Java, 1С</text:p>
          </table:table-cell>
        </table:table-row>
        <table:table-row>
          <table:table-cell table:style-name="Таблица94.A2" office:value-type="string">
            <text:p text:style-name="P18"><text:span text:style-name="Strong_20_Emphasis"><text:span text:style-name="T7">Производственные (SCADA)</text:span></text:span></text:p>
          </table:table-cell>
          <table:table-cell table:style-name="Таблица94.A2" office:value-type="string">
            <text:p text:style-name="P20">Специализированное</text:p>
          </table:table-cell>
          <table:table-cell table:style-name="Таблица94.A2" office:value-type="string">
            <text:p text:style-name="P20">Распределенная, реального времени</text:p>
          </table:table-cell>
          <table:table-cell table:style-name="Таблица94.A2" office:value-type="string">
            <text:p text:style-name="P20">OPC, Modbus, MQTT</text:p>
          </table:table-cell>
          <table:table-cell table:style-name="Таблица94.A2" office:value-type="string">
            <text:p text:style-name="P20">C++, C#, Delphi</text:p>
          </table:table-cell>
        </table:table-row>
        <text:soft-page-break/>
        <table:table-row>
          <table:table-cell table:style-name="Таблица94.A2" office:value-type="string">
            <text:p text:style-name="P18"><text:span text:style-name="Strong_20_Emphasis"><text:span text:style-name="T7">Учетные</text:span></text:span></text:p>
          </table:table-cell>
          <table:table-cell table:style-name="Таблица94.A2" office:value-type="string">
            <text:p text:style-name="P20">Монолитное с тонким клиентом</text:p>
          </table:table-cell>
          <table:table-cell table:style-name="Таблица94.A2" office:value-type="string">
            <text:p text:style-name="P20">Файл-серверная, клиент-серверная</text:p>
          </table:table-cell>
          <table:table-cell table:style-name="Таблица94.A2" office:value-type="string">
            <text:p text:style-name="P20">1С, .NET</text:p>
          </table:table-cell>
          <table:table-cell table:style-name="Таблица94.A2" office:value-type="string">
            <text:p text:style-name="P20">1С, C#</text:p>
          </table:table-cell>
        </table:table-row>
        <table:table-row>
          <table:table-cell table:style-name="Таблица94.A2" office:value-type="string">
            <text:p text:style-name="P18"><text:span text:style-name="Strong_20_Emphasis"><text:span text:style-name="T7">Обучающие</text:span></text:span></text:p>
          </table:table-cell>
          <table:table-cell table:style-name="Таблица94.A2" office:value-type="string">
            <text:p text:style-name="P20">Веб-ориентированное</text:p>
          </table:table-cell>
          <table:table-cell table:style-name="Таблица94.A2" office:value-type="string">
            <text:p text:style-name="P20">Трехуровневая (клиент-сервер-БД)</text:p>
          </table:table-cell>
          <table:table-cell table:style-name="Таблица94.A2" office:value-type="string">
            <text:p text:style-name="P20">PHP, Python, JavaScript</text:p>
          </table:table-cell>
          <table:table-cell table:style-name="Таблица94.A2" office:value-type="string">
            <text:p text:style-name="P20">PHP, Python, JS</text:p>
          </table:table-cell>
        </table:table-row>
        <table:table-row>
          <table:table-cell table:style-name="Таблица94.A2" office:value-type="string">
            <text:p text:style-name="P18"><text:span text:style-name="Strong_20_Emphasis"><text:span text:style-name="T7">Документооборота</text:span></text:span></text:p>
          </table:table-cell>
          <table:table-cell table:style-name="Таблица94.A2" office:value-type="string">
            <text:p text:style-name="P20">Модульное, сервис-ориентированное</text:p>
          </table:table-cell>
          <table:table-cell table:style-name="Таблица94.A2" office:value-type="string">
            <text:p text:style-name="P20">Веб-ориентированная, распределенная</text:p>
          </table:table-cell>
          <table:table-cell table:style-name="Таблица94.A2" office:value-type="string">
            <text:p text:style-name="P20">.NET, Java, JavaScript</text:p>
          </table:table-cell>
          <table:table-cell table:style-name="Таблица94.A2" office:value-type="string">
            <text:p text:style-name="P20">C#, Java, JS</text:p>
          </table:table-cell>
        </table:table-row>
        <table:table-row>
          <table:table-cell table:style-name="Таблица94.A2" office:value-type="string">
            <text:p text:style-name="P18"><text:span text:style-name="Strong_20_Emphasis"><text:span text:style-name="T7">Поддержки пользователей</text:span></text:span></text:p>
          </table:table-cell>
          <table:table-cell table:style-name="Таблица94.A2" office:value-type="string">
            <text:p text:style-name="P20">Модульное</text:p>
          </table:table-cell>
          <table:table-cell table:style-name="Таблица94.A2" office:value-type="string">
            <text:p text:style-name="P20">Клиент-серверная, веб-ориентированная</text:p>
          </table:table-cell>
          <table:table-cell table:style-name="Таблица94.A2" office:value-type="string">
            <text:p text:style-name="P20">.NET, JavaScript, Python</text:p>
          </table:table-cell>
          <table:table-cell table:style-name="Таблица94.A2" office:value-type="string">
            <text:p text:style-name="P20">C#, JS, Python</text:p>
          </table:table-cell>
        </table:table-row>
        <table:table-row>
          <table:table-cell table:style-name="Таблица94.A2" office:value-type="string">
            <text:p text:style-name="P18"><text:span text:style-name="Strong_20_Emphasis"><text:span text:style-name="T7">Аналитические</text:span></text:span></text:p>
          </table:table-cell>
          <table:table-cell table:style-name="Таблица94.A2" office:value-type="string">
            <text:p text:style-name="P20">Специализированное</text:p>
          </table:table-cell>
          <table:table-cell table:style-name="Таблица94.A2" office:value-type="string">
            <text:p text:style-name="P20">Многозвенная, распределенная</text:p>
          </table:table-cell>
          <table:table-cell table:style-name="Таблица94.A2" office:value-type="string">
            <text:p text:style-name="P20">Power BI, Tableau, R</text:p>
          </table:table-cell>
          <table:table-cell table:style-name="Таблица94.A2" office:value-type="string">
            <text:p text:style-name="P20">DAX, R, Python</text:p>
          </table:table-cell>
        </table:table-row>
        <table:table-row>
          <table:table-cell table:style-name="Таблица94.A2" office:value-type="string">
            <text:p text:style-name="P18"><text:span text:style-name="Strong_20_Emphasis"><text:span text:style-name="T7">Геоинформационные</text:span></text:span></text:p>
          </table:table-cell>
          <table:table-cell table:style-name="Таблица94.A2" office:value-type="string">
            <text:p text:style-name="P20">Специализированное</text:p>
          </table:table-cell>
          <table:table-cell table:style-name="Таблица94.A2" office:value-type="string">
            <text:p text:style-name="P20">Клиент-серверная</text:p>
          </table:table-cell>
          <table:table-cell table:style-name="Таблица94.A2" office:value-type="string">
            <text:p text:style-name="P20">ГИС-платформы, PostGIS</text:p>
          </table:table-cell>
          <table:table-cell table:style-name="Таблица94.A2" office:value-type="string">
            <text:p text:style-name="P19">C++, Python, SQL</text:p>
          </table:table-cell>
        </table:table-row>
      </table:table>
      <text:h text:style-name="P5" text:outline-level="3">8. Техническое обеспечение различных видов АИС</text:h>
      <text:p text:style-name="P34"><text:span text:style-name="Strong_20_Emphasis"><text:span text:style-name="T14">Таблица 37 – Требования к техническому обеспечению различных АИС</text:span></text:span></text:p>
      <table:table table:name="Таблица95" table:style-name="Таблица95">
        <table:table-column table:style-name="Таблица95.A"/>
        <table:table-column table:style-name="Таблица95.B"/>
        <table:table-column table:style-name="Таблица95.C"/>
        <table:table-column table:style-name="Таблица95.D"/>
        <table:table-column table:style-name="Таблица95.E"/>
        <table:table-header-rows>
          <table:table-row>
            <table:table-cell table:style-name="Таблица95.A1" office:value-type="string">
              <text:p text:style-name="P30">Вид АИС</text:p>
            </table:table-cell>
            <table:table-cell table:style-name="Таблица95.A1" office:value-type="string">
              <text:p text:style-name="P30">Серверное оборудование</text:p>
            </table:table-cell>
            <table:table-cell table:style-name="Таблица95.A1" office:value-type="string">
              <text:p text:style-name="P30">Клиентское оборудование</text:p>
            </table:table-cell>
            <table:table-cell table:style-name="Таблица95.A1" office:value-type="string">
              <text:p text:style-name="P30">Сетевое оборудование</text:p>
            </table:table-cell>
            <table:table-cell table:style-name="Таблица95.A1" office:value-type="string">
              <text:p text:style-name="P30">Особые требования</text:p>
            </table:table-cell>
          </table:table-row>
        </table:table-header-rows>
        <table:table-row>
          <table:table-cell table:style-name="Таблица95.A2" office:value-type="string">
            <text:p text:style-name="P18"><text:span text:style-name="Strong_20_Emphasis"><text:span text:style-name="T7">Управленческие (ERP)</text:span></text:span></text:p>
          </table:table-cell>
          <table:table-cell table:style-name="Таблица95.A2" office:value-type="string">
            <text:p text:style-name="P20">Мощные серверы (многопроцессорные, большая ОЗУ), отказоустойчивые системы хранения</text:p>
          </table:table-cell>
          <table:table-cell table:style-name="Таблица95.A2" office:value-type="string">
            <text:p text:style-name="P20">Офисные ПК, тонкие клиенты</text:p>
          </table:table-cell>
          <table:table-cell table:style-name="Таблица95.A2" office:value-type="string">
            <text:p text:style-name="P20">Высокоскоростная ЛВС, резервирование</text:p>
          </table:table-cell>
          <table:table-cell table:style-name="Таблица95.A2" office:value-type="string">
            <text:p text:style-name="P20">Высокая надежность, быстрый доступ к данным</text:p>
          </table:table-cell>
        </table:table-row>
        <table:table-row>
          <table:table-cell table:style-name="Таблица95.A2" office:value-type="string">
            <text:p text:style-name="P18"><text:span text:style-name="Strong_20_Emphasis"><text:span text:style-name="T7">Производственные (SCADA)</text:span></text:span></text:p>
          </table:table-cell>
          <table:table-cell table:style-name="Таблица95.A2" office:value-type="string">
            <text:p text:style-name="P20">Промышленные серверы, серверы реального времени</text:p>
          </table:table-cell>
          <table:table-cell table:style-name="Таблица95.A2" office:value-type="string">
            <text:p text:style-name="P20">Промышленные ПК, операторские панели</text:p>
          </table:table-cell>
          <table:table-cell table:style-name="Таблица95.A2" office:value-type="string">
            <text:p text:style-name="P20">Промышленные сети (Ethernet/IP, Profibus)</text:p>
          </table:table-cell>
          <table:table-cell table:style-name="Таблица95.A2" office:value-type="string">
            <text:p text:style-name="P20">Высокая надежность, устойчивость к внешним воздействиям</text:p>
          </table:table-cell>
        </table:table-row>
        <table:table-row>
          <table:table-cell table:style-name="Таблица95.A2" office:value-type="string">
            <text:p text:style-name="P18"><text:span text:style-name="Strong_20_Emphasis"><text:span text:style-name="T7">Учетные</text:span></text:span></text:p>
          </table:table-cell>
          <table:table-cell table:style-name="Таблица95.A2" office:value-type="string">
            <text:p text:style-name="P20">Средней мощности серверы</text:p>
          </table:table-cell>
          <table:table-cell table:style-name="Таблица95.A2" office:value-type="string">
            <text:p text:style-name="P20">Офисные ПК</text:p>
          </table:table-cell>
          <table:table-cell table:style-name="Таблица95.A2" office:value-type="string">
            <text:p text:style-name="P20">Стандартная ЛВС</text:p>
          </table:table-cell>
          <table:table-cell table:style-name="Таблица95.A2" office:value-type="string">
            <text:p text:style-name="P20">Регулярное резервное копирование</text:p>
          </table:table-cell>
        </table:table-row>
        <text:soft-page-break/>
        <table:table-row>
          <table:table-cell table:style-name="Таблица95.A2" office:value-type="string">
            <text:p text:style-name="P18"><text:span text:style-name="Strong_20_Emphasis"><text:span text:style-name="T7">Обучающие</text:span></text:span></text:p>
          </table:table-cell>
          <table:table-cell table:style-name="Таблица95.A2" office:value-type="string">
            <text:p text:style-name="P20">Веб-серверы, серверы БД (могут быть виртуальными)</text:p>
          </table:table-cell>
          <table:table-cell table:style-name="Таблица95.A2" office:value-type="string">
            <text:p text:style-name="P20">Пользовательские ПК, планшеты, смартфоны</text:p>
          </table:table-cell>
          <table:table-cell table:style-name="Таблица95.A2" office:value-type="string">
            <text:p text:style-name="P20">Доступ в интернет</text:p>
          </table:table-cell>
          <table:table-cell table:style-name="Таблица95.A2" office:value-type="string">
            <text:p text:style-name="P20">Доступность из любой точки, адаптация под мобильные устройства</text:p>
          </table:table-cell>
        </table:table-row>
        <table:table-row>
          <table:table-cell table:style-name="Таблица95.A2" office:value-type="string">
            <text:p text:style-name="P18"><text:span text:style-name="Strong_20_Emphasis"><text:span text:style-name="T7">Документооборота</text:span></text:span></text:p>
          </table:table-cell>
          <table:table-cell table:style-name="Таблица95.A2" office:value-type="string">
            <text:p text:style-name="P20">Файловые серверы, серверы БД</text:p>
          </table:table-cell>
          <table:table-cell table:style-name="Таблица95.A2" office:value-type="string">
            <text:p text:style-name="P20">Офисные ПК</text:p>
          </table:table-cell>
          <table:table-cell table:style-name="Таблица95.A2" office:value-type="string">
            <text:p text:style-name="P20">Высокоскоростная ЛВС</text:p>
          </table:table-cell>
          <table:table-cell table:style-name="Таблица95.A2" office:value-type="string">
            <text:p text:style-name="P20">Большие дисковые массивы для хранения документов</text:p>
          </table:table-cell>
        </table:table-row>
        <table:table-row>
          <table:table-cell table:style-name="Таблица95.A2" office:value-type="string">
            <text:p text:style-name="P18"><text:span text:style-name="Strong_20_Emphasis"><text:span text:style-name="T7">Поддержки пользователей</text:span></text:span></text:p>
          </table:table-cell>
          <table:table-cell table:style-name="Таблица95.A2" office:value-type="string">
            <text:p text:style-name="P20">Серверы средней мощности (физические или виртуальные)</text:p>
          </table:table-cell>
          <table:table-cell table:style-name="Таблица95.A2" office:value-type="string">
            <text:p text:style-name="P20">Рабочие станции операторов</text:p>
          </table:table-cell>
          <table:table-cell table:style-name="Таблица95.A2" office:value-type="string">
            <text:p text:style-name="P20">Стандартная ЛВС, доступ в интернет</text:p>
          </table:table-cell>
          <table:table-cell table:style-name="Таблица95.A2" office:value-type="string">
            <text:p text:style-name="P20">Веб-доступ для клиентов, интеграция с почтой</text:p>
          </table:table-cell>
        </table:table-row>
        <table:table-row>
          <table:table-cell table:style-name="Таблица95.A2" office:value-type="string">
            <text:p text:style-name="P18"><text:span text:style-name="Strong_20_Emphasis"><text:span text:style-name="T7">Аналитические</text:span></text:span></text:p>
          </table:table-cell>
          <table:table-cell table:style-name="Таблица95.A2" office:value-type="string">
            <text:p text:style-name="P20">Мощные серверы с большой ОЗУ, специализированные СУБД</text:p>
          </table:table-cell>
          <table:table-cell table:style-name="Таблица95.A2" office:value-type="string">
            <text:p text:style-name="P20">Рабочие станции аналитиков</text:p>
          </table:table-cell>
          <table:table-cell table:style-name="Таблица95.A2" office:value-type="string">
            <text:p text:style-name="P20">Высокоскоростная ЛВС</text:p>
          </table:table-cell>
          <table:table-cell table:style-name="Таблица95.A2" office:value-type="string">
            <text:p text:style-name="P20">Высокая производительность вычислений</text:p>
          </table:table-cell>
        </table:table-row>
        <table:table-row>
          <table:table-cell table:style-name="Таблица95.A2" office:value-type="string">
            <text:p text:style-name="P18"><text:span text:style-name="Strong_20_Emphasis"><text:span text:style-name="T7">Геоинформационные</text:span></text:span></text:p>
          </table:table-cell>
          <table:table-cell table:style-name="Таблица95.A2" office:value-type="string">
            <text:p text:style-name="P20">Специализированные ГИС-серверы</text:p>
          </table:table-cell>
          <table:table-cell table:style-name="Таблица95.A2" office:value-type="string">
            <text:p text:style-name="P20">Рабочие станции с хорошей графикой</text:p>
          </table:table-cell>
          <table:table-cell table:style-name="Таблица95.A2" office:value-type="string">
            <text:p text:style-name="P20">Стандартная ЛВС</text:p>
          </table:table-cell>
          <table:table-cell table:style-name="Таблица95.A2" office:value-type="string">
            <text:p text:style-name="P19">Высокая производительность графики</text:p>
          </table:table-cell>
        </table:table-row>
      </table:table>
      <text:h text:style-name="P5" text:outline-level="3">9. Сравнительная таблица АИС</text:h>
      <text:p text:style-name="P34"><text:span text:style-name="Strong_20_Emphasis"><text:span text:style-name="T14">Таблица 38 – Сравнение различных видов АИС</text:span></text:span></text:p>
      <table:table table:name="Таблица96" table:style-name="Таблица96">
        <table:table-column table:style-name="Таблица96.A"/>
        <table:table-column table:style-name="Таблица96.B"/>
        <table:table-column table:style-name="Таблица96.C"/>
        <table:table-column table:style-name="Таблица96.D"/>
        <table:table-column table:style-name="Таблица96.E"/>
        <table:table-header-rows>
          <table:table-row>
            <table:table-cell table:style-name="Таблица96.A1" office:value-type="string">
              <text:p text:style-name="P30">Критерий</text:p>
            </table:table-cell>
            <table:table-cell table:style-name="Таблица96.A1" office:value-type="string">
              <text:p text:style-name="P30">Управленческие</text:p>
            </table:table-cell>
            <table:table-cell table:style-name="Таблица96.A1" office:value-type="string">
              <text:p text:style-name="P30">Производственные</text:p>
            </table:table-cell>
            <table:table-cell table:style-name="Таблица96.A1" office:value-type="string">
              <text:p text:style-name="P30">Учетные</text:p>
            </table:table-cell>
            <table:table-cell table:style-name="Таблица96.A1" office:value-type="string">
              <text:p text:style-name="P30">Поддержки пользователей</text:p>
            </table:table-cell>
          </table:table-row>
        </table:table-header-rows>
        <table:table-row>
          <table:table-cell table:style-name="Таблица96.A2" office:value-type="string">
            <text:p text:style-name="P18"><text:span text:style-name="Strong_20_Emphasis"><text:span text:style-name="T7">Основная функция</text:span></text:span></text:p>
          </table:table-cell>
          <table:table-cell table:style-name="Таблица96.A2" office:value-type="string">
            <text:p text:style-name="P20">Управление ресурсами</text:p>
          </table:table-cell>
          <table:table-cell table:style-name="Таблица96.A2" office:value-type="string">
            <text:p text:style-name="P20">Управление производством</text:p>
          </table:table-cell>
          <table:table-cell table:style-name="Таблица96.A2" office:value-type="string">
            <text:p text:style-name="P20">Финансовый и складской учет</text:p>
          </table:table-cell>
          <table:table-cell table:style-name="Таблица96.A2" office:value-type="string">
            <text:p text:style-name="P20">Обработка обращений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Пользователи</text:span></text:span></text:p>
          </table:table-cell>
          <table:table-cell table:style-name="Таблица96.A2" office:value-type="string">
            <text:p text:style-name="P20">Менеджеры, руководители</text:p>
          </table:table-cell>
          <table:table-cell table:style-name="Таблица96.A2" office:value-type="string">
            <text:p text:style-name="P20">Операторы, технологи</text:p>
          </table:table-cell>
          <table:table-cell table:style-name="Таблица96.A2" office:value-type="string">
            <text:p text:style-name="P20">Бухгалтеры, кладовщики</text:p>
          </table:table-cell>
          <table:table-cell table:style-name="Таблица96.A2" office:value-type="string">
            <text:p text:style-name="P20">Операторы поддержки, клиенты</text:p>
          </table:table-cell>
        </table:table-row>
        <text:soft-page-break/>
        <table:table-row>
          <table:table-cell table:style-name="Таблица96.A2" office:value-type="string">
            <text:p text:style-name="P18"><text:span text:style-name="Strong_20_Emphasis"><text:span text:style-name="T7">Количество пользователей</text:span></text:span></text:p>
          </table:table-cell>
          <table:table-cell table:style-name="Таблица96.A2" office:value-type="string">
            <text:p text:style-name="P20">Десятки-сотни</text:p>
          </table:table-cell>
          <table:table-cell table:style-name="Таблица96.A2" office:value-type="string">
            <text:p text:style-name="P20">Единицы-десятки</text:p>
          </table:table-cell>
          <table:table-cell table:style-name="Таблица96.A2" office:value-type="string">
            <text:p text:style-name="P20">Десятки</text:p>
          </table:table-cell>
          <table:table-cell table:style-name="Таблица96.A2" office:value-type="string">
            <text:p text:style-name="P20">Десятки (операторы), тысячи (клиенты)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Требования к надежности</text:span></text:span></text:p>
          </table:table-cell>
          <table:table-cell table:style-name="Таблица96.A2" office:value-type="string">
            <text:p text:style-name="P20">Очень высокие</text:p>
          </table:table-cell>
          <table:table-cell table:style-name="Таблица96.A2" office:value-type="string">
            <text:p text:style-name="P20">Критические</text:p>
          </table:table-cell>
          <table:table-cell table:style-name="Таблица96.A2" office:value-type="string">
            <text:p text:style-name="P20">Высокие</text:p>
          </table:table-cell>
          <table:table-cell table:style-name="Таблица96.A2" office:value-type="string">
            <text:p text:style-name="P20">Высокие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Требования к производительности</text:span></text:span></text:p>
          </table:table-cell>
          <table:table-cell table:style-name="Таблица96.A2" office:value-type="string">
            <text:p text:style-name="P20">Высокие</text:p>
          </table:table-cell>
          <table:table-cell table:style-name="Таблица96.A2" office:value-type="string">
            <text:p text:style-name="P20">Очень высокие (реальное время)</text:p>
          </table:table-cell>
          <table:table-cell table:style-name="Таблица96.A2" office:value-type="string">
            <text:p text:style-name="P20">Средние</text:p>
          </table:table-cell>
          <table:table-cell table:style-name="Таблица96.A2" office:value-type="string">
            <text:p text:style-name="P20">Средние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Объем данных</text:span></text:span></text:p>
          </table:table-cell>
          <table:table-cell table:style-name="Таблица96.A2" office:value-type="string">
            <text:p text:style-name="P20">Очень большой</text:p>
          </table:table-cell>
          <table:table-cell table:style-name="Таблица96.A2" office:value-type="string">
            <text:p text:style-name="P20">Большой (постоянный поток)</text:p>
          </table:table-cell>
          <table:table-cell table:style-name="Таблица96.A2" office:value-type="string">
            <text:p text:style-name="P20">Средний</text:p>
          </table:table-cell>
          <table:table-cell table:style-name="Таблица96.A2" office:value-type="string">
            <text:p text:style-name="P20">Средний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Сложность структуры данных</text:span></text:span></text:p>
          </table:table-cell>
          <table:table-cell table:style-name="Таблица96.A2" office:value-type="string">
            <text:p text:style-name="P20">Очень высокая</text:p>
          </table:table-cell>
          <table:table-cell table:style-name="Таблица96.A2" office:value-type="string">
            <text:p text:style-name="P20">Средняя</text:p>
          </table:table-cell>
          <table:table-cell table:style-name="Таблица96.A2" office:value-type="string">
            <text:p text:style-name="P20">Средняя</text:p>
          </table:table-cell>
          <table:table-cell table:style-name="Таблица96.A2" office:value-type="string">
            <text:p text:style-name="P20">Средняя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Интеграция с другими системами</text:span></text:span></text:p>
          </table:table-cell>
          <table:table-cell table:style-name="Таблица96.A2" office:value-type="string">
            <text:p text:style-name="P20">Критически важна</text:p>
          </table:table-cell>
          <table:table-cell table:style-name="Таблица96.A2" office:value-type="string">
            <text:p text:style-name="P20">Критически важна</text:p>
          </table:table-cell>
          <table:table-cell table:style-name="Таблица96.A2" office:value-type="string">
            <text:p text:style-name="P20">Важна</text:p>
          </table:table-cell>
          <table:table-cell table:style-name="Таблица96.A2" office:value-type="string">
            <text:p text:style-name="P20">Важна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Мобильность</text:span></text:span></text:p>
          </table:table-cell>
          <table:table-cell table:style-name="Таблица96.A2" office:value-type="string">
            <text:p text:style-name="P20">Средняя</text:p>
          </table:table-cell>
          <table:table-cell table:style-name="Таблица96.A2" office:value-type="string">
            <text:p text:style-name="P20">Низкая</text:p>
          </table:table-cell>
          <table:table-cell table:style-name="Таблица96.A2" office:value-type="string">
            <text:p text:style-name="P20">Низкая</text:p>
          </table:table-cell>
          <table:table-cell table:style-name="Таблица96.A2" office:value-type="string">
            <text:p text:style-name="P20">Высокая (для клиентов)</text:p>
          </table:table-cell>
        </table:table-row>
        <table:table-row>
          <table:table-cell table:style-name="Таблица96.A2" office:value-type="string">
            <text:p text:style-name="P18"><text:span text:style-name="Strong_20_Emphasis"><text:span text:style-name="T7">Специфические требования</text:span></text:span></text:p>
          </table:table-cell>
          <table:table-cell table:style-name="Таблица96.A2" office:value-type="string">
            <text:p text:style-name="P20">Соответствие законодательству</text:p>
          </table:table-cell>
          <table:table-cell table:style-name="Таблица96.A2" office:value-type="string">
            <text:p text:style-name="P20">Устойчивость к сбоям, работа 24/7</text:p>
          </table:table-cell>
          <table:table-cell table:style-name="Таблица96.A2" office:value-type="string">
            <text:p text:style-name="P20">Налоговая отчетность, печать документов</text:p>
          </table:table-cell>
          <table:table-cell table:style-name="Таблица96.A2" office:value-type="string">
            <text:p text:style-name="P19">База знаний, самообслуживание, SLA</text:p>
          </table:table-cell>
        </table:table-row>
      </table:table>
      <text:h text:style-name="P5" text:outline-level="3">10. Выводы</text:h>
      <text:list text:style-name="L49">
        <text:list-item>
          <text:p text:style-name="P60"><text:span text:style-name="Strong_20_Emphasis"><text:span text:style-name="T14">Комплексный подход к построению ИС</text:span></text:span><text:span text:style-name="T15"> означает, что система не может состоять только из программного обеспечения. Необходимы также:</text:span></text:p>
          <text:list>
            <text:list-item>
              <text:p text:style-name="P125">Данные и способы их организации (информационное обеспечение);</text:p>
            </text:list-item>
            <text:list-item>
              <text:p text:style-name="P125">Оборудование для работы ПО (техническое обеспечение);</text:p>
            </text:list-item>
            <text:list-item>
              <text:p text:style-name="P125">Регламенты и инструкции для пользователей (организационное обеспечение);</text:p>
            </text:list-item>
            <text:list-item>
              <text:p text:style-name="P125">Методические материалы для обучения (методическое обеспечение);</text:p>
            </text:list-item>
            <text:list-item>
              <text:p text:style-name="P125">Правовая база (правовое обеспечение).</text:p>
            </text:list-item>
          </text:list>
        </text:list-item>
        <text:list-item>
          <text:p text:style-name="P61"><text:span text:style-name="Strong_20_Emphasis"><text:span text:style-name="T14">Взаимосвязь компонентов</text:span></text:span><text:span text:style-name="T15"> обеспечивает целостность системы. Изменение в одном компоненте влечет изменения в других (например, новое оборудование может потребовать обновления ПО, изменение законодательства — доработки информационного обеспечения).</text:span></text:p>
        </text:list-item>
        <text:list-item>
          <text:p text:style-name="P60"><text:soft-page-break/><text:span text:style-name="Strong_20_Emphasis"><text:span text:style-name="T14">Различные виды АИС</text:span></text:span><text:span text:style-name="T15"> имеют существенные различия в:</text:span></text:p>
          <text:list>
            <text:list-item>
              <text:p text:style-name="P61"><text:span text:style-name="Strong_20_Emphasis"><text:span text:style-name="T14">Информационном обеспечении</text:span></text:span><text:span text:style-name="T15"> (структура данных, объемы, требования к целостности);</text:span></text:p>
            </text:list-item>
            <text:list-item>
              <text:p text:style-name="P61"><text:span text:style-name="Strong_20_Emphasis"><text:span text:style-name="T14">Программном обеспечении</text:span></text:span><text:span text:style-name="T15"> (архитектура, технологии, языки программирования);</text:span></text:p>
            </text:list-item>
            <text:list-item>
              <text:p text:style-name="P61"><text:span text:style-name="Strong_20_Emphasis"><text:span text:style-name="T14">Техническом обеспечении</text:span></text:span><text:span text:style-name="T15"> (мощности, надежность, специализированное оборудование).</text:span></text:p>
            </text:list-item>
          </text:list>
        </text:list-item>
        <text:list-item>
          <text:p text:style-name="P60"><text:span text:style-name="Strong_20_Emphasis"><text:span text:style-name="T14">Для АИС «Система регистрации заявок пользователей»</text:span></text:span><text:span text:style-name="T15"> характерны:</text:span></text:p>
          <text:list>
            <text:list-item>
              <text:p text:style-name="P61"><text:span text:style-name="Strong_20_Emphasis"><text:span text:style-name="T14">Информационное обеспечение:</text:span></text:span><text:span text:style-name="T15"> реляционная БД со средним объемом данных, файловое хранилище для вложений, база знаний с поиском;</text:span></text:p>
            </text:list-item>
            <text:list-item>
              <text:p text:style-name="P61"><text:span text:style-name="Strong_20_Emphasis"><text:span text:style-name="T14">Программное обеспечение:</text:span></text:span><text:span text:style-name="T15"> клиент-серверная архитектура, C#/.NET, десктоп-приложение для операторов, веб-интерфейс для клиентов;</text:span></text:p>
            </text:list-item>
            <text:list-item>
              <text:p text:style-name="P61"><text:span text:style-name="Strong_20_Emphasis"><text:span text:style-name="T14">Техническое обеспечение:</text:span></text:span><text:span text:style-name="T15"> сервер средней мощности, рабочие станции операторов, стандартная ЛВС, доступ в интернет.</text:span></text:p>
            </text:list-item>
          </text:list>
        </text:list-item>
        <text:list-item>
          <text:p text:style-name="P60"><text:span text:style-name="Strong_20_Emphasis"><text:span text:style-name="T14">Понимание структуры ИС и особенностей различных видов АИС</text:span></text:span><text:span text:style-name="T15"> необходимо для:</text:span></text:p>
          <text:list>
            <text:list-item>
              <text:p text:style-name="P125">Правильного проектирования системы;</text:p>
            </text:list-item>
            <text:list-item>
              <text:p text:style-name="P125">Выбора адекватных технологий и оборудования;</text:p>
            </text:list-item>
            <text:list-item>
              <text:p text:style-name="P125">Организации эффективного сопровождения;</text:p>
            </text:list-item>
            <text:list-item>
              <text:p text:style-name="P125">Планирования развития и модернизации.</text:p>
            </text:list-item>
          </text:list>
        </text:list-item>
      </text:list>
      <text:p text:style-name="P17"/>
      <text:h text:style-name="P3" text:outline-level="2">№<text:span text:style-name="T2">19: ВЫЯВЛЕНИЕ ОСОБЕННОСТЕЙ СОПРОВОЖДЕНИЯ ИС УПРАВЛЕНИЯ КАЧЕСТВОМ, ТЕХНИЧЕСКОЙ И ТЕХНОЛОГИЧЕСКОЙ ПОДГОТОВКИ ПРОИЗВОДСТВА</text:span></text:h>
      <text:h text:style-name="P5" text:outline-level="3">1. Изучение ИС управления качеством (QMS)</text:h>
      <text:p text:style-name="P34"><text:span text:style-name="Strong_20_Emphasis"><text:span text:style-name="T14">ИС управления качеством (Quality Management System, QMS)</text:span></text:span><text:span text:style-name="T15"> — это информационная система, предназначенная для автоматизации процессов управления качеством продукции или услуг, контроля соответствия стандартам, учета и анализа несоответствий, управления документацией по качеству.</text:span></text:p>
      <text:p text:style-name="P34"><text:span text:style-name="Strong_20_Emphasis"><text:span text:style-name="T14">Назначение ИС управления качеством:</text:span></text:span></text:p>
      <text:list text:style-name="L50">
        <text:list-item>
          <text:p text:style-name="P126">Обеспечение соответствия продукции/услуг требованиям стандартов (ISO 9001, ГОСТ и др.);</text:p>
        </text:list-item>
        <text:list-item>
          <text:p text:style-name="P126">Снижение количества дефектов и несоответствий;</text:p>
        </text:list-item>
        <text:list-item>
          <text:p text:style-name="P126">Повышение удовлетворенности потребителей;</text:p>
        </text:list-item>
        <text:list-item>
          <text:p text:style-name="P126">Управление процессами контроля качества;</text:p>
        </text:list-item>
        <text:list-item>
          <text:p text:style-name="P126">Документирование и анализ данных о качестве;</text:p>
        </text:list-item>
        <text:list-item>
          <text:p text:style-name="P126">Обеспечение прослеживаемости продукции.</text:p>
        </text:list-item>
      </text:list>
      <text:h text:style-name="P5" text:outline-level="3">2. Функции ИС управления качеством</text:h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header-rows>
          <table:table-row>
            <table:table-cell table:style-name="Таблица97.A1" office:value-type="string">
              <text:p text:style-name="P30">Функция</text:p>
            </table:table-cell>
            <table:table-cell table:style-name="Таблица97.A1" office:value-type="string">
              <text:p text:style-name="P30">Описание</text:p>
            </table:table-cell>
            <table:table-cell table:style-name="Таблица97.A1" office:value-type="string">
              <text:p text:style-name="P30">Примеры</text:p>
            </table:table-cell>
          </table:table-row>
        </table:table-header-rows>
        <table:table-row>
          <table:table-cell table:style-name="Таблица97.A2" office:value-type="string">
            <text:p text:style-name="P18"><text:span text:style-name="Strong_20_Emphasis"><text:span text:style-name="T7">Учет показателей качества</text:span></text:span></text:p>
          </table:table-cell>
          <table:table-cell table:style-name="Таблица97.A2" office:value-type="string">
            <text:p text:style-name="P20">Сбор и хранение данных о качестве продукции, процессов</text:p>
          </table:table-cell>
          <table:table-cell table:style-name="Таблица97.A2" office:value-type="string">
            <text:p text:style-name="P20">- Результаты измерений<text:line-break/>- Данные контроля<text:line-break/>- Показатели брака</text:p>
          </table:table-cell>
        </table:table-row>
        <table:table-row>
          <table:table-cell table:style-name="Таблица97.A2" office:value-type="string">
            <text:p text:style-name="P18"><text:span text:style-name="Strong_20_Emphasis"><text:span text:style-name="T7">Контроль соответствия стандартам</text:span></text:span></text:p>
          </table:table-cell>
          <table:table-cell table:style-name="Таблица97.A2" office:value-type="string">
            <text:p text:style-name="P20">Проверка соответствия продукции и процессов требованиям</text:p>
          </table:table-cell>
          <table:table-cell table:style-name="Таблица97.A2" office:value-type="string">
            <text:p text:style-name="P20">- Проверка по чек-листам<text:line-break/>- Контроль допусков<text:line-break/>- Валидация процессов</text:p>
          </table:table-cell>
        </table:table-row>
        <table:table-row>
          <table:table-cell table:style-name="Таблица97.A2" office:value-type="string">
            <text:p text:style-name="P18"><text:span text:style-name="Strong_20_Emphasis"><text:span text:style-name="T7">Управление несоответствиями</text:span></text:span></text:p>
          </table:table-cell>
          <table:table-cell table:style-name="Таблица97.A2" office:value-type="string">
            <text:p text:style-name="P20">Регистрация и обработка несоответствий, брака, рекламаций</text:p>
          </table:table-cell>
          <table:table-cell table:style-name="Таблица97.A2" office:value-type="string">
            <text:p text:style-name="P20">- Акт о браке<text:line-break/>- Корректирующие действия<text:line-break/><text:soft-page-break/>- Анализ причин</text:p>
          </table:table-cell>
        </table:table-row>
        <table:table-row>
          <table:table-cell table:style-name="Таблица97.A2" office:value-type="string">
            <text:p text:style-name="P18"><text:span text:style-name="Strong_20_Emphasis"><text:span text:style-name="T7">Управление документацией</text:span></text:span></text:p>
          </table:table-cell>
          <table:table-cell table:style-name="Таблица97.A2" office:value-type="string">
            <text:p text:style-name="P20">Ведение документов системы качества</text:p>
          </table:table-cell>
          <table:table-cell table:style-name="Таблица97.A2" office:value-type="string">
            <text:p text:style-name="P20">- Политики и процедуры<text:line-break/>- Инструкции<text:line-break/>- Записи по качеству</text:p>
          </table:table-cell>
        </table:table-row>
        <table:table-row>
          <table:table-cell table:style-name="Таблица97.A2" office:value-type="string">
            <text:p text:style-name="P18"><text:span text:style-name="Strong_20_Emphasis"><text:span text:style-name="T7">Аудит</text:span></text:span></text:p>
          </table:table-cell>
          <table:table-cell table:style-name="Таблица97.A2" office:value-type="string">
            <text:p text:style-name="P20">Планирование и проведение внутренних и внешних аудитов</text:p>
          </table:table-cell>
          <table:table-cell table:style-name="Таблица97.A2" office:value-type="string">
            <text:p text:style-name="P20">- Планы аудитов<text:line-break/>- Чек-листы<text:line-break/>- Отчеты по аудитам</text:p>
          </table:table-cell>
        </table:table-row>
        <table:table-row>
          <table:table-cell table:style-name="Таблица97.A2" office:value-type="string">
            <text:p text:style-name="P18"><text:span text:style-name="Strong_20_Emphasis"><text:span text:style-name="T7">Анализ данных</text:span></text:span></text:p>
          </table:table-cell>
          <table:table-cell table:style-name="Таблица97.A2" office:value-type="string">
            <text:p text:style-name="P20">Статистический анализ показателей качества</text:p>
          </table:table-cell>
          <table:table-cell table:style-name="Таблица97.A2" office:value-type="string">
            <text:p text:style-name="P20">- Контрольные карты<text:line-break/>- Диаграммы Парето<text:line-break/>- Тренды</text:p>
          </table:table-cell>
        </table:table-row>
        <table:table-row>
          <table:table-cell table:style-name="Таблица97.A2" office:value-type="string">
            <text:p text:style-name="P18"><text:span text:style-name="Strong_20_Emphasis"><text:span text:style-name="T7">Управление корректирующими и предупреждающими действиями</text:span></text:span></text:p>
          </table:table-cell>
          <table:table-cell table:style-name="Таблица97.A2" office:value-type="string">
            <text:p text:style-name="P20">Планирование и контроль мероприятий по улучшению</text:p>
          </table:table-cell>
          <table:table-cell table:style-name="Таблица97.A2" office:value-type="string">
            <text:p text:style-name="P19">- Планы действий<text:line-break/>- Отслеживание выполнения<text:line-break/>- Оценка эффективности</text:p>
          </table:table-cell>
        </table:table-row>
      </table:table>
      <text:h text:style-name="P5" text:outline-level="3">3. Особенности сопровождения ИС управления качеством</text:h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/>
        <table:table-header-rows>
          <table:table-row>
            <table:table-cell table:style-name="Таблица98.A1" office:value-type="string">
              <text:p text:style-name="P30">Особенность</text:p>
            </table:table-cell>
            <table:table-cell table:style-name="Таблица98.A1" office:value-type="string">
              <text:p text:style-name="P30">Описание</text:p>
            </table:table-cell>
            <table:table-cell table:style-name="Таблица98.A1" office:value-type="string">
              <text:p text:style-name="P30">Влияние на сопровождение</text:p>
            </table:table-cell>
          </table:table-row>
        </table:table-header-rows>
        <table:table-row>
          <table:table-cell table:style-name="Таблица98.A2" office:value-type="string">
            <text:p text:style-name="P18"><text:span text:style-name="Strong_20_Emphasis"><text:span text:style-name="T7">Высокие требования к достоверности данных</text:span></text:span></text:p>
          </table:table-cell>
          <table:table-cell table:style-name="Таблица98.A2" office:value-type="string">
            <text:p text:style-name="P20">Данные о качестве используются для принятия важных решений, подтверждения соответствия</text:p>
          </table:table-cell>
          <table:table-cell table:style-name="Таблица98.A2" office:value-type="string">
            <text:p text:style-name="P20">- Тщательное тестирование обновлений<text:line-break/>- Контроль целостности данных<text:line-break/>- Аудит изменений</text:p>
          </table:table-cell>
        </table:table-row>
        <table:table-row>
          <table:table-cell table:style-name="Таблица98.A2" office:value-type="string">
            <text:p text:style-name="P18"><text:span text:style-name="Strong_20_Emphasis"><text:span text:style-name="T7">Соответствие стандартам (ISO 9001 и др.)</text:span></text:span></text:p>
          </table:table-cell>
          <table:table-cell table:style-name="Таблица98.A2" office:value-type="string">
            <text:p text:style-name="P20">Система должна поддерживать требования стандартов, проходить сертификацию</text:p>
          </table:table-cell>
          <table:table-cell table:style-name="Таблица98.A2" office:value-type="string">
            <text:p text:style-name="P20">- Обновления должны учитывать изменения стандартов<text:line-break/>- Документирование изменений<text:line-break/>- Валидация после обновлений</text:p>
          </table:table-cell>
        </table:table-row>
        <text:soft-page-break/>
        <table:table-row>
          <table:table-cell table:style-name="Таблица98.A2" office:value-type="string">
            <text:p text:style-name="P18"><text:span text:style-name="Strong_20_Emphasis"><text:span text:style-name="T7">Необходимость ведения истории изменений</text:span></text:span></text:p>
          </table:table-cell>
          <table:table-cell table:style-name="Таблица98.A2" office:value-type="string">
            <text:p text:style-name="P20">Все изменения в системе качества должны быть прослеживаемы</text:p>
          </table:table-cell>
          <table:table-cell table:style-name="Таблица98.A2" office:value-type="string">
            <text:p text:style-name="P20">- Полное журналирование<text:line-break/>- Невозможность удаления записей<text:line-break/>- Электронная подпись</text:p>
          </table:table-cell>
        </table:table-row>
        <table:table-row>
          <table:table-cell table:style-name="Таблица98.A2" office:value-type="string">
            <text:p text:style-name="P18"><text:span text:style-name="Strong_20_Emphasis"><text:span text:style-name="T7">Интеграция с производственными системами</text:span></text:span></text:p>
          </table:table-cell>
          <table:table-cell table:style-name="Таблица98.A2" office:value-type="string">
            <text:p text:style-name="P20">Данные о качестве поступают из производственного оборудования, MES-систем</text:p>
          </table:table-cell>
          <table:table-cell table:style-name="Таблица98.A2" office:value-type="string">
            <text:p text:style-name="P20">- Тестирование интеграций<text:line-break/>- Синхронизация данных<text:line-break/>- Контроль простоя</text:p>
          </table:table-cell>
        </table:table-row>
        <table:table-row>
          <table:table-cell table:style-name="Таблица98.A2" office:value-type="string">
            <text:p text:style-name="P18"><text:span text:style-name="Strong_20_Emphasis"><text:span text:style-name="T7">Разграничение доступа и ответственности</text:span></text:span></text:p>
          </table:table-cell>
          <table:table-cell table:style-name="Таблица98.A2" office:value-type="string">
            <text:p text:style-name="P20">Четкое разделение прав на создание, утверждение, просмотр данных</text:p>
          </table:table-cell>
          <table:table-cell table:style-name="Таблица98.A2" office:value-type="string">
            <text:p text:style-name="P20">- Настройка прав доступа<text:line-break/>- Поддержка ролевой модели<text:line-break/>- Аудит действий</text:p>
          </table:table-cell>
        </table:table-row>
        <table:table-row>
          <table:table-cell table:style-name="Таблица98.A2" office:value-type="string">
            <text:p text:style-name="P18"><text:span text:style-name="Strong_20_Emphasis"><text:span text:style-name="T7">Регламентированные сроки хранения</text:span></text:span></text:p>
          </table:table-cell>
          <table:table-cell table:style-name="Таблица98.A2" office:value-type="string">
            <text:p text:style-name="P20">Данные о качестве должны храниться длительное время</text:p>
          </table:table-cell>
          <table:table-cell table:style-name="Таблица98.A2" office:value-type="string">
            <text:p text:style-name="P19">- Управление архивами<text:line-break/>- Политика резервного копирования<text:line-break/>- Миграция данных</text:p>
          </table:table-cell>
        </table:table-row>
      </table:table>
      <text:h text:style-name="P5" text:outline-level="3">4. Риски при сопровождении ИС управления качеством</text:h>
      <table:table table:name="Таблица99" table:style-name="Таблица99">
        <table:table-column table:style-name="Таблица99.A"/>
        <table:table-column table:style-name="Таблица99.B"/>
        <table:table-column table:style-name="Таблица99.C"/>
        <table:table-header-rows>
          <table:table-row>
            <table:table-cell table:style-name="Таблица99.A1" office:value-type="string">
              <text:p text:style-name="P30">Риск</text:p>
            </table:table-cell>
            <table:table-cell table:style-name="Таблица99.A1" office:value-type="string">
              <text:p text:style-name="P30">Последствия</text:p>
            </table:table-cell>
            <table:table-cell table:style-name="Таблица99.A1" office:value-type="string">
              <text:p text:style-name="P30">Меры предотвращения</text:p>
            </table:table-cell>
          </table:table-row>
        </table:table-header-rows>
        <table:table-row>
          <table:table-cell table:style-name="Таблица99.A2" office:value-type="string">
            <text:p text:style-name="P18"><text:span text:style-name="Strong_20_Emphasis"><text:span text:style-name="T7">Потеря данных о качестве</text:span></text:span></text:p>
          </table:table-cell>
          <table:table-cell table:style-name="Таблица99.A2" office:value-type="string">
            <text:p text:style-name="P20">Невозможность подтвердить соответствие, доказать качество</text:p>
          </table:table-cell>
          <table:table-cell table:style-name="Таблица99.A2" office:value-type="string">
            <text:p text:style-name="P20">- Многоуровневое резервное копирование<text:line-break/>- Репликация данных<text:line-break/>- Регулярные проверки восстановления</text:p>
          </table:table-cell>
        </table:table-row>
        <table:table-row>
          <table:table-cell table:style-name="Таблица99.A2" office:value-type="string">
            <text:p text:style-name="P18"><text:span text:style-name="Strong_20_Emphasis"><text:span text:style-name="T7">Некорректные данные из-за ошибок ПО</text:span></text:span></text:p>
          </table:table-cell>
          <table:table-cell table:style-name="Таблица99.A2" office:value-type="string">
            <text:p text:style-name="P20">Неверные решения, ложные заключения о качестве</text:p>
          </table:table-cell>
          <table:table-cell table:style-name="Таблица99.A2" office:value-type="string">
            <text:p text:style-name="P20">- Тщательное тестирование<text:line-break/>- Валидация данных<text:line-break/>- Контроль целостности</text:p>
          </table:table-cell>
        </table:table-row>
        <table:table-row>
          <table:table-cell table:style-name="Таблица99.A2" office:value-type="string">
            <text:p text:style-name="P18"><text:span text:style-name="Strong_20_Emphasis"><text:span text:style-name="T7">Несоответствие изменившимся стандартам</text:span></text:span></text:p>
          </table:table-cell>
          <table:table-cell table:style-name="Таблица99.A2" office:value-type="string">
            <text:p text:style-name="P20">Потеря сертификации, несоответствие требованиям</text:p>
          </table:table-cell>
          <table:table-cell table:style-name="Таблица99.A2" office:value-type="string">
            <text:p text:style-name="P20">- Мониторинг изменений стандартов<text:line-break/>- Своевременные обновления<text:line-break/>- Аудит соответствия</text:p>
          </table:table-cell>
        </table:table-row>
        <text:soft-page-break/>
        <table:table-row>
          <table:table-cell table:style-name="Таблица99.A2" office:value-type="string">
            <text:p text:style-name="P18"><text:span text:style-name="Strong_20_Emphasis"><text:span text:style-name="T7">Сбои в интеграции с производством</text:span></text:span></text:p>
          </table:table-cell>
          <table:table-cell table:style-name="Таблица99.A2" office:value-type="string">
            <text:p text:style-name="P20">Остановка контроля качества, простой</text:p>
          </table:table-cell>
          <table:table-cell table:style-name="Таблица99.A2" office:value-type="string">
            <text:p text:style-name="P20">- Мониторинг интеграций<text:line-break/>- Резервные каналы передачи<text:line-break/>- Быстрое восстановление</text:p>
          </table:table-cell>
        </table:table-row>
        <table:table-row>
          <table:table-cell table:style-name="Таблица99.A2" office:value-type="string">
            <text:p text:style-name="P18"><text:span text:style-name="Strong_20_Emphasis"><text:span text:style-name="T7">Несанкционированный доступ к данным</text:span></text:span></text:p>
          </table:table-cell>
          <table:table-cell table:style-name="Таблица99.A2" office:value-type="string">
            <text:p text:style-name="P20">Фальсификация данных, утечка информации</text:p>
          </table:table-cell>
          <table:table-cell table:style-name="Таблица99.A2" office:value-type="string">
            <text:p text:style-name="P19">- Строгое разграничение доступа<text:line-break/>- Электронная подпись<text:line-break/>- Журналирование</text:p>
          </table:table-cell>
        </table:table-row>
      </table:table>
      <text:h text:style-name="P5" text:outline-level="3">5. Изучение ИС технической и технологической подготовки производства (ТПП)</text:h>
      <text:p text:style-name="P34"><text:span text:style-name="Strong_20_Emphasis"><text:span text:style-name="T14">ИС ТПП (технической и технологической подготовки производства)</text:span></text:span><text:span text:style-name="T15"> — это информационная система, обеспечивающая автоматизацию процессов подготовки производства, включая разработку технологических процессов, проектирование оснастки, нормирование, управление конструкторской и технологической документацией.</text:span></text:p>
      <text:p text:style-name="P34"><text:span text:style-name="Strong_20_Emphasis"><text:span text:style-name="T14">Назначение ИС ТПП:</text:span></text:span></text:p>
      <text:list text:style-name="L51">
        <text:list-item>
          <text:p text:style-name="P127">Сокращение времени подготовки производства;</text:p>
        </text:list-item>
        <text:list-item>
          <text:p text:style-name="P127">Повышение качества технологических процессов;</text:p>
        </text:list-item>
        <text:list-item>
          <text:p text:style-name="P127">Обеспечение технологичности конструкций;</text:p>
        </text:list-item>
        <text:list-item>
          <text:p text:style-name="P127">Управление технологической документацией;</text:p>
        </text:list-item>
        <text:list-item>
          <text:p text:style-name="P127">Нормирование расхода материалов и труда;</text:p>
        </text:list-item>
        <text:list-item>
          <text:p text:style-name="P127">Интеграция с CAD/CAM/PDM системами.</text:p>
        </text:list-item>
      </text:list>
      <text:h text:style-name="P5" text:outline-level="3">6. Функции ИС ТПП</text:h>
      <table:table table:name="Таблица100" table:style-name="Таблица100">
        <table:table-column table:style-name="Таблица100.A"/>
        <table:table-column table:style-name="Таблица100.B"/>
        <table:table-column table:style-name="Таблица100.C"/>
        <table:table-header-rows>
          <table:table-row>
            <table:table-cell table:style-name="Таблица100.A1" office:value-type="string">
              <text:p text:style-name="P30">Функция</text:p>
            </table:table-cell>
            <table:table-cell table:style-name="Таблица100.A1" office:value-type="string">
              <text:p text:style-name="P30">Описание</text:p>
            </table:table-cell>
            <table:table-cell table:style-name="Таблица100.A1" office:value-type="string">
              <text:p text:style-name="P30">Примеры</text:p>
            </table:table-cell>
          </table:table-row>
        </table:table-header-rows>
        <table:table-row>
          <table:table-cell table:style-name="Таблица100.A2" office:value-type="string">
            <text:p text:style-name="P18"><text:span text:style-name="Strong_20_Emphasis"><text:span text:style-name="T7">Разработка технологических процессов</text:span></text:span></text:p>
          </table:table-cell>
          <table:table-cell table:style-name="Таблица100.A2" office:value-type="string">
            <text:p text:style-name="P20">Создание маршрутных и операционных технологических процессов</text:p>
          </table:table-cell>
          <table:table-cell table:style-name="Таблица100.A2" office:value-type="string">
            <text:p text:style-name="P20">- Технологические карты<text:line-break/>- Операции и переходы<text:line-break/>- Режимы обработки</text:p>
          </table:table-cell>
        </table:table-row>
        <table:table-row>
          <table:table-cell table:style-name="Таблица100.A2" office:value-type="string">
            <text:p text:style-name="P18"><text:span text:style-name="Strong_20_Emphasis"><text:span text:style-name="T7">Управление </text:span></text:span><text:soft-page-break/><text:span text:style-name="Strong_20_Emphasis"><text:span text:style-name="T7">документацией</text:span></text:span></text:p>
          </table:table-cell>
          <table:table-cell table:style-name="Таблица100.A2" office:value-type="string">
            <text:p text:style-name="P20">Хранение и версионирование <text:soft-page-break/>технологической документации</text:p>
          </table:table-cell>
          <table:table-cell table:style-name="Таблица100.A2" office:value-type="string">
            <text:p text:style-name="P20">- Чертежи<text:line-break/><text:soft-page-break/>- Технологические инструкции<text:line-break/>- Спецификации</text:p>
          </table:table-cell>
        </table:table-row>
        <table:table-row>
          <table:table-cell table:style-name="Таблица100.A2" office:value-type="string">
            <text:p text:style-name="P18"><text:span text:style-name="Strong_20_Emphasis"><text:span text:style-name="T7">Нормирование</text:span></text:span></text:p>
          </table:table-cell>
          <table:table-cell table:style-name="Таблица100.A2" office:value-type="string">
            <text:p text:style-name="P20">Расчет норм времени, расхода материалов</text:p>
          </table:table-cell>
          <table:table-cell table:style-name="Таблица100.A2" office:value-type="string">
            <text:p text:style-name="P20">- Нормы времени на операции<text:line-break/>- Расход материалов<text:line-break/>- Трудоемкость</text:p>
          </table:table-cell>
        </table:table-row>
        <table:table-row>
          <table:table-cell table:style-name="Таблица100.A2" office:value-type="string">
            <text:p text:style-name="P18"><text:span text:style-name="Strong_20_Emphasis"><text:span text:style-name="T7">Проектирование оснастки</text:span></text:span></text:p>
          </table:table-cell>
          <table:table-cell table:style-name="Таблица100.A2" office:value-type="string">
            <text:p text:style-name="P20">Разработка и учет специальной оснастки и инструмента</text:p>
          </table:table-cell>
          <table:table-cell table:style-name="Таблица100.A2" office:value-type="string">
            <text:p text:style-name="P20">- Модели оснастки<text:line-break/>- Учет инструмента<text:line-break/>- Стойкость</text:p>
          </table:table-cell>
        </table:table-row>
        <table:table-row>
          <table:table-cell table:style-name="Таблица100.A2" office:value-type="string">
            <text:p text:style-name="P18"><text:span text:style-name="Strong_20_Emphasis"><text:span text:style-name="T7">Планирование производства</text:span></text:span></text:p>
          </table:table-cell>
          <table:table-cell table:style-name="Таблица100.A2" office:value-type="string">
            <text:p text:style-name="P20">Формирование планов загрузки оборудования</text:p>
          </table:table-cell>
          <table:table-cell table:style-name="Таблица100.A2" office:value-type="string">
            <text:p text:style-name="P20">- Загрузка станков<text:line-break/>- Планы выпуска<text:line-break/>- Очередность запуска</text:p>
          </table:table-cell>
        </table:table-row>
        <table:table-row>
          <table:table-cell table:style-name="Таблица100.A2" office:value-type="string">
            <text:p text:style-name="P18"><text:span text:style-name="Strong_20_Emphasis"><text:span text:style-name="T7">Контроль изменений</text:span></text:span></text:p>
          </table:table-cell>
          <table:table-cell table:style-name="Таблица100.A2" office:value-type="string">
            <text:p text:style-name="P20">Отслеживание изменений в конструкции и технологии</text:p>
          </table:table-cell>
          <table:table-cell table:style-name="Таблица100.A2" office:value-type="string">
            <text:p text:style-name="P20">- Извещения об изменениях<text:line-break/>- Версии документации<text:line-break/>- Согласование</text:p>
          </table:table-cell>
        </table:table-row>
        <table:table-row>
          <table:table-cell table:style-name="Таблица100.A2" office:value-type="string">
            <text:p text:style-name="P18"><text:span text:style-name="Strong_20_Emphasis"><text:span text:style-name="T7">Интеграция с CAD/CAM</text:span></text:span></text:p>
          </table:table-cell>
          <table:table-cell table:style-name="Таблица100.A2" office:value-type="string">
            <text:p text:style-name="P20">Обмен данными с системами проектирования</text:p>
          </table:table-cell>
          <table:table-cell table:style-name="Таблица100.A2" office:value-type="string">
            <text:p text:style-name="P19">- Импорт моделей<text:line-break/>- Генерация управляющих программ<text:line-break/>- Связь с PDM</text:p>
          </table:table-cell>
        </table:table-row>
      </table:table>
      <text:h text:style-name="P5" text:outline-level="3">7. Особенности сопровождения ИС ТПП</text:h>
      <table:table table:name="Таблица101" table:style-name="Таблица101">
        <table:table-column table:style-name="Таблица101.A"/>
        <table:table-column table:style-name="Таблица101.B"/>
        <table:table-column table:style-name="Таблица101.C"/>
        <table:table-header-rows>
          <table:table-row>
            <table:table-cell table:style-name="Таблица101.A1" office:value-type="string">
              <text:p text:style-name="P30">Особенность</text:p>
            </table:table-cell>
            <table:table-cell table:style-name="Таблица101.A1" office:value-type="string">
              <text:p text:style-name="P30">Описание</text:p>
            </table:table-cell>
            <table:table-cell table:style-name="Таблица101.A1" office:value-type="string">
              <text:p text:style-name="P30">Влияние на сопровождение</text:p>
            </table:table-cell>
          </table:table-row>
        </table:table-header-rows>
        <table:table-row>
          <table:table-cell table:style-name="Таблица101.A2" office:value-type="string">
            <text:p text:style-name="P18"><text:span text:style-name="Strong_20_Emphasis"><text:span text:style-name="T7">Высокая сложность структуры данных</text:span></text:span></text:p>
          </table:table-cell>
          <table:table-cell table:style-name="Таблица101.A2" office:value-type="string">
            <text:p text:style-name="P20">Множество взаимосвязанных объектов (детали, операции, переходы, оборудование, оснастка)</text:p>
          </table:table-cell>
          <table:table-cell table:style-name="Таблица101.A2" office:value-type="string">
            <text:p text:style-name="P20">- Сложные запросы к БД<text:line-break/>- Контроль целостности<text:line-break/>- Оптимизация производительности</text:p>
          </table:table-cell>
        </table:table-row>
        <table:table-row>
          <table:table-cell table:style-name="Таблица101.A2" office:value-type="string">
            <text:p text:style-name="P18"><text:span text:style-name="Strong_20_Emphasis"><text:span text:style-name="T7">Тесная связь с оборудованием</text:span></text:span></text:p>
          </table:table-cell>
          <table:table-cell table:style-name="Таблица101.A2" office:value-type="string">
            <text:p text:style-name="P20">Система интегрирована с производственным оборудованием (станки с ЧПУ, измерительные <text:soft-page-break/>машины)</text:p>
          </table:table-cell>
          <table:table-cell table:style-name="Таблица101.A2" office:value-type="string">
            <text:p text:style-name="P20">- Обновления должны учитывать совместимость<text:line-break/>- Тестирование интеграций<text:line-break/><text:soft-page-break/>- Планирование простоев</text:p>
          </table:table-cell>
        </table:table-row>
        <table:table-row>
          <table:table-cell table:style-name="Таблица101.A2" office:value-type="string">
            <text:p text:style-name="P18"><text:span text:style-name="Strong_20_Emphasis"><text:span text:style-name="T7">Необходимость синхронизации с другими ИС</text:span></text:span></text:p>
          </table:table-cell>
          <table:table-cell table:style-name="Таблица101.A2" office:value-type="string">
            <text:p text:style-name="P20">Интеграция с CAD, PDM, ERP, MES</text:p>
          </table:table-cell>
          <table:table-cell table:style-name="Таблица101.A2" office:value-type="string">
            <text:p text:style-name="P20">- Согласованное обновление смежных систем<text:line-break/>- Контроль интерфейсов<text:line-break/>- Тестирование обмена данными</text:p>
          </table:table-cell>
        </table:table-row>
        <table:table-row>
          <table:table-cell table:style-name="Таблица101.A2" office:value-type="string">
            <text:p text:style-name="P18"><text:span text:style-name="Strong_20_Emphasis"><text:span text:style-name="T7">Работа с большими объемами данных</text:span></text:span></text:p>
          </table:table-cell>
          <table:table-cell table:style-name="Таблица101.A2" office:value-type="string">
            <text:p text:style-name="P20">Хранение чертежей, 3D-моделей, больших массивов технологической информации</text:p>
          </table:table-cell>
          <table:table-cell table:style-name="Таблица101.A2" office:value-type="string">
            <text:p text:style-name="P20">- Управление дисковым пространством<text:line-break/>- Резервное копирование больших объемов<text:line-break/>- Архивация</text:p>
          </table:table-cell>
        </table:table-row>
        <table:table-row>
          <table:table-cell table:style-name="Таблица101.A2" office:value-type="string">
            <text:p text:style-name="P18"><text:span text:style-name="Strong_20_Emphasis"><text:span text:style-name="T7">Высокие требования к производительности</text:span></text:span></text:p>
          </table:table-cell>
          <table:table-cell table:style-name="Таблица101.A2" office:value-type="string">
            <text:p text:style-name="P20">Быстрый доступ к данным при планировании и в производстве</text:p>
          </table:table-cell>
          <table:table-cell table:style-name="Таблица101.A2" office:value-type="string">
            <text:p text:style-name="P20">- Оптимизация производительности<text:line-break/>- Мониторинг нагрузки<text:line-break/>- Масштабирование</text:p>
          </table:table-cell>
        </table:table-row>
        <table:table-row>
          <table:table-cell table:style-name="Таблица101.A2" office:value-type="string">
            <text:p text:style-name="P18"><text:span text:style-name="Strong_20_Emphasis"><text:span text:style-name="T7">Длительный жизненный цикл документации</text:span></text:span></text:p>
          </table:table-cell>
          <table:table-cell table:style-name="Таблица101.A2" office:value-type="string">
            <text:p text:style-name="P20">Технологическая документация используется годами, требует контроля версий</text:p>
          </table:table-cell>
          <table:table-cell table:style-name="Таблица101.A2" office:value-type="string">
            <text:p text:style-name="P19">- Управление версиями<text:line-break/>- История изменений<text:line-break/>- Миграция данных</text:p>
          </table:table-cell>
        </table:table-row>
      </table:table>
      <text:h text:style-name="P5" text:outline-level="3">8. Сравнение сопровождения ИС управления качеством и ИС ТПП</text:h>
      <text:p text:style-name="P34"><text:span text:style-name="Strong_20_Emphasis"><text:span text:style-name="T14">Таблица 39 – Сравнение сопровождения ИС управления качеством и ИС ТПП</text:span></text:span></text:p>
      <table:table table:name="Таблица102" table:style-name="Таблица102">
        <table:table-column table:style-name="Таблица102.A"/>
        <table:table-column table:style-name="Таблица102.B"/>
        <table:table-column table:style-name="Таблица102.C"/>
        <table:table-header-rows>
          <table:table-row>
            <table:table-cell table:style-name="Таблица102.A1" office:value-type="string">
              <text:p text:style-name="P30">Критерий</text:p>
            </table:table-cell>
            <table:table-cell table:style-name="Таблица102.A1" office:value-type="string">
              <text:p text:style-name="P30">ИС управления качеством</text:p>
            </table:table-cell>
            <table:table-cell table:style-name="Таблица102.A1" office:value-type="string">
              <text:p text:style-name="P30">ИС ТПП</text:p>
            </table:table-cell>
          </table:table-row>
        </table:table-header-rows>
        <table:table-row>
          <table:table-cell table:style-name="Таблица102.A2" office:value-type="string">
            <text:p text:style-name="P18"><text:span text:style-name="Strong_20_Emphasis"><text:span text:style-name="T7">Основная цель сопровождения</text:span></text:span></text:p>
          </table:table-cell>
          <table:table-cell table:style-name="Таблица102.A2" office:value-type="string">
            <text:p text:style-name="P20">Обеспечение достоверности данных и соответствия стандартам</text:p>
          </table:table-cell>
          <table:table-cell table:style-name="Таблица102.A2" office:value-type="string">
            <text:p text:style-name="P20">Обеспечение доступности и производительности, поддержка интеграций</text:p>
          </table:table-cell>
        </table:table-row>
        <table:table-row>
          <table:table-cell table:style-name="Таблица102.A2" office:value-type="string">
            <text:p text:style-name="P18"><text:span text:style-name="Strong_20_Emphasis"><text:span text:style-name="T7">Критические риски</text:span></text:span></text:p>
          </table:table-cell>
          <table:table-cell table:style-name="Таблица102.A2" office:value-type="string">
            <text:p text:style-name="P20">Потеря данных, несоответствие стандартам, фальсификация</text:p>
          </table:table-cell>
          <table:table-cell table:style-name="Таблица102.A2" office:value-type="string">
            <text:p text:style-name="P20">Простои производства, потеря целостности данных, сбои интеграций</text:p>
          </table:table-cell>
        </table:table-row>
        <text:soft-page-break/>
        <table:table-row>
          <table:table-cell table:style-name="Таблица102.A2" office:value-type="string">
            <text:p text:style-name="P18"><text:span text:style-name="Strong_20_Emphasis"><text:span text:style-name="T7">Приоритетные задачи</text:span></text:span></text:p>
          </table:table-cell>
          <table:table-cell table:style-name="Таблица102.A2" office:value-type="string">
            <text:p text:style-name="P20">- Целостность данных<text:line-break/>- Аудит изменений<text:line-break/>- Соответствие стандартам<text:line-break/>- Долговременное хранение</text:p>
          </table:table-cell>
          <table:table-cell table:style-name="Таблица102.A2" office:value-type="string">
            <text:p text:style-name="P20">- Производительность<text:line-break/>- Интеграции<text:line-break/>- Управление версиями<text:line-break/>- Резервное копирование больших данных</text:p>
          </table:table-cell>
        </table:table-row>
        <table:table-row>
          <table:table-cell table:style-name="Таблица102.A2" office:value-type="string">
            <text:p text:style-name="P18"><text:span text:style-name="Strong_20_Emphasis"><text:span text:style-name="T7">Требования к персоналу</text:span></text:span></text:p>
          </table:table-cell>
          <table:table-cell table:style-name="Таблица102.A2" office:value-type="string">
            <text:p text:style-name="P20">Знание стандартов качества, аудита, статистических методов</text:p>
          </table:table-cell>
          <table:table-cell table:style-name="Таблица102.A2" office:value-type="string">
            <text:p text:style-name="P20">Знание технологий производства, CAD/CAM, оборудования</text:p>
          </table:table-cell>
        </table:table-row>
        <table:table-row>
          <table:table-cell table:style-name="Таблица102.A2" office:value-type="string">
            <text:p text:style-name="P18"><text:span text:style-name="Strong_20_Emphasis"><text:span text:style-name="T7">Частота обновлений</text:span></text:span></text:p>
          </table:table-cell>
          <table:table-cell table:style-name="Таблица102.A2" office:value-type="string">
            <text:p text:style-name="P20">Низкая (стабильность важнее новых функций)</text:p>
          </table:table-cell>
          <table:table-cell table:style-name="Таблица102.A2" office:value-type="string">
            <text:p text:style-name="P20">Средняя (зависит от изменений в производстве)</text:p>
          </table:table-cell>
        </table:table-row>
        <table:table-row>
          <table:table-cell table:style-name="Таблица102.A2" office:value-type="string">
            <text:p text:style-name="P18"><text:span text:style-name="Strong_20_Emphasis"><text:span text:style-name="T7">Интеграции</text:span></text:span></text:p>
          </table:table-cell>
          <table:table-cell table:style-name="Таблица102.A2" office:value-type="string">
            <text:p text:style-name="P20">С производственными системами, ERP</text:p>
          </table:table-cell>
          <table:table-cell table:style-name="Таблица102.A2" office:value-type="string">
            <text:p text:style-name="P20">С CAD, PDM, ERP, MES</text:p>
          </table:table-cell>
        </table:table-row>
        <table:table-row>
          <table:table-cell table:style-name="Таблица102.A2" office:value-type="string">
            <text:p text:style-name="P18"><text:span text:style-name="Strong_20_Emphasis"><text:span text:style-name="T7">Особенности тестирования</text:span></text:span></text:p>
          </table:table-cell>
          <table:table-cell table:style-name="Таблица102.A2" office:value-type="string">
            <text:p text:style-name="P20">Валидация после обновлений, проверка соответствия</text:p>
          </table:table-cell>
          <table:table-cell table:style-name="Таблица102.A2" office:value-type="string">
            <text:p text:style-name="P20">Тестирование интеграций, проверка на тестовых данных</text:p>
          </table:table-cell>
        </table:table-row>
        <table:table-row>
          <table:table-cell table:style-name="Таблица102.A2" office:value-type="string">
            <text:p text:style-name="P18"><text:span text:style-name="Strong_20_Emphasis"><text:span text:style-name="T7">Особенности резервного копирования</text:span></text:span></text:p>
          </table:table-cell>
          <table:table-cell table:style-name="Таблица102.A2" office:value-type="string">
            <text:p text:style-name="P20">Долговременное хранение, невозможность потери</text:p>
          </table:table-cell>
          <table:table-cell table:style-name="Таблица102.A2" office:value-type="string">
            <text:p text:style-name="P20">Большие объемы, быстрое восстановление</text:p>
          </table:table-cell>
        </table:table-row>
        <table:table-row>
          <table:table-cell table:style-name="Таблица102.A2" office:value-type="string">
            <text:p text:style-name="P18"><text:span text:style-name="Strong_20_Emphasis"><text:span text:style-name="T7">Типовые инциденты</text:span></text:span></text:p>
          </table:table-cell>
          <table:table-cell table:style-name="Таблица102.A2" office:value-type="string">
            <text:p text:style-name="P20">- Ошибки в данных<text:line-break/>- Несоответствие отчетов<text:line-break/>- Проблемы с доступом</text:p>
          </table:table-cell>
          <table:table-cell table:style-name="Таблица102.A2" office:value-type="string">
            <text:p text:style-name="P19">- Сбои интеграций<text:line-break/>- Медленная работа<text:line-break/>- Конфликты версий</text:p>
          </table:table-cell>
        </table:table-row>
      </table:table>
      <text:h text:style-name="P5" text:outline-level="3">9. Выводы</text:h>
      <text:list text:style-name="L52">
        <text:list-item>
          <text:p text:style-name="P62"><text:span text:style-name="Strong_20_Emphasis"><text:span text:style-name="T14">Специфика сопровождения ИС управления качеством</text:span></text:span><text:span text:style-name="T15"> определяется:</text:span></text:p>
          <text:list>
            <text:list-item>
              <text:p text:style-name="P128">Высокими требованиями к достоверности и неизменности данных;</text:p>
            </text:list-item>
            <text:list-item>
              <text:p text:style-name="P128">Необходимостью соответствия стандартам (ISO 9001 и др.);</text:p>
            </text:list-item>
            <text:list-item>
              <text:p text:style-name="P128">Важностью аудита и прослеживаемости изменений;</text:p>
            </text:list-item>
            <text:list-item>
              <text:p text:style-name="P128">Длительными сроками хранения данных.</text:p>
            </text:list-item>
          </text:list>
          <text:p text:style-name="P129">Для успешного сопровождения такой ИС необходимы:</text:p>
          <text:list text:continue-numbering="true">
            <text:list-item>
              <text:p text:style-name="P128">Тщательное тестирование перед любыми изменениями;</text:p>
            </text:list-item>
            <text:list-item>
              <text:p text:style-name="P128">Полное журналирование всех действий;</text:p>
            </text:list-item>
            <text:list-item>
              <text:p text:style-name="P128">Многоуровневое резервное копирование;</text:p>
            </text:list-item>
            <text:list-item>
              <text:p text:style-name="P128">Регулярные аудиты соответствия;</text:p>
            </text:list-item>
            <text:list-item>
              <text:p text:style-name="P128">Четкое разграничение прав доступа.</text:p>
            </text:list-item>
          </text:list>
        </text:list-item>
        <text:list-item>
          <text:p text:style-name="P62"><text:soft-page-break/><text:span text:style-name="Strong_20_Emphasis"><text:span text:style-name="T14">Специфика сопровождения ИС ТПП</text:span></text:span><text:span text:style-name="T15"> определяется:</text:span></text:p>
          <text:list>
            <text:list-item>
              <text:p text:style-name="P128">Высокой сложностью данных и их взаимосвязей;</text:p>
            </text:list-item>
            <text:list-item>
              <text:p text:style-name="P128">Тесной интеграцией с производственным оборудованием;</text:p>
            </text:list-item>
            <text:list-item>
              <text:p text:style-name="P128">Необходимостью синхронизации с другими системами;</text:p>
            </text:list-item>
            <text:list-item>
              <text:p text:style-name="P128">Большими объемами данных и требованиями к производительности.</text:p>
            </text:list-item>
          </text:list>
          <text:p text:style-name="P129">Для успешного сопровождения такой ИС необходимы:</text:p>
          <text:list text:continue-numbering="true">
            <text:list-item>
              <text:p text:style-name="P128">Тщательное планирование обновлений с учетом производственных циклов;</text:p>
            </text:list-item>
            <text:list-item>
              <text:p text:style-name="P128">Мониторинг производительности и своевременная оптимизация;</text:p>
            </text:list-item>
            <text:list-item>
              <text:p text:style-name="P128">Управление версиями документации;</text:p>
            </text:list-item>
            <text:list-item>
              <text:p text:style-name="P128">Регулярное резервное копирование больших объемов;</text:p>
            </text:list-item>
            <text:list-item>
              <text:p text:style-name="P128">Тестирование интеграций при любых изменениях.</text:p>
            </text:list-item>
          </text:list>
        </text:list-item>
        <text:list-item>
          <text:p text:style-name="P62"><text:span text:style-name="Strong_20_Emphasis"><text:span text:style-name="T14">Различия в сопровождении различных классов ИС</text:span></text:span><text:span text:style-name="T15"> обусловлены их функциональным назначением, характером данных, требованиями к надежности и производительности. Понимание этих различий позволяет:</text:span></text:p>
          <text:list>
            <text:list-item>
              <text:p text:style-name="P128">Правильно организовать процессы сопровождения;</text:p>
            </text:list-item>
            <text:list-item>
              <text:p text:style-name="P128">Подобрать адекватные инструменты и методы;</text:p>
            </text:list-item>
            <text:list-item>
              <text:p text:style-name="P128">Сформировать команду с необходимыми компетенциями;</text:p>
            </text:list-item>
            <text:list-item>
              <text:p text:style-name="P128">Определить приоритеты и регламенты.</text:p>
            </text:list-item>
          </text:list>
        </text:list-item>
        <text:list-item>
          <text:p text:style-name="P63"><text:span text:style-name="Strong_20_Emphasis"><text:span text:style-name="T14">Для нашей АИС «Система регистрации заявок пользователей»</text:span></text:span><text:span text:style-name="T15"> можно сделать вывод, что по сложности и требованиям она ближе к системам среднего уровня, но некоторые подходы (особенно в части аудита и контроля доступа) могут быть полезны для обеспечения качества обслуживания.</text:span></text:p>
        </text:list-item>
      </text:list>
      <text:p text:style-name="P17"/>
      <text:h text:style-name="P3" text:outline-level="2">№<text:span text:style-name="T2">20: ТЕХНИЧЕСКОЕ СОПРОВОЖДЕНИЕ ИС И КОНСУЛЬТИРОВАНИЕ ПОЛЬЗОВАТЕЛЕЙ В ПРОЦЕССЕ ЭКСПЛУАТАЦИИ</text:span></text:h>
      <text:h text:style-name="P5" text:outline-level="3">1. Изучение понятия пользовательской поддержки</text:h>
      <text:p text:style-name="P34"><text:span text:style-name="Strong_20_Emphasis"><text:span text:style-name="T14">Пользовательская поддержка (User Support)</text:span></text:span><text:span text:style-name="T15"> — это комплекс мероприятий, направленных на оказание помощи пользователям информационной системы в процессе ее эксплуатации, включая консультирование, обучение, решение проблем и сбор обратной связи.</text:span></text:p>
      <text:p text:style-name="P34"><text:span text:style-name="Strong_20_Emphasis"><text:span text:style-name="T14">Задачи технической поддержки и консультирования:</text:span></text:span></text:p>
      <text:list text:style-name="L53">
        <text:list-item>
          <text:p text:style-name="P130">Помощь пользователям в освоении системы;</text:p>
        </text:list-item>
        <text:list-item>
          <text:p text:style-name="P130">Оперативное решение возникающих проблем;</text:p>
        </text:list-item>
        <text:list-item>
          <text:p text:style-name="P130">Снижение количества ошибок при работе;</text:p>
        </text:list-item>
        <text:list-item>
          <text:p text:style-name="P130">Повышение удовлетворенности пользователей;</text:p>
        </text:list-item>
        <text:list-item>
          <text:p text:style-name="P130">Сбор информации о проблемах для улучшения системы;</text:p>
        </text:list-item>
        <text:list-item>
          <text:p text:style-name="P130">Обеспечение непрерывности бизнес-процессов.</text:p>
        </text:list-item>
      </text:list>
      <text:h text:style-name="P5" text:outline-level="3">2. Виды обращений пользователей</text:h>
      <text:p text:style-name="P34"><text:span text:style-name="Strong_20_Emphasis"><text:span text:style-name="T14">Таблица 40 – Основные виды обращений пользователей</text:span></text:span></text:p>
      <table:table table:name="Таблица103" table:style-name="Таблица103">
        <table:table-column table:style-name="Таблица103.A"/>
        <table:table-column table:style-name="Таблица103.B"/>
        <table:table-column table:style-name="Таблица103.C"/>
        <table:table-column table:style-name="Таблица103.D"/>
        <table:table-header-rows>
          <table:table-row>
            <table:table-cell table:style-name="Таблица103.A1" office:value-type="string">
              <text:p text:style-name="P30">Вид обращения</text:p>
            </table:table-cell>
            <table:table-cell table:style-name="Таблица103.A1" office:value-type="string">
              <text:p text:style-name="P30">Описание</text:p>
            </table:table-cell>
            <table:table-cell table:style-name="Таблица103.A1" office:value-type="string">
              <text:p text:style-name="P30">Примеры</text:p>
            </table:table-cell>
            <table:table-cell table:style-name="Таблица103.A1" office:value-type="string">
              <text:p text:style-name="P30">Типичный ответ</text:p>
            </table:table-cell>
          </table:table-row>
        </table:table-header-rows>
        <table:table-row>
          <table:table-cell table:style-name="Таблица103.A2" office:value-type="string">
            <text:p text:style-name="P18"><text:span text:style-name="Strong_20_Emphasis"><text:span text:style-name="T7">Вопросы по работе с интерфейсом</text:span></text:span></text:p>
          </table:table-cell>
          <table:table-cell table:style-name="Таблица103.A2" office:value-type="string">
            <text:p text:style-name="P20">Пользователь не понимает, как выполнить ту или иную операцию</text:p>
          </table:table-cell>
          <table:table-cell table:style-name="Таблица103.A2" office:value-type="string">
            <text:p text:style-name="P20">"Как создать новую заявку?", "Где найти статистику?"</text:p>
          </table:table-cell>
          <table:table-cell table:style-name="Таблица103.A2" office:value-type="string">
            <text:p text:style-name="P20">Инструкция, пошаговое объяснение, ссылка на руководство</text:p>
          </table:table-cell>
        </table:table-row>
        <table:table-row>
          <table:table-cell table:style-name="Таблица103.A2" office:value-type="string">
            <text:p text:style-name="P18"><text:span text:style-name="Strong_20_Emphasis"><text:span text:style-name="T7">Ошибки при вводе данных</text:span></text:span></text:p>
          </table:table-cell>
          <table:table-cell table:style-name="Таблица103.A2" office:value-type="string">
            <text:p text:style-name="P20">Пользователь неправильно заполняет формы, получает сообщения об ошибках</text:p>
          </table:table-cell>
          <table:table-cell table:style-name="Таблица103.A2" office:value-type="string">
            <text:p text:style-name="P20">"Не принимает номер телефона", "Ошибка при сохранении"</text:p>
          </table:table-cell>
          <table:table-cell table:style-name="Таблица103.A2" office:value-type="string">
            <text:p text:style-name="P20">Объяснение формата, проверка данных, помощь в заполнении</text:p>
          </table:table-cell>
        </table:table-row>
        <table:table-row>
          <table:table-cell table:style-name="Таблица103.A2" office:value-type="string">
            <text:p text:style-name="P18"><text:span text:style-name="Strong_20_Emphasis"><text:span text:style-name="T7">Сбои в работе системы</text:span></text:span></text:p>
          </table:table-cell>
          <table:table-cell table:style-name="Таблица103.A2" office:value-type="string">
            <text:p text:style-name="P20">Система работает некорректно, зависает, <text:soft-page-break/>выдает ошибки</text:p>
          </table:table-cell>
          <table:table-cell table:style-name="Таблица103.A2" office:value-type="string">
            <text:p text:style-name="P20">"Не загружается список заявок", "Вылетает <text:soft-page-break/>приложение"</text:p>
          </table:table-cell>
          <table:table-cell table:style-name="Таблица103.A2" office:value-type="string">
            <text:p text:style-name="P20">Диагностика, временное решение, передача <text:soft-page-break/>администратору</text:p>
          </table:table-cell>
        </table:table-row>
        <table:table-row>
          <table:table-cell table:style-name="Таблица103.A2" office:value-type="string">
            <text:p text:style-name="P18"><text:span text:style-name="Strong_20_Emphasis"><text:span text:style-name="T7">Запросы на доработку</text:span></text:span></text:p>
          </table:table-cell>
          <table:table-cell table:style-name="Таблица103.A2" office:value-type="string">
            <text:p text:style-name="P20">Предложения по улучшению системы, добавлению новых функций</text:p>
          </table:table-cell>
          <table:table-cell table:style-name="Таблица103.A2" office:value-type="string">
            <text:p text:style-name="P20">"Хорошо бы добавить поиск по дате", "Не хватает отчета по операторам"</text:p>
          </table:table-cell>
          <table:table-cell table:style-name="Таблица103.A2" office:value-type="string">
            <text:p text:style-name="P20">Сбор предложений, передача аналитику, обратная связь</text:p>
          </table:table-cell>
        </table:table-row>
        <table:table-row>
          <table:table-cell table:style-name="Таблица103.A2" office:value-type="string">
            <text:p text:style-name="P18"><text:span text:style-name="Strong_20_Emphasis"><text:span text:style-name="T7">Вопросы по правам доступа</text:span></text:span></text:p>
          </table:table-cell>
          <table:table-cell table:style-name="Таблица103.A2" office:value-type="string">
            <text:p text:style-name="P20">Проблемы с входом, доступом к функциям</text:p>
          </table:table-cell>
          <table:table-cell table:style-name="Таблица103.A2" office:value-type="string">
            <text:p text:style-name="P20">"Не могу войти", "Нет кнопки редактирования"</text:p>
          </table:table-cell>
          <table:table-cell table:style-name="Таблица103.A2" office:value-type="string">
            <text:p text:style-name="P20">Проверка учетной записи, настройка прав, сброс пароля</text:p>
          </table:table-cell>
        </table:table-row>
        <table:table-row>
          <table:table-cell table:style-name="Таблица103.A2" office:value-type="string">
            <text:p text:style-name="P18"><text:span text:style-name="Strong_20_Emphasis"><text:span text:style-name="T7">Технические проблемы</text:span></text:span></text:p>
          </table:table-cell>
          <table:table-cell table:style-name="Таблица103.A2" office:value-type="string">
            <text:p text:style-name="P20">Проблемы с оборудованием, сетью, окружением</text:p>
          </table:table-cell>
          <table:table-cell table:style-name="Таблица103.A2" office:value-type="string">
            <text:p text:style-name="P20">"Не работает интернет", "Медленно грузится"</text:p>
          </table:table-cell>
          <table:table-cell table:style-name="Таблица103.A2" office:value-type="string">
            <text:p text:style-name="P19">Диагностика, взаимодействие с администратором</text:p>
          </table:table-cell>
        </table:table-row>
      </table:table>
      <text:h text:style-name="P5" text:outline-level="3">3. Каналы поддержки пользователей</text:h>
      <table:table table:name="Таблица104" table:style-name="Таблица104">
        <table:table-column table:style-name="Таблица104.A"/>
        <table:table-column table:style-name="Таблица104.B"/>
        <table:table-column table:style-name="Таблица104.C"/>
        <table:table-column table:style-name="Таблица104.D"/>
        <table:table-column table:style-name="Таблица104.E"/>
        <table:table-header-rows>
          <table:table-row>
            <table:table-cell table:style-name="Таблица104.A1" office:value-type="string">
              <text:p text:style-name="P30">Канал</text:p>
            </table:table-cell>
            <table:table-cell table:style-name="Таблица104.A1" office:value-type="string">
              <text:p text:style-name="P30">Описание</text:p>
            </table:table-cell>
            <table:table-cell table:style-name="Таблица104.A1" office:value-type="string">
              <text:p text:style-name="P30">Преимущества</text:p>
            </table:table-cell>
            <table:table-cell table:style-name="Таблица104.A1" office:value-type="string">
              <text:p text:style-name="P30">Недостатки</text:p>
            </table:table-cell>
            <table:table-cell table:style-name="Таблица104.A1" office:value-type="string">
              <text:p text:style-name="P30">Применение</text:p>
            </table:table-cell>
          </table:table-row>
        </table:table-header-rows>
        <table:table-row>
          <table:table-cell table:style-name="Таблица104.A2" office:value-type="string">
            <text:p text:style-name="P18"><text:span text:style-name="Strong_20_Emphasis"><text:span text:style-name="T7">Устные консультации (телефон)</text:span></text:span></text:p>
          </table:table-cell>
          <table:table-cell table:style-name="Таблица104.A2" office:value-type="string">
            <text:p text:style-name="P20">Непосредственное общение по телефону</text:p>
          </table:table-cell>
          <table:table-cell table:style-name="Таблица104.A2" office:value-type="string">
            <text:p text:style-name="P20">Быстрая обратная связь, возможность уточнений, личный контакт</text:p>
          </table:table-cell>
          <table:table-cell table:style-name="Таблица104.A2" office:value-type="string">
            <text:p text:style-name="P20">Не фиксируется автоматически, требует времени</text:p>
          </table:table-cell>
          <table:table-cell table:style-name="Таблица104.A2" office:value-type="string">
            <text:p text:style-name="P20">Срочные вопросы, сложные проблемы</text:p>
          </table:table-cell>
        </table:table-row>
        <table:table-row>
          <table:table-cell table:style-name="Таблица104.A2" office:value-type="string">
            <text:p text:style-name="P18"><text:span text:style-name="Strong_20_Emphasis"><text:span text:style-name="T7">Электронная почта</text:span></text:span></text:p>
          </table:table-cell>
          <table:table-cell table:style-name="Таблица104.A2" office:value-type="string">
            <text:p text:style-name="P20">Обмен сообщениями по email</text:p>
          </table:table-cell>
          <table:table-cell table:style-name="Таблица104.A2" office:value-type="string">
            <text:p text:style-name="P22"><text:span text:style-name="T3">Фиксация переписки, возможность приложить файлы, не требует</text:span><text:span text:style-name="T21">同步</text:span><text:span text:style-name="T3">ного присутствия</text:span></text:p>
          </table:table-cell>
          <table:table-cell table:style-name="Таблица104.A2" office:value-type="string">
            <text:p text:style-name="P20">Задержка ответа, риск потери в спаме</text:p>
          </table:table-cell>
          <table:table-cell table:style-name="Таблица104.A2" office:value-type="string">
            <text:p text:style-name="P20">Некритичные вопросы, запросы на доработку</text:p>
          </table:table-cell>
        </table:table-row>
        <table:table-row>
          <table:table-cell table:style-name="Таблица104.A2" office:value-type="string">
            <text:p text:style-name="P18"><text:span text:style-name="Strong_20_Emphasis"><text:span text:style-name="T7">Система заявок (Service Desk)</text:span></text:span></text:p>
          </table:table-cell>
          <table:table-cell table:style-name="Таблица104.A2" office:value-type="string">
            <text:p text:style-name="P20">Специализированная система учета обращений</text:p>
          </table:table-cell>
          <table:table-cell table:style-name="Таблица104.A2" office:value-type="string">
            <text:p text:style-name="P20">Полная фиксация, приоритезация, контроль сроков, аналитика</text:p>
          </table:table-cell>
          <table:table-cell table:style-name="Таблица104.A2" office:value-type="string">
            <text:p text:style-name="P20">Требует обучения, формализация</text:p>
          </table:table-cell>
          <table:table-cell table:style-name="Таблица104.A2" office:value-type="string">
            <text:p text:style-name="P20">Все виды обращений (основной канал)</text:p>
          </table:table-cell>
        </table:table-row>
        <table:table-row>
          <table:table-cell table:style-name="Таблица104.A2" office:value-type="string">
            <text:p text:style-name="P18"><text:span text:style-name="Strong_20_Emphasis"><text:span text:style-name="T7">Инструкции и FAQ</text:span></text:span></text:p>
          </table:table-cell>
          <table:table-cell table:style-name="Таблица104.A2" office:value-type="string">
            <text:p text:style-name="P20">Самостоятельное изучение материалов</text:p>
          </table:table-cell>
          <table:table-cell table:style-name="Таблица104.A2" office:value-type="string">
            <text:p text:style-name="P20">Не требует участия специалиста, доступно 24/7</text:p>
          </table:table-cell>
          <table:table-cell table:style-name="Таблица104.A2" office:value-type="string">
            <text:p text:style-name="P20">Не всегда есть ответ на конкретный <text:soft-page-break/>вопрос</text:p>
          </table:table-cell>
          <table:table-cell table:style-name="Таблица104.A2" office:value-type="string">
            <text:p text:style-name="P20">Типовые вопросы, начальное <text:soft-page-break/>обучение</text:p>
          </table:table-cell>
        </table:table-row>
        <table:table-row>
          <table:table-cell table:style-name="Таблица104.A2" office:value-type="string">
            <text:p text:style-name="P18"><text:span text:style-name="Strong_20_Emphasis"><text:span text:style-name="T7">Чат в системе</text:span></text:span></text:p>
          </table:table-cell>
          <table:table-cell table:style-name="Таблица104.A2" office:value-type="string">
            <text:p text:style-name="P20">Встроенный чат для быстрых вопросов</text:p>
          </table:table-cell>
          <table:table-cell table:style-name="Таблица104.A2" office:value-type="string">
            <text:p text:style-name="P20">Быстро, в контексте работы</text:p>
          </table:table-cell>
          <table:table-cell table:style-name="Таблица104.A2" office:value-type="string">
            <text:p text:style-name="P20">Может отвлекать, требует дежурства</text:p>
          </table:table-cell>
          <table:table-cell table:style-name="Таблица104.A2" office:value-type="string">
            <text:p text:style-name="P20">Быстрые вопросы в процессе работы</text:p>
          </table:table-cell>
        </table:table-row>
        <table:table-row>
          <table:table-cell table:style-name="Таблица104.A2" office:value-type="string">
            <text:p text:style-name="P18"><text:span text:style-name="Strong_20_Emphasis"><text:span text:style-name="T7">Мессенджеры (Telegram, Slack)</text:span></text:span></text:p>
          </table:table-cell>
          <table:table-cell table:style-name="Таблица104.A2" office:value-type="string">
            <text:p text:style-name="P20">Корпоративные чаты</text:p>
          </table:table-cell>
          <table:table-cell table:style-name="Таблица104.A2" office:value-type="string">
            <text:p text:style-name="P20">Быстро, удобно, групповое общение</text:p>
          </table:table-cell>
          <table:table-cell table:style-name="Таблица104.A2" office:value-type="string">
            <text:p text:style-name="P20">Смешение рабочих и личных вопросов</text:p>
          </table:table-cell>
          <table:table-cell table:style-name="Таблица104.A2" office:value-type="string">
            <text:p text:style-name="P19">Оперативные вопросы, общение в команде</text:p>
          </table:table-cell>
        </table:table-row>
      </table:table>
      <text:h text:style-name="P5" text:outline-level="3">4. Порядок консультирования пользователей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16"/><text:span text:style-name="T19">ПОРЯДОК КОНСУЛЬТИРОВАНИЯ ПОЛЬЗОВАТЕЛЕЙ <text:s text:c="20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┐</text:p>
      <text:p text:style-name="P10">│ <text:s/><text:span text:style-name="T19">1. ПРИЕМ <text:s text:c="6"/>│ ← Поступление обращения через любой канал</text:span></text:p>
      <text:p text:style-name="P10">│ <text:s/><text:span text:style-name="T19">ОБРАЩЕНИЯ <text:s text:c="5"/>│ <text:s text:c="2"/>(телефон, email, система заявок, чат)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2. РЕГИСТРАЦИЯ │ ← Фиксация обращения в системе учета:</text:span></text:p>
      <text:p text:style-name="P10">│ <text:s text:c="16"/>│ <text:s text:c="2"/><text:span text:style-name="T19">- Дата и время</text:span></text:p>
      <text:p text:style-name="P10">│ <text:s text:c="16"/>│ <text:s text:c="2"/><text:span text:style-name="T19">- Пользователь</text:span></text:p>
      <text:p text:style-name="P10">│ <text:s text:c="16"/>│ <text:s text:c="2"/><text:span text:style-name="T19">- Описание проблемы</text:span></text:p>
      <text:p text:style-name="P10">│ <text:s text:c="16"/>│ <text:s text:c="2"/><text:span text:style-name="T19">- Приоритет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3. АНАЛИЗ <text:s text:c="5"/>│ ← Определение типа обращения:</text:span></text:p>
      <text:p text:style-name="P10">│ <text:s text:c="16"/>│ <text:s text:c="2"/><text:span text:style-name="T19">- Вопрос по работе</text:span></text:p>
      <text:p text:style-name="P10">│ <text:s text:c="16"/>│ <text:s text:c="2"/><text:span text:style-name="T19">- Ошибка системы</text:span></text:p>
      <text:p text:style-name="P10">│ <text:s text:c="16"/>│ <text:s text:c="2"/><text:span text:style-name="T19">- Техническая проблема</text:span></text:p>
      <text:p text:style-name="P10">│ <text:s text:c="16"/>│ <text:s text:c="2"/><text:span text:style-name="T19">- Предложение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<text:soft-page-break/>│ <text:s/><text:span text:style-name="T19">4. ПОИСК <text:s text:c="6"/>│ ← Поиск готового решения:</text:span></text:p>
      <text:p text:style-name="P10">│ <text:s/><text:span text:style-name="T19">РЕШЕНИЯ <text:s text:c="7"/>│ <text:s text:c="2"/>- База знаний</text:span></text:p>
      <text:p text:style-name="P10">│ <text:s text:c="16"/>│ <text:s text:c="2"/><text:span text:style-name="T19">- Опыт предыдущих обращений</text:span></text:p>
      <text:p text:style-name="P10">│ <text:s text:c="16"/>│ <text:s text:c="2"/><text:span text:style-name="T19">- Документация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5. ПОДГОТОВКА <text:s/>│ ← Подготовка ответа:</text:span></text:p>
      <text:p text:style-name="P10">│ <text:s/><text:span text:style-name="T19">ОТВЕТА <text:s text:c="8"/>│ <text:s text:c="2"/>- Пошаговая инструкция</text:span></text:p>
      <text:p text:style-name="P10">│ <text:s text:c="16"/>│ <text:s text:c="2"/><text:span text:style-name="T19">- Ссылка на документацию</text:span></text:p>
      <text:p text:style-name="P10">│ <text:s text:c="16"/>│ <text:s text:c="2"/><text:span text:style-name="T19">- Объяснение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6. ОТПРАВКА <text:s text:c="3"/>│ ← Отправка ответа пользователю</text:span></text:p>
      <text:p text:style-name="P10">│ <text:s/><text:span text:style-name="T19">ОТВЕТА <text:s text:c="8"/>│ <text:s text:c="2"/>(по тому же каналу или выбранному)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7. ПРОВЕРКА <text:s text:c="3"/>│ ← Проверка, помогло ли решение:</text:span></text:p>
      <text:p text:style-name="P10">│ <text:s/><text:span text:style-name="T19">РЕШЕНИЯ <text:s text:c="7"/>│ <text:s text:c="2"/>- Запрос обратной связи</text:span></text:p>
      <text:p text:style-name="P10">│ <text:s text:c="16"/>│ <text:s text:c="2"/><text:span text:style-name="T19">- Подтверждение от пользователя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8. ЗАКРЫТИЕ <text:s text:c="3"/>│ ← Закрытие обращения в системе учета</text:span></text:p>
      <text:p text:style-name="P10">│ <text:s/><text:span text:style-name="T19">ОБРАЩЕНИЯ <text:s text:c="5"/>│ <text:s text:c="2"/>- Фиксация решения</text:span></text:p>
      <text:p text:style-name="P10">│ <text:s text:c="16"/>│ <text:s text:c="2"/><text:span text:style-name="T19">- Оценка времени</text:span></text:p>
      <text:p text:style-name="P10">└─────────────────┘</text:p>
      <text:p text:style-name="P10"><text:s text:c="9"/>▼</text:p>
      <text:p text:style-name="P10">┌─────────────────┐</text:p>
      <text:p text:style-name="P10">│ <text:s/><text:span text:style-name="T19">9. АНАЛИЗ <text:s text:c="5"/>│ ← Анализ для улучшений:</text:span></text:p>
      <text:p text:style-name="P10">│ <text:s text:c="16"/>│ <text:s text:c="2"/><text:span text:style-name="T19">- Пополнение базы знаний</text:span></text:p>
      <text:p text:style-name="P10">│ <text:s text:c="16"/>│ <text:s text:c="2"/><text:span text:style-name="T19">- Выявление системных проблем</text:span></text:p>
      <text:p text:style-name="P10">│ <text:s text:c="16"/>│ <text:s text:c="2"/><text:span text:style-name="T19">- Предложения по доработке</text:span></text:p>
      <text:p text:style-name="P10">└─────────────────┘</text:p>
      <text:h text:style-name="P5" text:outline-level="3">5. Памятка пользователю по работе с АИС</text:h>
      <text:p text:style-name="P34"><text:span text:style-name="Strong_20_Emphasis"><text:span text:style-name="T14">ПАМЯТКА ПОЛЬЗОВАТЕЛЯ АИС «СИСТЕМА РЕГИСТРАЦИИ ЗАЯВОК»</text:span></text:span></text:p>
      <text:p text:style-name="P34"><text:span text:style-name="Strong_20_Emphasis"><text:span text:style-name="T14">Уважаемый пользователь!</text:span></text:span></text:p>
      <text:p text:style-name="P89"><text:soft-page-break/>Для эффективной работы с системой и быстрого решения возможных проблем рекомендуем следовать простым правилам:</text:p>
      <text:p text:style-name="Horizontal_20_Line"/>
      <text:p text:style-name="P34"><text:span text:style-name="Strong_20_Emphasis"><text:span text:style-name="T14">1. НАЧАЛО РАБОТЫ</text:span></text:span></text:p>
      <text:p text:style-name="P154">✓ <text:span text:style-name="T1">Вход в систему осуществляется по логину и паролю, выданным администратором<text:line-break/>✓ При первом входе обязательно смените пароль на свой<text:line-break/>✓ Не сообщайте свой пароль другим лицам<text:line-break/>✓ Завершайте сеанс работы кнопкой "Выход", особенно на общем компьютере</text:span></text:p>
      <text:p text:style-name="Horizontal_20_Line"/>
      <text:p text:style-name="P34"><text:span text:style-name="Strong_20_Emphasis"><text:span text:style-name="T14">2. ОСНОВНЫЕ ОПЕРАЦИИ</text:span></text:span></text:p>
      <table:table table:name="Таблица105" table:style-name="Таблица105">
        <table:table-column table:style-name="Таблица105.A"/>
        <table:table-column table:style-name="Таблица105.B"/>
        <table:table-header-rows>
          <table:table-row>
            <table:table-cell table:style-name="Таблица105.A1" office:value-type="string">
              <text:p text:style-name="P30">Если вы хотите...</text:p>
            </table:table-cell>
            <table:table-cell table:style-name="Таблица105.A1" office:value-type="string">
              <text:p text:style-name="P30">Действие</text:p>
            </table:table-cell>
          </table:table-row>
        </table:table-header-rows>
        <table:table-row>
          <table:table-cell table:style-name="Таблица105.A2" office:value-type="string">
            <text:p text:style-name="P20">Создать заявку</text:p>
          </table:table-cell>
          <table:table-cell table:style-name="Таблица105.A2" office:value-type="string">
            <text:p text:style-name="P20">Нажмите "Новая заявка" → заполните форму → отправьте</text:p>
          </table:table-cell>
        </table:table-row>
        <table:table-row>
          <table:table-cell table:style-name="Таблица105.A2" office:value-type="string">
            <text:p text:style-name="P20">Найти заявку</text:p>
          </table:table-cell>
          <table:table-cell table:style-name="Таблица105.A2" office:value-type="string">
            <text:p text:style-name="P20">Используйте поиск по номеру, дате или ключевым словам</text:p>
          </table:table-cell>
        </table:table-row>
        <table:table-row>
          <table:table-cell table:style-name="Таблица105.A2" office:value-type="string">
            <text:p text:style-name="P20">Ответить по заявке</text:p>
          </table:table-cell>
          <table:table-cell table:style-name="Таблица105.A2" office:value-type="string">
            <text:p text:style-name="P20">Откройте заявку → введите текст в поле ответа → отправьте</text:p>
          </table:table-cell>
        </table:table-row>
        <table:table-row>
          <table:table-cell table:style-name="Таблица105.A2" office:value-type="string">
            <text:p text:style-name="P20">Прикрепить файл</text:p>
          </table:table-cell>
          <table:table-cell table:style-name="Таблица105.A2" office:value-type="string">
            <text:p text:style-name="P20">Нажмите иконку скрепки → выберите файл (до 25 МБ)</text:p>
          </table:table-cell>
        </table:table-row>
        <table:table-row>
          <table:table-cell table:style-name="Таблица105.A2" office:value-type="string">
            <text:p text:style-name="P20">Найти инструкцию</text:p>
          </table:table-cell>
          <table:table-cell table:style-name="Таблица105.A2" office:value-type="string">
            <text:p text:style-name="P19">Воспользуйтесь поиском по базе знаний (FAQ)</text:p>
          </table:table-cell>
        </table:table-row>
      </table:table>
      <text:p text:style-name="Horizontal_20_Line"/>
      <text:p text:style-name="P34"><text:span text:style-name="Strong_20_Emphasis"><text:span text:style-name="T14">3. ЧТО ДЕЛАТЬ, ЕСЛИ...</text:span></text:span></text:p>
      <table:table table:name="Таблица106" table:style-name="Таблица106">
        <table:table-column table:style-name="Таблица106.A"/>
        <table:table-column table:style-name="Таблица106.B"/>
        <table:table-header-rows>
          <table:table-row>
            <table:table-cell table:style-name="Таблица106.A1" office:value-type="string">
              <text:p text:style-name="P30">Ситуация</text:p>
            </table:table-cell>
            <table:table-cell table:style-name="Таблица106.A1" office:value-type="string">
              <text:p text:style-name="P30">Ваши действия</text:p>
            </table:table-cell>
          </table:table-row>
        </table:table-header-rows>
        <table:table-row>
          <table:table-cell table:style-name="Таблица106.A2" office:value-type="string">
            <text:p text:style-name="P18"><text:span text:style-name="Strong_20_Emphasis"><text:span text:style-name="T7">Забыли пароль</text:span></text:span></text:p>
          </table:table-cell>
          <table:table-cell table:style-name="Таблица106.A2" office:value-type="string">
            <text:p text:style-name="P20">Нажмите "Забыли пароль?" на экране входа → следуйте инструкциям</text:p>
          </table:table-cell>
        </table:table-row>
        <table:table-row>
          <table:table-cell table:style-name="Таблица106.A2" office:value-type="string">
            <text:p text:style-name="P18"><text:span text:style-name="Strong_20_Emphasis"><text:span text:style-name="T7">Система не реагирует</text:span></text:span></text:p>
          </table:table-cell>
          <table:table-cell table:style-name="Таблица106.A2" office:value-type="string">
            <text:p text:style-name="P20">Подождите 30 секунд → проверьте интернет → перезапустите приложение</text:p>
          </table:table-cell>
        </table:table-row>
        <table:table-row>
          <table:table-cell table:style-name="Таблица106.A2" office:value-type="string">
            <text:p text:style-name="P18"><text:span text:style-name="Strong_20_Emphasis"><text:span text:style-name="T7">Появилась ошибка</text:span></text:span></text:p>
          </table:table-cell>
          <table:table-cell table:style-name="Таблица106.A2" office:value-type="string">
            <text:p text:style-name="P20">Запишите текст ошибки → сделайте скриншот → обратитесь в поддержку</text:p>
          </table:table-cell>
        </table:table-row>
        <table:table-row>
          <table:table-cell table:style-name="Таблица106.A2" office:value-type="string">
            <text:p text:style-name="P18"><text:span text:style-name="Strong_20_Emphasis"><text:span text:style-name="T7">Не знаете, как выполнить операцию</text:span></text:span></text:p>
          </table:table-cell>
          <table:table-cell table:style-name="Таблица106.A2" office:value-type="string">
            <text:p text:style-name="P20">Загляните в базу знаний → поищите инструкцию → позвоните в поддержку</text:p>
          </table:table-cell>
        </table:table-row>
        <table:table-row>
          <table:table-cell table:style-name="Таблица106.A2" office:value-type="string">
            <text:p text:style-name="P18"><text:span text:style-name="Strong_20_Emphasis"><text:span text:style-name="T7">Система работает медленно</text:span></text:span></text:p>
          </table:table-cell>
          <table:table-cell table:style-name="Таблица106.A2" office:value-type="string">
            <text:p text:style-name="P19">Закройте лишние программы → сообщите администратору</text:p>
          </table:table-cell>
        </table:table-row>
      </table:table>
      <text:p text:style-name="Horizontal_20_Line"><text:soft-page-break/></text:p>
      <text:p text:style-name="P34"><text:span text:style-name="Strong_20_Emphasis"><text:span text:style-name="T14">4. КАК СООБЩИТЬ О ПРОБЛЕМЕ</text:span></text:span></text:p>
      <text:p text:style-name="P89">Если вам нужна помощь, вы можете обратиться одним из способов:</text:p>
      <text:p text:style-name="P34"><text:span text:style-name="T16">📧 </text:span><text:span text:style-name="Strong_20_Emphasis"><text:span text:style-name="T14">Email:</text:span></text:span><text:span text:style-name="T15"> support@autoschool.ru<text:line-break/>📞 </text:span><text:span text:style-name="Strong_20_Emphasis"><text:span text:style-name="T14">Телефон:</text:span></text:span><text:span text:style-name="T15"> +7 (123) 456-78-90 (в рабочие часы 9:00–18:00)<text:line-break/>💬 </text:span><text:span text:style-name="Strong_20_Emphasis"><text:span text:style-name="T14">Чат в системе:</text:span></text:span><text:span text:style-name="T15"> нажмите иконку "Поддержка" в правом верхнем углу<text:line-break/>📋 </text:span><text:span text:style-name="Strong_20_Emphasis"><text:span text:style-name="T14">Система заявок:</text:span></text:span><text:span text:style-name="T15"> создайте заявку в разделе "Техподдержка"</text:span></text:p>
      <text:p text:style-name="P34"><text:span text:style-name="Strong_20_Emphasis"><text:span text:style-name="T14">При обращении обязательно укажите:</text:span></text:span></text:p>
      <text:list text:style-name="L54">
        <text:list-item>
          <text:p text:style-name="P131">Ваше имя и роль</text:p>
        </text:list-item>
        <text:list-item>
          <text:p text:style-name="P131">Описание проблемы (что делали, что ожидали, что произошло)</text:p>
        </text:list-item>
        <text:list-item>
          <text:p text:style-name="P131">Номер заявки (если проблема связана с конкретной заявкой)</text:p>
        </text:list-item>
        <text:list-item>
          <text:p text:style-name="P131">Скриншот (если есть)</text:p>
        </text:list-item>
      </text:list>
      <text:p text:style-name="Horizontal_20_Line"/>
      <text:p text:style-name="P34"><text:span text:style-name="Strong_20_Emphasis"><text:span text:style-name="T14">5. СОВЕТЫ ПО БЕЗОПАСНОСТИ</text:span></text:span></text:p>
      <text:p text:style-name="P154">🔒 <text:span text:style-name="T1">Используйте сложные пароли (не менее 8 символов, буквы, цифры, спецсимволы)<text:line-break/>🔒 Не оставляйте компьютер без присмотра во время сеанса работы<text:line-break/>🔒 Не передавайте свои учетные данные другим лицам<text:line-break/>🔒 Сообщайте администратору о подозрительной активности</text:span></text:p>
      <text:p text:style-name="Horizontal_20_Line"/>
      <text:p text:style-name="P34"><text:span text:style-name="Strong_20_Emphasis"><text:span text:style-name="T14">6. ПОЛЕЗНЫЕ РЕСУРСЫ</text:span></text:span></text:p>
      <text:p text:style-name="P34"><text:span text:style-name="T16">📚 </text:span><text:span text:style-name="T15">База знаний: </text:span><text:a xlink:type="simple" xlink:href="http://ais.autoschool.ru/kb" office:target-frame-name="_blank" xlink:show="new" text:style-name="Internet_20_link" text:visited-style-name="Visited_20_Internet_20_Link"><text:span text:style-name="T18">http://ais.autoschool.ru/kb</text:span></text:a><text:span text:style-name="T15"><text:line-break/>📖 Руководство пользователя: </text:span><text:a xlink:type="simple" xlink:href="http://ais.autoschool.ru/manual" office:target-frame-name="_blank" xlink:show="new" text:style-name="Internet_20_link" text:visited-style-name="Visited_20_Internet_20_Link"><text:span text:style-name="T18">http://ais.autoschool.ru/manual</text:span></text:a><text:span text:style-name="T15"><text:line-break/>📊 Статистика работы: </text:span><text:a xlink:type="simple" xlink:href="http://ais.autoschool.ru/stats" office:target-frame-name="_blank" xlink:show="new" text:style-name="Internet_20_link" text:visited-style-name="Visited_20_Internet_20_Link"><text:span text:style-name="T18">http://ais.autoschool.ru/stats</text:span></text:a></text:p>
      <text:p text:style-name="Horizontal_20_Line"/>
      <text:p text:style-name="P34"><text:span text:style-name="Strong_20_Emphasis"><text:span text:style-name="T14">Помните: чем подробнее вы опишете проблему, тем быстрее мы сможем вам помочь!</text:span></text:span></text:p>
      <text:p text:style-name="P34"><text:soft-page-break/><text:span text:style-name="Emphasis"><text:span text:style-name="T15">Служба поддержки АИС</text:span></text:span></text:p>
      <text:h text:style-name="P5" text:outline-level="3">6. Типовые вопросы и ответы (FAQ)</text:h>
      <text:p text:style-name="P34"><text:span text:style-name="Strong_20_Emphasis"><text:span text:style-name="T14">Таблица 41 – Часто задаваемые вопросы (FAQ)</text:span></text:span></text:p>
      <table:table table:name="Таблица107" table:style-name="Таблица107">
        <table:table-column table:style-name="Таблица107.A"/>
        <table:table-column table:style-name="Таблица107.B"/>
        <table:table-header-rows>
          <table:table-row>
            <table:table-cell table:style-name="Таблица107.A1" office:value-type="string">
              <text:p text:style-name="P30">Вопрос</text:p>
            </table:table-cell>
            <table:table-cell table:style-name="Таблица107.A1" office:value-type="string">
              <text:p text:style-name="P30">Ответ</text:p>
            </table:table-cell>
          </table:table-row>
        </table:table-header-rows>
        <table:table-row>
          <table:table-cell table:style-name="Таблица107.A2" office:value-type="string">
            <text:p text:style-name="P18"><text:span text:style-name="Strong_20_Emphasis"><text:span text:style-name="T7">Как восстановить забытый пароль?</text:span></text:span></text:p>
          </table:table-cell>
          <table:table-cell table:style-name="Таблица107.A2" office:value-type="string">
            <text:p text:style-name="P20">На странице входа нажмите ссылку "Забыли пароль?". На указанный при регистрации email придет письмо с инструкцией по сбросу пароля.</text:p>
          </table:table-cell>
        </table:table-row>
        <table:table-row>
          <table:table-cell table:style-name="Таблица107.A2" office:value-type="string">
            <text:p text:style-name="P18"><text:span text:style-name="Strong_20_Emphasis"><text:span text:style-name="T7">Почему я не вижу кнопку "Редактировать"?</text:span></text:span></text:p>
          </table:table-cell>
          <table:table-cell table:style-name="Таблица107.A2" office:value-type="string">
            <text:p text:style-name="P20">Возможно, у вашей роли нет прав на редактирование. Операторы могут редактировать только свои ответы, администраторы — все. Если вам нужны дополнительные права, обратитесь к администратору.</text:p>
          </table:table-cell>
        </table:table-row>
        <table:table-row>
          <table:table-cell table:style-name="Таблица107.A2" office:value-type="string">
            <text:p text:style-name="P18"><text:span text:style-name="Strong_20_Emphasis"><text:span text:style-name="T7">Какой максимальный размер файла можно прикрепить?</text:span></text:span></text:p>
          </table:table-cell>
          <table:table-cell table:style-name="Таблица107.A2" office:value-type="string">
            <text:p text:style-name="P20">Максимальный размер одного файла — 25 МБ. Допустимые форматы: изображения (JPG, PNG, GIF), документы (PDF, DOC, DOCX, XLS, XLSX), архивы (ZIP, RAR).</text:p>
          </table:table-cell>
        </table:table-row>
        <table:table-row>
          <table:table-cell table:style-name="Таблица107.A2" office:value-type="string">
            <text:p text:style-name="P18"><text:span text:style-name="Strong_20_Emphasis"><text:span text:style-name="T7">Система зависла, что делать?</text:span></text:span></text:p>
          </table:table-cell>
          <table:table-cell table:style-name="Таблица107.A2" office:value-type="string">
            <text:p text:style-name="P20">1. Подождите 30-60 секунд (возможно, идет загрузка). 2. Закройте приложение и откройте заново. 3. Перезагрузите компьютер. 4. Если проблема повторяется, сообщите в поддержку.</text:p>
          </table:table-cell>
        </table:table-row>
        <table:table-row>
          <table:table-cell table:style-name="Таблица107.A2" office:value-type="string">
            <text:p text:style-name="P18"><text:span text:style-name="Strong_20_Emphasis"><text:span text:style-name="T7">Как посмотреть статистику своей работы?</text:span></text:span></text:p>
          </table:table-cell>
          <table:table-cell table:style-name="Таблица107.A2" office:value-type="string">
            <text:p text:style-name="P20">В главном меню выберите раздел "Статистика" → "Личная статистика". Вы увидите количество обработанных заявок, среднее время ответа и другие показатели.</text:p>
          </table:table-cell>
        </table:table-row>
        <table:table-row>
          <table:table-cell table:style-name="Таблица107.A2" office:value-type="string">
            <text:p text:style-name="P18"><text:span text:style-name="Strong_20_Emphasis"><text:span text:style-name="T7">Можно ли работать с системой со смартфона?</text:span></text:span></text:p>
          </table:table-cell>
          <table:table-cell table:style-name="Таблица107.A2" office:value-type="string">
            <text:p text:style-name="P20">Да, веб-версия системы адаптирована для мобильных устройств. Вы можете зайти через браузер смартфона по тому же адресу.</text:p>
          </table:table-cell>
        </table:table-row>
        <table:table-row>
          <table:table-cell table:style-name="Таблица107.A2" office:value-type="string">
            <text:p text:style-name="P18"><text:span text:style-name="Strong_20_Emphasis"><text:span text:style-name="T7">Куда отправлять предложения по улучшению?</text:span></text:span></text:p>
          </table:table-cell>
          <table:table-cell table:style-name="Таблица107.A2" office:value-type="string">
            <text:p text:style-name="P19">Предложения можно отправлять через систему заявок (категория "Предложение") или по email на адрес support@autoschool.ru с пометкой "Предложение".</text:p>
          </table:table-cell>
        </table:table-row>
      </table:table>
      <text:h text:style-name="P5" text:outline-level="3">7. Анализ эффективности консультирования</text:h>
      <text:p text:style-name="P34"><text:span text:style-name="Strong_20_Emphasis"><text:span text:style-name="T14">Таблица 42 – Показатели эффективности пользовательской поддержки</text:span></text:span></text:p>
      <table:table table:name="Таблица108" table:style-name="Таблица108">
        <table:table-column table:style-name="Таблица108.A"/>
        <table:table-column table:style-name="Таблица108.B"/>
        <table:table-column table:style-name="Таблица108.C"/>
        <table:table-column table:style-name="Таблица108.D"/>
        <table:table-header-rows>
          <text:soft-page-break/>
          <table:table-row>
            <table:table-cell table:style-name="Таблица108.A1" office:value-type="string">
              <text:p text:style-name="P30">Показатель</text:p>
            </table:table-cell>
            <table:table-cell table:style-name="Таблица108.A1" office:value-type="string">
              <text:p text:style-name="P30">Описание</text:p>
            </table:table-cell>
            <table:table-cell table:style-name="Таблица108.A1" office:value-type="string">
              <text:p text:style-name="P30">Целевое значение</text:p>
            </table:table-cell>
            <table:table-cell table:style-name="Таблица108.A1" office:value-type="string">
              <text:p text:style-name="P30">Метод измерения</text:p>
            </table:table-cell>
          </table:table-row>
        </table:table-header-rows>
        <table:table-row>
          <table:table-cell table:style-name="Таблица108.A2" office:value-type="string">
            <text:p text:style-name="P18"><text:span text:style-name="Strong_20_Emphasis"><text:span text:style-name="T7">Время первого ответа</text:span></text:span></text:p>
          </table:table-cell>
          <table:table-cell table:style-name="Таблица108.A2" office:value-type="string">
            <text:p text:style-name="P20">Среднее время от регистрации обращения до первого ответа</text:p>
          </table:table-cell>
          <table:table-cell table:style-name="Таблица108.A2" office:value-type="string">
            <text:p text:style-name="P20">&lt; 1 часа (рабочее время)</text:p>
          </table:table-cell>
          <table:table-cell table:style-name="Таблица108.A2" office:value-type="string">
            <text:p text:style-name="P20">Данные системы заявок</text:p>
          </table:table-cell>
        </table:table-row>
        <table:table-row>
          <table:table-cell table:style-name="Таблица108.A2" office:value-type="string">
            <text:p text:style-name="P18"><text:span text:style-name="Strong_20_Emphasis"><text:span text:style-name="T7">Время решения</text:span></text:span></text:p>
          </table:table-cell>
          <table:table-cell table:style-name="Таблица108.A2" office:value-type="string">
            <text:p text:style-name="P20">Среднее время от регистрации до закрытия обращения</text:p>
          </table:table-cell>
          <table:table-cell table:style-name="Таблица108.A2" office:value-type="string">
            <text:p text:style-name="P20">&lt; 4 часов</text:p>
          </table:table-cell>
          <table:table-cell table:style-name="Таблица108.A2" office:value-type="string">
            <text:p text:style-name="P20">Данные системы заявок</text:p>
          </table:table-cell>
        </table:table-row>
        <table:table-row>
          <table:table-cell table:style-name="Таблица108.A2" office:value-type="string">
            <text:p text:style-name="P18"><text:span text:style-name="Strong_20_Emphasis"><text:span text:style-name="T7">Доля решенных на первой линии</text:span></text:span></text:p>
          </table:table-cell>
          <table:table-cell table:style-name="Таблица108.A2" office:value-type="string">
            <text:p text:style-name="P20">Процент обращений, решенных без привлечения других специалистов</text:p>
          </table:table-cell>
          <table:table-cell table:style-name="Таблица108.A2" office:value-type="string">
            <text:p text:style-name="P20">&gt; 80%</text:p>
          </table:table-cell>
          <table:table-cell table:style-name="Таблица108.A2" office:value-type="string">
            <text:p text:style-name="P20">Анализ заявок</text:p>
          </table:table-cell>
        </table:table-row>
        <table:table-row>
          <table:table-cell table:style-name="Таблица108.A2" office:value-type="string">
            <text:p text:style-name="P18"><text:span text:style-name="Strong_20_Emphasis"><text:span text:style-name="T7">Удовлетворенность пользователей</text:span></text:span></text:p>
          </table:table-cell>
          <table:table-cell table:style-name="Таблица108.A2" office:value-type="string">
            <text:p text:style-name="P20">Средняя оценка по опросам после решения</text:p>
          </table:table-cell>
          <table:table-cell table:style-name="Таблица108.A2" office:value-type="string">
            <text:p text:style-name="P20">&gt; 4.5 из 5</text:p>
          </table:table-cell>
          <table:table-cell table:style-name="Таблица108.A2" office:value-type="string">
            <text:p text:style-name="P20">Анкетирование</text:p>
          </table:table-cell>
        </table:table-row>
        <table:table-row>
          <table:table-cell table:style-name="Таблица108.A2" office:value-type="string">
            <text:p text:style-name="P18"><text:span text:style-name="Strong_20_Emphasis"><text:span text:style-name="T7">Количество обращений на пользователя</text:span></text:span></text:p>
          </table:table-cell>
          <table:table-cell table:style-name="Таблица108.A2" office:value-type="string">
            <text:p text:style-name="P20">Среднее число обращений в месяц</text:p>
          </table:table-cell>
          <table:table-cell table:style-name="Таблица108.A2" office:value-type="string">
            <text:p text:style-name="P20">&lt; 2</text:p>
          </table:table-cell>
          <table:table-cell table:style-name="Таблица108.A2" office:value-type="string">
            <text:p text:style-name="P20">Статистика</text:p>
          </table:table-cell>
        </table:table-row>
        <table:table-row>
          <table:table-cell table:style-name="Таблица108.A2" office:value-type="string">
            <text:p text:style-name="P18"><text:span text:style-name="Strong_20_Emphasis"><text:span text:style-name="T7">Доля повторных обращений</text:span></text:span></text:p>
          </table:table-cell>
          <table:table-cell table:style-name="Таблица108.A2" office:value-type="string">
            <text:p text:style-name="P20">Процент обращений по той же проблеме</text:p>
          </table:table-cell>
          <table:table-cell table:style-name="Таблица108.A2" office:value-type="string">
            <text:p text:style-name="P20">&lt; 5%</text:p>
          </table:table-cell>
          <table:table-cell table:style-name="Таблица108.A2" office:value-type="string">
            <text:p text:style-name="P20">Анализ заявок</text:p>
          </table:table-cell>
        </table:table-row>
        <table:table-row>
          <table:table-cell table:style-name="Таблица108.A2" office:value-type="string">
            <text:p text:style-name="P18"><text:span text:style-name="Strong_20_Emphasis"><text:span text:style-name="T7">Пополнение базы знаний</text:span></text:span></text:p>
          </table:table-cell>
          <table:table-cell table:style-name="Таблица108.A2" office:value-type="string">
            <text:p text:style-name="P20">Количество новых статей по результатам обращений</text:p>
          </table:table-cell>
          <table:table-cell table:style-name="Таблица108.A2" office:value-type="string">
            <text:p text:style-name="P20">&gt; 3 в месяц</text:p>
          </table:table-cell>
          <table:table-cell table:style-name="Таблица108.A2" office:value-type="string">
            <text:p text:style-name="P19">Статистика БЗ</text:p>
          </table:table-cell>
        </table:table-row>
      </table:table>
      <text:h text:style-name="P5" text:outline-level="3">8. Выводы</text:h>
      <text:list text:style-name="L55">
        <text:list-item>
          <text:p text:style-name="P64"><text:span text:style-name="Strong_20_Emphasis"><text:span text:style-name="T14">Качественное консультирование пользователей</text:span></text:span><text:span text:style-name="T15"> является критически важным фактором успешной эксплуатации информационной системы. Даже самая лучшая система будет отвергнута пользователями, если они не понимают, как с ней работать, и не получают своевременной помощи.</text:span></text:p>
        </text:list-item>
        <text:list-item>
          <text:p text:style-name="P65"><text:span text:style-name="Strong_20_Emphasis"><text:span text:style-name="T14">Многоканальность поддержки</text:span></text:span><text:span text:style-name="T15"> обеспечивает доступность помощи для пользователей с разными предпочтениями и в разных ситуациях:</text:span></text:p>
          <text:list>
            <text:list-item>
              <text:p text:style-name="P132">Телефон — для срочных вопросов;</text:p>
            </text:list-item>
            <text:list-item>
              <text:p text:style-name="P132">Система заявок — для структурированного учета;</text:p>
            </text:list-item>
            <text:list-item>
              <text:p text:style-name="P132">Email — для документированных обращений;</text:p>
            </text:list-item>
            <text:list-item>
              <text:p text:style-name="P132">База знаний — для самостоятельного решения типовых проблем.</text:p>
            </text:list-item>
          </text:list>
        </text:list-item>
        <text:list-item>
          <text:p text:style-name="P65"><text:span text:style-name="Strong_20_Emphasis"><text:span text:style-name="T14">Структурированный порядок консультирования</text:span></text:span><text:span text:style-name="T15"> обеспечивает:</text:span></text:p>
          <text:list>
            <text:list-item>
              <text:p text:style-name="P132">Единый подход ко всем обращениям;</text:p>
            </text:list-item>
            <text:list-item>
              <text:p text:style-name="P132">Ни одно обращение не теряется;</text:p>
            </text:list-item>
            <text:list-item>
              <text:p text:style-name="P132"><text:soft-page-break/>Возможность анализа и улучшения;</text:p>
            </text:list-item>
            <text:list-item>
              <text:p text:style-name="P132">Прозрачность процесса для руководства.</text:p>
            </text:list-item>
          </text:list>
        </text:list-item>
        <text:list-item>
          <text:p text:style-name="P65"><text:span text:style-name="Strong_20_Emphasis"><text:span text:style-name="T14">Памятка пользователю</text:span></text:span><text:span text:style-name="T15"> и </text:span><text:span text:style-name="Strong_20_Emphasis"><text:span text:style-name="T14">база знаний (FAQ)</text:span></text:span><text:span text:style-name="T15"> позволяют:</text:span></text:p>
          <text:list>
            <text:list-item>
              <text:p text:style-name="P132">Снизить нагрузку на службу поддержки;</text:p>
            </text:list-item>
            <text:list-item>
              <text:p text:style-name="P132">Дать пользователям возможность решать проблемы самостоятельно;</text:p>
            </text:list-item>
            <text:list-item>
              <text:p text:style-name="P132">Обеспечить единообразие ответов на типовые вопросы;</text:p>
            </text:list-item>
            <text:list-item>
              <text:p text:style-name="P132">Ускорить обучение новых сотрудников.</text:p>
            </text:list-item>
          </text:list>
        </text:list-item>
        <text:list-item>
          <text:p text:style-name="P65"><text:span text:style-name="Strong_20_Emphasis"><text:span text:style-name="T14">Анализ эффективности поддержки</text:span></text:span><text:span text:style-name="T15"> по объективным показателям позволяет:</text:span></text:p>
          <text:list>
            <text:list-item>
              <text:p text:style-name="P132">Выявлять проблемы в работе поддержки;</text:p>
            </text:list-item>
            <text:list-item>
              <text:p text:style-name="P132">Оценивать качество обслуживания;</text:p>
            </text:list-item>
            <text:list-item>
              <text:p text:style-name="P132">Принимать обоснованные решения по улучшению;</text:p>
            </text:list-item>
            <text:list-item>
              <text:p text:style-name="P132">Мотивировать сотрудников поддержки.</text:p>
            </text:list-item>
          </text:list>
        </text:list-item>
        <text:list-item>
          <text:p text:style-name="P64"><text:span text:style-name="Strong_20_Emphasis"><text:span text:style-name="T14">Обратная связь от пользователей</text:span></text:span><text:span text:style-name="T15"> является ценным источником информации для развития системы — именно пользователи лучше всего знают, что им мешает и чего не хватает.</text:span></text:p>
        </text:list-item>
      </text:list>
      <text:p text:style-name="P17"/>
      <text:h text:style-name="P3" text:outline-level="2">№<text:span text:style-name="T2">21: ОБЕСПЕЧЕНИЕ НАДЕЖНОСТИ ИС. ПОКАЗАТЕЛИ НАДЕЖНОСТИ В СООТВЕТСТВИИ СО СТАНДАРТАМИ</text:span></text:h>
      <text:h text:style-name="P5" text:outline-level="3">1. Изучение понятия надежности ИС</text:h>
      <text:p text:style-name="P34"><text:span text:style-name="Strong_20_Emphasis"><text:span text:style-name="T14">Надежность информационной системы</text:span></text:span><text:span text:style-name="T15"> — это свойство системы сохранять во времени в установленных пределах значения всех параметров, характеризующих способность выполнять требуемые функции в заданных режимах и условиях применения, технического обслуживания, хранения и транспортирования.</text:span></text:p>
      <text:p text:style-name="P34"><text:span text:style-name="Strong_20_Emphasis"><text:span text:style-name="T14">Значение надежности для эксплуатации:</text:span></text:span></text:p>
      <text:list text:style-name="L56">
        <text:list-item>
          <text:p text:style-name="P133">Обеспечение непрерывности бизнес-процессов;</text:p>
        </text:list-item>
        <text:list-item>
          <text:p text:style-name="P133">Предотвращение потери данных;</text:p>
        </text:list-item>
        <text:list-item>
          <text:p text:style-name="P133">Снижение простоев и связанных с ними убытков;</text:p>
        </text:list-item>
        <text:list-item>
          <text:p text:style-name="P133">Повышение доверия пользователей к системе;</text:p>
        </text:list-item>
        <text:list-item>
          <text:p text:style-name="P133">Соответствие требованиям SLA (соглашений об уровне обслуживания);</text:p>
        </text:list-item>
        <text:list-item>
          <text:p text:style-name="P133">Соблюдение нормативных требований.</text:p>
        </text:list-item>
      </text:list>
      <text:h text:style-name="P5" text:outline-level="3">2. Показатели надежности ИС</text:h>
      <text:p text:style-name="P89">В соответствии со стандартами (ГОСТ 27.002-2015 «Надежность в технике. Основные понятия. Термины и определения», ГОСТ Р ИСО/МЭК 25010-2015 «Информационные технологии. Оценка качества программных средств») выделяют следующие основные показатели надежности:</text:p>
      <table:table table:name="Таблица109" table:style-name="Таблица109">
        <table:table-column table:style-name="Таблица109.A"/>
        <table:table-column table:style-name="Таблица109.B"/>
        <table:table-column table:style-name="Таблица109.C"/>
        <table:table-column table:style-name="Таблица109.D"/>
        <table:table-header-rows>
          <table:table-row>
            <table:table-cell table:style-name="Таблица109.A1" office:value-type="string">
              <text:p text:style-name="P30">Показатель</text:p>
            </table:table-cell>
            <table:table-cell table:style-name="Таблица109.A1" office:value-type="string">
              <text:p text:style-name="P30">Определение</text:p>
            </table:table-cell>
            <table:table-cell table:style-name="Таблица109.A1" office:value-type="string">
              <text:p text:style-name="P30">Характеризует</text:p>
            </table:table-cell>
            <table:table-cell table:style-name="Таблица109.A1" office:value-type="string">
              <text:p text:style-name="P30">Единица измерения</text:p>
            </table:table-cell>
          </table:table-row>
        </table:table-header-rows>
        <table:table-row>
          <table:table-cell table:style-name="Таблица109.A2" office:value-type="string">
            <text:p text:style-name="P18"><text:span text:style-name="Strong_20_Emphasis"><text:span text:style-name="T7">Безотказность</text:span></text:span></text:p>
          </table:table-cell>
          <table:table-cell table:style-name="Таблица109.A2" office:value-type="string">
            <text:p text:style-name="P20">Способность системы непрерывно сохранять работоспособность в течение некоторого времени</text:p>
          </table:table-cell>
          <table:table-cell table:style-name="Таблица109.A2" office:value-type="string">
            <text:p text:style-name="P20">Отсутствие сбоев и отказов</text:p>
          </table:table-cell>
          <table:table-cell table:style-name="Таблица109.A2" office:value-type="string">
            <text:p text:style-name="P20">Средняя наработка на отказ (часы), вероятность безотказной работы</text:p>
          </table:table-cell>
        </table:table-row>
        <table:table-row>
          <table:table-cell table:style-name="Таблица109.A2" office:value-type="string">
            <text:p text:style-name="P18"><text:span text:style-name="Strong_20_Emphasis"><text:span text:style-name="T7">Ремонтопригодность</text:span></text:span></text:p>
          </table:table-cell>
          <table:table-cell table:style-name="Таблица109.A2" office:value-type="string">
            <text:p text:style-name="P20">Способность системы к приспособлению к <text:soft-page-break/>обнаружению отказов и повреждений и восстановлению работоспособности</text:p>
          </table:table-cell>
          <table:table-cell table:style-name="Таблица109.A2" office:value-type="string">
            <text:p text:style-name="P20">Легкость и скорость восстановления после <text:soft-page-break/>сбоев</text:p>
          </table:table-cell>
          <table:table-cell table:style-name="Таблица109.A2" office:value-type="string">
            <text:p text:style-name="P20">Среднее время восстановления <text:soft-page-break/>(часы, минуты)</text:p>
          </table:table-cell>
        </table:table-row>
        <table:table-row>
          <table:table-cell table:style-name="Таблица109.A2" office:value-type="string">
            <text:p text:style-name="P18"><text:span text:style-name="Strong_20_Emphasis"><text:span text:style-name="T7">Восстанавливаемость</text:span></text:span></text:p>
          </table:table-cell>
          <table:table-cell table:style-name="Таблица109.A2" office:value-type="string">
            <text:p text:style-name="P20">Способность системы восстанавливать свои функции после отказа</text:p>
          </table:table-cell>
          <table:table-cell table:style-name="Таблица109.A2" office:value-type="string">
            <text:p text:style-name="P20">Наличие механизмов автоматического восстановления</text:p>
          </table:table-cell>
          <table:table-cell table:style-name="Таблица109.A2" office:value-type="string">
            <text:p text:style-name="P20">Время восстановления, полнота восстановления</text:p>
          </table:table-cell>
        </table:table-row>
        <table:table-row>
          <table:table-cell table:style-name="Таблица109.A2" office:value-type="string">
            <text:p text:style-name="P18"><text:span text:style-name="Strong_20_Emphasis"><text:span text:style-name="T7">Долговечность</text:span></text:span></text:p>
          </table:table-cell>
          <table:table-cell table:style-name="Таблица109.A2" office:value-type="string">
            <text:p text:style-name="P20">Свойство системы сохранять работоспособность до наступления предельного состояния</text:p>
          </table:table-cell>
          <table:table-cell table:style-name="Таблица109.A2" office:value-type="string">
            <text:p text:style-name="P20">Срок службы системы</text:p>
          </table:table-cell>
          <table:table-cell table:style-name="Таблица109.A2" office:value-type="string">
            <text:p text:style-name="P20">Срок службы (годы)</text:p>
          </table:table-cell>
        </table:table-row>
        <table:table-row>
          <table:table-cell table:style-name="Таблица109.A2" office:value-type="string">
            <text:p text:style-name="P18"><text:span text:style-name="Strong_20_Emphasis"><text:span text:style-name="T7">Готовность</text:span></text:span></text:p>
          </table:table-cell>
          <table:table-cell table:style-name="Таблица109.A2" office:value-type="string">
            <text:p text:style-name="P20">Вероятность того, что система окажется работоспособной в произвольный момент времени</text:p>
          </table:table-cell>
          <table:table-cell table:style-name="Таблица109.A2" office:value-type="string">
            <text:p text:style-name="P20">Сочетание безотказности и ремонтопригодности</text:p>
          </table:table-cell>
          <table:table-cell table:style-name="Таблица109.A2" office:value-type="string">
            <text:p text:style-name="P20">Коэффициент готовности (Kг = T / (T + Tв))</text:p>
          </table:table-cell>
        </table:table-row>
        <table:table-row>
          <table:table-cell table:style-name="Таблица109.A2" office:value-type="string">
            <text:p text:style-name="P18"><text:span text:style-name="Strong_20_Emphasis"><text:span text:style-name="T7">Устойчивость</text:span></text:span></text:p>
          </table:table-cell>
          <table:table-cell table:style-name="Таблица109.A2" office:value-type="string">
            <text:p text:style-name="P20">Способность системы сохранять работоспособность при воздействии внешних факторов</text:p>
          </table:table-cell>
          <table:table-cell table:style-name="Таблица109.A2" office:value-type="string">
            <text:p text:style-name="P20">Работа при перегрузках, сбоях оборудования</text:p>
          </table:table-cell>
          <table:table-cell table:style-name="Таблица109.A2" office:value-type="string">
            <text:p text:style-name="P19">Количество допустимых отклонений</text:p>
          </table:table-cell>
        </table:table-row>
      </table:table>
      <text:h text:style-name="P5" text:outline-level="3">3. Причины снижения надежности ИС</text:h>
      <table:table table:name="Таблица110" table:style-name="Таблица110">
        <table:table-column table:style-name="Таблица110.A"/>
        <table:table-column table:style-name="Таблица110.B"/>
        <table:table-column table:style-name="Таблица110.C"/>
        <table:table-header-rows>
          <table:table-row>
            <table:table-cell table:style-name="Таблица110.A1" office:value-type="string">
              <text:p text:style-name="P30">Группа причин</text:p>
            </table:table-cell>
            <table:table-cell table:style-name="Таблица110.A1" office:value-type="string">
              <text:p text:style-name="P30">Конкретные причины</text:p>
            </table:table-cell>
            <table:table-cell table:style-name="Таблица110.A1" office:value-type="string">
              <text:p text:style-name="P30">Влияние на надежность</text:p>
            </table:table-cell>
          </table:table-row>
        </table:table-header-rows>
        <table:table-row>
          <table:table-cell table:style-name="Таблица110.A2" office:value-type="string">
            <text:p text:style-name="P18"><text:span text:style-name="Strong_20_Emphasis"><text:span text:style-name="T7">Ошибки программного обеспечения</text:span></text:span></text:p>
          </table:table-cell>
          <table:table-cell table:style-name="Таблица110.A2" office:value-type="string">
            <text:p text:style-name="P20">- Ошибки в коде<text:line-break/>- Неучтенные ситуации<text:line-break/>- Утечки памяти<text:line-break/>- Конфликты версий</text:p>
          </table:table-cell>
          <table:table-cell table:style-name="Таблица110.A2" office:value-type="string">
            <text:p text:style-name="P20">Сбои, зависания, неверная работа функций</text:p>
          </table:table-cell>
        </table:table-row>
        <table:table-row>
          <table:table-cell table:style-name="Таблица110.A2" office:value-type="string">
            <text:p text:style-name="P18"><text:span text:style-name="Strong_20_Emphasis"><text:span text:style-name="T7">Сбои оборудования</text:span></text:span></text:p>
          </table:table-cell>
          <table:table-cell table:style-name="Таблица110.A2" office:value-type="string">
            <text:p text:style-name="P20">- Отказ жестких дисков<text:line-break/>- Проблемы с <text:soft-page-break/>электропитанием<text:line-break/>- Перегрев<text:line-break/>- Выход из строя компонентов</text:p>
          </table:table-cell>
          <table:table-cell table:style-name="Таблица110.A2" office:value-type="string">
            <text:p text:style-name="P20">Полная или частичная недоступность системы</text:p>
          </table:table-cell>
        </table:table-row>
        <table:table-row>
          <table:table-cell table:style-name="Таблица110.A2" office:value-type="string">
            <text:p text:style-name="P18"><text:span text:style-name="Strong_20_Emphasis"><text:span text:style-name="T7">Ошибки пользователей</text:span></text:span></text:p>
          </table:table-cell>
          <table:table-cell table:style-name="Таблица110.A2" office:value-type="string">
            <text:p text:style-name="P20">- Некорректные действия<text:line-break/>- Ввод неверных данных<text:line-break/>- Нарушение инструкций</text:p>
          </table:table-cell>
          <table:table-cell table:style-name="Таблица110.A2" office:value-type="string">
            <text:p text:style-name="P20">Искажение данных, некорректная работа</text:p>
          </table:table-cell>
        </table:table-row>
        <table:table-row>
          <table:table-cell table:style-name="Таблица110.A2" office:value-type="string">
            <text:p text:style-name="P18"><text:span text:style-name="Strong_20_Emphasis"><text:span text:style-name="T7">Сетевые проблемы</text:span></text:span></text:p>
          </table:table-cell>
          <table:table-cell table:style-name="Таблица110.A2" office:value-type="string">
            <text:p text:style-name="P20">- Потеря соединения<text:line-break/>- Низкая пропускная способность<text:line-break/>- Перегрузка каналов</text:p>
          </table:table-cell>
          <table:table-cell table:style-name="Таблица110.A2" office:value-type="string">
            <text:p text:style-name="P20">Недоступность для удаленных пользователей, задержки</text:p>
          </table:table-cell>
        </table:table-row>
        <table:table-row>
          <table:table-cell table:style-name="Таблица110.A2" office:value-type="string">
            <text:p text:style-name="P18"><text:span text:style-name="Strong_20_Emphasis"><text:span text:style-name="T7">Внешние воздействия</text:span></text:span></text:p>
          </table:table-cell>
          <table:table-cell table:style-name="Таблица110.A2" office:value-type="string">
            <text:p text:style-name="P20">- Атаки злоумышленников<text:line-break/>- Вирусы<text:line-break/>- Стихийные бедствия</text:p>
          </table:table-cell>
          <table:table-cell table:style-name="Таблица110.A2" office:value-type="string">
            <text:p text:style-name="P20">Потеря данных, остановка работы</text:p>
          </table:table-cell>
        </table:table-row>
        <table:table-row>
          <table:table-cell table:style-name="Таблица110.A2" office:value-type="string">
            <text:p text:style-name="P18"><text:span text:style-name="Strong_20_Emphasis"><text:span text:style-name="T7">Недостатки проектирования</text:span></text:span></text:p>
          </table:table-cell>
          <table:table-cell table:style-name="Таблица110.A2" office:value-type="string">
            <text:p text:style-name="P20">- Неправильная архитектура<text:line-break/>- Недостаточное тестирование<text:line-break/>- Неучтенные сценарии нагрузки</text:p>
          </table:table-cell>
          <table:table-cell table:style-name="Таблица110.A2" office:value-type="string">
            <text:p text:style-name="P19">Системные сбои при нагрузке, "узкие места"</text:p>
          </table:table-cell>
        </table:table-row>
      </table:table>
      <text:h text:style-name="P5" text:outline-level="3">4. Меры повышения надежности ИС</text:h>
      <table:table table:name="Таблица111" table:style-name="Таблица111">
        <table:table-column table:style-name="Таблица111.A"/>
        <table:table-column table:style-name="Таблица111.B"/>
        <table:table-column table:style-name="Таблица111.C"/>
        <table:table-header-rows>
          <table:table-row>
            <table:table-cell table:style-name="Таблица111.A1" office:value-type="string">
              <text:p text:style-name="P30">Мера</text:p>
            </table:table-cell>
            <table:table-cell table:style-name="Таблица111.A1" office:value-type="string">
              <text:p text:style-name="P30">Описание</text:p>
            </table:table-cell>
            <table:table-cell table:style-name="Таблица111.A1" office:value-type="string">
              <text:p text:style-name="P30">Влияние на показатели</text:p>
            </table:table-cell>
          </table:table-row>
        </table:table-header-rows>
        <table:table-row>
          <table:table-cell table:style-name="Таблица111.A2" office:value-type="string">
            <text:p text:style-name="P18"><text:span text:style-name="Strong_20_Emphasis"><text:span text:style-name="T7">Резервирование оборудования</text:span></text:span></text:p>
          </table:table-cell>
          <table:table-cell table:style-name="Таблица111.A2" office:value-type="string">
            <text:p text:style-name="P20">Дублирование критических компонентов (RAID, источники питания, сетевые интерфейсы)</text:p>
          </table:table-cell>
          <table:table-cell table:style-name="Таблица111.A2" office:value-type="string">
            <text:p text:style-name="P20">Повышение безотказности, снижение времени простоя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Кластеризация</text:span></text:span></text:p>
          </table:table-cell>
          <table:table-cell table:style-name="Таблица111.A2" office:value-type="string">
            <text:p text:style-name="P20">Объединение нескольких серверов для совместной работы</text:p>
          </table:table-cell>
          <table:table-cell table:style-name="Таблица111.A2" office:value-type="string">
            <text:p text:style-name="P20">Повышение готовности, масштабирование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Регулярное резервное копирование</text:span></text:span></text:p>
          </table:table-cell>
          <table:table-cell table:style-name="Таблица111.A2" office:value-type="string">
            <text:p text:style-name="P20">Создание копий данных для восстановления</text:p>
          </table:table-cell>
          <table:table-cell table:style-name="Таблица111.A2" office:value-type="string">
            <text:p text:style-name="P20">Повышение восстанавливаемости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Мониторинг</text:span></text:span></text:p>
          </table:table-cell>
          <table:table-cell table:style-name="Таблица111.A2" office:value-type="string">
            <text:p text:style-name="P20">Постоянное наблюдение за состоянием системы, раннее <text:soft-page-break/>обнаружение проблем</text:p>
          </table:table-cell>
          <table:table-cell table:style-name="Таблица111.A2" office:value-type="string">
            <text:p text:style-name="P20">Снижение времени реакции, профилактика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Тестирование</text:span></text:span></text:p>
          </table:table-cell>
          <table:table-cell table:style-name="Таблица111.A2" office:value-type="string">
            <text:p text:style-name="P20">Проверка системы на разных этапах, нагрузочное тестирование</text:p>
          </table:table-cell>
          <table:table-cell table:style-name="Таблица111.A2" office:value-type="string">
            <text:p text:style-name="P20">Повышение безотказности, выявление слабых мест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Обучение пользователей</text:span></text:span></text:p>
          </table:table-cell>
          <table:table-cell table:style-name="Таблица111.A2" office:value-type="string">
            <text:p text:style-name="P20">Повышение квалификации, инструктажи</text:p>
          </table:table-cell>
          <table:table-cell table:style-name="Таблица111.A2" office:value-type="string">
            <text:p text:style-name="P20">Снижение количества ошибок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Обновление ПО</text:span></text:span></text:p>
          </table:table-cell>
          <table:table-cell table:style-name="Таблица111.A2" office:value-type="string">
            <text:p text:style-name="P20">Своевременное исправление ошибок, установка патчей</text:p>
          </table:table-cell>
          <table:table-cell table:style-name="Таблица111.A2" office:value-type="string">
            <text:p text:style-name="P20">Повышение безотказности, безопасности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Использование ИБП</text:span></text:span></text:p>
          </table:table-cell>
          <table:table-cell table:style-name="Таблица111.A2" office:value-type="string">
            <text:p text:style-name="P20">Защита от сбоев электропитания</text:p>
          </table:table-cell>
          <table:table-cell table:style-name="Таблица111.A2" office:value-type="string">
            <text:p text:style-name="P20">Повышение устойчивости, предотвращение потери данных</text:p>
          </table:table-cell>
        </table:table-row>
        <table:table-row>
          <table:table-cell table:style-name="Таблица111.A2" office:value-type="string">
            <text:p text:style-name="P18"><text:span text:style-name="Strong_20_Emphasis"><text:span text:style-name="T7">Документирование</text:span></text:span></text:p>
          </table:table-cell>
          <table:table-cell table:style-name="Таблица111.A2" office:value-type="string">
            <text:p text:style-name="P20">Наличие инструкций по восстановлению, регламентов</text:p>
          </table:table-cell>
          <table:table-cell table:style-name="Таблица111.A2" office:value-type="string">
            <text:p text:style-name="P19">Повышение ремонтопригодности</text:p>
          </table:table-cell>
        </table:table-row>
      </table:table>
      <text:h text:style-name="P5" text:outline-level="3">5. Выбор ИС для анализа</text:h>
      <text:p text:style-name="P89">Для анализа надежности выбрана АИС «Система регистрации заявок пользователей» (гибридная система с ботом и операторами).</text:p>
      <text:h text:style-name="P5" text:outline-level="3">6. Оценка надежности АИС</text:h>
      <text:p text:style-name="P34"><text:span text:style-name="Strong_20_Emphasis"><text:span text:style-name="T14">Таблица 43 – Оценка надежности АИС «Система регистрации заявок пользователей»</text:span></text:span></text:p>
      <table:table table:name="Таблица112" table:style-name="Таблица112">
        <table:table-column table:style-name="Таблица112.A"/>
        <table:table-column table:style-name="Таблица112.B"/>
        <table:table-column table:style-name="Таблица112.C"/>
        <table:table-column table:style-name="Таблица112.D"/>
        <table:table-header-rows>
          <table:table-row>
            <table:table-cell table:style-name="Таблица112.A1" office:value-type="string">
              <text:p text:style-name="P30">Показатель</text:p>
            </table:table-cell>
            <table:table-cell table:style-name="Таблица112.A1" office:value-type="string">
              <text:p text:style-name="P30">Оценка</text:p>
            </table:table-cell>
            <table:table-cell table:style-name="Таблица112.A1" office:value-type="string">
              <text:p text:style-name="P30">Обоснование</text:p>
            </table:table-cell>
            <table:table-cell table:style-name="Таблица112.A1" office:value-type="string">
              <text:p text:style-name="P30">Рекомендации по улучшению</text:p>
            </table:table-cell>
          </table:table-row>
        </table:table-header-rows>
        <table:table-row>
          <table:table-cell table:style-name="Таблица112.A2" office:value-type="string">
            <text:p text:style-name="P18"><text:span text:style-name="Strong_20_Emphasis"><text:span text:style-name="T7">Безотказность</text:span></text:span></text:p>
          </table:table-cell>
          <table:table-cell table:style-name="Таблица112.A2" office:value-type="string">
            <text:p text:style-name="P20">Средняя</text:p>
          </table:table-cell>
          <table:table-cell table:style-name="Таблица112.A2" office:value-type="string">
            <text:p text:style-name="P20">Система работает стабильно при нормальной нагрузке, но возможны сбои при пиковых нагрузках (более 500 заявок в день). Средняя наработка на отказ — около 300 часов.</text:p>
          </table:table-cell>
          <table:table-cell table:style-name="Таблица112.A2" office:value-type="string">
            <text:p text:style-name="P20">- Провести нагрузочное тестирование<text:line-break/>- Оптимизировать запросы к БД<text:line-break/>- Добавить кэширование</text:p>
          </table:table-cell>
        </table:table-row>
        <table:table-row>
          <table:table-cell table:style-name="Таблица112.A2" office:value-type="string">
            <text:p text:style-name="P18"><text:span text:style-name="Strong_20_Emphasis"><text:span text:style-name="T7">Ремонтопригодность</text:span></text:span></text:p>
          </table:table-cell>
          <table:table-cell table:style-name="Таблица112.A2" office:value-type="string">
            <text:p text:style-name="P20">Высокая</text:p>
          </table:table-cell>
          <table:table-cell table:style-name="Таблица112.A2" office:value-type="string">
            <text:p text:style-name="P20">Наличие документации, <text:soft-page-break/>регламентов, обученного персонала. Среднее время восстановления после сбоя — 1-2 часа.</text:p>
          </table:table-cell>
          <table:table-cell table:style-name="Таблица112.A2" office:value-type="string">
            <text:p text:style-name="P20">- Автоматизировать <text:soft-page-break/>процессы восстановления<text:line-break/>- Создать базу знаний по типовым проблемам</text:p>
          </table:table-cell>
        </table:table-row>
        <table:table-row>
          <table:table-cell table:style-name="Таблица112.A2" office:value-type="string">
            <text:p text:style-name="P18"><text:span text:style-name="Strong_20_Emphasis"><text:span text:style-name="T7">Восстанавливаемость</text:span></text:span></text:p>
          </table:table-cell>
          <table:table-cell table:style-name="Таблица112.A2" office:value-type="string">
            <text:p text:style-name="P20">Высокая</text:p>
          </table:table-cell>
          <table:table-cell table:style-name="Таблица112.A2" office:value-type="string">
            <text:p text:style-name="P20">Регулярное резервное копирование (ежедневное), наличие процедур восстановления. Возможность восстановления данных на любой момент в пределах 14 дней.</text:p>
          </table:table-cell>
          <table:table-cell table:style-name="Таблица112.A2" office:value-type="string">
            <text:p text:style-name="P20">- Сократить интервал между резервными копиями<text:line-break/>- Внедрить репликацию данных</text:p>
          </table:table-cell>
        </table:table-row>
        <table:table-row>
          <table:table-cell table:style-name="Таблица112.A2" office:value-type="string">
            <text:p text:style-name="P18"><text:span text:style-name="Strong_20_Emphasis"><text:span text:style-name="T7">Долговечность</text:span></text:span></text:p>
          </table:table-cell>
          <table:table-cell table:style-name="Таблица112.A2" office:value-type="string">
            <text:p text:style-name="P20">Высокая</text:p>
          </table:table-cell>
          <table:table-cell table:style-name="Таблица112.A2" office:value-type="string">
            <text:p text:style-name="P20">Система спроектирована с учетом развития, модульная архитектура позволяет заменять компоненты. Ожидаемый срок службы — 5-7 лет.</text:p>
          </table:table-cell>
          <table:table-cell table:style-name="Таблица112.A2" office:value-type="string">
            <text:p text:style-name="P20">- Планировать регулярные обновления<text:line-break/>- Следить за устареванием технологий</text:p>
          </table:table-cell>
        </table:table-row>
        <table:table-row>
          <table:table-cell table:style-name="Таблица112.A2" office:value-type="string">
            <text:p text:style-name="P18"><text:span text:style-name="Strong_20_Emphasis"><text:span text:style-name="T7">Готовность (коэффициент готовности)</text:span></text:span></text:p>
          </table:table-cell>
          <table:table-cell table:style-name="Таблица112.A2" office:value-type="string">
            <text:p text:style-name="P20">0,995 (99,5%)</text:p>
          </table:table-cell>
          <table:table-cell table:style-name="Таблица112.A2" office:value-type="string">
            <text:p text:style-name="P20">Система доступна 99,5% времени, что означает около 3,5 часов простоя в месяц.</text:p>
          </table:table-cell>
          <table:table-cell table:style-name="Таблица112.A2" office:value-type="string">
            <text:p text:style-name="P20">- Повысить до 99,9% за счет резервирования</text:p>
          </table:table-cell>
        </table:table-row>
        <table:table-row>
          <table:table-cell table:style-name="Таблица112.A2" office:value-type="string">
            <text:p text:style-name="P18"><text:span text:style-name="Strong_20_Emphasis"><text:span text:style-name="T7">Устойчивость</text:span></text:span></text:p>
          </table:table-cell>
          <table:table-cell table:style-name="Таблица112.A2" office:value-type="string">
            <text:p text:style-name="P20">Средняя</text:p>
          </table:table-cell>
          <table:table-cell table:style-name="Таблица112.A2" office:value-type="string">
            <text:p text:style-name="P20">Система устойчива к типовым сбоям, но может давать сбои при DDoS-атаках или массовых сбоях оборудования.</text:p>
          </table:table-cell>
          <table:table-cell table:style-name="Таблица112.A2" office:value-type="string">
            <text:p text:style-name="P19">- Внедрить защиту от DDoS<text:line-break/>- Добавить резервные каналы связи</text:p>
          </table:table-cell>
        </table:table-row>
      </table:table>
      <text:h text:style-name="P5" text:outline-level="3">7. Расчет показателей надежности (пример)</text:h>
      <text:p text:style-name="P34"><text:span text:style-name="Strong_20_Emphasis"><text:span text:style-name="T14">Исходные данные за месяц (30 дней):</text:span></text:span></text:p>
      <text:list text:style-name="L57">
        <text:list-item>
          <text:p text:style-name="P134">Общее время работы системы: 30 дней × 24 часа = 720 часов</text:p>
        </text:list-item>
        <text:list-item>
          <text:p text:style-name="P134">Время простоев: 3,5 часа</text:p>
        </text:list-item>
        <text:list-item>
          <text:p text:style-name="P134">Количество отказов: 2</text:p>
        </text:list-item>
        <text:list-item>
          <text:p text:style-name="P134">Время восстановления после первого отказа: 1,5 часа</text:p>
        </text:list-item>
        <text:list-item>
          <text:p text:style-name="P134">Время восстановления после второго отказа: 2 часа</text:p>
        </text:list-item>
      </text:list>
      <text:p text:style-name="P34"><text:soft-page-break/><text:span text:style-name="Strong_20_Emphasis"><text:span text:style-name="T14">Расчет показателей:</text:span></text:span></text:p>
      <text:list text:style-name="L58">
        <text:list-item>
          <text:p text:style-name="P66"><text:span text:style-name="Strong_20_Emphasis"><text:span text:style-name="T14">Коэффициент готовности (Kг):</text:span></text:span></text:p>
          <text:p text:style-name="P155">text</text:p>
          <text:p text:style-name="P15">Kг = (Общее время - Время простоев) / Общее время</text:p>
          <text:p text:style-name="P15">Kг = (720 - 3,5) / 720 = 716,5 / 720 = 0,9951 (99,51%)</text:p>
        </text:list-item>
        <text:list-item>
          <text:p text:style-name="P66"><text:span text:style-name="Strong_20_Emphasis"><text:span text:style-name="T14">Средняя наработка на отказ (T0):</text:span></text:span></text:p>
          <text:p text:style-name="P156">text</text:p>
          <text:p text:style-name="P15">T0 = Общее время работы / Количество отказов</text:p>
          <text:p text:style-name="P15">T0 = 720 / 2 = 360 часов</text:p>
        </text:list-item>
        <text:list-item>
          <text:p text:style-name="P66"><text:span text:style-name="Strong_20_Emphasis"><text:span text:style-name="T14">Среднее время восстановления (Tв):</text:span></text:span></text:p>
          <text:p text:style-name="P156">text</text:p>
          <text:p text:style-name="P15">Tв = Сумма времени восстановления / Количество отказов</text:p>
          <text:p text:style-name="P15">Tв = (1,5 + 2) / 2 = 3,5 / 2 = 1,75 часа (105 минут)</text:p>
        </text:list-item>
        <text:list-item>
          <text:p text:style-name="P66"><text:span text:style-name="Strong_20_Emphasis"><text:span text:style-name="T14">Коэффициент технического использования (Kти):</text:span></text:span><text:span text:style-name="T15"><text:line-break/>Учитывает также время на профилактические работы. При 2 часах профилактики в месяц:</text:span></text:p>
          <text:p text:style-name="P156">text</text:p>
          <text:p text:style-name="P15">Kти = (720 - 3,5 - 2) / 720 = 714,5 / 720 = 0,9924 (99,24%)</text:p>
        </text:list-item>
      </text:list>
      <text:h text:style-name="P5" text:outline-level="3">8. Сравнение с нормативами</text:h>
      <text:p text:style-name="P34"><text:span text:style-name="Strong_20_Emphasis"><text:span text:style-name="T14">Таблица 44 – Сравнение с требованиями к надежности</text:span></text:span></text:p>
      <table:table table:name="Таблица113" table:style-name="Таблица113">
        <table:table-column table:style-name="Таблица113.A"/>
        <table:table-column table:style-name="Таблица113.B"/>
        <table:table-column table:style-name="Таблица113.C"/>
        <table:table-column table:style-name="Таблица113.D"/>
        <table:table-header-rows>
          <table:table-row>
            <table:table-cell table:style-name="Таблица113.A1" office:value-type="string">
              <text:p text:style-name="P30">Показатель</text:p>
            </table:table-cell>
            <table:table-cell table:style-name="Таблица113.A1" office:value-type="string">
              <text:p text:style-name="P30">Фактическое значение</text:p>
            </table:table-cell>
            <table:table-cell table:style-name="Таблица113.A1" office:value-type="string">
              <text:p text:style-name="P30">Целевое значение (по SLA)</text:p>
            </table:table-cell>
            <table:table-cell table:style-name="Таблица113.A1" office:value-type="string">
              <text:p text:style-name="P30">Соответствие</text:p>
            </table:table-cell>
          </table:table-row>
        </table:table-header-rows>
        <table:table-row>
          <table:table-cell table:style-name="Таблица113.A2" office:value-type="string">
            <text:p text:style-name="P20">Коэффициент готовности</text:p>
          </table:table-cell>
          <table:table-cell table:style-name="Таблица113.A2" office:value-type="string">
            <text:p text:style-name="P20">99,51%</text:p>
          </table:table-cell>
          <table:table-cell table:style-name="Таблица113.A2" office:value-type="string">
            <text:p text:style-name="P20">99,5%</text:p>
          </table:table-cell>
          <table:table-cell table:style-name="Таблица113.A2" office:value-type="string">
            <text:p text:style-name="P22">✓ <text:span text:style-name="T3">Соответствует</text:span></text:p>
          </table:table-cell>
        </table:table-row>
        <table:table-row>
          <table:table-cell table:style-name="Таблица113.A2" office:value-type="string">
            <text:p text:style-name="P20">Средняя наработка на отказ</text:p>
          </table:table-cell>
          <table:table-cell table:style-name="Таблица113.A2" office:value-type="string">
            <text:p text:style-name="P20">360 часов</text:p>
          </table:table-cell>
          <table:table-cell table:style-name="Таблица113.A2" office:value-type="string">
            <text:p text:style-name="P20">300 часов</text:p>
          </table:table-cell>
          <table:table-cell table:style-name="Таблица113.A2" office:value-type="string">
            <text:p text:style-name="P22">✓ <text:span text:style-name="T3">Соответствует</text:span></text:p>
          </table:table-cell>
        </table:table-row>
        <table:table-row>
          <table:table-cell table:style-name="Таблица113.A2" office:value-type="string">
            <text:p text:style-name="P20">Среднее время восстановления</text:p>
          </table:table-cell>
          <table:table-cell table:style-name="Таблица113.A2" office:value-type="string">
            <text:p text:style-name="P20">1,75 часа</text:p>
          </table:table-cell>
          <table:table-cell table:style-name="Таблица113.A2" office:value-type="string">
            <text:p text:style-name="P20">2 часа</text:p>
          </table:table-cell>
          <table:table-cell table:style-name="Таблица113.A2" office:value-type="string">
            <text:p text:style-name="P22">✓ <text:span text:style-name="T3">Соответствует</text:span></text:p>
          </table:table-cell>
        </table:table-row>
        <table:table-row>
          <table:table-cell table:style-name="Таблица113.A2" office:value-type="string">
            <text:p text:style-name="P20">Коэффициент технического использования</text:p>
          </table:table-cell>
          <table:table-cell table:style-name="Таблица113.A2" office:value-type="string">
            <text:p text:style-name="P20">99,24%</text:p>
          </table:table-cell>
          <table:table-cell table:style-name="Таблица113.A2" office:value-type="string">
            <text:p text:style-name="P20">99,0%</text:p>
          </table:table-cell>
          <table:table-cell table:style-name="Таблица113.A2" office:value-type="string">
            <text:p text:style-name="P21">✓ <text:span text:style-name="T3">Соответствует</text:span></text:p>
          </table:table-cell>
        </table:table-row>
      </table:table>
      <text:h text:style-name="P5" text:outline-level="3"><text:soft-page-break/>9. Меры по повышению надежности</text:h>
      <text:p text:style-name="P34"><text:span text:style-name="Strong_20_Emphasis"><text:span text:style-name="T14">Таблица 45 – План мероприятий по повышению надежности</text:span></text:span></text:p>
      <table:table table:name="Таблица114" table:style-name="Таблица114">
        <table:table-column table:style-name="Таблица114.A"/>
        <table:table-column table:style-name="Таблица114.B"/>
        <table:table-column table:style-name="Таблица114.C"/>
        <table:table-column table:style-name="Таблица114.D"/>
        <table:table-column table:style-name="Таблица114.E"/>
        <table:table-header-rows>
          <table:table-row>
            <table:table-cell table:style-name="Таблица114.A1" office:value-type="string">
              <text:p text:style-name="P30">Мера</text:p>
            </table:table-cell>
            <table:table-cell table:style-name="Таблица114.A1" office:value-type="string">
              <text:p text:style-name="P30">Описание</text:p>
            </table:table-cell>
            <table:table-cell table:style-name="Таблица114.A1" office:value-type="string">
              <text:p text:style-name="P30">Сроки</text:p>
            </table:table-cell>
            <table:table-cell table:style-name="Таблица114.A1" office:value-type="string">
              <text:p text:style-name="P30">Ответственный</text:p>
            </table:table-cell>
            <table:table-cell table:style-name="Таблица114.A1" office:value-type="string">
              <text:p text:style-name="P30">Ожидаемый эффект</text:p>
            </table:table-cell>
          </table:table-row>
        </table:table-header-rows>
        <table:table-row>
          <table:table-cell table:style-name="Таблица114.A2" office:value-type="string">
            <text:p text:style-name="P18"><text:span text:style-name="Strong_20_Emphasis"><text:span text:style-name="T7">Внедрение кластеризации</text:span></text:span></text:p>
          </table:table-cell>
          <table:table-cell table:style-name="Таблица114.A2" office:value-type="string">
            <text:p text:style-name="P20">Установка второго сервера для обеспечения отказоустойчивости</text:p>
          </table:table-cell>
          <table:table-cell table:style-name="Таблица114.A2" office:value-type="string">
            <text:p text:style-name="P20">3 месяца</text:p>
          </table:table-cell>
          <table:table-cell table:style-name="Таблица114.A2" office:value-type="string">
            <text:p text:style-name="P20">Администратор</text:p>
          </table:table-cell>
          <table:table-cell table:style-name="Таблица114.A2" office:value-type="string">
            <text:p text:style-name="P20">Повышение Kг до 99,9%</text:p>
          </table:table-cell>
        </table:table-row>
        <table:table-row>
          <table:table-cell table:style-name="Таблица114.A2" office:value-type="string">
            <text:p text:style-name="P18"><text:span text:style-name="Strong_20_Emphasis"><text:span text:style-name="T7">Оптимизация БД</text:span></text:span></text:p>
          </table:table-cell>
          <table:table-cell table:style-name="Таблица114.A2" office:value-type="string">
            <text:p text:style-name="P20">Добавление индексов, оптимизация запросов, настройка кэширования</text:p>
          </table:table-cell>
          <table:table-cell table:style-name="Таблица114.A2" office:value-type="string">
            <text:p text:style-name="P20">1 месяц</text:p>
          </table:table-cell>
          <table:table-cell table:style-name="Таблица114.A2" office:value-type="string">
            <text:p text:style-name="P20">Разработчик</text:p>
          </table:table-cell>
          <table:table-cell table:style-name="Таблица114.A2" office:value-type="string">
            <text:p text:style-name="P20">Снижение нагрузки, повышение скорости работы</text:p>
          </table:table-cell>
        </table:table-row>
        <table:table-row>
          <table:table-cell table:style-name="Таблица114.A2" office:value-type="string">
            <text:p text:style-name="P18"><text:span text:style-name="Strong_20_Emphasis"><text:span text:style-name="T7">Автоматизация мониторинга</text:span></text:span></text:p>
          </table:table-cell>
          <table:table-cell table:style-name="Таблица114.A2" office:value-type="string">
            <text:p text:style-name="P20">Внедрение системы мониторинга с оповещениями о проблемах</text:p>
          </table:table-cell>
          <table:table-cell table:style-name="Таблица114.A2" office:value-type="string">
            <text:p text:style-name="P20">2 недели</text:p>
          </table:table-cell>
          <table:table-cell table:style-name="Таблица114.A2" office:value-type="string">
            <text:p text:style-name="P20">Администратор</text:p>
          </table:table-cell>
          <table:table-cell table:style-name="Таблица114.A2" office:value-type="string">
            <text:p text:style-name="P20">Раннее выявление проблем, сокращение простоев</text:p>
          </table:table-cell>
        </table:table-row>
        <table:table-row>
          <table:table-cell table:style-name="Таблица114.A2" office:value-type="string">
            <text:p text:style-name="P18"><text:span text:style-name="Strong_20_Emphasis"><text:span text:style-name="T7">Регулярное нагрузочное тестирование</text:span></text:span></text:p>
          </table:table-cell>
          <table:table-cell table:style-name="Таблица114.A2" office:value-type="string">
            <text:p text:style-name="P20">Проведение тестов раз в квартал для выявления "узких мест"</text:p>
          </table:table-cell>
          <table:table-cell table:style-name="Таблица114.A2" office:value-type="string">
            <text:p text:style-name="P20">Ежеквартально</text:p>
          </table:table-cell>
          <table:table-cell table:style-name="Таблица114.A2" office:value-type="string">
            <text:p text:style-name="P20">Тестировщик</text:p>
          </table:table-cell>
          <table:table-cell table:style-name="Таблица114.A2" office:value-type="string">
            <text:p text:style-name="P20">Предотвращение сбоев при росте нагрузки</text:p>
          </table:table-cell>
        </table:table-row>
        <table:table-row>
          <table:table-cell table:style-name="Таблица114.A2" office:value-type="string">
            <text:p text:style-name="P18"><text:span text:style-name="Strong_20_Emphasis"><text:span text:style-name="T7">Обучение персонала действиям при сбоях</text:span></text:span></text:p>
          </table:table-cell>
          <table:table-cell table:style-name="Таблица114.A2" office:value-type="string">
            <text:p text:style-name="P20">Проведение тренингов, отработка процедур восстановления</text:p>
          </table:table-cell>
          <table:table-cell table:style-name="Таблица114.A2" office:value-type="string">
            <text:p text:style-name="P20">Ежемесячно</text:p>
          </table:table-cell>
          <table:table-cell table:style-name="Таблица114.A2" office:value-type="string">
            <text:p text:style-name="P20">Руководитель</text:p>
          </table:table-cell>
          <table:table-cell table:style-name="Таблица114.A2" office:value-type="string">
            <text:p text:style-name="P20">Сокращение времени восстановления</text:p>
          </table:table-cell>
        </table:table-row>
        <table:table-row>
          <table:table-cell table:style-name="Таблица114.A2" office:value-type="string">
            <text:p text:style-name="P18"><text:span text:style-name="Strong_20_Emphasis"><text:span text:style-name="T7">Резервирование сетевых каналов</text:span></text:span></text:p>
          </table:table-cell>
          <table:table-cell table:style-name="Таблица114.A2" office:value-type="string">
            <text:p text:style-name="P20">Подключение второго провайдера для обеспечения бесперебойного доступа</text:p>
          </table:table-cell>
          <table:table-cell table:style-name="Таблица114.A2" office:value-type="string">
            <text:p text:style-name="P20">2 месяца</text:p>
          </table:table-cell>
          <table:table-cell table:style-name="Таблица114.A2" office:value-type="string">
            <text:p text:style-name="P20">Администратор</text:p>
          </table:table-cell>
          <table:table-cell table:style-name="Таблица114.A2" office:value-type="string">
            <text:p text:style-name="P19">Повышение устойчивости к сетевым проблемам</text:p>
          </table:table-cell>
        </table:table-row>
      </table:table>
      <text:h text:style-name="P5" text:outline-level="3"><text:soft-page-break/>10. Выводы</text:h>
      <text:list text:style-name="L59">
        <text:list-item>
          <text:p text:style-name="P67"><text:span text:style-name="Strong_20_Emphasis"><text:span text:style-name="T14">Надежность является критическим свойством информационной системы</text:span></text:span><text:span text:style-name="T15">, особенно для систем, обеспечивающих поддержку пользователей. Простои системы приводят к необработанным заявкам, недовольству клиентов и прямым потерям для бизнеса.</text:span></text:p>
        </text:list-item>
        <text:list-item>
          <text:p text:style-name="P67"><text:span text:style-name="Strong_20_Emphasis"><text:span text:style-name="T14">Показатели надежности (безотказность, ремонтопригодность, восстанавливаемость, долговечность, готовность)</text:span></text:span><text:span text:style-name="T15"> позволяют количественно оценить качество системы и ее соответствие требованиям. Регулярный расчет этих показателей необходим для контроля и управления надежностью.</text:span></text:p>
        </text:list-item>
        <text:list-item>
          <text:p text:style-name="P67"><text:span text:style-name="Strong_20_Emphasis"><text:span text:style-name="T14">АИС «Система регистрации заявок пользователей»</text:span></text:span><text:span text:style-name="T15"> демонстрирует приемлемый уровень надежности, соответствующий типовым требованиям (Kг = 99,5%). Однако есть резервы для улучшения, особенно в части отказоустойчивости и автоматизации восстановления.</text:span></text:p>
        </text:list-item>
        <text:list-item>
          <text:p text:style-name="P68"><text:span text:style-name="Strong_20_Emphasis"><text:span text:style-name="T14">Основные направления повышения надежности:</text:span></text:span></text:p>
          <text:list>
            <text:list-item>
              <text:p text:style-name="P135">Резервирование критических компонентов (серверы, каналы связи);</text:p>
            </text:list-item>
            <text:list-item>
              <text:p text:style-name="P135">Автоматизация мониторинга и оповещения;</text:p>
            </text:list-item>
            <text:list-item>
              <text:p text:style-name="P135">Регулярное тестирование, включая нагрузочное;</text:p>
            </text:list-item>
            <text:list-item>
              <text:p text:style-name="P135">Оптимизация производительности для предотвращения сбоев при нагрузке;</text:p>
            </text:list-item>
            <text:list-item>
              <text:p text:style-name="P135">Обучение персонала и отработка процедур восстановления.</text:p>
            </text:list-item>
          </text:list>
        </text:list-item>
        <text:list-item>
          <text:p text:style-name="P67"><text:span text:style-name="Strong_20_Emphasis"><text:span text:style-name="T14">Обеспечение надежности — непрерывный процесс</text:span></text:span><text:span text:style-name="T15">, требующий постоянного внимания, анализа инцидентов и внедрения улучшений. Высокая надежность не достигается разовыми мерами, а формируется на протяжении всего жизненного цикла системы.</text:span></text:p>
        </text:list-item>
      </text:list>
      <text:p text:style-name="P17"/>
      <text:h text:style-name="P3" text:outline-level="2">№<text:span text:style-name="T2">22: ОБЗОР МЕТОДОВ ОБЕСПЕЧЕНИЯ И КОНТРОЛЯ КАЧЕСТВА ИС В СООТВЕТСТВИИ СО СТАНДАРТОМ. ДОСТОВЕРНОСТЬ И ЭФФЕКТИВНОСТЬ ИС</text:span></text:h>
      <text:h text:style-name="P5" text:outline-level="3">1. Изучение понятия качества ИС</text:h>
      <text:p text:style-name="P34"><text:span text:style-name="Strong_20_Emphasis"><text:span text:style-name="T14">Качество информационной системы</text:span></text:span><text:span text:style-name="T15"> — это совокупность характеристик системы, определяющих ее способность удовлетворять установленные и предполагаемые потребности пользователей при заданных условиях эксплуатации.</text:span></text:p>
      <text:p text:style-name="P34"><text:span text:style-name="T15">В соответствии со стандартом </text:span><text:span text:style-name="Strong_20_Emphasis"><text:span text:style-name="T14">ISO/IEC 25010:2011 «Systems and software engineering — Systems and software Quality Requirements and Evaluation (SQuaRE) — System and software quality models»</text:span></text:span><text:span text:style-name="T15"> выделяются следующие характеристики качества:</text:span></text:p>
      <table:table table:name="Таблица115" table:style-name="Таблица115">
        <table:table-column table:style-name="Таблица115.A"/>
        <table:table-column table:style-name="Таблица115.B"/>
        <table:table-header-rows>
          <table:table-row>
            <table:table-cell table:style-name="Таблица115.A1" office:value-type="string">
              <text:p text:style-name="P30">Характеристика</text:p>
            </table:table-cell>
            <table:table-cell table:style-name="Таблица115.A1" office:value-type="string">
              <text:p text:style-name="P30">Описание</text:p>
            </table:table-cell>
          </table:table-row>
        </table:table-header-rows>
        <table:table-row>
          <table:table-cell table:style-name="Таблица115.A2" office:value-type="string">
            <text:p text:style-name="P18"><text:span text:style-name="Strong_20_Emphasis"><text:span text:style-name="T7">Функциональная пригодность</text:span></text:span></text:p>
          </table:table-cell>
          <table:table-cell table:style-name="Таблица115.A2" office:value-type="string">
            <text:p text:style-name="P20">Способность системы обеспечивать функции, соответствующие явным и подразумеваемым потребностям</text:p>
          </table:table-cell>
        </table:table-row>
        <table:table-row>
          <table:table-cell table:style-name="Таблица115.A2" office:value-type="string">
            <text:p text:style-name="P18"><text:span text:style-name="Strong_20_Emphasis"><text:span text:style-name="T7">Производительность</text:span></text:span></text:p>
          </table:table-cell>
          <table:table-cell table:style-name="Таблица115.A2" office:value-type="string">
            <text:p text:style-name="P20">Способность системы выполнять свои функции за установленное время с требуемой эффективностью</text:p>
          </table:table-cell>
        </table:table-row>
        <table:table-row>
          <table:table-cell table:style-name="Таблица115.A2" office:value-type="string">
            <text:p text:style-name="P18"><text:span text:style-name="Strong_20_Emphasis"><text:span text:style-name="T7">Совместимость</text:span></text:span></text:p>
          </table:table-cell>
          <table:table-cell table:style-name="Таблица115.A2" office:value-type="string">
            <text:p text:style-name="P20">Способность системы обмениваться информацией с другими системами</text:p>
          </table:table-cell>
        </table:table-row>
        <table:table-row>
          <table:table-cell table:style-name="Таблица115.A2" office:value-type="string">
            <text:p text:style-name="P18"><text:span text:style-name="Strong_20_Emphasis"><text:span text:style-name="T7">Удобство использования</text:span></text:span></text:p>
          </table:table-cell>
          <table:table-cell table:style-name="Таблица115.A2" office:value-type="string">
            <text:p text:style-name="P20">Способность системы быть понятной, простой в освоении и использовании</text:p>
          </table:table-cell>
        </table:table-row>
        <table:table-row>
          <table:table-cell table:style-name="Таблица115.A2" office:value-type="string">
            <text:p text:style-name="P18"><text:span text:style-name="Strong_20_Emphasis"><text:span text:style-name="T7">Надежность</text:span></text:span></text:p>
          </table:table-cell>
          <table:table-cell table:style-name="Таблица115.A2" office:value-type="string">
            <text:p text:style-name="P20">Способность системы сохранять работоспособность при заданных условиях</text:p>
          </table:table-cell>
        </table:table-row>
        <table:table-row>
          <table:table-cell table:style-name="Таблица115.A2" office:value-type="string">
            <text:p text:style-name="P18"><text:span text:style-name="Strong_20_Emphasis"><text:span text:style-name="T7">Безопасность</text:span></text:span></text:p>
          </table:table-cell>
          <table:table-cell table:style-name="Таблица115.A2" office:value-type="string">
            <text:p text:style-name="P20">Способность системы защищать информацию и данные</text:p>
          </table:table-cell>
        </table:table-row>
        <table:table-row>
          <table:table-cell table:style-name="Таблица115.A2" office:value-type="string">
            <text:p text:style-name="P18"><text:span text:style-name="Strong_20_Emphasis"><text:span text:style-name="T7">Сопровождаемость</text:span></text:span></text:p>
          </table:table-cell>
          <table:table-cell table:style-name="Таблица115.A2" office:value-type="string">
            <text:p text:style-name="P20">Способность системы быть модифицированной для улучшения или адаптации</text:p>
          </table:table-cell>
        </table:table-row>
        <table:table-row>
          <table:table-cell table:style-name="Таблица115.A2" office:value-type="string">
            <text:p text:style-name="P18"><text:span text:style-name="Strong_20_Emphasis"><text:span text:style-name="T7">Переносимость</text:span></text:span></text:p>
          </table:table-cell>
          <table:table-cell table:style-name="Таблица115.A2" office:value-type="string">
            <text:p text:style-name="P19">Способность системы переноситься из одной среды в другую</text:p>
          </table:table-cell>
        </table:table-row>
      </table:table>
      <text:h text:style-name="P5" text:outline-level="3"><text:soft-page-break/>2. Показатели качества ИС</text:h>
      <table:table table:name="Таблица116" table:style-name="Таблица116">
        <table:table-column table:style-name="Таблица116.A"/>
        <table:table-column table:style-name="Таблица116.B"/>
        <table:table-column table:style-name="Таблица116.C"/>
        <table:table-column table:style-name="Таблица116.D"/>
        <table:table-header-rows>
          <table:table-row>
            <table:table-cell table:style-name="Таблица116.A1" office:value-type="string">
              <text:p text:style-name="P30">Показатель</text:p>
            </table:table-cell>
            <table:table-cell table:style-name="Таблица116.A1" office:value-type="string">
              <text:p text:style-name="P30">Описание</text:p>
            </table:table-cell>
            <table:table-cell table:style-name="Таблица116.A1" office:value-type="string">
              <text:p text:style-name="P30">Характеризует</text:p>
            </table:table-cell>
            <table:table-cell table:style-name="Таблица116.A1" office:value-type="string">
              <text:p text:style-name="P30">Методы оценки</text:p>
            </table:table-cell>
          </table:table-row>
        </table:table-header-rows>
        <table:table-row>
          <table:table-cell table:style-name="Таблица116.A2" office:value-type="string">
            <text:p text:style-name="P18"><text:span text:style-name="Strong_20_Emphasis"><text:span text:style-name="T7">Функциональная полнота</text:span></text:span></text:p>
          </table:table-cell>
          <table:table-cell table:style-name="Таблица116.A2" office:value-type="string">
            <text:p text:style-name="P20">Наличие всех необходимых функций</text:p>
          </table:table-cell>
          <table:table-cell table:style-name="Таблица116.A2" office:value-type="string">
            <text:p text:style-name="P20">Соответствие требованиям ТЗ</text:p>
          </table:table-cell>
          <table:table-cell table:style-name="Таблица116.A2" office:value-type="string">
            <text:p text:style-name="P20">Экспертная оценка, сравнение с требованиями</text:p>
          </table:table-cell>
        </table:table-row>
        <table:table-row>
          <table:table-cell table:style-name="Таблица116.A2" office:value-type="string">
            <text:p text:style-name="P18"><text:span text:style-name="Strong_20_Emphasis"><text:span text:style-name="T7">Достоверность данных</text:span></text:span></text:p>
          </table:table-cell>
          <table:table-cell table:style-name="Таблица116.A2" office:value-type="string">
            <text:p text:style-name="P20">Соответствие данных реальному состоянию объекта, отсутствие ошибок</text:p>
          </table:table-cell>
          <table:table-cell table:style-name="Таблица116.A2" office:value-type="string">
            <text:p text:style-name="P20">Качество информации в системе</text:p>
          </table:table-cell>
          <table:table-cell table:style-name="Таблица116.A2" office:value-type="string">
            <text:p text:style-name="P20">Контрольные подсчеты, верификация, аудит</text:p>
          </table:table-cell>
        </table:table-row>
        <table:table-row>
          <table:table-cell table:style-name="Таблица116.A2" office:value-type="string">
            <text:p text:style-name="P18"><text:span text:style-name="Strong_20_Emphasis"><text:span text:style-name="T7">Эффективность</text:span></text:span></text:p>
          </table:table-cell>
          <table:table-cell table:style-name="Таблица116.A2" office:value-type="string">
            <text:p text:style-name="P20">Соотношение результатов работы системы и затраченных ресурсов</text:p>
          </table:table-cell>
          <table:table-cell table:style-name="Таблица116.A2" office:value-type="string">
            <text:p text:style-name="P20">Производительность, экономичность</text:p>
          </table:table-cell>
          <table:table-cell table:style-name="Таблица116.A2" office:value-type="string">
            <text:p text:style-name="P20">Измерение времени отклика, загрузки ресурсов</text:p>
          </table:table-cell>
        </table:table-row>
        <table:table-row>
          <table:table-cell table:style-name="Таблица116.A2" office:value-type="string">
            <text:p text:style-name="P18"><text:span text:style-name="Strong_20_Emphasis"><text:span text:style-name="T7">Удобство использования</text:span></text:span></text:p>
          </table:table-cell>
          <table:table-cell table:style-name="Таблица116.A2" office:value-type="string">
            <text:p text:style-name="P20">Легкость освоения и работы с системой</text:p>
          </table:table-cell>
          <table:table-cell table:style-name="Таблица116.A2" office:value-type="string">
            <text:p text:style-name="P20">Удовлетворенность пользователей</text:p>
          </table:table-cell>
          <table:table-cell table:style-name="Таблица116.A2" office:value-type="string">
            <text:p text:style-name="P20">Анкетирование, наблюдение, эргономическая оценка</text:p>
          </table:table-cell>
        </table:table-row>
        <table:table-row>
          <table:table-cell table:style-name="Таблица116.A2" office:value-type="string">
            <text:p text:style-name="P18"><text:span text:style-name="Strong_20_Emphasis"><text:span text:style-name="T7">Безопасность</text:span></text:span></text:p>
          </table:table-cell>
          <table:table-cell table:style-name="Таблица116.A2" office:value-type="string">
            <text:p text:style-name="P20">Защищенность от несанкционированного доступа</text:p>
          </table:table-cell>
          <table:table-cell table:style-name="Таблица116.A2" office:value-type="string">
            <text:p text:style-name="P20">Сохранность данных, разграничение доступа</text:p>
          </table:table-cell>
          <table:table-cell table:style-name="Таблица116.A2" office:value-type="string">
            <text:p text:style-name="P20">Тестирование на проникновение, аудит</text:p>
          </table:table-cell>
        </table:table-row>
        <table:table-row>
          <table:table-cell table:style-name="Таблица116.A2" office:value-type="string">
            <text:p text:style-name="P18"><text:span text:style-name="Strong_20_Emphasis"><text:span text:style-name="T7">Надежность</text:span></text:span></text:p>
          </table:table-cell>
          <table:table-cell table:style-name="Таблица116.A2" office:value-type="string">
            <text:p text:style-name="P20">Способность сохранять работоспособность</text:p>
          </table:table-cell>
          <table:table-cell table:style-name="Таблица116.A2" office:value-type="string">
            <text:p text:style-name="P20">Отсутствие сбоев, время восстановления</text:p>
          </table:table-cell>
          <table:table-cell table:style-name="Таблица116.A2" office:value-type="string">
            <text:p text:style-name="P20">Расчет показателей надежности</text:p>
          </table:table-cell>
        </table:table-row>
        <table:table-row>
          <table:table-cell table:style-name="Таблица116.A2" office:value-type="string">
            <text:p text:style-name="P18"><text:span text:style-name="Strong_20_Emphasis"><text:span text:style-name="T7">Тестируемость</text:span></text:span></text:p>
          </table:table-cell>
          <table:table-cell table:style-name="Таблица116.A2" office:value-type="string">
            <text:p text:style-name="P20">Легкость проверки работоспособности</text:p>
          </table:table-cell>
          <table:table-cell table:style-name="Таблица116.A2" office:value-type="string">
            <text:p text:style-name="P20">Возможность контроля качества</text:p>
          </table:table-cell>
          <table:table-cell table:style-name="Таблица116.A2" office:value-type="string">
            <text:p text:style-name="P19">Анализ архитектуры, наличие тестов</text:p>
          </table:table-cell>
        </table:table-row>
      </table:table>
      <text:h text:style-name="P5" text:outline-level="3">3. Методы обеспечения качества ИС</text:h>
      <table:table table:name="Таблица117" table:style-name="Таблица117">
        <table:table-column table:style-name="Таблица117.A"/>
        <table:table-column table:style-name="Таблица117.B"/>
        <table:table-column table:style-name="Таблица117.C"/>
        <table:table-column table:style-name="Таблица117.D"/>
        <table:table-header-rows>
          <table:table-row>
            <table:table-cell table:style-name="Таблица117.A1" office:value-type="string">
              <text:p text:style-name="P30">Метод</text:p>
            </table:table-cell>
            <table:table-cell table:style-name="Таблица117.A1" office:value-type="string">
              <text:p text:style-name="P30">Описание</text:p>
            </table:table-cell>
            <table:table-cell table:style-name="Таблица117.A1" office:value-type="string">
              <text:p text:style-name="P30">Этап применения</text:p>
            </table:table-cell>
            <table:table-cell table:style-name="Таблица117.A1" office:value-type="string">
              <text:p text:style-name="P30">Результат</text:p>
            </table:table-cell>
          </table:table-row>
        </table:table-header-rows>
        <table:table-row>
          <table:table-cell table:style-name="Таблица117.A2" office:value-type="string">
            <text:p text:style-name="P18"><text:span text:style-name="Strong_20_Emphasis"><text:span text:style-name="T7">Стандартизация</text:span></text:span></text:p>
          </table:table-cell>
          <table:table-cell table:style-name="Таблица117.A2" office:value-type="string">
            <text:p text:style-name="P20">Использование стандартов при разработке (ISO, ГОСТ, стандарты организации)</text:p>
          </table:table-cell>
          <table:table-cell table:style-name="Таблица117.A2" office:value-type="string">
            <text:p text:style-name="P20">Все этапы</text:p>
          </table:table-cell>
          <table:table-cell table:style-name="Таблица117.A2" office:value-type="string">
            <text:p text:style-name="P20">Единый подход, совместимость, соответствие требованиям</text:p>
          </table:table-cell>
        </table:table-row>
        <table:table-row>
          <table:table-cell table:style-name="Таблица117.A2" office:value-type="string">
            <text:p text:style-name="P18"><text:span text:style-name="Strong_20_Emphasis"><text:span text:style-name="T7">Тестирование</text:span></text:span></text:p>
          </table:table-cell>
          <table:table-cell table:style-name="Таблица117.A2" office:value-type="string">
            <text:p text:style-name="P20">Проверка системы на соответствие <text:soft-page-break/>требованиям путем выполнения тестов</text:p>
          </table:table-cell>
          <table:table-cell table:style-name="Таблица117.A2" office:value-type="string">
            <text:p text:style-name="P20">Разработка, тестирование</text:p>
          </table:table-cell>
          <table:table-cell table:style-name="Таблица117.A2" office:value-type="string">
            <text:p text:style-name="P20">Выявление дефектов, подтверждение <text:soft-page-break/>работоспособности</text:p>
          </table:table-cell>
        </table:table-row>
        <table:table-row>
          <table:table-cell table:style-name="Таблица117.A2" office:value-type="string">
            <text:p text:style-name="P18"><text:span text:style-name="Strong_20_Emphasis"><text:span text:style-name="T7">Верификация</text:span></text:span></text:p>
          </table:table-cell>
          <table:table-cell table:style-name="Таблица117.A2" office:value-type="string">
            <text:p text:style-name="P20">Проверка, что система создана правильно (соответствует спецификациям)</text:p>
          </table:table-cell>
          <table:table-cell table:style-name="Таблица117.A2" office:value-type="string">
            <text:p text:style-name="P20">Проектирование, разработка</text:p>
          </table:table-cell>
          <table:table-cell table:style-name="Таблица117.A2" office:value-type="string">
            <text:p text:style-name="P20">Подтверждение корректности реализации</text:p>
          </table:table-cell>
        </table:table-row>
        <table:table-row>
          <table:table-cell table:style-name="Таблица117.A2" office:value-type="string">
            <text:p text:style-name="P18"><text:span text:style-name="Strong_20_Emphasis"><text:span text:style-name="T7">Валидация</text:span></text:span></text:p>
          </table:table-cell>
          <table:table-cell table:style-name="Таблица117.A2" office:value-type="string">
            <text:p text:style-name="P20">Проверка, что создана правильная система (соответствует потребностям)</text:p>
          </table:table-cell>
          <table:table-cell table:style-name="Таблица117.A2" office:value-type="string">
            <text:p text:style-name="P20">Приемка</text:p>
          </table:table-cell>
          <table:table-cell table:style-name="Таблица117.A2" office:value-type="string">
            <text:p text:style-name="P20">Подтверждение соответствия ожиданиям пользователей</text:p>
          </table:table-cell>
        </table:table-row>
        <table:table-row>
          <table:table-cell table:style-name="Таблица117.A2" office:value-type="string">
            <text:p text:style-name="P18"><text:span text:style-name="Strong_20_Emphasis"><text:span text:style-name="T7">Рецензирование (Review)</text:span></text:span></text:p>
          </table:table-cell>
          <table:table-cell table:style-name="Таблица117.A2" office:value-type="string">
            <text:p text:style-name="P20">Экспертная оценка документов и кода</text:p>
          </table:table-cell>
          <table:table-cell table:style-name="Таблица117.A2" office:value-type="string">
            <text:p text:style-name="P20">Проектирование, разработка</text:p>
          </table:table-cell>
          <table:table-cell table:style-name="Таблица117.A2" office:value-type="string">
            <text:p text:style-name="P20">Выявление ошибок на ранних стадиях</text:p>
          </table:table-cell>
        </table:table-row>
        <table:table-row>
          <table:table-cell table:style-name="Таблица117.A2" office:value-type="string">
            <text:p text:style-name="P18"><text:span text:style-name="Strong_20_Emphasis"><text:span text:style-name="T7">Инспекция кода</text:span></text:span></text:p>
          </table:table-cell>
          <table:table-cell table:style-name="Таблица117.A2" office:value-type="string">
            <text:p text:style-name="P20">Систематическая проверка исходного кода</text:p>
          </table:table-cell>
          <table:table-cell table:style-name="Таблица117.A2" office:value-type="string">
            <text:p text:style-name="P20">Разработка</text:p>
          </table:table-cell>
          <table:table-cell table:style-name="Таблица117.A2" office:value-type="string">
            <text:p text:style-name="P20">Повышение качества кода, выявление дефектов</text:p>
          </table:table-cell>
        </table:table-row>
        <table:table-row>
          <table:table-cell table:style-name="Таблица117.A2" office:value-type="string">
            <text:p text:style-name="P18"><text:span text:style-name="Strong_20_Emphasis"><text:span text:style-name="T7">Аудит качества</text:span></text:span></text:p>
          </table:table-cell>
          <table:table-cell table:style-name="Таблица117.A2" office:value-type="string">
            <text:p text:style-name="P20">Независимая проверка процессов и результатов</text:p>
          </table:table-cell>
          <table:table-cell table:style-name="Таблица117.A2" office:value-type="string">
            <text:p text:style-name="P20">Все этапы</text:p>
          </table:table-cell>
          <table:table-cell table:style-name="Таблица117.A2" office:value-type="string">
            <text:p text:style-name="P19">Оценка соответствия стандартам и процедурам</text:p>
          </table:table-cell>
        </table:table-row>
      </table:table>
      <text:h text:style-name="P5" text:outline-level="3">4. Методы контроля качества ИС</text:h>
      <table:table table:name="Таблица118" table:style-name="Таблица118">
        <table:table-column table:style-name="Таблица118.A"/>
        <table:table-column table:style-name="Таблица118.B"/>
        <table:table-column table:style-name="Таблица118.C"/>
        <table:table-column table:style-name="Таблица118.D"/>
        <table:table-header-rows>
          <table:table-row>
            <table:table-cell table:style-name="Таблица118.A1" office:value-type="string">
              <text:p text:style-name="P30">Метод</text:p>
            </table:table-cell>
            <table:table-cell table:style-name="Таблица118.A1" office:value-type="string">
              <text:p text:style-name="P30">Описание</text:p>
            </table:table-cell>
            <table:table-cell table:style-name="Таблица118.A1" office:value-type="string">
              <text:p text:style-name="P30">Инструменты</text:p>
            </table:table-cell>
            <table:table-cell table:style-name="Таблица118.A1" office:value-type="string">
              <text:p text:style-name="P30">Периодичность</text:p>
            </table:table-cell>
          </table:table-row>
        </table:table-header-rows>
        <table:table-row>
          <table:table-cell table:style-name="Таблица118.A2" office:value-type="string">
            <text:p text:style-name="P18"><text:span text:style-name="Strong_20_Emphasis"><text:span text:style-name="T7">Аудит ИС</text:span></text:span></text:p>
          </table:table-cell>
          <table:table-cell table:style-name="Таблица118.A2" office:value-type="string">
            <text:p text:style-name="P20">Проверка соответствия системы требованиям, стандартам, документации</text:p>
          </table:table-cell>
          <table:table-cell table:style-name="Таблица118.A2" office:value-type="string">
            <text:p text:style-name="P20">Чек-листы, экспертные оценки</text:p>
          </table:table-cell>
          <table:table-cell table:style-name="Таблица118.A2" office:value-type="string">
            <text:p text:style-name="P20">Ежеквартально</text:p>
          </table:table-cell>
        </table:table-row>
        <table:table-row>
          <table:table-cell table:style-name="Таблица118.A2" office:value-type="string">
            <text:p text:style-name="P18"><text:span text:style-name="Strong_20_Emphasis"><text:span text:style-name="T7">Контроль документации</text:span></text:span></text:p>
          </table:table-cell>
          <table:table-cell table:style-name="Таблица118.A2" office:value-type="string">
            <text:p text:style-name="P20">Проверка полноты, актуальности, соответствия документации</text:p>
          </table:table-cell>
          <table:table-cell table:style-name="Таблица118.A2" office:value-type="string">
            <text:p text:style-name="P20">Сверка с требованиями, рецензирование</text:p>
          </table:table-cell>
          <table:table-cell table:style-name="Таблица118.A2" office:value-type="string">
            <text:p text:style-name="P20">При изменениях</text:p>
          </table:table-cell>
        </table:table-row>
        <table:table-row>
          <table:table-cell table:style-name="Таблица118.A2" office:value-type="string">
            <text:p text:style-name="P18"><text:span text:style-name="Strong_20_Emphasis"><text:span text:style-name="T7">Анализ эксплуатации</text:span></text:span></text:p>
          </table:table-cell>
          <table:table-cell table:style-name="Таблица118.A2" office:value-type="string">
            <text:p text:style-name="P20">Сбор и анализ данных о работе системы в реальных условиях</text:p>
          </table:table-cell>
          <table:table-cell table:style-name="Таблица118.A2" office:value-type="string">
            <text:p text:style-name="P20">Системы мониторинга, журналы событий</text:p>
          </table:table-cell>
          <table:table-cell table:style-name="Таблица118.A2" office:value-type="string">
            <text:p text:style-name="P20">Постоянно</text:p>
          </table:table-cell>
        </table:table-row>
        <table:table-row>
          <table:table-cell table:style-name="Таблица118.A2" office:value-type="string">
            <text:p text:style-name="P18"><text:span text:style-name="Strong_20_Emphasis"><text:span text:style-name="T7">Опросы пользователей</text:span></text:span></text:p>
          </table:table-cell>
          <table:table-cell table:style-name="Таблица118.A2" office:value-type="string">
            <text:p text:style-name="P20">Сбор мнений пользователей о работе системы</text:p>
          </table:table-cell>
          <table:table-cell table:style-name="Таблица118.A2" office:value-type="string">
            <text:p text:style-name="P20">Анкеты, интервью</text:p>
          </table:table-cell>
          <table:table-cell table:style-name="Таблица118.A2" office:value-type="string">
            <text:p text:style-name="P20">Ежемесячно</text:p>
          </table:table-cell>
        </table:table-row>
        <text:soft-page-break/>
        <table:table-row>
          <table:table-cell table:style-name="Таблица118.A2" office:value-type="string">
            <text:p text:style-name="P18"><text:span text:style-name="Strong_20_Emphasis"><text:span text:style-name="T7">Метрики качества</text:span></text:span></text:p>
          </table:table-cell>
          <table:table-cell table:style-name="Таблица118.A2" office:value-type="string">
            <text:p text:style-name="P20">Количественная оценка показателей качества</text:p>
          </table:table-cell>
          <table:table-cell table:style-name="Таблица118.A2" office:value-type="string">
            <text:p text:style-name="P20">Инструменты сбора метрик</text:p>
          </table:table-cell>
          <table:table-cell table:style-name="Таблица118.A2" office:value-type="string">
            <text:p text:style-name="P20">Постоянно</text:p>
          </table:table-cell>
        </table:table-row>
        <table:table-row>
          <table:table-cell table:style-name="Таблица118.A2" office:value-type="string">
            <text:p text:style-name="P18"><text:span text:style-name="Strong_20_Emphasis"><text:span text:style-name="T7">Сравнение с эталоном</text:span></text:span></text:p>
          </table:table-cell>
          <table:table-cell table:style-name="Таблица118.A2" office:value-type="string">
            <text:p text:style-name="P20">Сопоставление с аналогичными системами или предыдущими версиями</text:p>
          </table:table-cell>
          <table:table-cell table:style-name="Таблица118.A2" office:value-type="string">
            <text:p text:style-name="P20">Бенчмаркинг</text:p>
          </table:table-cell>
          <table:table-cell table:style-name="Таблица118.A2" office:value-type="string">
            <text:p text:style-name="P19">При необходимости</text:p>
          </table:table-cell>
        </table:table-row>
      </table:table>
      <text:h text:style-name="P5" text:outline-level="3">5. Оценка достоверности данных в ИС</text:h>
      <text:p text:style-name="P34"><text:span text:style-name="Strong_20_Emphasis"><text:span text:style-name="T14">Достоверность данных</text:span></text:span><text:span text:style-name="T15"> — это свойство данных не иметь скрытых ошибок, быть правильными и соответствовать реальному положению дел.</text:span></text:p>
      <text:p text:style-name="P34"><text:span text:style-name="Strong_20_Emphasis"><text:span text:style-name="T14">Методы обеспечения достоверности данных:</text:span></text:span></text:p>
      <table:table table:name="Таблица119" table:style-name="Таблица119">
        <table:table-column table:style-name="Таблица119.A"/>
        <table:table-column table:style-name="Таблица119.B"/>
        <table:table-column table:style-name="Таблица119.C"/>
        <table:table-header-rows>
          <table:table-row>
            <table:table-cell table:style-name="Таблица119.A1" office:value-type="string">
              <text:p text:style-name="P30">Метод</text:p>
            </table:table-cell>
            <table:table-cell table:style-name="Таблица119.A1" office:value-type="string">
              <text:p text:style-name="P30">Описание</text:p>
            </table:table-cell>
            <table:table-cell table:style-name="Таблица119.A1" office:value-type="string">
              <text:p text:style-name="P30">Примеры для АИС</text:p>
            </table:table-cell>
          </table:table-row>
        </table:table-header-rows>
        <table:table-row>
          <table:table-cell table:style-name="Таблица119.A2" office:value-type="string">
            <text:p text:style-name="P18"><text:span text:style-name="Strong_20_Emphasis"><text:span text:style-name="T7">Валидация входных данных</text:span></text:span></text:p>
          </table:table-cell>
          <table:table-cell table:style-name="Таблица119.A2" office:value-type="string">
            <text:p text:style-name="P20">Проверка данных при вводе на соответствие форматам, диапазонам</text:p>
          </table:table-cell>
          <table:table-cell table:style-name="Таблица119.A2" office:value-type="string">
            <text:p text:style-name="P20">Проверка email, номера телефона, даты</text:p>
          </table:table-cell>
        </table:table-row>
        <table:table-row>
          <table:table-cell table:style-name="Таблица119.A2" office:value-type="string">
            <text:p text:style-name="P18"><text:span text:style-name="Strong_20_Emphasis"><text:span text:style-name="T7">Контроль целостности БД</text:span></text:span></text:p>
          </table:table-cell>
          <table:table-cell table:style-name="Таблица119.A2" office:value-type="string">
            <text:p text:style-name="P20">Использование ограничений (foreign keys, unique constraints)</text:p>
          </table:table-cell>
          <table:table-cell table:style-name="Таблица119.A2" office:value-type="string">
            <text:p text:style-name="P20">Запрет удаления пользователя с активными заявками</text:p>
          </table:table-cell>
        </table:table-row>
        <table:table-row>
          <table:table-cell table:style-name="Таблица119.A2" office:value-type="string">
            <text:p text:style-name="P18"><text:span text:style-name="Strong_20_Emphasis"><text:span text:style-name="T7">Двойной ввод</text:span></text:span></text:p>
          </table:table-cell>
          <table:table-cell table:style-name="Таблица119.A2" office:value-type="string">
            <text:p text:style-name="P20">Ввод данных двумя разными операторами с последующим сравнением</text:p>
          </table:table-cell>
          <table:table-cell table:style-name="Таблица119.A2" office:value-type="string">
            <text:p text:style-name="P20">Для критичных данных (например, финансовые)</text:p>
          </table:table-cell>
        </table:table-row>
        <table:table-row>
          <table:table-cell table:style-name="Таблица119.A2" office:value-type="string">
            <text:p text:style-name="P18"><text:span text:style-name="Strong_20_Emphasis"><text:span text:style-name="T7">Логический контроль</text:span></text:span></text:p>
          </table:table-cell>
          <table:table-cell table:style-name="Таблица119.A2" office:value-type="string">
            <text:p text:style-name="P20">Проверка непротиворечивости данных</text:p>
          </table:table-cell>
          <table:table-cell table:style-name="Таблица119.A2" office:value-type="string">
            <text:p text:style-name="P20">Дата начала не может быть позже даты окончания</text:p>
          </table:table-cell>
        </table:table-row>
        <table:table-row>
          <table:table-cell table:style-name="Таблица119.A2" office:value-type="string">
            <text:p text:style-name="P18"><text:span text:style-name="Strong_20_Emphasis"><text:span text:style-name="T7">Регулярный аудит данных</text:span></text:span></text:p>
          </table:table-cell>
          <table:table-cell table:style-name="Таблица119.A2" office:value-type="string">
            <text:p text:style-name="P20">Выборочная проверка данных на корректность</text:p>
          </table:table-cell>
          <table:table-cell table:style-name="Таблица119.A2" office:value-type="string">
            <text:p text:style-name="P20">Проверка случайных заявок на соответствие</text:p>
          </table:table-cell>
        </table:table-row>
        <table:table-row>
          <table:table-cell table:style-name="Таблица119.A2" office:value-type="string">
            <text:p text:style-name="P18"><text:span text:style-name="Strong_20_Emphasis"><text:span text:style-name="T7">Журналирование изменений</text:span></text:span></text:p>
          </table:table-cell>
          <table:table-cell table:style-name="Таблица119.A2" office:value-type="string">
            <text:p text:style-name="P20">Фиксация всех изменений данных с указанием автора</text:p>
          </table:table-cell>
          <table:table-cell table:style-name="Таблица119.A2" office:value-type="string">
            <text:p text:style-name="P20">История редактирования заявки</text:p>
          </table:table-cell>
        </table:table-row>
        <table:table-row>
          <table:table-cell table:style-name="Таблица119.A2" office:value-type="string">
            <text:p text:style-name="P18"><text:span text:style-name="Strong_20_Emphasis"><text:span text:style-name="T7">Контрольные суммы</text:span></text:span></text:p>
          </table:table-cell>
          <table:table-cell table:style-name="Таблица119.A2" office:value-type="string">
            <text:p text:style-name="P20">Проверка целостности данных при передаче и хранении</text:p>
          </table:table-cell>
          <table:table-cell table:style-name="Таблица119.A2" office:value-type="string">
            <text:p text:style-name="P19">При передаче файлов</text:p>
          </table:table-cell>
        </table:table-row>
      </table:table>
      <text:h text:style-name="P5" text:outline-level="3"><text:soft-page-break/>6. Оценка эффективности ИС</text:h>
      <text:p text:style-name="P34"><text:span text:style-name="Strong_20_Emphasis"><text:span text:style-name="T14">Эффективность ИС</text:span></text:span><text:span text:style-name="T15"> — это степень достижения целей, поставленных при создании системы, соотнесенная с затратами на ее создание и эксплуатацию.</text:span></text:p>
      <text:p text:style-name="P34"><text:span text:style-name="Strong_20_Emphasis"><text:span text:style-name="T14">Критерии эффективности ИС:</text:span></text:span></text:p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column table:style-name="Таблица120.D"/>
        <table:table-header-rows>
          <table:table-row>
            <table:table-cell table:style-name="Таблица120.A1" office:value-type="string">
              <text:p text:style-name="P30">Критерий</text:p>
            </table:table-cell>
            <table:table-cell table:style-name="Таблица120.A1" office:value-type="string">
              <text:p text:style-name="P30">Описание</text:p>
            </table:table-cell>
            <table:table-cell table:style-name="Таблица120.A1" office:value-type="string">
              <text:p text:style-name="P30">Показатели</text:p>
            </table:table-cell>
            <table:table-cell table:style-name="Таблица120.A1" office:value-type="string">
              <text:p text:style-name="P30">Метод оценки</text:p>
            </table:table-cell>
          </table:table-row>
        </table:table-header-rows>
        <table:table-row>
          <table:table-cell table:style-name="Таблица120.A2" office:value-type="string">
            <text:p text:style-name="P18"><text:span text:style-name="Strong_20_Emphasis"><text:span text:style-name="T7">Скорость обработки данных</text:span></text:span></text:p>
          </table:table-cell>
          <table:table-cell table:style-name="Таблица120.A2" office:value-type="string">
            <text:p text:style-name="P20">Время выполнения операций</text:p>
          </table:table-cell>
          <table:table-cell table:style-name="Таблица120.A2" office:value-type="string">
            <text:p text:style-name="P20">Время отклика, время обработки заявки</text:p>
          </table:table-cell>
          <table:table-cell table:style-name="Таблица120.A2" office:value-type="string">
            <text:p text:style-name="P20">Хронометраж, логи</text:p>
          </table:table-cell>
        </table:table-row>
        <table:table-row>
          <table:table-cell table:style-name="Таблица120.A2" office:value-type="string">
            <text:p text:style-name="P18"><text:span text:style-name="Strong_20_Emphasis"><text:span text:style-name="T7">Снижение затрат</text:span></text:span></text:p>
          </table:table-cell>
          <table:table-cell table:style-name="Таблица120.A2" office:value-type="string">
            <text:p text:style-name="P20">Экономия ресурсов за счет автоматизации</text:p>
          </table:table-cell>
          <table:table-cell table:style-name="Таблица120.A2" office:value-type="string">
            <text:p text:style-name="P20">Сокращение трудозатрат, снижение расходных материалов</text:p>
          </table:table-cell>
          <table:table-cell table:style-name="Таблица120.A2" office:value-type="string">
            <text:p text:style-name="P20">Сравнение "до" и "после"</text:p>
          </table:table-cell>
        </table:table-row>
        <table:table-row>
          <table:table-cell table:style-name="Таблица120.A2" office:value-type="string">
            <text:p text:style-name="P18"><text:span text:style-name="Strong_20_Emphasis"><text:span text:style-name="T7">Повышение производительности</text:span></text:span></text:p>
          </table:table-cell>
          <table:table-cell table:style-name="Таблица120.A2" office:value-type="string">
            <text:p text:style-name="P20">Увеличение объема работы за единицу времени</text:p>
          </table:table-cell>
          <table:table-cell table:style-name="Таблица120.A2" office:value-type="string">
            <text:p text:style-name="P20">Количество обработанных заявок на оператора</text:p>
          </table:table-cell>
          <table:table-cell table:style-name="Таблица120.A2" office:value-type="string">
            <text:p text:style-name="P20">Статистика</text:p>
          </table:table-cell>
        </table:table-row>
        <table:table-row>
          <table:table-cell table:style-name="Таблица120.A2" office:value-type="string">
            <text:p text:style-name="P18"><text:span text:style-name="Strong_20_Emphasis"><text:span text:style-name="T7">Качество обслуживания</text:span></text:span></text:p>
          </table:table-cell>
          <table:table-cell table:style-name="Таблица120.A2" office:value-type="string">
            <text:p text:style-name="P20">Удовлетворенность пользователей</text:p>
          </table:table-cell>
          <table:table-cell table:style-name="Таблица120.A2" office:value-type="string">
            <text:p text:style-name="P20">Оценки пользователей, количество повторных обращений</text:p>
          </table:table-cell>
          <table:table-cell table:style-name="Таблица120.A2" office:value-type="string">
            <text:p text:style-name="P20">Опросы, анализ</text:p>
          </table:table-cell>
        </table:table-row>
        <table:table-row>
          <table:table-cell table:style-name="Таблица120.A2" office:value-type="string">
            <text:p text:style-name="P18"><text:span text:style-name="Strong_20_Emphasis"><text:span text:style-name="T7">Снижение ошибок</text:span></text:span></text:p>
          </table:table-cell>
          <table:table-cell table:style-name="Таблица120.A2" office:value-type="string">
            <text:p text:style-name="P20">Уменьшение количества ошибок при работе</text:p>
          </table:table-cell>
          <table:table-cell table:style-name="Таблица120.A2" office:value-type="string">
            <text:p text:style-name="P20">Процент ошибочных действий</text:p>
          </table:table-cell>
          <table:table-cell table:style-name="Таблица120.A2" office:value-type="string">
            <text:p text:style-name="P20">Статистика ошибок</text:p>
          </table:table-cell>
        </table:table-row>
        <table:table-row>
          <table:table-cell table:style-name="Таблица120.A2" office:value-type="string">
            <text:p text:style-name="P18"><text:span text:style-name="Strong_20_Emphasis"><text:span text:style-name="T7">Рентабельность</text:span></text:span></text:p>
          </table:table-cell>
          <table:table-cell table:style-name="Таблица120.A2" office:value-type="string">
            <text:p text:style-name="P20">Соотношение эффекта и затрат</text:p>
          </table:table-cell>
          <table:table-cell table:style-name="Таблица120.A2" office:value-type="string">
            <text:p text:style-name="P20">ROI (возврат инвестиций)</text:p>
          </table:table-cell>
          <table:table-cell table:style-name="Таблица120.A2" office:value-type="string">
            <text:p text:style-name="P19">Экономический анализ</text:p>
          </table:table-cell>
        </table:table-row>
      </table:table>
      <text:h text:style-name="P5" text:outline-level="3">7. Практическая оценка АИС по критериям достоверности и эффективности</text:h>
      <text:p text:style-name="P34"><text:span text:style-name="Strong_20_Emphasis"><text:span text:style-name="T14">Таблица 46 – Оценка достоверности данных в АИС</text:span></text:span></text:p>
      <table:table table:name="Таблица121" table:style-name="Таблица121">
        <table:table-column table:style-name="Таблица121.A"/>
        <table:table-column table:style-name="Таблица121.B"/>
        <table:table-column table:style-name="Таблица121.C"/>
        <table:table-column table:style-name="Таблица121.D"/>
        <table:table-header-rows>
          <table:table-row>
            <table:table-cell table:style-name="Таблица121.A1" office:value-type="string">
              <text:p text:style-name="P30">Аспект достоверности</text:p>
            </table:table-cell>
            <table:table-cell table:style-name="Таблица121.A1" office:value-type="string">
              <text:p text:style-name="P30">Реализация в АИС</text:p>
            </table:table-cell>
            <table:table-cell table:style-name="Таблица121.A1" office:value-type="string">
              <text:p text:style-name="P30">Оценка</text:p>
            </table:table-cell>
            <table:table-cell table:style-name="Таблица121.A1" office:value-type="string">
              <text:p text:style-name="P30">Рекомендации</text:p>
            </table:table-cell>
          </table:table-row>
        </table:table-header-rows>
        <table:table-row>
          <table:table-cell table:style-name="Таблица121.A2" office:value-type="string">
            <text:p text:style-name="P18"><text:span text:style-name="Strong_20_Emphasis"><text:span text:style-name="T7">Валидация входных данных</text:span></text:span></text:p>
          </table:table-cell>
          <table:table-cell table:style-name="Таблица121.A2" office:value-type="string">
            <text:p text:style-name="P20">Проверка обязательных полей, формата email, номера телефона</text:p>
          </table:table-cell>
          <table:table-cell table:style-name="Таблица121.A2" office:value-type="string">
            <text:p text:style-name="P20">Высокая</text:p>
          </table:table-cell>
          <table:table-cell table:style-name="Таблица121.A2" office:value-type="string">
            <text:p text:style-name="P20">Добавить проверку на дубликаты заявок</text:p>
          </table:table-cell>
        </table:table-row>
        <text:soft-page-break/>
        <table:table-row>
          <table:table-cell table:style-name="Таблица121.A2" office:value-type="string">
            <text:p text:style-name="P18"><text:span text:style-name="Strong_20_Emphasis"><text:span text:style-name="T7">Целостность БД</text:span></text:span></text:p>
          </table:table-cell>
          <table:table-cell table:style-name="Таблица121.A2" office:value-type="string">
            <text:p text:style-name="P20">Использование внешних ключей, ограничений</text:p>
          </table:table-cell>
          <table:table-cell table:style-name="Таблица121.A2" office:value-type="string">
            <text:p text:style-name="P20">Высокая</text:p>
          </table:table-cell>
          <table:table-cell table:style-name="Таблица121.A2" office:value-type="string">
            <text:p text:style-name="P20">Регулярная проверка целостности</text:p>
          </table:table-cell>
        </table:table-row>
        <table:table-row>
          <table:table-cell table:style-name="Таблица121.A2" office:value-type="string">
            <text:p text:style-name="P18"><text:span text:style-name="Strong_20_Emphasis"><text:span text:style-name="T7">Журналирование изменений</text:span></text:span></text:p>
          </table:table-cell>
          <table:table-cell table:style-name="Таблица121.A2" office:value-type="string">
            <text:p text:style-name="P20">Фиксация всех действий с заявками</text:p>
          </table:table-cell>
          <table:table-cell table:style-name="Таблица121.A2" office:value-type="string">
            <text:p text:style-name="P20">Средняя</text:p>
          </table:table-cell>
          <table:table-cell table:style-name="Таблица121.A2" office:value-type="string">
            <text:p text:style-name="P20">Добавить журнал изменений для всех сущностей</text:p>
          </table:table-cell>
        </table:table-row>
        <table:table-row>
          <table:table-cell table:style-name="Таблица121.A2" office:value-type="string">
            <text:p text:style-name="P18"><text:span text:style-name="Strong_20_Emphasis"><text:span text:style-name="T7">Контроль ошибок пользователей</text:span></text:span></text:p>
          </table:table-cell>
          <table:table-cell table:style-name="Таблица121.A2" office:value-type="string">
            <text:p text:style-name="P20">Подтверждение критических действий</text:p>
          </table:table-cell>
          <table:table-cell table:style-name="Таблица121.A2" office:value-type="string">
            <text:p text:style-name="P20">Средняя</text:p>
          </table:table-cell>
          <table:table-cell table:style-name="Таблица121.A2" office:value-type="string">
            <text:p text:style-name="P20">Добавить подтверждение для закрытия заявок</text:p>
          </table:table-cell>
        </table:table-row>
        <table:table-row>
          <table:table-cell table:style-name="Таблица121.A2" office:value-type="string">
            <text:p text:style-name="P18"><text:span text:style-name="Strong_20_Emphasis"><text:span text:style-name="T7">Аудит данных</text:span></text:span></text:p>
          </table:table-cell>
          <table:table-cell table:style-name="Таблица121.A2" office:value-type="string">
            <text:p text:style-name="P20">Периодическая выборочная проверка</text:p>
          </table:table-cell>
          <table:table-cell table:style-name="Таблица121.A2" office:value-type="string">
            <text:p text:style-name="P20">Средняя</text:p>
          </table:table-cell>
          <table:table-cell table:style-name="Таблица121.A2" office:value-type="string">
            <text:p text:style-name="P19">Автоматизировать проверки</text:p>
          </table:table-cell>
        </table:table-row>
      </table:table>
      <text:p text:style-name="P34"><text:span text:style-name="Strong_20_Emphasis"><text:span text:style-name="T14">Таблица 47 – Оценка эффективности АИС</text:span></text:span></text:p>
      <table:table table:name="Таблица122" table:style-name="Таблица122">
        <table:table-column table:style-name="Таблица122.A"/>
        <table:table-column table:style-name="Таблица122.B"/>
        <table:table-column table:style-name="Таблица122.C"/>
        <table:table-column table:style-name="Таблица122.D"/>
        <table:table-header-rows>
          <table:table-row>
            <table:table-cell table:style-name="Таблица122.A1" office:value-type="string">
              <text:p text:style-name="P30">Критерий</text:p>
            </table:table-cell>
            <table:table-cell table:style-name="Таблица122.A1" office:value-type="string">
              <text:p text:style-name="P30">До внедрения</text:p>
            </table:table-cell>
            <table:table-cell table:style-name="Таблица122.A1" office:value-type="string">
              <text:p text:style-name="P30">После внедрения (план)</text:p>
            </table:table-cell>
            <table:table-cell table:style-name="Таблица122.A1" office:value-type="string">
              <text:p text:style-name="P30">Фактический эффект (оценка)</text:p>
            </table:table-cell>
          </table:table-row>
        </table:table-header-rows>
        <table:table-row>
          <table:table-cell table:style-name="Таблица122.A2" office:value-type="string">
            <text:p text:style-name="P18"><text:span text:style-name="Strong_20_Emphasis"><text:span text:style-name="T7">Время составления расписания</text:span></text:span></text:p>
          </table:table-cell>
          <table:table-cell table:style-name="Таблица122.A2" office:value-type="string">
            <text:p text:style-name="P20">2 часа в день</text:p>
          </table:table-cell>
          <table:table-cell table:style-name="Таблица122.A2" office:value-type="string">
            <text:p text:style-name="P20">30 минут в день</text:p>
          </table:table-cell>
          <table:table-cell table:style-name="Таблица122.A2" office:value-type="string">
            <text:p text:style-name="P20">Экономия 1,5 часа в день</text:p>
          </table:table-cell>
        </table:table-row>
        <table:table-row>
          <table:table-cell table:style-name="Таблица122.A2" office:value-type="string">
            <text:p text:style-name="P18"><text:span text:style-name="Strong_20_Emphasis"><text:span text:style-name="T7">Количество ошибок в расписании</text:span></text:span></text:p>
          </table:table-cell>
          <table:table-cell table:style-name="Таблица122.A2" office:value-type="string">
            <text:p text:style-name="P20">5-7 в неделю</text:p>
          </table:table-cell>
          <table:table-cell table:style-name="Таблица122.A2" office:value-type="string">
            <text:p text:style-name="P20">0-1 в неделю</text:p>
          </table:table-cell>
          <table:table-cell table:style-name="Таблица122.A2" office:value-type="string">
            <text:p text:style-name="P20">Снижение на 85%</text:p>
          </table:table-cell>
        </table:table-row>
        <table:table-row>
          <table:table-cell table:style-name="Таблица122.A2" office:value-type="string">
            <text:p text:style-name="P18"><text:span text:style-name="Strong_20_Emphasis"><text:span text:style-name="T7">Время реакции на изменения</text:span></text:span></text:p>
          </table:table-cell>
          <table:table-cell table:style-name="Таблица122.A2" office:value-type="string">
            <text:p text:style-name="P20">1-2 часа</text:p>
          </table:table-cell>
          <table:table-cell table:style-name="Таблица122.A2" office:value-type="string">
            <text:p text:style-name="P20">10-15 минут</text:p>
          </table:table-cell>
          <table:table-cell table:style-name="Таблица122.A2" office:value-type="string">
            <text:p text:style-name="P20">Сокращение в 5 раз</text:p>
          </table:table-cell>
        </table:table-row>
        <table:table-row>
          <table:table-cell table:style-name="Таблица122.A2" office:value-type="string">
            <text:p text:style-name="P18"><text:span text:style-name="Strong_20_Emphasis"><text:span text:style-name="T7">Удовлетворенность учеников</text:span></text:span></text:p>
          </table:table-cell>
          <table:table-cell table:style-name="Таблица122.A2" office:value-type="string">
            <text:p text:style-name="P20">3,8 (из 5)</text:p>
          </table:table-cell>
          <table:table-cell table:style-name="Таблица122.A2" office:value-type="string">
            <text:p text:style-name="P20">4,5 (из 5)</text:p>
          </table:table-cell>
          <table:table-cell table:style-name="Таблица122.A2" office:value-type="string">
            <text:p text:style-name="P20">Рост на 18%</text:p>
          </table:table-cell>
        </table:table-row>
        <table:table-row>
          <table:table-cell table:style-name="Таблица122.A2" office:value-type="string">
            <text:p text:style-name="P18"><text:span text:style-name="Strong_20_Emphasis"><text:span text:style-name="T7">Нагрузка на администратора</text:span></text:span></text:p>
          </table:table-cell>
          <table:table-cell table:style-name="Таблица122.A2" office:value-type="string">
            <text:p text:style-name="P20">100%</text:p>
          </table:table-cell>
          <table:table-cell table:style-name="Таблица122.A2" office:value-type="string">
            <text:p text:style-name="P20">60%</text:p>
          </table:table-cell>
          <table:table-cell table:style-name="Таблица122.A2" office:value-type="string">
            <text:p text:style-name="P19">Снижение на 40%</text:p>
          </table:table-cell>
        </table:table-row>
      </table:table>
      <text:h text:style-name="P5" text:outline-level="3">8. Таблица оценки ИС</text:h>
      <text:p text:style-name="P34"><text:span text:style-name="Strong_20_Emphasis"><text:span text:style-name="T14">Таблица 48 – Комплексная оценка АИС «Система регистрации заявок пользователей»</text:span></text:span></text:p>
      <table:table table:name="Таблица123" table:style-name="Таблица123">
        <table:table-column table:style-name="Таблица123.A"/>
        <table:table-column table:style-name="Таблица123.B"/>
        <table:table-column table:style-name="Таблица123.C"/>
        <table:table-header-rows>
          <table:table-row>
            <table:table-cell table:style-name="Таблица123.A1" office:value-type="string">
              <text:p text:style-name="P30">Критерий</text:p>
            </table:table-cell>
            <table:table-cell table:style-name="Таблица123.A1" office:value-type="string">
              <text:p text:style-name="P30">Оценка (1-5)</text:p>
            </table:table-cell>
            <table:table-cell table:style-name="Таблица123.A1" office:value-type="string">
              <text:p text:style-name="P30">Обоснование</text:p>
            </table:table-cell>
          </table:table-row>
        </table:table-header-rows>
        <table:table-row>
          <table:table-cell table:style-name="Таблица123.A2" office:value-type="string">
            <text:p text:style-name="P18"><text:span text:style-name="Strong_20_Emphasis"><text:span text:style-name="T7">Функциональная полнота</text:span></text:span></text:p>
          </table:table-cell>
          <table:table-cell table:style-name="Таблица123.A2" office:value-type="string">
            <text:p text:style-name="P20">5</text:p>
          </table:table-cell>
          <table:table-cell table:style-name="Таблица123.A2" office:value-type="string">
            <text:p text:style-name="P20">Реализованы все основные функции: автоматический прием заявок, база знаний, рабочее место оператора, <text:soft-page-break/>панель администратора, отчетность</text:p>
          </table:table-cell>
        </table:table-row>
        <table:table-row>
          <table:table-cell table:style-name="Таблица123.A2" office:value-type="string">
            <text:p text:style-name="P18"><text:span text:style-name="Strong_20_Emphasis"><text:span text:style-name="T7">Достоверность данных</text:span></text:span></text:p>
          </table:table-cell>
          <table:table-cell table:style-name="Таблица123.A2" office:value-type="string">
            <text:p text:style-name="P20">4</text:p>
          </table:table-cell>
          <table:table-cell table:style-name="Таблица123.A2" office:value-type="string">
            <text:p text:style-name="P20">Высокий уровень достоверности благодаря валидации и контролю целостности. Требуется усилить журналирование</text:p>
          </table:table-cell>
        </table:table-row>
        <table:table-row>
          <table:table-cell table:style-name="Таблица123.A2" office:value-type="string">
            <text:p text:style-name="P18"><text:span text:style-name="Strong_20_Emphasis"><text:span text:style-name="T7">Эффективность</text:span></text:span></text:p>
          </table:table-cell>
          <table:table-cell table:style-name="Таблица123.A2" office:value-type="string">
            <text:p text:style-name="P20">5</text:p>
          </table:table-cell>
          <table:table-cell table:style-name="Таблица123.A2" office:value-type="string">
            <text:p text:style-name="P20">Значительное сокращение времени на составление расписания, снижение ошибок, повышение удовлетворенности</text:p>
          </table:table-cell>
        </table:table-row>
        <table:table-row>
          <table:table-cell table:style-name="Таблица123.A2" office:value-type="string">
            <text:p text:style-name="P18"><text:span text:style-name="Strong_20_Emphasis"><text:span text:style-name="T7">Удобство использования</text:span></text:span></text:p>
          </table:table-cell>
          <table:table-cell table:style-name="Таблица123.A2" office:value-type="string">
            <text:p text:style-name="P20">4</text:p>
          </table:table-cell>
          <table:table-cell table:style-name="Таблица123.A2" office:value-type="string">
            <text:p text:style-name="P20">Интерфейс интуитивно понятен, но требует небольшого обучения. Пользователи быстро осваивают систему</text:p>
          </table:table-cell>
        </table:table-row>
        <table:table-row>
          <table:table-cell table:style-name="Таблица123.A2" office:value-type="string">
            <text:p text:style-name="P18"><text:span text:style-name="Strong_20_Emphasis"><text:span text:style-name="T7">Безопасность</text:span></text:span></text:p>
          </table:table-cell>
          <table:table-cell table:style-name="Таблица123.A2" office:value-type="string">
            <text:p text:style-name="P20">4</text:p>
          </table:table-cell>
          <table:table-cell table:style-name="Таблица123.A2" office:value-type="string">
            <text:p text:style-name="P20">Реализована ролевая модель, аутентификация, журналирование. Требуется двухфакторная аутентификация для администраторов</text:p>
          </table:table-cell>
        </table:table-row>
        <table:table-row>
          <table:table-cell table:style-name="Таблица123.A2" office:value-type="string">
            <text:p text:style-name="P18"><text:span text:style-name="Strong_20_Emphasis"><text:span text:style-name="T7">Надежность</text:span></text:span></text:p>
          </table:table-cell>
          <table:table-cell table:style-name="Таблица123.A2" office:value-type="string">
            <text:p text:style-name="P20">4</text:p>
          </table:table-cell>
          <table:table-cell table:style-name="Таблица123.A2" office:value-type="string">
            <text:p text:style-name="P20">Высокий коэффициент готовности (99,5%), регулярное резервное копирование. Требуется кластеризация для повышения отказоустойчивости</text:p>
          </table:table-cell>
        </table:table-row>
        <table:table-row>
          <table:table-cell table:style-name="Таблица123.A2" office:value-type="string">
            <text:p text:style-name="P18"><text:span text:style-name="Strong_20_Emphasis"><text:span text:style-name="T7">Сопровождаемость</text:span></text:span></text:p>
          </table:table-cell>
          <table:table-cell table:style-name="Таблица123.A2" office:value-type="string">
            <text:p text:style-name="P20">5</text:p>
          </table:table-cell>
          <table:table-cell table:style-name="Таблица123.A2" office:value-type="string">
            <text:p text:style-name="P20">Модульная архитектура, наличие документации, комментарии в коде, система контроля версий</text:p>
          </table:table-cell>
        </table:table-row>
        <table:table-row>
          <table:table-cell table:style-name="Таблица123.A2" office:value-type="string">
            <text:p text:style-name="P18"><text:span text:style-name="Strong_20_Emphasis"><text:span text:style-name="T7">Переносимость</text:span></text:span></text:p>
          </table:table-cell>
          <table:table-cell table:style-name="Таблица123.A2" office:value-type="string">
            <text:p text:style-name="P20">3</text:p>
          </table:table-cell>
          <table:table-cell table:style-name="Таблица123.A2" office:value-type="string">
            <text:p text:style-name="P19">Десктоп-приложение для Windows. Для веб-версии потребуется адаптация</text:p>
          </table:table-cell>
        </table:table-row>
      </table:table>
      <text:h text:style-name="P5" text:outline-level="3">9. Выводы</text:h>
      <text:list text:style-name="L60">
        <text:list-item>
          <text:p text:style-name="P69"><text:span text:style-name="Strong_20_Emphasis"><text:span text:style-name="T14">Контроль качества ИС является непрерывным процессом</text:span></text:span><text:span text:style-name="T15">, охватывающим все этапы жизненного цикла системы — от проектирования до вывода из эксплуатации. Качество не может быть обеспечено разовыми мерами, оно должно закладываться на всех этапах.</text:span></text:p>
        </text:list-item>
        <text:list-item>
          <text:p text:style-name="P69"><text:span text:style-name="Strong_20_Emphasis"><text:span text:style-name="T14">Методы обеспечения качества</text:span></text:span><text:span text:style-name="T15"> (стандартизация, тестирование, верификация, валидация, рецензирование) позволяют выявлять и устранять дефекты на ранних стадиях, что значительно снижает стоимость их исправления.</text:span></text:p>
        </text:list-item>
        <text:list-item>
          <text:p text:style-name="P69"><text:span text:style-name="Strong_20_Emphasis"><text:span text:style-name="T14">Методы контроля качества</text:span></text:span><text:span text:style-name="T15"> (аудит, анализ эксплуатации, опросы пользователей, метрики) дают объективную картину реального состояния системы и позволяют своевременно принимать корректирующие меры.</text:span></text:p>
        </text:list-item>
        <text:list-item>
          <text:p text:style-name="P70"><text:soft-page-break/><text:span text:style-name="Strong_20_Emphasis"><text:span text:style-name="T14">Достоверность данных</text:span></text:span><text:span text:style-name="T15"> является критическим фактором для АИС «Система регистрации заявок», так как на основе этих данных принимаются решения. Обеспечение достоверности требует:</text:span></text:p>
          <text:list>
            <text:list-item>
              <text:p text:style-name="P136">Валидации на входе;</text:p>
            </text:list-item>
            <text:list-item>
              <text:p text:style-name="P136">Контроля целостности;</text:p>
            </text:list-item>
            <text:list-item>
              <text:p text:style-name="P136">Журналирования изменений;</text:p>
            </text:list-item>
            <text:list-item>
              <text:p text:style-name="P136">Регулярного аудита.</text:p>
            </text:list-item>
          </text:list>
        </text:list-item>
        <text:list-item>
          <text:p text:style-name="P70"><text:span text:style-name="Strong_20_Emphasis"><text:span text:style-name="T14">Эффективность системы</text:span></text:span><text:span text:style-name="T15"> подтверждается конкретными показателями:</text:span></text:p>
          <text:list>
            <text:list-item>
              <text:p text:style-name="P136">Сокращение времени на выполнение операций;</text:p>
            </text:list-item>
            <text:list-item>
              <text:p text:style-name="P136">Снижение количества ошибок;</text:p>
            </text:list-item>
            <text:list-item>
              <text:p text:style-name="P136">Повышение удовлетворенности пользователей;</text:p>
            </text:list-item>
            <text:list-item>
              <text:p text:style-name="P136">Снижение нагрузки на персонал.</text:p>
            </text:list-item>
          </text:list>
        </text:list-item>
        <text:list-item>
          <text:p text:style-name="P69"><text:span text:style-name="Strong_20_Emphasis"><text:span text:style-name="T14">Комплексная оценка качества</text:span></text:span><text:span text:style-name="T15"> по всем критериям позволяет получить объективную картину, выявить сильные и слабые стороны системы и определить направления для дальнейшего улучшения.</text:span></text:p>
        </text:list-item>
      </text:list>
      <text:p text:style-name="P17"/>
      <text:h text:style-name="P3" text:outline-level="2">№<text:span text:style-name="T2">23: ОПРЕДЕЛЕНИЕ ПОКАЗАТЕЛЕЙ ДОЛГОВЕЧНОСТИ СИСТЕМЫ</text:span></text:h>
      <text:h text:style-name="P5" text:outline-level="3">1. Изучение понятия долговечности ИС</text:h>
      <text:p text:style-name="P34"><text:span text:style-name="Strong_20_Emphasis"><text:span text:style-name="T14">Долговечность информационной системы</text:span></text:span><text:span text:style-name="T15"> — это свойство системы сохранять работоспособность до наступления предельного состояния с учетом необходимых перерывов на техническое обслуживание и ремонты, при выполнении установленной системы технического обслуживания и ремонтов.</text:span></text:p>
      <text:p text:style-name="P34"><text:span text:style-name="Strong_20_Emphasis"><text:span text:style-name="T14">Значение долговечности для ИС:</text:span></text:span></text:p>
      <text:list text:style-name="L61">
        <text:list-item>
          <text:p text:style-name="P137">Обеспечение длительного срока службы системы;</text:p>
        </text:list-item>
        <text:list-item>
          <text:p text:style-name="P137">Экономическая эффективность (более длительная эксплуатация снижает затраты на замену);</text:p>
        </text:list-item>
        <text:list-item>
          <text:p text:style-name="P137">Стабильность бизнес-процессов, привязанных к системе;</text:p>
        </text:list-item>
        <text:list-item>
          <text:p text:style-name="P137">Защита инвестиций в разработку и внедрение;</text:p>
        </text:list-item>
        <text:list-item>
          <text:p text:style-name="P137">Возможность поэтапной модернизации.</text:p>
        </text:list-item>
      </text:list>
      <text:h text:style-name="P5" text:outline-level="3">2. Показатели долговечности</text:h>
      <text:p text:style-name="P89">В соответствии со стандартами (ГОСТ 27.002-2015) выделяют следующие показатели долговечности:</text:p>
      <table:table table:name="Таблица124" table:style-name="Таблица124">
        <table:table-column table:style-name="Таблица124.A"/>
        <table:table-column table:style-name="Таблица124.B"/>
        <table:table-column table:style-name="Таблица124.C"/>
        <table:table-column table:style-name="Таблица124.D"/>
        <table:table-header-rows>
          <table:table-row>
            <table:table-cell table:style-name="Таблица124.A1" office:value-type="string">
              <text:p text:style-name="P30">Показатель</text:p>
            </table:table-cell>
            <table:table-cell table:style-name="Таблица124.A1" office:value-type="string">
              <text:p text:style-name="P30">Определение</text:p>
            </table:table-cell>
            <table:table-cell table:style-name="Таблица124.A1" office:value-type="string">
              <text:p text:style-name="P30">Единица измерения</text:p>
            </table:table-cell>
            <table:table-cell table:style-name="Таблица124.A1" office:value-type="string">
              <text:p text:style-name="P30">Значение для ИС</text:p>
            </table:table-cell>
          </table:table-row>
        </table:table-header-rows>
        <table:table-row>
          <table:table-cell table:style-name="Таблица124.A2" office:value-type="string">
            <text:p text:style-name="P18"><text:span text:style-name="Strong_20_Emphasis"><text:span text:style-name="T7">Срок службы системы</text:span></text:span></text:p>
          </table:table-cell>
          <table:table-cell table:style-name="Таблица124.A2" office:value-type="string">
            <text:p text:style-name="P20">Календарная продолжительность эксплуатации системы от ее начала до перехода в предельное состояние</text:p>
          </table:table-cell>
          <table:table-cell table:style-name="Таблица124.A2" office:value-type="string">
            <text:p text:style-name="P20">Годы</text:p>
          </table:table-cell>
          <table:table-cell table:style-name="Таблица124.A2" office:value-type="string">
            <text:p text:style-name="P20">5-10 лет для типовых ИС</text:p>
          </table:table-cell>
        </table:table-row>
        <table:table-row>
          <table:table-cell table:style-name="Таблица124.A2" office:value-type="string">
            <text:p text:style-name="P18"><text:span text:style-name="Strong_20_Emphasis"><text:span text:style-name="T7">Моральное устаревание</text:span></text:span></text:p>
          </table:table-cell>
          <table:table-cell table:style-name="Таблица124.A2" office:value-type="string">
            <text:p text:style-name="P20">Потеря конкурентоспособности, появление более совершенных аналогов</text:p>
          </table:table-cell>
          <table:table-cell table:style-name="Таблица124.A2" office:value-type="string">
            <text:p text:style-name="P20">Годы</text:p>
          </table:table-cell>
          <table:table-cell table:style-name="Таблица124.A2" office:value-type="string">
            <text:p text:style-name="P20">3-5 лет для технологий</text:p>
          </table:table-cell>
        </table:table-row>
        <table:table-row>
          <table:table-cell table:style-name="Таблица124.A2" office:value-type="string">
            <text:p text:style-name="P18"><text:span text:style-name="Strong_20_Emphasis"><text:span text:style-name="T7">Ресурс системы</text:span></text:span></text:p>
          </table:table-cell>
          <table:table-cell table:style-name="Таблица124.A2" office:value-type="string">
            <text:p text:style-name="P20">Суммарная наработка системы от начала эксплуатации до перехода <text:soft-page-break/>в предельное состояние</text:p>
          </table:table-cell>
          <table:table-cell table:style-name="Таблица124.A2" office:value-type="string">
            <text:p text:style-name="P20">Часы работы</text:p>
          </table:table-cell>
          <table:table-cell table:style-name="Таблица124.A2" office:value-type="string">
            <text:p text:style-name="P20">Зависит от интенсивности <text:soft-page-break/>использования</text:p>
          </table:table-cell>
        </table:table-row>
        <table:table-row>
          <table:table-cell table:style-name="Таблица124.A2" office:value-type="string">
            <text:p text:style-name="P18"><text:span text:style-name="Strong_20_Emphasis"><text:span text:style-name="T7">Срок сохраняемости</text:span></text:span></text:p>
          </table:table-cell>
          <table:table-cell table:style-name="Таблица124.A2" office:value-type="string">
            <text:p text:style-name="P20">Календарная продолжительность хранения системы в заданных условиях</text:p>
          </table:table-cell>
          <table:table-cell table:style-name="Таблица124.A2" office:value-type="string">
            <text:p text:style-name="P20">Годы</text:p>
          </table:table-cell>
          <table:table-cell table:style-name="Таблица124.A2" office:value-type="string">
            <text:p text:style-name="P20">Для компонентов, ПО</text:p>
          </table:table-cell>
        </table:table-row>
        <table:table-row>
          <table:table-cell table:style-name="Таблица124.A2" office:value-type="string">
            <text:p text:style-name="P18"><text:span text:style-name="Strong_20_Emphasis"><text:span text:style-name="T7">Гамма-процентный ресурс</text:span></text:span></text:p>
          </table:table-cell>
          <table:table-cell table:style-name="Таблица124.A2" office:value-type="string">
            <text:p text:style-name="P20">Срок, в течение которого система не достигает предельного состояния с заданной вероятностью</text:p>
          </table:table-cell>
          <table:table-cell table:style-name="Таблица124.A2" office:value-type="string">
            <text:p text:style-name="P20">Годы, %</text:p>
          </table:table-cell>
          <table:table-cell table:style-name="Таблица124.A2" office:value-type="string">
            <text:p text:style-name="P20">90% ресурс — 5 лет</text:p>
          </table:table-cell>
        </table:table-row>
        <table:table-row>
          <table:table-cell table:style-name="Таблица124.A2" office:value-type="string">
            <text:p text:style-name="P18"><text:span text:style-name="Strong_20_Emphasis"><text:span text:style-name="T7">Срок службы до списания</text:span></text:span></text:p>
          </table:table-cell>
          <table:table-cell table:style-name="Таблица124.A2" office:value-type="string">
            <text:p text:style-name="P20">Нормативный срок, установленный документацией</text:p>
          </table:table-cell>
          <table:table-cell table:style-name="Таблица124.A2" office:value-type="string">
            <text:p text:style-name="P20">Годы</text:p>
          </table:table-cell>
          <table:table-cell table:style-name="Таблица124.A2" office:value-type="string">
            <text:p text:style-name="P19">Определяется производителем</text:p>
          </table:table-cell>
        </table:table-row>
      </table:table>
      <text:h text:style-name="P5" text:outline-level="3">3. Факторы, влияющие на долговечность ИС</text:h>
      <table:table table:name="Таблица125" table:style-name="Таблица125">
        <table:table-column table:style-name="Таблица125.A"/>
        <table:table-column table:style-name="Таблица125.B"/>
        <table:table-column table:style-name="Таблица125.C"/>
        <table:table-header-rows>
          <table:table-row>
            <table:table-cell table:style-name="Таблица125.A1" office:value-type="string">
              <text:p text:style-name="P30">Группа факторов</text:p>
            </table:table-cell>
            <table:table-cell table:style-name="Таблица125.A1" office:value-type="string">
              <text:p text:style-name="P30">Факторы</text:p>
            </table:table-cell>
            <table:table-cell table:style-name="Таблица125.A1" office:value-type="string">
              <text:p text:style-name="P30">Влияние на долговечность</text:p>
            </table:table-cell>
          </table:table-row>
        </table:table-header-rows>
        <table:table-row>
          <table:table-cell table:style-name="Таблица125.A2" office:value-type="string">
            <text:p text:style-name="P18"><text:span text:style-name="Strong_20_Emphasis"><text:span text:style-name="T7">Технические</text:span></text:span></text:p>
          </table:table-cell>
          <table:table-cell table:style-name="Таблица125.A2" office:value-type="string">
            <text:p text:style-name="P20">- Качество оборудования<text:line-break/>- Надежность компонентов<text:line-break/>- Возможность модернизации<text:line-break/>- Совместимость с новым оборудованием</text:p>
          </table:table-cell>
          <table:table-cell table:style-name="Таблица125.A2" office:value-type="string">
            <text:p text:style-name="P20">Высокое качество и возможность апгрейда увеличивают срок службы</text:p>
          </table:table-cell>
        </table:table-row>
        <table:table-row>
          <table:table-cell table:style-name="Таблица125.A2" office:value-type="string">
            <text:p text:style-name="P18"><text:span text:style-name="Strong_20_Emphasis"><text:span text:style-name="T7">Программные</text:span></text:span></text:p>
          </table:table-cell>
          <table:table-cell table:style-name="Таблица125.A2" office:value-type="string">
            <text:p text:style-name="P20">- Качество архитектуры<text:line-break/>- Модульность<text:line-break/>- Документированность<text:line-break/>- Тестируемость<text:line-break/>- Используемые технологии</text:p>
          </table:table-cell>
          <table:table-cell table:style-name="Таблица125.A2" office:value-type="string">
            <text:p text:style-name="P20">Хорошая архитектура позволяет развивать систему, устаревшие технологии сокращают срок</text:p>
          </table:table-cell>
        </table:table-row>
        <table:table-row>
          <table:table-cell table:style-name="Таблица125.A2" office:value-type="string">
            <text:p text:style-name="P18"><text:span text:style-name="Strong_20_Emphasis"><text:span text:style-name="T7">Организационные</text:span></text:span></text:p>
          </table:table-cell>
          <table:table-cell table:style-name="Таблица125.A2" office:value-type="string">
            <text:p text:style-name="P20">- Наличие поддержки<text:line-break/>- Квалификация персонала<text:line-break/>- Регулярность обслуживания<text:line-break/>- Планирование обновлений</text:p>
          </table:table-cell>
          <table:table-cell table:style-name="Таблица125.A2" office:value-type="string">
            <text:p text:style-name="P20">Регулярное обслуживание продлевает жизнь</text:p>
          </table:table-cell>
        </table:table-row>
        <table:table-row>
          <table:table-cell table:style-name="Таблица125.A2" office:value-type="string">
            <text:p text:style-name="P18"><text:span text:style-name="Strong_20_Emphasis"><text:span text:style-name="T7">Экономические</text:span></text:span></text:p>
          </table:table-cell>
          <table:table-cell table:style-name="Таблица125.A2" office:value-type="string">
            <text:p text:style-name="P20">- Стоимость эксплуатации<text:line-break/>- Стоимость модернизации<text:line-break/>- Экономическая целесообразность замены</text:p>
          </table:table-cell>
          <table:table-cell table:style-name="Таблица125.A2" office:value-type="string">
            <text:p text:style-name="P20">Если поддержка становится дороже новой системы — срок исчерпан</text:p>
          </table:table-cell>
        </table:table-row>
        <text:soft-page-break/>
        <table:table-row>
          <table:table-cell table:style-name="Таблица125.A2" office:value-type="string">
            <text:p text:style-name="P18"><text:span text:style-name="Strong_20_Emphasis"><text:span text:style-name="T7">Внешние</text:span></text:span></text:p>
          </table:table-cell>
          <table:table-cell table:style-name="Таблица125.A2" office:value-type="string">
            <text:p text:style-name="P20">- Изменение законодательства<text:line-break/>- Появление новых стандартов<text:line-break/>- Требования рынка<text:line-break/>- Технологический прогресс</text:p>
          </table:table-cell>
          <table:table-cell table:style-name="Таблица125.A2" office:value-type="string">
            <text:p text:style-name="P19">Могут потребовать замены до физического износа</text:p>
          </table:table-cell>
        </table:table-row>
      </table:table>
      <text:h text:style-name="P5" text:outline-level="3">4. Выбор ИС для анализа</text:h>
      <text:p text:style-name="P89">Для анализа долговечности выбрана АИС «Система регистрации заявок пользователей» (гибридная система с ботом и операторами).</text:p>
      <text:h text:style-name="P5" text:outline-level="3">5. Оценка долговечности АИС</text:h>
      <text:p text:style-name="P34"><text:span text:style-name="Strong_20_Emphasis"><text:span text:style-name="T14">Таблица 49 – Оценка долговечности АИС «Система регистрации заявок пользователей»</text:span></text:span></text:p>
      <table:table table:name="Таблица126" table:style-name="Таблица126">
        <table:table-column table:style-name="Таблица126.A"/>
        <table:table-column table:style-name="Таблица126.B"/>
        <table:table-column table:style-name="Таблица126.C"/>
        <table:table-column table:style-name="Таблица126.D"/>
        <table:table-header-rows>
          <table:table-row>
            <table:table-cell table:style-name="Таблица126.A1" office:value-type="string">
              <text:p text:style-name="P30">Показатель</text:p>
            </table:table-cell>
            <table:table-cell table:style-name="Таблица126.A1" office:value-type="string">
              <text:p text:style-name="P30">Оценка</text:p>
            </table:table-cell>
            <table:table-cell table:style-name="Таблица126.A1" office:value-type="string">
              <text:p text:style-name="P30">Обоснование</text:p>
            </table:table-cell>
            <table:table-cell table:style-name="Таблица126.A1" office:value-type="string">
              <text:p text:style-name="P30">Прогноз</text:p>
            </table:table-cell>
          </table:table-row>
        </table:table-header-rows>
        <table:table-row>
          <table:table-cell table:style-name="Таблица126.A2" office:value-type="string">
            <text:p text:style-name="P18"><text:span text:style-name="Strong_20_Emphasis"><text:span text:style-name="T7">Срок службы системы</text:span></text:span></text:p>
          </table:table-cell>
          <table:table-cell table:style-name="Таблица126.A2" office:value-type="string">
            <text:p text:style-name="P20">7-10 лет</text:p>
          </table:table-cell>
          <table:table-cell table:style-name="Таблица126.A2" office:value-type="string">
            <text:p text:style-name="P20">Система спроектирована с учетом длительной эксплуатации, модульная архитектура позволяет заменять компоненты</text:p>
          </table:table-cell>
          <table:table-cell table:style-name="Таблица126.A2" office:value-type="string">
            <text:p text:style-name="P20">При регулярной поддержке может прослужить до 10 лет</text:p>
          </table:table-cell>
        </table:table-row>
        <table:table-row>
          <table:table-cell table:style-name="Таблица126.A2" office:value-type="string">
            <text:p text:style-name="P18"><text:span text:style-name="Strong_20_Emphasis"><text:span text:style-name="T7">Моральное устаревание</text:span></text:span></text:p>
          </table:table-cell>
          <table:table-cell table:style-name="Таблица126.A2" office:value-type="string">
            <text:p text:style-name="P20">5-7 лет</text:p>
          </table:table-cell>
          <table:table-cell table:style-name="Таблица126.A2" office:value-type="string">
            <text:p text:style-name="P20">Используемые технологии (C#/.NET) достаточно современны и будут поддерживаться еще долго. Появление новых парадигм (искусственный интеллект) может потребовать обновления</text:p>
          </table:table-cell>
          <table:table-cell table:style-name="Таблица126.A2" office:value-type="string">
            <text:p text:style-name="P20">Через 5 лет потребуется анализ актуальности</text:p>
          </table:table-cell>
        </table:table-row>
        <table:table-row>
          <table:table-cell table:style-name="Таблица126.A2" office:value-type="string">
            <text:p text:style-name="P18"><text:span text:style-name="Strong_20_Emphasis"><text:span text:style-name="T7">Ресурс системы</text:span></text:span></text:p>
          </table:table-cell>
          <table:table-cell table:style-name="Таблица126.A2" office:value-type="string">
            <text:p text:style-name="P20">50 000 часов работы</text:p>
          </table:table-cell>
          <table:table-cell table:style-name="Таблица126.A2" office:value-type="string">
            <text:p text:style-name="P20">При средней нагрузке (500 заявок в день) и 8-часовом рабочем дне</text:p>
          </table:table-cell>
          <table:table-cell table:style-name="Таблица126.A2" office:value-type="string">
            <text:p text:style-name="P20">Около 20 лет работы по 8 часов</text:p>
          </table:table-cell>
        </table:table-row>
        <table:table-row>
          <table:table-cell table:style-name="Таблица126.A2" office:value-type="string">
            <text:p text:style-name="P18"><text:span text:style-name="Strong_20_Emphasis"><text:span text:style-name="T7">Срок сохраняемости (данных)</text:span></text:span></text:p>
          </table:table-cell>
          <table:table-cell table:style-name="Таблица126.A2" office:value-type="string">
            <text:p text:style-name="P20">Неограничен</text:p>
          </table:table-cell>
          <table:table-cell table:style-name="Таблица126.A2" office:value-type="string">
            <text:p text:style-name="P20">Данные могут храниться indefinitely при правильной миграции</text:p>
          </table:table-cell>
          <table:table-cell table:style-name="Таблица126.A2" office:value-type="string">
            <text:p text:style-name="P20">Данные будут переноситься при обновлениях</text:p>
          </table:table-cell>
        </table:table-row>
        <table:table-row>
          <table:table-cell table:style-name="Таблица126.A2" office:value-type="string">
            <text:p text:style-name="P18"><text:span text:style-name="Strong_20_Emphasis"><text:span text:style-name="T7">Возможность </text:span></text:span><text:soft-page-break/><text:span text:style-name="Strong_20_Emphasis"><text:span text:style-name="T7">модернизации</text:span></text:span></text:p>
          </table:table-cell>
          <table:table-cell table:style-name="Таблица126.A2" office:value-type="string">
            <text:p text:style-name="P20">Высокая</text:p>
          </table:table-cell>
          <table:table-cell table:style-name="Таблица126.A2" office:value-type="string">
            <text:p text:style-name="P20">Модульная архитектура, API для <text:soft-page-break/>интеграций, возможность замены компонентов</text:p>
          </table:table-cell>
          <table:table-cell table:style-name="Таблица126.A2" office:value-type="string">
            <text:p text:style-name="P19">Систему можно <text:soft-page-break/>развивать поэтапно</text:p>
          </table:table-cell>
        </table:table-row>
      </table:table>
      <text:h text:style-name="P5" text:outline-level="3">6. Факторы, влияющие на долговечность АИС</text:h>
      <text:p text:style-name="P34"><text:span text:style-name="Strong_20_Emphasis"><text:span text:style-name="T14">Таблица 50 – Анализ факторов долговечности для АИС</text:span></text:span></text:p>
      <table:table table:name="Таблица127" table:style-name="Таблица127">
        <table:table-column table:style-name="Таблица127.A"/>
        <table:table-column table:style-name="Таблица127.B"/>
        <table:table-column table:style-name="Таблица127.C"/>
        <table:table-column table:style-name="Таблица127.D"/>
        <table:table-header-rows>
          <table:table-row>
            <table:table-cell table:style-name="Таблица127.A1" office:value-type="string">
              <text:p text:style-name="P30">Фактор</text:p>
            </table:table-cell>
            <table:table-cell table:style-name="Таблица127.A1" office:value-type="string">
              <text:p text:style-name="P30">Текущее состояние</text:p>
            </table:table-cell>
            <table:table-cell table:style-name="Таблица127.A1" office:value-type="string">
              <text:p text:style-name="P30">Риск</text:p>
            </table:table-cell>
            <table:table-cell table:style-name="Таблица127.A1" office:value-type="string">
              <text:p text:style-name="P30">Меры по снижению риска</text:p>
            </table:table-cell>
          </table:table-row>
        </table:table-header-rows>
        <table:table-row>
          <table:table-cell table:style-name="Таблица127.A2" office:value-type="string">
            <text:p text:style-name="P18"><text:span text:style-name="Strong_20_Emphasis"><text:span text:style-name="T7">Технологии разработки</text:span></text:span></text:p>
          </table:table-cell>
          <table:table-cell table:style-name="Таблица127.A2" office:value-type="string">
            <text:p text:style-name="P20">C# / .NET — актуальные технологии</text:p>
          </table:table-cell>
          <table:table-cell table:style-name="Таблица127.A2" office:value-type="string">
            <text:p text:style-name="P20">Низкий</text:p>
          </table:table-cell>
          <table:table-cell table:style-name="Таблица127.A2" office:value-type="string">
            <text:p text:style-name="P20">Следить за обновлениями платформы, своевременно обновлять</text:p>
          </table:table-cell>
        </table:table-row>
        <table:table-row>
          <table:table-cell table:style-name="Таблица127.A2" office:value-type="string">
            <text:p text:style-name="P18"><text:span text:style-name="Strong_20_Emphasis"><text:span text:style-name="T7">Архитектура</text:span></text:span></text:p>
          </table:table-cell>
          <table:table-cell table:style-name="Таблица127.A2" office:value-type="string">
            <text:p text:style-name="P20">Модульная, разделение на клиент и сервер</text:p>
          </table:table-cell>
          <table:table-cell table:style-name="Таблица127.A2" office:value-type="string">
            <text:p text:style-name="P20">Низкий</text:p>
          </table:table-cell>
          <table:table-cell table:style-name="Таблица127.A2" office:value-type="string">
            <text:p text:style-name="P20">Поддерживать модульность при доработках</text:p>
          </table:table-cell>
        </table:table-row>
        <table:table-row>
          <table:table-cell table:style-name="Таблица127.A2" office:value-type="string">
            <text:p text:style-name="P18"><text:span text:style-name="Strong_20_Emphasis"><text:span text:style-name="T7">Зависимость от оборудования</text:span></text:span></text:p>
          </table:table-cell>
          <table:table-cell table:style-name="Таблица127.A2" office:value-type="string">
            <text:p text:style-name="P20">Система работает на стандартном оборудовании</text:p>
          </table:table-cell>
          <table:table-cell table:style-name="Таблица127.A2" office:value-type="string">
            <text:p text:style-name="P20">Низкий</text:p>
          </table:table-cell>
          <table:table-cell table:style-name="Таблица127.A2" office:value-type="string">
            <text:p text:style-name="P20">Планировать замену оборудования каждые 3-4 года</text:p>
          </table:table-cell>
        </table:table-row>
        <table:table-row>
          <table:table-cell table:style-name="Таблица127.A2" office:value-type="string">
            <text:p text:style-name="P18"><text:span text:style-name="Strong_20_Emphasis"><text:span text:style-name="T7">Зависимость от сторонних сервисов</text:span></text:span></text:p>
          </table:table-cell>
          <table:table-cell table:style-name="Таблица127.A2" office:value-type="string">
            <text:p text:style-name="P20">Интеграция с почтовыми серверами, SMS-шлюзами</text:p>
          </table:table-cell>
          <table:table-cell table:style-name="Таблица127.A2" office:value-type="string">
            <text:p text:style-name="P20">Средний</text:p>
          </table:table-cell>
          <table:table-cell table:style-name="Таблица127.A2" office:value-type="string">
            <text:p text:style-name="P20">Иметь альтернативных провайдеров</text:p>
          </table:table-cell>
        </table:table-row>
        <table:table-row>
          <table:table-cell table:style-name="Таблица127.A2" office:value-type="string">
            <text:p text:style-name="P18"><text:span text:style-name="Strong_20_Emphasis"><text:span text:style-name="T7">Квалификация персонала</text:span></text:span></text:p>
          </table:table-cell>
          <table:table-cell table:style-name="Таблица127.A2" office:value-type="string">
            <text:p text:style-name="P20">Администраторы владеют технологиями</text:p>
          </table:table-cell>
          <table:table-cell table:style-name="Таблица127.A2" office:value-type="string">
            <text:p text:style-name="P20">Низкий</text:p>
          </table:table-cell>
          <table:table-cell table:style-name="Таблица127.A2" office:value-type="string">
            <text:p text:style-name="P20">Обучать персонал новым версиям</text:p>
          </table:table-cell>
        </table:table-row>
        <table:table-row>
          <table:table-cell table:style-name="Таблица127.A2" office:value-type="string">
            <text:p text:style-name="P18"><text:span text:style-name="Strong_20_Emphasis"><text:span text:style-name="T7">Документирование</text:span></text:span></text:p>
          </table:table-cell>
          <table:table-cell table:style-name="Таблица127.A2" office:value-type="string">
            <text:p text:style-name="P20">Документация ведется</text:p>
          </table:table-cell>
          <table:table-cell table:style-name="Таблица127.A2" office:value-type="string">
            <text:p text:style-name="P20">Низкий</text:p>
          </table:table-cell>
          <table:table-cell table:style-name="Таблица127.A2" office:value-type="string">
            <text:p text:style-name="P20">Поддерживать актуальность</text:p>
          </table:table-cell>
        </table:table-row>
        <table:table-row>
          <table:table-cell table:style-name="Таблица127.A2" office:value-type="string">
            <text:p text:style-name="P18"><text:span text:style-name="Strong_20_Emphasis"><text:span text:style-name="T7">Финансирование поддержки</text:span></text:span></text:p>
          </table:table-cell>
          <table:table-cell table:style-name="Таблица127.A2" office:value-type="string">
            <text:p text:style-name="P20">Выделяется бюджет на сопровождение</text:p>
          </table:table-cell>
          <table:table-cell table:style-name="Таблица127.A2" office:value-type="string">
            <text:p text:style-name="P20">Средний</text:p>
          </table:table-cell>
          <table:table-cell table:style-name="Таблица127.A2" office:value-type="string">
            <text:p text:style-name="P20">Планировать бюджет на долгосрочную поддержку</text:p>
          </table:table-cell>
        </table:table-row>
        <table:table-row>
          <table:table-cell table:style-name="Таблица127.A2" office:value-type="string">
            <text:p text:style-name="P18"><text:span text:style-name="Strong_20_Emphasis"><text:span text:style-name="T7">Изменение требований</text:span></text:span></text:p>
          </table:table-cell>
          <table:table-cell table:style-name="Таблица127.A2" office:value-type="string">
            <text:p text:style-name="P20">Требования могут меняться</text:p>
          </table:table-cell>
          <table:table-cell table:style-name="Таблица127.A2" office:value-type="string">
            <text:p text:style-name="P20">Средний</text:p>
          </table:table-cell>
          <table:table-cell table:style-name="Таблица127.A2" office:value-type="string">
            <text:p text:style-name="P19">Закладывать возможность адаптации</text:p>
          </table:table-cell>
        </table:table-row>
      </table:table>
      <text:h text:style-name="P5" text:outline-level="3">7. Таблица оценки долговечности</text:h>
      <text:p text:style-name="P34"><text:span text:style-name="Strong_20_Emphasis"><text:span text:style-name="T14">Таблица 51 – Комплексная оценка долговечности АИС</text:span></text:span></text:p>
      <table:table table:name="Таблица128" table:style-name="Таблица128">
        <table:table-column table:style-name="Таблица128.A"/>
        <table:table-column table:style-name="Таблица128.B"/>
        <table:table-column table:style-name="Таблица128.C"/>
        <table:table-column table:style-name="Таблица128.D"/>
        <table:table-header-rows>
          <text:soft-page-break/>
          <table:table-row>
            <table:table-cell table:style-name="Таблица128.A1" office:value-type="string">
              <text:p text:style-name="P30">Показатель</text:p>
            </table:table-cell>
            <table:table-cell table:style-name="Таблица128.A1" office:value-type="string">
              <text:p text:style-name="P30">Вес</text:p>
            </table:table-cell>
            <table:table-cell table:style-name="Таблица128.A1" office:value-type="string">
              <text:p text:style-name="P30">Оценка (1-5)</text:p>
            </table:table-cell>
            <table:table-cell table:style-name="Таблица128.A1" office:value-type="string">
              <text:p text:style-name="P30">Взвешенная оценка</text:p>
            </table:table-cell>
          </table:table-row>
        </table:table-header-rows>
        <table:table-row>
          <table:table-cell table:style-name="Таблица128.A2" office:value-type="string">
            <text:p text:style-name="P20">Качество архитектуры</text:p>
          </table:table-cell>
          <table:table-cell table:style-name="Таблица128.A2" office:value-type="string">
            <text:p text:style-name="P20">0.2</text:p>
          </table:table-cell>
          <table:table-cell table:style-name="Таблица128.A2" office:value-type="string">
            <text:p text:style-name="P20">5</text:p>
          </table:table-cell>
          <table:table-cell table:style-name="Таблица128.A2" office:value-type="string">
            <text:p text:style-name="P20">1.0</text:p>
          </table:table-cell>
        </table:table-row>
        <table:table-row>
          <table:table-cell table:style-name="Таблица128.A2" office:value-type="string">
            <text:p text:style-name="P20">Используемые технологии</text:p>
          </table:table-cell>
          <table:table-cell table:style-name="Таблица128.A2" office:value-type="string">
            <text:p text:style-name="P20">0.15</text:p>
          </table:table-cell>
          <table:table-cell table:style-name="Таблица128.A2" office:value-type="string">
            <text:p text:style-name="P20">4</text:p>
          </table:table-cell>
          <table:table-cell table:style-name="Таблица128.A2" office:value-type="string">
            <text:p text:style-name="P20">0.6</text:p>
          </table:table-cell>
        </table:table-row>
        <table:table-row>
          <table:table-cell table:style-name="Таблица128.A2" office:value-type="string">
            <text:p text:style-name="P20">Возможность модернизации</text:p>
          </table:table-cell>
          <table:table-cell table:style-name="Таблица128.A2" office:value-type="string">
            <text:p text:style-name="P20">0.15</text:p>
          </table:table-cell>
          <table:table-cell table:style-name="Таблица128.A2" office:value-type="string">
            <text:p text:style-name="P20">5</text:p>
          </table:table-cell>
          <table:table-cell table:style-name="Таблица128.A2" office:value-type="string">
            <text:p text:style-name="P20">0.75</text:p>
          </table:table-cell>
        </table:table-row>
        <table:table-row>
          <table:table-cell table:style-name="Таблица128.A2" office:value-type="string">
            <text:p text:style-name="P20">Документированность</text:p>
          </table:table-cell>
          <table:table-cell table:style-name="Таблица128.A2" office:value-type="string">
            <text:p text:style-name="P20">0.1</text:p>
          </table:table-cell>
          <table:table-cell table:style-name="Таблица128.A2" office:value-type="string">
            <text:p text:style-name="P20">4</text:p>
          </table:table-cell>
          <table:table-cell table:style-name="Таблица128.A2" office:value-type="string">
            <text:p text:style-name="P20">0.4</text:p>
          </table:table-cell>
        </table:table-row>
        <table:table-row>
          <table:table-cell table:style-name="Таблица128.A2" office:value-type="string">
            <text:p text:style-name="P20">Квалификация персонала</text:p>
          </table:table-cell>
          <table:table-cell table:style-name="Таблица128.A2" office:value-type="string">
            <text:p text:style-name="P20">0.1</text:p>
          </table:table-cell>
          <table:table-cell table:style-name="Таблица128.A2" office:value-type="string">
            <text:p text:style-name="P20">4</text:p>
          </table:table-cell>
          <table:table-cell table:style-name="Таблица128.A2" office:value-type="string">
            <text:p text:style-name="P20">0.4</text:p>
          </table:table-cell>
        </table:table-row>
        <table:table-row>
          <table:table-cell table:style-name="Таблица128.A2" office:value-type="string">
            <text:p text:style-name="P20">Зависимость от оборудования</text:p>
          </table:table-cell>
          <table:table-cell table:style-name="Таблица128.A2" office:value-type="string">
            <text:p text:style-name="P20">0.1</text:p>
          </table:table-cell>
          <table:table-cell table:style-name="Таблица128.A2" office:value-type="string">
            <text:p text:style-name="P20">4</text:p>
          </table:table-cell>
          <table:table-cell table:style-name="Таблица128.A2" office:value-type="string">
            <text:p text:style-name="P20">0.4</text:p>
          </table:table-cell>
        </table:table-row>
        <table:table-row>
          <table:table-cell table:style-name="Таблица128.A2" office:value-type="string">
            <text:p text:style-name="P20">Зависимость от сторонних сервисов</text:p>
          </table:table-cell>
          <table:table-cell table:style-name="Таблица128.A2" office:value-type="string">
            <text:p text:style-name="P20">0.05</text:p>
          </table:table-cell>
          <table:table-cell table:style-name="Таблица128.A2" office:value-type="string">
            <text:p text:style-name="P20">3</text:p>
          </table:table-cell>
          <table:table-cell table:style-name="Таблица128.A2" office:value-type="string">
            <text:p text:style-name="P20">0.15</text:p>
          </table:table-cell>
        </table:table-row>
        <table:table-row>
          <table:table-cell table:style-name="Таблица128.A2" office:value-type="string">
            <text:p text:style-name="P20">Финансирование поддержки</text:p>
          </table:table-cell>
          <table:table-cell table:style-name="Таблица128.A2" office:value-type="string">
            <text:p text:style-name="P20">0.1</text:p>
          </table:table-cell>
          <table:table-cell table:style-name="Таблица128.A2" office:value-type="string">
            <text:p text:style-name="P20">4</text:p>
          </table:table-cell>
          <table:table-cell table:style-name="Таблица128.A2" office:value-type="string">
            <text:p text:style-name="P20">0.4</text:p>
          </table:table-cell>
        </table:table-row>
        <table:table-row>
          <table:table-cell table:style-name="Таблица128.A2" office:value-type="string">
            <text:p text:style-name="P20">Актуальность для бизнеса</text:p>
          </table:table-cell>
          <table:table-cell table:style-name="Таблица128.A2" office:value-type="string">
            <text:p text:style-name="P20">0.05</text:p>
          </table:table-cell>
          <table:table-cell table:style-name="Таблица128.A2" office:value-type="string">
            <text:p text:style-name="P20">5</text:p>
          </table:table-cell>
          <table:table-cell table:style-name="Таблица128.A2" office:value-type="string">
            <text:p text:style-name="P20">0.25</text:p>
          </table:table-cell>
        </table:table-row>
        <table:table-row>
          <table:table-cell table:style-name="Таблица128.A2" office:value-type="string">
            <text:p text:style-name="P18"><text:span text:style-name="Strong_20_Emphasis"><text:span text:style-name="T7">ИТОГО</text:span></text:span></text:p>
          </table:table-cell>
          <table:table-cell table:style-name="Таблица128.A2" office:value-type="string">
            <text:p text:style-name="P18"><text:span text:style-name="Strong_20_Emphasis"><text:span text:style-name="T7">1.0</text:span></text:span></text:p>
          </table:table-cell>
          <table:table-cell table:style-name="Таблица128.A2" office:value-type="string">
            <text:p text:style-name="P27"/>
          </table:table-cell>
          <table:table-cell table:style-name="Таблица128.A2" office:value-type="string">
            <text:p text:style-name="P18"><text:span text:style-name="Strong_20_Emphasis"><text:span text:style-name="T7">4.35</text:span></text:span></text:p>
          </table:table-cell>
        </table:table-row>
      </table:table>
      <text:p text:style-name="P34"><text:span text:style-name="Emphasis"><text:span text:style-name="T15">Интерпретация:</text:span></text:span><text:span text:style-name="T15"> оценка 4.35 из 5 соответствует высокой долговечности системы.</text:span></text:p>
      <text:h text:style-name="P5" text:outline-level="3">8. Предложения по увеличению долговечности</text:h>
      <text:p text:style-name="P34"><text:span text:style-name="Strong_20_Emphasis"><text:span text:style-name="T14">Таблица 52 – Мероприятия по увеличению срока службы АИС</text:span></text:span></text:p>
      <table:table table:name="Таблица129" table:style-name="Таблица129">
        <table:table-column table:style-name="Таблица129.A"/>
        <table:table-column table:style-name="Таблица129.B"/>
        <table:table-column table:style-name="Таблица129.C"/>
        <table:table-column table:style-name="Таблица129.D"/>
        <table:table-header-rows>
          <table:table-row>
            <table:table-cell table:style-name="Таблица129.A1" office:value-type="string">
              <text:p text:style-name="P30">Мероприятие</text:p>
            </table:table-cell>
            <table:table-cell table:style-name="Таблица129.A1" office:value-type="string">
              <text:p text:style-name="P30">Описание</text:p>
            </table:table-cell>
            <table:table-cell table:style-name="Таблица129.A1" office:value-type="string">
              <text:p text:style-name="P30">Периодичность</text:p>
            </table:table-cell>
            <table:table-cell table:style-name="Таблица129.A1" office:value-type="string">
              <text:p text:style-name="P30">Ожидаемый эффект</text:p>
            </table:table-cell>
          </table:table-row>
        </table:table-header-rows>
        <table:table-row>
          <table:table-cell table:style-name="Таблица129.A2" office:value-type="string">
            <text:p text:style-name="P18"><text:span text:style-name="Strong_20_Emphasis"><text:span text:style-name="T7">Регулярное обновление платформы</text:span></text:span></text:p>
          </table:table-cell>
          <table:table-cell table:style-name="Таблица129.A2" office:value-type="string">
            <text:p text:style-name="P20">Своевременный переход на новые версии .NET, обновление библиотек</text:p>
          </table:table-cell>
          <table:table-cell table:style-name="Таблица129.A2" office:value-type="string">
            <text:p text:style-name="P20">Ежегодно</text:p>
          </table:table-cell>
          <table:table-cell table:style-name="Таблица129.A2" office:value-type="string">
            <text:p text:style-name="P20">Предотвращение технологического устаревания</text:p>
          </table:table-cell>
        </table:table-row>
        <table:table-row>
          <table:table-cell table:style-name="Таблица129.A2" office:value-type="string">
            <text:p text:style-name="P18"><text:span text:style-name="Strong_20_Emphasis"><text:span text:style-name="T7">Модернизация оборудования</text:span></text:span></text:p>
          </table:table-cell>
          <table:table-cell table:style-name="Таблица129.A2" office:value-type="string">
            <text:p text:style-name="P20">Замена серверов, рабочих станций по мере устаревания</text:p>
          </table:table-cell>
          <table:table-cell table:style-name="Таблица129.A2" office:value-type="string">
            <text:p text:style-name="P20">Каждые 3-4 года</text:p>
          </table:table-cell>
          <table:table-cell table:style-name="Таблица129.A2" office:value-type="string">
            <text:p text:style-name="P20">Обеспечение производительности, совместимости</text:p>
          </table:table-cell>
        </table:table-row>
        <table:table-row>
          <table:table-cell table:style-name="Таблица129.A2" office:value-type="string">
            <text:p text:style-name="P18"><text:span text:style-name="Strong_20_Emphasis"><text:span text:style-name="T7">Рефакторинг кода</text:span></text:span></text:p>
          </table:table-cell>
          <table:table-cell table:style-name="Таблица129.A2" office:value-type="string">
            <text:p text:style-name="P20">Периодическое улучшение структуры кода без изменения функциональности</text:p>
          </table:table-cell>
          <table:table-cell table:style-name="Таблица129.A2" office:value-type="string">
            <text:p text:style-name="P20">По мере необходимости</text:p>
          </table:table-cell>
          <table:table-cell table:style-name="Таблица129.A2" office:value-type="string">
            <text:p text:style-name="P20">Поддержание качества кода, облегчение поддержки</text:p>
          </table:table-cell>
        </table:table-row>
        <table:table-row>
          <table:table-cell table:style-name="Таблица129.A2" office:value-type="string">
            <text:p text:style-name="P18"><text:span text:style-name="Strong_20_Emphasis"><text:span text:style-name="T7">Актуализация документации</text:span></text:span></text:p>
          </table:table-cell>
          <table:table-cell table:style-name="Таблица129.A2" office:value-type="string">
            <text:p text:style-name="P20">Поддержание документации в <text:soft-page-break/>актуальном состоянии</text:p>
          </table:table-cell>
          <table:table-cell table:style-name="Таблица129.A2" office:value-type="string">
            <text:p text:style-name="P20">Постоянно</text:p>
          </table:table-cell>
          <table:table-cell table:style-name="Таблица129.A2" office:value-type="string">
            <text:p text:style-name="P20">Облегчение поддержки и развития</text:p>
          </table:table-cell>
        </table:table-row>
        <table:table-row>
          <table:table-cell table:style-name="Таблица129.A2" office:value-type="string">
            <text:p text:style-name="P18"><text:span text:style-name="Strong_20_Emphasis"><text:span text:style-name="T7">Обучение персонала</text:span></text:span></text:p>
          </table:table-cell>
          <table:table-cell table:style-name="Таблица129.A2" office:value-type="string">
            <text:p text:style-name="P20">Повышение квалификации администраторов и разработчиков</text:p>
          </table:table-cell>
          <table:table-cell table:style-name="Таблица129.A2" office:value-type="string">
            <text:p text:style-name="P20">Ежегодно</text:p>
          </table:table-cell>
          <table:table-cell table:style-name="Таблица129.A2" office:value-type="string">
            <text:p text:style-name="P20">Эффективное сопровождение</text:p>
          </table:table-cell>
        </table:table-row>
        <table:table-row>
          <table:table-cell table:style-name="Таблица129.A2" office:value-type="string">
            <text:p text:style-name="P18"><text:span text:style-name="Strong_20_Emphasis"><text:span text:style-name="T7">Аудит технологий</text:span></text:span></text:p>
          </table:table-cell>
          <table:table-cell table:style-name="Таблица129.A2" office:value-type="string">
            <text:p text:style-name="P20">Периодическая оценка используемых технологий на предмет устаревания</text:p>
          </table:table-cell>
          <table:table-cell table:style-name="Таблица129.A2" office:value-type="string">
            <text:p text:style-name="P20">Ежегодно</text:p>
          </table:table-cell>
          <table:table-cell table:style-name="Таблица129.A2" office:value-type="string">
            <text:p text:style-name="P20">Своевременное выявление рисков</text:p>
          </table:table-cell>
        </table:table-row>
        <table:table-row>
          <table:table-cell table:style-name="Таблица129.A2" office:value-type="string">
            <text:p text:style-name="P18"><text:span text:style-name="Strong_20_Emphasis"><text:span text:style-name="T7">Планирование развития</text:span></text:span></text:p>
          </table:table-cell>
          <table:table-cell table:style-name="Таблица129.A2" office:value-type="string">
            <text:p text:style-name="P20">Разработка дорожной карты развития системы на 3-5 лет</text:p>
          </table:table-cell>
          <table:table-cell table:style-name="Таблица129.A2" office:value-type="string">
            <text:p text:style-name="P20">Ежегодно</text:p>
          </table:table-cell>
          <table:table-cell table:style-name="Таблица129.A2" office:value-type="string">
            <text:p text:style-name="P20">Стратегическое управление долговечностью</text:p>
          </table:table-cell>
        </table:table-row>
        <table:table-row>
          <table:table-cell table:style-name="Таблица129.A2" office:value-type="string">
            <text:p text:style-name="P18"><text:span text:style-name="Strong_20_Emphasis"><text:span text:style-name="T7">Диверсификация зависимостей</text:span></text:span></text:p>
          </table:table-cell>
          <table:table-cell table:style-name="Таблица129.A2" office:value-type="string">
            <text:p text:style-name="P20">Использование альтернативных провайдеров для критичных сервисов</text:p>
          </table:table-cell>
          <table:table-cell table:style-name="Таблица129.A2" office:value-type="string">
            <text:p text:style-name="P20">Постоянно</text:p>
          </table:table-cell>
          <table:table-cell table:style-name="Таблица129.A2" office:value-type="string">
            <text:p text:style-name="P19">Снижение рисков от ухода поставщиков</text:p>
          </table:table-cell>
        </table:table-row>
      </table:table>
      <text:h text:style-name="P5" text:outline-level="3">9. Выводы</text:h>
      <text:list text:style-name="L62">
        <text:list-item>
          <text:p text:style-name="P71"><text:span text:style-name="Strong_20_Emphasis"><text:span text:style-name="T14">Долговечность информационной системы</text:span></text:span><text:span text:style-name="T15"> является важным экономическим и техническим показателем, определяющим срок эффективного использования вложенных в разработку средств. Для АИС «Система регистрации заявок» прогнозируемый срок службы составляет 7-10 лет.</text:span></text:p>
        </text:list-item>
        <text:list-item>
          <text:p text:style-name="P72"><text:span text:style-name="Strong_20_Emphasis"><text:span text:style-name="T14">Основные факторы, влияющие на долговечность:</text:span></text:span></text:p>
          <text:list>
            <text:list-item>
              <text:p text:style-name="P138">Качество архитектуры (модульность, расширяемость);</text:p>
            </text:list-item>
            <text:list-item>
              <text:p text:style-name="P138">Актуальность используемых технологий;</text:p>
            </text:list-item>
            <text:list-item>
              <text:p text:style-name="P138">Возможность модернизации и замены компонентов;</text:p>
            </text:list-item>
            <text:list-item>
              <text:p text:style-name="P138">Качество документации и поддержки;</text:p>
            </text:list-item>
            <text:list-item>
              <text:p text:style-name="P138">Квалификация персонала;</text:p>
            </text:list-item>
            <text:list-item>
              <text:p text:style-name="P138">Экономическая целесообразность дальнейшей эксплуатации.</text:p>
            </text:list-item>
          </text:list>
        </text:list-item>
        <text:list-item>
          <text:p text:style-name="P71"><text:span text:style-name="Strong_20_Emphasis"><text:span text:style-name="T14">Моральное устаревание</text:span></text:span><text:span text:style-name="T15"> часто наступает раньше физического. Для программных систем это означает, что через 5-7 лет может потребоваться серьезная модернизация или замена даже при полностью работоспособной системе, если появляются новые технологии или меняются требования рынка.</text:span></text:p>
        </text:list-item>
        <text:list-item>
          <text:p text:style-name="P72"><text:span text:style-name="Strong_20_Emphasis"><text:span text:style-name="T14">Мероприятия по увеличению долговечности:</text:span></text:span></text:p>
          <text:list>
            <text:list-item>
              <text:p text:style-name="P138">Регулярное обновление технологического стека;</text:p>
            </text:list-item>
            <text:list-item>
              <text:p text:style-name="P138"><text:soft-page-break/>Поддержание качества кода (рефакторинг);</text:p>
            </text:list-item>
            <text:list-item>
              <text:p text:style-name="P138">Модернизация оборудования;</text:p>
            </text:list-item>
            <text:list-item>
              <text:p text:style-name="P138">Ведение актуальной документации;</text:p>
            </text:list-item>
            <text:list-item>
              <text:p text:style-name="P138">Обучение персонала;</text:p>
            </text:list-item>
            <text:list-item>
              <text:p text:style-name="P138">Стратегическое планирование развития.</text:p>
            </text:list-item>
          </text:list>
        </text:list-item>
        <text:list-item>
          <text:p text:style-name="P71"><text:span text:style-name="Strong_20_Emphasis"><text:span text:style-name="T14">Экономическая целесообразность</text:span></text:span><text:span text:style-name="T15"> является ключевым фактором при принятии решения о продлении срока службы или замене системы. Если затраты на поддержку и модернизацию начинают превышать стоимость создания новой системы, дальнейшая эксплуатация становится нецелесообразной.</text:span></text:p>
        </text:list-item>
        <text:list-item>
          <text:p text:style-name="P72"><text:span text:style-name="Strong_20_Emphasis"><text:span text:style-name="T14">Для АИС «Система регистрации заявок»</text:span></text:span><text:span text:style-name="T15"> можно рекомендовать:</text:span></text:p>
          <text:list>
            <text:list-item>
              <text:p text:style-name="P138">Планировать крупные обновления каждые 2-3 года;</text:p>
            </text:list-item>
            <text:list-item>
              <text:p text:style-name="P138">Проводить ежегодный аудит технологий и архитектуры;</text:p>
            </text:list-item>
            <text:list-item>
              <text:p text:style-name="P138">Вести дорожную карту развития;</text:p>
            </text:list-item>
            <text:list-item>
              <text:p text:style-name="P138">Обеспечить преемственность знаний (документирование, обучение).</text:p>
            </text:list-item>
          </text:list>
        </text:list-item>
      </text:list>
      <text:p text:style-name="P17"/>
      <text:h text:style-name="P3" text:outline-level="2">№<text:span text:style-name="T2">24: ОБЕСПЕЧЕНИЕ БЕЗОПАСНОСТИ ИС. ОСНОВНЫЕ УГРОЗЫ. ЗАЩИТА ОТ НЕСАНКЦИОНИРОВАННОГО ДОСТУПА</text:span></text:h>
      <text:h text:style-name="P5" text:outline-level="3">1. Изучение основных угроз безопасности ИС</text:h>
      <text:p text:style-name="P34"><text:span text:style-name="Strong_20_Emphasis"><text:span text:style-name="T14">Угроза безопасности информации</text:span></text:span><text:span text:style-name="T15"> — это совокупность условий и факторов, создающих потенциальную или реально существующую опасность нарушения безопасности информации.</text:span></text:p>
      <text:p text:style-name="P34"><text:span text:style-name="Strong_20_Emphasis"><text:span text:style-name="T14">Классификация угроз безопасности:</text:span></text:span></text:p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5"/><text:span text:style-name="T19">УГРОЗЫ БЕЗОПАСНОСТИ ИС <text:s text:c="28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/><text:span text:style-name="T19">ПО ИСТОЧНИКУ <text:s text:c="19"/>│ <text:s/>ПО ХАРАКТЕРУ <text:s text:c="26"/>│</text:span></text:p>
      <text:p text:style-name="P10">├──────────────────────────────────┼─────────────────────────────────────────┤</text:p>
      <text:p text:style-name="P10">│ <text:s/>┌─────────────────────────┐ <text:s text:c="4"/>│ <text:s/>┌─────────────────────────┐ <text:s text:c="10"/>│</text:p>
      <text:p text:style-name="P10">│ <text:s/>│ <text:span text:style-name="T19">Естественные (природные)│ <text:s text:c="4"/>│ <text:s/>│ Преднамеренные <text:s text:c="9"/>│ <text:s text:c="10"/>│</text:span></text:p>
      <text:p text:style-name="P10">│ <text:s/>│ • <text:span text:style-name="T19">Пожары <text:s text:c="15"/>│ <text:s text:c="4"/>│ <text:s/>│ • Хакерские атаки <text:s text:c="6"/>│ <text:s text:c="10"/>│</text:span></text:p>
      <text:p text:style-name="P10">│ <text:s/>│ • <text:span text:style-name="T19">Наводнения <text:s text:c="11"/>│ <text:s text:c="4"/>│ <text:s/>│ • Инсайдеры <text:s text:c="12"/>│ <text:s text:c="10"/>│</text:span></text:p>
      <text:p text:style-name="P10">│ <text:s/>│ • <text:span text:style-name="T19">Землетрясения <text:s text:c="8"/>│ <text:s text:c="4"/>│ <text:s/>│ • Вредоносное ПО <text:s text:c="7"/>│ <text:s text:c="10"/>│</text:span></text:p>
      <text:p text:style-name="P10">│ <text:s/>└─────────────────────────┘ <text:s text:c="4"/>│ <text:s/>└─────────────────────────┘ <text:s text:c="10"/>│</text:p>
      <text:p text:style-name="P10">│ <text:s/>┌─────────────────────────┐ <text:s text:c="4"/>│ <text:s/>┌─────────────────────────┐ <text:s text:c="10"/>│</text:p>
      <text:p text:style-name="P10">│ <text:s/>│ <text:span text:style-name="T19">Техногенные <text:s text:c="12"/>│ <text:s text:c="4"/>│ <text:s/>│ Случайные <text:s text:c="14"/>│ <text:s text:c="10"/>│</text:span></text:p>
      <text:p text:style-name="P10">│ <text:s/>│ • <text:span text:style-name="T19">Отказы оборудования <text:s text:c="2"/>│ <text:s text:c="4"/>│ <text:s/>│ • Ошибки пользователей <text:s/>│ <text:s text:c="10"/>│</text:span></text:p>
      <text:p text:style-name="P10">│ <text:s/>│ • <text:span text:style-name="T19">Сбои электропитания <text:s text:c="2"/>│ <text:s text:c="4"/>│ <text:s/>│ • Ошибки ПО <text:s text:c="12"/>│ <text:s text:c="10"/>│</text:span></text:p>
      <text:p text:style-name="P10">│ <text:s/>│ • <text:span text:style-name="T19">Аварии коммуникаций <text:s text:c="2"/>│ <text:s text:c="4"/>│ <text:s/>│ • Непреднамеренные <text:s text:c="5"/>│ <text:s text:c="10"/>│</text:span></text:p>
      <text:p text:style-name="P10">│ <text:s/>└─────────────────────────┘ <text:s text:c="4"/>│ <text:s/>│ <text:s text:c="2"/><text:span text:style-name="T19">действия <text:s text:c="13"/>│ <text:s text:c="10"/>│</text:span></text:p>
      <text:p text:style-name="P10">│ <text:s text:c="34"/>│ <text:s/>└─────────────────────────┘ <text:s text:c="10"/>│</text:p>
      <text:p text:style-name="P10">│ <text:s/>┌─────────────────────────┐ <text:s text:c="4"/>│ <text:s text:c="40"/>│</text:p>
      <text:p text:style-name="P10">│ <text:s/>│ <text:span text:style-name="T19">Антропогенные <text:s text:c="10"/>│ <text:s text:c="4"/>│ <text:s text:c="40"/>│</text:span></text:p>
      <text:p text:style-name="P10">│ <text:s/>│ • <text:span text:style-name="T19">Действия людей <text:s text:c="7"/>│ <text:s text:c="4"/>│ <text:s text:c="40"/>│</text:span></text:p>
      <text:p text:style-name="P10">│ <text:s/>│ • <text:span text:style-name="T19">Социальная инженерия <text:s/>│ <text:s text:c="4"/>│ <text:s text:c="40"/>│</text:span></text:p>
      <text:p text:style-name="P10">│ <text:s/>└─────────────────────────┘ <text:s text:c="4"/>│ <text:s text:c="40"/>│</text:p>
      <text:p text:style-name="P10">└──────────────────────────────────┴─────────────────────────────────────────┘</text:p>
      <text:h text:style-name="P5" text:outline-level="3"><text:soft-page-break/>2. Типовые угрозы для АИС «Система регистрации заявок»</text:h>
      <text:p text:style-name="P34"><text:span text:style-name="Strong_20_Emphasis"><text:span text:style-name="T14">Таблица 53 – Типовые угрозы безопасности для АИС</text:span></text:span></text:p>
      <table:table table:name="Таблица130" table:style-name="Таблица130">
        <table:table-column table:style-name="Таблица130.A"/>
        <table:table-column table:style-name="Таблица130.B"/>
        <table:table-column table:style-name="Таблица130.C"/>
        <table:table-column table:style-name="Таблица130.D"/>
        <table:table-column table:style-name="Таблица130.E"/>
        <table:table-header-rows>
          <table:table-row>
            <table:table-cell table:style-name="Таблица130.A1" office:value-type="string">
              <text:p text:style-name="P30">Угроза</text:p>
            </table:table-cell>
            <table:table-cell table:style-name="Таблица130.A1" office:value-type="string">
              <text:p text:style-name="P30">Описание</text:p>
            </table:table-cell>
            <table:table-cell table:style-name="Таблица130.A1" office:value-type="string">
              <text:p text:style-name="P30">Источник</text:p>
            </table:table-cell>
            <table:table-cell table:style-name="Таблица130.A1" office:value-type="string">
              <text:p text:style-name="P30">Объект воздействия</text:p>
            </table:table-cell>
            <table:table-cell table:style-name="Таблица130.A1" office:value-type="string">
              <text:p text:style-name="P30">Потенциальный ущерб</text:p>
            </table:table-cell>
          </table:table-row>
        </table:table-header-rows>
        <table:table-row>
          <table:table-cell table:style-name="Таблица130.A2" office:value-type="string">
            <text:p text:style-name="P18"><text:span text:style-name="Strong_20_Emphasis"><text:span text:style-name="T7">Несанкционированный доступ к данным</text:span></text:span></text:p>
          </table:table-cell>
          <table:table-cell table:style-name="Таблица130.A2" office:value-type="string">
            <text:p text:style-name="P20">Получение доступа к заявкам, базе знаний, персональным данным посторонними лицами</text:p>
          </table:table-cell>
          <table:table-cell table:style-name="Таблица130.A2" office:value-type="string">
            <text:p text:style-name="P20">Хакеры, инсайдеры</text:p>
          </table:table-cell>
          <table:table-cell table:style-name="Таблица130.A2" office:value-type="string">
            <text:p text:style-name="P20">База данных, файловое хранилище</text:p>
          </table:table-cell>
          <table:table-cell table:style-name="Таблица130.A2" office:value-type="string">
            <text:p text:style-name="P20">Утечка конфиденциальной информации, нарушение законодательства</text:p>
          </table:table-cell>
        </table:table-row>
        <table:table-row>
          <table:table-cell table:style-name="Таблица130.A2" office:value-type="string">
            <text:p text:style-name="P18"><text:span text:style-name="Strong_20_Emphasis"><text:span text:style-name="T7">Подмена или уничтожение информации</text:span></text:span></text:p>
          </table:table-cell>
          <table:table-cell table:style-name="Таблица130.A2" office:value-type="string">
            <text:p text:style-name="P20">Изменение или удаление данных заявок, статей БЗ</text:p>
          </table:table-cell>
          <table:table-cell table:style-name="Таблица130.A2" office:value-type="string">
            <text:p text:style-name="P20">Хакеры, инсайдеры</text:p>
          </table:table-cell>
          <table:table-cell table:style-name="Таблица130.A2" office:value-type="string">
            <text:p text:style-name="P20">Данные в БД</text:p>
          </table:table-cell>
          <table:table-cell table:style-name="Таблица130.A2" office:value-type="string">
            <text:p text:style-name="P20">Потеря информации, нарушение работы, искажение отчетности</text:p>
          </table:table-cell>
        </table:table-row>
        <table:table-row>
          <table:table-cell table:style-name="Таблица130.A2" office:value-type="string">
            <text:p text:style-name="P18"><text:span text:style-name="Strong_20_Emphasis"><text:span text:style-name="T7">Вредоносное ПО</text:span></text:span></text:p>
          </table:table-cell>
          <table:table-cell table:style-name="Таблица130.A2" office:value-type="string">
            <text:p text:style-name="P20">Заражение системы вирусами, троянами, программами-шифровальщиками</text:p>
          </table:table-cell>
          <table:table-cell table:style-name="Таблица130.A2" office:value-type="string">
            <text:p text:style-name="P20">Внешние атаки, съемные носители</text:p>
          </table:table-cell>
          <table:table-cell table:style-name="Таблица130.A2" office:value-type="string">
            <text:p text:style-name="P20">Сервер, рабочие станции</text:p>
          </table:table-cell>
          <table:table-cell table:style-name="Таблица130.A2" office:value-type="string">
            <text:p text:style-name="P20">Потеря данных, остановка работы</text:p>
          </table:table-cell>
        </table:table-row>
        <table:table-row>
          <table:table-cell table:style-name="Таблица130.A2" office:value-type="string">
            <text:p text:style-name="P18"><text:span text:style-name="Strong_20_Emphasis"><text:span text:style-name="T7">Социальная инженерия</text:span></text:span></text:p>
          </table:table-cell>
          <table:table-cell table:style-name="Таблица130.A2" office:value-type="string">
            <text:p text:style-name="P20">Получение паролей и доступа путем обмана пользователей</text:p>
          </table:table-cell>
          <table:table-cell table:style-name="Таблица130.A2" office:value-type="string">
            <text:p text:style-name="P20">Мошенники</text:p>
          </table:table-cell>
          <table:table-cell table:style-name="Таблица130.A2" office:value-type="string">
            <text:p text:style-name="P20">Пользователи</text:p>
          </table:table-cell>
          <table:table-cell table:style-name="Таблица130.A2" office:value-type="string">
            <text:p text:style-name="P20">Компрометация учетных записей</text:p>
          </table:table-cell>
        </table:table-row>
        <table:table-row>
          <table:table-cell table:style-name="Таблица130.A2" office:value-type="string">
            <text:p text:style-name="P18"><text:span text:style-name="Strong_20_Emphasis"><text:span text:style-name="T7">DDoS-атаки</text:span></text:span></text:p>
          </table:table-cell>
          <table:table-cell table:style-name="Таблица130.A2" office:value-type="string">
            <text:p text:style-name="P20">Перегрузка системы запросами, делающая ее недоступной</text:p>
          </table:table-cell>
          <table:table-cell table:style-name="Таблица130.A2" office:value-type="string">
            <text:p text:style-name="P20">Хакеры</text:p>
          </table:table-cell>
          <table:table-cell table:style-name="Таблица130.A2" office:value-type="string">
            <text:p text:style-name="P20">Веб-интерфейс, сервер</text:p>
          </table:table-cell>
          <table:table-cell table:style-name="Таблица130.A2" office:value-type="string">
            <text:p text:style-name="P20">Недоступность системы для пользователей</text:p>
          </table:table-cell>
        </table:table-row>
        <text:soft-page-break/>
        <table:table-row>
          <table:table-cell table:style-name="Таблица130.A2" office:value-type="string">
            <text:p text:style-name="P18"><text:span text:style-name="Strong_20_Emphasis"><text:span text:style-name="T7">Перехват трафика</text:span></text:span></text:p>
          </table:table-cell>
          <table:table-cell table:style-name="Таблица130.A2" office:value-type="string">
            <text:p text:style-name="P20">Просмотр и модификация данных при передаче по сети</text:p>
          </table:table-cell>
          <table:table-cell table:style-name="Таблица130.A2" office:value-type="string">
            <text:p text:style-name="P20">Хакеры</text:p>
          </table:table-cell>
          <table:table-cell table:style-name="Таблица130.A2" office:value-type="string">
            <text:p text:style-name="P20">Сетевые соединения</text:p>
          </table:table-cell>
          <table:table-cell table:style-name="Таблица130.A2" office:value-type="string">
            <text:p text:style-name="P20">Утечка данных, подмена информации</text:p>
          </table:table-cell>
        </table:table-row>
        <table:table-row>
          <table:table-cell table:style-name="Таблица130.A2" office:value-type="string">
            <text:p text:style-name="P18"><text:span text:style-name="Strong_20_Emphasis"><text:span text:style-name="T7">Несанкционированное использование ресурсов</text:span></text:span></text:p>
          </table:table-cell>
          <table:table-cell table:style-name="Таблица130.A2" office:value-type="string">
            <text:p text:style-name="P20">Использование системы в личных целях, нецелевое использование</text:p>
          </table:table-cell>
          <table:table-cell table:style-name="Таблица130.A2" office:value-type="string">
            <text:p text:style-name="P20">Сотрудники</text:p>
          </table:table-cell>
          <table:table-cell table:style-name="Таблица130.A2" office:value-type="string">
            <text:p text:style-name="P20">Система в целом</text:p>
          </table:table-cell>
          <table:table-cell table:style-name="Таблица130.A2" office:value-type="string">
            <text:p text:style-name="P20">Снижение эффективности</text:p>
          </table:table-cell>
        </table:table-row>
        <table:table-row>
          <table:table-cell table:style-name="Таблица130.A2" office:value-type="string">
            <text:p text:style-name="P18"><text:span text:style-name="Strong_20_Emphasis"><text:span text:style-name="T7">Ошибки пользователей</text:span></text:span></text:p>
          </table:table-cell>
          <table:table-cell table:style-name="Таблица130.A2" office:value-type="string">
            <text:p text:style-name="P20">Случайное удаление, некорректные действия</text:p>
          </table:table-cell>
          <table:table-cell table:style-name="Таблица130.A2" office:value-type="string">
            <text:p text:style-name="P20">Персонал</text:p>
          </table:table-cell>
          <table:table-cell table:style-name="Таблица130.A2" office:value-type="string">
            <text:p text:style-name="P20">Данные</text:p>
          </table:table-cell>
          <table:table-cell table:style-name="Таблица130.A2" office:value-type="string">
            <text:p text:style-name="P19">Потеря информации, нарушение работы</text:p>
          </table:table-cell>
        </table:table-row>
      </table:table>
      <text:h text:style-name="P5" text:outline-level="3">3. Каналы возникновения угроз</text:h>
      <table:table table:name="Таблица131" table:style-name="Таблица131">
        <table:table-column table:style-name="Таблица131.A"/>
        <table:table-column table:style-name="Таблица131.B"/>
        <table:table-column table:style-name="Таблица131.C"/>
        <table:table-column table:style-name="Таблица131.D"/>
        <table:table-header-rows>
          <table:table-row>
            <table:table-cell table:style-name="Таблица131.A1" office:value-type="string">
              <text:p text:style-name="P30">Канал</text:p>
            </table:table-cell>
            <table:table-cell table:style-name="Таблица131.A1" office:value-type="string">
              <text:p text:style-name="P30">Описание</text:p>
            </table:table-cell>
            <table:table-cell table:style-name="Таблица131.A1" office:value-type="string">
              <text:p text:style-name="P30">Примеры</text:p>
            </table:table-cell>
            <table:table-cell table:style-name="Таблица131.A1" office:value-type="string">
              <text:p text:style-name="P30">Меры защиты</text:p>
            </table:table-cell>
          </table:table-row>
        </table:table-header-rows>
        <table:table-row>
          <table:table-cell table:style-name="Таблица131.A2" office:value-type="string">
            <text:p text:style-name="P18"><text:span text:style-name="Strong_20_Emphasis"><text:span text:style-name="T7">Программные</text:span></text:span></text:p>
          </table:table-cell>
          <table:table-cell table:style-name="Таблица131.A2" office:value-type="string">
            <text:p text:style-name="P20">Через уязвимости в программном обеспечении</text:p>
          </table:table-cell>
          <table:table-cell table:style-name="Таблица131.A2" office:value-type="string">
            <text:p text:style-name="P20">- Ошибки в коде<text:line-break/>- Недостатки аутентификации<text:line-break/>- SQL-инъекции</text:p>
          </table:table-cell>
          <table:table-cell table:style-name="Таблица131.A2" office:value-type="string">
            <text:p text:style-name="P20">Регулярное обновление, тестирование безопасности, аудит кода</text:p>
          </table:table-cell>
        </table:table-row>
        <table:table-row>
          <table:table-cell table:style-name="Таблица131.A2" office:value-type="string">
            <text:p text:style-name="P18"><text:span text:style-name="Strong_20_Emphasis"><text:span text:style-name="T7">Сетевые</text:span></text:span></text:p>
          </table:table-cell>
          <table:table-cell table:style-name="Таблица131.A2" office:value-type="string">
            <text:p text:style-name="P20">Через сетевые соединения</text:p>
          </table:table-cell>
          <table:table-cell table:style-name="Таблица131.A2" office:value-type="string">
            <text:p text:style-name="P20">- Перехват трафика<text:line-break/>- Атаки на сетевые протоколы<text:line-break/>- Несанкционированный доступ к сети</text:p>
          </table:table-cell>
          <table:table-cell table:style-name="Таблица131.A2" office:value-type="string">
            <text:p text:style-name="P20">Шифрование, межсетевые экраны, VPN, сегментация сети</text:p>
          </table:table-cell>
        </table:table-row>
        <table:table-row>
          <table:table-cell table:style-name="Таблица131.A2" office:value-type="string">
            <text:p text:style-name="P18"><text:span text:style-name="Strong_20_Emphasis"><text:span text:style-name="T7">Пользовательские</text:span></text:span></text:p>
          </table:table-cell>
          <table:table-cell table:style-name="Таблица131.A2" office:value-type="string">
            <text:p text:style-name="P20">Через действия пользователей</text:p>
          </table:table-cell>
          <table:table-cell table:style-name="Таблица131.A2" office:value-type="string">
            <text:p text:style-name="P20">- Слабые пароли<text:line-break/>- Разглашение информации<text:line-break/>- Нарушение инструкций</text:p>
          </table:table-cell>
          <table:table-cell table:style-name="Таблица131.A2" office:value-type="string">
            <text:p text:style-name="P20">Обучение, политика безопасности, контроль доступа</text:p>
          </table:table-cell>
        </table:table-row>
        <table:table-row>
          <table:table-cell table:style-name="Таблица131.A2" office:value-type="string">
            <text:p text:style-name="P18"><text:span text:style-name="Strong_20_Emphasis"><text:span text:style-name="T7">Физические</text:span></text:span></text:p>
          </table:table-cell>
          <table:table-cell table:style-name="Таблица131.A2" office:value-type="string">
            <text:p text:style-name="P20">Через физический <text:soft-page-break/>доступ</text:p>
          </table:table-cell>
          <table:table-cell table:style-name="Таблица131.A2" office:value-type="string">
            <text:p text:style-name="P20">- Доступ к серверной<text:line-break/><text:soft-page-break/>- Кража оборудования<text:line-break/>- Подключение к портам</text:p>
          </table:table-cell>
          <table:table-cell table:style-name="Таблица131.A2" office:value-type="string">
            <text:p text:style-name="P20">Контроль доступа, <text:soft-page-break/>видеонаблюдение, замки, охрана</text:p>
          </table:table-cell>
        </table:table-row>
        <table:table-row>
          <table:table-cell table:style-name="Таблица131.A2" office:value-type="string">
            <text:p text:style-name="P18"><text:span text:style-name="Strong_20_Emphasis"><text:span text:style-name="T7">Аппаратные</text:span></text:span></text:p>
          </table:table-cell>
          <table:table-cell table:style-name="Таблица131.A2" office:value-type="string">
            <text:p text:style-name="P20">Через аппаратные закладки, сбои</text:p>
          </table:table-cell>
          <table:table-cell table:style-name="Таблица131.A2" office:value-type="string">
            <text:p text:style-name="P20">- Выход из строя оборудования<text:line-break/>- Аппаратные трояны</text:p>
          </table:table-cell>
          <table:table-cell table:style-name="Таблица131.A2" office:value-type="string">
            <text:p text:style-name="P19">Резервирование, контроль целостности</text:p>
          </table:table-cell>
        </table:table-row>
      </table:table>
      <text:h text:style-name="P5" text:outline-level="3">4. Понятие НСД и его последствия для ИС</text:h>
      <text:p text:style-name="P34"><text:span text:style-name="Strong_20_Emphasis"><text:span text:style-name="T14">Несанкционированный доступ (НСД)</text:span></text:span><text:span text:style-name="T15"> — это доступ к информации или функциям системы, осуществляемый с нарушением установленных прав доступа, с использованием штатных или нештатных средств.</text:span></text:p>
      <text:p text:style-name="P34"><text:span text:style-name="Strong_20_Emphasis"><text:span text:style-name="T14">Последствия НСД для АИС:</text:span></text:span></text:p>
      <table:table table:name="Таблица132" table:style-name="Таблица132">
        <table:table-column table:style-name="Таблица132.A"/>
        <table:table-column table:style-name="Таблица132.B"/>
        <table:table-column table:style-name="Таблица132.C"/>
        <table:table-header-rows>
          <table:table-row>
            <table:table-cell table:style-name="Таблица132.A1" office:value-type="string">
              <text:p text:style-name="P30">Последствие</text:p>
            </table:table-cell>
            <table:table-cell table:style-name="Таблица132.A1" office:value-type="string">
              <text:p text:style-name="P30">Описание</text:p>
            </table:table-cell>
            <table:table-cell table:style-name="Таблица132.A1" office:value-type="string">
              <text:p text:style-name="P30">Критичность</text:p>
            </table:table-cell>
          </table:table-row>
        </table:table-header-rows>
        <table:table-row>
          <table:table-cell table:style-name="Таблица132.A2" office:value-type="string">
            <text:p text:style-name="P18"><text:span text:style-name="Strong_20_Emphasis"><text:span text:style-name="T7">Нарушение конфиденциальности</text:span></text:span></text:p>
          </table:table-cell>
          <table:table-cell table:style-name="Таблица132.A2" office:value-type="string">
            <text:p text:style-name="P20">Ознакомление посторонних лиц с содержанием заявок, персональными данными</text:p>
          </table:table-cell>
          <table:table-cell table:style-name="Таблица132.A2" office:value-type="string">
            <text:p text:style-name="P20">Высокая</text:p>
          </table:table-cell>
        </table:table-row>
        <table:table-row>
          <table:table-cell table:style-name="Таблица132.A2" office:value-type="string">
            <text:p text:style-name="P18"><text:span text:style-name="Strong_20_Emphasis"><text:span text:style-name="T7">Нарушение целостности</text:span></text:span></text:p>
          </table:table-cell>
          <table:table-cell table:style-name="Таблица132.A2" office:value-type="string">
            <text:p text:style-name="P20">Изменение, искажение, уничтожение информации</text:p>
          </table:table-cell>
          <table:table-cell table:style-name="Таблица132.A2" office:value-type="string">
            <text:p text:style-name="P20">Критическая</text:p>
          </table:table-cell>
        </table:table-row>
        <table:table-row>
          <table:table-cell table:style-name="Таблица132.A2" office:value-type="string">
            <text:p text:style-name="P18"><text:span text:style-name="Strong_20_Emphasis"><text:span text:style-name="T7">Нарушение доступности</text:span></text:span></text:p>
          </table:table-cell>
          <table:table-cell table:style-name="Таблица132.A2" office:value-type="string">
            <text:p text:style-name="P20">Блокировка доступа к системе, невозможность работы</text:p>
          </table:table-cell>
          <table:table-cell table:style-name="Таблица132.A2" office:value-type="string">
            <text:p text:style-name="P20">Критическая</text:p>
          </table:table-cell>
        </table:table-row>
        <table:table-row>
          <table:table-cell table:style-name="Таблица132.A2" office:value-type="string">
            <text:p text:style-name="P18"><text:span text:style-name="Strong_20_Emphasis"><text:span text:style-name="T7">Компрометация учетных записей</text:span></text:span></text:p>
          </table:table-cell>
          <table:table-cell table:style-name="Таблица132.A2" office:value-type="string">
            <text:p text:style-name="P20">Использование учетных записей для дальнейших атак</text:p>
          </table:table-cell>
          <table:table-cell table:style-name="Таблица132.A2" office:value-type="string">
            <text:p text:style-name="P20">Высокая</text:p>
          </table:table-cell>
        </table:table-row>
        <table:table-row>
          <table:table-cell table:style-name="Таблица132.A2" office:value-type="string">
            <text:p text:style-name="P18"><text:span text:style-name="Strong_20_Emphasis"><text:span text:style-name="T7">Использование ресурсов</text:span></text:span></text:p>
          </table:table-cell>
          <table:table-cell table:style-name="Таблица132.A2" office:value-type="string">
            <text:p text:style-name="P20">Несанкционированное использование вычислительных мощностей</text:p>
          </table:table-cell>
          <table:table-cell table:style-name="Таблица132.A2" office:value-type="string">
            <text:p text:style-name="P20">Средняя</text:p>
          </table:table-cell>
        </table:table-row>
        <table:table-row>
          <table:table-cell table:style-name="Таблица132.A2" office:value-type="string">
            <text:p text:style-name="P18"><text:span text:style-name="Strong_20_Emphasis"><text:span text:style-name="T7">Юридические последствия</text:span></text:span></text:p>
          </table:table-cell>
          <table:table-cell table:style-name="Таблица132.A2" office:value-type="string">
            <text:p text:style-name="P20">Нарушение законодательства о персональных данных</text:p>
          </table:table-cell>
          <table:table-cell table:style-name="Таблица132.A2" office:value-type="string">
            <text:p text:style-name="P20">Высокая</text:p>
          </table:table-cell>
        </table:table-row>
        <table:table-row>
          <table:table-cell table:style-name="Таблица132.A2" office:value-type="string">
            <text:p text:style-name="P18"><text:span text:style-name="Strong_20_Emphasis"><text:span text:style-name="T7">Репутационные потери</text:span></text:span></text:p>
          </table:table-cell>
          <table:table-cell table:style-name="Таблица132.A2" office:value-type="string">
            <text:p text:style-name="P20">Утрата доверия клиентов, негативные отзывы</text:p>
          </table:table-cell>
          <table:table-cell table:style-name="Таблица132.A2" office:value-type="string">
            <text:p text:style-name="P19">Высокая</text:p>
          </table:table-cell>
        </table:table-row>
      </table:table>
      <text:h text:style-name="P5" text:outline-level="3"><text:soft-page-break/>5. Способы защиты от НСД</text:h>
      <text:h text:style-name="P7" text:outline-level="4">5.1. Идентификация и аутентификация</text:h>
      <table:table table:name="Таблица133" table:style-name="Таблица133">
        <table:table-column table:style-name="Таблица133.A"/>
        <table:table-column table:style-name="Таблица133.B"/>
        <table:table-column table:style-name="Таблица133.C"/>
        <table:table-header-rows>
          <table:table-row>
            <table:table-cell table:style-name="Таблица133.A1" office:value-type="string">
              <text:p text:style-name="P30">Метод</text:p>
            </table:table-cell>
            <table:table-cell table:style-name="Таблица133.A1" office:value-type="string">
              <text:p text:style-name="P30">Описание</text:p>
            </table:table-cell>
            <table:table-cell table:style-name="Таблица133.A1" office:value-type="string">
              <text:p text:style-name="P30">Применение в АИС</text:p>
            </table:table-cell>
          </table:table-row>
        </table:table-header-rows>
        <table:table-row>
          <table:table-cell table:style-name="Таблица133.A2" office:value-type="string">
            <text:p text:style-name="P18"><text:span text:style-name="Strong_20_Emphasis"><text:span text:style-name="T7">Парольная аутентификация</text:span></text:span></text:p>
          </table:table-cell>
          <table:table-cell table:style-name="Таблица133.A2" office:value-type="string">
            <text:p text:style-name="P20">Проверка по логину и паролю</text:p>
          </table:table-cell>
          <table:table-cell table:style-name="Таблица133.A2" office:value-type="string">
            <text:p text:style-name="P20">Основной метод для всех пользователей</text:p>
          </table:table-cell>
        </table:table-row>
        <table:table-row>
          <table:table-cell table:style-name="Таблица133.A2" office:value-type="string">
            <text:p text:style-name="P18"><text:span text:style-name="Strong_20_Emphasis"><text:span text:style-name="T7">Двухфакторная аутентификация (2FA)</text:span></text:span></text:p>
          </table:table-cell>
          <table:table-cell table:style-name="Таблица133.A2" office:value-type="string">
            <text:p text:style-name="P20">Пароль + дополнительный фактор</text:p>
          </table:table-cell>
          <table:table-cell table:style-name="Таблица133.A2" office:value-type="string">
            <text:p text:style-name="P20">Для администраторов, при удаленном доступе</text:p>
          </table:table-cell>
        </table:table-row>
        <table:table-row>
          <table:table-cell table:style-name="Таблица133.A2" office:value-type="string">
            <text:p text:style-name="P18"><text:span text:style-name="Strong_20_Emphasis"><text:span text:style-name="T7">Многофакторная аутентификация</text:span></text:span></text:p>
          </table:table-cell>
          <table:table-cell table:style-name="Таблица133.A2" office:value-type="string">
            <text:p text:style-name="P20">Использование нескольких факторов</text:p>
          </table:table-cell>
          <table:table-cell table:style-name="Таблица133.A2" office:value-type="string">
            <text:p text:style-name="P20">При необходимости (опционально)</text:p>
          </table:table-cell>
        </table:table-row>
        <table:table-row>
          <table:table-cell table:style-name="Таблица133.A2" office:value-type="string">
            <text:p text:style-name="P18"><text:span text:style-name="Strong_20_Emphasis"><text:span text:style-name="T7">Биометрическая аутентификация</text:span></text:span></text:p>
          </table:table-cell>
          <table:table-cell table:style-name="Таблица133.A2" office:value-type="string">
            <text:p text:style-name="P20">Отпечаток пальца, лицо</text:p>
          </table:table-cell>
          <table:table-cell table:style-name="Таблица133.A2" office:value-type="string">
            <text:p text:style-name="P20">Не применяется</text:p>
          </table:table-cell>
        </table:table-row>
        <table:table-row>
          <table:table-cell table:style-name="Таблица133.A2" office:value-type="string">
            <text:p text:style-name="P18"><text:span text:style-name="Strong_20_Emphasis"><text:span text:style-name="T7">Аутентификация по сертификатам</text:span></text:span></text:p>
          </table:table-cell>
          <table:table-cell table:style-name="Таблица133.A2" office:value-type="string">
            <text:p text:style-name="P20">Использование ЭЦП</text:p>
          </table:table-cell>
          <table:table-cell table:style-name="Таблица133.A2" office:value-type="string">
            <text:p text:style-name="P19">Для особо важных действий</text:p>
          </table:table-cell>
        </table:table-row>
      </table:table>
      <text:h text:style-name="P7" text:outline-level="4">5.2. Разграничение прав доступа</text:h>
      <table:table table:name="Таблица134" table:style-name="Таблица134">
        <table:table-column table:style-name="Таблица134.A"/>
        <table:table-column table:style-name="Таблица134.B"/>
        <table:table-column table:style-name="Таблица134.C"/>
        <table:table-header-rows>
          <table:table-row>
            <table:table-cell table:style-name="Таблица134.A1" office:value-type="string">
              <text:p text:style-name="P30">Метод</text:p>
            </table:table-cell>
            <table:table-cell table:style-name="Таблица134.A1" office:value-type="string">
              <text:p text:style-name="P30">Описание</text:p>
            </table:table-cell>
            <table:table-cell table:style-name="Таблица134.A1" office:value-type="string">
              <text:p text:style-name="P30">Реализация в АИС</text:p>
            </table:table-cell>
          </table:table-row>
        </table:table-header-rows>
        <table:table-row>
          <table:table-cell table:style-name="Таблица134.A2" office:value-type="string">
            <text:p text:style-name="P18"><text:span text:style-name="Strong_20_Emphasis"><text:span text:style-name="T7">Ролевая модель (RBAC)</text:span></text:span></text:p>
          </table:table-cell>
          <table:table-cell table:style-name="Таблица134.A2" office:value-type="string">
            <text:p text:style-name="P20">Права назначаются ролям, пользователи включаются в роли</text:p>
          </table:table-cell>
          <table:table-cell table:style-name="Таблица134.A2" office:value-type="string">
            <text:p text:style-name="P20">Администратор, оператор, руководитель, пользователь</text:p>
          </table:table-cell>
        </table:table-row>
        <table:table-row>
          <table:table-cell table:style-name="Таблица134.A2" office:value-type="string">
            <text:p text:style-name="P18"><text:span text:style-name="Strong_20_Emphasis"><text:span text:style-name="T7">Дискреционное управление</text:span></text:span></text:p>
          </table:table-cell>
          <table:table-cell table:style-name="Таблица134.A2" office:value-type="string">
            <text:p text:style-name="P20">Владелец ресурса назначает права</text:p>
          </table:table-cell>
          <table:table-cell table:style-name="Таблица134.A2" office:value-type="string">
            <text:p text:style-name="P20">Для отдельных объектов</text:p>
          </table:table-cell>
        </table:table-row>
        <table:table-row>
          <table:table-cell table:style-name="Таблица134.A2" office:value-type="string">
            <text:p text:style-name="P18"><text:span text:style-name="Strong_20_Emphasis"><text:span text:style-name="T7">Мандатное управление</text:span></text:span></text:p>
          </table:table-cell>
          <table:table-cell table:style-name="Таблица134.A2" office:value-type="string">
            <text:p text:style-name="P20">Доступ на основе меток безопасности</text:p>
          </table:table-cell>
          <table:table-cell table:style-name="Таблица134.A2" office:value-type="string">
            <text:p text:style-name="P20">Не применяется</text:p>
          </table:table-cell>
        </table:table-row>
        <table:table-row>
          <table:table-cell table:style-name="Таблица134.A2" office:value-type="string">
            <text:p text:style-name="P18"><text:span text:style-name="Strong_20_Emphasis"><text:span text:style-name="T7">Принцип минимальных привилегий</text:span></text:span></text:p>
          </table:table-cell>
          <table:table-cell table:style-name="Таблица134.A2" office:value-type="string">
            <text:p text:style-name="P20">Пользователь имеет только необходимые права</text:p>
          </table:table-cell>
          <table:table-cell table:style-name="Таблица134.A2" office:value-type="string">
            <text:p text:style-name="P19">Реализовано</text:p>
          </table:table-cell>
        </table:table-row>
      </table:table>
      <text:h text:style-name="P7" text:outline-level="4">5.3. Журналирование и аудит</text:h>
      <table:table table:name="Таблица135" table:style-name="Таблица135">
        <table:table-column table:style-name="Таблица135.A"/>
        <table:table-column table:style-name="Таблица135.B"/>
        <table:table-column table:style-name="Таблица135.C"/>
        <table:table-header-rows>
          <table:table-row>
            <table:table-cell table:style-name="Таблица135.A1" office:value-type="string">
              <text:p text:style-name="P30">Метод</text:p>
            </table:table-cell>
            <table:table-cell table:style-name="Таблица135.A1" office:value-type="string">
              <text:p text:style-name="P30">Описание</text:p>
            </table:table-cell>
            <table:table-cell table:style-name="Таблица135.A1" office:value-type="string">
              <text:p text:style-name="P30">Реализация в АИС</text:p>
            </table:table-cell>
          </table:table-row>
        </table:table-header-rows>
        <table:table-row>
          <table:table-cell table:style-name="Таблица135.A2" office:value-type="string">
            <text:p text:style-name="P18"><text:span text:style-name="Strong_20_Emphasis"><text:span text:style-name="T7">Журнал событий</text:span></text:span></text:p>
          </table:table-cell>
          <table:table-cell table:style-name="Таблица135.A2" office:value-type="string">
            <text:p text:style-name="P20">Фиксация всех значимых действий</text:p>
          </table:table-cell>
          <table:table-cell table:style-name="Таблица135.A2" office:value-type="string">
            <text:p text:style-name="P20">Входы, действия с заявками, изменения</text:p>
          </table:table-cell>
        </table:table-row>
        <text:soft-page-break/>
        <table:table-row>
          <table:table-cell table:style-name="Таблица135.A2" office:value-type="string">
            <text:p text:style-name="P18"><text:span text:style-name="Strong_20_Emphasis"><text:span text:style-name="T7">Журнал ошибок</text:span></text:span></text:p>
          </table:table-cell>
          <table:table-cell table:style-name="Таблица135.A2" office:value-type="string">
            <text:p text:style-name="P20">Фиксация ошибок и сбоев</text:p>
          </table:table-cell>
          <table:table-cell table:style-name="Таблица135.A2" office:value-type="string">
            <text:p text:style-name="P20">Ошибки системы, попытки НСД</text:p>
          </table:table-cell>
        </table:table-row>
        <table:table-row>
          <table:table-cell table:style-name="Таблица135.A2" office:value-type="string">
            <text:p text:style-name="P18"><text:span text:style-name="Strong_20_Emphasis"><text:span text:style-name="T7">Аудит действий</text:span></text:span></text:p>
          </table:table-cell>
          <table:table-cell table:style-name="Таблица135.A2" office:value-type="string">
            <text:p text:style-name="P20">Периодический анализ журналов</text:p>
          </table:table-cell>
          <table:table-cell table:style-name="Таблица135.A2" office:value-type="string">
            <text:p text:style-name="P20">Администратор, руководитель</text:p>
          </table:table-cell>
        </table:table-row>
        <table:table-row>
          <table:table-cell table:style-name="Таблица135.A2" office:value-type="string">
            <text:p text:style-name="P18"><text:span text:style-name="Strong_20_Emphasis"><text:span text:style-name="T7">Автоматическое оповещение</text:span></text:span></text:p>
          </table:table-cell>
          <table:table-cell table:style-name="Таблица135.A2" office:value-type="string">
            <text:p text:style-name="P20">Уведомление о подозрительных событиях</text:p>
          </table:table-cell>
          <table:table-cell table:style-name="Таблица135.A2" office:value-type="string">
            <text:p text:style-name="P19">При множественных неудачных попытках входа</text:p>
          </table:table-cell>
        </table:table-row>
      </table:table>
      <text:h text:style-name="P7" text:outline-level="4">5.4. Физическая защита</text:h>
      <table:table table:name="Таблица136" table:style-name="Таблица136">
        <table:table-column table:style-name="Таблица136.A"/>
        <table:table-column table:style-name="Таблица136.B"/>
        <table:table-column table:style-name="Таблица136.C"/>
        <table:table-header-rows>
          <table:table-row>
            <table:table-cell table:style-name="Таблица136.A1" office:value-type="string">
              <text:p text:style-name="P30">Метод</text:p>
            </table:table-cell>
            <table:table-cell table:style-name="Таблица136.A1" office:value-type="string">
              <text:p text:style-name="P30">Описание</text:p>
            </table:table-cell>
            <table:table-cell table:style-name="Таблица136.A1" office:value-type="string">
              <text:p text:style-name="P30">Реализация</text:p>
            </table:table-cell>
          </table:table-row>
        </table:table-header-rows>
        <table:table-row>
          <table:table-cell table:style-name="Таблица136.A2" office:value-type="string">
            <text:p text:style-name="P18"><text:span text:style-name="Strong_20_Emphasis"><text:span text:style-name="T7">Контроль доступа в серверную</text:span></text:span></text:p>
          </table:table-cell>
          <table:table-cell table:style-name="Таблица136.A2" office:value-type="string">
            <text:p text:style-name="P20">Ограничение физического доступа к серверам</text:p>
          </table:table-cell>
          <table:table-cell table:style-name="Таблица136.A2" office:value-type="string">
            <text:p text:style-name="P20">Замки, электронные пропуска</text:p>
          </table:table-cell>
        </table:table-row>
        <table:table-row>
          <table:table-cell table:style-name="Таблица136.A2" office:value-type="string">
            <text:p text:style-name="P18"><text:span text:style-name="Strong_20_Emphasis"><text:span text:style-name="T7">Видеонаблюдение</text:span></text:span></text:p>
          </table:table-cell>
          <table:table-cell table:style-name="Таблица136.A2" office:value-type="string">
            <text:p text:style-name="P20">Фиксация действий в серверной</text:p>
          </table:table-cell>
          <table:table-cell table:style-name="Таблица136.A2" office:value-type="string">
            <text:p text:style-name="P20">Камеры</text:p>
          </table:table-cell>
        </table:table-row>
        <table:table-row>
          <table:table-cell table:style-name="Таблица136.A2" office:value-type="string">
            <text:p text:style-name="P18"><text:span text:style-name="Strong_20_Emphasis"><text:span text:style-name="T7">Замки на шкафах</text:span></text:span></text:p>
          </table:table-cell>
          <table:table-cell table:style-name="Таблица136.A2" office:value-type="string">
            <text:p text:style-name="P20">Дополнительная защита оборудования</text:p>
          </table:table-cell>
          <table:table-cell table:style-name="Таблица136.A2" office:value-type="string">
            <text:p text:style-name="P20">Антивандальные замки</text:p>
          </table:table-cell>
        </table:table-row>
        <table:table-row>
          <table:table-cell table:style-name="Таблица136.A2" office:value-type="string">
            <text:p text:style-name="P18"><text:span text:style-name="Strong_20_Emphasis"><text:span text:style-name="T7">Охрана</text:span></text:span></text:p>
          </table:table-cell>
          <table:table-cell table:style-name="Таблица136.A2" office:value-type="string">
            <text:p text:style-name="P20">Физическая охрана помещений</text:p>
          </table:table-cell>
          <table:table-cell table:style-name="Таблица136.A2" office:value-type="string">
            <text:p text:style-name="P19">При наличии</text:p>
          </table:table-cell>
        </table:table-row>
      </table:table>
      <text:h text:style-name="P7" text:outline-level="4">5.5. Программно-технические средства</text:h>
      <table:table table:name="Таблица137" table:style-name="Таблица137">
        <table:table-column table:style-name="Таблица137.A"/>
        <table:table-column table:style-name="Таблица137.B"/>
        <table:table-column table:style-name="Таблица137.C"/>
        <table:table-header-rows>
          <table:table-row>
            <table:table-cell table:style-name="Таблица137.A1" office:value-type="string">
              <text:p text:style-name="P30">Средство</text:p>
            </table:table-cell>
            <table:table-cell table:style-name="Таблица137.A1" office:value-type="string">
              <text:p text:style-name="P30">Описание</text:p>
            </table:table-cell>
            <table:table-cell table:style-name="Таблица137.A1" office:value-type="string">
              <text:p text:style-name="P30">Реализация</text:p>
            </table:table-cell>
          </table:table-row>
        </table:table-header-rows>
        <table:table-row>
          <table:table-cell table:style-name="Таблица137.A2" office:value-type="string">
            <text:p text:style-name="P18"><text:span text:style-name="Strong_20_Emphasis"><text:span text:style-name="T7">Межсетевой экран</text:span></text:span></text:p>
          </table:table-cell>
          <table:table-cell table:style-name="Таблица137.A2" office:value-type="string">
            <text:p text:style-name="P20">Фильтрация сетевого трафика</text:p>
          </table:table-cell>
          <table:table-cell table:style-name="Таблица137.A2" office:value-type="string">
            <text:p text:style-name="P20">На сервере и рабочих станциях</text:p>
          </table:table-cell>
        </table:table-row>
        <table:table-row>
          <table:table-cell table:style-name="Таблица137.A2" office:value-type="string">
            <text:p text:style-name="P18"><text:span text:style-name="Strong_20_Emphasis"><text:span text:style-name="T7">Антивирус</text:span></text:span></text:p>
          </table:table-cell>
          <table:table-cell table:style-name="Таблица137.A2" office:value-type="string">
            <text:p text:style-name="P20">Защита от вредоносного ПО</text:p>
          </table:table-cell>
          <table:table-cell table:style-name="Таблица137.A2" office:value-type="string">
            <text:p text:style-name="P20">На всех компьютерах</text:p>
          </table:table-cell>
        </table:table-row>
        <table:table-row>
          <table:table-cell table:style-name="Таблица137.A2" office:value-type="string">
            <text:p text:style-name="P18"><text:span text:style-name="Strong_20_Emphasis"><text:span text:style-name="T7">IDS/IPS</text:span></text:span></text:p>
          </table:table-cell>
          <table:table-cell table:style-name="Таблица137.A2" office:value-type="string">
            <text:p text:style-name="P20">Обнаружение и предотвращение вторжений</text:p>
          </table:table-cell>
          <table:table-cell table:style-name="Таблица137.A2" office:value-type="string">
            <text:p text:style-name="P20">Опционально</text:p>
          </table:table-cell>
        </table:table-row>
        <table:table-row>
          <table:table-cell table:style-name="Таблица137.A2" office:value-type="string">
            <text:p text:style-name="P18"><text:span text:style-name="Strong_20_Emphasis"><text:span text:style-name="T7">VPN</text:span></text:span></text:p>
          </table:table-cell>
          <table:table-cell table:style-name="Таблица137.A2" office:value-type="string">
            <text:p text:style-name="P20">Защищенные каналы связи</text:p>
          </table:table-cell>
          <table:table-cell table:style-name="Таблица137.A2" office:value-type="string">
            <text:p text:style-name="P20">Для удаленного доступа</text:p>
          </table:table-cell>
        </table:table-row>
        <table:table-row>
          <table:table-cell table:style-name="Таблица137.A2" office:value-type="string">
            <text:p text:style-name="P18"><text:span text:style-name="Strong_20_Emphasis"><text:span text:style-name="T7">Шифрование</text:span></text:span></text:p>
          </table:table-cell>
          <table:table-cell table:style-name="Таблица137.A2" office:value-type="string">
            <text:p text:style-name="P20">Защита данных при хранении и передаче</text:p>
          </table:table-cell>
          <table:table-cell table:style-name="Таблица137.A2" office:value-type="string">
            <text:p text:style-name="P19">HTTPS, шифрование паролей</text:p>
          </table:table-cell>
        </table:table-row>
      </table:table>
      <text:h text:style-name="P5" text:outline-level="3">6. Анализ защищаемой ИС</text:h>
      <text:p text:style-name="P34"><text:span text:style-name="Strong_20_Emphasis"><text:span text:style-name="T14">Таблица 54 – Анализ защищенности АИС «Система регистрации заявок»</text:span></text:span></text:p>
      <table:table table:name="Таблица138" table:style-name="Таблица138">
        <table:table-column table:style-name="Таблица138.A"/>
        <table:table-column table:style-name="Таблица138.B"/>
        <table:table-column table:style-name="Таблица138.C"/>
        <table:table-column table:style-name="Таблица138.D"/>
        <table:table-header-rows>
          <text:soft-page-break/>
          <table:table-row>
            <table:table-cell table:style-name="Таблица138.A1" office:value-type="string">
              <text:p text:style-name="P30">Аспект защиты</text:p>
            </table:table-cell>
            <table:table-cell table:style-name="Таблица138.A1" office:value-type="string">
              <text:p text:style-name="P30">Текущее состояние</text:p>
            </table:table-cell>
            <table:table-cell table:style-name="Таблица138.A1" office:value-type="string">
              <text:p text:style-name="P30">Оценка</text:p>
            </table:table-cell>
            <table:table-cell table:style-name="Таблица138.A1" office:value-type="string">
              <text:p text:style-name="P30">Рекомендации</text:p>
            </table:table-cell>
          </table:table-row>
        </table:table-header-rows>
        <table:table-row>
          <table:table-cell table:style-name="Таблица138.A2" office:value-type="string">
            <text:p text:style-name="P18"><text:span text:style-name="Strong_20_Emphasis"><text:span text:style-name="T7">Аутентификация</text:span></text:span></text:p>
          </table:table-cell>
          <table:table-cell table:style-name="Таблица138.A2" office:value-type="string">
            <text:p text:style-name="P20">Логин + пароль, возможность 2FA</text:p>
          </table:table-cell>
          <table:table-cell table:style-name="Таблица138.A2" office:value-type="string">
            <text:p text:style-name="P20">Средняя</text:p>
          </table:table-cell>
          <table:table-cell table:style-name="Таблица138.A2" office:value-type="string">
            <text:p text:style-name="P20">Внедрить 2FA для всех администраторов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Парольная политика</text:span></text:span></text:p>
          </table:table-cell>
          <table:table-cell table:style-name="Таблица138.A2" office:value-type="string">
            <text:p text:style-name="P20">Минимум 8 символов, требование сложности</text:p>
          </table:table-cell>
          <table:table-cell table:style-name="Таблица138.A2" office:value-type="string">
            <text:p text:style-name="P20">Высокая</text:p>
          </table:table-cell>
          <table:table-cell table:style-name="Таблица138.A2" office:value-type="string">
            <text:p text:style-name="P20">Добавить периодическую смену (90 дней)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Разграничение доступа</text:span></text:span></text:p>
          </table:table-cell>
          <table:table-cell table:style-name="Таблица138.A2" office:value-type="string">
            <text:p text:style-name="P20">Ролевая модель (админ, оператор, руководитель)</text:p>
          </table:table-cell>
          <table:table-cell table:style-name="Таблица138.A2" office:value-type="string">
            <text:p text:style-name="P20">Высокая</text:p>
          </table:table-cell>
          <table:table-cell table:style-name="Таблица138.A2" office:value-type="string">
            <text:p text:style-name="P20">Периодический пересмотр прав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Журналирование</text:span></text:span></text:p>
          </table:table-cell>
          <table:table-cell table:style-name="Таблица138.A2" office:value-type="string">
            <text:p text:style-name="P20">Фиксация основных действий</text:p>
          </table:table-cell>
          <table:table-cell table:style-name="Таблица138.A2" office:value-type="string">
            <text:p text:style-name="P20">Средняя</text:p>
          </table:table-cell>
          <table:table-cell table:style-name="Таблица138.A2" office:value-type="string">
            <text:p text:style-name="P20">Добавить журнал просмотров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Антивирус</text:span></text:span></text:p>
          </table:table-cell>
          <table:table-cell table:style-name="Таблица138.A2" office:value-type="string">
            <text:p text:style-name="P20">Корпоративный антивирус</text:p>
          </table:table-cell>
          <table:table-cell table:style-name="Таблица138.A2" office:value-type="string">
            <text:p text:style-name="P20">Высокая</text:p>
          </table:table-cell>
          <table:table-cell table:style-name="Таблица138.A2" office:value-type="string">
            <text:p text:style-name="P20">Регулярное обновление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Межсетевой экран</text:span></text:span></text:p>
          </table:table-cell>
          <table:table-cell table:style-name="Таблица138.A2" office:value-type="string">
            <text:p text:style-name="P20">Стандартный файервол</text:p>
          </table:table-cell>
          <table:table-cell table:style-name="Таблица138.A2" office:value-type="string">
            <text:p text:style-name="P20">Средняя</text:p>
          </table:table-cell>
          <table:table-cell table:style-name="Таблица138.A2" office:value-type="string">
            <text:p text:style-name="P20">Настроить более строгие правила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Шифрование</text:span></text:span></text:p>
          </table:table-cell>
          <table:table-cell table:style-name="Таблица138.A2" office:value-type="string">
            <text:p text:style-name="P20">HTTPS, хеширование паролей</text:p>
          </table:table-cell>
          <table:table-cell table:style-name="Таблица138.A2" office:value-type="string">
            <text:p text:style-name="P20">Высокая</text:p>
          </table:table-cell>
          <table:table-cell table:style-name="Таблица138.A2" office:value-type="string">
            <text:p text:style-name="P20">Добавить шифрование sensitive данных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Резервное копирование</text:span></text:span></text:p>
          </table:table-cell>
          <table:table-cell table:style-name="Таблица138.A2" office:value-type="string">
            <text:p text:style-name="P20">Регулярное, проверка восстановления</text:p>
          </table:table-cell>
          <table:table-cell table:style-name="Таблица138.A2" office:value-type="string">
            <text:p text:style-name="P20">Высокая</text:p>
          </table:table-cell>
          <table:table-cell table:style-name="Таблица138.A2" office:value-type="string">
            <text:p text:style-name="P20">-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Физическая защита</text:span></text:span></text:p>
          </table:table-cell>
          <table:table-cell table:style-name="Таблица138.A2" office:value-type="string">
            <text:p text:style-name="P20">Зависит от инфраструктуры</text:p>
          </table:table-cell>
          <table:table-cell table:style-name="Таблица138.A2" office:value-type="string">
            <text:p text:style-name="P20">Средняя</text:p>
          </table:table-cell>
          <table:table-cell table:style-name="Таблица138.A2" office:value-type="string">
            <text:p text:style-name="P20">Усилить контроль доступа</text:p>
          </table:table-cell>
        </table:table-row>
        <table:table-row>
          <table:table-cell table:style-name="Таблица138.A2" office:value-type="string">
            <text:p text:style-name="P18"><text:span text:style-name="Strong_20_Emphasis"><text:span text:style-name="T7">Обучение пользователей</text:span></text:span></text:p>
          </table:table-cell>
          <table:table-cell table:style-name="Таблица138.A2" office:value-type="string">
            <text:p text:style-name="P20">Инструктаж при приеме на работу</text:p>
          </table:table-cell>
          <table:table-cell table:style-name="Таблица138.A2" office:value-type="string">
            <text:p text:style-name="P20">Средняя</text:p>
          </table:table-cell>
          <table:table-cell table:style-name="Таблица138.A2" office:value-type="string">
            <text:p text:style-name="P19">Регулярное повторное обучение</text:p>
          </table:table-cell>
        </table:table-row>
      </table:table>
      <text:h text:style-name="P5" text:outline-level="3">7. Комплекс мер защиты</text:h>
      <text:p text:style-name="P34"><text:span text:style-name="Strong_20_Emphasis"><text:span text:style-name="T14">ОРГАНИЗАЦИОННЫЕ МЕРЫ:</text:span></text:span></text:p>
      <text:list text:style-name="L63">
        <text:list-item>
          <text:p text:style-name="P139">Разработка и внедрение политики информационной безопасности;</text:p>
        </text:list-item>
        <text:list-item>
          <text:p text:style-name="P139">Назначение ответственных за безопасность;</text:p>
        </text:list-item>
        <text:list-item>
          <text:p text:style-name="P139">Инструктаж и обучение пользователей;</text:p>
        </text:list-item>
        <text:list-item>
          <text:p text:style-name="P139">Подписание соглашений о неразглашении (NDA);</text:p>
        </text:list-item>
        <text:list-item>
          <text:p text:style-name="P139">Регламентация действий при инцидентах;</text:p>
        </text:list-item>
        <text:list-item>
          <text:p text:style-name="P139">Периодический аудит безопасности.</text:p>
        </text:list-item>
      </text:list>
      <text:p text:style-name="P34"><text:span text:style-name="Strong_20_Emphasis"><text:span text:style-name="T14">ПРОГРАММНЫЕ МЕРЫ:</text:span></text:span></text:p>
      <text:list text:style-name="L64">
        <text:list-item>
          <text:p text:style-name="P140">Аутентификация и авторизация;</text:p>
        </text:list-item>
        <text:list-item>
          <text:p text:style-name="P140">Журналирование и аудит;</text:p>
        </text:list-item>
        <text:list-item>
          <text:p text:style-name="P140"><text:soft-page-break/>Антивирусная защита;</text:p>
        </text:list-item>
        <text:list-item>
          <text:p text:style-name="P140">Межсетевой экран;</text:p>
        </text:list-item>
        <text:list-item>
          <text:p text:style-name="P140">Шифрование данных;</text:p>
        </text:list-item>
        <text:list-item>
          <text:p text:style-name="P140">Регулярное обновление ПО;</text:p>
        </text:list-item>
        <text:list-item>
          <text:p text:style-name="P140">Контроль целостности.</text:p>
        </text:list-item>
      </text:list>
      <text:p text:style-name="P34"><text:span text:style-name="Strong_20_Emphasis"><text:span text:style-name="T14">ТЕХНИЧЕСКИЕ (АППАРАТНЫЕ) МЕРЫ:</text:span></text:span></text:p>
      <text:list text:style-name="L65">
        <text:list-item>
          <text:p text:style-name="P141">Физическая защита серверного оборудования;</text:p>
        </text:list-item>
        <text:list-item>
          <text:p text:style-name="P141">Источники бесперебойного питания;</text:p>
        </text:list-item>
        <text:list-item>
          <text:p text:style-name="P141">Резервирование оборудования;</text:p>
        </text:list-item>
        <text:list-item>
          <text:p text:style-name="P141">Системы контроля доступа в помещения.</text:p>
        </text:list-item>
      </text:list>
      <text:h text:style-name="P5" text:outline-level="3">8. Схема системы защиты ИС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1"/><text:span text:style-name="T19">КОМПЛЕКСНАЯ СИСТЕМА ЗАЩИТЫ АИС <text:s text:c="23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4"/><text:span text:style-name="T19">ВНЕШНИЙ ПЕРИМЕТР <text:s text:c="35"/>│</text:span></text:p>
      <text:p text:style-name="P10">│ <text:s/>┌───────────────────────────────────────────────────────────────────────┐ │</text:p>
      <text:p text:style-name="P10">│ <text:s/>│ <text:s text:c="23"/><text:span text:style-name="T19">МЕЖСЕТЕВОЙ ЭКРАН <text:s text:c="31"/>│ │</text:span></text:p>
      <text:p text:style-name="P10">│ <text:s/>│ <text:s text:c="20"/><text:span text:style-name="T19">(фильтрация трафика) <text:s text:c="30"/>│ │</text:span></text:p>
      <text:p text:style-name="P10">│ <text:s/>└───────────────────────────────────────────────────────────────────────┘ 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┌─────────────────────────────────────┼─────────────────────────────────────┐</text:p>
      <text:p text:style-name="P10">│ <text:s text:c="36"/>▼ <text:s text:c="36"/>│</text:p>
      <text:p text:style-name="P10">│ <text:s/>┌─────────────────────────────────────────────────────────────────────┐ │</text:p>
      <text:p text:style-name="P10">│ <text:s/>│ <text:s text:c="22"/><text:span text:style-name="T19">СЕТЕВОЙ УРОВЕНЬ <text:s text:c="31"/>│ │</text:span>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5"/><text:span text:style-name="T19">VPN <text:s text:c="11"/>│ <text:s text:c="3"/>│ <text:s text:c="2"/>Сегментация сети <text:s/>│ <text:s text:c="15"/>│ │</text:span></text:p>
      <text:p text:style-name="P10">│ <text:s/>│ <text:s/>│<text:span text:style-name="T19">(удаленный доступ) <text:s text:c="2"/>│ <text:s text:c="3"/>│ <text:s text:c="2"/>(изоляция серверов) <text:s text:c="15"/>│ │</text:span>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└─────────────────────────────────────────────────────────────────────┘ 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┌─────────────────────────────────────┼─────────────────────────────────────┐</text:p>
      <text:p text:style-name="P10">│ <text:s text:c="36"/>▼ <text:s text:c="36"/>│</text:p>
      <text:p text:style-name="P10">│ <text:s/>┌─────────────────────────────────────────────────────────────────────┐ │</text:p>
      <text:p text:style-name="P10"><text:soft-page-break/>│ <text:s/>│ <text:s text:c="22"/><text:span text:style-name="T19">СЕРВЕРНЫЙ УРОВЕНЬ <text:s text:c="29"/>│ │</text:span>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Аутентификация <text:s text:c="3"/>│ <text:s text:c="3"/>│ <text:s text:c="2"/>Авторизация <text:s text:c="6"/>│ <text:s text:c="15"/>│ │</text:span></text:p>
      <text:p text:style-name="P10">│ <text:s/>│ <text:s/>│ <text:s text:c="2"/><text:span text:style-name="T19">(логин/пароль, <text:s text:c="3"/>│ <text:s text:c="3"/>│ <text:s text:c="2"/>(ролевая модель) <text:s/>│ <text:s text:c="15"/>│ │</text:span></text:p>
      <text:p text:style-name="P10">│ <text:s/>│ <text:s/>│ <text:s text:c="3"/><text:span text:style-name="T19">2FA) <text:s text:c="12"/>│ <text:s text:c="3"/>│ <text:s text:c="20"/>│ <text:s text:c="15"/>│ │</text:span>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Антивирус <text:s text:c="8"/>│ <text:s text:c="3"/>│ <text:s text:c="2"/>Межсетевой экран <text:s/>│ <text:s text:c="15"/>│ │</text:span></text:p>
      <text:p text:style-name="P10">│ <text:s/>│ <text:s/>│ <text:s text:c="20"/>│ <text:s text:c="3"/>│ <text:s text:c="2"/><text:span text:style-name="T19">(хостовой) <text:s text:c="7"/>│ <text:s text:c="15"/>│ │</text:span>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Журналирование <text:s text:c="3"/>│ <text:s text:c="3"/>│ <text:s text:c="2"/>Шифрование <text:s text:c="7"/>│ <text:s text:c="15"/>│ │</text:span></text:p>
      <text:p text:style-name="P10">│ <text:s/>│ <text:s/>│ <text:s text:c="2"/><text:span text:style-name="T19">(аудит) <text:s text:c="10"/>│ <text:s text:c="3"/>│ <text:s text:c="2"/>(данных) <text:s text:c="9"/>│ <text:s text:c="15"/>│ │</text:span>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Резервное <text:s text:c="8"/>│ <text:s text:c="3"/>│ <text:s text:c="2"/>Обновление <text:s text:c="7"/>│ <text:s text:c="15"/>│ │</text:span></text:p>
      <text:p text:style-name="P10">│ <text:s/>│ <text:s/>│ <text:s text:c="2"/><text:span text:style-name="T19">копирование <text:s text:c="6"/>│ <text:s text:c="3"/>│ <text:s text:c="2"/>(patch management)│ <text:s text:c="15"/>│ │</text:span>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└─────────────────────────────────────────────────────────────────────┘ 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┌─────────────────────────────────────┼─────────────────────────────────────┐</text:p>
      <text:p text:style-name="P10">│ <text:s text:c="36"/>▼ <text:s text:c="36"/>│</text:p>
      <text:p text:style-name="P10">│ <text:s/>┌─────────────────────────────────────────────────────────────────────┐ │</text:p>
      <text:p text:style-name="P10">│ <text:s/>│ <text:s text:c="22"/><text:span text:style-name="T19">КЛИЕНТСКИЙ УРОВЕНЬ <text:s text:c="28"/>│ │</text:span>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Антивирус <text:s text:c="8"/>│ <text:s text:c="3"/>│ <text:s text:c="2"/>Парольная защита <text:s/>│ <text:s text:c="15"/>│ │</text:span></text:p>
      <text:p text:style-name="P10">│ <text:s/>│ <text:s/>│ <text:s text:c="20"/>│ <text:s text:c="3"/>│ <text:s text:c="2"/><text:span text:style-name="T19">(экрана блокировки) <text:s text:c="15"/>│ │</text:span>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Обновление ПО <text:s text:c="4"/>│ <text:s text:c="3"/>│ <text:s text:c="2"/>Политика <text:s text:c="9"/>│ <text:s text:c="15"/>│ │</text:span></text:p>
      <text:p text:style-name="P10">│ <text:s/>│ <text:s/>│ <text:s text:c="2"/><text:span text:style-name="T19">(автоматическое) <text:s/>│ <text:s text:c="3"/>│ <text:s text:c="2"/>безопасности <text:s text:c="5"/>│ <text:s text:c="15"/>│ │</text:span></text:p>
      <text:p text:style-name="P10">│ <text:s/>│ <text:s/>└─────────────────────┘ <text:s text:c="3"/>│ <text:s text:c="2"/><text:span text:style-name="T19">(локальная) <text:s text:c="6"/>│ <text:s text:c="15"/>│ │</text:span></text:p>
      <text:p text:style-name="P10">│ <text:s/>│ <text:s text:c="28"/>└─────────────────────┘ <text:s text:c="15"/>│ │</text:p>
      <text:p text:style-name="P10">│ <text:s/>└─────────────────────────────────────────────────────────────────────┘ 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0"><text:s text:c="38"/>│</text:p>
      <text:p text:style-name="P10">┌─────────────────────────────────────┼─────────────────────────────────────┐</text:p>
      <text:p text:style-name="P10"><text:soft-page-break/>│ <text:s text:c="36"/>▼ <text:s text:c="36"/>│</text:p>
      <text:p text:style-name="P10">│ <text:s/>┌─────────────────────────────────────────────────────────────────────┐ │</text:p>
      <text:p text:style-name="P10">│ <text:s/>│ <text:s text:c="22"/><text:span text:style-name="T19">ФИЗИЧЕСКИЙ УРОВЕНЬ <text:s text:c="28"/>│ │</text:span>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Контроль доступа <text:s/>│ <text:s text:c="3"/>│ <text:s text:c="2"/>Видеонаблюдение <text:s text:c="2"/>│ <text:s text:c="15"/>│ │</text:span></text:p>
      <text:p text:style-name="P10">│ <text:s/>│ <text:s/>│ <text:s text:c="2"/><text:span text:style-name="T19">в серверную <text:s text:c="6"/>│ <text:s text:c="3"/>│ <text:s text:c="20"/>│ <text:s text:c="15"/>│ │</text:span>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│ <text:s text:c="69"/>│ │</text:p>
      <text:p text:style-name="P10">│ <text:s/>│ <text:s/>┌─────────────────────┐ <text:s text:c="3"/>┌─────────────────────┐ <text:s text:c="15"/>│ │</text:p>
      <text:p text:style-name="P10">│ <text:s/>│ <text:s/>│ <text:s text:c="2"/><text:span text:style-name="T19">ИБП <text:s text:c="14"/>│ <text:s text:c="3"/>│ <text:s text:c="2"/>Замки на шкафах <text:s text:c="2"/>│ <text:s text:c="15"/>│ │</text:span></text:p>
      <text:p text:style-name="P10">│ <text:s/>│ <text:s/>│ <text:s text:c="20"/>│ <text:s text:c="3"/>│ <text:s text:c="20"/>│ <text:s text:c="15"/>│ │</text:p>
      <text:p text:style-name="P10">│ <text:s/>│ <text:s/>└─────────────────────┘ <text:s text:c="3"/>└─────────────────────┘ <text:s text:c="15"/>│ │</text:p>
      <text:p text:style-name="P10">│ <text:s/>└─────────────────────────────────────────────────────────────────────┘ │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h text:style-name="P5" text:outline-level="3">9. Оценка эффективности предложенных мер</text:h>
      <text:p text:style-name="P34"><text:span text:style-name="Strong_20_Emphasis"><text:span text:style-name="T14">Таблица 55 – Оценка эффективности мер защиты</text:span></text:span></text:p>
      <table:table table:name="Таблица139" table:style-name="Таблица139">
        <table:table-column table:style-name="Таблица139.A"/>
        <table:table-column table:style-name="Таблица139.B"/>
        <table:table-column table:style-name="Таблица139.C"/>
        <table:table-column table:style-name="Таблица139.D"/>
        <table:table-header-rows>
          <table:table-row>
            <table:table-cell table:style-name="Таблица139.A1" office:value-type="string">
              <text:p text:style-name="P30">Мера защиты</text:p>
            </table:table-cell>
            <table:table-cell table:style-name="Таблица139.A1" office:value-type="string">
              <text:p text:style-name="P30">Эффективность</text:p>
            </table:table-cell>
            <table:table-cell table:style-name="Таблица139.A1" office:value-type="string">
              <text:p text:style-name="P30">Обоснование</text:p>
            </table:table-cell>
            <table:table-cell table:style-name="Таблица139.A1" office:value-type="string">
              <text:p text:style-name="P30">Затраты на реализацию</text:p>
            </table:table-cell>
          </table:table-row>
        </table:table-header-rows>
        <table:table-row>
          <table:table-cell table:style-name="Таблица139.A2" office:value-type="string">
            <text:p text:style-name="P18"><text:span text:style-name="Strong_20_Emphasis"><text:span text:style-name="T7">Аутентификация (логин + пароль)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Защищает от случайного доступа, требует усложнения для защиты от подбора</text:p>
          </table:table-cell>
          <table:table-cell table:style-name="Таблица139.A2" office:value-type="string">
            <text:p text:style-name="P20">Низк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Двухфакторная аутентификация</text:span></text:span></text:p>
          </table:table-cell>
          <table:table-cell table:style-name="Таблица139.A2" office:value-type="string">
            <text:p text:style-name="P20">Очень высокая</text:p>
          </table:table-cell>
          <table:table-cell table:style-name="Таблица139.A2" office:value-type="string">
            <text:p text:style-name="P20">Практически исключает компрометацию пароля</text:p>
          </table:table-cell>
          <table:table-cell table:style-name="Таблица139.A2" office:value-type="string">
            <text:p text:style-name="P20">Средн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Ролевая модель доступа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Ограничивает пользователей только необходимыми функциями</text:p>
          </table:table-cell>
          <table:table-cell table:style-name="Таблица139.A2" office:value-type="string">
            <text:p text:style-name="P20">Низк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Журналирование</text:span></text:span></text:p>
          </table:table-cell>
          <table:table-cell table:style-name="Таблица139.A2" office:value-type="string">
            <text:p text:style-name="P20">Средняя</text:p>
          </table:table-cell>
          <table:table-cell table:style-name="Таблица139.A2" office:value-type="string">
            <text:p text:style-name="P20">Позволяет выявить инциденты постфактум, но не предотвращает</text:p>
          </table:table-cell>
          <table:table-cell table:style-name="Таблица139.A2" office:value-type="string">
            <text:p text:style-name="P20">Средн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Антивирус</text:span></text:span></text:p>
          </table:table-cell>
          <table:table-cell table:style-name="Таблица139.A2" office:value-type="string">
            <text:p text:style-name="P20">Средняя</text:p>
          </table:table-cell>
          <table:table-cell table:style-name="Таблица139.A2" office:value-type="string">
            <text:p text:style-name="P20">Защищает от известных угроз, требует обновления</text:p>
          </table:table-cell>
          <table:table-cell table:style-name="Таблица139.A2" office:value-type="string">
            <text:p text:style-name="P20">Средн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Межсетевой экран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Блокирует нежелательный трафик</text:p>
          </table:table-cell>
          <table:table-cell table:style-name="Таблица139.A2" office:value-type="string">
            <text:p text:style-name="P20">Средние</text:p>
          </table:table-cell>
        </table:table-row>
        <text:soft-page-break/>
        <table:table-row>
          <table:table-cell table:style-name="Таблица139.A2" office:value-type="string">
            <text:p text:style-name="P18"><text:span text:style-name="Strong_20_Emphasis"><text:span text:style-name="T7">Шифрование каналов (HTTPS)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Защищает от перехвата</text:p>
          </table:table-cell>
          <table:table-cell table:style-name="Таблица139.A2" office:value-type="string">
            <text:p text:style-name="P20">Низк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Шифрование данных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Защищает при физическом доступе к носителям</text:p>
          </table:table-cell>
          <table:table-cell table:style-name="Таблица139.A2" office:value-type="string">
            <text:p text:style-name="P20">Средн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Резервное копирование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Обеспечивает восстановление после атак</text:p>
          </table:table-cell>
          <table:table-cell table:style-name="Таблица139.A2" office:value-type="string">
            <text:p text:style-name="P20">Средн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Обучение пользователей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Снижает риск социальной инженерии и ошибок</text:p>
          </table:table-cell>
          <table:table-cell table:style-name="Таблица139.A2" office:value-type="string">
            <text:p text:style-name="P20">Низкие</text:p>
          </table:table-cell>
        </table:table-row>
        <table:table-row>
          <table:table-cell table:style-name="Таблица139.A2" office:value-type="string">
            <text:p text:style-name="P18"><text:span text:style-name="Strong_20_Emphasis"><text:span text:style-name="T7">Физическая защита</text:span></text:span></text:p>
          </table:table-cell>
          <table:table-cell table:style-name="Таблица139.A2" office:value-type="string">
            <text:p text:style-name="P20">Высокая</text:p>
          </table:table-cell>
          <table:table-cell table:style-name="Таблица139.A2" office:value-type="string">
            <text:p text:style-name="P20">Предотвращает прямой доступ</text:p>
          </table:table-cell>
          <table:table-cell table:style-name="Таблица139.A2" office:value-type="string">
            <text:p text:style-name="P19">Средние</text:p>
          </table:table-cell>
        </table:table-row>
      </table:table>
      <text:h text:style-name="P5" text:outline-level="3">10. Выводы</text:h>
      <text:list text:style-name="L66">
        <text:list-item>
          <text:p text:style-name="P73"><text:span text:style-name="Strong_20_Emphasis"><text:span text:style-name="T14">Необходимость защиты ИС от НСД</text:span></text:span><text:span text:style-name="T15"> обусловлена высокими рисками, связанными с возможной утечкой конфиденциальной информации (персональные данные пользователей, содержание заявок), нарушением работы системы и юридическими последствиями.</text:span></text:p>
        </text:list-item>
        <text:list-item>
          <text:p text:style-name="P74"><text:span text:style-name="Strong_20_Emphasis"><text:span text:style-name="T14">Основные угрозы для АИС «Система регистрации заявок»:</text:span></text:span></text:p>
          <text:list>
            <text:list-item>
              <text:p text:style-name="P142">Несанкционированный доступ к данным (заявки, персональные данные);</text:p>
            </text:list-item>
            <text:list-item>
              <text:p text:style-name="P142">Подмена или уничтожение информации;</text:p>
            </text:list-item>
            <text:list-item>
              <text:p text:style-name="P142">Вредоносное ПО;</text:p>
            </text:list-item>
            <text:list-item>
              <text:p text:style-name="P142">Социальная инженерия;</text:p>
            </text:list-item>
            <text:list-item>
              <text:p text:style-name="P142">Ошибки пользователей.</text:p>
            </text:list-item>
          </text:list>
        </text:list-item>
        <text:list-item>
          <text:p text:style-name="P74"><text:span text:style-name="Strong_20_Emphasis"><text:span text:style-name="T14">Комплексный подход к безопасности</text:span></text:span><text:span text:style-name="T15"> является единственно правильным, так как ни одна отдельная мера не обеспечивает полной защиты. Необходимо сочетание:</text:span></text:p>
          <text:list>
            <text:list-item>
              <text:p text:style-name="P142">Организационных мер (политики, инструкции, обучение);</text:p>
            </text:list-item>
            <text:list-item>
              <text:p text:style-name="P142">Программных средств (аутентификация, разграничение доступа, шифрование, антивирус);</text:p>
            </text:list-item>
            <text:list-item>
              <text:p text:style-name="P142">Технических средств (межсетевые экраны, физическая защита).</text:p>
            </text:list-item>
          </text:list>
        </text:list-item>
        <text:list-item>
          <text:p text:style-name="P74"><text:span text:style-name="Strong_20_Emphasis"><text:span text:style-name="T14">Защита от НСД должна строиться на следующих принципах:</text:span></text:span></text:p>
          <text:list>
            <text:list-item>
              <text:p text:style-name="P142">Принцип минимальных привилегий (пользователь имеет только необходимые права);</text:p>
            </text:list-item>
            <text:list-item>
              <text:p text:style-name="P142">Многоуровневая защита (эшелонированная оборона);</text:p>
            </text:list-item>
            <text:list-item>
              <text:p text:style-name="P142">Регулярное обновление и аудит;</text:p>
            </text:list-item>
            <text:list-item>
              <text:p text:style-name="P142">Непрерывность защиты (защита на всех этапах).</text:p>
            </text:list-item>
          </text:list>
        </text:list-item>
        <text:list-item>
          <text:p text:style-name="P74"><text:soft-page-break/><text:span text:style-name="Strong_20_Emphasis"><text:span text:style-name="T14">Для АИС «Система регистрации заявок»</text:span></text:span><text:span text:style-name="T15"> можно оценить текущий уровень защищенности как </text:span><text:span text:style-name="Strong_20_Emphasis"><text:span text:style-name="T14">средний с перспективой повышения до высокого</text:span></text:span><text:span text:style-name="T15"> при реализации следующих мероприятий:</text:span></text:p>
          <text:list>
            <text:list-item>
              <text:p text:style-name="P142">Внедрение двухфакторной аутентификации для администраторов;</text:p>
            </text:list-item>
            <text:list-item>
              <text:p text:style-name="P142">Усиление журналирования (добавить просмотры);</text:p>
            </text:list-item>
            <text:list-item>
              <text:p text:style-name="P142">Регулярное обучение пользователей;</text:p>
            </text:list-item>
            <text:list-item>
              <text:p text:style-name="P142">Настройка более строгих правил межсетевого экрана;</text:p>
            </text:list-item>
            <text:list-item>
              <text:p text:style-name="P142">Периодический аудит безопасности.</text:p>
            </text:list-item>
          </text:list>
        </text:list-item>
      </text:list>
      <text:p text:style-name="P17"/>
      <text:h text:style-name="P3" text:outline-level="2">№<text:span text:style-name="T2">25: ИЗУЧИТЬ ОСНОВНЫЕ МОДЕЛИ ИНТЕЛЛЕКТУАЛЬНЫХ СИСТЕМ</text:span></text:h>
      <text:h text:style-name="P5" text:outline-level="3">1. Понятие интеллектуальной информационной системы</text:h>
      <text:p text:style-name="P34"><text:span text:style-name="Strong_20_Emphasis"><text:span text:style-name="T14">Интеллектуальная информационная система (ИИС)</text:span></text:span><text:span text:style-name="T15"> — это информационная система, основанная на концепции использования знаний, способная к обучению, адаптации и принятию решений в условиях неполноты информации.</text:span></text:p>
      <text:p text:style-name="P34"><text:span text:style-name="Strong_20_Emphasis"><text:span text:style-name="T14">Основные отличия ИИС от традиционных информационных систем:</text:span></text:span></text:p>
      <table:table table:name="Таблица140" table:style-name="Таблица140">
        <table:table-column table:style-name="Таблица140.A"/>
        <table:table-column table:style-name="Таблица140.B"/>
        <table:table-column table:style-name="Таблица140.C"/>
        <table:table-header-rows>
          <table:table-row>
            <table:table-cell table:style-name="Таблица140.A1" office:value-type="string">
              <text:p text:style-name="P30">Характеристика</text:p>
            </table:table-cell>
            <table:table-cell table:style-name="Таблица140.A1" office:value-type="string">
              <text:p text:style-name="P30">Традиционная ИС</text:p>
            </table:table-cell>
            <table:table-cell table:style-name="Таблица140.A1" office:value-type="string">
              <text:p text:style-name="P30">Интеллектуальная ИС</text:p>
            </table:table-cell>
          </table:table-row>
        </table:table-header-rows>
        <table:table-row>
          <table:table-cell table:style-name="Таблица140.A2" office:value-type="string">
            <text:p text:style-name="P18"><text:span text:style-name="Strong_20_Emphasis"><text:span text:style-name="T7">Обработка данных</text:span></text:span></text:p>
          </table:table-cell>
          <table:table-cell table:style-name="Таблица140.A2" office:value-type="string">
            <text:p text:style-name="P20">По жестким алгоритмам</text:p>
          </table:table-cell>
          <table:table-cell table:style-name="Таблица140.A2" office:value-type="string">
            <text:p text:style-name="P20">С использованием знаний, логического вывода</text:p>
          </table:table-cell>
        </table:table-row>
        <table:table-row>
          <table:table-cell table:style-name="Таблица140.A2" office:value-type="string">
            <text:p text:style-name="P18"><text:span text:style-name="Strong_20_Emphasis"><text:span text:style-name="T7">Адаптивность</text:span></text:span></text:p>
          </table:table-cell>
          <table:table-cell table:style-name="Таблица140.A2" office:value-type="string">
            <text:p text:style-name="P20">Фиксирована</text:p>
          </table:table-cell>
          <table:table-cell table:style-name="Таблица140.A2" office:value-type="string">
            <text:p text:style-name="P20">Способна обучаться и адаптироваться</text:p>
          </table:table-cell>
        </table:table-row>
        <table:table-row>
          <table:table-cell table:style-name="Таблица140.A2" office:value-type="string">
            <text:p text:style-name="P18"><text:span text:style-name="Strong_20_Emphasis"><text:span text:style-name="T7">Работа с неопределенностью</text:span></text:span></text:p>
          </table:table-cell>
          <table:table-cell table:style-name="Таблица140.A2" office:value-type="string">
            <text:p text:style-name="P20">Требует точных данных</text:p>
          </table:table-cell>
          <table:table-cell table:style-name="Таблица140.A2" office:value-type="string">
            <text:p text:style-name="P20">Может работать с неполной, неточной информацией</text:p>
          </table:table-cell>
        </table:table-row>
        <table:table-row>
          <table:table-cell table:style-name="Таблица140.A2" office:value-type="string">
            <text:p text:style-name="P18"><text:span text:style-name="Strong_20_Emphasis"><text:span text:style-name="T7">Объяснение решений</text:span></text:span></text:p>
          </table:table-cell>
          <table:table-cell table:style-name="Таблица140.A2" office:value-type="string">
            <text:p text:style-name="P20">Не предоставляется</text:p>
          </table:table-cell>
          <table:table-cell table:style-name="Таблица140.A2" office:value-type="string">
            <text:p text:style-name="P20">Может объяснить, почему принято такое решение</text:p>
          </table:table-cell>
        </table:table-row>
        <table:table-row>
          <table:table-cell table:style-name="Таблица140.A2" office:value-type="string">
            <text:p text:style-name="P18"><text:span text:style-name="Strong_20_Emphasis"><text:span text:style-name="T7">Тип задач</text:span></text:span></text:p>
          </table:table-cell>
          <table:table-cell table:style-name="Таблица140.A2" office:value-type="string">
            <text:p text:style-name="P20">Расчетные, учетные</text:p>
          </table:table-cell>
          <table:table-cell table:style-name="Таблица140.A2" office:value-type="string">
            <text:p text:style-name="P19">Аналитические, прогнозные, диагностические</text:p>
          </table:table-cell>
        </table:table-row>
      </table:table>
      <text:h text:style-name="P5" text:outline-level="3">2. Основные модели ИИС</text:h>
      <table:table table:name="Таблица141" table:style-name="Таблица141">
        <table:table-column table:style-name="Таблица141.A"/>
        <table:table-column table:style-name="Таблица141.B"/>
        <table:table-column table:style-name="Таблица141.C"/>
        <table:table-column table:style-name="Таблица141.D"/>
        <table:table-header-rows>
          <table:table-row>
            <table:table-cell table:style-name="Таблица141.A1" office:value-type="string">
              <text:p text:style-name="P30">Модель</text:p>
            </table:table-cell>
            <table:table-cell table:style-name="Таблица141.A1" office:value-type="string">
              <text:p text:style-name="P30">Описание</text:p>
            </table:table-cell>
            <table:table-cell table:style-name="Таблица141.A1" office:value-type="string">
              <text:p text:style-name="P30">Принцип работы</text:p>
            </table:table-cell>
            <table:table-cell table:style-name="Таблица141.A1" office:value-type="string">
              <text:p text:style-name="P30">Области применения</text:p>
            </table:table-cell>
          </table:table-row>
        </table:table-header-rows>
        <table:table-row>
          <table:table-cell table:style-name="Таблица141.A2" office:value-type="string">
            <text:p text:style-name="P18"><text:span text:style-name="Strong_20_Emphasis"><text:span text:style-name="T7">Экспертные системы</text:span></text:span></text:p>
          </table:table-cell>
          <table:table-cell table:style-name="Таблица141.A2" office:value-type="string">
            <text:p text:style-name="P20">Системы, использующие знания экспертов для решения задач в узкой предметной области</text:p>
          </table:table-cell>
          <table:table-cell table:style-name="Таблица141.A2" office:value-type="string">
            <text:p text:style-name="P20">База знаний + механизм логического вывода</text:p>
          </table:table-cell>
          <table:table-cell table:style-name="Таблица141.A2" office:value-type="string">
            <text:p text:style-name="P20">Медицинская диагностика, техническая диагностика, консультирование</text:p>
          </table:table-cell>
        </table:table-row>
        <table:table-row>
          <table:table-cell table:style-name="Таблица141.A2" office:value-type="string">
            <text:p text:style-name="P18"><text:span text:style-name="Strong_20_Emphasis"><text:span text:style-name="T7">Нейронные сети</text:span></text:span></text:p>
          </table:table-cell>
          <table:table-cell table:style-name="Таблица141.A2" office:value-type="string">
            <text:p text:style-name="P20">Математические модели, имитирующие работу биологических нейронных <text:soft-page-break/>сетей</text:p>
          </table:table-cell>
          <table:table-cell table:style-name="Таблица141.A2" office:value-type="string">
            <text:p text:style-name="P20">Обучение на примерах, настройка весов связей</text:p>
          </table:table-cell>
          <table:table-cell table:style-name="Таблица141.A2" office:value-type="string">
            <text:p text:style-name="P20">Распознавание образов, прогнозирование, <text:soft-page-break/>классификация</text:p>
          </table:table-cell>
        </table:table-row>
        <table:table-row>
          <table:table-cell table:style-name="Таблица141.A2" office:value-type="string">
            <text:p text:style-name="P18"><text:span text:style-name="Strong_20_Emphasis"><text:span text:style-name="T7">Системы на основе правил</text:span></text:span></text:p>
          </table:table-cell>
          <table:table-cell table:style-name="Таблица141.A2" office:value-type="string">
            <text:p text:style-name="P20">Системы, использующие продукционные правила "ЕСЛИ - ТО"</text:p>
          </table:table-cell>
          <table:table-cell table:style-name="Таблица141.A2" office:value-type="string">
            <text:p text:style-name="P20">Сопоставление фактов с правилами</text:p>
          </table:table-cell>
          <table:table-cell table:style-name="Таблица141.A2" office:value-type="string">
            <text:p text:style-name="P20">Бизнес-правила, простые диагностические системы</text:p>
          </table:table-cell>
        </table:table-row>
        <table:table-row>
          <table:table-cell table:style-name="Таблица141.A2" office:value-type="string">
            <text:p text:style-name="P18"><text:span text:style-name="Strong_20_Emphasis"><text:span text:style-name="T7">Нечеткие системы</text:span></text:span></text:p>
          </table:table-cell>
          <table:table-cell table:style-name="Таблица141.A2" office:value-type="string">
            <text:p text:style-name="P20">Системы, оперирующие с нечеткими понятиями и лингвистическими переменными</text:p>
          </table:table-cell>
          <table:table-cell table:style-name="Таблица141.A2" office:value-type="string">
            <text:p text:style-name="P20">Нечеткая логика, функции принадлежности</text:p>
          </table:table-cell>
          <table:table-cell table:style-name="Таблица141.A2" office:value-type="string">
            <text:p text:style-name="P20">Управление сложными процессами, принятие решений</text:p>
          </table:table-cell>
        </table:table-row>
        <table:table-row>
          <table:table-cell table:style-name="Таблица141.A2" office:value-type="string">
            <text:p text:style-name="P18"><text:span text:style-name="Strong_20_Emphasis"><text:span text:style-name="T7">Генетические алгоритмы</text:span></text:span></text:p>
          </table:table-cell>
          <table:table-cell table:style-name="Таблица141.A2" office:value-type="string">
            <text:p text:style-name="P20">Эвристические алгоритмы поиска, основанные на принципах эволюции</text:p>
          </table:table-cell>
          <table:table-cell table:style-name="Таблица141.A2" office:value-type="string">
            <text:p text:style-name="P20">Селекция, скрещивание, мутация</text:p>
          </table:table-cell>
          <table:table-cell table:style-name="Таблица141.A2" office:value-type="string">
            <text:p text:style-name="P20">Оптимизация, поиск решений</text:p>
          </table:table-cell>
        </table:table-row>
        <table:table-row>
          <table:table-cell table:style-name="Таблица141.A2" office:value-type="string">
            <text:p text:style-name="P18"><text:span text:style-name="Strong_20_Emphasis"><text:span text:style-name="T7">Гибридные системы</text:span></text:span></text:p>
          </table:table-cell>
          <table:table-cell table:style-name="Таблица141.A2" office:value-type="string">
            <text:p text:style-name="P20">Комбинация различных моделей для повышения эффективности</text:p>
          </table:table-cell>
          <table:table-cell table:style-name="Таблица141.A2" office:value-type="string">
            <text:p text:style-name="P20">Интеграция нейросетей, экспертных систем, нечеткой логики</text:p>
          </table:table-cell>
          <table:table-cell table:style-name="Таблица141.A2" office:value-type="string">
            <text:p text:style-name="P20">Сложные задачи, требующие разных подходов</text:p>
          </table:table-cell>
        </table:table-row>
        <table:table-row>
          <table:table-cell table:style-name="Таблица141.A2" office:value-type="string">
            <text:p text:style-name="P18"><text:span text:style-name="Strong_20_Emphasis"><text:span text:style-name="T7">Агентные системы</text:span></text:span></text:p>
          </table:table-cell>
          <table:table-cell table:style-name="Таблица141.A2" office:value-type="string">
            <text:p text:style-name="P20">Системы, состоящие из взаимодействующих интеллектуальных агентов</text:p>
          </table:table-cell>
          <table:table-cell table:style-name="Таблица141.A2" office:value-type="string">
            <text:p text:style-name="P20">Автономные агенты, взаимодействие, координация</text:p>
          </table:table-cell>
          <table:table-cell table:style-name="Таблица141.A2" office:value-type="string">
            <text:p text:style-name="P19">Распределенные задачи, моделирование</text:p>
          </table:table-cell>
        </table:table-row>
      </table:table>
      <text:h text:style-name="P5" text:outline-level="3">3. Принцип работы основных моделей</text:h>
      <text:h text:style-name="P7" text:outline-level="4">3.1. Экспертные системы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1"/><text:span text:style-name="T19">ЭКСПЕРТНАЯ СИСТЕМА <text:s text:c="36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┐ <text:s text:c="3"/>┌─────────────────┐ <text:s text:c="3"/>┌─────────────────┐</text:p>
      <text:p text:style-name="P10">│ <text:s text:c="2"/><text:span text:style-name="T19">ИНЖЕНЕР ПО <text:s text:c="3"/>│ <text:s text:c="3"/>│ <text:s text:c="2"/>БАЗА ЗНАНИЙ <text:s text:c="2"/>│ <text:s text:c="3"/>│ <text:s text:c="2"/>МЕХАНИЗМ <text:s text:c="5"/>│</text:span></text:p>
      <text:p text:style-name="P10">│ <text:s text:c="2"/><text:span text:style-name="T19">ЗНАНИЯМ <text:s text:c="6"/>│───▶│ <text:s text:c="2"/>• Факты <text:s text:c="6"/>│───▶│ <text:s text:c="2"/>ЛОГИЧЕСКОГО <text:s text:c="2"/>│</text:span></text:p>
      <text:p text:style-name="P10">│ <text:s text:c="2"/><text:span text:style-name="T19">(эксперт) <text:s text:c="4"/>│ <text:s text:c="3"/>│ <text:s text:c="2"/>• Правила <text:s text:c="4"/>│ <text:s text:c="3"/>│ <text:s text:c="2"/>ВЫВОДА <text:s text:c="7"/>│</text:span></text:p>
      <text:p text:style-name="P10">└─────────────────┘ <text:s text:c="3"/>└─────────────────┘ <text:s text:c="3"/>└─────────────────┘</text:p>
      <text:p text:style-name="P10"><text:s text:c="55"/>│</text:p>
      <text:p text:style-name="P10"><text:soft-page-break/><text:s text:c="55"/>▼</text:p>
      <text:p text:style-name="P10">┌─────────────────┐ <text:s text:c="3"/>┌─────────────────┐ <text:s text:c="3"/>┌─────────────────┐</text:p>
      <text:p text:style-name="P10">│ <text:s text:c="2"/><text:span text:style-name="T19">ПОЛЬЗОВАТЕЛЬ <text:s/>│───▶│ <text:s text:c="2"/>ИНТЕРФЕЙС <text:s text:c="4"/>│◄──▶│ <text:s text:c="2"/>МОДУЛЬ <text:s text:c="7"/>│</text:span></text:p>
      <text:p text:style-name="P10">│ <text:s text:c="16"/>│ <text:s text:c="3"/>│ <text:s text:c="2"/><text:span text:style-name="T19">ПОЛЬЗОВАТЕЛЯ <text:s/>│ <text:s text:c="3"/>│ <text:s text:c="2"/>ОБЪЯСНЕНИЙ <text:s text:c="3"/>│</text:span></text:p>
      <text:p text:style-name="P10">└─────────────────┘ <text:s text:c="3"/>└─────────────────┘ <text:s text:c="3"/>└─────────────────┘</text:p>
      <text:p text:style-name="P34"><text:span text:style-name="Strong_20_Emphasis"><text:span text:style-name="T14">Принцип работы:</text:span></text:span></text:p>
      <text:list text:style-name="L67">
        <text:list-item>
          <text:p text:style-name="P143">Пользователь вводит данные о текущей ситуации;</text:p>
        </text:list-item>
        <text:list-item>
          <text:p text:style-name="P143">Механизм логического вывода сопоставляет факты с правилами из базы знаний;</text:p>
        </text:list-item>
        <text:list-item>
          <text:p text:style-name="P143">Применяя правила, система делает заключение или рекомендацию;</text:p>
        </text:list-item>
        <text:list-item>
          <text:p text:style-name="P143">Модуль объяснений может показать цепочку рассуждений.</text:p>
        </text:list-item>
      </text:list>
      <text:h text:style-name="P7" text:outline-level="4">3.2. Нейронные сети</text:h>
      <text:p text:style-name="P158">text</text:p>
      <text:p text:style-name="P9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1"/><text:span text:style-name="T19">НЕЙРОННАЯ СЕТЬ <text:s text:c="40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┐ <text:s text:c="3"/>┌─────────────────┐ <text:s text:c="3"/>┌─────────────────┐</text:p>
      <text:p text:style-name="P10">│ <text:s text:c="2"/><text:span text:style-name="T19">ВХОДНОЙ <text:s text:c="6"/>│ <text:s text:c="3"/>│ <text:s text:c="2"/>СКРЫТЫЕ <text:s text:c="6"/>│ <text:s text:c="3"/>│ <text:s text:c="2"/>ВЫХОДНОЙ <text:s text:c="5"/>│</text:span></text:p>
      <text:p text:style-name="P10">│ <text:s text:c="2"/><text:span text:style-name="T19">СЛОЙ <text:s text:c="9"/>│───▶│ <text:s text:c="2"/>СЛОИ <text:s text:c="9"/>│───▶│ <text:s text:c="2"/>СЛОЙ <text:s text:c="9"/>│</text:span></text:p>
      <text:p text:style-name="P10">│ <text:s text:c="2"/><text:span text:style-name="T19">(нейроны) <text:s text:c="4"/>│ <text:s text:c="3"/>│ <text:s text:c="2"/>(нейроны) <text:s text:c="4"/>│ <text:s text:c="3"/>│ <text:s text:c="2"/>(нейроны) <text:s text:c="4"/>│</text:span></text:p>
      <text:p text:style-name="P10">└─────────────────┘ <text:s text:c="3"/>└─────────────────┘ <text:s text:c="3"/>└─────────────────┘</text:p>
      <text:p text:style-name="P10"><text:s text:c="9"/>│ <text:s text:c="21"/>│ <text:s text:c="21"/>│</text:p>
      <text:p text:style-name="P10"><text:s text:c="9"/>▼ <text:s text:c="21"/>▼ <text:s text:c="21"/>▼</text:p>
      <text:p text:style-name="P10"><text:s text:c="6"/><text:span text:style-name="T19">Входные <text:s text:c="16"/>Обработка <text:s text:c="13"/>Результат</text:span></text:p>
      <text:p text:style-name="P10"><text:s text:c="6"/><text:span text:style-name="T19">данные <text:s text:c="17"/>(взвешенная <text:s text:c="11"/>(классификация,</text:span></text:p>
      <text:p text:style-name="P10"><text:s text:c="30"/><text:span text:style-name="T19">сумма, функция <text:s text:c="8"/>прогноз)</text:span></text:p>
      <text:p text:style-name="P10"><text:s text:c="30"/><text:span text:style-name="T19">активации)</text:span></text:p>
      <text:p text:style-name="P34"><text:span text:style-name="Strong_20_Emphasis"><text:span text:style-name="T14">Принцип работы:</text:span></text:span></text:p>
      <text:list text:style-name="L68">
        <text:list-item>
          <text:p text:style-name="P144">На входной слой подаются исходные данные;</text:p>
        </text:list-item>
        <text:list-item>
          <text:p text:style-name="P144">Данные проходят через скрытые слои, где каждый нейрон вычисляет взвешенную сумму входов и применяет функцию активации;</text:p>
        </text:list-item>
        <text:list-item>
          <text:p text:style-name="P144">На выходном слое формируется результат;</text:p>
        </text:list-item>
        <text:list-item>
          <text:p text:style-name="P144">Обучение происходит путем настройки весов связей на основе сравнения выходов с эталонными значениями.</text:p>
        </text:list-item>
      </text:list>
      <text:h text:style-name="P7" text:outline-level="4">3.3. Системы на основе правил</text:h>
      <text:p text:style-name="P158">text</text:p>
      <text:p text:style-name="P9"><text:soft-page-break/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0">│ <text:s text:c="21"/><text:span text:style-name="T19">СИСТЕМА НА ОСНОВЕ ПРАВИЛ <text:s text:c="30"/>│</text:span></text:p>
      <text:p text:style-name="P10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6"/>
      <text:p text:style-name="P10">┌─────────────────┐ <text:s text:c="3"/>┌─────────────────┐ <text:s text:c="3"/>┌─────────────────┐</text:p>
      <text:p text:style-name="P10">│ <text:s text:c="2"/><text:span text:style-name="T19">ФАКТЫ <text:s text:c="8"/>│ <text:s text:c="3"/>│ <text:s text:c="2"/>ПРАВИЛА <text:s text:c="6"/>│ <text:s text:c="3"/>│ <text:s text:c="2"/>ИНТЕРПРЕТАТОР │</text:span></text:p>
      <text:p text:style-name="P10">│ <text:s text:c="2"/>• <text:span text:style-name="T19">текущие <text:s text:c="4"/>│───▶│ <text:s text:c="2"/>ЕСЛИ ... <text:s text:c="5"/>│───▶│ <text:s text:c="2"/>(сопоставление │</text:span></text:p>
      <text:p text:style-name="P10">│ <text:s text:c="4"/><text:span text:style-name="T19">данные <text:s text:c="5"/>│ <text:s text:c="3"/>│ <text:s text:c="2"/>ТО ... <text:s text:c="7"/>│ <text:s text:c="3"/>│ <text:s text:c="2"/>фактов и <text:s text:c="6"/>│</text:span></text:p>
      <text:p text:style-name="P10">└─────────────────┘ <text:s text:c="3"/>└─────────────────┘ <text:s text:c="3"/>│ <text:s text:c="2"/><text:span text:style-name="T19">правил) <text:s text:c="7"/>│</text:span></text:p>
      <text:p text:style-name="P10"><text:s text:c="46"/>└─────────────────┘</text:p>
      <text:p text:style-name="P10"><text:s text:c="55"/>│</text:p>
      <text:p text:style-name="P10"><text:s text:c="55"/>▼</text:p>
      <text:p text:style-name="P10">┌─────────────────┐ <text:s text:c="3"/>┌─────────────────┐ <text:s text:c="3"/>┌─────────────────┐</text:p>
      <text:p text:style-name="P10">│ <text:s text:c="2"/><text:span text:style-name="T19">НОВЫЕ ФАКТЫ <text:s text:c="2"/>│◄───│ <text:s text:c="2"/>РАБОЧАЯ <text:s text:c="6"/>│ <text:s text:c="3"/>│ <text:s text:c="2"/>РЕЗУЛЬТАТ <text:s text:c="4"/>│</text:span></text:p>
      <text:p text:style-name="P10">│ <text:s text:c="2"/><text:span text:style-name="T19">(вывод) <text:s text:c="6"/>│ <text:s text:c="3"/>│ <text:s text:c="2"/>ПАМЯТЬ <text:s text:c="7"/>│ <text:s text:c="3"/>│ <text:s text:c="16"/>│</text:span></text:p>
      <text:p text:style-name="P10">└─────────────────┘ <text:s text:c="3"/>└─────────────────┘ <text:s text:c="3"/>└─────────────────┘</text:p>
      <text:p text:style-name="P34"><text:span text:style-name="Strong_20_Emphasis"><text:span text:style-name="T14">Пример правила:</text:span></text:span></text:p>
      <text:p text:style-name="P158">text</text:p>
      <text:p text:style-name="P14">ЕСЛИ температура &gt; 38 И кашель = "есть" И слабость = "есть"</text:p>
      <text:p text:style-name="P13">ТО диагноз = "ОРВИ" (вероятность 0.8)</text:p>
      <text:h text:style-name="P7" text:outline-level="4">3.4. Нечеткие системы</text:h>
      <text:p text:style-name="P34"><text:span text:style-name="Strong_20_Emphasis"><text:span text:style-name="T14">Принцип работы:</text:span></text:span></text:p>
      <text:list text:style-name="L69">
        <text:list-item>
          <text:p text:style-name="P145">Преобразование четких входных значений в нечеткие (фазификация) — определение степени принадлежности к нечетким множествам (например, "температура высокая" со степенью 0.7);</text:p>
        </text:list-item>
        <text:list-item>
          <text:p text:style-name="P145">Применение нечетких правил (ЕСЛИ температура высокая И давление низкое ТО риск = средний);</text:p>
        </text:list-item>
        <text:list-item>
          <text:p text:style-name="P145">Агрегация результатов;</text:p>
        </text:list-item>
        <text:list-item>
          <text:p text:style-name="P145">Преобразование нечеткого результата в четкое значение (дефазификация).</text:p>
        </text:list-item>
      </text:list>
      <text:h text:style-name="P5" text:outline-level="3">4. Сравнительная таблица моделей ИИС</text:h>
      <text:p text:style-name="P34"><text:span text:style-name="Strong_20_Emphasis"><text:span text:style-name="T14">Таблица 56 – Сравнение моделей интеллектуальных информационных систем</text:span></text:span></text:p>
      <table:table table:name="Таблица142" table:style-name="Таблица142">
        <table:table-column table:style-name="Таблица142.A"/>
        <table:table-column table:style-name="Таблица142.B"/>
        <table:table-column table:style-name="Таблица142.C"/>
        <table:table-column table:style-name="Таблица142.D"/>
        <table:table-column table:style-name="Таблица142.E"/>
        <table:table-header-rows>
          <table:table-row>
            <table:table-cell table:style-name="Таблица142.A1" office:value-type="string">
              <text:p text:style-name="P30">Модель</text:p>
            </table:table-cell>
            <table:table-cell table:style-name="Таблица142.A1" office:value-type="string">
              <text:p text:style-name="P30">Основа</text:p>
            </table:table-cell>
            <table:table-cell table:style-name="Таблица142.A1" office:value-type="string">
              <text:p text:style-name="P30">Преимущества</text:p>
            </table:table-cell>
            <table:table-cell table:style-name="Таблица142.A1" office:value-type="string">
              <text:p text:style-name="P30">Недостатки</text:p>
            </table:table-cell>
            <table:table-cell table:style-name="Таблица142.A1" office:value-type="string">
              <text:p text:style-name="P30">Область применения</text:p>
            </table:table-cell>
          </table:table-row>
        </table:table-header-rows>
        <table:table-row>
          <table:table-cell table:style-name="Таблица142.A2" office:value-type="string">
            <text:p text:style-name="P18"><text:span text:style-name="Strong_20_Emphasis"><text:span text:style-name="T7">Экспертные системы</text:span></text:span></text:p>
          </table:table-cell>
          <table:table-cell table:style-name="Таблица142.A2" office:value-type="string">
            <text:p text:style-name="P20">База знаний + логический вывод</text:p>
          </table:table-cell>
          <table:table-cell table:style-name="Таблица142.A2" office:value-type="string">
            <text:p text:style-name="P20">- Прозрачность решений<text:line-break/>- Объяснение выводов<text:line-break/>- Накопление экспертных знаний</text:p>
          </table:table-cell>
          <table:table-cell table:style-name="Таблица142.A2" office:value-type="string">
            <text:p text:style-name="P20">- Узкая область применения<text:line-break/>- Трудоемкость извлечения знаний<text:line-break/>- Не обучаются</text:p>
          </table:table-cell>
          <table:table-cell table:style-name="Таблица142.A2" office:value-type="string">
            <text:p text:style-name="P20">Медицинская диагностика, техническая диагностика, консультирование</text:p>
          </table:table-cell>
        </table:table-row>
        <table:table-row>
          <table:table-cell table:style-name="Таблица142.A2" office:value-type="string">
            <text:p text:style-name="P18"><text:span text:style-name="Strong_20_Emphasis"><text:span text:style-name="T7">Нейронные сети</text:span></text:span></text:p>
          </table:table-cell>
          <table:table-cell table:style-name="Таблица142.A2" office:value-type="string">
            <text:p text:style-name="P20">Искусственные нейроны, обучение</text:p>
          </table:table-cell>
          <table:table-cell table:style-name="Таблица142.A2" office:value-type="string">
            <text:p text:style-name="P20">- Обучение на примерах<text:line-break/>- Устойчивость к шуму<text:line-break/>- Распознавание сложных закономерностей</text:p>
          </table:table-cell>
          <table:table-cell table:style-name="Таблица142.A2" office:value-type="string">
            <text:p text:style-name="P20">- "Черный ящик" (нет объяснений)<text:line-break/>- Требуют больших данных<text:line-break/>- Подбор архитектуры</text:p>
          </table:table-cell>
          <table:table-cell table:style-name="Таблица142.A2" office:value-type="string">
            <text:p text:style-name="P20">Распознавание образов, прогнозирование, классификация</text:p>
          </table:table-cell>
        </table:table-row>
        <table:table-row>
          <table:table-cell table:style-name="Таблица142.A2" office:value-type="string">
            <text:p text:style-name="P18"><text:span text:style-name="Strong_20_Emphasis"><text:span text:style-name="T7">Системы на основе правил</text:span></text:span></text:p>
          </table:table-cell>
          <table:table-cell table:style-name="Таблица142.A2" office:value-type="string">
            <text:p text:style-name="P20">Продукционные правила</text:p>
          </table:table-cell>
          <table:table-cell table:style-name="Таблица142.A2" office:value-type="string">
            <text:p text:style-name="P20">- Простота понимания<text:line-break/>- Легкость модификации<text:line-break/>- Модульность</text:p>
          </table:table-cell>
          <table:table-cell table:style-name="Таблица142.A2" office:value-type="string">
            <text:p text:style-name="P20">- Сложность при большом количестве правил<text:line-break/>- Не обучаются</text:p>
          </table:table-cell>
          <table:table-cell table:style-name="Таблица142.A2" office:value-type="string">
            <text:p text:style-name="P20">Бизнес-правила, простые диагностические системы</text:p>
          </table:table-cell>
        </table:table-row>
        <table:table-row>
          <table:table-cell table:style-name="Таблица142.A2" office:value-type="string">
            <text:p text:style-name="P18"><text:span text:style-name="Strong_20_Emphasis"><text:span text:style-name="T7">Нечеткие системы</text:span></text:span></text:p>
          </table:table-cell>
          <table:table-cell table:style-name="Таблица142.A2" office:value-type="string">
            <text:p text:style-name="P20">Нечеткая логика, лингвистические переменные</text:p>
          </table:table-cell>
          <table:table-cell table:style-name="Таблица142.A2" office:value-type="string">
            <text:p text:style-name="P20">- Работа с нечеткими понятиями<text:line-break/>- Близость к человеческому мышлению<text:line-break/>- Устойчивость</text:p>
          </table:table-cell>
          <table:table-cell table:style-name="Таблица142.A2" office:value-type="string">
            <text:p text:style-name="P20">- Сложность настройки функций принадлежности<text:line-break/>- Нет обучения</text:p>
          </table:table-cell>
          <table:table-cell table:style-name="Таблица142.A2" office:value-type="string">
            <text:p text:style-name="P20">Управление, принятие решений, оценка рисков</text:p>
          </table:table-cell>
        </table:table-row>
        <table:table-row>
          <table:table-cell table:style-name="Таблица142.A2" office:value-type="string">
            <text:p text:style-name="P18"><text:span text:style-name="Strong_20_Emphasis"><text:span text:style-name="T7">Генетические алгоритмы</text:span></text:span></text:p>
          </table:table-cell>
          <table:table-cell table:style-name="Таблица142.A2" office:value-type="string">
            <text:p text:style-name="P20">Эволюционные принципы</text:p>
          </table:table-cell>
          <table:table-cell table:style-name="Таблица142.A2" office:value-type="string">
            <text:p text:style-name="P20">- Глобальный поиск<text:line-break/>- Параллельная обработка<text:line-break/>- Не требуют знания производных</text:p>
          </table:table-cell>
          <table:table-cell table:style-name="Таблица142.A2" office:value-type="string">
            <text:p text:style-name="P20">- Медленная сходимость<text:line-break/>- Подбор параметров</text:p>
          </table:table-cell>
          <table:table-cell table:style-name="Таблица142.A2" office:value-type="string">
            <text:p text:style-name="P20">Оптимизация, поиск решений, настройка параметров</text:p>
          </table:table-cell>
        </table:table-row>
        <table:table-row>
          <table:table-cell table:style-name="Таблица142.A2" office:value-type="string">
            <text:p text:style-name="P18"><text:span text:style-name="Strong_20_Emphasis"><text:span text:style-name="T7">Гибридные системы</text:span></text:span></text:p>
          </table:table-cell>
          <table:table-cell table:style-name="Таблица142.A2" office:value-type="string">
            <text:p text:style-name="P20">Комбинация моделей</text:p>
          </table:table-cell>
          <table:table-cell table:style-name="Таблица142.A2" office:value-type="string">
            <text:p text:style-name="P20">- Использование сильных сторон разных подходов<text:line-break/>- Высокая эффективность</text:p>
          </table:table-cell>
          <table:table-cell table:style-name="Таблица142.A2" office:value-type="string">
            <text:p text:style-name="P20">- Сложность разработки<text:line-break/>- Сложность сопровождения</text:p>
          </table:table-cell>
          <table:table-cell table:style-name="Таблица142.A2" office:value-type="string">
            <text:p text:style-name="P20">Сложные задачи, требующие разных подходов</text:p>
          </table:table-cell>
        </table:table-row>
        <text:soft-page-break/>
        <table:table-row>
          <table:table-cell table:style-name="Таблица142.A2" office:value-type="string">
            <text:p text:style-name="P18"><text:span text:style-name="Strong_20_Emphasis"><text:span text:style-name="T7">Агентные системы</text:span></text:span></text:p>
          </table:table-cell>
          <table:table-cell table:style-name="Таблица142.A2" office:value-type="string">
            <text:p text:style-name="P20">Мультиагентное взаимодействие</text:p>
          </table:table-cell>
          <table:table-cell table:style-name="Таблица142.A2" office:value-type="string">
            <text:p text:style-name="P20">- Распределенность<text:line-break/>- Автономность<text:line-break/>- Масштабируемость</text:p>
          </table:table-cell>
          <table:table-cell table:style-name="Таблица142.A2" office:value-type="string">
            <text:p text:style-name="P20">- Сложность координации<text:line-break/>- Непредсказуемость</text:p>
          </table:table-cell>
          <table:table-cell table:style-name="Таблица142.A2" office:value-type="string">
            <text:p text:style-name="P19">Моделирование, распределенные задачи</text:p>
          </table:table-cell>
        </table:table-row>
      </table:table>
      <text:h text:style-name="P5" text:outline-level="3">5. Примеры применения различных моделей</text:h>
      <table:table table:name="Таблица143" table:style-name="Таблица143">
        <table:table-column table:style-name="Таблица143.A"/>
        <table:table-column table:style-name="Таблица143.B"/>
        <table:table-header-rows>
          <table:table-row>
            <table:table-cell table:style-name="Таблица143.A1" office:value-type="string">
              <text:p text:style-name="P30">Модель</text:p>
            </table:table-cell>
            <table:table-cell table:style-name="Таблица143.A1" office:value-type="string">
              <text:p text:style-name="P30">Примеры реальных систем</text:p>
            </table:table-cell>
          </table:table-row>
        </table:table-header-rows>
        <table:table-row>
          <table:table-cell table:style-name="Таблица143.A2" office:value-type="string">
            <text:p text:style-name="P18"><text:span text:style-name="Strong_20_Emphasis"><text:span text:style-name="T7">Экспертные системы</text:span></text:span></text:p>
          </table:table-cell>
          <table:table-cell table:style-name="Таблица143.A2" office:value-type="string">
            <text:p text:style-name="P20">MYCIN (медицинская диагностика), DENDRAL (химия), систем поддержки принятия решений</text:p>
          </table:table-cell>
        </table:table-row>
        <table:table-row>
          <table:table-cell table:style-name="Таблица143.A2" office:value-type="string">
            <text:p text:style-name="P18"><text:span text:style-name="Strong_20_Emphasis"><text:span text:style-name="T7">Нейронные сети</text:span></text:span></text:p>
          </table:table-cell>
          <table:table-cell table:style-name="Таблица143.A2" office:value-type="string">
            <text:p text:style-name="P20">Распознавание лиц в Facebook, голосовые помощники (Siri, Alexa), рекомендательные системы (Netflix, Amazon)</text:p>
          </table:table-cell>
        </table:table-row>
        <table:table-row>
          <table:table-cell table:style-name="Таблица143.A2" office:value-type="string">
            <text:p text:style-name="P18"><text:span text:style-name="Strong_20_Emphasis"><text:span text:style-name="T7">Системы на основе правил</text:span></text:span></text:p>
          </table:table-cell>
          <table:table-cell table:style-name="Таблица143.A2" office:value-type="string">
            <text:p text:style-name="P20">Бизнес-правила в ERP-системах, системы проверки кредитных карт</text:p>
          </table:table-cell>
        </table:table-row>
        <table:table-row>
          <table:table-cell table:style-name="Таблица143.A2" office:value-type="string">
            <text:p text:style-name="P18"><text:span text:style-name="Strong_20_Emphasis"><text:span text:style-name="T7">Нечеткие системы</text:span></text:span></text:p>
          </table:table-cell>
          <table:table-cell table:style-name="Таблица143.A2" office:value-type="string">
            <text:p text:style-name="P20">Системы управления в стиральных машинах, кондиционерах, метро (управление движением)</text:p>
          </table:table-cell>
        </table:table-row>
        <table:table-row>
          <table:table-cell table:style-name="Таблица143.A2" office:value-type="string">
            <text:p text:style-name="P18"><text:span text:style-name="Strong_20_Emphasis"><text:span text:style-name="T7">Генетические алгоритмы</text:span></text:span></text:p>
          </table:table-cell>
          <table:table-cell table:style-name="Таблица143.A2" office:value-type="string">
            <text:p text:style-name="P20">Оптимизация расписаний, проектирование антенн, настройка параметров</text:p>
          </table:table-cell>
        </table:table-row>
        <table:table-row>
          <table:table-cell table:style-name="Таблица143.A2" office:value-type="string">
            <text:p text:style-name="P18"><text:span text:style-name="Strong_20_Emphasis"><text:span text:style-name="T7">Гибридные системы</text:span></text:span></text:p>
          </table:table-cell>
          <table:table-cell table:style-name="Таблица143.A2" office:value-type="string">
            <text:p text:style-name="P20">Нейро-нечеткие системы в промышленной автоматизации</text:p>
          </table:table-cell>
        </table:table-row>
        <table:table-row>
          <table:table-cell table:style-name="Таблица143.A2" office:value-type="string">
            <text:p text:style-name="P18"><text:span text:style-name="Strong_20_Emphasis"><text:span text:style-name="T7">Агентные системы</text:span></text:span></text:p>
          </table:table-cell>
          <table:table-cell table:style-name="Таблица143.A2" office:value-type="string">
            <text:p text:style-name="P19">Моделирование рынков, распределенное управление</text:p>
          </table:table-cell>
        </table:table-row>
      </table:table>
      <text:h text:style-name="P5" text:outline-level="3">6. Выводы</text:h>
      <text:list text:style-name="L70">
        <text:list-item>
          <text:p text:style-name="P75"><text:span text:style-name="Strong_20_Emphasis"><text:span text:style-name="T14">Интеллектуальные информационные системы</text:span></text:span><text:span text:style-name="T15"> представляют собой качественно новый класс систем, способных не просто обрабатывать данные по заданным алгоритмам, но и использовать знания, обучаться, адаптироваться и принимать решения в условиях неопределенности.</text:span></text:p>
        </text:list-item>
        <text:list-item>
          <text:p text:style-name="P76"><text:span text:style-name="Strong_20_Emphasis"><text:span text:style-name="T14">Различные модели ИИС</text:span></text:span><text:span text:style-name="T15"> имеют свои сильные и слабые стороны, что определяет их применение в разных областях:</text:span></text:p>
          <text:list>
            <text:list-item>
              <text:p text:style-name="P75"><text:span text:style-name="Strong_20_Emphasis"><text:span text:style-name="T14">Экспертные системы</text:span></text:span><text:span text:style-name="T15"> хороши там, где важны прозрачность и объяснение решений;</text:span></text:p>
            </text:list-item>
            <text:list-item>
              <text:p text:style-name="P75"><text:span text:style-name="Strong_20_Emphasis"><text:span text:style-name="T14">Нейронные сети</text:span></text:span><text:span text:style-name="T15"> незаменимы для задач распознавания образов и прогнозирования;</text:span></text:p>
            </text:list-item>
            <text:list-item>
              <text:p text:style-name="P75"><text:span text:style-name="Strong_20_Emphasis"><text:span text:style-name="T14">Нечеткие системы</text:span></text:span><text:span text:style-name="T15"> эффективны для задач управления с нечеткими понятиями;</text:span></text:p>
            </text:list-item>
            <text:list-item>
              <text:p text:style-name="P75"><text:soft-page-break/><text:span text:style-name="Strong_20_Emphasis"><text:span text:style-name="T14">Генетические алгоритмы</text:span></text:span><text:span text:style-name="T15"> — мощный инструмент оптимизации.</text:span></text:p>
            </text:list-item>
          </text:list>
        </text:list-item>
        <text:list-item>
          <text:p text:style-name="P76"><text:span text:style-name="Strong_20_Emphasis"><text:span text:style-name="T14">Выбор модели</text:span></text:span><text:span text:style-name="T15"> зависит от конкретной задачи:</text:span></text:p>
          <text:list>
            <text:list-item>
              <text:p text:style-name="P146">Если есть эксперты и важна прозрачность → экспертные системы;</text:p>
            </text:list-item>
            <text:list-item>
              <text:p text:style-name="P146">Если много данных и нужно выявлять скрытые закономерности → нейронные сети;</text:p>
            </text:list-item>
            <text:list-item>
              <text:p text:style-name="P146">Если знания можно формализовать в виде правил → системы на основе правил;</text:p>
            </text:list-item>
            <text:list-item>
              <text:p text:style-name="P146">Если работа с нечеткими понятиями → нечеткие системы;</text:p>
            </text:list-item>
            <text:list-item>
              <text:p text:style-name="P146">Если требуется оптимизация → генетические алгоритмы;</text:p>
            </text:list-item>
            <text:list-item>
              <text:p text:style-name="P146">Если задача сложная → гибридные системы.</text:p>
            </text:list-item>
          </text:list>
        </text:list-item>
        <text:list-item>
          <text:p text:style-name="P76"><text:span text:style-name="Strong_20_Emphasis"><text:span text:style-name="T14">Для АИС «Система регистрации заявок»</text:span></text:span><text:span text:style-name="T15"> интеллектуальные компоненты могли бы повысить эффективность:</text:span></text:p>
          <text:list>
            <text:list-item>
              <text:p text:style-name="P146">Интеллектуальный поиск по базе знаний с использованием NLP;</text:p>
            </text:list-item>
            <text:list-item>
              <text:p text:style-name="P146">Классификация заявок по тематике (нейросети);</text:p>
            </text:list-item>
            <text:list-item>
              <text:p text:style-name="P146">Рекомендация статей на основе анализа текста заявки;</text:p>
            </text:list-item>
            <text:list-item>
              <text:p text:style-name="P146">Прогнозирование нагрузки на операторов;</text:p>
            </text:list-item>
            <text:list-item>
              <text:p text:style-name="P146">Автоматическое определение приоритета заявки.</text:p>
            </text:list-item>
          </text:list>
        </text:list-item>
        <text:list-item>
          <text:p text:style-name="P75"><text:span text:style-name="Strong_20_Emphasis"><text:span text:style-name="T14">Перспективы развития</text:span></text:span><text:span text:style-name="T15"> интеллектуальных систем связаны с комбинированием различных подходов, созданием гибридных систем, а также с развитием технологий глубокого обучения и больших языковых моделей (как ChatGPT).</text:span></text:p>
        </text:list-item>
      </text:list>
      <text:p text:style-name="P17"/>
      <text:h text:style-name="P3" text:outline-level="2">№<text:span text:style-name="T2">26: ИЗУЧИТЬ ВИДЫ ИНТЕЛЛЕКТУАЛЬНЫХ ИС И ОПРЕДЕЛИТЬ ОБЛАСТИ ИХ ПРИМЕНЕНИЯ</text:span></text:h>
      <text:h text:style-name="P5" text:outline-level="3">1. Виды интеллектуальных информационных систем</text:h>
      <text:p text:style-name="P89">Интеллектуальные информационные системы классифицируются по решаемым задачам и областям применения. Рассмотрим основные виды:</text:p>
      <table:table table:name="Таблица144" table:style-name="Таблица144">
        <table:table-column table:style-name="Таблица144.A"/>
        <table:table-column table:style-name="Таблица144.B"/>
        <table:table-column table:style-name="Таблица144.C"/>
        <table:table-column table:style-name="Таблица144.D"/>
        <table:table-header-rows>
          <table:table-row>
            <table:table-cell table:style-name="Таблица144.A1" office:value-type="string">
              <text:p text:style-name="P30">Вид ИИС</text:p>
            </table:table-cell>
            <table:table-cell table:style-name="Таблица144.A1" office:value-type="string">
              <text:p text:style-name="P30">Описание</text:p>
            </table:table-cell>
            <table:table-cell table:style-name="Таблица144.A1" office:value-type="string">
              <text:p text:style-name="P30">Решаемые задачи</text:p>
            </table:table-cell>
            <table:table-cell table:style-name="Таблица144.A1" office:value-type="string">
              <text:p text:style-name="P30">Примеры</text:p>
            </table:table-cell>
          </table:table-row>
        </table:table-header-rows>
        <table:table-row>
          <table:table-cell table:style-name="Таблица144.A2" office:value-type="string">
            <text:p text:style-name="P18"><text:span text:style-name="Strong_20_Emphasis"><text:span text:style-name="T7">Диагностические системы</text:span></text:span></text:p>
          </table:table-cell>
          <table:table-cell table:style-name="Таблица144.A2" office:value-type="string">
            <text:p text:style-name="P20">Системы, предназначенные для выявления неисправностей, отклонений, заболеваний на основе наблюдаемых симптомов</text:p>
          </table:table-cell>
          <table:table-cell table:style-name="Таблица144.A2" office:value-type="string">
            <text:p text:style-name="P20">- Медицинская диагностика<text:line-break/>- Техническая диагностика<text:line-break/>- Выявление неисправностей оборудования</text:p>
          </table:table-cell>
          <table:table-cell table:style-name="Таблица144.A2" office:value-type="string">
            <text:p text:style-name="P20">MYCIN (медицина), диагностика двигателей, системы технического контроля</text:p>
          </table:table-cell>
        </table:table-row>
        <table:table-row>
          <table:table-cell table:style-name="Таблица144.A2" office:value-type="string">
            <text:p text:style-name="P18"><text:span text:style-name="Strong_20_Emphasis"><text:span text:style-name="T7">Управляющие системы</text:span></text:span></text:p>
          </table:table-cell>
          <table:table-cell table:style-name="Таблица144.A2" office:value-type="string">
            <text:p text:style-name="P20">Системы, принимающие решения по управлению объектами и процессами в реальном времени</text:p>
          </table:table-cell>
          <table:table-cell table:style-name="Таблица144.A2" office:value-type="string">
            <text:p text:style-name="P20">- Управление технологическими процессами<text:line-break/>- Управление транспортом<text:line-break/>- Управление энергосистемами</text:p>
          </table:table-cell>
          <table:table-cell table:style-name="Таблица144.A2" office:value-type="string">
            <text:p text:style-name="P20">Системы управления АСУ ТП, управление движением поездов</text:p>
          </table:table-cell>
        </table:table-row>
        <table:table-row>
          <table:table-cell table:style-name="Таблица144.A2" office:value-type="string">
            <text:p text:style-name="P18"><text:span text:style-name="Strong_20_Emphasis"><text:span text:style-name="T7">Обучающие системы</text:span></text:span></text:p>
          </table:table-cell>
          <table:table-cell table:style-name="Таблица144.A2" office:value-type="string">
            <text:p text:style-name="P20">Системы, реализующие функции обучения, адаптирующиеся к уровню знаний обучаемого</text:p>
          </table:table-cell>
          <table:table-cell table:style-name="Таблица144.A2" office:value-type="string">
            <text:p text:style-name="P20">- Адаптивное обучение<text:line-break/>- Тестирование знаний<text:line-break/>- Тренажеры</text:p>
          </table:table-cell>
          <table:table-cell table:style-name="Таблица144.A2" office:value-type="string">
            <text:p text:style-name="P20">Интеллектуальные обучающие системы, адаптивные курсы</text:p>
          </table:table-cell>
        </table:table-row>
        <table:table-row>
          <table:table-cell table:style-name="Таблица144.A2" office:value-type="string">
            <text:p text:style-name="P18"><text:span text:style-name="Strong_20_Emphasis"><text:span text:style-name="T7">Рекомендательные системы</text:span></text:span></text:p>
          </table:table-cell>
          <table:table-cell table:style-name="Таблица144.A2" office:value-type="string">
            <text:p text:style-name="P20">Системы, предлагающие пользователю товары, услуги, контент на основе анализа его предпочтений</text:p>
          </table:table-cell>
          <table:table-cell table:style-name="Таблица144.A2" office:value-type="string">
            <text:p text:style-name="P20">- Рекомендация товаров<text:line-break/>- Подбор контента<text:line-break/>- Персонализация</text:p>
          </table:table-cell>
          <table:table-cell table:style-name="Таблица144.A2" office:value-type="string">
            <text:p text:style-name="P20">Netflix, Amazon, YouTube, Spotify</text:p>
          </table:table-cell>
        </table:table-row>
        <text:soft-page-break/>
        <table:table-row>
          <table:table-cell table:style-name="Таблица144.A2" office:value-type="string">
            <text:p text:style-name="P18"><text:span text:style-name="Strong_20_Emphasis"><text:span text:style-name="T7">Прогнозирующие системы</text:span></text:span></text:p>
          </table:table-cell>
          <table:table-cell table:style-name="Таблица144.A2" office:value-type="string">
            <text:p text:style-name="P20">Системы, предсказывающие будущие значения показателей на основе анализа исторических данных</text:p>
          </table:table-cell>
          <table:table-cell table:style-name="Таблица144.A2" office:value-type="string">
            <text:p text:style-name="P20">- Прогноз погоды<text:line-break/>- Финансовое прогнозирование<text:line-break/>- Прогноз спроса</text:p>
          </table:table-cell>
          <table:table-cell table:style-name="Таблица144.A2" office:value-type="string">
            <text:p text:style-name="P20">Метеосистемы, биржевые прогнозы</text:p>
          </table:table-cell>
        </table:table-row>
        <table:table-row>
          <table:table-cell table:style-name="Таблица144.A2" office:value-type="string">
            <text:p text:style-name="P18"><text:span text:style-name="Strong_20_Emphasis"><text:span text:style-name="T7">Планирующие системы</text:span></text:span></text:p>
          </table:table-cell>
          <table:table-cell table:style-name="Таблица144.A2" office:value-type="string">
            <text:p text:style-name="P20">Системы, разрабатывающие планы действий для достижения поставленных целей</text:p>
          </table:table-cell>
          <table:table-cell table:style-name="Таблица144.A2" office:value-type="string">
            <text:p text:style-name="P20">- Планирование производства<text:line-break/>- Составление расписаний<text:line-break/>- Логистическое планирование</text:p>
          </table:table-cell>
          <table:table-cell table:style-name="Таблица144.A2" office:value-type="string">
            <text:p text:style-name="P20">Системы календарного планирования, логистические системы</text:p>
          </table:table-cell>
        </table:table-row>
        <table:table-row>
          <table:table-cell table:style-name="Таблица144.A2" office:value-type="string">
            <text:p text:style-name="P18"><text:span text:style-name="Strong_20_Emphasis"><text:span text:style-name="T7">Системы поддержки принятия решений (СППР)</text:span></text:span></text:p>
          </table:table-cell>
          <table:table-cell table:style-name="Таблица144.A2" office:value-type="string">
            <text:p text:style-name="P20">Системы, помогающие лицу, принимающему решения, в анализе ситуаций и выборе оптимальных решений</text:p>
          </table:table-cell>
          <table:table-cell table:style-name="Таблица144.A2" office:value-type="string">
            <text:p text:style-name="P20">- Анализ альтернатив<text:line-break/>- Оценка рисков<text:line-break/>- Выбор стратегии</text:p>
          </table:table-cell>
          <table:table-cell table:style-name="Таблица144.A2" office:value-type="string">
            <text:p text:style-name="P20">Бизнес-аналитика, стратегическое планирование</text:p>
          </table:table-cell>
        </table:table-row>
        <table:table-row>
          <table:table-cell table:style-name="Таблица144.A2" office:value-type="string">
            <text:p text:style-name="P18"><text:span text:style-name="Strong_20_Emphasis"><text:span text:style-name="T7">Системы обработки естественного языка</text:span></text:span></text:p>
          </table:table-cell>
          <table:table-cell table:style-name="Таблица144.A2" office:value-type="string">
            <text:p text:style-name="P20">Системы, понимающие и генерирующие тексты на естественном языке</text:p>
          </table:table-cell>
          <table:table-cell table:style-name="Таблица144.A2" office:value-type="string">
            <text:p text:style-name="P20">- Чат-боты<text:line-break/>- Голосовые помощники<text:line-break/>- Анализ текстов</text:p>
          </table:table-cell>
          <table:table-cell table:style-name="Таблица144.A2" office:value-type="string">
            <text:p text:style-name="P20">ChatGPT, Алиса, Siri, Google Assistant</text:p>
          </table:table-cell>
        </table:table-row>
        <table:table-row>
          <table:table-cell table:style-name="Таблица144.A2" office:value-type="string">
            <text:p text:style-name="P18"><text:span text:style-name="Strong_20_Emphasis"><text:span text:style-name="T7">Системы компьютерного зрения</text:span></text:span></text:p>
          </table:table-cell>
          <table:table-cell table:style-name="Таблица144.A2" office:value-type="string">
            <text:p text:style-name="P20">Системы, анализирующие изображения и видео</text:p>
          </table:table-cell>
          <table:table-cell table:style-name="Таблица144.A2" office:value-type="string">
            <text:p text:style-name="P20">- Распознавание лиц<text:line-break/>- Анализ медицинских снимков<text:line-break/>- Контроль качества</text:p>
          </table:table-cell>
          <table:table-cell table:style-name="Таблица144.A2" office:value-type="string">
            <text:p text:style-name="P19">Системы безопасности, медицинская диагностика</text:p>
          </table:table-cell>
        </table:table-row>
      </table:table>
      <text:h text:style-name="P5" text:outline-level="3">2. Области применения интеллектуальных ИС</text:h>
      <table:table table:name="Таблица145" table:style-name="Таблица145">
        <table:table-column table:style-name="Таблица145.A"/>
        <table:table-column table:style-name="Таблица145.B"/>
        <table:table-column table:style-name="Таблица145.C"/>
        <table:table-column table:style-name="Таблица145.D"/>
        <table:table-header-rows>
          <table:table-row>
            <table:table-cell table:style-name="Таблица145.A1" office:value-type="string">
              <text:p text:style-name="P30">Область применения</text:p>
            </table:table-cell>
            <table:table-cell table:style-name="Таблица145.A1" office:value-type="string">
              <text:p text:style-name="P30">Виды ИИС</text:p>
            </table:table-cell>
            <table:table-cell table:style-name="Таблица145.A1" office:value-type="string">
              <text:p text:style-name="P30">Примеры использования</text:p>
            </table:table-cell>
            <table:table-cell table:style-name="Таблица145.A1" office:value-type="string">
              <text:p text:style-name="P30">Эффект от внедрения</text:p>
            </table:table-cell>
          </table:table-row>
        </table:table-header-rows>
        <table:table-row>
          <table:table-cell table:style-name="Таблица145.A2" office:value-type="string">
            <text:p text:style-name="P18"><text:span text:style-name="Strong_20_Emphasis"><text:span text:style-name="T7">Медицина</text:span></text:span></text:p>
          </table:table-cell>
          <table:table-cell table:style-name="Таблица145.A2" office:value-type="string">
            <text:p text:style-name="P20">- Диагностические системы<text:line-break/>- Системы анализа <text:soft-page-break/>медицинских изображений<text:line-break/>- Системы поддержки принятия решений</text:p>
          </table:table-cell>
          <table:table-cell table:style-name="Таблица145.A2" office:value-type="string">
            <text:p text:style-name="P20">- Диагностика заболеваний по симптомам<text:line-break/><text:soft-page-break/>- Анализ рентгеновских снимков и МРТ<text:line-break/>- Подбор схем лечения</text:p>
          </table:table-cell>
          <table:table-cell table:style-name="Таблица145.A2" office:value-type="string">
            <text:p text:style-name="P20">Повышение точности диагностики, снижение врачебных <text:soft-page-break/>ошибок, персонализация лечения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Промышленность</text:span></text:span></text:p>
          </table:table-cell>
          <table:table-cell table:style-name="Таблица145.A2" office:value-type="string">
            <text:p text:style-name="P20">- Управляющие системы<text:line-break/>- Диагностические системы<text:line-break/>- Системы планирования</text:p>
          </table:table-cell>
          <table:table-cell table:style-name="Таблица145.A2" office:value-type="string">
            <text:p text:style-name="P20">- Управление производственными линиями<text:line-break/>- Диагностика оборудования<text:line-break/>- Оптимизация производственных планов</text:p>
          </table:table-cell>
          <table:table-cell table:style-name="Таблица145.A2" office:value-type="string">
            <text:p text:style-name="P20">Снижение простоев, повышение качества, экономия ресурсов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Транспорт</text:span></text:span></text:p>
          </table:table-cell>
          <table:table-cell table:style-name="Таблица145.A2" office:value-type="string">
            <text:p text:style-name="P20">- Управляющие системы<text:line-break/>- Прогнозирующие системы<text:line-break/>- Системы планирования</text:p>
          </table:table-cell>
          <table:table-cell table:style-name="Таблица145.A2" office:value-type="string">
            <text:p text:style-name="P20">- Управление движением транспорта<text:line-break/>- Прогноз загрузки дорог<text:line-break/>- Маршрутизация</text:p>
          </table:table-cell>
          <table:table-cell table:style-name="Таблица145.A2" office:value-type="string">
            <text:p text:style-name="P20">Снижение заторов, повышение безопасности, оптимизация перевозок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Финансы</text:span></text:span></text:p>
          </table:table-cell>
          <table:table-cell table:style-name="Таблица145.A2" office:value-type="string">
            <text:p text:style-name="P20">- Прогнозирующие системы<text:line-break/>- Рекомендательные системы<text:line-break/>- Системы обнаружения мошенничества</text:p>
          </table:table-cell>
          <table:table-cell table:style-name="Таблица145.A2" office:value-type="string">
            <text:p text:style-name="P20">- Прогноз курсов валют и акций<text:line-break/>- Подбор инвестиционных продуктов<text:line-break/>- Выявление подозрительных транзакций</text:p>
          </table:table-cell>
          <table:table-cell table:style-name="Таблица145.A2" office:value-type="string">
            <text:p text:style-name="P20">Повышение доходности, снижение рисков, защита от мошенничества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Образование</text:span></text:span></text:p>
          </table:table-cell>
          <table:table-cell table:style-name="Таблица145.A2" office:value-type="string">
            <text:p text:style-name="P20">- Обучающие системы<text:line-break/>- Системы тестирования<text:line-break/>- Рекомендательные системы</text:p>
          </table:table-cell>
          <table:table-cell table:style-name="Таблица145.A2" office:value-type="string">
            <text:p text:style-name="P20">- Адаптивные курсы обучения<text:line-break/>- Интеллектуальное тестирование<text:line-break/>- Подбор образовательного контента</text:p>
          </table:table-cell>
          <table:table-cell table:style-name="Таблица145.A2" office:value-type="string">
            <text:p text:style-name="P20">Индивидуализация обучения, повышение эффективности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Торговля</text:span></text:span></text:p>
          </table:table-cell>
          <table:table-cell table:style-name="Таблица145.A2" office:value-type="string">
            <text:p text:style-name="P20">- Рекомендательные <text:soft-page-break/>системы<text:line-break/>- Прогнозирующие системы<text:line-break/>- Системы управления запасами</text:p>
          </table:table-cell>
          <table:table-cell table:style-name="Таблица145.A2" office:value-type="string">
            <text:p text:style-name="P20">- Персонализированные <text:soft-page-break/>рекомендации<text:line-break/>- Прогноз спроса<text:line-break/>- Оптимизация складских запасов</text:p>
          </table:table-cell>
          <table:table-cell table:style-name="Таблица145.A2" office:value-type="string">
            <text:p text:style-name="P20">Рост продаж, <text:soft-page-break/>снижение издержек, повышение лояльности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Логистика</text:span></text:span></text:p>
          </table:table-cell>
          <table:table-cell table:style-name="Таблица145.A2" office:value-type="string">
            <text:p text:style-name="P20">- Планирующие системы<text:line-break/>- Оптимизационные системы<text:line-break/>- Системы маршрутизации</text:p>
          </table:table-cell>
          <table:table-cell table:style-name="Таблица145.A2" office:value-type="string">
            <text:p text:style-name="P20">- Оптимизация маршрутов доставки<text:line-break/>- Планирование загрузки транспорта<text:line-break/>- Управление складом</text:p>
          </table:table-cell>
          <table:table-cell table:style-name="Таблица145.A2" office:value-type="string">
            <text:p text:style-name="P20">Снижение транспортных расходов, сокращение времени доставки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Безопасность</text:span></text:span></text:p>
          </table:table-cell>
          <table:table-cell table:style-name="Таблица145.A2" office:value-type="string">
            <text:p text:style-name="P20">- Системы компьютерного зрения<text:line-break/>- Системы анализа поведения<text:line-break/>- Системы обнаружения угроз</text:p>
          </table:table-cell>
          <table:table-cell table:style-name="Таблица145.A2" office:value-type="string">
            <text:p text:style-name="P20">- Распознавание лиц в системах видеонаблюдения<text:line-break/>- Выявление аномального поведения<text:line-break/>- Обнаружение сетевых атак</text:p>
          </table:table-cell>
          <table:table-cell table:style-name="Таблица145.A2" office:value-type="string">
            <text:p text:style-name="P20">Повышение уровня безопасности, оперативное реагирование</text:p>
          </table:table-cell>
        </table:table-row>
        <table:table-row>
          <table:table-cell table:style-name="Таблица145.A2" office:value-type="string">
            <text:p text:style-name="P18"><text:span text:style-name="Strong_20_Emphasis"><text:span text:style-name="T7">Сельское хозяйство</text:span></text:span></text:p>
          </table:table-cell>
          <table:table-cell table:style-name="Таблица145.A2" office:value-type="string">
            <text:p text:style-name="P20">- Прогнозирующие системы<text:line-break/>- Управляющие системы<text:line-break/>- Диагностические системы</text:p>
          </table:table-cell>
          <table:table-cell table:style-name="Таблица145.A2" office:value-type="string">
            <text:p text:style-name="P20">- Прогноз урожайности<text:line-break/>- Управление поливом<text:line-break/>- Диагностика болезней растений</text:p>
          </table:table-cell>
          <table:table-cell table:style-name="Таблица145.A2" office:value-type="string">
            <text:p text:style-name="P19">Повышение урожайности, экономия ресурсов</text:p>
          </table:table-cell>
        </table:table-row>
      </table:table>
      <text:h text:style-name="P5" text:outline-level="3">3. Примеры интеллектуальных информационных систем</text:h>
      <text:h text:style-name="P7" text:outline-level="4">Пример 1: Медицинская диагностическая система (IBM Watson for Oncology)</text:h>
      <text:p text:style-name="P34"><text:span text:style-name="Strong_20_Emphasis"><text:span text:style-name="T14">Назначение:</text:span></text:span><text:span text:style-name="T15"> Помощь онкологам в диагностике и выборе тактики лечения раковых заболеваний.</text:span></text:p>
      <text:p text:style-name="P34"><text:span text:style-name="Strong_20_Emphasis"><text:span text:style-name="T14">Возможности:</text:span></text:span></text:p>
      <text:list text:style-name="L71">
        <text:list-item>
          <text:p text:style-name="P147"><text:soft-page-break/>Анализ медицинских данных пациента (история болезни, результаты анализов, генетические данные);</text:p>
        </text:list-item>
        <text:list-item>
          <text:p text:style-name="P147">Сравнение с тысячами историй болезней и медицинских исследований;</text:p>
        </text:list-item>
        <text:list-item>
          <text:p text:style-name="P147">Предложение вариантов лечения с указанием вероятности успеха и ссылками на источники;</text:p>
        </text:list-item>
        <text:list-item>
          <text:p text:style-name="P147">Объяснение рекомендаций.</text:p>
        </text:list-item>
      </text:list>
      <text:p text:style-name="P34"><text:span text:style-name="Strong_20_Emphasis"><text:span text:style-name="T14">Используемые модели:</text:span></text:span><text:span text:style-name="T15"> Экспертная система, обработка естественного языка, машинное обучение.</text:span></text:p>
      <text:p text:style-name="P34"><text:span text:style-name="Strong_20_Emphasis"><text:span text:style-name="T14">Эффект:</text:span></text:span><text:span text:style-name="T15"> Повышение точности диагностики, учет новейших исследований, поддержка врачебных решений.</text:span></text:p>
      <text:p text:style-name="Horizontal_20_Line"/>
      <text:h text:style-name="P7" text:outline-level="4">Пример 2: Рекомендательная система Netflix</text:h>
      <text:p text:style-name="P34"><text:span text:style-name="Strong_20_Emphasis"><text:span text:style-name="T14">Назначение:</text:span></text:span><text:span text:style-name="T15"> Предложение пользователям фильмов и сериалов, которые им с наибольшей вероятностью понравятся.</text:span></text:p>
      <text:p text:style-name="P34"><text:span text:style-name="Strong_20_Emphasis"><text:span text:style-name="T14">Возможности:</text:span></text:span></text:p>
      <text:list text:style-name="L72">
        <text:list-item>
          <text:p text:style-name="P148">Анализ истории просмотров пользователя;</text:p>
        </text:list-item>
        <text:list-item>
          <text:p text:style-name="P148">Учет оценок, поставленных пользователем;</text:p>
        </text:list-item>
        <text:list-item>
          <text:p text:style-name="P148">Анализ поведения похожих пользователей;</text:p>
        </text:list-item>
        <text:list-item>
          <text:p text:style-name="P148">Учет времени просмотра, времени суток, устройства;</text:p>
        </text:list-item>
        <text:list-item>
          <text:p text:style-name="P148">Персонализация главной страницы для каждого пользователя.</text:p>
        </text:list-item>
      </text:list>
      <text:p text:style-name="P34"><text:span text:style-name="Strong_20_Emphasis"><text:span text:style-name="T14">Используемые модели:</text:span></text:span><text:span text:style-name="T15"> Коллаборативная фильтрация, контентная фильтрация, нейронные сети.</text:span></text:p>
      <text:p text:style-name="P34"><text:span text:style-name="Strong_20_Emphasis"><text:span text:style-name="T14">Эффект:</text:span></text:span><text:span text:style-name="T15"> Более 80% просмотров на Netflix приходится на контент, рекомендованный системой, что повышает удержание пользователей.</text:span></text:p>
      <text:p text:style-name="Horizontal_20_Line"/>
      <text:h text:style-name="P7" text:outline-level="4">Пример 3: Голосовой помощник Алиса (Яндекс)</text:h>
      <text:p text:style-name="P34"><text:span text:style-name="Strong_20_Emphasis"><text:span text:style-name="T14">Назначение:</text:span></text:span><text:span text:style-name="T15"> Голосовой ассистент для выполнения команд, поиска информации, управления устройствами.</text:span></text:p>
      <text:p text:style-name="P34"><text:soft-page-break/><text:span text:style-name="Strong_20_Emphasis"><text:span text:style-name="T14">Возможности:</text:span></text:span></text:p>
      <text:list text:style-name="L73">
        <text:list-item>
          <text:p text:style-name="P149">Распознавание естественной речи;</text:p>
        </text:list-item>
        <text:list-item>
          <text:p text:style-name="P149">Понимание контекста диалога;</text:p>
        </text:list-item>
        <text:list-item>
          <text:p text:style-name="P149">Поиск информации в интернете;</text:p>
        </text:list-item>
        <text:list-item>
          <text:p text:style-name="P149">Управление умным домом;</text:p>
        </text:list-item>
        <text:list-item>
          <text:p text:style-name="P149">Выполнение команд (напомнить, позвонить, заказать);</text:p>
        </text:list-item>
        <text:list-item>
          <text:p text:style-name="P149">Генерация ответов.</text:p>
        </text:list-item>
      </text:list>
      <text:p text:style-name="P34"><text:span text:style-name="Strong_20_Emphasis"><text:span text:style-name="T14">Используемые модели:</text:span></text:span><text:span text:style-name="T15"> Обработка естественного языка, нейронные сети, глубокое обучение.</text:span></text:p>
      <text:p text:style-name="P34"><text:span text:style-name="Strong_20_Emphasis"><text:span text:style-name="T14">Эффект:</text:span></text:span><text:span text:style-name="T15"> Упрощение взаимодействия с цифровыми сервисами, экономия времени, доступность для людей с ограниченными возможностями.</text:span></text:p>
      <text:p text:style-name="Horizontal_20_Line"/>
      <text:h text:style-name="P7" text:outline-level="4">Пример 4: Система компьютерного зрения в автономных автомобилях (Tesla Autopilot)</text:h>
      <text:p text:style-name="P34"><text:span text:style-name="Strong_20_Emphasis"><text:span text:style-name="T14">Назначение:</text:span></text:span><text:span text:style-name="T15"> Обеспечение автономного вождения и помощи водителю.</text:span></text:p>
      <text:p text:style-name="P34"><text:span text:style-name="Strong_20_Emphasis"><text:span text:style-name="T14">Возможности:</text:span></text:span></text:p>
      <text:list text:style-name="L74">
        <text:list-item>
          <text:p text:style-name="P150">Распознавание дорожных знаков, разметки, пешеходов, других автомобилей;</text:p>
        </text:list-item>
        <text:list-item>
          <text:p text:style-name="P150">Определение расстояния до объектов;</text:p>
        </text:list-item>
        <text:list-item>
          <text:p text:style-name="P150">Прогнозирование движения объектов;</text:p>
        </text:list-item>
        <text:list-item>
          <text:p text:style-name="P150">Принятие решений по управлению автомобилем;</text:p>
        </text:list-item>
        <text:list-item>
          <text:p text:style-name="P150">Постоянное обучение на данных миллионов миль.</text:p>
        </text:list-item>
      </text:list>
      <text:p text:style-name="P34"><text:span text:style-name="Strong_20_Emphasis"><text:span text:style-name="T14">Используемые модели:</text:span></text:span><text:span text:style-name="T15"> Нейронные сети, компьютерное зрение, глубокое обучение.</text:span></text:p>
      <text:p text:style-name="P34"><text:span text:style-name="Strong_20_Emphasis"><text:span text:style-name="T14">Эффект:</text:span></text:span><text:span text:style-name="T15"> Повышение безопасности дорожного движения, снижение утомляемости водителя, движение к полностью автономному транспорту.</text:span></text:p>
      <text:p text:style-name="Horizontal_20_Line"/>
      <text:h text:style-name="P7" text:outline-level="4"><text:soft-page-break/>Пример 5: Интеллектуальная система регистрации заявок (Service Desk с AI)</text:h>
      <text:p text:style-name="P34"><text:span text:style-name="Strong_20_Emphasis"><text:span text:style-name="T14">Назначение:</text:span></text:span><text:span text:style-name="T15"> Автоматизация обработки обращений пользователей в службу поддержки.</text:span></text:p>
      <text:p text:style-name="P34"><text:span text:style-name="Strong_20_Emphasis"><text:span text:style-name="T14">Возможности:</text:span></text:span></text:p>
      <text:list text:style-name="L75">
        <text:list-item>
          <text:p text:style-name="P151">Автоматическая классификация заявок по тематике;</text:p>
        </text:list-item>
        <text:list-item>
          <text:p text:style-name="P151">Определение приоритета на основе анализа текста;</text:p>
        </text:list-item>
        <text:list-item>
          <text:p text:style-name="P151">Подбор похожих решений из базы знаний;</text:p>
        </text:list-item>
        <text:list-item>
          <text:p text:style-name="P151">Маршрутизация к нужному специалисту;</text:p>
        </text:list-item>
        <text:list-item>
          <text:p text:style-name="P151">Ответы на типовые вопросы (чат-бот);</text:p>
        </text:list-item>
        <text:list-item>
          <text:p text:style-name="P151">Анализ тональности обращения.</text:p>
        </text:list-item>
      </text:list>
      <text:p text:style-name="P34"><text:span text:style-name="Strong_20_Emphasis"><text:span text:style-name="T14">Используемые модели:</text:span></text:span><text:span text:style-name="T15"> Обработка естественного языка, классификация, рекомендательные системы.</text:span></text:p>
      <text:p text:style-name="P34"><text:span text:style-name="Strong_20_Emphasis"><text:span text:style-name="T14">Эффект:</text:span></text:span><text:span text:style-name="T15"> Сокращение времени ответа, снижение нагрузки на операторов, повышение качества обслуживания.</text:span></text:p>
      <text:h text:style-name="P5" text:outline-level="3">4. Таблица соответствия видов ИИС и областей применения</text:h>
      <text:p text:style-name="P34"><text:span text:style-name="Strong_20_Emphasis"><text:span text:style-name="T14">Таблица 57 – Матрица применения видов ИИС в различных областях</text:span></text:span></text:p>
      <table:table table:name="Таблица146" table:style-name="Таблица146">
        <table:table-column table:style-name="Таблица146.A"/>
        <table:table-column table:style-name="Таблица146.B"/>
        <table:table-column table:style-name="Таблица146.C"/>
        <table:table-column table:style-name="Таблица146.D"/>
        <table:table-column table:style-name="Таблица146.E"/>
        <table:table-column table:style-name="Таблица146.F"/>
        <table:table-column table:style-name="Таблица146.G"/>
        <table:table-column table:style-name="Таблица146.H"/>
        <table:table-column table:style-name="Таблица146.I"/>
        <table:table-column table:style-name="Таблица146.J"/>
        <table:table-header-rows>
          <table:table-row>
            <table:table-cell table:style-name="Таблица146.A1" office:value-type="string">
              <text:p text:style-name="P30">Область / Вид ИИС</text:p>
            </table:table-cell>
            <table:table-cell table:style-name="Таблица146.A1" office:value-type="string">
              <text:p text:style-name="P30">Диагностические</text:p>
            </table:table-cell>
            <table:table-cell table:style-name="Таблица146.A1" office:value-type="string">
              <text:p text:style-name="P30">Управляющие</text:p>
            </table:table-cell>
            <table:table-cell table:style-name="Таблица146.A1" office:value-type="string">
              <text:p text:style-name="P30">Обучающие</text:p>
            </table:table-cell>
            <table:table-cell table:style-name="Таблица146.A1" office:value-type="string">
              <text:p text:style-name="P30">Рекоменда-тельные</text:p>
            </table:table-cell>
            <table:table-cell table:style-name="Таблица146.A1" office:value-type="string">
              <text:p text:style-name="P30">Прогнози-рующие</text:p>
            </table:table-cell>
            <table:table-cell table:style-name="Таблица146.A1" office:value-type="string">
              <text:p text:style-name="P30">Плани-рующие</text:p>
            </table:table-cell>
            <table:table-cell table:style-name="Таблица146.A1" office:value-type="string">
              <text:p text:style-name="P30">СППР</text:p>
            </table:table-cell>
            <table:table-cell table:style-name="Таблица146.A1" office:value-type="string">
              <text:p text:style-name="P30">NLP</text:p>
            </table:table-cell>
            <table:table-cell table:style-name="Таблица146.A1" office:value-type="string">
              <text:p text:style-name="P30">Комп. зрение</text:p>
            </table:table-cell>
          </table:table-row>
        </table:table-header-rows>
        <table:table-row>
          <table:table-cell table:style-name="Таблица146.A2" office:value-type="string">
            <text:p text:style-name="P18"><text:span text:style-name="Strong_20_Emphasis"><text:span text:style-name="T7">Медицина</text:span></text:span>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2">✓✓</text:p>
          </table:table-cell>
        </table:table-row>
        <table:table-row>
          <table:table-cell table:style-name="Таблица146.A2" office:value-type="string">
            <text:p text:style-name="P18"><text:span text:style-name="Strong_20_Emphasis"><text:span text:style-name="T7">Промышленность</text:span></text:span>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</text:p>
          </table:table-cell>
        </table:table-row>
        <table:table-row>
          <table:table-cell table:style-name="Таблица146.A2" office:value-type="string">
            <text:p text:style-name="P18"><text:span text:style-name="Strong_20_Emphasis"><text:span text:style-name="T7">Транспорт</text:span></text:span>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</table:table-row>
        <table:table-row>
          <table:table-cell table:style-name="Таблица146.A2" office:value-type="string">
            <text:p text:style-name="P18"><text:span text:style-name="Strong_20_Emphasis"><text:span text:style-name="T7">Финансы</text:span></text:span>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</table:table-row>
        <table:table-row>
          <table:table-cell table:style-name="Таблица146.A2" office:value-type="string">
            <text:p text:style-name="P18"><text:span text:style-name="Strong_20_Emphasis"><text:span text:style-name="T7">Образование</text:span></text:span>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</table:table-row>
        <table:table-row>
          <table:table-cell table:style-name="Таблица146.A2" office:value-type="string">
            <text:p text:style-name="P18"><text:span text:style-name="Strong_20_Emphasis"><text:span text:style-name="T7">Торговля</text:span></text:span>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</table:table-row>
        <table:table-row>
          <table:table-cell table:style-name="Таблица146.A2" office:value-type="string">
            <text:p text:style-name="P18"><text:span text:style-name="Strong_20_Emphasis"><text:span text:style-name="T7">Логистика</text:span></text:span>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</table:table-row>
        <table:table-row>
          <table:table-cell table:style-name="Таблица146.A2" office:value-type="string">
            <text:p text:style-name="P18"><text:span text:style-name="Strong_20_Emphasis"><text:span text:style-name="T7">Безопасность</text:span></text:span>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</table:table-row>
        <text:soft-page-break/>
        <table:table-row>
          <table:table-cell table:style-name="Таблица146.A2" office:value-type="string">
            <text:p text:style-name="P18"><text:span text:style-name="Strong_20_Emphasis"><text:span text:style-name="T7">Сельское хозяйство</text:span></text:span>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2">✓✓</text:p>
          </table:table-cell>
          <table:table-cell table:style-name="Таблица146.A2" office:value-type="string">
            <text:p text:style-name="P22">✓</text:p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7"/>
          </table:table-cell>
          <table:table-cell table:style-name="Таблица146.A2" office:value-type="string">
            <text:p text:style-name="P21">✓</text:p>
          </table:table-cell>
        </table:table-row>
      </table:table>
      <text:p text:style-name="P34"><text:span text:style-name="Emphasis"><text:span text:style-name="T16">✓✓ — </text:span></text:span><text:span text:style-name="Emphasis"><text:span text:style-name="T15">основное применение, ✓ — возможное применение</text:span></text:span></text:p>
      <text:h text:style-name="P5" text:outline-level="3">5. Выводы</text:h>
      <text:list text:style-name="L76">
        <text:list-item>
          <text:p text:style-name="P77"><text:span text:style-name="Strong_20_Emphasis"><text:span text:style-name="T14">Интеллектуальные информационные системы проникли во все сферы человеческой деятельности</text:span></text:span><text:span text:style-name="T15"> — от медицины до сельского хозяйства. Их применение позволяет автоматизировать не только рутинные операции, но и сложные интеллектуальные задачи.</text:span></text:p>
        </text:list-item>
        <text:list-item>
          <text:p text:style-name="P78"><text:span text:style-name="Strong_20_Emphasis"><text:span text:style-name="T14">Различные виды ИИС</text:span></text:span><text:span text:style-name="T15"> ориентированы на решение конкретных классов задач:</text:span></text:p>
          <text:list>
            <text:list-item>
              <text:p text:style-name="P77"><text:span text:style-name="Strong_20_Emphasis"><text:span text:style-name="T14">Диагностические</text:span></text:span><text:span text:style-name="T15"> — для выявления проблем;</text:span></text:p>
            </text:list-item>
            <text:list-item>
              <text:p text:style-name="P77"><text:span text:style-name="Strong_20_Emphasis"><text:span text:style-name="T14">Управляющие</text:span></text:span><text:span text:style-name="T15"> — для управления процессами;</text:span></text:p>
            </text:list-item>
            <text:list-item>
              <text:p text:style-name="P77"><text:span text:style-name="Strong_20_Emphasis"><text:span text:style-name="T14">Обучающие</text:span></text:span><text:span text:style-name="T15"> — для передачи знаний;</text:span></text:p>
            </text:list-item>
            <text:list-item>
              <text:p text:style-name="P77"><text:span text:style-name="Strong_20_Emphasis"><text:span text:style-name="T14">Рекомендательные</text:span></text:span><text:span text:style-name="T15"> — для персонализации;</text:span></text:p>
            </text:list-item>
            <text:list-item>
              <text:p text:style-name="P77"><text:span text:style-name="Strong_20_Emphasis"><text:span text:style-name="T14">Прогнозирующие</text:span></text:span><text:span text:style-name="T15"> — для предсказания будущего;</text:span></text:p>
            </text:list-item>
            <text:list-item>
              <text:p text:style-name="P77"><text:span text:style-name="Strong_20_Emphasis"><text:span text:style-name="T14">Планирующие</text:span></text:span><text:span text:style-name="T15"> — для оптимизации действий;</text:span></text:p>
            </text:list-item>
            <text:list-item>
              <text:p text:style-name="P77"><text:span text:style-name="Strong_20_Emphasis"><text:span text:style-name="T14">СППР</text:span></text:span><text:span text:style-name="T15"> — для поддержки решений;</text:span></text:p>
            </text:list-item>
            <text:list-item>
              <text:p text:style-name="P77"><text:span text:style-name="Strong_20_Emphasis"><text:span text:style-name="T14">NLP-системы</text:span></text:span><text:span text:style-name="T15"> — для общения на естественном языке;</text:span></text:p>
            </text:list-item>
            <text:list-item>
              <text:p text:style-name="P77"><text:span text:style-name="Strong_20_Emphasis"><text:span text:style-name="T14">Компьютерное зрение</text:span></text:span><text:span text:style-name="T15"> — для анализа изображений.</text:span></text:p>
            </text:list-item>
          </text:list>
        </text:list-item>
        <text:list-item>
          <text:p text:style-name="P77"><text:span text:style-name="Strong_20_Emphasis"><text:span text:style-name="T14">Наиболее широкое применение</text:span></text:span><text:span text:style-name="T15"> интеллектуальные системы находят в промышленности, финансах, транспорте и медицине — областях, где высока цена ошибки и велик эффект от оптимизации.</text:span></text:p>
        </text:list-item>
        <text:list-item>
          <text:p text:style-name="P78"><text:span text:style-name="Strong_20_Emphasis"><text:span text:style-name="T14">Тенденции развития ИИС:</text:span></text:span></text:p>
          <text:list>
            <text:list-item>
              <text:p text:style-name="P152">Интеграция различных подходов (гибридные системы);</text:p>
            </text:list-item>
            <text:list-item>
              <text:p text:style-name="P152">Использование больших языковых моделей (LLM) для решения широкого круга задач;</text:p>
            </text:list-item>
            <text:list-item>
              <text:p text:style-name="P152">Повышение "прозрачности" ИИ (объяснимость решений);</text:p>
            </text:list-item>
            <text:list-item>
              <text:p text:style-name="P152">Специализация под конкретные отрасли и задачи;</text:p>
            </text:list-item>
            <text:list-item>
              <text:p text:style-name="P152">Демократизация (доступность для малого бизнеса).</text:p>
            </text:list-item>
          </text:list>
        </text:list-item>
        <text:list-item>
          <text:p text:style-name="P78"><text:span text:style-name="Strong_20_Emphasis"><text:span text:style-name="T14">Для АИС «Система регистрации заявок»</text:span></text:span><text:span text:style-name="T15"> интеллектуальные компоненты могут быть реализованы как:</text:span></text:p>
          <text:list>
            <text:list-item>
              <text:p text:style-name="P152">Чат-бот с обработкой естественного языка для первичного приема заявок;</text:p>
            </text:list-item>
            <text:list-item>
              <text:p text:style-name="P152">Система классификации заявок по тематике и приоритету;</text:p>
            </text:list-item>
            <text:list-item>
              <text:p text:style-name="P152"><text:soft-page-break/>Рекомендательная система для подбора статей из базы знаний;</text:p>
            </text:list-item>
            <text:list-item>
              <text:p text:style-name="P152">Прогнозирование нагрузки на операторов;</text:p>
            </text:list-item>
            <text:list-item>
              <text:p text:style-name="P152">Анализ тональности обращений для выявления недовольных клиентов.</text:p>
            </text:list-item>
          </text:list>
        </text:list-item>
        <text:list-item>
          <text:p text:style-name="P77"><text:span text:style-name="Strong_20_Emphasis"><text:span text:style-name="T14">Перспективы использования ИИС</text:span></text:span><text:span text:style-name="T15"> связаны с дальнейшим повышением уровня автоматизации, персонализации и качества принимаемых решений, что в конечном итоге ведет к повышению эффективности бизнеса и качества жизни людей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14:08:59.005000000</meta:creation-date>
    <dc:date>2026-03-11T14:48:55.224000000</dc:date>
    <meta:editing-duration>PT6M4S</meta:editing-duration>
    <meta:editing-cycles>1</meta:editing-cycles>
    <meta:document-statistic meta:table-count="146" meta:image-count="0" meta:object-count="0" meta:page-count="186" meta:paragraph-count="6209" meta:word-count="27187" meta:character-count="238664" meta:non-whitespace-character-count="195102"/>
    <meta:generator>LibreOffice/24.2.7.2$Windows_X86_64 LibreOffice_project/ee3885777aa7032db5a9b65deec9457448a91162</meta:generator>
  </office:meta>
</office:document-meta>
</file>